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2.402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7" style:family="paragraph" style:parent-style-name="Normal">
      <style:paragraph-properties>
        <style:tab-stops>
          <style:tab-stop style:position="3.776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3.791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1.259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10.292cm"/>
          <style:tab-stop style:position="12.388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5.42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2.554cm"/>
          <style:tab-stop style:position="4.507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6.35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9.544cm"/>
        </style:tab-stops>
      </style:paragraph-properties>
    </style:style>
    <style:style style:name="P15" style:family="paragraph" style:parent-style-name="Heading_20_1" style:master-page-name="MP0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Normal">
      <style:paragraph-properties fo:margin-left="0cm" fo:margin-right="0cm" fo:text-indent="0.635cm" style:auto-text-indent="false"/>
    </style:style>
    <style:style style:name="P20" style:family="paragraph" style:parent-style-name="Normal">
      <style:paragraph-properties fo:margin-left="0cm" fo:margin-right="0cm" fo:text-indent="0.635cm" style:auto-text-indent="false" fo:break-before="page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1e08d4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1e7481"/>
    </style:style>
    <style:style style:name="P24" style:family="paragraph" style:parent-style-name="Normal">
      <style:text-properties officeooo:paragraph-rsid="001e7481"/>
    </style:style>
    <style:style style:name="P25" style:family="paragraph" style:parent-style-name="Normal">
      <style:paragraph-properties fo:break-before="page"/>
      <style:text-properties officeooo:paragraph-rsid="001e7481"/>
    </style:style>
    <style:style style:name="P26" style:family="paragraph" style:parent-style-name="Normal">
      <style:paragraph-properties fo:margin-left="0cm" fo:margin-right="0cm" fo:text-indent="0cm" style:auto-text-indent="false" fo:break-before="page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1eec96"/>
    </style:style>
    <style:style style:name="P28" style:family="paragraph" style:parent-style-name="Normal">
      <style:text-properties officeooo:paragraph-rsid="001eec96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201401"/>
    </style:style>
    <style:style style:name="P30" style:family="paragraph" style:parent-style-name="Normal">
      <style:text-properties officeooo:paragraph-rsid="00201401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215c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7481" style:font-style-asian="italic" style:font-style-complex="italic"/>
    </style:style>
    <style:style style:name="T3" style:family="text">
      <style:text-properties fo:font-style="italic" officeooo:rsid="00215c26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8" style:family="text">
      <style:text-properties fo:language="el" fo:country="GR" style:language-asian="el" style:country-asian="GR" style:language-complex="el" style:country-complex="GR"/>
    </style:style>
    <style:style style:name="T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0" style:family="text">
      <style:text-properties style:language-asian="el" style:country-asian="GR" style:language-complex="el" style:country-complex="GR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it" fo:country="IT" style:language-asian="el" style:country-asian="GR" style:language-complex="el" style:country-complex="GR"/>
    </style:style>
    <style:style style:name="T14" style:family="text">
      <style:text-properties style:language-asian="en" style:country-asian="US" style:language-complex="en" style:country-complex="US"/>
    </style:style>
    <style:style style:name="T15" style:family="text">
      <style:text-properties fo:language="fr" fo:country="FR"/>
    </style:style>
    <style:style style:name="T16" style:family="text">
      <style:text-properties fo:language="fr" fo:country="FR" style:language-asian="en" style:country-asian="US" style:language-complex="en" style:country-complex="US"/>
    </style:style>
    <style:style style:name="T17" style:family="text">
      <style:text-properties fo:language="fr" fo:country="FR" style:language-asian="el" style:country-asian="GR" style:language-complex="el" style:country-complex="GR"/>
    </style:style>
    <style:style style:name="T18" style:family="text">
      <style:text-properties fo:language="fr" fo:country="FR" officeooo:rsid="001e7481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italic" officeooo:rsid="001e7481" style:font-style-asian="italic" style:font-style-complex="italic"/>
    </style:style>
    <style:style style:name="T21" style:family="text">
      <style:text-properties fo:language="fr" fo:country="FR" fo:font-style="italic" officeooo:rsid="00201401" style:font-style-asian="italic" style:font-style-complex="italic"/>
    </style:style>
    <style:style style:name="T22" style:family="text">
      <style:text-properties fo:language="fr" fo:country="FR" officeooo:rsid="001eec96"/>
    </style:style>
    <style:style style:name="T23" style:family="text">
      <style:text-properties fo:language="fr" fo:country="FR" officeooo:rsid="00201401"/>
    </style:style>
    <style:style style:name="T24" style:family="text">
      <style:text-properties fo:language="fr" fo:country="FR" officeooo:rsid="00215c26"/>
    </style:style>
    <style:style style:name="T25" style:family="text">
      <style:text-properties fo:language="fr" fo:country="FR" fo:font-weight="bold" style:font-weight-asian="bold" style:font-weight-complex="bold"/>
    </style:style>
    <style:style style:name="T26" style:family="text">
      <style:text-properties fo:color="#000000" loext:opacity="100%" fo:font-style="italic" officeooo:rsid="00215c26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-start text:name="bookmark0"/>CALENI DE PLACITIS HIPPO CRATIS ET<text:line-break/>PLATONIS LIBRI NOVEM. LIBER PRI-<text:line-break/>MVS SINE PRINCIPIO.<text:bookmark-end text:name="bookmark0"/></text:h>
      <text:p text:style-name="Text_20_body"><text:s text:c="2"/>&lt;div type="textpart" subtype="chapter" n="5"&gt;</text:p>
      <text:p text:style-name="P1">Sed et illius quod sterno coniunctum erat, com-<text:line-break/>putruit, lieebatque ita aperte cor ridere, ut in anima-<text:line-break/>lium dissectionibus, ubi consulto et data opera id de-<text:line-break/>nudamus. Igitur puer servatus est, obductis jam n<text:span text:style-name="Default_20_Paragraph_20_Font"><text:span text:style-name="T1">o</text:span></text:span>va<text:line-break/>carne et connatis inter se partibus circa sturnum positis-<text:line-break/>effectisque tale cordi <text:span text:style-name="Default_20_Paragraph_20_Font"><text:span text:style-name="T1">o</text:span></text:span>perimentum, quale prius erat tu-<text:line-break/>nicae <text:span text:style-name="Default_20_Paragraph_20_Font"><text:span text:style-name="T1">pericardii</text:span></text:span> vertex.. Neque est cur admiremur; detecto</text:p>
      <text:p text:style-name="P3">corde, servatum fuisse puerum. Etenim habuit nihil am-<text:line-break/>plius is assectus, quam quae quotidie fiunt thoracis per-<text:line-break/>forationes, praesertim quum pericardium novum aliquod<text:line-break/>ex se nullum adseri periculum, ut Herophilus atque alii<text:line-break/>medicorum multi censent. Igitur ne lu actione quidem<text:line-break/>ulla laesus puer erat toto quo illi medebatur spatio,<text:line-break/>quemadmodum neque animal ullum, quod eo modo se-<text:line-break/>cu erimus. Sed quorsum haec narramus? ut ostendam,<text:line-break/>cor utroque suo ventre sanguinis esse plenum. Hoc inde<text:line-break/>conflet, quod, si secueris ipsum, ex hoc statim sanguis efi-<text:line-break/>funditur. Sed fecundum Chrysippum vel spiritum prius<text:line-break/>oportebat . exhausium apparere, atque ita delu loqui sim-<text:line-break/>guinem, vel omnino non loqui, quemadmodum neque fe-<text:line-break/>quitur in cerebri ventriculis. Nam ne in lis quidem<text:line-break/>statim fanguis contineri, neque postea loqui videtur, ubi;<text:line-break/>excisa calvaria, et ablata crassa membrana, uuive<text:span text:style-name="Default_20_Paragraph_20_Font"><text:span text:style-name="T1">r</text:span></text:span>foque<text:line-break/>denudato cerebro, quemcunque ventriculum ejus locare<text:line-break/>tentamus. Itaque mortuo jam animali, in sinistio quidem</text:p>
      <text:p text:style-name="P3">cordis ventriculo nunquam non grumos sanguinis in--<text:line-break/>venire est, in ventriculis autem cerebri non item, nisi<text:line-break/>si, eo una cum calvaria contuso, venarum atque arteria-<text:line-break/>rum aliquae disrumpantur. Eodem modo et in bobus,<text:line-break/>qua primum spinalis medulla exoritur, vulneratis sanguis<text:line-break/>in anteriorum ventriculorum aliquem diductus aliquando<text:line-break/>invenitur. Sed ne hic quidem miraculi quicquam est, si,<text:line-break/>ipfo ventriculo posteriori unaque magnis vasis vulnera-<text:line-break/>tis, ad anteriores ventriculos subinde sanguis pervenire<text:line-break/>consuevit, quum praescrtim fieri aliquando potest, ut, la-<text:line-break/>queo suffocato animali, ob excedentem vim illatam ali-<text:line-break/>quod vaso<text:span text:style-name="Default_20_Paragraph_20_Font"><text:span text:style-name="T1">r</text:span></text:span>um cerebri disrumpatur. Id quod etiam m<text:line-break/>quavis alia parte propter sanguinis vel copiam vel qua-<text:line-break/>litatem evenice saepius observatum est. Verum si<text:line-break/>lu aqua suffocetur animal, non itidem vas difmmpi-<text:line-break/>tur, uti nec, si alia quavis morte id afficias, in cere-<text:line-break/>bri ventriculo grumum contineri, ut in corde semper,<text:line-break/>reperire erit. Sed de iis , quae morinis animalibus</text:p>
      <text:p text:style-name="P3">incidunt, praeter institutum mihi dixisse videor. Redeo<text:line-break/>ad eadem viva, ostendamque, sanguinem statim essendi<text:line-break/>detecto corde, fi in ventrem sinistrum non solum scalpellum,<text:line-break/>[est etiam stylum, aut acum, aut tale quid. inieceris. Quan-<text:line-break/>quam profecto spiritum prius evacuatum iri, si id necessum<text:line-break/>esset, ut dein fiequatm sanguis, oportebat. Sed foraminis<text:line-break/>angestia, quod non nisi longo post tempore fluat, non pa-<text:line-break/>rum forsan ^confert. At non ita fe res habet. Statim<text:line-break/>enim instrumentum, quod vulneraverit, sanguis sequitur,<text:line-break/>adeo ut, quantumvis manus vulnerando festinarit, insim-<text:line-break/>mentum educere incruentum nequeas. Ex quo scire li-<text:line-break/>cet, sinistrum ventriculum sangui<text:span text:style-name="Default_20_Paragraph_20_Font"><text:span text:style-name="T1">n</text:span></text:span>e plenum esse.</text:p>
      <text:h text:style-name="Heading_20_2" text:outline-level="2">Cap. VI. </text:h>
      <text:p text:style-name="P21">Etenim spiritum suium in eo <text:span text:style-name="Default_20_Paragraph_20_Font"><text:span text:style-name="T1">c</text:span></text:span>o<text:span text:style-name="Default_20_Paragraph_20_Font"><text:span text:style-name="T1">rde, </text:span></text:span>au--<text:line-break/>tequam denudatum fit, contineri, postquam autem denu-<text:line-break/>datum sit, sanguinem incidere, ut Erafistrati sectatores dis<text:line-break/>cere solebant, nihil aliud esse puto quam verba homi-<text:line-break/>num, quos reprehendi non pudet. Sed et impudens hoc<text:line-break/>eorum dictum rescllere facillimum est, Si enim praeter</text:p>
      <text:p text:style-name="P3">naturam in eum cordis ventriculum, ubi spiritus .conti-<text:line-break/>netur, sanguis inciderit, omnia ejus naturalia officia co<text:span text:style-name="Default_20_Paragraph_20_Font"><text:span text:style-name="T1">n-.<text:line-break/></text:span></text:span>fundi oportcrc puto, ita ut neque arteriae adhuc eodem<text:line-break/>modo pulfient, quo cum a cordis spiritu ventriculus op-<text:line-break/>ploretur, et multae admodum actiones intercidunt, per—<text:line-break/>inde ac si earum fons jam amplius non extaret. Etenim<text:line-break/>hunc ventriculum Erasistratus vitali, Clrrysippus animali.<text:line-break/><text:span text:style-name="Default_20_Paragraph_20_Font"><text:span text:style-name="T1">t</text:span></text:span>piritu .plenum esse dicunt Nullum tamen omnluo lym-<text:line-break/>ptoma ita affectum animal corripit. Et hoc, qui volet,<text:line-break/>ex me disicere poterit , ut fano non paucis, qui id non<text:line-break/>credebant, saepius alio statim substituto animali simile<text:line-break/>illis ostendimus, saepius lu uno et eodem, ac praeterea<text:line-break/>a quantis et qualibus affectibus uni veritum - animalis cor-<text:line-break/>pus occupatur, vulnerato cerebri ventriculo, palam fe-<text:line-break/>cimus. Sed quid dico vulnerato? Si enim ante premas<text:line-break/>tantum quemuis ventriculum, quam vulnus intuleris, ani—<text:line-break/>mana statim sine motu et <text:span text:style-name="Default_20_Paragraph_20_Font"><text:span text:style-name="T1">t</text:span></text:span>onsu, sine spiritu et voce.<text:line-break/>erit. Nec aliter in hominibus. ipsis -caput perforatis.</text:p>
      <text:p text:style-name="P3">evenire conspicitur. Interim enim, dum ossa ruptu ex-<text:line-break/>metimus, quos membranarum custodes nominant, subdere<text:line-break/>cerebri tutandi gratia cogimu<text:span text:style-name="Default_20_Paragraph_20_Font"><text:span text:style-name="T1">r, </text:span></text:span>ne, si vel paulo violen-<text:line-break/>tius cerebrum premas, homo sine sensu sineque omni vo-<text:line-break/>luntario motu reddatur, quod tamen non evenit, si cor<text:line-break/>nudatum premas. Quin memini, me aliquando cuidam<text:line-break/>permisisse fabriferrarii forcipe id comprehende<text:span text:style-name="Default_20_Paragraph_20_Font"><text:span text:style-name="T1">r</text:span></text:span>e, cum<text:line-break/>alioqui, dum moveretur, e manibus violentius palpitando<text:line-break/>exiliret. Sed ne sic quidem aut sensu aut voluntario<text:line-break/>motu animal laedebatur, tantum vociferabatur magno-<text:line-break/>pe<text:span text:style-name="Default_20_Paragraph_20_Font"><text:span text:style-name="T1">t</text:span></text:span>e, indesinenter respirabat, et omnia memb<text:span text:style-name="Default_20_Paragraph_20_Font"><text:span text:style-name="T1">r</text:span></text:span>a vehe-<text:line-break/>rnente<text:span text:style-name="Default_20_Paragraph_20_Font"><text:span text:style-name="T1">r</text:span></text:span> concutiebat. Etenim, corde ita app<text:span text:style-name="Default_20_Paragraph_20_Font"><text:span text:style-name="T1">r</text:span></text:span>ehenso , solus<text:line-break/>arteriarum motus laeditur, aliud nihil patitur animal,<text:line-break/>sed, quamdiu vivit, et omnes movet pa<text:span text:style-name="Default_20_Paragraph_20_Font"><text:span text:style-name="T1">r</text:span></text:span>tes , et <text:span text:style-name="Default_20_Paragraph_20_Font"><text:span text:style-name="T1">r</text:span></text:span>espirat..<text:line-break/>Verum si cerebrum ita comprimas, contraria omnia eve-<text:line-break/>nice ridebis. Siquidem arteriae quidem naturali o<text:span text:style-name="Default_20_Paragraph_20_Font"><text:span text:style-name="T1">r</text:span></text:span>dine,<text:line-break/>cum pulsat cor, pulsant, sed nullum membrum movetu<text:span text:style-name="Default_20_Paragraph_20_Font"><text:span text:style-name="T1">r,<text:line-break/></text:span></text:span>neque respirat animal, neque exclamat. Ex quibus jam</text:p>
      <text:p text:style-name="P3">majus quid fe ostendit, videlicet neque cordi opus esse<text:line-break/>cerebro, ut ruo officio fungatur, neque cerebro corde.<text:line-break/>Non tamen hujus gratia eorum memini, quae ex una-<text:line-break/>tome apparent, fed ut ostendam, animalem spiritum in<text:line-break/>cerebri ventriculis contineri. Unde etiam hoc loco vel<text:line-break/>maxime reprehenderim Chrysippum, quod, cum spiritum,<text:line-break/>qui in ea parte, quae animae principium est, continetur,<text:line-break/>purum ac sincerum esse vellet, eum non, ut conve-<text:line-break/>niebat, in corde collocarit. Quanquam hunc etiam me-<text:line-break/>rito quis laudarit, quod modestius sententiam <text:span text:style-name="Default_20_Paragraph_20_Font"><text:span text:style-name="T1">t</text:span></text:span>uam pro-<text:line-break/>tulit, ita ut neque, an cor principium nervorum sit, ne-<text:line-break/>que alterius cuiuspiam, quod in hanc controversiam in-<text:line-break/>ridere solet, sibi cognitionem vendicet, fed anatomes im-<text:line-break/>peritum fe esse dicati Contra Aristotelem et Praxagoram,<text:line-break/>cum aliter, quam res apparet; pronuntient, cor esse ner-<text:line-break/>v orum principium, jure reprehenderis. Quod autem et.<text:line-break/>alia multa, quae ad anatomen pertinent, diligenter non<text:line-break/>viderint, ex his, quae scriptis reliquerunt, sitire licet.</text:p>
      <text:p text:style-name="P3">Sed quod. omnino vel ipsi caecutiebaut, vel cum caecis<text:line-break/>disserebant, cum de nervorum principio scripserint, non.<text:line-break/>est. cur verbis longum faciam, sed ad sensum properem.<text:line-break/>Etenim, ut ante demonstravi, nervorum quidam plane ex ce-.<text:line-break/>rebro enascuntur, quidam ex spinali medulla, ipfa autem<text:line-break/>spinalis medulla ex cerebro. Melius igitur erat neque<text:line-break/>simpliciter cur nervorum principium esse dicere, ut Ari-<text:line-break/>stoteles, neque ex deliberata quadam calliditate, ut Praxa-<text:line-break/>goras. Hic enim vir, ubi nullum vidit nervum ex corde<text:line-break/>natum, contra Hippocratem contendere coepit, et cum<text:line-break/>omnino, ne cerebrum nervorum principium sit, efficere<text:line-break/>studuerit, egregie mentiri non est veritus, dicens,<text:line-break/>arterias, dum progressu lu multus ramos finduntur, an-<text:line-break/>gustiores et graciliores factas, tandem in nervos degene-<text:line-break/>rare. Etenim, cum earum corpus nervosum sit et cavum,<text:line-break/>postquam jam in . animalis corpore multum ac varie<text:line-break/>fissae ac distributae fuerint, adeo parvae et angustae red-<text:line-break/>dnntur earum cavitates, ut tunicae partes in su .concidant.</text:p>
      <text:p text:style-name="P3">Ubi autem id p<text:span text:style-name="Default_20_Paragraph_20_Font"><text:span text:style-name="T1">r</text:span></text:span>imum fit, ne<text:span text:style-name="Default_20_Paragraph_20_Font"><text:span text:style-name="T1">r</text:span></text:span>vum jam pro arteria appa-<text:line-break/>rere ait. ^Cu jus sententiam , ut ab impudenti audacia<text:line-break/>natam, E<text:span text:style-name="Default_20_Paragraph_20_Font"><text:span text:style-name="T1">r</text:span></text:span>afistratus quidem ne confutatione dignam censuit.-<text:line-break/>Cap. VII. Ego vero, postquam hoc milii constitutum<text:line-break/>est,. de omnibus confiderare, paucis contra Praxago<text:span text:style-name="Default_20_Paragraph_20_Font"><text:span text:style-name="T1">r</text:span></text:span>auf<text:line-break/>disputare volo, et maxime quod Chrysippus hominis<text:line-break/>ejus meminit, diversum <text:span text:style-name="Default_20_Paragraph_20_Font"><text:span text:style-name="T1">s</text:span></text:span>entiens ab his, qui nervos a ca-<text:line-break/>pite oriri censent. Quod autem id, quod ex anatomia<text:line-break/>apparet, ita fe habere opo<text:span text:style-name="Default_20_Paragraph_20_Font"><text:span text:style-name="T1">r</text:span></text:span>tet, ut- Praxagoras dixit, si<text:line-break/>quis cor nervo<text:span text:style-name="Default_20_Paragraph_20_Font"><text:span text:style-name="T1">r</text:span></text:span>um prinripium recte opinetur, ne nos<text:line-break/>quidem dubitemus. Sed quod non itu fe <text:span text:style-name="Default_20_Paragraph_20_Font"><text:span text:style-name="T1">r</text:span></text:span>es habet;<text:line-break/>jam millies iis, qui veritatem scire cupiebant, in ipsis<text:line-break/>animalibus demonstravimus. Nec lnc quidem pigebit itus<text:line-break/>terrarum anatomen indica<text:span text:style-name="Default_20_Paragraph_20_Font"><text:span text:style-name="T1">r</text:span></text:span>e, uti nec p<text:span text:style-name="Default_20_Paragraph_20_Font"><text:span text:style-name="T1">r</text:span></text:span>ius nervorum ex-<text:line-break/>plicasse piguit. Igitur ex sinistro cornis ventriculo arteria<text:line-break/>magna enascitu<text:span text:style-name="Default_20_Paragraph_20_Font"><text:span text:style-name="T1">r</text:span></text:span>, quae omnium arteriarum, quae in uni-<text:line-break/>versc animalis corpore sunt, quasi truncus quidam esu Ex<text:line-break/>.a veluti pullulat primum quidem, quae cor circumdat;</text:p>
      <text:p text:style-name="P3">ita siquidem anatomici eam vocant. Attamen, o bone Pra-<text:line-break/>xagora, hanc ita attenuatam, ut in ne<text:span text:style-name="Default_20_Paragraph_20_Font"><text:span text:style-name="T1">r</text:span></text:span>vos finiat, dice<text:span text:style-name="Default_20_Paragraph_20_Font"><text:span text:style-name="T1">r</text:span></text:span>e<text:line-break/>non habes. Post hanc magna arteria bifido divisa, major<text:line-break/>pars ad spinam reflexa super ipfo ve<text:span text:style-name="Default_20_Paragraph_20_Font"><text:span text:style-name="T1">r</text:span></text:span>tebarum medio<text:line-break/>firmatur: altera sublimis ad jugulum <text:span text:style-name="Default_20_Paragraph_20_Font"><text:span text:style-name="T1">r</text:span></text:span>ecta sursum fer-<text:line-break/>tur. Sed primum contemplare mihi eas, quae ab his.lir<text:line-break/>tho<text:span text:style-name="Default_20_Paragraph_20_Font"><text:span text:style-name="T1">r</text:span></text:span>acem feruntur, et audacte<text:span text:style-name="Default_20_Paragraph_20_Font"><text:span text:style-name="T1">r</text:span></text:span> dicito, quaenam ex his in<text:line-break/>nervum transfo<text:span text:style-name="Default_20_Paragraph_20_Font"><text:span text:style-name="T1">r</text:span></text:span>matur. Sunt enim numero viginti duae,<text:line-break/>in unoquoque intercostalium musculorum una. Sed una<text:line-break/>cum ipfis a fpinali medulla nervi quidem enulcuntur, con-<text:line-break/>fpiciuntmque per omnem thoracem in membranam, quae<text:line-break/>costas succingit, atque in musculos, qui spatia inter costas<text:line-break/>occupant, simul protendi ac dividi haec duo valorum ge-<text:line-break/>nera, tertio etiam alio sus adjuncto, venosc nimirum,<text:line-break/>quod et ab eodem Ioco cum eis oritur, et per eadem<text:line-break/>spatia decurrit , et haud dissimiliter scinditur ac distri-<text:line-break/><text:span text:style-name="Default_20_Paragraph_20_Font"><text:span text:style-name="T1">lin</text:span></text:span>itur. Sed de venis jam agere hujus non est instituti;</text:p>
      <text:p text:style-name="P2">alio enim loco de eis copiosius dicemus. Quare ad ar-<text:line-break/>terias redeo, sed relictis iis, quas per thoracem spargi di-<text:line-break/>ximus. Nam eurum aliquam in nervos transmutari<text:line-break/>Praxagoras dicere non audebat. Quanquam, si in tho-<text:line-break/>race quidem multi conspiciantur nervi, nulla autem in-<text:line-break/>ibi arteria. in nervum degeneret, manifestum est, non ex<text:line-break/>arteriis nervos generari. Ergo ad arterias, quae extra<text:line-break/>thoracem su<text:span text:style-name="Default_20_Paragraph_20_Font"><text:span text:style-name="T1">n</text:span></text:span>t, transeamus. Ex iis primum quidem par<text:line-break/>eae sunt, quae ad scapulas sursum feruntur, a quibus non.<text:line-break/>exigua para ad fplualem medullam per interna repit<text:line-break/>et in cervicis musculos fe diffundit, fecundum autem,<text:line-break/>quae in manus tendunt; quae mihi illae maxime esse vi-.<text:line-break/>dentur, quas Praxagoras lu nervos finiri significare vo-<text:line-break/>luit. Etsi, quanto majores hae sunt, tanto bis, quae in<text:line-break/>thorace <text:span text:style-name="Default_20_Paragraph_20_Font"><text:span text:style-name="T1">t</text:span></text:span>unt, apertius diduci in totus manus ad ipfos<text:line-break/>usque digitos conspici possunt. Attamen ne harum qui-<text:line-break/>dem ulla ne<text:span text:style-name="Default_20_Paragraph_20_Font"><text:span text:style-name="T1">r</text:span></text:span>vus fieri ridetur. Etenim quae in hra-<text:line-break/>.tuhii carpo, quas febrium discernendarum gratia tangi-</text:p>
      <text:p text:style-name="P3">mus, quaeque inter pollicem et inlicem positae funi,<text:line-break/>exiguae omnino stant, non tamen nervi fiunt, et mani-<text:line-break/>feste vel ante anatomen pulsare <text:span text:style-name="Default_20_Paragraph_20_Font"><text:span text:style-name="T1">s</text:span></text:span>entiuntur Sed quod ad<text:line-break/>has attinet, non ita acriter forsan perstringendos est Pra-<text:line-break/>xagoras, sied potius venia danda, si arterias parvas non<text:line-break/>viderit, etiamsi, cum arterias in nervos transformari<text:line-break/>dixit; profecto parvas eas, non obtusum vi<text:span text:style-name="Default_20_Paragraph_20_Font"><text:span text:style-name="T1">t</text:span></text:span>um insinuare<text:line-break/>voluit, sed acutius videat jubendum esu Eos vero, qui<text:line-break/>Praxagorae dogmata tantopere celebrant, meminisse ve-<text:line-break/>lim arteriarum axillarium, (est enim in utroque brachio<text:line-break/>una,) quae ut magnae sunt, ita quatuor magnorum ner-<text:line-break/>vorum paria circa se habent. Neque enim in his par-<text:line-break/>tibus usia arteria findi coepit, ne<text:span text:style-name="Default_20_Paragraph_20_Font"><text:span text:style-name="T1">r</text:span></text:span>viqne ita magni furit,<text:line-break/>ut, etiamsi quis caecus sit,. tamen tactum latere nullo<text:line-break/>modo possint Unde igitur hi nati sint, et ex quibus<text:line-break/>arteriis profecti sint, aequum est, ut Praxagoras dicat. At<text:line-break/>quid Praxagoram, ut hoc dicat, provoco, dum rem, ut est,</text:p>
      <text:p text:style-name="P3">nobis dicere liceat? nimirum primum par quatuo<text:span text:style-name="Default_20_Paragraph_20_Font"><text:span text:style-name="T1">r, </text:span></text:span>de<text:line-break/>quibus ante mentionem suci, nervorunr a spinali medulla,<text:line-break/>qua parte quarta cervicis ve<text:span text:style-name="Default_20_Paragraph_20_Font"><text:span text:style-name="T1">r</text:span></text:span>tebra quintae committitur,<text:line-break/>profectum esse; secundum proxime illi, inter quintam<text:line-break/>et sextam; fed et tertium, ubi sexta septimae conjun-<text:line-break/>gitur; quartum propter id; ultimum autem nervo-<text:line-break/>Tum per ex regione media inter ultimam colli verte-<text:line-break/>hram et thoracis primam emanat. Et hoc est, quod in<text:line-break/>summas manus sertus. Itu enim insigniores illi anato-<text:line-break/>mici, qui ante nos suerunt, scripsere, quorum docendi<text:line-break/>rationem, ut ante, ita et nunc observare cupio: sicubi<text:line-break/>tamen numero quid neglexerunt, aut non exacte per-<text:line-break/>tractaruut, omnino praetermitto; in alio enim ope<text:span text:style-name="Default_20_Paragraph_20_Font"><text:span text:style-name="T1">r</text:span></text:span>e de<text:line-break/>talibus dicemus. Non igitur arte<text:span text:style-name="Default_20_Paragraph_20_Font"><text:span text:style-name="T1">r</text:span></text:span>ias, ex quibus nervos<text:line-break/>verbis confingamus, quae<text:span text:style-name="Default_20_Paragraph_20_Font"><text:span text:style-name="T1">r</text:span></text:span>e<text:span text:style-name="Default_20_Paragraph_20_Font"><text:span text:style-name="T1">r</text:span></text:span>e convenit, quum certe aut<text:line-break/>digitos ex his moveremus, aut aliud quid, quod in ma-<text:line-break/>nibus esu At habemus jam nervos et plures et majores<text:line-break/>arteriis, non ex eorum tragica metamorphosi, sied ex</text:p>
      <text:p text:style-name="P3">medulla, quae in fpina est, natos. Sed Praxagorae falsa<text:line-break/>figmenta jam fatis conspicua fecimus, nec est cur ejus<text:line-break/>causa ad arterias rursus sermonem c<text:span text:style-name="Default_20_Paragraph_20_Font"><text:span text:style-name="T1">o</text:span></text:span>nvertamus. Verum<text:line-break/>postquam recepimus, ut ante nervorum per <text:span text:style-name="Default_20_Paragraph_20_Font"><text:span text:style-name="T1">o</text:span></text:span>mnes ani-<text:line-break/>malis partes distributionem ostendi, ita et nunc arteria-<text:line-break/>rum indicare, rursum ad eas, quae supersunt, revertemur.<text:line-break/>Et prim<text:span text:style-name="Default_20_Paragraph_20_Font"><text:span text:style-name="T1">o</text:span></text:span> addam, quae ad mammas feruntur, fecundo,<text:line-break/>quae supra th<text:span text:style-name="Default_20_Paragraph_20_Font"><text:span text:style-name="T1">o</text:span></text:span>racem sunt, tertio, quae infra, quarto, quae-<text:line-break/>cunque in crura distribuuntur. Mammarum igitur arte-<text:line-break/>riae al, ea quidem, quae ad juguIum fertur, ennscuntur.<text:line-break/>Ve<text:span text:style-name="Default_20_Paragraph_20_Font"><text:span text:style-name="T1">r</text:span></text:span>um sternunt appellatum ascendentes paulo infra, quam<text:line-break/>cum e<text:span text:style-name="Default_20_Paragraph_20_Font"><text:span text:style-name="T1">o</text:span></text:span> jugulum committitur, sub eo continuo ferun-<text:line-break/>tu<text:span text:style-name="Default_20_Paragraph_20_Font"><text:span text:style-name="T1">r , </text:span></text:span>ac tandem . fissi ipso pectore extra th<text:span text:style-name="Default_20_Paragraph_20_Font"><text:span text:style-name="T1">o</text:span></text:span>racem ca-<text:line-break/>dunt, nec tamen ibi totae disperguntur. Etenim una<text:line-break/>earum pars per hypogastrium descendens, inique in mul-<text:line-break/>t<text:span text:style-name="Default_20_Paragraph_20_Font"><text:span text:style-name="T1">o</text:span></text:span>s ramos divisit, cum inguinis arteriis coit. Sed de illis<text:line-break/>paul<text:span text:style-name="Default_20_Paragraph_20_Font"><text:span text:style-name="T1">o</text:span></text:span> p<text:span text:style-name="Default_20_Paragraph_20_Font"><text:span text:style-name="T1">o</text:span></text:span>st dicemus, ubi orationis feries id postulaverit.</text:p>
      <text:p text:style-name="P3">In praesentia ad eas, quae supra jugulum sunt, orationem<text:line-break/>convertere tempus monet, craticula exordio hinc assum-<text:line-break/>pto. Ubi primum arteria recta thoracem egressa clavi-<text:line-break/>culamque excedens ad medium jugulum pervenerit, in<text:line-break/>duos ramos finditur. Ex quibus par quoddam magnarum<text:line-break/>arteriarum fit, quas carotides vocant, sed inepte quidem:<text:line-break/>tamen hodie nomen id invaluit propter insignem iar-<text:line-break/>prudentiam philosophorum et medicorum omnium, qui<text:line-break/>post Hippocratem fuerunt Sed quod et illi male opi-<text:line-break/>nati sint, cum putarint, harum arteriarum affectionem<text:line-break/>esse carum, contra quam lenierit Hippocrates, in fe-<text:line-break/>eundo hujus operis libro necessum est mihi pertractare;<text:line-break/>lu praefanti libro hoc nomen arteriis non invidebo,<text:line-break/>imo usque carotides nominentur. Ego vero, quis sit ea-<text:line-break/>rum situs, quomodo findantur, atque in omnes supra cla-<text:line-break/>vicul<text:span text:style-name="Default_20_Paragraph_20_Font"><text:span text:style-name="T1">o</text:span></text:span>s partes distribuantur, id exponam. Feruntur au-<text:line-break/>tem hae, ut a principio, ita etiam unito recto ductu. Sed<text:line-break/>quae velut truncus earum est, recta caput petit, atque obiter</text:p>
      <text:p text:style-name="P3">propagi<text:span text:style-name="Default_20_Paragraph_20_Font"><text:span text:style-name="T1">n</text:span></text:span>es quasdam parvas in cervicis musculos emitiit.<text:line-break/>Ubi vero jam maxillae vicinae fuerint, utraque in duos<text:line-break/>ramos finditur, atque ita quatuor fiunt Quarum duae<text:line-break/>in linguam atque in totum faciem, ac praeterea in quic-<text:line-break/>quid illud est capitis, quod extra calvariam est, dispergun-<text:line-break/>tur, duae reliquum calvariae perreptantes in cerebrum<text:line-break/>deveniunt. Quin et harum arteriarum meminisse ali-<text:line-break/>quando oportet. Longam enim exigunt tractationem,<text:line-break/>quod neque simplici ratione et ut fors tulerit ad cere-<text:line-break/>brum perveniunt, et sub crassa membrana admirabilem<text:line-break/>illum plexum, qui rete refert, conficiunt. In prae<text:span text:style-name="Default_20_Paragraph_20_Font"><text:span text:style-name="T1">s</text:span></text:span>ens<text:line-break/>nec harum, nec ullius alterius cognitam ex anatome ima-<text:line-break/>ginem persequi necesse habeo; id enim operis de usu<text:line-break/>partium et de administrationibus anatomicis magis esu<text:line-break/>Hoc loco, quod descripsisse ex usu est, videlicet quod ex<text:line-break/>sinistro cordis ventriculo arteriae omnes pronnscantur,<text:line-break/>id ex anatomia perstringam. Itaque major portio maxi-</text:p>
      <text:p text:style-name="P3">mae arte<text:span text:style-name="Default_20_Paragraph_20_Font"><text:span text:style-name="T1">r</text:span></text:span>iae firmatur super media spina. non per dor-<text:line-break/>sum tantum, sed. per totam lumborum regionem. Pro-<text:line-break/>pagines ea primum, ut ante dixi, in universum thoracem<text:line-break/>a se mittit, dein, ubi jam septum elapsa fuerit, ei etiam<text:line-break/>par alterum elargitus. Post hanc in inferiori thoracia<text:line-break/>parte arte<text:span text:style-name="Default_20_Paragraph_20_Font"><text:span text:style-name="T1">r</text:span></text:span>ia gemina est, quae quum ab ea, quae super<text:line-break/>spinam posita efi, statim post. septum oriatur, ad lienem;.<text:line-break/>ventrem, jecur, intestinaque omnia fertur, et per om-<text:line-break/>nem mefenterii partem dispergitur; deinde per .paria<text:line-break/>jam, duae priori majores multo in renes, aliae duae:.<text:line-break/>per abdomen et lumborum musculos, per singulas verte-.<text:line-break/>bras singulum par , ad latum usque os proferuntur, atque<text:line-break/>inde rursum in matricem et testes; ad haec singula-.<text:line-break/>ris quaedam in mesenterium. Sed et in ipsa spinalis me-.<text:line-break/>duliae penetralia ex magna arteria per totam spinam.<text:line-break/>enascuntur arteriae quaedam parvae , per singulas quas—<text:line-break/>que vertebras duae. Verum p<text:span text:style-name="Default_20_Paragraph_20_Font"><text:span text:style-name="T1">o</text:span></text:span>stquam ad sitorum . o,<text:line-break/>magna illa pervenerit, in dua, magnas partu<text:span text:style-name="Default_20_Paragraph_20_Font"><text:span text:style-name="T1">i</text:span></text:span> finditur,</text:p>
      <text:p text:style-name="P3">quarum singulae in singula eruta fe demittunt, obiter<text:line-break/>etiam partibus, quae ad sacrum os sunt, vesicae .et his,<text:line-break/>quae infra matricem sunt, atque uno verbo genitalibus<text:line-break/>partibus omnibus ex fe ramusculos quosdam dispensant.<text:line-break/>Sed quemadmodum distribuantur , nec id quidem hoc<text:line-break/>loco dicere atque explicare necessum esu Ergo ab his<text:line-break/>arteriis ad crura delatis, ubi jam prope inguen sunt, in<text:line-break/>utroque una quaedam exoritur, per abdomen in summo<text:line-break/>corpore delata, ubi dein dispersae cum mammarum<text:line-break/>arteriis coeunt, ut quatuor haec uniri rideantur. De<text:line-break/>his arteriis . dictum mihi prius est, ubi de thoracis ar- .<text:line-break/>terris fermonem feci. Reliquae duae crurum arteriae,<text:line-break/>in utroque inguine una, per .luteriores femoris partes<text:line-break/>ad genu protenduntur , a quarum utraque . in utriusque<text:line-break/>femoris musculos arteriae distribuuntur, et ex his quic-<text:line-break/>quid superest, per poplitem productum in omnes partes<text:line-break/>tibiae et pedis dispensatur. At ne hic quidem . nto-<text:line-break/>dum. atque distributionis rationem persequi opus est,</text:p>
      <text:p text:style-name="P3">quum praesertim illud tribus verbis indicasse fatis sit,<text:line-break/>omnes totius animalis arterias ab una illa proficisci, quam<text:line-break/>ex sinistro cordis ventriculo, non aliter atque ex terra<text:line-break/>truncum, originem duxisse retuli. Alia etiam est arteria ex<text:line-break/>eadem cordis caritate manans, <text:span text:style-name="Default_20_Paragraph_20_Font"><text:span text:style-name="T1">t</text:span></text:span>est ita, ut, quod ad tunicam .<text:line-break/>attinet, venam referat Ea omnibus animalibus, qui-<text:line-break/>bus pulmo est, in pulmonem totum diducitur ; quibus<text:line-break/>is non est, in aliud aliquod membrum, quod pulmoni<text:line-break/>respondeat, usi piscibus lu branchias. Hanc arteriam<text:line-break/>percommode quis comparabit iuseriori parti trunci plau-<text:line-break/>tarum, quae terra continetur, cum profecto a<text:span text:style-name="Default_20_Paragraph_20_Font"><text:span text:style-name="T1">r</text:span></text:span>teriae illae,<text:line-break/>quae ex ea in pulmonem sparguntur, radicum vicem at-<text:line-break/>que comparationem sustine<text:span text:style-name="Default_20_Paragraph_20_Font"><text:span text:style-name="T1">r</text:span></text:span>e recte possint. Altera illa<text:line-break/>magna, quae in universum corpus distribuitur, arterias<text:line-break/>omnes, quas ante commemoravi, non alite<text:span text:style-name="Default_20_Paragraph_20_Font"><text:span text:style-name="T1">r</text:span></text:span> ac ramos<text:line-break/>quofilam, ex <text:span text:style-name="Default_20_Paragraph_20_Font"><text:span text:style-name="T1">t</text:span></text:span>e toti animali impartit. Hac, opinor, simi-:<text:line-break/>litudinis ratione adductus Hippocrates cor arteriarum,<text:line-break/>jecur venarum radicationem recte nominavit. De simis</text:p>
      <text:p text:style-name="P3">litudine hac copiosius dicam, ubi de jecinore et venis<text:line-break/>sermo erit. Atque itu ad demonstrandum, arterias om-<text:line-break/>nes ex corde nasci, earumque nullam in nervum com-<text:line-break/>mutari, quum nervorum omnium principium cerebrum<text:line-break/>sit, haec mihi sutis jam dicta sunto.</text:p>
      <text:h text:style-name="Heading_20_2" text:outline-level="2">Cap, VIII. </text:h>
      <text:p text:style-name="P21">Igitur relicto Praxagora impudentia<text:line-break/>quaedam commento, ad Aristotelem revertamur, quum<text:line-break/>praesertim et ipfe ex corde produci nervos censeat, sed<text:line-break/>confuse tamen et indistincte admodum de nervorum<text:line-break/>principio bis loquutus. Oportebat siquidem, si quid<text:line-break/>ego censeo, cum a corde nervos pronasci dixerat, indi-<text:line-break/>casse, quemadmodum in unumquodque corporis membrum<text:line-break/>a c<text:span text:style-name="Default_20_Paragraph_20_Font"><text:span text:style-name="T1">o</text:span></text:span>rde nervi procedant, eo modo, quo nos paulo ante<text:line-break/>arteriam ex eo distributam ostendimus, neque dixisse tan-<text:line-break/>tum satis este existimasse. Quocirca, quod in tertio libro<text:line-break/>de partibus animalium scripsit, Aristotelem nequaquam<text:line-break/>decebat; ascribam autem verba ipsa. <text:span text:style-name="Default_20_Paragraph_20_Font"><text:span text:style-name="T1">C</text:span></text:span>o<text:span text:style-name="Default_20_Paragraph_20_Font"><text:span text:style-name="T1">r nervo</text:span></text:span>s <text:span text:style-name="Default_20_Paragraph_20_Font"><text:span text:style-name="T1">habet<text:line-break/>mullos, atque id merit</text:span></text:span>o; <text:span text:style-name="Default_20_Paragraph_20_Font"><text:span text:style-name="T1">ab hoc enim motuum origo</text:span></text:span></text:p>
      <text:p text:style-name="P3"><text:span text:style-name="Default_20_Paragraph_20_Font"><text:span text:style-name="T1">est. At hi trahendo et rem</text:span></text:span>i<text:span text:style-name="Default_20_Paragraph_20_Font"><text:span text:style-name="T1">ttendo peraguntur. suitur<text:line-break/>tali minisierio et r</text:span></text:span>o<text:span text:style-name="Default_20_Paragraph_20_Font"><text:span text:style-name="T1">b</text:span></text:span>o<text:span text:style-name="Default_20_Paragraph_20_Font"><text:span text:style-name="T1">re opus habet. </text:span></text:span>Quod autem tali<text:line-break/>ministerio et robore opus sit illi corporis parti, quae<text:line-break/>animae principium in <text:span text:style-name="Default_20_Paragraph_20_Font"><text:span text:style-name="T1">t</text:span></text:span>e continet, nulli non perspicuum<text:line-break/>est. Caeterum cor hanc esse partem, non modo non<text:line-break/>ostendit atque demonstravit Aristoteles, fed ne probabili<text:line-break/>quidem aliqua ratione id molitus aliquando est, nisi si<text:line-break/><text:span text:style-name="Default_20_Paragraph_20_Font"><text:span text:style-name="T1">t</text:span></text:span>orte, quod nervos multos habeat, id argumentum fiatis<text:line-break/>efficax esse putet ad cognoscendum, cor nervorum esse<text:line-break/>principium. Sed si ita <text:span text:style-name="Default_20_Paragraph_20_Font"><text:span text:style-name="T1">t</text:span></text:span>en<text:span text:style-name="Default_20_Paragraph_20_Font"><text:span text:style-name="T1">t</text:span></text:span>e<text:span text:style-name="Default_20_Paragraph_20_Font"><text:span text:style-name="T1">r</text:span></text:span>is, eadem opera et manus<text:line-break/>et pedes nervorum principia censebimus. Etenim fi, ubi<text:line-break/>nervi multi sunt, ibi nervorum principium poni satis<text:line-break/>juftam rationem putamus, certe has ipsas partes nervo-<text:line-break/>rum principia esse existimare nihil prohibebit. Eodem<text:line-break/>modo etiam plexum, qui reti fimitis et sub crassa mem-<text:line-break/>braua pofitus est, arteria<text:span text:style-name="Default_20_Paragraph_20_Font"><text:span text:style-name="T1">r</text:span></text:span>um principium dicemus, non<text:line-break/>cor. In eo enim plexu arte<text:span text:style-name="Default_20_Paragraph_20_Font"><text:span text:style-name="T1">r</text:span></text:span>iarum copia, quae nutne-<text:line-break/>rari nequit, reperitu<text:span text:style-name="Default_20_Paragraph_20_Font"><text:span text:style-name="T1">r. </text:span></text:span>Sed haec praeter institutum mihi<text:line-break/>dicta luat, ut ne quis, si multi in corde cernantur nervi,</text:p>
      <text:p text:style-name="P3">omnino . ob id cor omnium totius animalis nervorum<text:line-break/>p<text:span text:style-name="Default_20_Paragraph_20_Font"><text:span text:style-name="T1">r</text:span></text:span>incipium statuere aequum censear At quum ne mus-<text:line-break/>tos quidem nervos cor habeat, tanto absurdius, quod<text:line-break/>opinatus Arido telas est, esse ridebitur. Non enim nervi,<text:line-break/>sed nervosae quaedam tenuitates sunt. Id ostendam fa-<text:line-break/>cile vel ex ipsi, Ari sto tele. ls siquidem, quando membri<text:line-break/>alienius naturam, atque quidnam sit, velimus perpendere,<text:line-break/>ut ad ejus usum et actionem, non constitutionem, oculos<text:line-break/>convertamus, nos docet. Si igitur, quaenam sit oculi e<text:span text:style-name="Default_20_Paragraph_20_Font"><text:span text:style-name="T1">t-<text:line-break/></text:span></text:span>fentia, perconteris, respondendum, instrumentum visorium<text:line-break/>Neque eniin, quod ex tantis ac talibus humoribus, tu-<text:line-break/>nicis , membranis et musculis certa ratione compositis<text:line-break/>constituatur oculus, ob id ejus substantiam id esse velit<text:line-break/>Ariste telas, recte sane sentiens, uti alias et mihi demon-<text:line-break/>stratum esu Ita quum is senserit, opus esse arbitror, ut<text:line-break/>hujus rei rationem et demousirationem . ipse adiungam.<text:line-break/>Et certe conarer ostendere, fi contra alium quempiam<text:line-break/>quam contra Arlllotelem sermonem haberem, unumqucdv</text:p>
      <text:p text:style-name="P3">que membrum non corporis <text:span text:style-name="Default_20_Paragraph_20_Font"><text:span text:style-name="T1">t</text:span></text:span>ui figura, fed actione et<text:line-break/>usu judicari debere. Caeterum cum contra Arillo telam<text:line-break/>disputatio est, qui longe ante nos ita censuerit, tantum<text:line-break/>in memoriam revocare oportet ea, quae is in fecundo de<text:line-break/>anima et libro de partibus dixit, quum vellet non ex<text:line-break/>corporis specie, fed functione, quod instrumentum mem-<text:line-break/>bmmque idem, et quod diversum esset, judicare. E<text:span text:style-name="Default_20_Paragraph_20_Font"><text:span text:style-name="T1">r</text:span></text:span>go<text:line-break/>quicquid ridendi instrumentum est, oculus erit, etsi ali-<text:line-break/>ter homo, aliter cancer eum habuerit constitutum;<text:line-break/>quicquid gradiendi, cras, sive id elephantis, sive caprae,<text:line-break/>sive oris, sive hominis fuerit. At ita si res habet, Ari-<text:line-break/>stoteles carissime, nervum non corporis figura, uti vul-<text:line-break/>gus imperitum et inexercitatum facit, fed usu et actione<text:line-break/>judicabis.</text:p>
      <text:h text:style-name="Heading_20_2" text:outline-level="2">Cap. IX. </text:h>
      <text:p text:style-name="P21">Tria enim instrumenta sunt, quae cor-<text:line-break/>poris forma lute<text:span text:style-name="Default_20_Paragraph_20_Font"><text:span text:style-name="T1">r</text:span></text:span> fe vicina sunt, fed quae tamen fun-<text:line-break/>ctioue atque usu. multum variant. Horum unum ner-</text:p>
      <text:p text:style-name="P3">vus, secundum ligamentum, tertium tendo nominatur.<text:line-break/>Ex his nervus omnino aut ex cerebro , aut spinali me-<text:line-break/>dulla exoritur, sensum vel motum vel utrumque parti-<text:line-break/>bus, quibus inferitur, conducens. Ligamentum sensu qui-<text:line-break/>dem caret, usum tamen talem habet, qualem nomen in-<text:line-break/>dicat. At alterum, tendo videlicet, musculi nervosus<text:line-break/>finis est, ex ligamento et nervo genitus, uti tum in li-<text:line-break/>bris de motu musculorum , tum in Administrati<text:span text:style-name="Default_20_Paragraph_20_Font"><text:span text:style-name="T1">o</text:span></text:span>nibus<text:line-break/>anatomicis mihi demonstratum est. Jam nervus omnis<text:line-break/>exacte teres est, tendines vero non item omnes, et his<text:line-break/>minus ligamenta. Etenim ex his major pars in modum<text:line-break/>membranae dilatatur; tamen membrana omnis exquisite<text:line-break/>tenuis mollisque est, ligamentum durum et crassem om-<text:line-break/>nino ; imo horum aliqua nervicartilaginosa et dicuntur<text:line-break/>et sunt. Neque sane aut membrana, aut- nervus, aut<text:line-break/>tendo in eam cum ligamento devenit aliquando du-<text:line-break/>ritiem, quum praesertim nervorum aliqui ex sua na-<text:line-break/>tura valde molles sint, ad sensum largiendum tantum<text:line-break/>idonei. Alii, etsi substantia corporis his [duriores sunt,</text:p>
      <text:p text:style-name="P3">l<text:span text:style-name="Default_20_Paragraph_20_Font"><text:span text:style-name="T1">o</text:span></text:span>nge tamen infra duritiem ligamenti stant. Eadem ra-<text:line-break/>tio et in membranis est, quae etsi inter <text:span text:style-name="Default_20_Paragraph_20_Font"><text:span text:style-name="T1">t</text:span></text:span>e duritie va-<text:line-break/>riant, ligamentis tamen molliores multo sunt. Tendo-<text:line-break/>nes, ut ex ligamentis et nervis durioris generis comp<text:span text:style-name="Default_20_Paragraph_20_Font"><text:span text:style-name="T1">o—<text:line-break/></text:span></text:span>nuntur, ita inter utrumque medii sunt, tant<text:span text:style-name="Default_20_Paragraph_20_Font"><text:span text:style-name="T1">o</text:span></text:span> substantia<text:line-break/>sua nervo duriores, quant<text:span text:style-name="Default_20_Paragraph_20_Font"><text:span text:style-name="T1">o</text:span></text:span> ligamento m<text:span text:style-name="Default_20_Paragraph_20_Font"><text:span text:style-name="T1">o</text:span></text:span>lli<text:span text:style-name="Default_20_Paragraph_20_Font"><text:span text:style-name="T1">o</text:span></text:span>res sunt.<text:line-break/>Atque haec <text:span text:style-name="Default_20_Paragraph_20_Font"><text:span text:style-name="T1">o</text:span></text:span>mnia tria illa genera sunt. alba, exanguia,<text:line-break/>et solida, et quae in fibras rectas dividi. ac dissolvi post-<text:line-break/>sunt, praeter dura illa ligamenta, nam haec in fibras di-<text:line-break/>vellere n<text:span text:style-name="Default_20_Paragraph_20_Font"><text:span text:style-name="T1">o</text:span></text:span>n ita potes. Si igitur ita haec nominare velis,<text:line-break/>ut Hipp<text:span text:style-name="Default_20_Paragraph_20_Font"><text:span text:style-name="T1">o</text:span></text:span>crates nominavit, videlicet, quod sensum ac motum<text:line-break/>praestat, nervum seu <text:span text:style-name="Default_20_Paragraph_20_Font"><text:span text:style-name="T8">τόν</text:span></text:span><text:span text:style-name="Default_20_Paragraph_20_Font"><text:span text:style-name="T9">ο</text:span></text:span><text:span text:style-name="Default_20_Paragraph_20_Font"><text:span text:style-name="T8">ν</text:span></text:span><text:span text:style-name="Default_20_Paragraph_20_Font"><text:span text:style-name="T10">, </text:span></text:span>(utroque enim nomine id voca-<text:line-break/>vit,) quod sensum non habet, ligamentum, id, in quod muscu-<text:line-break/>lus finit, tendonem, perspicue satis ostendam, cor non<text:line-break/>habe<text:span text:style-name="Default_20_Paragraph_20_Font"><text:span text:style-name="T1">r</text:span></text:span>e nervorum c<text:span text:style-name="Default_20_Paragraph_20_Font"><text:span text:style-name="T1">o</text:span></text:span>piam. Sed si nomina haec coufun-<text:line-break/>dere ac perturbare placet, uti maxima pars medicorum,<text:line-break/>qui post Hippocratem fuerunt, folet, voces licet nerv<text:span text:style-name="Default_20_Paragraph_20_Font"><text:span text:style-name="T1">o</text:span></text:span>s<text:line-break/>quidem <text:span text:style-name="Default_20_Paragraph_20_Font"><text:span text:style-name="T1">o</text:span></text:span>mnia, differentias tamen in dis tres dicito, qui</text:p>
      <text:p text:style-name="P3">ex cerebro et spinali medulla oriuntur, senfitivos et vo-<text:line-break/>lnnsarics nominans, qui non sentiunt, colligantes, ter-<text:line-break/>tios illos enatos e musculis, qui in substantiam nerveam<text:line-break/>finiunt.</text:p>
      <text:h text:style-name="Heading_20_2" text:outline-level="2">Cap. X. </text:h>
      <text:p text:style-name="P21">Quo etiam modo facile ostendam, .cor non<text:line-break/>habere manifeste nervos senfitivos et voluntarios, magni-<text:line-break/>tudine vel numero relatu dignos; unum tamen exiguum,<text:line-break/>ut ante dixi, habet, et eum a cerebro in se diductum.<text:line-break/>Quid e<text:span text:style-name="Default_20_Paragraph_20_Font"><text:span text:style-name="T1">r</text:span></text:span>g<text:span text:style-name="Default_20_Paragraph_20_Font"><text:span text:style-name="T1">o</text:span></text:span> est, quod Aristoteles dixit, cor habe<text:span text:style-name="Default_20_Paragraph_20_Font"><text:span text:style-name="T1">r</text:span></text:span>e multos<text:line-break/>nervos? vir enim erat, qui neque vanis adeo facile ca-<text:line-break/>piebatur, neque omnino adeo anatomes rudis erat, ut itu<text:line-break/>hunc, quemadmodum Chryfippum, sociis vana referenti-<text:line-break/>bus accedere quis putet. Mihi p<text:span text:style-name="Default_20_Paragraph_20_Font"><text:span text:style-name="T1">r</text:span></text:span>osectu videtur, quas<text:line-break/>Herophilus nervosas tenuitates vocat, eas plane nervos esse<text:line-break/>dicere. Sed hae fines membranarum sunt, quae in co<text:span text:style-name="Default_20_Paragraph_20_Font"><text:span text:style-name="T1">r-<text:line-break/></text:span></text:span>dis orificiis politae sunt, de quibus E<text:span text:style-name="Default_20_Paragraph_20_Font"><text:span text:style-name="T1">r</text:span></text:span>asistratus diligente<text:span text:style-name="Default_20_Paragraph_20_Font"><text:span text:style-name="T1">r;<text:line-break/></text:span></text:span>Herophilus negligente<text:span text:style-name="Default_20_Paragraph_20_Font"><text:span text:style-name="T1">r</text:span></text:span> scripfit; membranae enim horum<text:line-break/>inte<text:span text:style-name="Default_20_Paragraph_20_Font"><text:span text:style-name="T1">r</text:span></text:span>ventu cordi alligantur et admiscuntur, ususque his</text:p>
      <text:p text:style-name="P3">idem, qui ligamentis, non qui nervis esu At si nervos<text:line-break/>eas esse quis concedat, ac non rrervofa corpora, certe<text:line-break/>non ex necessitate -statim loquetur, cor nervorum prlu-<text:line-break/>ciprum esse, praefertim cum nullum nervum in aliquam<text:line-break/>corporis partem ex eo, uti ante ex cerebro et spinali<text:line-break/>medulla ostendimus, derivari ostendere quimus. Videtur<text:line-break/>sane mihi Aristoteles, quum duo hic recte supposuerat, al-<text:line-break/>torum, quod robore cor opus habeat non vulgari ad actio-<text:line-break/>nes voluntarias peragendas, alterum, quod tale robur ce-<text:line-break/>rebro non fit, et ad haec tertium, puta copiam nervo-<text:line-break/>forum ligamentorum, <text:span text:style-name="Default_20_Paragraph_20_Font"><text:span text:style-name="T1">quae in c</text:span></text:span>o<text:span text:style-name="Default_20_Paragraph_20_Font"><text:span text:style-name="T1">rde visuntur, </text:span></text:span>ex sensu<text:line-break/>assumeret, non tamen sustinuisse scor<text:span text:style-name="Default_20_Paragraph_20_Font"><text:span text:style-name="T1">t</text:span></text:span>um singularum par-<text:line-break/>tium sectioni vacasse et quaesivisse, quomodo in unam-<text:line-break/>quamque corporis partem ex corde deveniret nervus,<text:line-break/>sed perinde, ac si ad ea, quae commemoravi, id plane se-<text:line-break/>queretur, pronuntiasse. Multa enim talia apud medicos<text:line-break/>invenire licet anatomica theoremata perperam scripta,<text:line-break/>cum nollent, quod ex anatomia appareret, id expectare,</text:p>
      <text:p text:style-name="P3">fed ex consequentia quadam id, quasi vidissent, verum<text:line-break/>esse sperarent; ita plane decipi mihi visus est Aristote-<text:line-break/>les, duo quidem vera ponens assumpte, tertium proba-<text:line-break/>bile et veritati propius. Vera esse dico, quod et ro-<text:line-break/>bore quodam. opus sit instrumentis, quae motura sunt cor-<text:line-break/>poris membra, nihilque tale a cerebro prodire appa-<text:line-break/>rere; probabile vero, non verum, quod in corde copia<text:line-break/>sit nervorum. Sed nos re ostendere possumus organum<text:line-break/>id, a quo animalis membra moveri oportet, quod illi ex<text:line-break/>ferm<text:span text:style-name="Default_20_Paragraph_20_Font"><text:span text:style-name="T1">o</text:span></text:span>ne et verbis quidem bene notum erat, sied tamen<text:line-break/>re incognitum homi<text:span text:style-name="Default_20_Paragraph_20_Font"><text:span text:style-name="T1">n</text:span></text:span>i ideo permansit, quod ex anatome<text:line-break/>id quaerere non curabat, et ex <text:span text:style-name="Default_20_Paragraph_20_Font"><text:span text:style-name="T1">t</text:span></text:span>ensis invenire recusabat.<text:line-break/>Etenim nervorum nullus salis est; musculi siquidem, ut<text:line-break/>vocant, nervos suscipiunt, et membra movent; imo ve-<text:line-break/>ctis cujusdam vim habere musculus videbitur, fi nervum<text:line-break/>respicias. Nam quemadmodum pondera, quae manibus<text:line-break/>movere non possumus, vectibus admotis movemus, ita<text:line-break/>corporis membra quum nervis movere nequimus, mulcu-</text:p>
      <text:p text:style-name="P3">los ad id accepimus; nervus enim per singulos musico-<text:line-break/>los in fibras solutus permiscetur et implicatur cum liga-<text:line-break/>mentorum fibris: postea ex utrisque corpus unum ner-<text:line-break/>vnsum genitum ex musculi corpore enascitur , id quod<text:line-break/>tendo nominatur. Ad eum modum enim non siclum Hip-<text:line-break/>poenales , fed etiam Humerus ipsum nominant. Qui<text:line-break/>tendo ex instrumentis enatus rationem habet extremae<text:line-break/>vectis partis, quae pondera tangit. Neque enim pars<text:line-break/>aliqua nostri corporis est, quae ex nostra voluntate et<text:line-break/>arbitrio movetur, cui non praeficiatur musculus, qui ex<text:line-break/>cerebro ne<text:span text:style-name="Default_20_Paragraph_20_Font"><text:span text:style-name="T1">r</text:span></text:span>vum suscipit Sed de hac re qui certiorem<text:line-break/>fidem habere velit, illi duo libri a nobis scripti <text:span text:style-name="Default_20_Paragraph_20_Font"><text:span text:style-name="T1">t</text:span></text:span>um,<text:line-break/>seorsum singuli, quorum alter omnes, quotquot sunt, mu-<text:line-break/>Icnlcs perstringit, et quam quisque functionem habet<text:line-break/>edocet, alter, quemadmodum in eos nervi dispensentur,<text:line-break/>enarrat. Quin etiam in anatomicis administrationibus et<text:line-break/>libris de usup artium copiose de his omnibus disseruimus.<text:line-break/>Itaque nihil jam deesse <text:span text:style-name="Default_20_Paragraph_20_Font"><text:span text:style-name="T11">mihi</text:span></text:span> ridetur huic libro, quin</text:p>
      <text:p text:style-name="P3">possit nec sibi nec iis, quae manifeste ex anatome con-<text:line-break/>spiciuntur, repugnando ponere ac statuere, cerebrum ner-<text:line-break/>voretur esse principium; nec minus docuimus, arteriarum<text:line-break/>principium in co<text:span text:style-name="Default_20_Paragraph_20_Font"><text:span text:style-name="T1">r</text:span></text:span>de positum: quod autem venarum<text:line-break/>principium jecu<text:span text:style-name="Default_20_Paragraph_20_Font"><text:span text:style-name="T1">r</text:span></text:span> sit,. in sequentibus expediam.- Igitur<text:line-break/>primo libro finem hic ponam, et ..ad ea, quae ordine<text:line-break/>coniunctu iis sunt, quae hoc libro- exposui ac demon-<text:line-break/>stravj. in secundo ure convertam.</text:p>
      <text:h text:style-name="P16" text:outline-level="1"><text:bookmark-start text:name="bookmark2"/>GALENI DE HIPPOCRATIS ET PLATO-.<text:line-break/>NIS PLACITIS LIBER SECVNDVS.<text:bookmark-end text:name="bookmark2"/></text:h>
      <text:h text:style-name="Heading_20_2" text:outline-level="2">Cap. L</text:h>
      <text:p text:style-name="P21"><text:s/>Quum de Hippocratis et Platonis placitis<text:line-break/>considerare instituissem, ab eo, quod potestate primum, est,<text:line-break/>auspicatus sum, quod et reliqua prope universa particu-<text:line-break/>laria subsequi monstrari. Hoc autem est: facultates cor-<text:line-break/>pus <text:span text:style-name="Default_20_Paragraph_20_Font"><text:span text:style-name="T1">n</text:span></text:span>othum dispensantes , quot sint numero , quales sin-<text:line-break/>gulae, et quum lo animante fedem sortitae sint. Verum<text:line-break/>nihil tam cavendum esse in hoc ope<text:span text:style-name="Default_20_Paragraph_20_Font"><text:span text:style-name="T1">r</text:span></text:span>e duxi, atque exi-</text:p>
      <text:p text:style-name="P3">dentur apparentibus contraria affirmare: quemadmodum<text:line-break/>hi factitant, qui bruta concupiscere aut nasici negant,<text:line-break/>quique nervorum principium in corde existere pronun-<text:line-break/>ciant. Quippe ausi stant id genus omnia veterum pulcber-<text:line-break/>rima i<text:span text:style-name="Default_20_Paragraph_20_Font"><text:span text:style-name="T1">n</text:span></text:span>venta homines contentiosi subvertere, ut novam<text:line-break/>sibi <text:span text:style-name="Default_20_Paragraph_20_Font"><text:span text:style-name="T1">t</text:span></text:span>ectam constituerent. Itaque hujufmodi mendacia<text:line-break/>libro priore consulari: nunc vero ad aliud rationum,<text:line-break/>quas adducunt, genus digressus evidenter pro viribus<text:line-break/>ostendere decrevi, quo tandem modo hallucinentur.</text:p>
      <text:h text:style-name="Heading_20_2" text:outline-level="2">Cap. II. </text:h>
      <text:p text:style-name="P23">At forte fatias fuerit perspicuitatis gratia .<text:line-break/>statim- operis luitio rationum differentias distinguere, qui-<text:line-break/>bus omnes male quodcunque problema tractantes utuntur.<text:line-break/>Dico autem; sumptionum , <text:span text:style-name="Default_20_Paragraph_20_Font"><text:span text:style-name="T1">lemmata v</text:span></text:span>o<text:span text:style-name="Default_20_Paragraph_20_Font"><text:span text:style-name="T1">cant, </text:span></text:span>quas conclu-<text:line-break/>sionis gratia assumunt, alias quidem manifesto esse fal-<text:line-break/>fas, alias vero propositae contemplationi minime p<text:span text:style-name="Default_20_Paragraph_20_Font"><text:span text:style-name="T1">r</text:span></text:span>o-<text:line-break/>prius. Palam sime falsas, quales libro priore fusius ex-<text:line-break/>plicavrmus, quando nonnulli, velut Stoici, nullum bru-</text:p>
      <text:p text:style-name="P3">tum aut concupiscere, aut fra<text:span text:style-name="Default_20_Paragraph_20_Font"><text:span text:style-name="T1">t</text:span></text:span>ri dictitarent, vel ex corde<text:line-break/>nervos esse ortos. Minime vero propriae quaenam sint,<text:line-break/>in libris de demonstratione plenissime est expositum,<text:line-break/>in quibus omnibus demonstrandi viam ac rationem,<text:line-break/>qualisnam sit, edocui, hortatusque sum in horum com-<text:line-break/>mentariorum primo, ut in illa prius sic exerceret, quif-<text:line-break/>quis demonstrare aliquid nititur. Scrip<text:span text:style-name="Default_20_Paragraph_20_Font"><text:span text:style-name="T1">s</text:span></text:span>erunt autem de<text:line-break/>ea nimirum optime veteres philosophi Theophrastus et<text:line-break/>AristoteIes in libris posteriorum analyticorunu Quare de<text:line-break/>tribus animalis principiis non longam habiturum me<text:line-break/>cum illis disputationem spcro. Vulgares enim et rhe-<text:line-break/>toricas sumptiones ad scientificas demonstrationes addu-<text:line-break/>cere verentur, quibus Cbryfippi libri scatent, plebejos<text:line-break/>interim testes snmptionum, quas constituunt, citantes, in-<text:line-break/>terim vero positus, aut bellissimam etymologiam, aut id<text:line-break/>genus aliud; quae concludunt quidem nihil, tempus <text:span text:style-name="Default_20_Paragraph_20_Font"><text:span text:style-name="T1">t</text:span></text:span>ru-<text:line-break/>tem noitrum coufumunt teruntque frustra, dum hoc fo-</text:p>
      <text:p text:style-name="P3">lum ipsis demonstramus, conclusionis sumptiones non<text:line-break/>esse scientificas; deinde dum in palaestram descendimus,<text:line-break/>concertamufque cum ipsis, ut ostendamus, plebejos et<text:line-break/>poetas nun minus nobis quam ipsis, interdum etiam ma-<text:line-break/>gis suffragari Sic autem et etymologiam, quum liberius<text:line-break/>per otium licet, ostendimus illis non magis sibi quam<text:line-break/>nobis testimonium reddere. Verum quod testis fit fal-<text:line-break/>lax etymologia, saepe quidem similiter attestans his,<text:line-break/>qui veritati contraria afferunt, haud raro autem men-<text:line-break/>tientibus magis, quam verum fatentibus, alio in opere,<text:line-break/>qnod de recto nominum usu inscribitur, declaravimus,<text:line-break/>in quo etiam ostendimus, Chryfippum salsam hujus vocis,<text:line-break/>ego , etymologiam exposuisse. Quid igitur opus est ad-<text:line-break/>buc de ipsis verba facere? Ch<text:span text:style-name="Default_20_Paragraph_20_Font"><text:span text:style-name="T1">r</text:span></text:span>ysippo sane et hoc sami-<text:line-break/>liare , non bis , aut ter, sed et quater, interdum etiam<text:line-break/>quinquies, de eisdem rebus in diversis operibus tractare;<text:line-break/>quod cavebit utique, qui tempori cupiat parcere. Quae<text:line-break/>igitur de hac voce, ego, Cluysippus primo de anima</text:p>
      <text:p text:style-name="P3">tradidit de principe ejus facultate disserens, cognitionis<text:line-break/>caula scribam. <text:span text:style-name="Default_20_Paragraph_20_Font"><text:span text:style-name="T1">sic aute</text:span></text:span>m, <text:span text:style-name="Default_20_Paragraph_20_Font"><text:span text:style-name="T1">nos</text:span></text:span>i<text:span text:style-name="Default_20_Paragraph_20_Font"><text:span text:style-name="T1">psos indicantes, dum<text:line-break/>mentem esse enunciamus, hanc v</text:span></text:span>o<text:span text:style-name="Default_20_Paragraph_20_Font"><text:span text:style-name="T1">cem, eg</text:span></text:span>o, <text:span text:style-name="Default_20_Paragraph_20_Font"><text:span text:style-name="T1">p r</text:span></text:span>o<text:span text:style-name="Default_20_Paragraph_20_Font"><text:span text:style-name="T1">sor imus,<text:line-break/>indicatione naturaliter et pr</text:span></text:span>o<text:span text:style-name="Default_20_Paragraph_20_Font"><text:span text:style-name="T1">prie huc delata, atque sine<text:line-break/>huiusmodi manus indicati</text:span></text:span>o<text:span text:style-name="Default_20_Paragraph_20_Font"><text:span text:style-name="T1">ne desiectentes in nosipsos<text:line-break/>hanc vocem, eg</text:span></text:span>o, <text:span text:style-name="Default_20_Paragraph_20_Font"><text:span text:style-name="T1">pr</text:span></text:span>o<text:span text:style-name="Default_20_Paragraph_20_Font"><text:span text:style-name="T1">nunciamus. similiter quum vox<text:line-break/>ego hni</text:span></text:span>ii<text:span text:style-name="Default_20_Paragraph_20_Font"><text:span text:style-name="T1">smodi sit, etiam in subscripta deinceps indi<text:line-break/>cat</text:span></text:span>ia<text:span text:style-name="Default_20_Paragraph_20_Font"><text:span text:style-name="T1">ne simul estertur. Nam ego pr</text:span></text:span>o<text:span text:style-name="Default_20_Paragraph_20_Font"><text:span text:style-name="T1">ferimus priore sed-<text:line-break/>laba labrum inferius ad n</text:span></text:span>os<text:span text:style-name="Default_20_Paragraph_20_Font"><text:span text:style-name="T1">ipsos dem</text:span></text:span>o<text:span text:style-name="Default_20_Paragraph_20_Font"><text:span text:style-name="T1">nstrative detrahentes;<text:line-break/>consequenter autem m</text:span></text:span>o<text:span text:style-name="Default_20_Paragraph_20_Font"><text:span text:style-name="T1">tioni menti et desiexioni . ad pe-<text:line-break/>ctus. Ac luej</text:span></text:span>irsmo<text:span text:style-name="Default_20_Paragraph_20_Font"><text:span text:style-name="T1">di iudicationi suesequens spllaba an-<text:line-break/>nexa est, nullum intervallum</text:span></text:span> q<text:span text:style-name="Default_20_Paragraph_20_Font"><text:span text:style-name="T1">stendens, quod in dictione<text:line-break/></text:span></text:span><text:span text:style-name="Default_20_Paragraph_20_Font"><text:span text:style-name="T8">ἐκεῖνος</text:span></text:span><text:span text:style-name="Default_20_Paragraph_20_Font"><text:span text:style-name="T10"> </text:span></text:span>(<text:span text:style-name="Default_20_Paragraph_20_Font"><text:span text:style-name="T1">ille) c</text:span></text:span>o<text:span text:style-name="Default_20_Paragraph_20_Font"><text:span text:style-name="T1">ntingit. </text:span></text:span>Hac tuta oratione Chrysippua<text:line-break/>nullam scientificam sumptionem, qua monstret, animae<text:line-break/>principium in corde esse, adducit; duas enim ad id de-<text:line-break/>monstrandum sumptiones rei propositae improprias com-<text:line-break/>plectitur; alteram fano ab etymologia, quod hanc vocem,<text:line-break/>ego, pronunciantes, in priore syllaba, nempe e, ci et.</text:p>
      <text:p text:style-name="P3">mentum in<text:span text:style-name="Default_20_Paragraph_20_Font"><text:span text:style-name="T1">t</text:span></text:span>erius veluti ad pectora deducimus; alteram,<text:line-break/>quod manum etiam interdum pectori admovemus, nos-<text:line-break/>ipfos iudicantes, quum dicimus, milli hoc convenit, hoc<text:line-break/>ego tibi dico. Jam vero, quod etiam na<text:span text:style-name="Default_20_Paragraph_20_Font"><text:span text:style-name="T1">t</text:span></text:span>um subinde ho-<text:line-break/>mines attingunt dicentes , mihi hoc da, mihi hoc conve-<text:line-break/>nit, hoc ego tibi dic<text:span text:style-name="Default_20_Paragraph_20_Font"><text:span text:style-name="T1">o</text:span></text:span> , omnino oblitus est, quanquam il-<text:line-break/>lum non lateret, hanc vocem <text:span text:style-name="Default_20_Paragraph_20_Font"><text:span text:style-name="T8">ἐκεῖνος</text:span></text:span><text:span text:style-name="Default_20_Paragraph_20_Font"><text:span text:style-name="T10">, </text:span></text:span>non a simili, fied<text:line-break/>omnino eadem syllaba, nempe e , cum hac dictione, ego,<text:line-break/>incipere. Conveniebat autem meo judicio, quemadmodum<text:line-break/>in hac meminit quidem, non autem absurditatem diluit,<text:line-break/>ita et lu indicatione ad pectus delationis quidem digiti ad<text:line-break/>na<text:span text:style-name="Default_20_Paragraph_20_Font"><text:span text:style-name="T1">t</text:span></text:span>um mentionem facere, non tamen hic quoque id, quod<text:line-break/>propontum erat, dissolvere, nili ferie quis nudam simpli-<text:line-break/>cemque Chrysippi enuuciationem esse demonstrationem<text:line-break/>existimet, Quid enim inquit? Consequenter menti mo-<text:line-break/>tioni et deflexioni ad pectus ac hujusmodi iudicationi<text:line-break/>subsequens syllaba annexa est, nullum intervallum ostcn-</text:p>
      <text:p text:style-name="P3">dens, quod in dictione <text:span text:style-name="Default_20_Paragraph_20_Font"><text:span text:style-name="T8">ἐκεῖνος</text:span></text:span><text:span text:style-name="Default_20_Paragraph_20_Font"><text:span text:style-name="T10"> </text:span></text:span>contingit. Quum enim<text:line-break/>considerasset, hanc vocem, <text:span text:style-name="Default_20_Paragraph_20_Font"><text:span text:style-name="T8">ἐκεῖνος</text:span></text:span><text:span text:style-name="Default_20_Paragraph_20_Font"><text:span text:style-name="T10">, </text:span></text:span>ab eadem syllaba, qua<text:line-break/>et ego, ordiri, ideo etiam hanc eundem significatum in-<text:line-break/>tlicare oportere, ad syllabarum quae inseruntur differ en-<text:line-break/>tiam quaestionis solutionem refert; Est autem talis. Quum<text:line-break/>retulisset, dictionis ego secundum syllabam go nullum<text:line-break/>intervallum repraesentare, addidit, in <text:span text:style-name="Default_20_Paragraph_20_Font"><text:span text:style-name="T8">ἐκεῖνος</text:span></text:span><text:span text:style-name="Default_20_Paragraph_20_Font"><text:span text:style-name="T10"> </text:span></text:span>ostendere <text:span text:style-name="Default_20_Paragraph_20_Font"><text:span text:style-name="T8">κει</text:span></text:span><text:span text:style-name="Default_20_Paragraph_20_Font"><text:span text:style-name="T10"><text:line-break/></text:span></text:span>syllabam intervallum. Haec nuda est enunciatio, nullam<text:line-break/>demonstrationem obtine<text:span text:style-name="Default_20_Paragraph_20_Font"><text:span text:style-name="T1">n</text:span></text:span>s, non solum - non firmam ac<text:line-break/>scientificam, sed ne .probabilem quidem, aut rhetoricam,<text:line-break/>aut sophisticaur. . Cur enim syllaba er<text:span text:style-name="Default_20_Paragraph_20_Font"><text:span text:style-name="T1">i</text:span></text:span> intervallum ali-<text:line-break/>quod significabit, et syllaba go non item, par erat, ut<text:line-break/>ipse demonstrationem aliquam adliceret, Cur autem ad<text:line-break/>pectus digitum inferentes principium animae illic esse<text:line-break/>significamus, naso autem admoventes non indicamus^<text:line-break/>Aequum namque est et rationi consentaneum, siquidem<text:line-break/>indicatio sufficiens fides sit ad principem animae partem<text:line-break/>inveniendam, non in pectore ipsam firmam, in nasia au<text:span text:style-name="Default_20_Paragraph_20_Font"><text:span text:style-name="T1">r</text:span></text:span></text:p>
      <text:p text:style-name="P4">tem insumam esse, <text:span text:style-name="Default_20_Paragraph_20_Font"><text:span text:style-name="T1">t</text:span></text:span>est in hac similiter valere, vel, si<text:line-break/>non in hac, neque in pectore valebit. Cur autem, dum-<text:line-break/>concedimus aliquid annuentes capite, in quam partem<text:line-break/>ipsum flectimus, in illa principium animi esse potius<text:line-break/>ostendimus, quam in ea, quae movetur? etenim quae<text:line-break/>primum in nobis movetur particula, dum annuimus, eam<text:line-break/>nimirum probabilius est animae principium obtinete,<text:line-break/>quam aliarum ullam, ad quam motu pe<text:span text:style-name="Default_20_Paragraph_20_Font"><text:span text:style-name="T1">r</text:span></text:span>fertur: ut in-<text:line-break/>terim illos homines non commemorent, qui . capite <text:span text:style-name="Default_20_Paragraph_20_Font"><text:span text:style-name="T1">r</text:span></text:span>e-<text:line-break/>nuunt, quum assentiuntur.- Forte enim dicet, barbaros, ut<text:line-break/>in reliquis fiant Graecis deteriores ac minori <text:span text:style-name="Default_20_Paragraph_20_Font"><text:span text:style-name="T1">r</text:span></text:span>atione prae-<text:line-break/>diti, sic in hoc quoque hallucinari. Quaecunque igitur ar-<text:line-break/>gumenta rei, de qua est quaestio, proprie non sunt, omnia<text:line-break/>in libris de demonst<text:span text:style-name="Default_20_Paragraph_20_Font"><text:span text:style-name="T1">r</text:span></text:span>atione exposuimus; qu<text:span text:style-name="Default_20_Paragraph_20_Font"><text:span text:style-name="T1">o</text:span></text:span>circa de his<text:line-break/>pluribus agendum non est, quemadmodum neque de his,<text:line-break/>quae ab etym<text:span text:style-name="Default_20_Paragraph_20_Font"><text:span text:style-name="T1">o</text:span></text:span>logia destituuntur, quoniam illa quoque in<text:line-break/>commentariis de recto nominum ustr abunde fatis expli-<text:line-break/>cavimus.</text:p>
      <text:h text:style-name="P18" text:outline-level="2">Cap. HI.</text:h>
      <text:p text:style-name="P23"><text:s/>Verum quas sumptiones inqui<text:span text:style-name="Default_20_Paragraph_20_Font"><text:span text:style-name="T1">r</text:span></text:span>ere conve-<text:line-break/>urat problemati instituto et convenientes et proprias, feri-.<text:line-break/>ptum fuit et de his abunde in his, quae de demonstra-<text:line-break/>tione tum ab antiquis tutius et compendiosius dicta sunt,<text:line-break/>tum a nobis, dum eorum dicta enarramus manifesto simul<text:line-break/>ac copiofe. Sufficiet autem in praesentia summam quan-<text:line-break/>dam ex ipsis commemorare, ad quam tanquam ad sico-<text:line-break/>pum omnis singularium indagatio dirigatur. Erat autem<text:line-break/>summa, ab ipsa rei, quam quaerimus, substantia s<text:span text:style-name="Default_20_Paragraph_20_Font"><text:span text:style-name="T1">n</text:span></text:span>mptio-<text:line-break/>nes tum convenientes tum proprias esse inveniendas,<text:line-break/>quemadmodum iubis, in quibus Cbrysippus de animae<text:line-break/>principatu considerat: et substantiae rei illius, quam in-<text:line-break/>quivimus, explicata ratione, illa utendum regula et fcopo<text:line-break/>omniunr particularium. Est autem, ut ipsi putant, ani-<text:line-break/>mae principatus, unde fau<text:span text:style-name="Default_20_Paragraph_20_Font"><text:span text:style-name="T1">t</text:span></text:span>us motufque proficiscitur ar-<text:line-break/>bitrarius. Non igitur aliunde demonstrare oportet, cor<text:line-break/>in <text:span text:style-name="Default_20_Paragraph_20_Font"><text:span text:style-name="T1">t</text:span></text:span>e principatum animae obtinere, quam inde, quod om-<text:line-break/>nqm motum voluntarium reliquis animalis partibus disi.</text:p>
      <text:p text:style-name="P3">penset, omnis autem <text:span text:style-name="Default_20_Paragraph_20_Font"><text:span text:style-name="T1">t</text:span></text:span>ensus in ap<text:span text:style-name="Default_20_Paragraph_20_Font"><text:span text:style-name="T1">t</text:span></text:span>um referatur. Unde<text:line-break/>itaque id ostendetur? Ex quo alio, quam ex dissectio.:<text:line-break/>ullius? Si enim hoc omnibus partibus vim sentiendi si-<text:line-break/>mul et movendi transmittit, necesse est omnino vas ali-<text:line-break/>quod ex eo ad ministranda illa omnino prodiisse. Qua-<text:line-break/>propter ex demonstrandi via ac ratione innotuit, et uti-<text:line-break/>lius animantibus dissectis conspici, quae et quot corpo-<text:line-break/>rum genera ex corde prodeuntia aliis animantis parti-<text:line-break/>bus distribuantur, et ex his ipsis, quum talia et tot numero<text:line-break/>sint-, aliud feusum aut motum, aut ambo deferre, aliud<text:line-break/>vero aliud quippiam. Atque itu jam scire licebit, qua-<text:line-break/>rum in a<text:span text:style-name="Default_20_Paragraph_20_Font"><text:span text:style-name="T1">n</text:span></text:span>imantibus facultatum cor fons exisset: quin-<text:line-break/>quid extra hanc riam exciderit, superfluum est et alie-<text:line-break/>num. Atque hac ratione scientifica demonstrationis sum-<text:line-break/>ptio a rhetorica, exercitatoria et sophistica differt, de<text:line-break/>quibus neque ipsis ullam nos vel methodum vel exerci-<text:line-break/>tationem zeno et Chryfippus docuerunt .Unde confusae</text:p>
      <text:p text:style-name="P3">in eorum libris omnes sumptiones citraque ordinen<text:span text:style-name="Default_20_Paragraph_20_Font"><text:span text:style-name="T1">t<text:line-break/></text:span></text:span>sparsae sunt, ac frequenter fune, verbi g<text:span text:style-name="Default_20_Paragraph_20_Font"><text:span text:style-name="T1">r</text:span></text:span>atia, rhetoricum<text:line-break/>a<text:span text:style-name="Default_20_Paragraph_20_Font"><text:span text:style-name="T1">r</text:span></text:span>gumentum praecedit, hoc autem exeret laterium et dia-<text:line-break/>scoticum sequitur, deinde scientificum, postea, si ita sors<text:line-break/>tulerit, sophisticum. Quippe non intelligunt, scientificas<text:line-break/>fumptioues ad ejus, quod quaeritur, substantiam referri ac<text:line-break/>hunc scopum habere. Ex reliquis autem omnibus ex-<text:line-break/>teri oribus, quibus dialecticus ad exercitandum utitur, et<text:line-break/>s<text:span text:style-name="Default_20_Paragraph_20_Font"><text:span text:style-name="T1">o</text:span></text:span>phistas coarguendos, et experimentum de adolescentis<text:line-break/>ingenio capiendum, ad disquisitionem rei cuiuspiam, et<text:line-break/>inventionem, et addubitationem excogitandam, omnia<text:line-break/>haec, si placet, dialectica , exercitatoria et topica vocato,<text:line-break/>de nominibus enim minime sum sclicitus, verum haec<text:line-break/>a scientificis distinguere conatur. Caeterum quae longius<text:line-break/>quam haec adhuc a rei substantia abscesserunt, et prae-<text:line-break/>sertim quae per exempla probabilia et politica, talesque<text:line-break/>inductiones quasdam, aut testes ad rei probationem ad-<text:line-break/>ducuntur, haec si probabilia et rhetorica appellare velis,</text:p>
      <text:p text:style-name="P3">nihil curo. Sed ut horum natura fit tibi cognita, studiose<text:line-break/>incumbes. Porro sophistica amplius adhuc a rei quae-<text:line-break/>sitae substantia recesse<text:span text:style-name="Default_20_Paragraph_20_Font"><text:span text:style-name="T1">r</text:span></text:span>unt, de quibus omnibus veteres<text:line-break/>monumenta posteris reliquerunt, in sophisticis quidem<text:line-break/>elenchis de sophisticis, sive propositionibus, sive axro-<text:line-break/>matis, sive rationibus malis dicere, nihil enim ad prae-<text:line-break/>siens institutum interest, in rhetoricis autem artibus de<text:line-break/>rhetoricis ; in topicis de dialecticis , in libris de demon-<text:line-break/>iuratione, quae et posteriora analytica dicuntur, de scien-<text:line-break/>silicis. Quisquis igitur rem aliquam demonstrare nititur,<text:line-break/>primum id noscat oportet, nimirum ipsarum sumptionum<text:line-break/>differentiam, deinde longo tempore <text:span text:style-name="Default_20_Paragraph_20_Font"><text:span text:style-name="T1">t</text:span></text:span>e exerceat, ut ipsa<text:line-break/>altero quidem dicente cognoscat, ex quo praedictormu<text:line-break/>genere existant, altero vero non dicente, ut ipsis ad sin-<text:line-break/>gula problemata protinus invenire possit. Summatim,<text:line-break/>quemadmodum in arte supputandi facimus, ita hic quo-<text:line-break/>que agendum est. Quisquis calculator fieri cupit, is sane<text:line-break/>primum numeros omnes ediscit, quos illi dicunt quadrangul<text:span text:style-name="Default_20_Paragraph_20_Font"><text:span text:style-name="T1">o</text:span></text:span>s</text:p>
      <text:p text:style-name="P3">et altera parte majores, delude longo tempore in multi-<text:line-break/>plicatione et divisione fe exercet. Postea, ubi pausilli-<text:line-break/>mas methodos didicerit, itu jam de omni problemate<text:line-break/>p<text:span text:style-name="Default_20_Paragraph_20_Font"><text:span text:style-name="T1">o</text:span></text:span>terit ratiocinari. Ac mihi struit mirari multorum sirpien-<text:line-break/>tiae persuasionem, qui, si propositum sit, verbi gratia, quae<text:line-break/>centesima usura ex vicefiesquinquies mille sexcentis tri-<text:line-break/>giuta feptem minis Atticis nascatur quatuordecim mem,<text:line-break/>sibus, committunt stipulatoribus , plane intelligentes, ut<text:line-break/>arbitror , nullam -sibi talia supputandi peritiam inesse,<text:line-break/>propterea quod nec exercuerint nec didicerint omnino,<text:line-break/>audent tamen demonstratione uti, probe gnari, fe nihil<text:line-break/>unquam ab aliis didicisse, nec ipsius per fe invenisse, qui<text:line-break/>ne quaesiverint quidem, nec, si demonstrandi rationem di<text:span text:style-name="Default_20_Paragraph_20_Font"><text:span text:style-name="T1">e<text:line-break/></text:span></text:span>dicissent, stttis erat, sid prius in ea meo judicio oporte-<text:line-break/>bat esse exercitatos. Neque enim rhetoribus abunde est<text:line-break/>methodum didicisse , quomodo propositum controversiamve<text:line-break/>omnem .dividere oporteat, verum methodo cognita etiam<text:line-break/>exercitationem addunt. optarem itaque eum, qui demou-</text:p>
      <text:p text:style-name="P3">Urare <text:span text:style-name="Default_20_Paragraph_20_Font"><text:span text:style-name="T1">t</text:span></text:span>e posse profitetur, ut primum mihi methodnm ex-<text:line-break/>ponat, qua ad demonstrationes utimur, quae ex duabus<text:line-break/>vel tribus modalibus co<text:span text:style-name="Default_20_Paragraph_20_Font"><text:span text:style-name="T1">n</text:span></text:span>stant, et quomodo, qui indifferen-<text:line-break/>ter concludunt, aut qui id genus alii primo aut secundo<text:line-break/>praeterea themate utantur, multis licet accurate exer-<text:line-break/>citatis assequi: quemadmodum denique et in aliis,<text:line-break/>qui per tertium quartunrve thema syllogismos resol-<text:line-break/>vant, etsi horum plurimos aliter resolvere liceat com-<text:line-break/>pendiofius, ut Antipater memoriae prodidit: praeterea<text:line-break/>quod sit etiam curiositas non exigua rei inutilis universa<text:line-break/>ejusmodi syllogismorum complexio, ut ipfe Cbrysippus re<text:line-break/>attestatur, qui nusquam in <text:span text:style-name="Default_20_Paragraph_20_Font"><text:span text:style-name="T1">t</text:span></text:span>uis ipsius commentariis fyllo-<text:line-break/>gistnis illis ad dogmatis demonstrationem indiguerit.<text:line-break/>Quomodo autem cognoscere oporteat et distinguere scietr-<text:line-break/>tificas sumptiones a dialecticis, rhetoricis et sophisticis,<text:line-break/>nihil mentione dignum Chryfippi sectatores conscrip<text:span text:style-name="Default_20_Paragraph_20_Font"><text:span text:style-name="T1">t</text:span></text:span>e-<text:line-break/>rutu; neque uti videntur. At quod manum thoraci ad-</text:p>
      <text:p text:style-name="P3">movemus, nos ipsos ostendentes, vel capite deorsum annui-<text:line-break/>mus, si vocem ego pronunciamus , ut ostendatur, cor esse<text:line-break/>animae principium, non verentur scribere, quae nihilo<text:line-break/>magis in corde , quam in naso et fronte (haec enim in-<text:line-break/>turdum ab hominibus <text:span text:style-name="Default_20_Paragraph_20_Font"><text:span text:style-name="T1">s</text:span></text:span>olent monstrari) principatum<text:line-break/>animae esse significat. Verum nutus nihil magis in capite<text:line-break/>quam in thorace ostendit. De e voce vero, quantum ha-<text:line-break/>beat absurditatis, in secundo de recto usu nominum in-<text:line-break/>dicavi. Quapropter, si quis probe exercitus suerit in dis-<text:line-break/>ferentiis sumptionum inveniendis cognoscendisque , non<text:line-break/>opus mihi erit longiore cum illo controversia, quemad-<text:line-break/>modum neque cum Peripateticis. Nam ex propria ipso-<text:line-break/>rutu doctrina disputatio mihi cum illis futura est, an .<text:line-break/>principis animae facultatis origo in cerebro contineatur,<text:line-break/>irascibilis in corde, appetitoriae in jecinore. At contra<text:line-break/>Stoicos necesse est me fusius agere et prolixius, ut qui<text:line-break/>in rebus inutilibus logicam speculationem abunde exer-</text:p>
      <text:p text:style-name="P3">cuerint, in utilibus autem sint rnexercitatissimr pariter et<text:line-break/>pravis argumentandi rationibus instituti ; ut opus habeam<text:line-break/>non modo ipsius docere, quid bonum sit ac utile, sed<text:line-break/>multo prius, ut a pravo discedant. Quanquam id difficile<text:line-break/>forsitan suerit, perficere tamen speravimus, si quis ipsorum<text:line-break/>in opere de demonstrationibus abunde versatus rationem<text:line-break/>dare et accipe<text:span text:style-name="Default_20_Paragraph_20_Font"><text:span text:style-name="T1">r</text:span></text:span>e in facilibus elenchis sustineat. At quia<text:line-break/>hoc non ferunt, de re autem proposita semper rogitant,<text:line-break/>priusquam, quomodo quaerendum sit, constituerint , quae<text:line-break/>fpes nobis . adhuc relinquetur avocandi homines ab iis,<text:line-break/>quae falso sibi persuaserunt?</text:p>
      <text:h text:style-name="Heading_20_2" text:outline-level="2">i Cap. IV </text:h>
      <text:p text:style-name="P24">Sed quia non <text:span text:style-name="Default_20_Paragraph_20_Font"><text:span text:style-name="T1">t</text:span></text:span>elum institutum est per-<text:line-break/>snadere illis,. <text:span text:style-name="Default_20_Paragraph_20_Font"><text:span text:style-name="T1">t</text:span></text:span>est aliis etiam omnibus, quicunque non-<text:line-break/>sium pravis. disputandi consuetudinibus enutriti perver-<text:line-break/>sitatem animi habent immedicabilem, incipiam rutilis ex<text:line-break/>superioribus ad propositam speculationem ostendere, quo-<text:line-break/>modo quis scientificas sumptiones veram dcmousirationem<text:line-break/>constituentes adducat,. item quomodo has ab aliis <text:span text:style-name="Default_20_Paragraph_20_Font"><text:span text:style-name="T1">t</text:span></text:span>um-</text:p>
      <text:p text:style-name="P3">ptionibus discernat. Praeterea sumptionum, quae appa-<text:line-break/>nentem demo<text:span text:style-name="Default_20_Paragraph_20_Font"><text:span text:style-name="T1">n</text:span></text:span>strationem , non autem existentem consti-<text:line-break/>tnnnt, naturam in hae ipsa nobis proposita consideratione<text:line-break/>explicabo. Quae vero herum ipsarum inter se differen-<text:line-break/>tia habeatur, pro virili. mea clarissime de omnibus tra-<text:line-break/>ctabo. Quia igitur propositum est de corde conside<text:span text:style-name="Default_20_Paragraph_20_Font"><text:span text:style-name="T1">r</text:span></text:span>are,<text:line-break/>an animae principatus lu eo consistat, qui omnibus ani-<text:line-break/>mantis partibus sensum et motum voluntarium impertit,<text:line-break/>sciendum venit, quod, quaecunque ab his, quae corus in-<text:line-break/>sunt, capiuntu<text:span text:style-name="Default_20_Paragraph_20_Font"><text:span text:style-name="T1">r</text:span></text:span> sumptiones, duplici variant discrimine.<text:line-break/>Erunt enim ex ipsis aliae in re, quae proponitur disqui-<text:line-break/>riturque, scientificae, <text:span text:style-name="Default_20_Paragraph_20_Font"><text:span text:style-name="T1">r</text:span></text:span>eliquae omnes ex secundo alio<text:line-break/>genere, quod scientificis propinquum esu Quae vero ab<text:line-break/>hominum opinionibus, seu plebejorum, seu poeta<text:span text:style-name="Default_20_Paragraph_20_Font"><text:span text:style-name="T1">r</text:span></text:span>um, seu<text:line-break/>philosophorum, seu ex ratione quadam nominis, seu nutu,<text:line-break/>seu adnutu, seu ex alio quodam hujufrnodi sumptiones<text:line-break/>capiuntur, hae tertii erunt generis, duplici quidem inter-</text:p>
      <text:p text:style-name="P3">vallo a scientificis separatae, non multum vero a sophi-<text:line-break/>sucis disserentes, quae in homonymiis quibusdam et di-<text:line-break/>ctionis figuris potissimum constitunntur. Qua<text:span text:style-name="Default_20_Paragraph_20_Font"><text:span text:style-name="T1">r</text:span></text:span>e incipien-<text:line-break/>dum ab iis omnibus, equae cordi insunt, et explicanda<text:line-break/>haec omnia, primum in stimma et generatim, deinde sic<text:line-break/>membratim specratimque. Por<text:span text:style-name="Default_20_Paragraph_20_Font"><text:span text:style-name="T1">r</text:span></text:span>o insunt cordi situs, ma-<text:line-break/>gnrtudo, plexus, conformatio, dispositio et motus. A situ<text:line-break/>igitur primum incipiendum est ostendendo, quae praepo-<text:line-break/>fitiones ex eo constituuntur. Situm est thoracis ratione<text:line-break/>quodammodo medium magis; etenim basis ipsius totius<text:line-break/>thoracis media est, vertex autem et infernae partes tan-<text:line-break/>tum procedunt, quanta cordis extiterit magnitudo. .To-<text:line-break/>tius autem animantis ratione tanto superius mediis<text:line-break/>ejus partibus habetur, quanto ab umbilici regionibus di-<text:line-break/>stat; illae siquidem ad amussim mediae <text:span text:style-name="Default_20_Paragraph_20_Font"><text:span text:style-name="T1">t</text:span></text:span>unt; imo etiam<text:line-break/>ad laryngem, per quem respiramus, ita quodammodo si-<text:line-break/>tnm est, ut pe<text:span text:style-name="Default_20_Paragraph_20_Font"><text:span text:style-name="T1">r</text:span></text:span> medium pulmonem ipsi committatur.<text:line-break/>Eam ex sinistro cordis ventriculo arteria quaedam cor-</text:p>
      <text:p text:style-name="P3">pore veno<text:span text:style-name="Default_20_Paragraph_20_Font"><text:span text:style-name="T1">t</text:span></text:span>a procedit, primum fano in tot particulas di-<text:line-break/>fcissa, quot fuerint pulmonis fibrae; postea jam lu singulos<text:line-break/>ipsius singulae disseibuuntur in multas divaricantes particu-<text:line-break/>las, usque dum] omnes exhauriuntur. Quum autem permulta<text:line-break/>sint earum. extrema, veluti arboris rami, eodem perveniunt<text:line-break/>afp.erae arteriae fines, in totum viscus simili distributae<text:line-break/>modo, quo venosa arteria. Quin etiam ad pulmonem ita po-<text:line-break/>situm est: cor, ut extrinsecus ab eo undequaque contega-<text:line-break/>tur. Itaque situs co<text:span text:style-name="Default_20_Paragraph_20_Font"><text:span text:style-name="T1">r</text:span></text:span>dis in eum modum fe habet: ac<text:line-break/>poterit aliquis ab eo argumenta petere, partim ratione<text:line-break/>totius corporis , quod medium quodammodo in eo cossi-<text:line-break/>siit, justae distributionis gratia facultatum, quas ipsi trans-<text:line-break/>mittit, partim ratione afperae arteriae, quoniam vocem<text:line-break/>per hanc editi Jam vero usum actionemque refpiratio-<text:line-break/>nis ei coniungens inde aliquas argumentationes poteris<text:line-break/>desumere. Pari modo, quod medium in thorace halica-<text:line-break/>tur, forfan poteris de hoc etiam aliquid sumere, si ex</text:p>
      <text:p text:style-name="P3">omnibus argumenta petere libet. Verum horum nullum<text:line-break/>scientificum est, neque rei quae proponitur demonstr<text:span text:style-name="Default_20_Paragraph_20_Font"><text:span text:style-name="T1">e</text:span></text:span>m-<text:line-break/>dae satis idoneum, quoniam nondum per ea colligitur,<text:line-break/>cor sensus motusque voluntarii esse prinripium. Non<text:line-break/>enim necessario sequitur, quia medium in animante si-<text:line-break/>tum est, ideo omnium principium ipsum existere. Etsi<text:line-break/>ne hoc ipsum quidem verum fit, medium in animante cor<text:line-break/>haberi. Nam fi quis exacte discutiat, umbilici regio me-<text:line-break/>dia esu Pari modo neque quod medium in thorace cor<text:line-break/>est, ideo animantis totius initium eriti Neque enim, quod<text:line-break/>cerebrum magni regis instar in capite tanquam arce con-<text:line-break/>statutum est, . ob id necessario animae principium in<text:line-break/>eo habetur, neque quod veluti satellites quosdam sensus<text:line-break/>habeat circunthabilantes. Neque si et hoc dicat aliquis,<text:line-break/>quod coelum in toto mundo, id in hominibus esse caput,<text:line-break/>et propterea, quemadmodum illud deorutn domus est ita<text:line-break/>cerebrum rationis esse domicilium; quippe haec omnia, etsi</text:p>
      <text:p text:style-name="P3">multo p<text:span text:style-name="Default_20_Paragraph_20_Font"><text:span text:style-name="T1">r</text:span></text:span>obabiliora sint iis, quae in corde diximus,- non<text:line-break/>funt tamen ipfa quoque ad exactam scientiam compro-<text:line-break/>bandam efficacia, quemadmodum neque quod cor vocis<text:line-break/>opisex sit Nam si demonstrationem aliquam docere nos<text:line-break/>possunt, libenter audiemus ; quod autem a situ <text:span text:style-name="Default_20_Paragraph_20_Font"><text:span text:style-name="T1">t</text:span></text:span>otum pro.<text:line-break/>ficiscitur, p<text:span text:style-name="Default_20_Paragraph_20_Font"><text:span text:style-name="T1">r</text:span></text:span>avum vitiofumque est; nam sic, pulo, pulmo-<text:line-break/>nem et asperam arteriam vocis initium dicemus, quod<text:line-break/>haec vocalibus instrumentis quam cor sint propiora. Si-<text:line-break/>quidem lu<text:span text:style-name="Default_20_Paragraph_20_Font"><text:span text:style-name="T1">t</text:span></text:span>um vocis instrumentum et primum peculiare<text:line-break/>larynx est. Si igitu<text:span text:style-name="Default_20_Paragraph_20_Font"><text:span text:style-name="T1">r</text:span></text:span> ipfo inferius asperam arteriam<text:line-break/>incideris, non amplius animal vocife<text:span text:style-name="Default_20_Paragraph_20_Font"><text:span text:style-name="T1">r</text:span></text:span>ari audies, effi re—<text:line-break/>spirare ipfum sine impedimento etiamnum videas. Ac<text:line-break/>si homo suerit, quod ita vulueratum est, licebit tibi ju-<text:line-break/>bere ipsi, ut vocem aliquam edat; cupide quidem enim<text:line-break/>id tentabit, nihil autem plus audies quam expirationem<text:line-break/>stridulam, quam exfuffiationem nominamus; nam absque<text:line-break/>molimine vocis spiritus in expiratione foras effertur, non<text:line-break/>tamen cum strepitu aliquo et confertim. At thoracis ruu-</text:p>
      <text:p text:style-name="P3">sculos una cum iis, qui lu abdomine fiant, quum animat<text:line-break/>vocem edere molitur, vehementer extendi conspicies. Hos<text:line-break/>sime. et prius, quam aspera arteria vulnerata fit, tendi<text:line-break/>manifesto est ridere, quum violentius vociseran<text:span text:style-name="Default_20_Paragraph_20_Font"><text:span text:style-name="T1">t</text:span></text:span>ur. At<text:line-break/>ob convulneratam arteriam laborant frustra, quae ad vo-<text:line-break/>cis generationem faciunt; quippe folam exfufllationem<text:line-break/>edunt, quae a simplici expiratione hoc differt, quod eunt<text:line-break/>strepitu simul et celeritate spiritus evacuatus. Duplici<text:line-break/>igitur modo hic quoque peccant, .qui vocem ex corde<text:line-break/>emitti cenfent, quoniam primum a situ argumentum pe-<text:line-break/>tunt, deinde vero ne ab hoc quidem, ut convenit. Ten-<text:line-break/>duntur enim omnes et thoracis et abdominis musco-<text:line-break/>li, quum animal vocem edere voluerit, ad tentionem<text:line-break/>motumque aliquem acti, corde nullam novam insuper<text:line-break/>actionem in hoc acquirente. Non tamen .jam spiritus,<text:line-break/>qui ab imo sursum effertur , priusquam a larynge con-<text:line-break/>cinnetur, vocis habet speciem, sed, ut dictum est au-<text:line-break/>tea, solius exfussiationis, ut lu commentario de voce estes-</text:p>
      <text:p text:style-name="P3">dimtrs. Icta enim ab iis quae juxta larvngem sunt car-<text:line-break/>tilaginibus veluti plectris quibusdam essiatio haec vox<text:line-break/>efficitur. Caeterum compositus est larynx ex tribus car-<text:line-break/>tilaginibus, quas complures musiculi moventi Qui autem<text:line-break/>modus sit cartilaginum constitutionis, aut musculorum<text:line-break/>motus, exacte sane in propriis de his operibus a me ex-<text:line-break/>positum esu Ii vero, qui a situ solo argumenta desumunt,<text:line-break/>nihil hujusmodi cognorunt: deinde mirantur subito, ubi<text:line-break/>audiverint, ex cerebro vocem fieri : praeterea magis, post-<text:line-break/>quam audierint, motus omnes arbitrarios a musculis per-<text:line-break/>fici. Quur et nos admirantur, vocantque paradoxo<text:span text:style-name="Default_20_Paragraph_20_Font"><text:span text:style-name="T1">r</text:span></text:span>um<text:line-break/>enarratores, effi, quae verbis promittimus, ea n anima..<text:line-break/>Itum dissectionibus ostendamus: illi vero nihil aliud post-<text:line-break/><text:span text:style-name="Default_20_Paragraph_20_Font"><text:span text:style-name="T1">t</text:span></text:span>unt dicere, quam, quia cor aspe<text:span text:style-name="Default_20_Paragraph_20_Font"><text:span text:style-name="T1">r</text:span></text:span>ae arteriae ricinum est,<text:line-break/>ideo vocem ex illo oriri. Etenim malunt, ut opiiror,<text:line-break/>compendiosam levemque in disputationibus riam, quam<text:line-break/>aspe<text:span text:style-name="Default_20_Paragraph_20_Font"><text:span text:style-name="T1">r</text:span></text:span>am et prolixam : quamvis haec ad id quod quaeri- .<text:line-break/>tur deducat, levis autem et compendiosa a vero aberret.</text:p>
      <text:p text:style-name="P3">Nec est qui me unquam sustinuerit ostende<text:span text:style-name="Default_20_Paragraph_20_Font"><text:span text:style-name="T1">n</text:span></text:span>tem musculos<text:line-break/>omnes, a quibus respiratio et vox efficiatur, licet non in<text:line-break/>his solis summa vis demo<text:span text:style-name="Default_20_Paragraph_20_Font"><text:span text:style-name="T1">n</text:span></text:span>strationis co<text:span text:style-name="Default_20_Paragraph_20_Font"><text:span text:style-name="T1">n</text:span></text:span>sistat, sed tertia<text:line-break/>totius disputationis pars. Siquidem musculi instrume<text:span text:style-name="Default_20_Paragraph_20_Font"><text:span text:style-name="T1">n</text:span></text:span>ta<text:line-break/>quaedam movent, unde respiratio aliqua et vox submi-<text:line-break/>nistratur. Caeterum ut ipsi moveantur, nervos a cerebro<text:line-break/>requirunt, ex quibus si aliquem lune interceperis disse-<text:line-break/>cuerisve, statim immobilem musculum illum reddes, in<text:line-break/>quem nervus inseritur, immobile etiam animantis mem-<text:line-break/>brum, quod prius a musculo movebatur, quam nervus<text:line-break/>esset incisus. Quicunque igitur ex animo veri studiosus<text:line-break/>est, ad nos accedat, intellecturus manifesto in ipsis animan-<text:line-break/>tibus, modo sensu non hebeti sit et stupido, ab aliis sane iu-<text:line-break/>stmmentis, musculis et nervis inspirationem liberam fieri,<text:line-break/>ab aliis vero violentam. Nomino autem liberam, qualis<text:line-break/>fanis adest nullo valido motu agitatis , violentam vero, quae<text:line-break/>in affectibus nonnullis et vehementibus exercitiis per-</text:p>
      <text:p text:style-name="P3">finitur, in qua statim videbis omnes scapularum partes<text:line-break/>simul attolli. Item in proportionalibus ipsis expirationi-<text:line-break/>bus, ab aliis quidem instrumentis, musculis et nervis li—<text:line-break/>heram et exiguam, ab aliis autem violentam magnamque<text:line-break/>fieri, quam appellare exsuffiationem assolemus. Ad haec<text:line-break/>omnia deinceps ostendemus tibi proprium vocis instiu-<text:line-break/>mentum, laryngem, et musculos ejus motores, item mu-<text:line-break/>sculorum illorum nervos ex cerebro descendentes; deinde<text:line-break/>linguam, aliud instiumentum, non vocis, sied loquelae et<text:line-break/>locutionis, aut quomodoque appellare libeat, musculos-<text:line-break/>que tibi indicabimus et nervos, qui a cerebro oriuntur.<text:line-break/>Quin etiam in plurium animantium dissectionibus aliam<text:line-break/>alibi commemoratarum actionum perire in unoquoquc<text:line-break/>nervorum, qui a cerebro proveniunt, dissectorunr ostcn-<text:line-break/>demus. Forsan autem aliquis audire cupiet uniuscujus-<text:line-break/>que actionis praedictae proprium instiumentum, et mo-<text:line-break/>ventos id musculos, quinam sint, et quot numero, quem<text:line-break/>situm habeant, quam magnitudinem, quos nervos reri-</text:p>
      <text:p text:style-name="P3">piant, et quot, et quam magnos, et qua in parte potissi-<text:line-break/>muta ex cerebro propagentur, item quis movendi modus<text:line-break/>instrumentis, quae ab ipsis moventur, infit. Ego autem et<text:line-break/>prius dixi, quod srequente<text:span text:style-name="Default_20_Paragraph_20_Font"><text:span text:style-name="T1">r</text:span></text:span> de eisdem scribere non pro-<text:line-break/>bem. At si ve<text:span text:style-name="Default_20_Paragraph_20_Font"><text:span text:style-name="T1">r</text:span></text:span>e quis fit studiosus, alia habet opera, in<text:line-break/>quibus de luis omnibus commentati sumus. Primum qui-<text:line-break/>dem librum de thoracis et pulmonis motu, ubi docemus,<text:line-break/>quomodo pulmo a thorace moveatu<text:span text:style-name="Default_20_Paragraph_20_Font"><text:span text:style-name="T1">r</text:span></text:span>, ac lu diastole distentus<text:line-break/>externum aerem attrahat, atque hoc esse inspirationem,<text:line-break/>in . fystole vero contractus aerem in se comprehensum<text:line-break/>in asperam arteriam et os extrudat, ac per haec foras<text:line-break/>emittat, eamque esse expi<text:span text:style-name="Default_20_Paragraph_20_Font"><text:span text:style-name="T1">r</text:span></text:span>ationem. Deinde aliud habet<text:line-break/>opus de respirationis causis, ubi etiam musculos omnes<text:line-break/>indicavi , item instrumenta, quae ab ipfis moventur, et<text:line-break/>nervos, qui musculis facultatem animalem ex cerebro<text:line-break/>suppeditant. Postea rursus aliud praeter jam dicta de<text:line-break/>voce habet volumen, lu quo de musculis ipsa moventi-</text:p>
      <text:p text:style-name="P3">bus, insuper de nervis ex cerebro in hos pertinentibus<text:line-break/>tractatur. Impraesentiarum etiam hoc dicere solum ab-<text:line-break/>unde est, quod, st vox, spiritu quodammodo in pulmone<text:line-break/>formato ab eo, qui in corde est, fieret, deinde hoc sibi<text:line-break/>eunt, qui in larynge est, consormaute, non aboleretur sta-<text:line-break/>tim, nervis quibuldam vel lu collo, vel in capite disse-<text:line-break/>ctis. P<text:span text:style-name="Default_20_Paragraph_20_Font"><text:span text:style-name="T1">r</text:span></text:span>aeterea adhuc minus periret, aut cereb<text:span text:style-name="Default_20_Paragraph_20_Font"><text:span text:style-name="T1">r</text:span></text:span>o contuso,<text:line-break/>aut nfique ad ventriculum vulnerato, aut spinali medulla<text:line-break/>dissecta; etenim, quod afpera arteria, quam etiam larynga<text:line-break/>appellamus, vel pulmo<text:span text:style-name="Default_20_Paragraph_20_Font"><text:span text:style-name="T1">n</text:span></text:span>e, vel corde ipfo oblec<text:span text:style-name="Default_20_Paragraph_20_Font"><text:span text:style-name="T1">t</text:span></text:span>o vox<text:line-break/>aboletur, nihil mirum arbitror, siquidem ex corde pro-<text:line-break/>sccta est. At quod cerebro contuso, aut aliquo ipsius<text:line-break/>nervorum, qui in gutturis musculos feruntur, absurdum et<text:line-break/>plane alienum a ratione, quum nullus ipsorum ad vocis<text:line-break/>generationem requiratur. Verum secus habet id, quod ap-<text:line-break/>paret, quam illi opinantur; etenim corde nudato, ut su-<text:line-break/>periori libro lictum est, et continens, et contundens, de-</text:p>
      <text:p text:style-name="P3">primensque ipfum, neque sine spiratione, neque sine voce,<text:line-break/>neque in alia quadam voluntaria^ actione impediri animal<text:line-break/>spectabis: cerebro autem ossibus detecto, aut quocunque ipsius<text:line-break/>ventriculo compresso, non mutum duntaxat neque spirationis<text:line-break/>expers protinus , Ied etiam omnino fensir omnibusque<text:line-break/>arbitrariis motibus animal destitues. Porro dictum a me<text:line-break/>est antea quoque, neutram thoracis capacitatem esse per-<text:line-break/>ro<text:span text:style-name="Default_20_Paragraph_20_Font"><text:span text:style-name="T1">t</text:span></text:span>andam iis, qui cor denudant. Si enim hoc assequatur<text:line-break/>aliquis, non modo si premere, aut contundere, aut aliud<text:line-break/>quippiam tale volet efficere, recte be geret, fed etiam<text:line-break/>ubi universim ac semel totum eximere libeat, non im-<text:line-break/>p<text:span text:style-name="Default_20_Paragraph_20_Font"><text:span text:style-name="T1">r</text:span></text:span>ospere succedet ei manus administratio. Accidit hoc<text:line-break/>Iane etiam in multis sacrificiis, quae sic de more cele-<text:line-break/>brantur, et apparent animantia, corde jam aris imposito,<text:line-break/>non respirare tantum, aut clamere fortiter, fed etiam su-<text:line-break/>gere , usque dum sanguinis profluvio commoriuntur. Ce-<text:line-break/>lerrime autem nimirum ex ipsis fanguis evacuatur, qua-<text:line-break/>tuor m<text:span text:style-name="Default_20_Paragraph_20_Font"><text:span text:style-name="T11">axim</text:span></text:span>is vasis divulsis: <text:span text:style-name="Default_20_Paragraph_20_Font"><text:span text:style-name="T1">t</text:span></text:span>ed quousque adhuc vivunt,</text:p>
      <text:p text:style-name="P3">et respirant, et clamant, et currunt. Porro tauros, qui-<text:line-break/>bus spinalis medullae origo juxta primam vertebram<text:line-break/>quotidie dissecatur , subito videmus non fotum non cur..<text:line-break/>rere adhuc posse, fed ne minimum quidem procedere.<text:line-break/>Perit autem simul ipsis cum lectione et respiratio et vox si<text:line-break/>etenim et his ex superioribus est initium. Verum cor in<text:line-break/>sic percussis tauris videre est diutissime una cum om<text:span text:style-name="Default_20_Paragraph_20_Font"><text:span text:style-name="T1">n</text:span></text:span>ibus<text:line-break/>arteriis pulsare; non enim his etiam a cerebro pulsandi<text:line-break/>vis advenit, quemadmodum neque ipsi cordi. Ut enim<text:line-break/>motus alterius generis sunt, sic etiam principiorum alte-<text:line-break/>rum uou ludiget altero, <text:span text:style-name="Default_20_Paragraph_20_Font"><text:span text:style-name="T1">t</text:span></text:span>e d est ita et cor pulsirum mo-<text:line-break/>tus fons, et cerebrum motus voluntarii. Neque est ulla<text:line-break/>ratio, quae unum om<text:span text:style-name="Default_20_Paragraph_20_Font"><text:span text:style-name="T1">n</text:span></text:span>ium animantis actionum esse prin-<text:line-break/>cipium coget. Neque enim tanquam multa non possint<text:line-break/>esse, neque tanquam non sic appareant, iudicabit. Verum<text:line-break/>de hoc etiam iterum copiosius disputabo. Nunc autem ad<text:line-break/>id, quod dicebam, rursus revertor, nempe neque respiratorii</text:p>
      <text:p text:style-name="P3">motus, neque vocem edendi cor esse principium opifex.<text:line-break/>Propter illud enim plurimum, non tamen ab illo refpi-<text:line-break/>rationem fieri contigit, atque haud idem est ab aliquo<text:line-break/>fieri et propter aliquid. Porro de usu respirationis li-<text:line-break/>brum unum seorsim conscripsimus.</text:p>
      <text:h text:style-name="Heading_20_2" text:outline-level="2">Cap. V. .</text:h>
      <text:p text:style-name="P23"><text:s/>Qui vero putant vocem aut respiratio-<text:line-break/>nem a corde fieri fitus vicinitate, falsi funt, haud viden-<text:line-break/>tes, quod non plane, si quae pars vicina est, haec necessa-<text:line-break/>rio actionis sit principium; neque enim, qui cerebrum<text:line-break/>opinantur principium esse <text:span text:style-name="Default_20_Paragraph_20_Font"><text:span text:style-name="T1">t</text:span></text:span>ensus oculorum, aurium et<text:line-break/>narium, quod ipsis propinquum sit, recte argumentantur :<text:line-break/><text:span text:style-name="Default_20_Paragraph_20_Font"><text:span text:style-name="T1">t</text:span></text:span>ed hos situs quoque sesellit, imo vero non fitus, <text:span text:style-name="Default_20_Paragraph_20_Font"><text:span text:style-name="T1">t</text:span></text:span>est<text:line-break/><text:span text:style-name="Default_20_Paragraph_20_Font"><text:span text:style-name="T1">t</text:span></text:span>ensus opinio. omnino enim hoc axiomate ad demou-<text:line-break/>strutiones utuntur: omnibus operantibus ex propinquis<text:line-break/>est initium. Quo ut vero posito , deinde ex evidenti af-<text:line-break/>sirmpto, quod cereb<text:span text:style-name="Default_20_Paragraph_20_Font"><text:span text:style-name="T1">r</text:span></text:span>um aures contingant, concludetur jam,<text:line-break/>initium quoque actionis illinc ipsis proficisci. Sed nec sen-</text:p>
      <text:p text:style-name="P3">su, nec intelligentia id evidensest, ut primum ac persecredi-<text:line-break/>bile modo dictum axioma habeatur, neu.pe omnibus. ope-<text:line-break/>ran tibus ex propinquis esse principium. Neque enim, quod<text:line-break/>proxima sint cordi vocalia et respicatoria instrumenta,<text:line-break/>ideo ex corde habent originem. Atqui admiranda illa<text:line-break/>Xenonis sententia, quam primam omnium in libro de<text:line-break/>principatu animae Diogenes Babylonius scripsit, non alia<text:line-break/>ratione, quam ex pronunciato isto, quod mode dixi, Ian-<text:line-break/>dem illam ac plausum sibi ipsi conciliavit. Scies autem<text:line-break/>manifestius eam , si adfcripserimus. Habet in hunc tuo-<text:line-break/>dum : <text:span text:style-name="Default_20_Paragraph_20_Font"><text:span text:style-name="T8">Γο</text:span></text:span><text:span text:style-name="Default_20_Paragraph_20_Font"><text:span text:style-name="T9">χ</text:span></text:span><text:span text:style-name="Default_20_Paragraph_20_Font"><text:span text:style-name="T4"> </text:span></text:span><text:span text:style-name="Default_20_Paragraph_20_Font"><text:span text:style-name="T1">per aspera</text:span></text:span>m <text:span text:style-name="Default_20_Paragraph_20_Font"><text:span text:style-name="T1">arteriam proced</text:span></text:span>i<text:span text:style-name="Default_20_Paragraph_20_Font"><text:span text:style-name="T1">t. si autem<text:line-break/>a cerebro procederet, non utique per aspera</text:span></text:span>m <text:span text:style-name="Default_20_Paragraph_20_Font"><text:span text:style-name="T1">arte-<text:line-break/>riatn veniret; unde serm</text:span></text:span>o <text:span text:style-name="Default_20_Paragraph_20_Font"><text:span text:style-name="T1">et vox illinc procedit. sermo<text:line-break/>autem a m</text:span></text:span>e<text:span text:style-name="Default_20_Paragraph_20_Font"><text:span text:style-name="T1">nte procedit, quare in ce</text:span></text:span>l<text:span text:style-name="Default_20_Paragraph_20_Font"><text:span text:style-name="T1">ebro men</text:span></text:span>s <text:span text:style-name="Default_20_Paragraph_20_Font"><text:span text:style-name="T1">no</text:span></text:span>n<text:line-break/><text:span text:style-name="Default_20_Paragraph_20_Font"><text:span text:style-name="T1">est. Eande</text:span></text:span>m <text:span text:style-name="Default_20_Paragraph_20_Font"><text:span text:style-name="T1">hanc rationem Diogenes , non eiselem ver-<text:line-break/>bis, sed hisee interrogat. Unde emittitur vox, illinc et<text:line-break/>articulata venit. suitur et ro„ articulata significans<text:line-break/>illinc pr</text:span></text:span>q<text:span text:style-name="Default_20_Paragraph_20_Font"><text:span text:style-name="T1">sic</text:span></text:span>i<text:span text:style-name="Default_20_Paragraph_20_Font"><text:span text:style-name="T1">soitur-: haec autem sermo ese: igitur sermo</text:span></text:span></text:p>
      <text:p text:style-name="P3"><text:span text:style-name="Default_20_Paragraph_20_Font"><text:span text:style-name="T1">illinc .emittitur, unde .st v</text:span></text:span>o<text:span text:style-name="Default_20_Paragraph_20_Font"><text:span text:style-name="T1">x. Porr</text:span></text:span>o <text:span text:style-name="Default_20_Paragraph_20_Font"><text:span text:style-name="T1">v</text:span></text:span>o<text:span text:style-name="Default_20_Paragraph_20_Font"><text:span text:style-name="T1">x n</text:span></text:span>o<text:span text:style-name="Default_20_Paragraph_20_Font"><text:span text:style-name="T1">n ex l</text:span></text:span>o<text:span text:style-name="Default_20_Paragraph_20_Font"><text:span text:style-name="T1">cis<text:line-break/>capitis emittitur, sed plane ex infernis p</text:span></text:span>o<text:span text:style-name="Default_20_Paragraph_20_Font"><text:span text:style-name="T1">tius. Constat<text:line-break/>igitur per arteriam prodire. serm</text:span></text:span>o <text:span text:style-name="Default_20_Paragraph_20_Font"><text:span text:style-name="T1">itaque non ex ca-<text:line-break/>pite emittitur, sed infernis partibus magis. Atqui et ii-<text:line-break/>lud - verum ese, sermonem ex mente pr</text:span></text:span>q<text:span text:style-name="Default_20_Paragraph_20_Font"><text:span text:style-name="T1">sicise; Jpsi enim<text:line-break/>sermonem . d</text:span></text:span>i<text:span text:style-name="Default_20_Paragraph_20_Font"><text:span text:style-name="T1">ffinientes v</text:span></text:span>o<text:span text:style-name="Default_20_Paragraph_20_Font"><text:span text:style-name="T1">cem esse aiunt significantem, ex<text:line-break/>mente emisiam. Ac aliter probabile est, qu</text:span></text:span>o<text:span text:style-name="Default_20_Paragraph_20_Font"><text:span text:style-name="T1">d ab animi<text:line-break/>conceptionibus . intell</text:span></text:span>i<text:span text:style-name="Default_20_Paragraph_20_Font"><text:span text:style-name="T1">gibilis stacta et quasi</text:span></text:span> t<text:span text:style-name="Default_20_Paragraph_20_Font"><text:span text:style-name="T1">insarmata<text:line-break/>orati</text:span></text:span>o <text:span text:style-name="Default_20_Paragraph_20_Font"><text:span text:style-name="T1">exeat, ac quod temp</text:span></text:span>o<text:span text:style-name="Default_20_Paragraph_20_Font"><text:span text:style-name="T1">ris spatio extendatur et in<text:line-break/>intell</text:span></text:span>i<text:span text:style-name="Default_20_Paragraph_20_Font"><text:span text:style-name="T1">gend</text:span></text:span>o, <text:span text:style-name="Default_20_Paragraph_20_Font"><text:span text:style-name="T1">et in dicendi se</text:span></text:span>m<text:span text:style-name="Default_20_Paragraph_20_Font"><text:span text:style-name="T1">oti</text:span></text:span>o<text:span text:style-name="Default_20_Paragraph_20_Font"><text:span text:style-name="T1">ne. ttaque mens non<text:line-break/>est in capite, sed in inferioribus partibus , maxime circa<text:line-break/>c</text:span></text:span>o<text:span text:style-name="Default_20_Paragraph_20_Font"><text:span text:style-name="T1">r.</text:span></text:span> Talis est Diogenis sermo, c<text:span text:style-name="Default_20_Paragraph_20_Font"><text:span text:style-name="T1">o</text:span></text:span>ntra quam zenonis, in<text:line-break/>prolixitatem verb<text:span text:style-name="Default_20_Paragraph_20_Font"><text:span text:style-name="T1">o</text:span></text:span>rum extensus; quapr<text:span text:style-name="Default_20_Paragraph_20_Font"><text:span text:style-name="T1">o</text:span></text:span>pter issi sane no-<text:line-break/>cessaria axiomata desunt, huic vero supersunt. Verum<text:line-break/>antequam eos redarguam, Chrysippi sententiam adjicere<text:line-break/>cogito, quae ad hunc modum habet.. <text:span text:style-name="Default_20_Paragraph_20_Font"><text:span text:style-name="T1">Rationi consputa-<text:line-break/>nea</text:span></text:span>m <text:span text:style-name="Default_20_Paragraph_20_Font"><text:span text:style-name="T1">est, ia; in qu</text:span></text:span>o <text:span text:style-name="Default_20_Paragraph_20_Font"><text:span text:style-name="T1">significationes fiunt, et ex quo.</text:span></text:span></text:p>
      <text:p text:style-name="P3"><text:span text:style-name="Default_20_Paragraph_20_Font"><text:span text:style-name="T1">serm</text:span></text:span>o <text:span text:style-name="Default_20_Paragraph_20_Font"><text:span text:style-name="T1">procedit, praecipuam animae partem cxisiere,<text:line-break/>quand</text:span></text:span>o<text:span text:style-name="Default_20_Paragraph_20_Font"><text:span text:style-name="T1">quide</text:span></text:span>m <text:span text:style-name="Default_20_Paragraph_20_Font"><text:span text:style-name="T1">non alia est serm</text:span></text:span>o<text:span text:style-name="Default_20_Paragraph_20_Font"><text:span text:style-name="T1">nis</text:span></text:span> o<text:span text:style-name="Default_20_Paragraph_20_Font"><text:span text:style-name="T1">r</text:span></text:span>i<text:span text:style-name="Default_20_Paragraph_20_Font"><text:span text:style-name="T1">g</text:span></text:span>o, <text:span text:style-name="Default_20_Paragraph_20_Font"><text:span text:style-name="T1">alia men-<text:line-break/>tis; neque alia quide</text:span></text:span>m <text:span text:style-name="Default_20_Paragraph_20_Font"><text:span text:style-name="T1">v</text:span></text:span>o<text:span text:style-name="Default_20_Paragraph_20_Font"><text:span text:style-name="T1">cis, alia ver</text:span></text:span>o <text:span text:style-name="Default_20_Paragraph_20_Font"><text:span text:style-name="T1">sermonis:- ne-<text:line-break/>que simpliciter</text:span></text:span> om<text:span text:style-name="Default_20_Paragraph_20_Font"><text:span text:style-name="T1">nium alia est v</text:span></text:span>o<text:span text:style-name="Default_20_Paragraph_20_Font"><text:span text:style-name="T1">cis</text:span></text:span> o<text:span text:style-name="Default_20_Paragraph_20_Font"><text:span text:style-name="T1">r</text:span></text:span>i<text:span text:style-name="Default_20_Paragraph_20_Font"><text:span text:style-name="T1">go, alia ani-<text:line-break/>mae pars praecipua. His aute</text:span></text:span>m <text:span text:style-name="Default_20_Paragraph_20_Font"><text:span text:style-name="T1">c</text:span></text:span>o<text:span text:style-name="Default_20_Paragraph_20_Font"><text:span text:style-name="T1">ngrue mentem de-<text:line-break/>sinientes aiunt, eam</text:span></text:span> o<text:span text:style-name="Default_20_Paragraph_20_Font"><text:span text:style-name="T1">rig</text:span></text:span>in<text:span text:style-name="Default_20_Paragraph_20_Font"><text:span text:style-name="T1">em esse serm</text:span></text:span>o<text:span text:style-name="Default_20_Paragraph_20_Font"><text:span text:style-name="T1">ni</text:span></text:span>s. <text:span text:style-name="Default_20_Paragraph_20_Font"><text:span text:style-name="T1">Jn univerr.<text:line-break/>sum en</text:span></text:span>im, <text:span text:style-name="Default_20_Paragraph_20_Font"><text:span text:style-name="T1">unde serm</text:span></text:span>o <text:span text:style-name="Default_20_Paragraph_20_Font"><text:span text:style-name="T1">emittitur, illuc et</text:span></text:span> o<text:span text:style-name="Default_20_Paragraph_20_Font"><text:span text:style-name="T1">p</text:span></text:span>e<text:span text:style-name="Default_20_Paragraph_20_Font"><text:span text:style-name="T1">rtet rati</text:span></text:span>o—<text:line-break/><text:span text:style-name="Default_20_Paragraph_20_Font"><text:span text:style-name="T1">cinati</text:span></text:span>o<text:span text:style-name="Default_20_Paragraph_20_Font"><text:span text:style-name="T1">nem fieri et intell</text:span></text:span>i<text:span text:style-name="Default_20_Paragraph_20_Font"><text:span text:style-name="T1">gentias et meditati</text:span></text:span>o<text:span text:style-name="Default_20_Paragraph_20_Font"><text:span text:style-name="T1">nes dictio-<text:line-break/>num, quem in modum dixi. diae c autem evidenter circa<text:line-break/>cor fiunt, quum et v</text:span></text:span>o<text:span text:style-name="Default_20_Paragraph_20_Font"><text:span text:style-name="T1">x et sermo per asperam arteriam<text:line-break/>em</text:span></text:span>i<text:span text:style-name="Default_20_Paragraph_20_Font"><text:span text:style-name="T1">ttantur. Probabile ver</text:span></text:span>o <text:span text:style-name="Default_20_Paragraph_20_Font"><text:span text:style-name="T1">etia</text:span></text:span>m <text:span text:style-name="Default_20_Paragraph_20_Font"><text:span text:style-name="T1">est alioqui, id, in qu</text:span></text:span>o<text:line-break/><text:span text:style-name="Default_20_Paragraph_20_Font"><text:span text:style-name="T1">significantur ea, quae dicuntur, illinc etiam significari, et<text:line-break/>v</text:span></text:span>o<text:span text:style-name="Default_20_Paragraph_20_Font"><text:span text:style-name="T1">ces ab ill</text:span></text:span>o <text:span text:style-name="Default_20_Paragraph_20_Font"><text:span text:style-name="T1">ad praedictum modum fier</text:span></text:span>i. Satis jam ver-<text:line-break/>horum Stoic<text:span text:style-name="Default_20_Paragraph_20_Font"><text:span text:style-name="T1">o</text:span></text:span>rum de v<text:span text:style-name="Default_20_Paragraph_20_Font"><text:span text:style-name="T1">o</text:span></text:span>ce esu Nam si, quae ab aliis sti-<text:line-break/>cuntur, <text:span text:style-name="Default_20_Paragraph_20_Font"><text:span text:style-name="T1">o</text:span></text:span>mnia ordine ascripsero, in immensam magni—<text:line-break/>tudiuem liber excrescet; non enim verba fecissem de his,<text:line-break/>quae Chrysippus et Diogenes scripserunt, sed abunde</text:p>
      <text:p text:style-name="P3">mihi scisset solam zenonis sententiam investigare, nisi<text:line-break/>adversus quendam Stoicum aliquando mihi controversia<text:line-break/>fuisset de hoc verbo procedit, quod zeno in fua ora-<text:line-break/>tirone. ponit, ad hunc modum scribens : Vox per asperam<text:line-break/>arteriam procedit; quod verbum pro egreditur aut emit-<text:line-break/>titur illum veste accipere existimaverim : neque aliud<text:line-break/>quam .haec significat, nec tertium ab ris afferri potest.<text:line-break/>Coactus sum igitur ipse aliorum Stoicorum libros recog-<text:line-break/>noscere, qui hanc dictionem transferunt ad verbum<text:line-break/>egreditur vel emittitur, quemadmodum demonstravi<text:line-break/>Chryfippum et Diogeuem, post .quos non duxi necessa-<text:line-break/>rinm aliorum verba ascribere : sed ad ipsorunr interpre-<text:line-break/>talionem jam revertamur, principium a Xenone famen-<text:line-break/>fes, qui auctor est hujusmodi de voce sententiae atque<text:line-break/>tutius Stoicorum sectae. Prima igitur sumptio vocis<text:line-break/>procedit ad manisestius translatae est hujusmodi: Vox per<text:line-break/>asperam arteriam emittitur. Post hanc succedit alia,<text:line-break/>nempe haec; Si autem sit a cerebro emissa, non per</text:p>
      <text:p text:style-name="P3">asperam arteriam emittitur. Hanc dico sumptionem non<text:line-break/>solum non ex primo genere fumptionum.ad demoultratio-<text:line-break/>nes convenientium emanasse, imo ne ex fecundo quidem<text:line-break/>et tertio , led in quarto sophisticarum sumptionem ge-<text:line-break/>nere continetur; siquidem figura quaedam dictionis sidllatet,<text:line-break/>estate et captiosis ad ambiguitatem fabricam, unde reprehen-<text:line-break/>sionem essugere fe sperabat. Haec enim, si a cerebro pro-<text:line-break/>cederet, non per afperam arteriam procederet, perperam<text:line-break/>ac male habet praepositionem a orationi iniectam. Duae<text:line-break/>enim sunt in ejusinodi omnibus sermonibus nranisestae<text:line-break/>praepositiones , nempe a et ex , quarum neutram assum--<text:line-break/>pfit, etsi posset dicere, si ex cerebro procederet, non per<text:line-break/>asperam arteriam procederet, vel fi non ex cerebro, certe a<text:line-break/>cerebro dicere ipsum oportebat Etenim vox per asperam<text:line-break/>arteriam emissa et ex aliquo et ab aliquo emittitur; ex aliquo,.<text:line-break/>ut vale continente, ab aliquo, ut virtute, quae id, quod<text:line-break/>continet, movet; quemadmodum denique et urina egredi-<text:line-break/>ditur quidem per .penem, emittitur autem ex va<text:span text:style-name="Default_20_Paragraph_20_Font"><text:span text:style-name="T1">t</text:span></text:span>e , nem-</text:p>
      <text:p text:style-name="P3">pe vesica fubjecta, a facultate autem, quae vesicam in fe<text:line-break/>comprimit, ut mina exprimatur. Caeterum praepositio<text:line-break/>a sive pro ex sive pro ab sit acceptu, incertum esu Si<text:line-break/>igitur loco ex capiatur, vera est .oratio. Erit enim<text:line-break/>rutilis hujusmodi; Si ex cerebro vox esset emissa, non<text:line-break/>per asperam arteriam emitteretur. Quod si in vicem<text:line-break/>praepositionis a capiatur, falsa. Rarius eum erit talis:<text:line-break/>Si a cerebro emitteretur, non per ufperam arteriam exi-<text:line-break/>ret. Quod autem oratio hujusmodi vera non sit, nihil<text:line-break/>opus habeo, ut ego probem, fed illos ipsus de hoc fen-<text:line-break/>tentiam ferre censeo. Urina per penem emittitur; quod<text:line-break/>si a corde emitteretur, non per pudendum exiret. Quin<text:line-break/>et nostro arbitrio emittitur, non igitur lu corde est arbi-<text:line-break/>trium. Sic autem et de recrementis alvi interrogare li-<text:line-break/>cet, etenim haec per sedem a nostra voluntate primo mo-<text:line-break/>ventu emittuntur; quae mea opinione etiam ex longis-<text:line-break/>flere ab ea sitis quemlibet pedis digitum protinus mo-</text:p>
      <text:p text:style-name="P3">vet, nihil ex intervallo ad celeritatem impedimenti acci-<text:line-break/>piens. Sive enim lu cereb<text:span text:style-name="Default_20_Paragraph_20_Font"><text:span text:style-name="T1">r</text:span></text:span>o, sive in corde po<text:span text:style-name="Default_20_Paragraph_20_Font"><text:span text:style-name="T1">t</text:span></text:span>ueris vo-<text:line-break/>luntatem, aut mentem, aut quomodocunque volueris ap-<text:line-break/>pellare, (nihil enim ad praesens institutum interest) nul-<text:line-break/>lum tempus reperietur interea transire, dum volueris di-<text:line-break/>gitum movere , et inter ipsius actionem , quemadmodum<text:line-break/>mea sententia etiam in sensu habet. Non enim in hoc<text:line-break/>expectare oportet aliquod tempus punctionis aut vul-<text:line-break/>nerationis, ut sentiat animal, fed simul et siccans secat, et<text:line-break/>aniinal fentiti Atque hoc volunt ismno et Chrysippus<text:line-break/>una cum universo sito coetu, nempe motum, qui ex foris.<text:line-break/>accidente in parte factus est, in animae principium dif-<text:line-break/>tribui, quo animal fentiati Ut igitur nullum sensibile<text:line-break/>tempus est interea, dum pars vulne<text:span text:style-name="Default_20_Paragraph_20_Font"><text:span text:style-name="T1">r</text:span></text:span>atus et animal fen-<text:line-break/>tit, ita neque interim, dum homo digitum curvare vult<text:line-break/>aut pedem, et interim, dum actionem obit, tempus i<text:span text:style-name="Default_20_Paragraph_20_Font"><text:span text:style-name="T1">n-<text:line-break/></text:span></text:span>tercedit. Ita nec inter voluntatem . conceptam urinae<text:line-break/>emittendae et ipsam excretionem, ve<text:span text:style-name="Default_20_Paragraph_20_Font"><text:span text:style-name="T1">r</text:span></text:span>um simul atque</text:p>
      <text:p text:style-name="P3">animae principatus voluerit; etiam <text:span text:style-name="Default_20_Paragraph_20_Font"><text:span text:style-name="T1">t</text:span></text:span>ensus organa ope-<text:line-break/>rantm. Quomodo igitur sermonem illum, o viri fitpien-<text:line-break/>tissimi, solvemus, quod, si urina a corde emitteretur, non<text:line-break/>pcr penem excemeretur? Quamcunque enim solutio-<text:line-break/>nem dixeritis, licebit nimbum et nos ea uti. Siquidem<text:line-break/>igitur cum praesentibus adversariis disceptatio esset, illam<text:line-break/>rationem solvere cogere oporteret. Hic autem non ita<text:line-break/>licet facere , fied solutionem ipfos dicere convenit, quae<text:line-break/>nihil habet obscurum aut prolixum aut difficile, fed<text:line-break/>prompte apparet. Nihil enim (dicemus) impedit ex ve-<text:line-break/>sica urinam per penem excerni, si princeps animae pars<text:line-break/>motus initium immsserit, ut vas, quod continet, compri-<text:line-break/>matrtr. Reliquum, sive cerebrum, sive cor animae fit<text:line-break/>principatus, <text:span text:style-name="Default_20_Paragraph_20_Font"><text:span text:style-name="T1">n</text:span></text:span>ihil opinor ad propositae orationis diffido-<text:line-break/>lienem referre. Sive enim cerebrum sit movendi prin-<text:line-break/>cipiuin , ipsum sufficiet instrumentis et urinam utrique<text:line-break/>recrementa excernentibus, et crura et pedem et digitum</text:p>
      <text:p text:style-name="P3">moventibus, sive cor, eodem modo. lta, arbitror, et<text:line-break/>voce per asperam arteriam emissa, nihil prohibet cere-<text:line-break/>brum motus asperae arteriae esse cau<text:span text:style-name="Default_20_Paragraph_20_Font"><text:span text:style-name="T1">t</text:span></text:span>am : quare per ad-<text:line-break/>huc manet quaestio ab initio instituta, nihil ex eo, quod<text:line-break/>apparet, ad alterutrum dogma inclinare. Sicut enim in<text:line-break/>vesicae et sessis motu incertum erat, cerebrumne an cor<text:line-break/>principatum obtineret, eodem modo in voce et respira-<text:line-break/>tione similiter adhuc obscurum est, utrum riscus princi-<text:line-break/>palum habeat. Sed, ut a me dictum est jam antea, fitus<text:line-break/>vicinitas utrisque imponens sumptionum tanquam sciet:-<text:line-break/>tificarum et ad demonstrationem convenientium ima-<text:line-break/>ginem exhibet; non tamen ita rei veritas se habet. Et-<text:line-break/>enim qui omnium originem cor esse statuit, non vcrebi-<text:line-break/>tur oculorum vicinitatem, tanquam non .et hos dicat ah<text:line-break/>illo ceu fonte quodam sensum mottunque haurire; qui<text:line-break/>cerebrum ponit, non aliam quampiam partem respirato-<text:line-break/>riorum et vocalium instrumentorum motus principium</text:p>
      <text:p text:style-name="P3">esse dicit, fed illud, quemadmodum aliis omnibus, ita et<text:line-break/>his motum arbitrarium suppeditare. Quae igitur lu me-<text:line-break/>thodis de demonstratione universaliter docuimus, haec<text:line-break/>particulatim in omni rerum materia vera deprehendun-<text:line-break/>tur; quippe non ab omnibus, quae rei propositae insunt,<text:line-break/>veritatem capere oportet, fed ab eo folo, quod prolue-<text:line-break/>mali coniunctum esu zeno autem, Chrysippus et Dio-<text:line-break/>genes aliique Stoici, etsi millies rationi confidant, non<text:line-break/>possent defensionem errorum ipsius invenire. Num fe-<text:line-break/>cunda sumptio, quae per fe sumitur, siquidem exacte si-<text:line-break/>mul et manifeste ac distincte dicta esset, ex fecundo fum-<text:line-break/>ptionum genere una omnino esse deprehenderetur. Quoniam<text:line-break/>vero juxta dictionis figuram captiosa structam ambigui-<text:line-break/>talem contraxit, lu quartum genus hac de cau<text:span text:style-name="Default_20_Paragraph_20_Font"><text:span text:style-name="T1">t</text:span></text:span>a tra<text:span text:style-name="Default_20_Paragraph_20_Font"><text:span text:style-name="T1">n</text:span></text:span>sivit<text:line-break/>Si itaque vafritiam subdolam ipsius cognoscens zeno<text:line-break/>sponte u<text:span text:style-name="Default_20_Paragraph_20_Font"><text:span text:style-name="T1">t</text:span></text:span>us fuisset, fophista potius aliquis quam philo-<text:line-break/>scphus haberetur: -si ignorans et invitus, logicae fpecu-<text:line-break/>lationis imperitus inexercitatufque. Verum nos neque</text:p>
      <text:p text:style-name="P3">sponte unquam ejufmodi sermonibus usi sumus, (ete-<text:line-break/>nirn vulritia subdola et improba viri est hostis veritatis,)<text:line-break/>neque imprudentes prae inscitia simul et exerritatio-<text:line-break/>nis inopia lu ipsius incidimus. Porro similem sccun-<text:line-break/>dae sumptioni etiam quarta obtinet absurditatem, in<text:line-break/>qua dicit, <text:span text:style-name="Default_20_Paragraph_20_Font"><text:span text:style-name="T1">ser</text:span></text:span>m<text:span text:style-name="Default_20_Paragraph_20_Font"><text:span text:style-name="T1">o a mente pr</text:span></text:span>o<text:span text:style-name="Default_20_Paragraph_20_Font"><text:span text:style-name="T1">ced</text:span></text:span>i<text:span text:style-name="Default_20_Paragraph_20_Font"><text:span text:style-name="T1">t. </text:span></text:span>Siquidem hic firmo<text:line-break/>aut vox significans a mente emittitur, quemadmodum<text:line-break/>etiam alia omnia, quae secundum voluntatem fiunt, non<text:line-break/>tamen ex mente, sed ex larynge. Prius autem no<text:span text:style-name="Default_20_Paragraph_20_Font"><text:span text:style-name="T1">n</text:span></text:span>dum<text:line-break/>vox id, quod effertur, existit, sed, ut diximus, materia<text:line-break/>quaedam vocis propria, quam elationem nuncupamus.<text:line-break/>Emittitur autem ex asperis pulmonis arteriis, quarum<text:line-break/>nulla cor attingit. Itaque zeno, sive imprudenter sive<text:line-break/>de industria obscura dictione usus est, in quartam sum-<text:line-break/>ptionmn speciem incidit, Diogenes autem plerumque- in<text:line-break/>fecundam, semel autem et ipfe lu quartam. Quum erint<text:line-break/>dicit, Unde vox emittitur, et quando ait, Vox non ex<text:line-break/>capitis locis emittitur, sied palam ex interioribus potius,.</text:p>
      <text:p text:style-name="P3">ex fecundo genere argumentorum sumpti<text:span text:style-name="Default_20_Paragraph_20_Font"><text:span text:style-name="T1">o</text:span></text:span>nibus utitur.<text:line-break/>Quando autem inquit, sermonem a mente emitti, quum<text:line-break/>oporteret dicere abs mente, quarto genere argumenta-<text:line-break/>tionum utitur. Hujus errorum redargutio eadem est, qua<text:line-break/>zenonis sermonen reprehendimus. Sic autem et Chry-<text:line-break/>sippus quum dicat etiam, ex quo sermo emittitur, illum<text:line-break/>esse principem animae partem, sermonem reciproce et<text:line-break/>ex adverso accipiemus, dicemulque, abs quo <text:span text:style-name="Default_20_Paragraph_20_Font"><text:span text:style-name="T1">t</text:span></text:span>enuo emit-<text:line-break/>titur, illud principatum existere, non tamen ex quo. Ad<text:line-break/>eundem modum quunr inquit, lu totum unde sermo<text:line-break/>emittitur, illinc oportet et ratiocinatio<text:span text:style-name="Default_20_Paragraph_20_Font"><text:span text:style-name="T1">n</text:span></text:span>em fieri, non<text:line-break/>unde dicemus, sed abs qua parte sermo emittitur, secun-<text:line-break/>dum illam quoque ratiocinandi vim et in illa fieri.<text:line-break/>Constat enim , quod loco illic Chrysippus illuc dixit,<text:line-break/>quod aequipollet ei, quod est in illa corporis parte. Non<text:line-break/>enim putandum est, voluisse eum indicare in illam par-<text:line-break/>siculam , quum dixit illuc, quamvis praecipue hoc illuc</text:p>
      <text:p text:style-name="P3">ad locum significat , illic autem in loco. Etenim putau-<text:line-break/>dum est potius Chrysippunr in voce soloecismum conr-<text:line-break/>mittere, quam tam manifeste incomprehensibilia dicere.<text:line-break/>Quippe hoc ipsi satis peculiare et tantum non lu una-<text:line-break/>quaque dictione committitur, incomprehensibilia vero di-<text:line-break/>cere nequaquam. Aliquando enim falsa dicit, quemad-<text:line-break/>modum et in hoc sermone, sed non quae non possint conr-<text:line-break/>prehendi. Differt enim plurimum falsum ab eo, quod<text:line-break/>nequit intelligi. Quoniam igitur illuc pro illic dictum<text:line-break/>esse a Chryfippo probabilius est, oratio in Graecorum<text:line-break/>proprietatem transsumpta talis fuerit; Unde scruto emit-<text:line-break/>titur, illic oportet et ratiocluatiouem fieri, hoc est, in<text:line-break/>illa particula; sed mendacium id manifesto esse dicemus.<text:line-break/>Non enim, si quid juxta voluntatem ex aliquo emittitur,<text:line-break/>in illa particula mentem esse ostendit, sicut neque urina,<text:line-break/>neque sputum, neque mucor, neque alvi fedimentum.<text:line-break/>Apparet autem, hoc fefellisse zenonenr primum et prae-<text:line-break/>cipue, et post eum jam alios Stoicos, maxime vero et</text:p>
      <text:p text:style-name="P3">Chrysippum, quantum ad commemoratam prius oratio-<text:line-break/>nem pertinet. Nam in alia quadam non multo post sub-<text:line-break/>sequente coactus est verum fateri. Coactum esse dixi,<text:line-break/>qu<text:span text:style-name="Default_20_Paragraph_20_Font"><text:span text:style-name="T1">o</text:span></text:span>d alium fermonem evertere cupiens, ceu non verum,<text:line-break/>deinde contradictionis speciem <text:span text:style-name="Default_20_Paragraph_20_Font"><text:span text:style-name="T1">s</text:span></text:span>entiens nihilominus sub-<text:line-break/>vertentem, et contra <text:span text:style-name="Default_20_Paragraph_20_Font"><text:span text:style-name="T1">s</text:span></text:span>eipsum non veritus est suum simul<text:line-break/>cum fe<text:span text:style-name="Default_20_Paragraph_20_Font"><text:span text:style-name="T1">n</text:span></text:span>tentia c<text:span text:style-name="Default_20_Paragraph_20_Font"><text:span text:style-name="T1">o</text:span></text:span>ntra opinantium fermonem evertere.<text:line-break/>Oportebat autem aut non haec, aut non illa scribere, et<text:line-break/>prae<text:span text:style-name="Default_20_Paragraph_20_Font"><text:span text:style-name="T1">s</text:span></text:span>ertim tamfibi invicem propinqua. Si etenim verus<text:line-break/>lue ferme est, non verus ille; quod si ille sanus, hic cor-<text:line-break/>ruptus erit. Quare nos scientificis messionis exercitati -<text:line-break/>cognoscere possumus et discernere verum a falso. At in-<text:line-break/>exercitatis non parva erit quaestio, utrum ipsorum eli-<text:line-break/>gere debeant. Adscribam vero et verba ipsa, quibus osten-<text:line-break/>dit Chrysippus, fermonem supra comprehensum non esse<text:line-break/>demonstrato rium ; sunt autem ejusmodi. <text:span text:style-name="Default_20_Paragraph_20_Font"><text:span text:style-name="T1">Res autem se<text:line-break/>habet, ut</text:span></text:span> i<text:span text:style-name="Default_20_Paragraph_20_Font"><text:span text:style-name="T1">psis dixi saepius, praeter haec omnia sanasse<text:line-break/>etia</text:span></text:span>m <text:span text:style-name="Default_20_Paragraph_20_Font"><text:span text:style-name="T1">si detur, ut postulatur, a capite provenire prin-</text:span></text:span></text:p>
      <text:p text:style-name="P3"><text:span text:style-name="Default_20_Paragraph_20_Font"><text:span text:style-name="T1">cipium in praedictas partes adhuc inquiremu</text:span></text:span>s. <text:span text:style-name="Default_20_Paragraph_20_Font"><text:span text:style-name="T1">Rere<text:line-break/>enim, quaecunque dixerint aliqui de eo, quod vox ex pe-<text:line-break/>ctore scrtur per aspera</text:span></text:span>m <text:span text:style-name="Default_20_Paragraph_20_Font"><text:span text:style-name="T1">arteriam, a capue cert</text:span></text:span>o <text:span text:style-name="Default_20_Paragraph_20_Font"><text:span text:style-name="T1">quodam<text:line-break/>principio facto, talia licet dicere, in corde quide</text:span></text:span>m <text:span text:style-name="Default_20_Paragraph_20_Font"><text:span text:style-name="T1">prin-<text:line-break/>cipatu animae exisiente, motuum vero initio a capite ve-<text:line-break/>aiente. </text:span></text:span>Quod sane Chryfippus hac oratione vult dicere,<text:line-break/>tale esu Si etiam concesserit aliquis, principium esse<text:line-break/>nervorum caput, non omnino principatum in eo esse con-<text:line-break/>cesserit. Quae enim illi possunt dicere de eo, quod vox<text:line-break/>ex pectore per ufperam arteriam effe<text:span text:style-name="Default_20_Paragraph_20_Font"><text:span text:style-name="T1">r</text:span></text:span>tur, capite initium<text:line-break/>actionis transmittente partibus, talia licet de nervis no-<text:line-break/>bis dicere tanquam a capite procedentibus, a corde au-<text:line-break/>tem actionem habentibus. Quapropter quod vox ex pe-<text:line-break/>ctore et per asperam arteriam emittatur , capite initium<text:line-break/>motus partibus indidem exhibente, Chryfippus ipse fieri<text:line-break/>posse consessus esu Non igitur ea ratione tanquam de-<text:line-break/>monstratoria utendum est, quemadmodum plurimi Stoico-</text:p>
      <text:p text:style-name="P3">vum crediderunt. Siquidem argumentatur, ut dixi, a fitus<text:line-break/>vicinitate; unde etiam Xenonis rationi deesse sumptiones<text:line-break/>ad absolutam quaestionem existimandum est. ld autem<text:line-break/>evidentius ostendi poterit sumtionibus ad manifestius<text:line-break/>translatis, ut ratio sit hujufrnodi. Vox per asperam arte-<text:line-break/>riam emittitur; quod fi ex cerebro emitteretur, non per<text:line-break/>asperam arteriam exierit. Unde autem fermo , <text:span text:style-name="Default_20_Paragraph_20_Font"><text:span text:style-name="T11">illin</text:span></text:span>c<text:line-break/>etiam vox emittitur; fermo autem ex mente emittitur;<text:line-break/>quare mens non esit in cerebro. Prima itaque sumptio<text:line-break/>ex evidentibus sensui est; ideo neque demonstratione ip<text:span text:style-name="Default_20_Paragraph_20_Font"><text:span text:style-name="T1">t</text:span></text:span>a<text:line-break/>i<text:span text:style-name="Default_20_Paragraph_20_Font"><text:span text:style-name="T1">n</text:span></text:span>diget; etenim omnia sensiti manifesta ex seipsis fidem<text:line-break/>faciunt. Secunda vero neque fenfui neque intellectui<text:line-break/>evidentium numero .ascribitur, imo ne ex primis qui-<text:line-break/>dem axiomatibus existit. Verum hoc pacto sermonem<text:line-break/>instituere conveniebat, siquidem ex primis et demon-<text:line-break/>stratoriis incepturus erat. Vox per asperam arte-<text:line-break/>riam emittitur. omne autem, quod per aliquod emit-<text:line-break/>titur, ex partibus ipsi continuis emittitur. Cerebrum au-</text:p>
      <text:p text:style-name="P3">tem arteriae afperae non est continuum: ergo ex cerebro<text:line-break/>non emittitur. Post hanc rationem rursus aliam prope-<text:line-break/>nere oportebat, conclusionem sumptionis loco ponendo<text:line-break/>ad hunc modum- Unde vox emittitur, illinc et-siguisi-<text:line-break/>cativa vox, hoc est oratio: ex mente autem oratio emit-<text:line-break/>titur, non autem ex cerebro: igitur mens non est in ce.<text:line-break/>rebro. Ita fiane conveniebat zenonem rationes insti-<text:line-break/>tuisse, si nulla sumptio neque praetermittenda erat, ne-<text:line-break/>que. supra modum assumenda. Jam veto licet:. adhuc<text:line-break/>compendiosius ad hunc modum disceptare, utraque ra-<text:line-break/>tione in idem collecta. Sermo per asperam arteriam<text:line-break/>emittitur. omne autem, quod per aliquod emittitur, .ex<text:line-break/>partibus ipsi continuis emittitur; quare et sermo ex par-<text:line-break/>tibns ufperae arteriae continuis emittitur; at cerebrum<text:line-break/>afperae arteriae non est continuun, ; non igitur ex cere-<text:line-break/>luo <text:span text:style-name="Default_20_Paragraph_20_Font"><text:span text:style-name="T1">t</text:span></text:span>e<text:span text:style-name="Default_20_Paragraph_20_Font"><text:span text:style-name="T1">r</text:span></text:span>mo emittitur, fed ex mente; non ergo in cerebro<text:line-break/>mens esu Licet nimirum et principem animae partem</text:p>
      <text:p text:style-name="P3">dicere loco nominis .mentis. Pari modo dominantem,<text:line-break/>imperantem, praesidentem, et ratiocinantem, intelli-<text:line-break/>gentem. . Nihil enim differre putandum, quocunque<text:line-break/>modo velis appellare, si rem subjectum eandem serves.<text:line-break/>Quod si ita omnes rationem instituissent, neque maxime<text:line-break/>necessariam sumptionum omisissent, in qua res omnis ma-<text:line-break/>suscitatur, .videlicet, quod per aliquod emittitur; ex par-<text:line-break/>tib<text:span text:style-name="Default_20_Paragraph_20_Font"><text:span text:style-name="T1">n</text:span></text:span>s ipsi continuis emitti, temere autem non necessaria<text:line-break/>nequaquam adjecisseut, facile erat . deprehendere, argu-<text:line-break/>menta. a situ procedere, nec rem propositam demonstrare.<text:line-break/>Nam si praepositio ex in sumptione sermonem mente<text:line-break/>emitti dicente ponatur, salsam ipsam esse dicemus; non<text:line-break/>enim ex mente, sed abs mente ipsam emitti. At si abs<text:line-break/>p<text:span text:style-name="Default_20_Paragraph_20_Font"><text:span text:style-name="T1">r</text:span></text:span>aepositionem sig<text:span text:style-name="Default_20_Paragraph_20_Font"><text:span text:style-name="T1">n</text:span></text:span>ificari p<text:span text:style-name="Default_20_Paragraph_20_Font"><text:span text:style-name="T1">r</text:span></text:span>o a existimemus , ut sit telis<text:line-break/>sumptio, Se<text:span text:style-name="Default_20_Paragraph_20_Font"><text:span text:style-name="T1">r</text:span></text:span>mo. abs mente emittitur, sumptionem veram<text:line-break/>esse pronunciabimus , caete<text:span text:style-name="Default_20_Paragraph_20_Font"><text:span text:style-name="T1">r</text:span></text:span>um orationem nihil conclude-<text:line-break/>re , .tanquam non omnibus sumptionibus similiter enun-</text:p>
      <text:p text:style-name="P3">cistis, sed aliis p<text:span text:style-name="Default_20_Paragraph_20_Font"><text:span text:style-name="T1">r</text:span></text:span>aepositionem ex, aliis abs habentibus.<text:line-break/>Quod si omnia similiter pronuncientur secundum prae-<text:line-break/>positionem ex, in prio<text:span text:style-name="Default_20_Paragraph_20_Font"><text:span text:style-name="T1">r</text:span></text:span>e sumptione falsitas judicabitur,<text:line-break/>si juxta praepositionem abs, haec quidem vera erit, gc-<text:line-break/>neralis autem ab ipsis relicta. Pari modo particularis,<text:line-break/>ambaeque falsae e<text:span text:style-name="Default_20_Paragraph_20_Font"><text:span text:style-name="T1">r</text:span></text:span>unt. Etenim universalis ejufmodi<text:line-break/>evadet. omne, quod per aliquid emittitur, abs parti-<text:line-break/>bus ei continuis emittitur, pa<text:span text:style-name="Default_20_Paragraph_20_Font"><text:span text:style-name="T1">r</text:span></text:span>ticularis autem, fcrmo, abs<text:line-break/>partibus, quae in afpe<text:span text:style-name="Default_20_Paragraph_20_Font"><text:span text:style-name="T1">r</text:span></text:span>a arteria cohaerent, emittitu<text:span text:style-name="Default_20_Paragraph_20_Font"><text:span text:style-name="T1">r</text:span></text:span>; non<text:line-break/>enim abs continuis, fed ex continuis ve<text:span text:style-name="Default_20_Paragraph_20_Font"><text:span text:style-name="T1">r</text:span></text:span>e dicetur. osten-<text:line-break/>sum itaque jam manifesto est, principalissimam sumptio-<text:line-break/>nem ab ipsis esse p<text:span text:style-name="Default_20_Paragraph_20_Font"><text:span text:style-name="T1">r</text:span></text:span>aete<text:span text:style-name="Default_20_Paragraph_20_Font"><text:span text:style-name="T1">r</text:span></text:span>missam, vel quia cavillandi sin-<text:line-break/>dio hoc sponte voluerunt, vel quia rncxerritati in arte<text:line-break/>inviti omiserunt. Unde etiam fallunt auditorem, qui<text:line-break/>exacte nequeat distingue<text:span text:style-name="Default_20_Paragraph_20_Font"><text:span text:style-name="T1">r</text:span></text:span>e, utra fumptionum ve<text:span text:style-name="Default_20_Paragraph_20_Font"><text:span text:style-name="T1">r</text:span></text:span>a existat,<text:line-break/>sive ea, quae juxta praepositionem ex enunciatur, sive<text:line-break/>quae secundum abs, neutiquam enim ipsam ad verbum<text:line-break/>dicunt, verum ad totius sermonis constitutionem, tanquam</text:p>
      <text:p text:style-name="P3">dixissent, utuntur. Haec enim sumptio, Si a cerebro<text:line-break/>emitteretu<text:span text:style-name="Default_20_Paragraph_20_Font"><text:span text:style-name="T1">r, </text:span></text:span>non per afperam arteriam exiret, juxta prae-<text:line-break/>termissae sumptionis virtutem vera esse videtur. Itaque<text:line-break/>zenouis sermo erro<text:span text:style-name="Default_20_Paragraph_20_Font"><text:span text:style-name="T1">r</text:span></text:span>ibus scatet juxta facundam sumptio-<text:line-break/>nem modo a me comprehensam: primum quidem, quo-<text:line-break/>niam praepositionem a assumpsit ,. quum conveni-<text:line-break/>ret vel ex vel abs; deinde, quia maxime princi-<text:line-break/>pales praetermisit sumptiones, tum universalem i-<text:line-break/>fiam, omne autem, quod per aliquod mittitur,. ex conti-<text:line-break/>unis ipsi pa<text:span text:style-name="Default_20_Paragraph_20_Font"><text:span text:style-name="T1">r</text:span></text:span>tibus emittitur, tum particularem, quod vox<text:line-break/>et sermo ex partibus asperae arteriae continuis emitti-<text:line-break/>turi His enim sic distinctis, si quidem juxta p<text:span text:style-name="Default_20_Paragraph_20_Font"><text:span text:style-name="T1">r</text:span></text:span>aepofi-<text:line-break/>tionem ex universae enuncie<text:span text:style-name="Default_20_Paragraph_20_Font"><text:span text:style-name="T1">n</text:span></text:span>tur sumptiones, falsa erit<text:line-break/>haec, sermonem ex tuente emitti; sin juxta abs, tum<text:line-break/>universalis, quae nunc dicitur, quicquid per aliquod<text:line-break/>emittitur, abs continuis emitti, tum particularis, fermo-<text:line-break/>nem abs partibus in aspera arteria sitis emitti. At si mixta<text:line-break/>p<text:span text:style-name="Default_20_Paragraph_20_Font"><text:span text:style-name="T1">r</text:span></text:span>onuncientur, in quibusdam rane sumptionibus praeco-</text:p>
      <text:p text:style-name="P3">titione ex ad amussim sumpta, in alterutris vero prae-<text:line-break/>pofitione abs ; quemadmodum in ea, sermonem abs mente<text:line-break/>emitti, nullam sumptionem criminabimur, totam vero ra-<text:line-break/>lienem nihil concludere dicemus. Non enim adhuc<text:line-break/>principales conclusionis propositiones coaptabuntur. Est<text:line-break/>namque ipsarum altera talis, sermo abs mente emittitur,<text:line-break/>altera autem, sermo ex cerebro non emittitur. At utram-<text:line-break/>que sumptionem vel juxta praepositionem abs, vel juxta<text:line-break/>praepositionem ex pronunciatum esse oportebat, ut aliqua<text:line-break/>ipsis communis conclusio- inseratur. Forte plura de ora-<text:line-break/>tionis vitio dicere tentassem, nisi Chrylippus luam absur-<text:line-break/>ditatem novisset, et modum deprehensionis ipse scripti-<text:line-break/>tasset in sententia paulo ante a me adducta, fieri posse<text:line-break/>inquiens, ut ex partibus pectoris sermo emittatur, sed<text:line-break/>capite principum, motus suppeditante, quemadmodum .et<text:line-break/>quod omnes nervi originem ex capite habentes prin-<text:line-break/>cipiuur facultatis a corde sumant. Haec itaque recte a</text:p>
      <text:p text:style-name="P3">Chrysippo dicta sunt; quocirca ipse magis accusandus<text:line-break/>ve<text:span text:style-name="Default_20_Paragraph_20_Font"><text:span text:style-name="T1">n</text:span></text:span>it, quod, quum verum novisset, non est tamen eo<text:line-break/>usus; ea vero e quae a situ argumenta petita sunt, atque<text:line-break/>ex his magis quae poetae testantur, aut vulgus, aut quae-<text:line-break/>dam nominis ratio , aut aliud quiddam hujusmodi , non<text:line-break/>recte. Praestiterat enim insiste<text:span text:style-name="Default_20_Paragraph_20_Font"><text:span text:style-name="T1">n</text:span></text:span>do sumptionibus , quae<text:line-break/>juxta methodum dernonstratoriam adsumuntur, investigare<text:line-break/>ea et sensu expendere. Verum ipse, tanquam non ex<text:line-break/>scientia, sed fortuito verum dixisset, ab inquisitione ip-<text:line-break/>sius discessit et poetas testes citavit.^ -</text:p>
      <text:h text:style-name="Heading_20_2" text:outline-level="2">Cap. VI. </text:h>
      <text:p text:style-name="P23">Quod igitur Chrysippus vidit quidem,<text:line-break/>sed oratione no<text:span text:style-name="Default_20_Paragraph_20_Font"><text:span text:style-name="T1">n</text:span></text:span> exposuit, id apponere mihi risum esu<text:line-break/>Quandoquidem enim fieri potest, ut, licet quam maxime<text:line-break/>omnium nervorum origo cerebrum videatur, cor ipsi vim<text:line-break/>sensorium voluntariam que suppeditet; pari modo, etiam-<text:line-break/>si ex thoracis partibus sermo emittitur, principium mo-<text:line-break/>tus ipsius a cerebro deferri; di<text:span text:style-name="Default_20_Paragraph_20_Font"><text:span text:style-name="T1">s</text:span></text:span>quirendum deinceps est,</text:p>
      <text:p text:style-name="P3">an neutrum alteri virtutem aliquam tribuat, au alterum<text:line-break/>alteri. Fiet autem ad hunc modum investigatio. Quae<text:line-break/>cor cerebro connectunt, in dissectionibus contemplari<text:line-break/>oportet, quot sint numero ct qualia; postea in collo<text:line-break/>singula vel secare, vel contundere, vel funiculo interni-<text:line-break/>pere; deinde contueri, qui assectus animal invadant.<text:line-break/>Connectunt autem cor cerebro tria vasorum genera, quae<text:line-break/>sane etiam totius corporis sunt communia, venac, ar-<text:line-break/>terrae et nervi: venae quidem jugularcs dictae, arte-<text:line-break/>riae carotides, nervi his arteriis adnati. Sane jugulares<text:line-break/>venas aut carotides arterias non simpliciter dividere<text:line-break/>oportet, quemadmodum nervos, moreretur enim protinus<text:line-break/>animal larga sanguinis prolusione debilitatum, sed prae-<text:line-break/>stat funiculis validis intercipiendo primum in superiore<text:line-break/>et inferiore cervicis regione medium vinculorum disse-<text:line-break/>care, ut nulla sequatur sanguinis prolusio: nervos autem<text:line-break/>sive contundere, sive funiculis quibusdam comprehendere,</text:p>
      <text:p text:style-name="P3">vel tuis ipsius digitis, sivefeca<text:span text:style-name="Default_20_Paragraph_20_Font"><text:span text:style-name="T1">r</text:span></text:span>e; ob hos omnes affectus<text:line-break/>unum et idem symptoma animanti superveniet. Quippe<text:line-break/>statim obmutescet, reliquarum vero actionum <text:span text:style-name="Default_20_Paragraph_20_Font"><text:span text:style-name="T1">n</text:span></text:span>ulla ne-<text:line-break/>que in p<text:span text:style-name="Default_20_Paragraph_20_Font"><text:span text:style-name="T1">r</text:span></text:span>aesenti tempore lae<text:span text:style-name="Default_20_Paragraph_20_Font"><text:span text:style-name="T1">t</text:span></text:span>a, neque in posterum appa-<text:line-break/>rebit. Arteriis autem fune interceptis velint dixi, dil-<text:line-break/>fectis, mutum fano aut sopor<text:span text:style-name="Default_20_Paragraph_20_Font"><text:span text:style-name="T1">at</text:span></text:span>um, ut plerique post Hip-<text:line-break/>pocratem disiecturum perperam scripserunt, non erit ani-<text:line-break/>nral, fied omnes, quae iupra vulneratas habentur, in totum<text:line-break/>pulsum amittent. - At venas neque funibus intercipiens,<text:line-break/>neque, ut dictum est, secans, aliquam manifesto actionem<text:line-break/>aboleri videbis. Ex his apparentibus promptum est colli-<text:line-break/>gere , neque nor ad pulsuum motum cerebro indigere,<text:line-break/>neque cerebrum corde, ut sentiat animal juxtaque ar-<text:line-break/>bitrium operetu<text:span text:style-name="Default_20_Paragraph_20_Font"><text:span text:style-name="T1">r. </text:span></text:span>Quod enim cor nihil ad proprium<text:line-break/>motum cerebro opus habet, inde clarum est, quod, venis,<text:line-break/>arteriis nervifique praedictis <text:span text:style-name="Default_20_Paragraph_20_Font"><text:span text:style-name="T1">t</text:span></text:span>une comprehensis, simi-<text:line-break/>Iiler ipsirm adhuc pulset et totius a<text:span text:style-name="Default_20_Paragraph_20_Font"><text:span text:style-name="T1">n</text:span></text:span>imantis arteriae.</text:p>
      <text:p text:style-name="P3">Nam solae supra funes silae omnino pulsum amittunt, dum<text:line-break/>continua ipfartun pars, quae ad cor usque pertingit, simi-<text:line-break/>Uter ac aliae pulsat. Quod autem cerebri facultatum cor<text:line-break/>primam non habeat originem, inde cognoscere licet, quod,<text:line-break/>omnibus commemoratis nervis sive sectis, sive laqueo<text:line-break/>comprehensis, animal solum obmutescit, inspirat tamen<text:line-break/>et expirat sine impedimento juxta utramque superius<text:line-break/>dictarum inspirationum et expirationum dllferentiam; ita<text:line-break/>ve<text:span text:style-name="Default_20_Paragraph_20_Font"><text:span text:style-name="T1">r</text:span></text:span>o et quatuor artubus etiamnum operatur, sicuti et<text:line-break/>prius, auditque et videt, omnique sensu percipit Nam<text:line-break/>sula, ut dictum est, vox animalis aboletur, nervis juxta<text:line-break/>arterias dissectis. Porro qui tum medici, tum philoso-<text:line-break/>phi ob enumeratas arterias sive dissectas, sive, ut dixi,<text:line-break/>interceptas animal soporari putaverunt, deinde hinc cos-<text:line-break/>legerunt, cor sensum utotumque cerebro suppeditare, hos<text:line-break/>nimirum falsos esse in ejus, quod apparet, experientia pu-^<text:line-break/>tandum est, quod autem ex hypothesi sequitur, diligenter</text:p>
      <text:p text:style-name="P3">vidisse. Si enim vere soporosum a<text:span text:style-name="Default_20_Paragraph_20_Font"><text:span text:style-name="T1">n</text:span></text:span>rmaI evaderet, quod<text:line-break/>ipsis nomen significat sensus motusque expers, necessario<text:line-break/>sequeretur, cor primam et sensus et motus originem ce-<text:line-break/>rebro immittere, quam ipsum toti corpori per nervos<text:line-break/>iuggerit. Quapropter secundum quoddam principium ip-<text:line-break/>sum erit, non exquisite primum, magni regis legato. dig-<text:line-break/>nitate respondens. Demonstratum enim est antea, quod<text:line-break/>cor arteriarum, cerebrum nervorum sit principium; con-<text:line-break/>cluderetur igitur, si verum . esset; quod dicitur, eor per<text:line-break/>arterias vim animalem cerebro suppeditare; non tamen<text:line-break/>verum est, fed ementiti stant contra id, quod in dissectio-<text:line-break/>nibus apparet. Soporosum enim neque ob nervos prae-<text:line-break/>cifos animal efficitur, neque ob arterias, verum nervis<text:line-break/>oblaesis mutum quidem evadit, arteriis autem .non ita,<text:line-break/>mullo que minus venis: <text:span text:style-name="Default_20_Paragraph_20_Font"><text:span text:style-name="T1">t</text:span></text:span>est plerique medici plnlosophique<text:line-break/>simul cum arteriis nervos funibus comprehendentes,<text:line-break/>deinde mutum protinus animal fieri conspicientes,</text:p>
      <text:p text:style-name="P3">arteriarum affectionem esse crediderunt, quam soporem<text:line-break/>nominarunt, non recte meo judicio, nisi vocis amissionem<text:line-break/>soporem appellent; sic enim nomine solum hallucinantur<text:line-break/>in hoc, at in re ipfa aberrant, si ob arterias animal mu-<text:line-break/>tum evadere existiment.</text:p>
      <text:h text:style-name="Heading_20_2" text:outline-level="2">Cap. VII. </text:h>
      <text:p text:style-name="P23">Ego sane jam videor mihi, quod Chry-<text:line-break/>lippus jussit, fecisse, inquirendo, a co<text:span text:style-name="Default_20_Paragraph_20_Font"><text:span text:style-name="T1">r</text:span></text:span>de ne facultas ali-<text:line-break/>qua cerebro, an a cerebro cordi suggeratur. Chryfippus<text:line-break/>porro ipfe parvi fecisse ridetur hujus. rei inquisitionem,<text:line-break/>qui videns quidem viam, qua. id, quod quaeritur, adipisci<text:line-break/>conveniat, ea non usus sit: hominem autem reprehendo<text:line-break/>insuper, quod in uno libro contraria dicere suillo <text:span text:style-name="Default_20_Paragraph_20_Font"><text:span text:style-name="T1">n</text:span></text:span>erit<text:line-break/>non longo invicem intervallo, qui prius sime ceu demon-<text:line-break/>strativuut zeno<text:span text:style-name="Default_20_Paragraph_20_Font"><text:span text:style-name="T1">n</text:span></text:span>is sermonem scripserit, processu autem<text:line-break/>commentarii solutionem ipsius ostenderit. Jam invenio,<text:line-break/>Chrysippunt maxime et alia quaedam in hoc ipsio de<text:line-break/><text:span text:style-name="Default_20_Paragraph_20_Font"><text:span text:style-name="T11">anim</text:span></text:span>ae principatu sibi repugnantia adduxisse. Quippe</text:p>
      <text:p text:style-name="P3">inter initia praefatus, alias sa<text:span text:style-name="Default_20_Paragraph_20_Font"><text:span text:style-name="T1">n</text:span></text:span>e animae partes lu quibus<text:line-break/>sunt animantis partibus confessum esse, de pri<text:span text:style-name="Default_20_Paragraph_20_Font"><text:span text:style-name="T1">n</text:span></text:span>cipatu<text:line-break/>autem fuso disquiri, eo quod nullus <text:span text:style-name="Default_20_Paragraph_20_Font"><text:span text:style-name="T1">t</text:span></text:span>ensus evidens, ne-<text:line-break/>que manifesta quaedam coniectura de eo haberi potest,<text:line-break/>paulo post ta<text:span text:style-name="Default_20_Paragraph_20_Font"><text:span text:style-name="T1">n</text:span></text:span>quam de apparente parte disserit. Habent<text:line-break/>autem verba ipsius in hunc modum. <text:span text:style-name="Default_20_Paragraph_20_Font"><text:span text:style-name="T1">sic videtur n</text:span></text:span>o<text:span text:style-name="Default_20_Paragraph_20_Font"><text:span text:style-name="T1">s<text:line-break/>subterfugere l</text:span></text:span>o<text:span text:style-name="Default_20_Paragraph_20_Font"><text:span text:style-name="T1">cu</text:span></text:span>s, <text:span text:style-name="Default_20_Paragraph_20_Font"><text:span text:style-name="T1">quum neque sensus evidens sit, qu</text:span></text:span>o<text:span text:style-name="Default_20_Paragraph_20_Font"><text:span text:style-name="T1">d<text:line-break/>in reliquis c</text:span></text:span>o<text:span text:style-name="Default_20_Paragraph_20_Font"><text:span text:style-name="T1">ntingit, neque c</text:span></text:span>o<text:span text:style-name="Default_20_Paragraph_20_Font"><text:span text:style-name="T1">nfecturae , per quas id<text:line-break/>quis p</text:span></text:span>o<text:span text:style-name="Default_20_Paragraph_20_Font"><text:span text:style-name="T1">sset c</text:span></text:span>o<text:span text:style-name="Default_20_Paragraph_20_Font"><text:span text:style-name="T1">ll</text:span></text:span>i<text:span text:style-name="Default_20_Paragraph_20_Font"><text:span text:style-name="T1">gere. Neque enim in tantum c</text:span></text:span>o<text:span text:style-name="Default_20_Paragraph_20_Font"><text:span text:style-name="T1">ntr</text:span></text:span>o<text:span text:style-name="Default_20_Paragraph_20_Font"><text:span text:style-name="T1">ve</text:span></text:span>r<text:span text:style-name="Default_20_Paragraph_20_Font"><text:span text:style-name="T1">siae<text:line-break/>processissent medici et philosoph</text:span></text:span>e Ilis praemissis, con<text:span text:style-name="Default_20_Paragraph_20_Font"><text:span text:style-name="T1">t</text:span></text:span>e-<text:line-break/>quenter chryfippus ait, <text:span text:style-name="Default_20_Paragraph_20_Font"><text:span text:style-name="T1">universos h</text:span></text:span>om<text:span text:style-name="Default_20_Paragraph_20_Font"><text:span text:style-name="T1">ines assectus men-<text:line-break/>tis sentire in thorace et in corde. </text:span></text:span>Habet autem ora-<text:line-break/>tio haec ad eum modum. <text:span text:style-name="Default_20_Paragraph_20_Font"><text:span text:style-name="T1">C</text:span></text:span>o<text:span text:style-name="Default_20_Paragraph_20_Font"><text:span text:style-name="T1">mmun</text:span></text:span>i<text:span text:style-name="Default_20_Paragraph_20_Font"><text:span text:style-name="T1">ter autem mihi v</text:span></text:span>i-<text:line-break/><text:span text:style-name="Default_20_Paragraph_20_Font"><text:span text:style-name="T1">dentur plurimi in hanc serri</text:span></text:span> o<text:span text:style-name="Default_20_Paragraph_20_Font"><text:span text:style-name="T1">pini</text:span></text:span>o<text:span text:style-name="Default_20_Paragraph_20_Font"><text:span text:style-name="T1">nem, tanquam sen-<text:line-break/>tientes mentis assectus in th</text:span></text:span>o<text:span text:style-name="Default_20_Paragraph_20_Font"><text:span text:style-name="T1">race, et praesertim ubi cor<text:line-break/>situm est, idque p</text:span></text:span>o<text:span text:style-name="Default_20_Paragraph_20_Font"><text:span text:style-name="T1">tissimum in timore et trisii</text:span></text:span>l<text:span text:style-name="Default_20_Paragraph_20_Font"><text:span text:style-name="T1">ia ei ira,<text:line-break/>et maxi</text:span></text:span>m<text:span text:style-name="Default_20_Paragraph_20_Font"><text:span text:style-name="T1">e iracundia.</text:span></text:span> lu hac oratione saltem <text:span text:style-name="Default_20_Paragraph_20_Font"><text:span text:style-name="T1">tanquam</text:span></text:span></text:p>
      <text:p text:style-name="P3">adjecit, non ausus palam dicere, homines sentire mentis<text:line-break/>assectus in thorace; tanquam enim, inquit, sentientes.<text:line-break/>Paul<text:span text:style-name="Default_20_Paragraph_20_Font"><text:span text:style-name="T1">o</text:span></text:span> post dictione <text:span text:style-name="Default_20_Paragraph_20_Font"><text:span text:style-name="T1">tanqua</text:span></text:span>m ablata, hoc pacto scribit:<text:line-break/><text:span text:style-name="Default_20_Paragraph_20_Font"><text:span text:style-name="T1">Turbatio enim menti</text:span></text:span>s, <text:span text:style-name="Default_20_Paragraph_20_Font"><text:span text:style-name="T1">quae in singuli</text:span></text:span>s <text:span text:style-name="Default_20_Paragraph_20_Font"><text:span text:style-name="T1">hi</text:span></text:span>s se; <text:span text:style-name="Default_20_Paragraph_20_Font"><text:span text:style-name="T1">in thorace<text:line-break/>perc</text:span></text:span>i<text:span text:style-name="Default_20_Paragraph_20_Font"><text:span text:style-name="T1">pitur. </text:span></text:span>Postea iterum: <text:span text:style-name="Default_20_Paragraph_20_Font"><text:span text:style-name="T1">Quum enim hic ira fiat,<text:line-break/>c</text:span></text:span>o<text:span text:style-name="Default_20_Paragraph_20_Font"><text:span text:style-name="T1">nsentaneum est, et alia</text:span></text:span>s <text:span text:style-name="Default_20_Paragraph_20_Font"><text:span text:style-name="T1">animae cupiditate</text:span></text:span>s <text:span text:style-name="Default_20_Paragraph_20_Font"><text:span text:style-name="T1">inibi esse.<text:line-break/></text:span></text:span>Rursus in subsequentibus commentarii locis: <text:span text:style-name="Default_20_Paragraph_20_Font"><text:span text:style-name="T1">Atque ira-<text:line-break/>suentium assectus in</text:span></text:span> t<text:span text:style-name="Default_20_Paragraph_20_Font"><text:span text:style-name="T1">horace fieri videntur, et amantiu</text:span></text:span>m ;<text:line-break/>ac in reliquis non cessat de affectibus disputare, tanquam<text:line-break/>in thorace et maxime circa cor appa<text:span text:style-name="Default_20_Paragraph_20_Font"><text:span text:style-name="T1">r</text:span></text:span>eant. Quare de-<text:line-break/>miror, hominem non abolevisse, quod per initia scripsit,<text:line-break/>inquiens , <text:span text:style-name="Default_20_Paragraph_20_Font"><text:span text:style-name="T1">n</text:span></text:span>eque sensum neque coniecturam fieri , ubi<text:line-break/>praecipua est animae pars; non enim discreparent adeo<text:line-break/>medici et philosophi luter se. Vel, si contentus est hoc<text:line-break/>sermone, quomodo non veritus est iterum in subfequen-<text:line-break/>tibus sensu dogma judicare, ac dicere maniscste apparet?</text:p>
      <text:p text:style-name="P3">Ego autem decrevi, quemadmodum paulo ante feci ve-<text:line-break/>riorem deligens sermonem, quem Chryfippus. sibi repug-<text:line-break/>nans scripsit, etiam nunc idem facere. Nullus enim<text:line-break/>sensus nobis obvenit, qui principem animae partem in<text:line-break/>corde aut thorace contineri declaret, coque laudo<text:line-break/>prima Chrysippi dicta, quibus verum fatetur; non pro-<text:line-break/>bo autem, in quibus contra scissum mentitur. Haud<text:line-break/>enim in uno hic mihi ridetur esse falsus, sed duobus<text:line-break/>magnis. Primo sane, quod, ubi totum corpus manifeste<text:line-break/>immutatur per animae affectus, <text:span text:style-name="Default_20_Paragraph_20_Font"><text:span text:style-name="T1">n</text:span></text:span>unc pallescens, frigescens<text:line-break/>et tremens, ut in metu fieri conspicitur, nunc vero ru-<text:line-break/>befcens, calescens et vehementer intensum, quemadmo-<text:line-break/>dum in iracundia, de nulla alia parte meminit, nisi fo-<text:line-break/>Iius thoracis. Postea vero, etsi concedatur, cor magis<text:line-break/>quam alias animantis partes extra naturae habitum<text:line-break/>egredi in timore, tristitia, angusiia , iracundis aliisque<text:line-break/>omnibus affectibus, non ratiocinatriccm animae vim, sed ira-</text:p>
      <text:p text:style-name="P3">scibilem aut concupiscentem illic esse indicabit; quare<text:line-break/>altera pa<text:span text:style-name="Default_20_Paragraph_20_Font"><text:span text:style-name="T1">r</text:span></text:span>s magis quam ab ipfo asserta hac demonstra-<text:line-break/>tione concluditur. Nam si intelligendo, discendo docen-<text:line-break/>dove nullus insignis motus in corde apparet, in omnibus<text:line-break/>autem affectibus evidenter innotescit, clarum, opinor,<text:line-break/>evadit, <text:span text:style-name="Default_20_Paragraph_20_Font"><text:span text:style-name="T1">r</text:span></text:span>atiocluatricem animae facultatem non esse in<text:line-break/>corde, irrationalem vero et affectibus obnoxiam in ipfo<text:line-break/>comprehendi. At si, ubi affectibus obnoxiam, ibi etiam<text:line-break/>ratiocinatricem esse pronunciat, id, quod ab initio quae-<text:line-break/>rebatur, prompte assumetur. At multo erat satius de-<text:line-break/>monstrationem aliquam nos docere, quam id, quod quae-<text:line-break/>ritus, ex procinctu capere. Sed neque in priore libro<text:line-break/>de anima, neque in opere de affectibus ullam de-<text:line-break/>monstrationem p<text:span text:style-name="Default_20_Paragraph_20_Font"><text:span text:style-name="T1">r</text:span></text:span>otulit, cur oporteat omnino, ubi ir-<text:line-break/>rationalis animae vis existit, ibi esse etiam ratiocina-<text:line-break/>triceni , fed prompte et ex procinctu omnino futuit,<text:line-break/>effi Plato nonnullas sane demonstiationes quarto de re-<text:line-break/>publica prodiderit, nonnulla vero rursus ulcere disto-</text:p>
      <text:p text:style-name="P3">Ierit, de quibus in Timaeo ait ostenditquc, quas etiam<text:line-break/>ego subsequentibus commenta<text:span text:style-name="Default_20_Paragraph_20_Font"><text:span text:style-name="T1">r</text:span></text:span>iis universas literis man-<text:line-break/>daho. In praesentia vero nondum mihi institutum est<text:line-break/>id ostendere, sed quod ratiocinatrix animae vis, quam<text:line-break/>et praesidem, mentem et principem Chrysippus ipse no-<text:line-break/>minavit, in cerebro habetur. Quo demonstrato, si qua<text:line-break/>alia facultas in corde contineri rideatur non aliunde<text:line-break/>prosecta, jam duo principia rnaniseste habebimus ; deinde<text:line-break/>vero et tertium inveniemus. Sed hoc quidem in suto-<text:line-break/>rutu disputationem differetur. Nunc rursus ad illum<text:line-break/>sermonem redeamus, unde huc sumus digressi, quod<text:line-break/>sane Chrysippus sibi ipsi passim refragari non percipiat,<text:line-break/>quemadmodum tum ex sermone de voce ostendimus, tum<text:line-break/>ex eo, quod pronunciat, interim nullum sensum nobis<text:line-break/>obvenire loci principem animam continentis , nonnuu-<text:line-break/>quam vero dicit, ipsum mauiscste apparere. Neque hoc<text:line-break/>proposuimus ostendere, nisi quia non erit extra rem.</text:p>
      <text:h text:style-name="P18" text:outline-level="2">Capo Ulli. </text:h>
      <text:p text:style-name="P23">Verum ab initio erat hoc in libro pro-<text:line-break/>p<text:span text:style-name="Default_20_Paragraph_20_Font"><text:span text:style-name="T1">o</text:span></text:span>situm, quatuor sumptiouum differentias ostendere. Voq<text:line-break/>casiam autem primum ipsorum genus scientificum et de-:<text:line-break/>monstratorium, secundum vero exercitatorium et <text:span text:style-name="Default_20_Paragraph_20_Font"><text:span text:style-name="T1">ut</text:span></text:span> Aristo-<text:line-break/>leles nominavit, dialecticum, te<text:span text:style-name="Default_20_Paragraph_20_Font"><text:span text:style-name="T1">r</text:span></text:span>tium probabile et rhe-<text:line-break/>toricum , quartum sophisticum , demonstravique, nonnul-<text:line-break/>las ab iis, quae cordi insunt acciduntque, constitutas in<text:line-break/>sula ipsa re, de qua est quaestio, ex genere scientificarum<text:line-break/>esse sumptionum, alias vero omnes dialecticas, quae. ab<text:line-break/>externis testibus petuntur, rhetoricas, quae aequivocationi-<text:line-break/>bus quibusdam aut dictionis figuris construuntur, su-<text:line-break/>plasticas. Quapropter scientificae su singulis rebus om-<text:line-break/>nino paucae et faciles numerat<text:span text:style-name="Default_20_Paragraph_20_Font"><text:span text:style-name="T1">o</text:span></text:span> sunt, exercitatoriae<text:line-break/>permultae; ex singulis enim, quae insunt acciduntque.<text:line-break/>rei, construuntur. Rationem igitur, quae a. voce petita<text:line-break/>est, ex situ proficisci indicavimus; ile etiam illam, quae<text:line-break/>ab inspiratione et expiratione <text:span text:style-name="Default_20_Paragraph_20_Font"><text:span text:style-name="T1">s</text:span></text:span>umitur. Pari modo ha-</text:p>
      <text:p text:style-name="P3">here deprehendes et eam, quae a morsu, qui in tristitia<text:line-break/>accidit, petitur. Palam - siquidem mor<text:span text:style-name="Default_20_Paragraph_20_Font"><text:span text:style-name="T1">tus </text:span></text:span>in ventriculi<text:line-break/>orificio, hi autem ad cor ipsum referunt. Qui igitur,<text:line-break/>quia dor prope os ventriculi situm est, ideo affectum ab<text:line-break/>illo oriri putant, a situ argumentantur. Qui autem ip-<text:line-break/>fum vere cor morderi censent, omnino errant; siquidem<text:line-break/>infra thoracem mor<text:span text:style-name="Default_20_Paragraph_20_Font"><text:span text:style-name="T1">tus </text:span></text:span>est sub pectoris cartilagine, cor<text:line-break/>autem in medio situm est thorace, et nullus unquam<text:line-break/>cor ipsum- morderi sensit neque lu tristitia, neque lu alio<text:line-break/>animae aut corporis affectu. Neque lumen nomen can.<text:line-break/>dialgia c<text:span text:style-name="Default_20_Paragraph_20_Font"><text:span text:style-name="T1">o</text:span></text:span>r lu thorace conte<text:span text:style-name="Default_20_Paragraph_20_Font"><text:span text:style-name="T1">n</text:span></text:span>tum dolere significat, sed<text:line-break/>est quaedam aequivocatio, quae neminem latet, qui anti-<text:line-break/>quorum libros evolverit. Quemadmodum enim vlscus,<text:line-break/>quod lu thorace est, sic et ventris os antiqui cor appel-<text:line-break/>sunt, adque nominis frequenti apud ipsius in usu est Sed<text:line-break/>ego duobus tribusve exemplis, ut significatum ex dictione</text:p>
      <text:p text:style-name="P3">manifesto indicetur, eliciam. Nicander <text:span text:style-name="Default_20_Paragraph_20_Font"><text:span text:style-name="T1">t</text:span></text:span>anc h<text:span text:style-name="Default_20_Paragraph_20_Font"><text:span text:style-name="T1">o</text:span></text:span>c pacto<text:line-break/>inquit:</text:p>
      <text:p text:style-name="Normal"><text:span text:style-name="Default_20_Paragraph_20_Font"><text:span text:style-name="T1">Appellant siomachi cor excipiens alimentum.</text:span></text:span></text:p>
      <text:p text:style-name="Normal">Thucydides hoc pactu : <text:span text:style-name="Default_20_Paragraph_20_Font"><text:span text:style-name="T1">Quum sit c</text:span></text:span>o<text:span text:style-name="Default_20_Paragraph_20_Font"><text:span text:style-name="T1">r desixisset, perver-<text:line-break/>t</text:span></text:span>i<text:span text:style-name="Default_20_Paragraph_20_Font"><text:span text:style-name="T1">ssetque ipsum, etiam purgationes bilis omnes, ut sunt<text:line-break/>a medicis appellatae , successerunt; </text:span></text:span>Hippocrates autem :<text:line-break/><text:span text:style-name="Default_20_Paragraph_20_Font"><text:span text:style-name="T1">Mulier corde dolebat, ac nihil adhibuit praeterquam in<text:line-break/>mali granati sac</text:span></text:span>c<text:span text:style-name="Default_20_Paragraph_20_Font"><text:span text:style-name="T1">um polentam inspergens, ac semel ci-<text:line-break/>bum sumere contenta erat, attraxitque ctejt</text:span></text:span>i<text:span text:style-name="Default_20_Paragraph_20_Font"><text:span text:style-name="T1">smodi ceri</text:span></text:span>o-<text:line-break/><text:span text:style-name="Default_20_Paragraph_20_Font"><text:span text:style-name="T1">nis sunt. </text:span></text:span>omnes hi palam indicunt,. os Ventriculi appel-<text:line-break/>sari cor, ut hujus quidem cornis affectus aliquis sit car-<text:line-break/>dialgia; illius autem vilueris, de quo proposita est disi.<text:line-break/>putatio, si principem animae partem in fe c<text:span text:style-name="Default_20_Paragraph_20_Font"><text:span text:style-name="T1">o</text:span></text:span>ntinet,<text:line-break/>ejusmodi assectus nunquam ob<text:span text:style-name="Default_20_Paragraph_20_Font"><text:span text:style-name="T1">o</text:span></text:span>ritur. Neque enim hujus<text:line-break/>ventriculi oris omnem dolorem cardialgiam appellunt,<text:line-break/>fed stilum quum ab acribus humoribus irritatur et mor-<text:line-break/>detur, quod lu tristitia contingit; ideo etiam ea affecti</text:p>
      <text:p text:style-name="P3">bilem evomunt; nonnullis vero infra descendit,. ac ver-<text:line-break/>ter his summe biliosa dejiciti Verum non solum tris.<text:line-break/>stilla affectis evenit, sed etiam eorum, qui impendio diu-<text:line-break/>tius a cibo abstinuerunt, non paucis os ventriculi mor-<text:line-break/>deri, magisque, si post exercitationem vehementem cibum<text:line-break/>non assumpserint; nam tristitia affectis exerritatisque va-<text:line-break/>lentius in ventriculum flava .bilis confluit Ab. hac ita-<text:line-break/>que morfi cardialgia laborant. Neque est necessarium in<text:line-break/>hac disputatione caulam inspicere, cur id accidat. So-.<text:line-break/>Ium enim mihi propofiturn est ostendere, hunc affectum<text:line-break/>cardialgiam non esse ex corde viscere, quemadmodum<text:line-break/>neque morsum in tristitia, sed oris ventriculi accidens.<text:line-break/>Argumentum vero hic a fitus vicinitate petitum est, quem-<text:line-break/>admodum et id de cordis palpitatione in metu ab acci-.<text:line-break/>denti sumitur; quorum neutrum scientificum est; sin au-<text:line-break/>tem co<text:span text:style-name="Default_20_Paragraph_20_Font"><text:span text:style-name="T1">n</text:span></text:span>cedatur, tele esse, non Stoicis et Peripateticis, sed<text:line-break/>Hippocrati et Platoni suffragatur; quemadmodum etiam</text:p>
      <text:p text:style-name="P3">quae irascentibus accidere tum in thorace toto tum in<text:line-break/>corde Chrysippus commemorati Quatenus enim,. dum do-;<text:line-break/>cet difcitque et in totum movetur anima juxta fcien-<text:line-break/>tiam aliquam, nihil demonstrant; cordi accidere, in af-<text:line-break/>scctionibus autem ostendunt, hic non solum non subver-<text:line-break/>tunt antiquum sermonem, sed etiam confirmant. Hu-.<text:line-break/>jusutodi sane argumenta ex secundo genere sump lienum<text:line-break/>existunt, quemadmodum opinor, etiam illud, quod cor<text:line-break/>omnium animantis partium primum consormetur. Non<text:line-break/>enim, si hoc concessum fuerit, .initium facultate. ostendet<text:line-break/>esse cor, de quo nunc disputamus, fed secundum geue<text:span text:style-name="Default_20_Paragraph_20_Font"><text:span text:style-name="T1">r</text:span></text:span>a-<text:line-break/>tiouem. Dictum autem a me est definitumque manifeste<text:line-break/>libro priore de principiorum differentia. Porro quod<text:line-break/>primum omnium animantis partium moveri incipiat, per<text:line-break/>stremum autem cesset, ad sumptiones demonstrativas per-<text:line-break/>tinet. Ostenditur enim, id motus esse initium, non ta-<text:line-break/>men munis, fed solius, qui inpulsibus est, qui genere a<text:line-break/>voluntario diversus est; illum autem neque primum in—</text:p>
      <text:p text:style-name="P3">capere cor, neque postremum abeo desistere aliquis de-.<text:line-break/>monstrare poterit- Ex hae igitur sumptione .concludetur,<text:line-break/>non quod Aristoteli et Chrysippo, fed quod Platoni et Hip-<text:line-break/>pocrati ridetur,. nempe .principium motus voluntarii esse<text:line-break/>cerebrum, alterius autem .cujusdam non. voluntarii cor.<text:line-break/>Erant itaque et haec ad propositorum demonstrationem<text:line-break/>abunde; verum quia hoc in libro fletui omnes sumptio-<text:line-break/>nes pertractare, quae ex his, quae cordi insunt, capiun-<text:line-break/>tur, ubi caeteras addidero,. lib<text:span text:style-name="Default_20_Paragraph_20_Font"><text:span text:style-name="T1">r</text:span></text:span>um stiriam. Accedit. ipsis<text:line-break/>et Aristolelis sumptio, <text:span text:style-name="Default_20_Paragraph_20_Font"><text:span text:style-name="T1">r</text:span></text:span> de. .qua circa primi libri finem<text:line-break/>transegi, ex lis, quae cordi insunt. Copia enim aliqua<text:line-break/>nervorum, inquit, in ipso conspicitur. At a nobis in-<text:line-break/>dicatum est, nervosa quaedam esse corpora i<text:span text:style-name="Default_20_Paragraph_20_Font"><text:span text:style-name="T1">n</text:span></text:span> corde,<text:line-break/>nervos autem non esse, item quod nervosae corporis<text:line-break/>partes specie solum .nervis. respondent, non actione et usu.<text:line-break/>Licet autem discernerein instrumentis diversitatem et iden-<text:line-break/>titateui actionibus ipsorum et usu ; quare nihil amplius de eis-</text:p>
      <text:p text:style-name="P3">dem tractare opus est. Digrediemur autem ad aliquam<text:line-break/>ex reliquis, qua de omnes fere meminerunt, quibus cor<text:line-break/>omnium facultatum principium esse in animalibus credi-<text:line-break/>tum esu Dicunt enim, unde principium nutri tinnis in<text:line-break/>animalibus, illic ratiocinatricem animae esse facultatem;<text:line-break/>in corde autem esse nutritionis animalium originem;<text:line-break/>quare et vim raliocinantem inteHigentemque in ipso exi-<text:line-break/>flere. Verum in utrisque sumptionibus mentiuntur, ne-<text:line-break/>que enim in corde principium nutriendi animantibus<text:line-break/>esse concedimus<text:span text:style-name="Default_20_Paragraph_20_Font"><text:span text:style-name="T1">, s</text:span></text:span>ed unum aliquod et hoc est ex bis, quae<text:line-break/>in praesenti opere ad <text:span text:style-name="Default_20_Paragraph_20_Font"><text:span text:style-name="T1">s</text:span></text:span>peculationem erant proposita;<text:line-break/>non oportet autem, quod quaeritur, ceu confessum acci-<text:line-break/>pere; neque unum esse principium utriusque facultatis,<text:line-break/>cujus nos contrarium demonstramus. Demiror igitur hic<text:line-break/>viros illos, si ambo, quae inquiruntur, prompte accipiunt,<text:line-break/>ne unam quidem demonstrationem proponentes. Simile<text:line-break/>vero quid efficiunt, quum animae principem partem <text:span text:style-name="Default_20_Paragraph_20_Font"><text:span text:style-name="T1">i</text:span></text:span>llic<text:line-break/>esse pronunciant, unde nutrimenti principium, deinde</text:p>
      <text:p text:style-name="P3">assumunt, in corde alimenti esse principium; ..eque enim<text:line-break/>hoc verum est, quoniam alimenti tum humidi tum sicci<text:line-break/>principium est os, stomachus et ventriculus, auctore Hip-<text:line-break/>pccrate; neque, si omnino admitteretur, consequens esset,<text:line-break/>inqua parte principium nutritionis est, in eadem haberi<text:line-break/>ratiocinationem; siquidem hoc unum ex his, quae dlsqui-<text:line-break/>runtur, existit; alterum vero quaesiturum mendacium esu<text:line-break/>Etenim primum .alimenti principium esit os, stomachus<text:line-break/>ec ventriculus; alterum venae ex jecore in ventrem per-<text:line-break/>tinentes, in quibus primis sanguis gignitur; tertium jecur<text:line-break/>ap<text:span text:style-name="Default_20_Paragraph_20_Font"><text:span text:style-name="T1">t</text:span></text:span>um;. quartum post;, jecur vena cava, in qua prima<text:line-break/>.purus a recrementis .sanguis relinquitur. Ab hac jam<text:line-break/>vena,. quemadmodum aliae animantis. .partes omnes., eo-<text:line-break/>.denr modo cor alimentum recipit. Non tamen, quum di-<text:line-break/>eunt, unde spiritus suggeritur, ibidem esse animae<text:line-break/>principem facultatem , deinde ad id. assumunt , .ex<text:line-break/>.corde spiritum suppeditari, ipsis concedendum esu . Et-<text:line-break/>enim hic quoque rursus, li animalem spiritum ex corde</text:p>
      <text:p text:style-name="P3">oriri dicunt, quaefitum ipsum sumunt; si vitalem, non<text:line-break/>necessario sequetur, idem utrisque esse principium. Era-<text:line-break/>fistratus igitur non simpliciter, quemadmodum lu, id quod<text:line-break/>quaeritur assumens, sed longo verborum contextu, ex<text:line-break/>capite animalem , ex corde vitalem spiritum proficlsci<text:line-break/>affirmat. Quod si horum spicituum neutrum in sermone<text:line-break/>attingi dicunt, sed dictum materialem, qui sicco humido-<text:line-break/>que alimento proportione respondet, audient hoc quo-<text:line-break/>que ab Hippocrate: <text:span text:style-name="Default_20_Paragraph_20_Font"><text:span text:style-name="T1">principium alimenti spiritus</text:span></text:span> o<text:span text:style-name="Default_20_Paragraph_20_Font"><text:span text:style-name="T1">s est,<text:line-break/>nasu</text:span></text:span>s,. <text:span text:style-name="Default_20_Paragraph_20_Font"><text:span text:style-name="T1">aspera arteria, pulm</text:span></text:span>o <text:span text:style-name="Default_20_Paragraph_20_Font"><text:span text:style-name="T1">alinlque persp iratus. </text:span></text:span>Igi-<text:line-break/>tur nulla harum ratio<text:span text:style-name="Default_20_Paragraph_20_Font"><text:span text:style-name="T1">n</text:span></text:span>um valida est, nec quam affert<text:line-break/>Diogenes : Q<text:span text:style-name="Default_20_Paragraph_20_Font"><text:span text:style-name="T1">uod primum alimentum spiritumque haurit,<text:line-break/>in hoc princep</text:span></text:span>s f<text:span text:style-name="Default_20_Paragraph_20_Font"><text:span text:style-name="T1">aculta</text:span></text:span>s <text:span text:style-name="Default_20_Paragraph_20_Font"><text:span text:style-name="T1">animae existit, qu</text:span></text:span>o<text:span text:style-name="Default_20_Paragraph_20_Font"><text:span text:style-name="T1">d autem pri-<text:line-break/>mum alim</text:span></text:span>e<text:span text:style-name="Default_20_Paragraph_20_Font"><text:span text:style-name="T1">ntum et spiritu</text:span></text:span>m <text:span text:style-name="Default_20_Paragraph_20_Font"><text:span text:style-name="T1">haurit, c</text:span></text:span>o<text:span text:style-name="Default_20_Paragraph_20_Font"><text:span text:style-name="T1">r esu</text:span></text:span> Nam, quo-<text:line-break/>modo intelligat primum, discutiemus. sii enim ut iustru-<text:line-break/>mentum primum, nequaquam eor alimentum spiritumque<text:line-break/>haurit primum, sed nutrimentum quidem os, stomachus,</text:p>
      <text:p text:style-name="P3">venter, fpiritum vero os, nares, guttur, pulmo. At si<text:line-break/>quod unde principium motus inest partibus haurientibus,<text:line-break/>vera quidem prior sumptio, secundam autem reprobabimus,<text:line-break/>assumere ipfam dicentes prompte id, quod ab initio quaere-<text:line-break/>batur. Siquidem nos motus initium a capite transmitti fa-<text:line-break/>femur; quum edere, aut bibere, aut respirare. volumus. At<text:line-break/>Diogenes, hoc assumpto citra demonstrationem, ambiguitatem<text:line-break/>propriam peperit; eodem pacto et <text:span text:style-name="Default_20_Paragraph_20_Font"><text:span text:style-name="T1">t</text:span></text:span>uis- rationibus est<text:line-break/>usus, dum ait; Q<text:span text:style-name="Default_20_Paragraph_20_Font"><text:span text:style-name="T1">uod m</text:span></text:span>o<text:span text:style-name="Default_20_Paragraph_20_Font"><text:span text:style-name="T1">vet h</text:span></text:span>o<text:span text:style-name="Default_20_Paragraph_20_Font"><text:span text:style-name="T1">minem v</text:span></text:span>o<text:span text:style-name="Default_20_Paragraph_20_Font"><text:span text:style-name="T1">luntar</text:span></text:span>i<text:span text:style-name="Default_20_Paragraph_20_Font"><text:span text:style-name="T1">is m</text:span></text:span>o<text:span text:style-name="Default_20_Paragraph_20_Font"><text:span text:style-name="T1">ti-<text:line-break/>bu</text:span></text:span>s, <text:span text:style-name="Default_20_Paragraph_20_Font"><text:span text:style-name="T1">animalis quaedam evap</text:span></text:span>o<text:span text:style-name="Default_20_Paragraph_20_Font"><text:span text:style-name="T1">ratio est ;</text:span></text:span> o<text:span text:style-name="Default_20_Paragraph_20_Font"><text:span text:style-name="T1">mnis aute</text:span></text:span>m <text:span text:style-name="Default_20_Paragraph_20_Font"><text:span text:style-name="T1">eva-<text:line-break/>p</text:span></text:span>a<text:span text:style-name="Default_20_Paragraph_20_Font"><text:span text:style-name="T1">rati</text:span></text:span>o <text:span text:style-name="Default_20_Paragraph_20_Font"><text:span text:style-name="T1">ex nutrimento att</text:span></text:span>o<text:span text:style-name="Default_20_Paragraph_20_Font"><text:span text:style-name="T1">llitur ; proinde quod primum<text:line-break/>m</text:span></text:span>o<text:span text:style-name="Default_20_Paragraph_20_Font"><text:span text:style-name="T1">vet motibus v</text:span></text:span>o<text:span text:style-name="Default_20_Paragraph_20_Font"><text:span text:style-name="T1">luntari</text:span></text:span>i<text:span text:style-name="Default_20_Paragraph_20_Font"><text:span text:style-name="T1">s, et quod nutrit, necesse est<text:line-break/>unum et idem esse. </text:span></text:span>Quum haec Diogenes scribat, de eo<text:line-break/>quidem, quod animae substantia sit evaporatio, sive ex<text:line-break/>alimento, sive ex spiritu, nihil ad praesens ambigendum<text:line-break/>dicimus, ne omnino homini simus molesti^ de eo autem,</text:p>
      <text:p text:style-name="P5"><text:span text:style-name="Default_20_Paragraph_20_Font"><text:span text:style-name="T10">. </text:span></text:span>quod idem sit movens nos primum juxta arbitrium et<text:line-break/>nutriens, - refragabimur; quippe ex his, quae supposuit,<text:line-break/>omnino contrarium concludi dicemus, ex sanguine con-<text:line-break/>silentes fieri evaporationem. Diogeues, etiam ipfe suorum<text:line-break/>dogmatum oblitus, sanguinem esse ait unitnam, ut Empe-<text:line-break/>docles et Critias existimarunt. Si autem Cleanthetn,<text:line-break/>Chrysippurn et zenonem loquatur, qui animam ex san-<text:line-break/>guiue nutriri dixerunt, substantiam autem ipsius esse spi-<text:line-break/>ritum, quomodo adhuc idem erit id quod nutrit, et id<text:line-break/>quod movet, fiquidem sanguis nutrit, spiritus autem mo-<text:line-break/>vet? Quapropter praeter alia absurda etiam indefinita<text:line-break/>est et nequit concludi Diogenis oratio; nam quod infert<text:line-break/>praepofitis sumptionibus, non <text:span text:style-name="Default_20_Paragraph_20_Font"><text:span text:style-name="T1">n</text:span></text:span>ecessario loquitur, de quo<text:line-break/>ftlbfequentibus commentariis agetur. Siquidem imprae-<text:line-break/>ferularum tempestivum misti videtur huic libro finem im-<text:line-break/>ponere. Quum enim essem pollicitus de iis, quae mani-<text:line-break/>festo videntur cordi inesse, hoc commentario verba fa-</text:p>
      <text:p text:style-name="P3">cere; quid amplius opus habeam bujufmodi .argumenta<text:line-break/>attingere, quo<text:span text:style-name="Default_20_Paragraph_20_Font"><text:span text:style-name="T1">r</text:span></text:span>um initium dogmatis potius quam eo, quod<text:line-break/>apparet en dissectione, constituatur?</text:p>
      <text:h text:style-name="P16" text:outline-level="1"><text:bookmark-start text:name="bookmark4"/>GALENI DE HIPPOCRATIS ET PLATO-<text:line-break/>NIS PLACITIS LIBER TERTIVS.<text:bookmark-end text:name="bookmark4"/></text:h>
      <text:h text:style-name="Heading_20_2" text:outline-level="2">Cap. I. </text:h>
      <text:p text:style-name="P23">Quod sane necessarium existat non si,-<text:line-break/>lum philosophis, fed medicis etiam, quicunque non abs-<text:line-break/>que ratiocinatione artem attingunt, speculari de faeni-.<text:line-break/>talibus corpus nostrum regentibus, quot genere sint, et qua-<text:line-break/>Ies fecundum speciem singulae, quamque potissimum ani-<text:line-break/>mantis partem occupent, primo libro est demousiratum.<text:line-break/>Quod autem Plato et Hippocrates ii sunt, qui optime de</text:p>
      <text:p text:style-name="P3">ipsis pronuntiarunt, non paucis quidem priore etiam li-<text:line-break/>bro. exposui, absolutissime vero secundo libro . sermone<text:line-break/>sum executus, differentias omnium sumptionum exponens,<text:line-break/>quibus clarissimi philosophi lu proposito dogmate usi sunt.<text:line-break/>At operae pretium mihi videtur,. etiamnum impraesentia-<text:line-break/>rum mentione de ipsis facta, reliquam disputationem ita<text:line-break/>finire. Referebam, quatuor in universum sumptionum<text:line-break/>esse differentias ; nonnullas enim ipsarum ab iis quae<text:line-break/>parti insunt, juxta problematis substantiam desumi; ali-<text:line-break/>qttas vero ab iis sane, qua. insunt, non tamen secundum<text:line-break/>id, quod propositum est, ac de quo quaestio habetur ; alias<text:line-break/>a testibus externis; praeterea etiam quartam differentiam<text:line-break/>a sophisticis sumptionibus procedere,. vocabuli figuris ad<text:line-break/>ambiguitatem dolose constructam. Porro non pauca erem-<text:line-break/>pla descripsi, unde unumquodque sumptionum genus ad-<text:line-break/>invenitur, eadem verba eorum, qui ipsis utuntur, adji-<text:line-break/>ciens. Ac jam rationes ipsorum evertens longe su-<text:line-break/>tius censui in hoc tertio libro et numerum et sub-</text:p>
      <text:p text:style-name="P3">stantiae facultatum docere. Pari modo subit mihi <text:span text:style-name="Default_20_Paragraph_20_Font"><text:span text:style-name="T1">t</text:span></text:span>acui-<text:line-break/>tates recordanti enumerare numerum et discrimina acci-.<text:line-break/>dentium; atque clarissimorum sophistarum aliquis profes-.<text:line-break/>sus, Cliryfippi scripta de eo, quod cor solum .in animantis.<text:line-break/>corpore animi principis sit origo, non posse everti, hoc<text:line-break/>tortio commentario ea, quae desunt, oratione persequi<text:line-break/>coegit. Fo<text:span text:style-name="Default_20_Paragraph_20_Font"><text:span text:style-name="T1">r</text:span></text:span>san igitur haec ipsa mihi laudis occasio<text:line-break/>fuerit, quandoquidem, qui in memoria habent ea, quae<text:line-break/>.fecundo libro sunt comprehensa, norunt, validas nos et.<text:line-break/>generosas Chrysippi rationes consutasse , et relictis inflo-<text:line-break/>mioribus errores ejus indicasse. Dico sane, Chrysippum<text:line-break/>primo suo de anima libro principis ipsius partis men-.<text:line-break/>tionem <text:span text:style-name="Default_20_Paragraph_20_Font"><text:span text:style-name="T1">t</text:span></text:span>acere, illinc exordientem, ubi principium animae.<text:line-break/>in folo contineri corde ostendere conatur, lu<text:span text:style-name="Default_20_Paragraph_20_Font"><text:span text:style-name="T1">t</text:span></text:span>ee nimirum.<text:line-break/>verbis. <text:span text:style-name="Default_20_Paragraph_20_Font"><text:span text:style-name="T1">Anima spir</text:span></text:span>i<text:span text:style-name="Default_20_Paragraph_20_Font"><text:span text:style-name="T1">tus est nobi</text:span></text:span>s <text:span text:style-name="Default_20_Paragraph_20_Font"><text:span text:style-name="T1">insitu</text:span></text:span>s <text:span text:style-name="Default_20_Paragraph_20_Font"><text:span text:style-name="T1">c</text:span></text:span>o<text:span text:style-name="Default_20_Paragraph_20_Font"><text:span text:style-name="T1">ntinunlque,.<text:line-break/>t</text:span></text:span>o<text:span text:style-name="Default_20_Paragraph_20_Font"><text:span text:style-name="T1">tum corpu</text:span></text:span>s <text:span text:style-name="Default_20_Paragraph_20_Font"><text:span text:style-name="T1">permean</text:span></text:span>s<text:span text:style-name="Default_20_Paragraph_20_Font"><text:span text:style-name="T1">, quamdiu vitae commoderatio in<text:line-break/>ill</text:span></text:span>o <text:span text:style-name="Default_20_Paragraph_20_Font"><text:span text:style-name="T1">adstterll. Jater satiu</text:span></text:span>s <text:span text:style-name="Default_20_Paragraph_20_Font"><text:span text:style-name="T1">itaque partes singulis desti-</text:span></text:span></text:p>
      <text:p text:style-name="P3"><text:span text:style-name="Default_20_Paragraph_20_Font"><text:span text:style-name="T1">natas partibus ea, quae in asperam arteriam pertingit,<text:line-break/>vox est; quae in oculos, vipus; quae in aures auditus;<text:line-break/>quae in nares, olsactus; quae in linguam Pgustus ; quae<text:line-break/>in totam carnem, tactus; et quae in testes, aliatn quan-<text:line-break/>dam ejusinodi rationem seminariam obtinet. At locu^ in<text:line-break/>quem haec omnia c</text:span></text:span>o<text:span text:style-name="Default_20_Paragraph_20_Font"><text:span text:style-name="T1">nveniunt , eor est, ubi animas prin-<text:line-break/>cipatus consulit. Quae quum ita se habeant^ d^ reti-<text:line-break/>quis sane inter ipsus convenit , de animae vero prinoi-<text:line-break/>palu dessentiunt, dum alii in aliis esse locis ipsam asse.<text:line-break/>runt ; nonnulli siquidem in thorace iplum esse tuentur,<text:line-break/>nonnulli in capite. in iis autem ipsis rutsus d</text:span></text:span>i<text:span text:style-name="Default_20_Paragraph_20_Font"><text:span text:style-name="T1">ssentiun</text:span></text:span>t<text:line-break/><text:span text:style-name="Default_20_Paragraph_20_Font"><text:span text:style-name="T1">dum non constat inter ipsas, quanam in capiti^ parte<text:line-break/>et thoracis habeatur. Plato autem triplicem eiso ani-<text:line-break/>mam professus, ratiocinatricem in capite , irascibilem eir.<text:line-break/>ca thoracem, appetitricem circa umbilicum esth diceb</text:span></text:span><text:span text:style-name="Default_20_Paragraph_20_Font"><text:span text:style-name="T5">a</text:span></text:span><text:span text:style-name="Default_20_Paragraph_20_Font"><text:span text:style-name="T11">m</text:span></text:span> <text:span text:style-name="Default_20_Paragraph_20_Font"><text:span text:style-name="T1">t<text:line-break/>sta nos locus subterfugere videtur, quum nec sensui evi-<text:line-break/>deuter appareat, quod in reliquis accidit, uep^ conjo-<text:line-break/>cturis deprehendatur, quibus id aliquis pessit collegere^.</text:span></text:span></text:p>
      <text:p text:style-name="P3"><text:span text:style-name="Default_20_Paragraph_20_Font"><text:span text:style-name="T1">neque enim e</text:span></text:span>o<text:span text:style-name="Default_20_Paragraph_20_Font"><text:span text:style-name="T1">ulque et inter medic</text:span></text:span>os <text:span text:style-name="Default_20_Paragraph_20_Font"><text:span text:style-name="T1">et inter phil</text:span></text:span>qso-<text:line-break/><text:span text:style-name="Default_20_Paragraph_20_Font"><text:span text:style-name="T1">p</text:span></text:span>i<text:span text:style-name="Default_20_Paragraph_20_Font"><text:span text:style-name="T1">io</text:span></text:span>s <text:span text:style-name="Default_20_Paragraph_20_Font"><text:span text:style-name="T1">contr</text:span></text:span>o<text:span text:style-name="Default_20_Paragraph_20_Font"><text:span text:style-name="T1">ve</text:span></text:span>r<text:span text:style-name="Default_20_Paragraph_20_Font"><text:span text:style-name="T1">sia pr</text:span></text:span>o<text:span text:style-name="Default_20_Paragraph_20_Font"><text:span text:style-name="T1">cessisset. </text:span></text:span>Haec prima verba a<text:line-break/>Cbrysippo prodita sunt de principatu animae in primo<text:line-break/>de eadem libro; nam dimidia libri ipsius pars prior de^<text:line-break/>animae substantia speculationem continet, reliqua pars,<text:line-break/>quae a commemoratis verbis incipit, animae principatum<text:line-break/>contineri in corde demonstrare conatur. Principium ita-<text:line-break/>que orationis admirari justum est; quippe tum maniscste,<text:line-break/>tum exacte, ut conveniebat virum dicere tanti dogmatis<text:line-break/>principem, a Cbrysippo dictum esu Etenim, quod Plato<text:line-break/>tres animae partes statuerit, et quaenam hae sint, qui-<text:line-break/>busque locis in animantibus collocarentur, exposuit, item<text:line-break/>quod ratio<text:span text:style-name="Default_20_Paragraph_20_Font"><text:span text:style-name="T1">n</text:span></text:span>e de placito, quod se<text:span text:style-name="Default_20_Paragraph_20_Font"><text:span text:style-name="T1">n</text:span></text:span>sus effugit, considerare<text:line-break/>oporteat. Quae subsequuntur, non ita simili modo ha-<text:line-break/>bent. Aequum namque erat (meo judicio) primum ex-<text:line-break/>ponere, quibus rationibus Plato persuasus ita censuerit,<text:line-break/>delude redarguere eas et evertere , postea situm ipsius i</text:p>
      <text:p text:style-name="P3">opinionem statuere, non probabilibus argumentis, quibus<text:line-break/>uti mos est sophistis et rhetoribus, verum ex scienti-<text:line-break/>ficis et demonstrativis, quae tractare plulosophos veri<text:line-break/>studiosos decet. Nunquid igitur Chrysippus ita factita-<text:line-break/>vit, an ^omnino contra? Certe oblitus est, se quicquam<text:line-break/>omnino prius de Platonis opinione dixisse. Incipit au-<text:line-break/>tem ab eo sumptionum genere argumentari, quod ex te-<text:line-break/>silum aut vulgi opinione, non secundum rei naturam<text:line-break/>credere dignum est. Apponam autem verba ipsa, quae<text:line-break/>in hunc fere modum habent. <text:span text:style-name="Default_20_Paragraph_20_Font"><text:span text:style-name="T1">De salsequentibus pari<text:line-break/>modo defi</text:span></text:span>n<text:span text:style-name="Default_20_Paragraph_20_Font"><text:span text:style-name="T1">iremus, a communi in</text:span></text:span>c<text:span text:style-name="Default_20_Paragraph_20_Font"><text:span text:style-name="T1">linatione et sermoni-<text:line-break/>bus secundum hanc prolatis exordientes. </text:span></text:span>Communem in-<text:line-break/>clinationem Chrysippus hic intelligit id, quod communi-<text:line-break/>ter <text:span text:style-name="Default_20_Paragraph_20_Font"><text:span text:style-name="T1">o</text:span></text:span>mnibus hominibus videtur. Deinde inferens inquit:<text:line-break/><text:span text:style-name="Default_20_Paragraph_20_Font"><text:span text:style-name="T1">Et in his abunde videntur ab initio ad h</text:span></text:span>o<text:span text:style-name="Default_20_Paragraph_20_Font"><text:span text:style-name="T1">c inclinare;<text:line-break/>ut princeps scilicet animae pars in corde sita sit. D</text:span></text:span> e i Ile<text:line-break/>de rur<text:span text:style-name="Default_20_Paragraph_20_Font"><text:span text:style-name="T1">s</text:span></text:span>us ea ipsa argumenta attingens ita ad verbum sari-<text:line-break/>bit: <text:span text:style-name="Default_20_Paragraph_20_Font"><text:span text:style-name="T1">Communiter multi reliqui huc ferri videntur, ceu</text:span></text:span></text:p>
      <text:p text:style-name="P3"><text:span text:style-name="Default_20_Paragraph_20_Font"><text:span text:style-name="T1">in thorace mentis affectiones oboriri scntientes , praeser-<text:line-break/>tim quo in loco cor est collo</text:span></text:span>c<text:span text:style-name="Default_20_Paragraph_20_Font"><text:span text:style-name="T1">atum, quemadmodum in<text:line-break/>trestitia, metu et ira, praescrtim autem iracundia, dum<text:line-break/>ex corde vaporis modo erumpit , forasaue aliqu</text:span></text:span>o <text:span text:style-name="Default_20_Paragraph_20_Font"><text:span text:style-name="T1">propel-<text:line-break/>litur, et faciem manusoue testans, nobis sit conspicua.<text:line-break/></text:span></text:span>In his Chrysippum non possum non demirari, qui om-<text:line-break/>nia simul confundat perturbetque. Quum enim paulo<text:line-break/>ante dixisset, Platonem putare, Vim irascibilem in thora-<text:line-break/>cis regionibus consistere, deinde ea, quibus incitatus huc<text:line-break/>pervenit, dicere supersedit, quumque omisisset eadem re-<text:line-break/>prehendere, suam statim opinionem aperire incipit, pri-<text:line-break/>mum omnium eorum argumentorum in memoriam revo-<text:line-break/>cans, quibus animam irascibilem in thorace haberi osten-<text:line-break/>diI. Neque enim aliis rebus apparentibus, quam ex iis,<text:line-break/>quae Chrysippus protulit, nunc evidentius demonstra-<text:line-break/>veris, ex thorace et corde iracundiam proficisci ; <text:span text:style-name="Default_20_Paragraph_20_Font"><text:span text:style-name="T1">nam vel-<text:line-break/>stti</text:span></text:span> , inquit, <text:span text:style-name="Default_20_Paragraph_20_Font"><text:span text:style-name="T1">si iracundia ex c</text:span></text:span>o<text:span text:style-name="Default_20_Paragraph_20_Font"><text:span text:style-name="T1">rde evap</text:span></text:span>o<text:span text:style-name="Default_20_Paragraph_20_Font"><text:span text:style-name="T1">ret et foras ale-</text:span></text:span></text:p>
      <text:p text:style-name="P3"><text:span text:style-name="Default_20_Paragraph_20_Font"><text:span text:style-name="T1">qu</text:span></text:span>o <text:span text:style-name="Default_20_Paragraph_20_Font"><text:span text:style-name="T1">propellatur, faciemque et manus instet, nobis appa-<text:line-break/>ret;</text:span></text:span> in his verbis Chrysippns con<text:span text:style-name="Default_20_Paragraph_20_Font"><text:span text:style-name="T1">s</text:span></text:span>entire videtur veterum<text:line-break/>sententiae, qui fervorem innati caloris aliquem in corde<text:line-break/>per iracundiam oboriri dicunt; quo fervore accidit, ut<text:line-break/>et facies infletur, totum corpus rubescat calefcatque et<text:line-break/>vehementer cor una cum omnibus -animantis arteriis sub-<text:line-break/>filiali An itaque Plato diversum quiddam his dicat,<text:line-break/>quuin in Timaeo scribit: <text:span text:style-name="Default_20_Paragraph_20_Font"><text:span text:style-name="T1">Cor, venarum et sanguinis per<text:line-break/></text:span></text:span>o<text:span text:style-name="Default_20_Paragraph_20_Font"><text:span text:style-name="T1">mnia membra vehementer d</text:span></text:span>e<text:span text:style-name="Default_20_Paragraph_20_Font"><text:span text:style-name="T1">currentis fontem, in regione<text:line-break/>stipata collocarunt, ut, quando iracundiae vis exardescit,<text:line-break/>ratione nunciante, si quid extrinsecus iniuste stat, vel in-<text:line-break/>tus aliqua concupescentia turbet, subito per meatus om-<text:line-break/>nes quamvis angustos, quicquid in corpore sensus est com-<text:line-break/>pos, jussit minasaue sentiat , parealque imperanti.</text:span></text:span> Prae-<text:line-break/>screa fecundum haec ita scribit: <text:span text:style-name="Default_20_Paragraph_20_Font"><text:span text:style-name="T1">At dum cor malorum<text:line-break/>expectatione et iracundia excitata sulsultat , praen</text:span></text:span>o<text:span text:style-name="Default_20_Paragraph_20_Font"><text:span text:style-name="T1">scen-</text:span></text:span></text:p>
      <text:p text:style-name="P3"><text:span text:style-name="Default_20_Paragraph_20_Font"><text:span text:style-name="T1">tes totam ejnsinodi regionem irascentis partis veluti ig-<text:line-break/>neam fore, praescitum ipst molientes pulmonis ideam in-<text:line-break/>seruerunt.</text:span></text:span> Quapropter, carissime Clnysippe, Platonis<text:line-break/>dogma <text:span text:style-name="Default_20_Paragraph_20_Font"><text:span text:style-name="T1">s</text:span></text:span>cribis, quum ex corde iracundiae vim incendi, et<text:line-break/>foras pr<text:span text:style-name="Default_20_Paragraph_20_Font"><text:span text:style-name="T1">o</text:span></text:span>pellis faciemque inflari dicas.</text:p>
      <text:p text:style-name="P1">Cap. II. Quanquam de hoc non ambigebas, num<text:line-break/>irascens animae facultas cordi inesset, sed an rationalis;<text:line-break/>quo demonstrato, non multum de irascente laborare te<text:line-break/>oportebat, neque librum versibus poeticis replere, quos<text:line-break/>in eum modum deinceps recitas:</text:p>
      <text:p text:style-name="P1"><text:span text:style-name="Default_20_Paragraph_20_Font"><text:span text:style-name="T1">Dulcior ira viri pe</text:span></text:span>r<text:span text:style-name="Default_20_Paragraph_20_Font"><text:span text:style-name="T1">mult</text:span></text:span>o <text:span text:style-name="Default_20_Paragraph_20_Font"><text:span text:style-name="T1">melle fruente</text:span></text:span></text:p>
      <text:p text:style-name="P1"><text:span text:style-name="Default_20_Paragraph_20_Font"><text:span text:style-name="T1">Augescit, calidus tanquam alt</text:span></text:span>o <text:span text:style-name="Default_20_Paragraph_20_Font"><text:span text:style-name="T1">in pectore fumus.</text:span></text:span></text:p>
      <text:p text:style-name="Normal">Ac rursus :</text:p>
      <text:p text:style-name="P1"><text:span text:style-name="Default_20_Paragraph_20_Font"><text:span text:style-name="T1">ipsam ira detulit supra praecordia.</text:span></text:span></text:p>
      <text:p text:style-name="Normal">Ac iterum:</text:p>
      <text:p text:style-name="P1"><text:span text:style-name="Default_20_Paragraph_20_Font"><text:span text:style-name="T1">Verum animus saliens intus dat praescgia.</text:span></text:span></text:p>
      <text:p text:style-name="P3">Aliaque id genus infinita toto libro tractat, dum irasci-<text:line-break/>bilem facultatem in corde esse tuetur, quum non opus<text:line-break/>sit ostendere, sed an rationalis in eo habeatur; aut per<text:line-break/>Iovem, su hoc non poterat maniscsto ostendere, saltem<text:line-break/>conari debebat pro virili in hac una parte et irascibi-<text:line-break/>lem et rationalem animae facultatem esse demonstrare.<text:line-break/>Atqui hoc ille ne aggressus quidem est in nilo libri loco<text:line-break/>facere, sed. per totum eo utitur, ex .procinctu assumens.<text:line-break/>Statim enim in subsequentibus ita scribit. Quum hic ira<text:line-break/>nascatur, ratio est etiam reliquas cupiditates indidem exi-<text:line-break/>flere, adeoque reliquos assectus et ratiocinationes, ad<text:line-break/>haec quicquid est his persimile. Neque enim necessa-<text:line-break/>rium est, ubi assectus habentur , illic etiam ratiocinatio-<text:line-break/>nes esse; quare, si Anis hoc prompte et citra examen<text:line-break/>assumendum putaverit, id, de quo est quaestio , sumetur.<text:line-break/>Quum enim Plato affirmet, non ex eadem proficssci parte<text:line-break/>ratiocinationem, iracundiam et cupiditatem, zeno autem<text:line-break/>lu corde omnia collocet, officium meo Iudicio erat Chry-</text:p>
      <text:p text:style-name="P3">lippi et cujuflibet, qui post Platonem et zenonem viror<text:line-break/>rum placita examinat, alteri demonstrationem annectere,<text:line-break/>alteri reprehensionem aliquam. At citra demonstratio-<text:line-break/>nem sententiam dicere, quemadmodum Chrysippus facti-<text:line-break/>tavit, puta, ubi animae pars affectionibus obnoxia exi-<text:line-break/>stit, illic et ratiorinatricem esse, tantum a philosophi rnu-<text:line-break/>nere abest, ut etiam nec rhetores nec sophistae idem fa-<text:line-break/>ciant; quippe illi probabili quadam ratione fidem astrue-<text:line-break/>re conantur. Singula autem quae disquiruntur, ex pro-<text:line-break/>cinctu et inconsiderate assumere neque ad sophistas, ne-<text:line-break/>que ad rhetores, neque ad dialecticos, neque ad inniten-<text:line-break/>tcs demousirationihus, neque omnino ad ullum omnium<text:line-break/>pertinet. Pulchrius enim erat mea sententia, ut Plato<text:line-break/>suum ipsius dogma demonstrare. instituit, ita Cluysippum<text:line-break/>quoque zenonis placitum pro virili ostendisse, et non<text:line-break/>versuum multitudinem ex omnibus poetis selectam astri-<text:line-break/>here, qui iudicent, iram, iracundiam, metum, timidita-<text:line-break/>tem, temeritatem, audaciam et constantiam utraque ejus<text:line-break/>generis partim quidem actiones quasdam, partim autem</text:p>
      <text:p text:style-name="P3">cordis esse assectiones. Q ind igitur sibi volunt versus hi<text:line-break/>ex H<text:span text:style-name="Default_20_Paragraph_20_Font"><text:span text:style-name="T1">o</text:span></text:span>mero collecti?</text:p>
      <text:p text:style-name="P1"><text:span text:style-name="Default_20_Paragraph_20_Font"><text:span text:style-name="T1">Cor ipsi intus latrat</text:span></text:span>. j</text:p>
      <text:p text:style-name="Normal">Et: <text:span text:style-name="Default_20_Paragraph_20_Font"><text:span text:style-name="T8">ύ</text:span></text:span></text:p>
      <text:p text:style-name="P1"><text:span text:style-name="Default_20_Paragraph_20_Font"><text:span text:style-name="T1">Pectore percusse verbis cor increpat ira:</text:span></text:span></text:p>
      <text:p text:style-name="P1"><text:span text:style-name="Default_20_Paragraph_20_Font"><text:span text:style-name="T1">Suffer et haec, cor, nam graviora aliquando tulsti.</text:span></text:span></text:p>
      <text:p text:style-name="Normal">Item :</text:p>
      <text:p text:style-name="P1"><text:span text:style-name="Default_20_Paragraph_20_Font"><text:span text:style-name="T1">Pectore prudenti su</text:span></text:span>r<text:span text:style-name="Default_20_Paragraph_20_Font"><text:span text:style-name="T1">sum suspiria duxit</text:span></text:span></text:p>
      <text:p text:style-name="P1"><text:span text:style-name="Default_20_Paragraph_20_Font"><text:span text:style-name="T1">Ex corde imo Agamemnon</text:span></text:span> G<text:span text:style-name="Default_20_Paragraph_20_Font"><text:span text:style-name="T1">raecis navibus ostans.</text:span></text:span></text:p>
      <text:p text:style-name="Normal">Ad haec :</text:p>
      <text:p text:style-name="P1"><text:span text:style-name="Default_20_Paragraph_20_Font"><text:span text:style-name="T1">Sed mihi bile tumet cor.</text:span></text:span></text:p>
      <text:p text:style-name="Normal">Et :</text:p>
      <text:p text:style-name="P1"><text:span text:style-name="Default_20_Paragraph_20_Font"><text:span text:style-name="T1">duno non iram tenuit sub pectore, at inquit.</text:span></text:span></text:p>
      <text:p text:style-name="Normal">Praeterea :</text:p>
      <text:p text:style-name="P1"><text:span text:style-name="Default_20_Paragraph_20_Font"><text:span text:style-name="T1">Verum et post etiam fub pectore continet iram,<text:line-break/>Donec peeficiat.</text:span></text:span></text:p>
      <text:p text:style-name="Normal">In his omnibus non rationalis, sed irascibilis animae scr</text:p>
      <text:p text:style-name="P3">cultas in c<text:span text:style-name="Default_20_Paragraph_20_Font"><text:span text:style-name="T1">o</text:span></text:span>rde contineri significatur, quemadmodum in<text:line-break/>his quoque, ut arbitr<text:span text:style-name="Default_20_Paragraph_20_Font"><text:span text:style-name="T1">o</text:span></text:span>r.</text:p>
      <text:p text:style-name="P1"><text:span text:style-name="Default_20_Paragraph_20_Font"><text:span text:style-name="T1">Atque ira hanc qua</text:span></text:span>m<text:span text:style-name="Default_20_Paragraph_20_Font"><text:span text:style-name="T1">vis sapientem invasit adurens.</text:span></text:span></text:p>
      <text:p text:style-name="Normal">Et:</text:p>
      <text:p text:style-name="Normal"><text:span text:style-name="Default_20_Paragraph_20_Font"><text:span text:style-name="T1">Dulci</text:span></text:span>o<text:span text:style-name="Default_20_Paragraph_20_Font"><text:span text:style-name="T1">r hic multo quam mel quod desinit instar<text:line-break/>Rami in pect</text:span></text:span>o<text:span text:style-name="Default_20_Paragraph_20_Font"><text:span text:style-name="T1">ribus conscendet protinus imis.</text:span></text:span></text:p>
      <text:p text:style-name="Normal">Et:</text:p>
      <text:p text:style-name="P7"><text:span text:style-name="Default_20_Paragraph_20_Font"><text:span text:style-name="T1">—<text:tab/>— Cor appetit intu</text:span></text:span>s</text:p>
      <text:p text:style-name="P1"><text:span text:style-name="Default_20_Paragraph_20_Font"><text:span text:style-name="T1">Rellum agere incessens, pngnamque subire diurnam.</text:span></text:span></text:p>
      <text:p text:style-name="Normal">Et:</text:p>
      <text:p text:style-name="P1"><text:span text:style-name="Default_20_Paragraph_20_Font"><text:span text:style-name="T1">Atque animum audacem ipsi in pect</text:span></text:span>o<text:span text:style-name="Default_20_Paragraph_20_Font"><text:span text:style-name="T1">re dii posuerunt.<text:line-break/></text:span></text:span>Et:</text:p>
      <text:p text:style-name="P1"><text:span text:style-name="Default_20_Paragraph_20_Font"><text:span text:style-name="T1">Cor Laertiadae dolor ast invasit Ul</text:span></text:span>y<text:span text:style-name="Default_20_Paragraph_20_Font"><text:span text:style-name="T1">ifis.</text:span></text:span></text:p>
      <text:p text:style-name="Normal">Et:</text:p>
      <text:p text:style-name="P1"><text:span text:style-name="Default_20_Paragraph_20_Font"><text:span text:style-name="T1">Pectoribus r</text:span></text:span>o<text:span text:style-name="Default_20_Paragraph_20_Font"><text:span text:style-name="T1">bur validum patris indidit ipso</text:span></text:span></text:p>
      <text:p text:style-name="Normal">Et:</text:p>
      <text:p text:style-name="P8"><text:span text:style-name="Default_20_Paragraph_20_Font"><text:span text:style-name="T1">—<text:tab/>— sed pect</text:span></text:span>o<text:span text:style-name="Default_20_Paragraph_20_Font"><text:span text:style-name="T1">re Achille</text:span></text:span>s</text:p>
      <text:p text:style-name="P1"><text:span text:style-name="Default_20_Paragraph_20_Font"><text:span text:style-name="T1">C</text:span></text:span>it<text:span text:style-name="Default_20_Paragraph_20_Font"><text:span text:style-name="T1">arum animum et grandem virtutibus</text:span></text:span> o<text:span text:style-name="Default_20_Paragraph_20_Font"><text:span text:style-name="T1">btinet . intus.</text:span></text:span></text:p>
      <text:p text:style-name="P3">Et:</text:p>
      <text:p text:style-name="Normal"><text:span text:style-name="Default_20_Paragraph_20_Font"><text:span text:style-name="T1">-- -- Durumque malumque</text:span></text:span></text:p>
      <text:p text:style-name="P1"><text:span text:style-name="Default_20_Paragraph_20_Font"><text:span text:style-name="T1">Dii p</text:span></text:span>o<text:span text:style-name="Default_20_Paragraph_20_Font"><text:span text:style-name="T1">suere animum tibi pectore virginis ergo.</text:span></text:span></text:p>
      <text:p text:style-name="Normal">Et:</text:p>
      <text:p text:style-name="P1"><text:span text:style-name="Default_20_Paragraph_20_Font"><text:span text:style-name="T1">Sic Aeneae animus gavisos pectore in ipsa.</text:span></text:span></text:p>
      <text:p text:style-name="Normal">Et:</text:p>
      <text:p text:style-name="P1"><text:span text:style-name="Default_20_Paragraph_20_Font"><text:span text:style-name="T1">Et .bovis exaestt postium sub pect</text:span></text:span>o<text:span text:style-name="Default_20_Paragraph_20_Font"><text:span text:style-name="T1">re robur<text:line-break/>Noscere.</text:span></text:span></text:p>
      <text:p text:style-name="Normal">Ad haec :</text:p>
      <text:p text:style-name="P1"><text:span text:style-name="Default_20_Paragraph_20_Font"><text:span text:style-name="T1">Atque mihi ipsi animus bellum puguamque subire</text:span></text:span></text:p>
      <text:p text:style-name="P1"><text:span text:style-name="Default_20_Paragraph_20_Font"><text:span text:style-name="T1">Permultum ardescit nunc nunc in pectore cato.</text:span></text:span></text:p>
      <text:p text:style-name="Normal">Rur<text:span text:style-name="Default_20_Paragraph_20_Font"><text:span text:style-name="T1">su</text:span></text:span>s :</text:p>
      <text:p text:style-name="P1"><text:span text:style-name="Default_20_Paragraph_20_Font"><text:span text:style-name="T1">ipse autem valide clamans in pectore muisot</text:span></text:span></text:p>
      <text:p text:style-name="P1"><text:span text:style-name="Default_20_Paragraph_20_Font"><text:span text:style-name="T1">His animum, est Hector coepit meminesse timorip.</text:span></text:span></text:p>
      <text:p text:style-name="Normal">Rursus:</text:p>
      <text:p text:style-name="P1"><text:span text:style-name="Default_20_Paragraph_20_Font"><text:span text:style-name="T1">.incitat, o Nestor, c</text:span></text:span>o<text:span text:style-name="Default_20_Paragraph_20_Font"><text:span text:style-name="T1">r me atque animus generosu</text:span></text:span>m<text:line-break/>Et.</text:p>
      <text:p text:style-name="P1"><text:span text:style-name="Default_20_Paragraph_20_Font"><text:span text:style-name="T1">lst illi prudens cor atque animus generosus.</text:span></text:span></text:p>
      <text:p text:style-name="P3">Et:</text:p>
      <text:p text:style-name="P1"><text:span text:style-name="Default_20_Paragraph_20_Font"><text:span text:style-name="T1">o se, clare senex, genua haud minus ipse valenter<text:line-break/>Possidea</text:span></text:span>s, <text:span text:style-name="Default_20_Paragraph_20_Font"><text:span text:style-name="T1">quam animum retines in pect</text:span></text:span>o<text:span text:style-name="Default_20_Paragraph_20_Font"><text:span text:style-name="T1">re car</text:span></text:span>o.</text:p>
      <text:p text:style-name="Normal">Et:</text:p>
      <text:p text:style-name="P1"><text:span text:style-name="Default_20_Paragraph_20_Font"><text:span text:style-name="T1">N</text:span></text:span>o<text:span text:style-name="Default_20_Paragraph_20_Font"><text:span text:style-name="T1">sti etenim, quali</text:span></text:span>s <text:span text:style-name="Default_20_Paragraph_20_Font"><text:span text:style-name="T1">muliebri in pectore suevit<text:line-break/>sisse animus.</text:span></text:span></text:p>
      <text:p text:style-name="Normal">Et:</text:p>
      <text:p text:style-name="P1"><text:span text:style-name="Default_20_Paragraph_20_Font"><text:span text:style-name="T1">Atque tuum charum c</text:span></text:span>o<text:span text:style-name="Default_20_Paragraph_20_Font"><text:span text:style-name="T1">r, me patiente dolores,<text:line-break/></text:span></text:span>.i<text:span text:style-name="Default_20_Paragraph_20_Font"><text:span text:style-name="T1">usserat.</text:span></text:span></text:p>
      <text:p text:style-name="Normal">Et:</text:p>
      <text:p text:style-name="P1"><text:span text:style-name="Default_20_Paragraph_20_Font"><text:span text:style-name="T1">ratus sec, animum tandem his in pectore movit</text:span></text:span></text:p>
      <text:p text:style-name="Normal">Et:</text:p>
      <text:p text:style-name="P1"><text:span text:style-name="Default_20_Paragraph_20_Font"><text:span text:style-name="T1">Telemachus m</text:span></text:span>ag<text:span text:style-name="Default_20_Paragraph_20_Font"><text:span text:style-name="T1">num luctum sub corde recepit.</text:span></text:span></text:p>
      <text:p text:style-name="P1"><text:span text:style-name="Default_20_Paragraph_20_Font"><text:span text:style-name="T6">sic </text:span></text:span><text:span text:style-name="Default_20_Paragraph_20_Font"><text:span text:style-name="T1">dixit placans animum sub peetore carum.</text:span></text:span></text:p>
      <text:p text:style-name="Normal">Et:</text:p>
      <text:p text:style-name="P1"><text:span text:style-name="Default_20_Paragraph_20_Font"><text:span text:style-name="T1">Huic c</text:span></text:span>o<text:span text:style-name="Default_20_Paragraph_20_Font"><text:span text:style-name="T1">r in requie mansu deterri,,^ past</text:span></text:span>h<text:span text:style-name="Default_20_Paragraph_20_Font"><text:span text:style-name="T1">m.</text:span></text:span></text:p>
      <text:p text:style-name="P1">ianes enim lu versus, et praeterea infiniti alii, si nu-</text:p>
      <text:p text:style-name="P3">merum spectes, quos Chrysippus apponit, irascibilem fa-<text:line-break/>cultatcm in corde haberi ostendunt. Ego autem si omnia<text:line-break/>ufcribam, librum, quemadmodum Chrysippus, replebo: ve-<text:line-break/>tum ex Homero haec quidem sufficiunt. Eorum . autem,<text:line-break/>quae ex llesiodo Chrysippus permulta ct ipsa adjecrt,<text:line-break/>abunde mihi erit, si duo triave exempli gratia citavere,.</text:p>
      <text:p text:style-name="P1"><text:span text:style-name="Default_20_Paragraph_20_Font"><text:span text:style-name="T1">Namque .t</text:span></text:span>i<text:span text:style-name="Default_20_Paragraph_20_Font"><text:span text:style-name="T1">bi succrevit animus sub pect</text:span></text:span>o<text:span text:style-name="Default_20_Paragraph_20_Font"><text:span text:style-name="T1">re car</text:span></text:span>o.</text:p>
      <text:p text:style-name="Normal">Et:</text:p>
      <text:p text:style-name="P1"><text:span text:style-name="Default_20_Paragraph_20_Font"><text:span text:style-name="T1">Jram animu</text:span></text:span>m <text:span text:style-name="Default_20_Paragraph_20_Font"><text:span text:style-name="T1">graviter cruciantem pect</text:span></text:span>o<text:span text:style-name="Default_20_Paragraph_20_Font"><text:span text:style-name="T1">re gestan</text:span></text:span>s.</text:p>
      <text:p text:style-name="Normal">Et:</text:p>
      <text:p text:style-name="P1"><text:span text:style-name="Default_20_Paragraph_20_Font"><text:span text:style-name="T1">Cunct</text:span></text:span>o<text:span text:style-name="Default_20_Paragraph_20_Font"><text:span text:style-name="T1">rum crevit in corde animus gener</text:span></text:span>o<text:span text:style-name="Default_20_Paragraph_20_Font"><text:span text:style-name="T1">sus.</text:span></text:span></text:p>
      <text:p text:style-name="Normal">In quibus sane ad Chrysippi magnanimitatem obstupefco.<text:line-break/>Quum enim conveniat hominem, qui tot positas periege-<text:line-break/>rit sciatque maniscsto omnibus ipsos placitis assentien-<text:line-break/>tes alias in aliis versibus, quemadmodum et Plutarchus<text:line-break/>in omnibus Homericis exercitationibus ostendit, deligere<text:line-break/>quidem ex ipsis, quae placitum, cui ipse studet, attestantur,</text:p>
      <text:p text:style-name="P3">relinquere autem pugnantia, et quae interim totum con-<text:line-break/>trarium astruunt, ille ex aequo omnium deinceps memi-<text:line-break/>ni t: nam ejusmodi versus omnes ab eo praetermissos esse<text:line-break/>oportebat, quibus autem mentem, intellectum, cogitatio-<text:line-break/>nem et rationem in corde contineri aliquis dixerit, ca<text:line-break/>colligere, quemadmodum et haec innuunt.</text:p>
      <text:p text:style-name="P1">.I<text:span text:style-name="Default_20_Paragraph_20_Font"><text:span text:style-name="T1">uppiter exemit tunc ipse ex pectore mentem.</text:span></text:span></text:p>
      <text:p text:style-name="Normal">Et: <text:span text:style-name="Default_20_Paragraph_20_Font"><text:span text:style-name="T1">e. - r . fe su su</text:span></text:span></text:p>
      <text:p text:style-name="P1"><text:span text:style-name="Default_20_Paragraph_20_Font"><text:span text:style-name="T1">Consilium, Neptune, meum hoc in pectore nosti.</text:span></text:span></text:p>
      <text:p text:style-name="Normal">Et:</text:p>
      <text:p text:style-name="P1"><text:span text:style-name="Default_20_Paragraph_20_Font"><text:span text:style-name="T1">Et tibi perpetuo est scatentia pectore talis.</text:span></text:span></text:p>
      <text:p text:style-name="P9">Et:<text:tab/>si .</text:p>
      <text:p text:style-name="Normal"><text:span text:style-name="Default_20_Paragraph_20_Font"><text:span text:style-name="T1">Non mihi stat talis sententia pectore.</text:span></text:span></text:p>
      <text:p text:style-name="Normal">Sicut enim prioris versuum generis, quibus in corde ani-<text:line-break/>Illae assectus ostenduntur, infinita apud poetas est copia,<text:line-break/>ita neque alterius pauca, quibus rationalem vim in corde<text:line-break/>sitam, quantum ad poetas, aliquis ostendere poterit.</text:p>
      <text:h text:style-name="P18" text:outline-level="2">cap. HI. </text:h>
      <text:p text:style-name="P23">Haec igitur fiola Chrysippum seligere con-<text:line-break/>veniebat, si omnino testibus litem dirimere statuerat. At<text:line-break/>plura quidem illa, pauciora vero haec scribere, ei, qui<text:line-break/>historiae veritatem ostendat, probe successerit; plura enim<text:line-break/>illa vere inveniuntur; ei vero, qui, quod Cluysippus stu-<text:line-break/>det, tueri aggrediatur, adversabuntur, praesertim quae<text:line-break/>manifesto iracundiae adversantem increpantemque faciunt<text:line-break/>rationem, veluti et haec sonant.</text:p>
      <text:p text:style-name="P1"><text:span text:style-name="Default_20_Paragraph_20_Font"><text:span text:style-name="T1">Pect</text:span></text:span>o<text:span text:style-name="Default_20_Paragraph_20_Font"><text:span text:style-name="T1">ra sed sarien</text:span></text:span>s, i<text:span text:style-name="Default_20_Paragraph_20_Font"><text:span text:style-name="T1">psum cor increpat ira:.</text:span></text:span></text:p>
      <text:p text:style-name="P1">A<text:span text:style-name="Default_20_Paragraph_20_Font"><text:span text:style-name="T1">uster et haec, c</text:span></text:span>o<text:span text:style-name="Default_20_Paragraph_20_Font"><text:span text:style-name="T1">r, nam graviora aliquand</text:span></text:span>o I<text:span text:style-name="Default_20_Paragraph_20_Font"><text:span text:style-name="T1">nlisit.<text:line-break/></text:span></text:span>Haec si quidem Ulyssenr ad <text:span text:style-name="Default_20_Paragraph_20_Font"><text:span text:style-name="T1">t</text:span></text:span>e dicentem Humerus intro-<text:line-break/>duxit, quum ob ea, quae a famulis domi agi videret, ca-<text:line-break/>lor in corde ipsius effervesceret, et animus. sive rracun-<text:line-break/>dia, ratione devicta, ad intempestivam mulierum punitio-<text:line-break/>pem ipsirm jam vi praecipitem actura esset. Quam enim<text:line-break/>eques ad equum, aut venator ad canem rationem obti;<text:line-break/>nent, hanc ratio ad iracundiam. Equidem imperare in.</text:p>
      <text:p text:style-name="P3">omnibus et praevalere jestius est id, quod natura prae-<text:line-break/>cellis, equitem sane equo, venatorem autem cani, ratio- ,<text:line-break/>nem iracundiae. At non semper accidit tale coniugium<text:line-break/>lege naturae administrari, verum equus nonnunquam<text:line-break/>contumax non pro decoro elatus insessorem virium im-<text:line-break/>hecillitate aut equestris scientiae ignorantia victum simul<text:line-break/>cum ipsi; abripit, iracundia autem valens et ad impor-<text:line-break/>lunam punitio<text:span text:style-name="Default_20_Paragraph_20_Font"><text:span text:style-name="T1">n</text:span></text:span>em vehementius erumpens nonnunquam.<text:line-break/>rationem imbecillem aut ignaram una Tecum attrahit<text:line-break/>Si enim robus scientiamque habeat, vincet nimirum et<text:line-break/>ratio iram, et auriga equum. Quod si vero aut alter-<text:line-break/>utro aut utroque privetur, periculum ibi est, ne id, .quod<text:line-break/>deterius est, natura praestantius devincat. . Quemadtno-<text:line-break/>dum <text:span text:style-name="Default_20_Paragraph_20_Font"><text:span text:style-name="T1">t</text:span></text:span>aue in Scythis et Gulatis aliisque barbaris gentibus<text:line-break/>permultis unimus rationem vincit, apud nos autem in<text:line-break/>pueris et imperitis hominibus. Humerus autem id .ip-<text:line-break/>sum prusecto volens iudicare Hectorem , Achillem et<text:line-break/>quosdam alios ejusmodi iracundiae inservientes adole-</text:p>
      <text:p text:style-name="P3">scentes inducit; Ulyssem vero, Polydamantem et Ne-<text:line-break/>florem ratione iracundiam continentes, subinde quidem<text:line-break/>tam valide, ut ne animus quidem ad irrationalem ali-<text:line-break/>quam actionem proruperit, interim vero erumpat qui-<text:line-break/>dem, sed a ratione contineatur, quemadmodum in his<text:line-break/>versibus Ulyssem expressit. Omnia vero deinceps ea<text:line-break/>ascribam.</text:p>
      <text:p text:style-name="P1">T<text:span text:style-name="Default_20_Paragraph_20_Font"><text:span text:style-name="T1">unc sponsis meditans animo mala divus Clesses</text:span></text:span></text:p>
      <text:p text:style-name="P1"><text:span text:style-name="Default_20_Paragraph_20_Font"><text:span text:style-name="T1">Decubuit vigil; interea famulae egrediuntur</text:span></text:span></text:p>
      <text:p text:style-name="P1"><text:span text:style-name="Default_20_Paragraph_20_Font"><text:span text:style-name="T1">Aedibus, ac venerem cum sponsis turpiter extra<text:line-break/>Exercent, largo rest</text:span></text:span>i <text:span text:style-name="Default_20_Paragraph_20_Font"><text:span text:style-name="T1">sesc exhilarantes.</text:span></text:span></text:p>
      <text:p text:style-name="P1"><text:span text:style-name="Default_20_Paragraph_20_Font"><text:span text:style-name="T1">Hic ira exagitabatur sub pectore caro,</text:span></text:span></text:p>
      <text:p text:style-name="P10"><text:span text:style-name="Default_20_Paragraph_20_Font"><text:span text:style-name="T1">Et mente atque animo veest</text:span></text:span>l<text:span text:style-name="Default_20_Paragraph_20_Font"><text:span text:style-name="T1">bat plurima, cuique<text:line-break/>Mortem ne</text:span></text:span>t <text:span text:style-name="Default_20_Paragraph_20_Font"><text:span text:style-name="T1">insiliens conscisceret illico, sponsis<text:line-break/>Extremum an sineret misoeri: latrat at intus<text:line-break/>Huic cor, ut catulos obiens canis ipsa tenellos<text:line-break/>ignotum allatrat, nec non pugnare parata est:</text:span></text:span></text:p>
      <text:p text:style-name="P2"><text:span text:style-name="Default_20_Paragraph_20_Font"><text:span text:style-name="T1">Latrat sic intus, m</text:span></text:span>d<text:span text:style-name="Default_20_Paragraph_20_Font"><text:span text:style-name="T1">le fer</text:span></text:span>e <text:span text:style-name="Default_20_Paragraph_20_Font"><text:span text:style-name="T1">dum turpia fa</text:span></text:span>c<text:span text:style-name="Default_20_Paragraph_20_Font"><text:span text:style-name="T1">ta.</text:span></text:span></text:p>
      <text:p text:style-name="P1"><text:span text:style-name="Default_20_Paragraph_20_Font"><text:span text:style-name="T1">Pectora percutiens ira cor increpat idem:</text:span></text:span></text:p>
      <text:p text:style-name="P1"><text:span text:style-name="Default_20_Paragraph_20_Font"><text:span text:style-name="T1">Suffer et haec, cor, nam graviora aliquando tulesti,<text:line-break/>Quum in socios C</text:span></text:span>y<text:span text:style-name="Default_20_Paragraph_20_Font"><text:span text:style-name="T1">clops praeclaros impius esset:<text:line-break/>Attamen haec tolerasti, dum te educeret antro<text:line-break/>Metis, quando tibi mortem rebare paratam.</text:span></text:span></text:p>
      <text:p text:style-name="P1"><text:span text:style-name="Default_20_Paragraph_20_Font"><text:span text:style-name="T1">Sic inquit placans carissima pectore corda.</text:span></text:span></text:p>
      <text:p text:style-name="Normal">Nisi clare Humerus in hisce percenset iracundiae pug-<text:line-break/>nam cum rasione in viro prudenti, at victoriam ra-<text:line-break/>tionis , iracundiae autem in ipsam obsequium , neque<text:line-break/>aliud quicquam aliquis nobis ex poeta condisci concef-<text:line-break/>serit. Quum enim ea, quae tam evidenter dicuntur, in<text:line-break/>ambiguitatem fuerint deducta, neque aliis sane quomodo<text:line-break/>usus sit intellexeris. Quippe ancillas peccantes conspi-<text:line-break/>ciens Ulysses iracundia violenter ad ipsarum punitionem<text:line-break/>rapiebatur; a ratione vero detinebatur, ut quae intempe-<text:line-break/>stivum esse edoceret. Verum quia ratio non .facile potuit<text:line-break/>perducere animum, ut in tempus magis idoneum punitio-</text:p>
      <text:p text:style-name="P2">nem differret, vehementius ab ea abripitur, veluti equum<text:line-break/>ferocius so efferentem auriga valido freno violenter re-<text:line-break/>trahens. Quinetiam haec secum ait, Contine, o cor ge-<text:line-break/>nerosissimum, in praesenlia, quemadmodum etiam prius<text:line-break/>adversus Cycl<text:span text:style-name="Default_20_Paragraph_20_Font"><text:span text:style-name="T1">o</text:span></text:span>pem continuisti, videns socios ab eo con-<text:line-break/>sumi. Plato <text:span text:style-name="Default_20_Paragraph_20_Font"><text:span text:style-name="T1">s</text:span></text:span>ane horum versuum admodum tempestive<text:line-break/>in quarto de Republica libro. meminisse videtur, Chry-<text:line-break/>lippus autem nimis quam intempestive ac inepte; multo<text:line-break/>autem mfi<text:span text:style-name="Default_20_Paragraph_20_Font"><text:span text:style-name="T1">i</text:span></text:span>ijo corum, quos Euripides Medeam dicentem<text:line-break/>finxit, quum etiam in illius anima ratio adversus iracun-<text:line-break/>diam pugnaret; noVerat enim, quod impium aliquod et<text:line-break/>grave opus perpetraret, filiis occidendis manum admo-<text:line-break/>liens; eoque detrectabat disserebatque, et non statim con-<text:line-break/>citata id designavit. Rursus ipsam iracundia, velut equus<text:line-break/>quidam ferox ac pertinax aurigam superans, ad filios vi<text:line-break/>trahebat; deinde iterum ratio retrahebat abducebatque;<text:line-break/>postea rursus iracundia in diversum agebat; inde iterum<text:line-break/>ratio; ut subinde sursum et deorsum ab utri<text:span text:style-name="Default_20_Paragraph_20_Font"><text:span text:style-name="T1">s</text:span></text:span>que impulsa</text:p>
      <text:p text:style-name="P3">iracundiae concesserit, hanc Eurspides tunc loquentem<text:line-break/>ita introducit:</text:p>
      <text:p text:style-name="P1"><text:span text:style-name="Default_20_Paragraph_20_Font"><text:span text:style-name="T1">Equidem sci</text:span></text:span>o, <text:span text:style-name="Default_20_Paragraph_20_Font"><text:span text:style-name="T1">quae sum patratura mala,<text:line-break/>Potentior sed ira consiliis meis.</text:span></text:span></text:p>
      <text:p text:style-name="Normal">Novit quidem magnitudinem malorum, quae est perpessa-<text:line-break/>tura, a rati<text:span text:style-name="Default_20_Paragraph_20_Font"><text:span text:style-name="T1">o</text:span></text:span>ne edocta, verum iracundiam ea fortiorem<text:line-break/>esse inquit, et propterea ab illa violenter ad opus ab-<text:line-break/>duci. Ulysses autem contra ratione iracundiam coercuit;<text:line-break/>etenim barbarorum indoctorumque hominum exemplar<text:line-break/>Euripides Medem posuit, quibus iracundia ratione valen-<text:line-break/>tior est, Graecorum autem et eruditorum imaginem rur-<text:line-break/>fus poeta Ulyssem statuit, in quibus ratio iracundiam vin-<text:line-break/>cit. Saepe igitur in alio ira<text:span text:style-name="Default_20_Paragraph_20_Font"><text:span text:style-name="T1">s</text:span></text:span>cibilem animae partem ratio<text:line-break/>superat , ut ne pugna quidem unquam ipsis inter se obo-<text:line-break/>riatur, fed haec dominetur, illa obtemperet; atque hoc<text:line-break/>iis adest, qui ad summum philo<text:span text:style-name="Default_20_Paragraph_20_Font"><text:span text:style-name="T1">s</text:span></text:span>ophiae perveniunt. Rur-<text:line-break/>sus iracundia <text:span text:style-name="Default_20_Paragraph_20_Font"><text:span text:style-name="T1">s</text:span></text:span>ubinde rationem ita vincit, ut imperet et</text:p>
      <text:p text:style-name="P3">ducat perpetu<text:span text:style-name="Default_20_Paragraph_20_Font"><text:span text:style-name="T1">o</text:span></text:span>;. id .quod in multis barbaris et pueris<text:line-break/>natu<text:span text:style-name="Default_20_Paragraph_20_Font"><text:span text:style-name="T1">r</text:span></text:span>a i<text:span text:style-name="Default_20_Paragraph_20_Font"><text:span text:style-name="T1">r</text:span></text:span>acundis , insuper in ferarum non paucis , et ho-<text:line-break/>minibus belluinis .videre licet. Est quum ne alterum<text:line-break/>quidem usque adeo valens sit, ut statim- alterum astra-<text:line-break/>bat, sed adversantur invicem pugnantque, et temporis<text:line-break/>spatio alterum vincit, in Ulysse quidem ratio, in Me-<text:line-break/>dea autem iracundia, ceu duae ipsae animae partes , aut,<text:line-break/>si non partes, certe facultates quaedam. At Chrysippus<text:line-break/>neque partes animae hasce ratus, neque facultates brutis<text:line-break/>a rationali diversas , tamen non dubitat Ulyffis et Medeae<text:line-break/>versuum meminisse, qui ..evidenter opini<text:span text:style-name="Default_20_Paragraph_20_Font"><text:span text:style-name="T1">o</text:span></text:span>nem ipsius sub-<text:line-break/>vertunt. Quomodo igitur aliquis adhuc cum talibus vi-<text:line-break/>ris disputet, qui neque manifesto apparentia curant (ut<text:line-break/>jam frequenter ostendi] et coarguendum ipsorum dogma-<text:line-break/>ta ceu attestantium meminerunt? Nam liber de prin-<text:line-break/>cipe animae. facultate a Chrysippp conscriptus scatet ver-<text:line-break/>sibus poeticis , .stui vei assectus . in- pectore et corde couti-</text:p>
      <text:p text:style-name="P11">neri affirment, vel duas esse animae facultates toto ge-.<text:line-break/>rrere invicem differentes , hanc irrationalem , illam ratio-<text:line-break/>nalem. Quomodo enim ex IIomero et IIesiodo pauca<text:line-break/>ante paululum appositi, quae Chrysippus conscripsit, ita is<text:line-break/>ex orpheo, Empedocle, Tyrtaco, Stesichoro, Euripide<text:line-break/>aliisque poetis multorum versuum memluit simili abfur-<text:line-break/>ditate scatentium , veluti etiam quum Tyrtaeum dicentem<text:line-break/>citat:<text:tab/>.</text:p>
      <text:p text:style-name="P1"><text:span text:style-name="Default_20_Paragraph_20_Font"><text:span text:style-name="T1">Jram serv</text:span></text:span>a<text:span text:style-name="Default_20_Paragraph_20_Font"><text:span text:style-name="T1">nt</text:span></text:span>is <text:span text:style-name="Default_20_Paragraph_20_Font"><text:span text:style-name="T1">gestan</text:span></text:span>s <text:span text:style-name="Default_20_Paragraph_20_Font"><text:span text:style-name="T1">in c</text:span></text:span>o<text:span text:style-name="Default_20_Paragraph_20_Font"><text:span text:style-name="T1">rde le</text:span></text:span>o<text:span text:style-name="Default_20_Paragraph_20_Font"><text:span text:style-name="T1">ni</text:span></text:span>s.</text:p>
      <text:p text:style-name="Normal">Quod namque leo iram habet, accurate omnes homines,<text:line-break/>etiam priusquam audivissemus Tyrtaeum, norimus; non<text:line-break/>tamem Clrryfippo versum adjungere decorum erat, qui<text:line-break/>leonibus iram adimit. Nullum enim, ut autumat, brutum<text:line-break/>animal vel irascibilem vim, vel concuplscentem, vel ra-<text:line-break/>tionalem obtinet, fed, veluti a me dictum est superiori<text:line-break/>libro, Stoici <text:span text:style-name="Default_20_Paragraph_20_Font"><text:span text:style-name="T1">t</text:span></text:span>ere universi in omni functione fupra dicta<text:line-break/>omnia eis auferunt Tyrtaeus autem, quemadmodum et</text:p>
      <text:p text:style-name="P3">Humerus et Hesiodus, breviterque omnes poetae vehe-<text:line-break/>mentissimam irum leones habere affirmant. Quapropter<text:line-break/>etiam bomluem, quicunque maxime suerit iracundus,<text:line-break/>leoni assimilant. Jam vero praeter poetas universi Ito-<text:line-break/>minea eos, qui ferocissimi et maxime i<text:span text:style-name="Default_20_Paragraph_20_Font"><text:span text:style-name="T1">r</text:span></text:span>acundi funt, leo-<text:line-break/>nes nuncupa<text:span text:style-name="Default_20_Paragraph_20_Font"><text:span text:style-name="T1">n</text:span></text:span>t; ita neque athletis cessant quotidie no-<text:line-break/>men hoc attribuere. Et Cbrysippo contra quam velit<text:line-break/>accidere ridetur; num dum ab argumentis rei, quae a na-<text:line-break/>tura ipsius disquiritur, ubique recedit, et rhetorice ma-<text:line-break/>gis quum philosophice in .testium multitudine victoriam<text:line-break/>ponit, ab ipsis, quos citat, proditur.</text:p>
      <text:h text:style-name="Heading_20_2" text:outline-level="2">Cap. IV. </text:h>
      <text:p text:style-name="P23">Etenim quum pronunciet, ideo nonnul-<text:line-break/>los excordes diri, quod universi homines animae prin-<text:line-break/>cipatum in corde co<text:span text:style-name="Default_20_Paragraph_20_Font"><text:span text:style-name="T1">n</text:span></text:span>tineri crediderint, virum demirari<text:line-break/>fatis nequeo; quod non eatenus assequitur ea, quae di-<text:line-break/>emitur, ut cognoscat, nullum stolidum ac imprudentem<text:line-break/>excordem nominari ; feti illos omnes, quando dicteriis in-</text:p>
      <text:p text:style-name="P3">cessant, non habere cerebrum inquiunt; meticulosos au-<text:line-break/>tem et timidos excordes appellant. Ita et lue Cluysippi<text:line-break/>dogma ab ipsis coarguitur, quos in testimonium adducit,<text:line-break/>dum putant. in cerebro quidem esse rati<text:span text:style-name="Default_20_Paragraph_20_Font"><text:span text:style-name="T1">o</text:span></text:span>nem, in corde<text:line-break/>autem iracundiam; fed per Jovem mirum est, quomodo<text:line-break/>nomen excors i<text:span text:style-name="Default_20_Paragraph_20_Font"><text:span text:style-name="T1">n</text:span></text:span>terpretetur, aut quo Pensu vulgus pr<text:span text:style-name="Default_20_Paragraph_20_Font"><text:span text:style-name="T1">o-<text:line-break/></text:span></text:span>ferat; mox ei coniungit evisceratum : habent autem verba<text:line-break/>ipsius in hunc modum: <text:span text:style-name="Default_20_Paragraph_20_Font"><text:span text:style-name="T1">Conferunt praedictis etiam hu-<text:line-break/>jnstnodi ex hi</text:span></text:span>s <text:span text:style-name="Default_20_Paragraph_20_Font"><text:span text:style-name="T1">quae dicuntur eviseerato</text:span></text:span>s, <text:span text:style-name="Default_20_Paragraph_20_Font"><text:span text:style-name="T1">quatenu</text:span></text:span>s <text:span text:style-name="Default_20_Paragraph_20_Font"><text:span text:style-name="T1">dicimus,<text:line-break/>aliquo</text:span></text:span>s <text:span text:style-name="Default_20_Paragraph_20_Font"><text:span text:style-name="T1">non habere cerebrum et habere : ita n</text:span></text:span>o<text:span text:style-name="Default_20_Paragraph_20_Font"><text:span text:style-name="T1">s sentientes di-<text:line-break/>cere, et n</text:span></text:span>o<text:span text:style-name="Default_20_Paragraph_20_Font"><text:span text:style-name="T1">n habere cor aliqu</text:span></text:span>o<text:span text:style-name="Default_20_Paragraph_20_Font"><text:span text:style-name="T1">s, et habere secundum prae-<text:line-break/>dicta, ut eviseerati scrfun accipiantur, eo qu</text:span></text:span>o<text:span text:style-name="Default_20_Paragraph_20_Font"><text:span text:style-name="T1">d nihil</text:span></text:span> im<text:span text:style-name="Default_20_Paragraph_20_Font"><text:span text:style-name="T1">us<text:line-break/>habeant c</text:span></text:span>o<text:span text:style-name="Default_20_Paragraph_20_Font"><text:span text:style-name="T1">nd</text:span></text:span>o<text:span text:style-name="Default_20_Paragraph_20_Font"><text:span text:style-name="T1">lens, juxta c</text:span></text:span>o<text:span text:style-name="Default_20_Paragraph_20_Font"><text:span text:style-name="T1">ntraria etiam a corde sic</text:span></text:span> i<text:span text:style-name="Default_20_Paragraph_20_Font"><text:span text:style-name="T1">psis<text:line-break/>c</text:span></text:span>o<text:span text:style-name="Default_20_Paragraph_20_Font"><text:span text:style-name="T1">mmu</text:span></text:span>n<text:span text:style-name="Default_20_Paragraph_20_Font"><text:span text:style-name="T1">ius appellatis, cerebru</text:span></text:span>m <text:span text:style-name="Default_20_Paragraph_20_Font"><text:span text:style-name="T1">ver</text:span></text:span>o <text:span text:style-name="Default_20_Paragraph_20_Font"><text:span text:style-name="T1">capiatur, vel qu</text:span></text:span>o<text:span text:style-name="Default_20_Paragraph_20_Font"><text:span text:style-name="T1">d<text:line-break/>in eodem simile quoddam exisiat, vel quia etiam hoc su-<text:line-break/>m</text:span></text:span>i<text:span text:style-name="Default_20_Paragraph_20_Font"><text:span text:style-name="T1">ltatcm quandam habeat viseeribus simile</text:span></text:span>m. Ita quidem<text:line-break/>verba sonunt. C<text:span text:style-name="Default_20_Paragraph_20_Font"><text:span text:style-name="T1">o</text:span></text:span>nvenit autem aliquem legere ea ter</text:p>
      <text:p text:style-name="P25">quaterque multo otio, mente iis, quae dicuntur, diligen-<text:line-break/>ter adhibita; hac enim sula ratione,. puto, persuadebitur,.<text:line-break/>id quod communi p<text:span text:style-name="Default_20_Paragraph_20_Font"><text:span text:style-name="T1">r</text:span></text:span>overbio dicitur, dictis ipsius inesse,<text:line-break/>scilicet: <text:span text:style-name="T18">NIHIL ACCIPET, ET CONTINE PROBE</text:span>. Ego enim<text:line-break/>quum in multis saepe libris orationes legissem, in qui-<text:line-break/>bus nomina ad verba nullo sensu connectuntur, nusquam<text:line-break/>hoc tam accurate expressum vidi, sicut in hac modo ci-<text:line-break/>sata sententia. . Aenigma enim est oratio Chrysippi, mica-<text:line-break/>bili quadam obscuritate cum intempestiva brevitate im-<text:line-break/>plicitum; quanquam brevitatem ne in uno quidem ipsius<text:line-break/>libro imitatus sit, sed adeo prolixus est, ut saepe in toto li-<text:line-break/>bro multifarium de eisdem sursum et deorsum sermones im-<text:line-break/>plicet. Jam rane obsuritatis vitium ipsi familiare est,<text:line-break/>quod interpretatriuis facultatis infirmitatem sequitur. Ac<text:line-break/>mihi videtur etiam ipse id sentiens ter et quater de<text:line-break/>eisdem rebus non detrectare serm<text:span text:style-name="Default_20_Paragraph_20_Font"><text:span text:style-name="T1">o</text:span></text:span>nes in longissimum<text:line-break/>producere; brevitati autem non assuerit, et <text:span text:style-name="Default_20_Paragraph_20_Font"><text:span text:style-name="T1">t</text:span></text:span>ero eam<text:line-break/>usurpat, in quibus potissimum orati<text:span text:style-name="Default_20_Paragraph_20_Font"><text:span text:style-name="T1">o</text:span></text:span>nibus errorem suo-</text:p>
      <text:p text:style-name="P3">rum dogmatum fenili inexitabilem; vult enim (ut opluor)<text:line-break/>brevibus ipsimi percur<text:span text:style-name="Default_20_Paragraph_20_Font"><text:span text:style-name="T1">r</text:span></text:span>ere aliud coargui sustinens. Et<text:line-break/>mihi .videtur, quemadmodum in aliis orationibus conten-<text:line-break/>dit manifeste interpretari, ita in quibus redarguitur ser-<text:line-break/>monem obscuritate cum brevitate occultare, ut videlicet<text:line-break/>putetur ad crimen objectum respondisse, et non omnino<text:line-break/>ipsum praeteriisse , nos autem nihil possimus productis<text:line-break/>contradicere, quae nequaquam intelligimus. Statim sane<text:line-break/>in praeposita . oratione , qua evisceratum, et non habere<text:line-break/>cerebrum, quomodo vulgo dicunt, exponit, mihi qui-<text:line-break/>dem tale quippiam videtur innuere. Evisceratus vocant<text:line-break/>nonnullos perinde ut excordes, quoniam viscus cor est;<text:line-break/>non autem habere cerebrum idem valere dicunt ac evi-<text:line-break/>sacratum, quoniam hoc quoque viscus est et principale.<text:line-break/>Non tamen recipimrt omnes Stoici hujusmodi expositio-.<text:line-break/>nem, lud aliud quiddam dici affirmant, id tamen non<text:line-break/>ostendunt, ex penitioribus nimirum . existens, ac incre-<text:line-break/>pant nos statim , ceu praecipiti modo contradicentes,</text:p>
      <text:p text:style-name="P3">priusquam id, quod dicitur, cognoscamus. Alii etiam conviciis<text:line-break/>agentes acrius <text:span text:style-name="Default_20_Paragraph_20_Font"><text:span text:style-name="T1">r</text:span></text:span>udes nos et contentiosos appellant, nec<text:line-break/>ineruditos homines docere fe velle id, quod proponitur,<text:line-break/>inquiunt; etsi alia etiam nobis inritis prolixe recenseant.<text:line-break/>Ver uni quum (ut diri) ad hujusmodi quippiam pervene-<text:line-break/>rint, ubi nulla est nugacitatis occasio, qui sane libros<text:line-break/>conscribunt, celeriter simul et manifesto percurrunt; qui<text:line-break/>autem horum commentarios interpretantur, ad invidiae<text:line-break/>potius suspicionem in auditores transmittendam prompti<text:line-break/>redduntur, dum nolle se docere nos simulant, quam ad<text:line-break/>fe victos esse confitendutn. Verum evisceratus et exce-<text:line-break/>rebratus jam praetergredi<text:span text:style-name="Default_20_Paragraph_20_Font"><text:span text:style-name="T1">u</text:span></text:span>ntur , ne amplius negotium fa-<text:line-break/>cessamus Chrysippo manifeste rep<text:span text:style-name="Default_20_Paragraph_20_Font"><text:span text:style-name="T1">r</text:span></text:span>ehenso ab iis, quos ipsis<text:line-break/>testes citat, ac ubi desiimus, eo revertamur. Quum Chry-<text:line-break/>sippus totum librum replevisset versibus Homericis, die-<text:line-break/>siodicis, Stesichoriis, Empedocleis, et orphicis, quum-<text:line-break/>que praeterea non pauca ex tragoedia et ex Tyrtaeo</text:p>
      <text:p text:style-name="P3">aliisque poetis apposuisset, non advertens postea mirificam<text:line-break/>hanc loquendi lusiuitatem (hoc enim ei nomen conve—<text:line-break/>utre magis autumo) haec ad verbum adducit: <text:span text:style-name="Default_20_Paragraph_20_Font"><text:span text:style-name="T1">Haec sane<text:line-break/>anilem garrulitatem esse dicent, sarte etiam literarum<text:line-break/>magistri, qui ve</text:span></text:span>rsus <text:span text:style-name="Default_20_Paragraph_20_Font"><text:span text:style-name="T1">quamplurim</text:span></text:span>t . <text:span text:style-name="Default_20_Paragraph_20_Font"><text:span text:style-name="T1">sub e</text:span></text:span>o<text:span text:style-name="Default_20_Paragraph_20_Font"><text:span text:style-name="T1">de</text:span></text:span>m <text:span text:style-name="Default_20_Paragraph_20_Font"><text:span text:style-name="T1">sensu sia-<text:line-break/>t</text:span></text:span>u<text:span text:style-name="Default_20_Paragraph_20_Font"><text:span text:style-name="T1">ere velit. </text:span></text:span>Recte dixisti, o Chrysippe, haec; praestaret<text:line-break/>autem, si non solum dixisses, sed etiam anilem hunc lo-<text:line-break/>qualitatem evitasse<text:span text:style-name="Default_20_Paragraph_20_Font"><text:span text:style-name="T1">t. </text:span></text:span>Quid enim esset <text:span text:style-name="Default_20_Paragraph_20_Font"><text:span text:style-name="T1">n</text:span></text:span>ullius, aut nuga-<text:line-break/>eius, aut grammatistae decentius, aut magis alienum a<text:line-break/>demonstratione, quae viro philosopho convenit, quam,<text:line-break/>placiti Platonis mentione statim ab initio facta, sinere<text:line-break/>quidem hoc et prorsus abjicere, non autem, uta poste-<text:line-break/>ris ipsius id. adstruatur, scribere, sed controversiam solu-<text:line-break/>tionemque, quam in verbis viri movent, relinquere, pro-<text:line-break/>pter quam aequum erat ipsimi demousiratiouibus scien-<text:line-break/>tificis usum placitum ipsius impedire, poetarum autem<text:line-break/>meminisse, et indoctorum multitudinem in testimonium</text:p>
      <text:p text:style-name="P3">citare, et quae dicant mulieres, scribere, neque iis ipsis<text:line-break/>(quos citat) testibus quod cupit assequi? Etenim poetae<text:line-break/>contra ipsum universi pronunciant, plura etiam idiotae.<text:line-break/>Quis igitur poeta non scripsit, multa animalia vehemen-<text:line-break/>tius homine et concupiscere, et irasci? Quis vero idiota<text:line-break/>non sic utitur nominibus, ut Platonis dogma exigit, ex-<text:line-break/>cordem aeque ut timidum et meticulosnm et non virum<text:line-break/>appellans, cor autem capere adhortans, quum ad vici-<text:line-break/>lenr actionem proximum incitat? quum eos irridet,<text:line-break/>qui fatuum quid dixerunt, excerebratus et imprudentes<text:line-break/>nuncupans, alios callidos et mentis compotes, quofcun-<text:line-break/>que ceu prudentes commendet, evisceratus autem, qui<text:line-break/>nullius misereantur, neque ament, neque omnino curent<text:line-break/>vel laudem, vel vituperium., vel iniuriam, vel commodum,<text:line-break/>sed veluti lapides sensuum expertes sint; quos enim ut<text:line-break/>nullo prorsus sensu praeditos mordere voluerint, evisce-<text:line-break/>ratos dicunt, quemadmodum non vicos excordes, exce-<text:line-break/>rebralos autem dementes. At quia tertium quoque viscus,</text:p>
      <text:p text:style-name="P3">jecur, existit, in quo concupiscens animae facultas con-<text:line-break/>sistat, huic etiam commoderationem quandam propriorum<text:line-break/>motuum inesse oportet, si. homo.in totum ornari anima<text:line-break/>debeti Jam etiam in hoc inseufilis, ut in aliis duobus,<text:line-break/>simul prave affectus evisceratus recte vocatur, quemad-<text:line-break/>modum, qui e diverso habet, visceratus (megalosplauch-<text:line-break/>nus); quomodo Euripides Medeam introduxit, magnis re-<text:line-break/>vera visceribus donatam, quae ..validas trium viscerum<text:line-break/>facultates motusque haberet; etenim maxime concupiscen-<text:line-break/>tem mulierem proponit, maximeque iracundam simul et<text:line-break/>ratiocinando vehementem. Abunde. autem sunt concu-<text:line-break/>piscentis annuae, quatenus a moderato .motu abscessit,<text:line-break/>indicia in lascnis amore, a quo ricta prodidit simul et<text:line-break/>reliquit domesticos, secula autem est et omnino se ho-<text:line-break/>mini peregrino concredidit. Irascibilis autem animae<text:line-break/>vehementiae, quia filios occidit, non mediocria funt ar-<text:line-break/>gu menta. At rationalis intelligentiae (fingit enim. in his<text:line-break/>quoque ipsam Euripides non .vulgarem] indicia magna, t</text:p>
      <text:p text:style-name="P3">quae puniendis hostibus- excogitata apparent, item quae<text:line-break/>apud fe ipsam persequitur, et submittens persuadensque<text:line-break/>anano iracundo, ut ab impiis operibus recederet. Quare-<text:line-break/>Euripides merito de ipsa dixit:</text:p>
      <text:p text:style-name="Normal"><text:span text:style-name="Default_20_Paragraph_20_Font"><text:span text:style-name="T1">-li . Quidnam faciet anima<text:line-break/>P</text:span></text:span>i<text:span text:style-name="Default_20_Paragraph_20_Font"><text:span text:style-name="T1">scoso atque irrequieta,<text:line-break/>. oestr</text:span></text:span>o <text:span text:style-name="Default_20_Paragraph_20_Font"><text:span text:style-name="T1">irritata mal</text:span></text:span>o<text:span text:style-name="Default_20_Paragraph_20_Font"><text:span text:style-name="T1">rum ?</text:span></text:span></text:p>
      <text:p text:style-name="Normal">Haec itaque magnis donata visceribus. Evisceratus et pa-<text:line-break/>rum visceratus dicitur, cui tres animae partes pravae,<text:line-break/>exiguae, motu et tardae et difficiles insunt. Interea<text:line-break/>vero orationum, quas pertracto, id quodmihi se offert non<text:line-break/>dubitabo. efferre ; dictum est autem a veteribus phllosophis,<text:line-break/>fieri non posse, ut aliquis, qui cum hominibus garrulis<text:line-break/>disserit, ab omni prorsus loquacitate abstineat Ego igi-<text:line-break/>tur coactus sum a Cbryfippi garrulitate adductus et istic-<text:line-break/>tarum et Euripidis voces interpretari ; quod nunquam libens-<text:line-break/>aufus essent facere tanti dogmatis demonstrationes per-.<text:line-break/>scribens. --Non -solum enim Euripides aut Tyrtaeus, i aut</text:p>
      <text:p text:style-name="P3">alius quidam poeta, aut certe etiam idiota fidem de pla-<text:line-break/>cito facere citra. omnem dem<text:span text:style-name="Default_20_Paragraph_20_Font"><text:span text:style-name="T1">o</text:span></text:span>nstrationem abunde potest,<text:line-break/>sed ne ipfc quidem Hippocrates, i omnium. medicorum<text:line-break/>consensu praestantissimus, quemadmodum neque Plato;<text:line-break/>omnium philosophorum .princeps. Haud enim si vel osii—<text:line-break/>nes ipsius posteri invidia rumpantur,: neque si c<text:span text:style-name="Default_20_Paragraph_20_Font"><text:span text:style-name="T1">o</text:span></text:span>men- -<text:line-break/>tionis studio impudentia commentantur , quemadmodum^<text:line-break/>Chrysippi seetauirea, aut opinionem Platonis superare un-<text:line-break/>quam. <text:span text:style-name="Default_20_Paragraph_20_Font"><text:span text:style-name="T1">r</text:span></text:span> poterunt, .aut .ornatum demonstrationis imitari;<text:line-break/>Attamen neque his viris adeo super alios scientiis ani-<text:line-break/>mam ematis nemo mentis compos simpliciter loquenti-.<text:line-break/>bus dignatur siclum accommodare, sed demonstrationem ex-<text:line-break/>peclati Chryfippus autem, quas .quidem hi dicunt de--<text:line-break/>monstrationes de dogmate prop<text:span text:style-name="Default_20_Paragraph_20_Font"><text:span text:style-name="T1">o</text:span></text:span>situ, earum.ne unius quidem<text:line-break/>aut . meminit, aut reprehendere aggressus est. Interim<text:line-break/>non voretur Tyrtaeum et Stefichorum testes. citare quos<text:line-break/>si etiam vivos aliquis interr<text:span text:style-name="Default_20_Paragraph_20_Font"><text:span text:style-name="T1">o</text:span></text:span>garet, an de. h<text:span text:style-name="Default_20_Paragraph_20_Font"><text:span text:style-name="T1">o</text:span></text:span>rum scientia<text:line-break/>dogmatum ambigerent, faterentur nimirum una voce,<text:line-break/>nihil. fe ipsorum repsisse; ipsi autem potius, arbitror, a.</text:p>
      <text:p text:style-name="P3">Chrysippo nonnihil discere, quam ex ipsis demonstrare<text:line-break/>maluerint; deinde Chryfippus scilicet ad idiotas ipsos<text:line-break/>duceret, sapiens ad ineruditos, prudens ad insanientes,<text:line-break/>orationum consequentiae peritus ad eos, qui inter se et<text:line-break/>apud seipsos omni tempore verbis simul et operibus dis-<text:line-break/>crepanti Verum licet insaniant lu omnibus et invicem<text:line-break/>apudque seipsus omnes idiotae discrepem, hoc saltem, pu-<text:line-break/>to, prude<text:span text:style-name="Default_20_Paragraph_20_Font"><text:span text:style-name="T1">n</text:span></text:span>tiae habent, ne ad ea, quae dicunt, in testimo-<text:line-break/>num adducant, qui contra ipsos pronuncient sententiam.<text:line-break/>At Chrysippi sapientia idiotarum inscitiam longe lupe-<text:line-break/>rat; citat enim testes, a quibus damnatur. Hujus gratia<text:line-break/>coactus sum ego quoque impraesentiarum esse loquacior,<text:line-break/>ut ostendam, Chrysippum lu omnibus gravissime e<text:span text:style-name="Default_20_Paragraph_20_Font"><text:span text:style-name="T1">r</text:span></text:span>rare.<text:line-break/>Neque enim ullius demo<text:span text:style-name="Default_20_Paragraph_20_Font"><text:span text:style-name="T1">n</text:span></text:span>strationis a Platone et Hin-<text:line-break/>pocrate. conscriptae meminit, neque contradixit, neque<text:line-break/>ipse aliam quampiam demonstiationem protulit, neque<text:line-break/>novit,- quos oporteat testes vocare. Jam ostendimus etiam<text:line-break/>priori libro, quomodo Chryfippus ipse sibi adversetur.</text:p>
      <text:p text:style-name="P3">Constat in praesentia quoque viri stupiditas, qui non modo<text:line-break/>non celat, quae conveniebat celare, utp<text:span text:style-name="Default_20_Paragraph_20_Font"><text:span text:style-name="T1">o</text:span></text:span>te evidenter ser-<text:line-break/>m<text:span text:style-name="Default_20_Paragraph_20_Font"><text:span text:style-name="T1">o</text:span></text:span>nem suum subvertentia, sed etiam haec sibi attestari censet.</text:p>
      <text:h text:style-name="Heading_20_2" text:outline-level="2">Cap. v </text:h>
      <text:p text:style-name="P23">Itaque jam a talibus digressi videamus<text:line-break/>deinceps orationes quas proponit universas; toto sermone<text:line-break/>ad caput iterum reducto, ne aliquid omittatur. Appo-<text:line-break/>nam autem totam seriem , etiamsi longior fit ; habet ea<text:line-break/>in hunc modum. <text:span text:style-name="Default_20_Paragraph_20_Font"><text:span text:style-name="T1">Quum itaque ira ind</text:span></text:span>i<text:span text:style-name="Default_20_Paragraph_20_Font"><text:span text:style-name="T1">dem</text:span></text:span> o<text:span text:style-name="Default_20_Paragraph_20_Font"><text:span text:style-name="T1">riatur,<text:line-break/></text:span></text:span>r<text:span text:style-name="Default_20_Paragraph_20_Font"><text:span text:style-name="T1">ati</text:span></text:span>o <text:span text:style-name="Default_20_Paragraph_20_Font"><text:span text:style-name="T1">est etiam reliquas cupiditates indidem haberi, re-<text:line-break/>liquolque ja</text:span></text:span>m <text:span text:style-name="Default_20_Paragraph_20_Font"><text:span text:style-name="T1">assectus, et ratiocinationes, item quae his<text:line-break/>sunt c</text:span></text:span>o<text:span text:style-name="Default_20_Paragraph_20_Font"><text:span text:style-name="T1">nsimilia. M</text:span></text:span>o<text:span text:style-name="Default_20_Paragraph_20_Font"><text:span text:style-name="T1">ti autem jama plerique horum multa<text:line-break/>ejusm</text:span></text:span>o<text:span text:style-name="Default_20_Paragraph_20_Font"><text:span text:style-name="T1">di vere dicta addunt, praedictam inclinationem<text:line-break/>secut</text:span></text:span>i. <text:span text:style-name="Default_20_Paragraph_20_Font"><text:span text:style-name="T1">Pr</text:span></text:span>i<text:span text:style-name="Default_20_Paragraph_20_Font"><text:span text:style-name="T1">mum etenim</text:span></text:span> o<text:span text:style-name="Default_20_Paragraph_20_Font"><text:span text:style-name="T1">mne</text:span></text:span>s , <text:span text:style-name="Default_20_Paragraph_20_Font"><text:span text:style-name="T1">ut inde incipiam , hac<text:line-break/>ratione dicunt nonnullis animum seu iracund</text:span></text:span>i<text:span text:style-name="Default_20_Paragraph_20_Font"><text:span text:style-name="T1">am c</text:span></text:span>o<text:span text:style-name="Default_20_Paragraph_20_Font"><text:span text:style-name="T1">n-<text:line-break/></text:span></text:span>sca<text:span text:style-name="Default_20_Paragraph_20_Font"><text:span text:style-name="T1">ndere et deseendere, n</text:span></text:span>o<text:span text:style-name="Default_20_Paragraph_20_Font"><text:span text:style-name="T1">nnullis bilem; dicente</text:span></text:span>s <text:span text:style-name="Default_20_Paragraph_20_Font"><text:span text:style-name="T1">qu</text:span></text:span>qsu<text:line-break/><text:span text:style-name="Default_20_Paragraph_20_Font"><text:span text:style-name="T1">dam ab ipsi</text:span></text:span>s <text:span text:style-name="Default_20_Paragraph_20_Font"><text:span text:style-name="T1">caedes dev</text:span></text:span>o<text:span text:style-name="Default_20_Paragraph_20_Font"><text:span text:style-name="T1">rari, et n</text:span></text:span>o<text:span text:style-name="Default_20_Paragraph_20_Font"><text:span text:style-name="T1">n devorari ex hujvse<text:line-break/>m</text:span></text:span>o<text:span text:style-name="Default_20_Paragraph_20_Font"><text:span text:style-name="T1">di impetu dicimu</text:span></text:span>s<text:span text:style-name="Default_20_Paragraph_20_Font"><text:span text:style-name="T1">; sic autem dicitur et nihil</text:span></text:span> i<text:span text:style-name="Default_20_Paragraph_20_Font"><text:span text:style-name="T1">psis</text:span></text:span></text:p>
      <text:p text:style-name="P3"><text:span text:style-name="Default_20_Paragraph_20_Font"><text:span text:style-name="T1">horum descendere, et quod qui deglutivisset praedictum,<text:line-break/>diseest</text:span></text:span>i<text:span text:style-name="Default_20_Paragraph_20_Font"><text:span text:style-name="T1">t , et Zeno ad cos qui imparatum et incautum<text:line-break/>aggrisii erant</text:span></text:span>, c<text:span text:style-name="Default_20_Paragraph_20_Font"><text:span text:style-name="T1">enta, quae quaeruntur, in</text:span></text:span> o<text:span text:style-name="Default_20_Paragraph_20_Font"><text:span text:style-name="T1">s serre dixit,<text:line-break/>sed n</text:span></text:span>o<text:span text:style-name="Default_20_Paragraph_20_Font"><text:span text:style-name="T1">n</text:span></text:span> om<text:span text:style-name="Default_20_Paragraph_20_Font"><text:span text:style-name="T1">nia deglutire, quu</text:span></text:span>m <text:span text:style-name="Default_20_Paragraph_20_Font"><text:span text:style-name="T1">neque deglutitio aliter<text:line-break/>proprie magis appelletur , neque</text:span></text:span> p<text:span text:style-name="Default_20_Paragraph_20_Font"><text:span text:style-name="T1">raedictorum deseensu</text:span></text:span>s,<text:line-break/><text:span text:style-name="Default_20_Paragraph_20_Font"><text:span text:style-name="T1">nisi in thorace animae princeps facultas esset, qu</text:span></text:span>o <text:span text:style-name="Default_20_Paragraph_20_Font"><text:span text:style-name="T1">om-<text:line-break/>nia haec furantur. si itaque in capite habeatur , ridi.<text:line-break/>cule dicetur et inproprie descendere, . ascendere natem<text:line-break/>mea sententia proprie magi</text:span></text:span>s i<text:span text:style-name="Default_20_Paragraph_20_Font"><text:span text:style-name="T1">psa dicerentur , </text:span></text:span>t<text:span text:style-name="Default_20_Paragraph_20_Font"><text:span text:style-name="T1">et non de-<text:line-break/>scendere , secundum praedictum modum sensu audiend</text:span></text:span>i<text:line-break/><text:span text:style-name="Default_20_Paragraph_20_Font"><text:span text:style-name="T1">ad intellectum delat</text:span></text:span>o<text:span text:style-name="Default_20_Paragraph_20_Font"><text:span text:style-name="T1">; si in thorace exisiat, proprie descen-<text:line-break/>sus dicetur, si .natem. in capite, </text:span></text:span>m<text:span text:style-name="Default_20_Paragraph_20_Font"><text:span text:style-name="T1">agi</text:span></text:span>s <text:span text:style-name="Default_20_Paragraph_20_Font"><text:span text:style-name="T1">impr</text:span></text:span>o<text:span text:style-name="Default_20_Paragraph_20_Font"><text:span text:style-name="T1">prie. lu<text:line-break/></text:span></text:span>his. rursus Ch<text:span text:style-name="Default_20_Paragraph_20_Font"><text:span text:style-name="T1">r</text:span></text:span>yfippus imp<text:span text:style-name="Default_20_Paragraph_20_Font"><text:span text:style-name="T1">r</text:span></text:span>udens idiotas contra se vocat;<text:line-break/>nam afcendere iracundiam, aut descendere bilem, quae-<text:line-break/>que alia ejusmodi dicuntur, iis attestantur, quia ira-<text:line-break/>cundiam summatiurque affectus infra sitos esse existi-<text:line-break/>man.t, quemadmodum in capite rationem ; tunc enim</text:p>
      <text:p text:style-name="P3">novi plerosque non descendere sibi commemo<text:span text:style-name="Default_20_Paragraph_20_Font"><text:span text:style-name="T1">r</text:span></text:span>ata uffir-<text:line-break/>mantus, non quum nequeunt assequi, neque intelligunt,<text:line-break/>quae dica<text:span text:style-name="Default_20_Paragraph_20_Font"><text:span text:style-name="T1">n</text:span></text:span>tur, sid quando dicuntur nonnulla, ceu iram,<text:line-break/>aut moerorem , aut iracundiam , aut ejusmodi aliquem<text:line-break/>affectum provocatura, is autem, qui anuit, nullam de ip-<text:line-break/>sis habet curam , neque affectu movetur. Haec igitur<text:line-break/>loquacitas hune finem habeat. Postea Chrylippus alia-<text:line-break/>rutu ejusmodi meminit. <text:span text:style-name="Default_20_Paragraph_20_Font"><text:span text:style-name="T1">Mulieres etiam magis</text:span></text:span> a<text:span text:style-name="Default_20_Paragraph_20_Font"><text:span text:style-name="T1">liq</text:span></text:span>u<text:span text:style-name="Default_20_Paragraph_20_Font"><text:span text:style-name="T1">id.<text:line-break/>horum repraesentant. si enim ea, de quibus est sermo,<text:line-break/>n</text:span></text:span>o<text:span text:style-name="Default_20_Paragraph_20_Font"><text:span text:style-name="T1">n</text:span></text:span> ip<text:span text:style-name="Default_20_Paragraph_20_Font"><text:span text:style-name="T1">sis descendunt, saepe digitum adntque cord</text:span></text:span>i <text:span text:style-name="Default_20_Paragraph_20_Font"><text:span text:style-name="T1">vici-<text:line-break/>nu</text:span></text:span>m <text:span text:style-name="Default_20_Paragraph_20_Font"><text:span text:style-name="T1">locum deducunt inducentes e</text:span></text:span>o <text:span text:style-name="Default_20_Paragraph_20_Font"><text:span text:style-name="T1">non descendere ja</text:span></text:span>m<text:line-break/><text:span text:style-name="Default_20_Paragraph_20_Font"><text:span text:style-name="T1">c</text:span></text:span>o<text:span text:style-name="Default_20_Paragraph_20_Font"><text:span text:style-name="T1">mmem</text:span></text:span>o<text:span text:style-name="Default_20_Paragraph_20_Font"><text:span text:style-name="T1">rata. </text:span></text:span>Hoc argumentum prioribus consimile est,<text:line-break/>duobus assis admodum sapientibus argumentis assumptis ;<text:line-break/>nempe mulieres esse, quae haec dicunt, et non, quemad-<text:line-break/>modum antea, vicos; item indicando significare ceu tri-<text:line-break/>pudiantes, quae oratio in viris indicabat Atqui hic<text:line-break/>etiam, generosissime Chrysippe, contra teipsum mulieres<text:line-break/>lu testimonia adducis. Neque enim hae in eum modum</text:p>
      <text:p text:style-name="P3">dicunt, neque manibus. articulant (ut dixisti), quum ne-<text:line-break/>gant fe dicta intelligere , verum quando ob convicia , aut<text:line-break/>minas, aut hujusmodi quippiam neque irasci dicunt, ne-<text:line-break/>que excandescere, neque omnino indignari, quod neque<text:line-break/>ipsum, puto, latet Chrysippum. Itaque et hic tecum disi-<text:line-break/>cordans paulo post scribit: <text:span text:style-name="Default_20_Paragraph_20_Font"><text:span text:style-name="T1">A quo impetu dicimu</text:span></text:span>s <text:span text:style-name="Default_20_Paragraph_20_Font"><text:span text:style-name="T1">non<text:line-break/>descendere, quae dicuntur, siv</text:span></text:span>e <text:span text:style-name="Default_20_Paragraph_20_Font"><text:span text:style-name="T1">mina</text:span></text:span>s, <text:span text:style-name="Default_20_Paragraph_20_Font"><text:span text:style-name="T1">sive convicia, ut<text:line-break/>de</text:span></text:span>o<text:span text:style-name="Default_20_Paragraph_20_Font"><text:span text:style-name="T1">rsu</text:span></text:span>m <text:span text:style-name="Default_20_Paragraph_20_Font"><text:span text:style-name="T1">veniant, attingantque</text:span></text:span> i<text:span text:style-name="Default_20_Paragraph_20_Font"><text:span text:style-name="T1">psa</text:span></text:span>s, <text:span text:style-name="Default_20_Paragraph_20_Font"><text:span text:style-name="T1">atque sic mentem<text:line-break/>comm</text:span></text:span>o<text:span text:style-name="Default_20_Paragraph_20_Font"><text:span text:style-name="T1">veri hoc delati</text:span></text:span>o<text:span text:style-name="Default_20_Paragraph_20_Font"><text:span text:style-name="T1">ni</text:span></text:span>s <text:span text:style-name="Default_20_Paragraph_20_Font"><text:span text:style-name="T1">impetu, item profunda</text:span></text:span>s <text:span text:style-name="Default_20_Paragraph_20_Font"><text:span text:style-name="T1">quasi.<text:line-break/>dam esse pronunciamus, eo quod nihil huiasu</text:span></text:span>i<text:span text:style-name="Default_20_Paragraph_20_Font"><text:span text:style-name="T1">odi possit<text:line-break/>in ipsi</text:span></text:span>s <text:span text:style-name="Default_20_Paragraph_20_Font"><text:span text:style-name="T1">descendere. </text:span></text:span>Quod igitur minitantibus aut couti-<text:line-break/>dantibus dicitur non descendere in pectus ea, quae dicta<text:line-break/>sunt, etiam ipfe Cbrysippus testatur; adjecit autem ora-<text:line-break/>tioni mentis vocabulum, quum oporteret dicere iracun-<text:line-break/>diae. Etenim ratiocinari, et quae dicuntur cousiderare,<text:line-break/>item pugnantium aut consequentiam rerum novisse, ratio-<text:line-break/>natis facultatis opus est; ob convicia autem aut minas<text:line-break/>neque irnsci neque excandescere .irascibilis proprium</text:p>
      <text:p text:style-name="P3">existit; verum haec quidem in sequentibus chrysippus sta-<text:line-break/>dit. Sed inter haec quae mod<text:span text:style-name="Default_20_Paragraph_20_Font"><text:span text:style-name="T1">o</text:span></text:span> exposita <text:span text:style-name="Default_20_Paragraph_20_Font"><text:span text:style-name="T1">t</text:span></text:span>uus vcrba, et<text:line-break/>quae paulo ante de mulieribus scripsi, alia habentur, quae<text:line-break/>nunc apponam, ne quicquam prorsus praetergredi videar.<text:line-break/>Habet autem hunc in modum: <text:span text:style-name="Default_20_Paragraph_20_Font"><text:span text:style-name="T1">P</text:span></text:span>o<text:span text:style-name="Default_20_Paragraph_20_Font"><text:span text:style-name="T1">st haec rev</text:span></text:span>o<text:span text:style-name="Default_20_Paragraph_20_Font"><text:span text:style-name="T1">mere non-<text:line-break/>null</text:span></text:span>os <text:span text:style-name="Default_20_Paragraph_20_Font"><text:span text:style-name="T1">dicimu</text:span></text:span>s <text:span text:style-name="Default_20_Paragraph_20_Font"><text:span text:style-name="T1">ca, quae ipsi</text:span></text:span>s <text:span text:style-name="Default_20_Paragraph_20_Font"><text:span text:style-name="T1">apparuerunt. Praeterea<text:line-break/>profunditatem dicimu</text:span></text:span>s <text:span text:style-name="Default_20_Paragraph_20_Font"><text:span text:style-name="T1">mult</text:span></text:span>o<text:span text:style-name="Default_20_Paragraph_20_Font"><text:span text:style-name="T1">rum ejusm</text:span></text:span>o<text:span text:style-name="Default_20_Paragraph_20_Font"><text:span text:style-name="T1">di c</text:span></text:span>o<text:span text:style-name="Default_20_Paragraph_20_Font"><text:span text:style-name="T1">mmemorati</text:span></text:span>s<text:line-break/><text:span text:style-name="Default_20_Paragraph_20_Font"><text:span text:style-name="T1">similiter ; nam ubi dev</text:span></text:span>o<text:span text:style-name="Default_20_Paragraph_20_Font"><text:span text:style-name="T1">raverint huiusmodi dictum , die</text:span></text:span>s<text:line-break/><text:span text:style-name="Default_20_Paragraph_20_Font"><text:span text:style-name="T1">est, et reposuer</text:span></text:span>i<text:span text:style-name="Default_20_Paragraph_20_Font"><text:span text:style-name="T1">nt h</text:span></text:span>o<text:span text:style-name="Default_20_Paragraph_20_Font"><text:span text:style-name="T1">c in animum, ruesetlque illud dic</text:span></text:span>a<text:span text:style-name="Default_20_Paragraph_20_Font"><text:span text:style-name="T1">n-<text:line-break/></text:span></text:span>I<text:span text:style-name="Default_20_Paragraph_20_Font"><text:span text:style-name="T1">e</text:span></text:span>s<text:span text:style-name="Default_20_Paragraph_20_Font"><text:span text:style-name="T1">, die</text:span></text:span>s <text:span text:style-name="Default_20_Paragraph_20_Font"><text:span text:style-name="T1">non est, rebu</text:span></text:span>s <text:span text:style-name="Default_20_Paragraph_20_Font"><text:span text:style-name="T1">manentibu</text:span></text:span>s <text:span text:style-name="Default_20_Paragraph_20_Font"><text:span text:style-name="T1">n</text:span></text:span>o<text:span text:style-name="Default_20_Paragraph_20_Font"><text:span text:style-name="T1">n aejurde neque<text:line-break/>impr</text:span></text:span>o<text:span text:style-name="Default_20_Paragraph_20_Font"><text:span text:style-name="T1">prie rev</text:span></text:span>o<text:span text:style-name="Default_20_Paragraph_20_Font"><text:span text:style-name="T1">mere dicuntur. </text:span></text:span>Ego sane hoc revomere<text:line-break/>nullum audivi dicentem, fed magis expuere, emittere,<text:line-break/>abjicere, et depone<text:span text:style-name="Default_20_Paragraph_20_Font"><text:span text:style-name="T1">r</text:span></text:span>e dicunt, quum significent, aliquem a<text:line-break/>pravis recedere <text:span text:style-name="Default_20_Paragraph_20_Font"><text:span text:style-name="T1">o</text:span></text:span>pinionibus. Quod si vero etiam evome-<text:line-break/>re a quibusdam dicatur, idem nimirum erit, quod expue-<text:line-break/>re, abjicere, et aliis simile, quae ex tralatione sumuntur..<text:line-break/>At quod nullum hujusurodi argumentum non solum viro</text:p>
      <text:p text:style-name="P3">philosophiae studioso, fed ne rhetorico quidem tractan-<text:line-break/>dum fit, ostensum etiam est a me antea ; quin etiam im-<text:line-break/>praesentiarum paucis liceat indicare, revocatis in nremo-<text:line-break/>riam rhetoricis artibus, quas rlli tradunt, docentes nos,<text:line-break/>ex quibus locis ad unumquodque propositum argumenta<text:line-break/>desumantur. Nullius siquidem ejttsutodi meminerunt, qua-<text:line-break/>libas Chryfippus commentarios suos. replevit. At enim<text:line-break/>si omnem dictionum ferrem accurate persequi vellem, ut<text:line-break/>nihil ex vitiis relinquatur indiscussum i n dic tu m que , 11-<text:line-break/>ber in infinitum extenderetur. Quare jam iis, quae prae-<text:line-break/>diximus, omissis, ad subsequentia divertemma per quae<text:line-break/>Chryfippus positarum testimonia apponere incipit, pauca<text:line-break/>interim verba <text:span text:style-name="Default_20_Paragraph_20_Font"><text:span text:style-name="T1">t</text:span></text:span>ua interponens, saepe ceu interpretatio-<text:line-break/>uem eorum, quae feries vocum innuit, saepe ceu com-.<text:line-break/>peudium aliquod et veluti. summam quandam universa-<text:line-break/>lem. Auspicatus itaque ab aliqua Empedoclis sententia,<text:line-break/>tum exponit ipsam, tum quosdam inter exponendunr nre-<text:line-break/>moratu digniores sermones incipit, inter quos est et ille,</text:p>
      <text:p text:style-name="P3">in quo de voce tractatur, cujus sermonis secundo harum<text:line-break/>commentationum lib<text:span text:style-name="Default_20_Paragraph_20_Font"><text:span text:style-name="T1">r</text:span></text:span>o mentionem feci ; ubi satius mihi vi-<text:line-break/><text:span text:style-name="Default_20_Paragraph_20_Font"><text:span text:style-name="T1">t</text:span></text:span>um est omnes rationes exponere, quae probabile conticent,<text:line-break/>et non omnino sunt repudiandae, neque mulieres, neque<text:line-break/>idiotas, neque etymologias, aut manuum lationes, aut iucli-<text:line-break/>nationes reclinationesve capitis, aut poetas in testes advo-<text:line-break/>canti in quibus etiam solis permanere decreve<text:span text:style-name="Default_20_Paragraph_20_Font"><text:span text:style-name="T1">r</text:span></text:span>am, non ea<text:line-break/>ipsis adliciens, quae nunc mihi scribuntur; quum aulum<text:line-break/>amicis melius esse visum fit, non, quae omnino CbryIip-<text:line-break/>pus effutivit, eadem prorsus praete<text:span text:style-name="Default_20_Paragraph_20_Font"><text:span text:style-name="T1">r</text:span></text:span>mitte<text:span text:style-name="Default_20_Paragraph_20_Font"><text:span text:style-name="T1">r</text:span></text:span>e, fied tum ab-<text:line-break/>sinditatcm ipsorum prodere, tum ostende<text:span text:style-name="Default_20_Paragraph_20_Font"><text:span text:style-name="T1">r</text:span></text:span>e, haec non<text:line-break/>modo nihil ipsum juvare, sed et contra Stoicorum<text:line-break/>placita adduci adve<text:span text:style-name="Default_20_Paragraph_20_Font"><text:span text:style-name="T1">r</text:span></text:span>sus Stoicorum dogmata assumpta,<text:line-break/>ideo omnia ista isto libro apposui. De voce equidem<text:line-break/>non opus est verba adhuc face<text:span text:style-name="Default_20_Paragraph_20_Font"><text:span text:style-name="T1">r</text:span></text:span>e impraesentiarum,<text:line-break/>quum uuiversinn modum superiori lib<text:span text:style-name="Default_20_Paragraph_20_Font"><text:span text:style-name="T1">r</text:span></text:span>o abunde tradide-<text:line-break/>rim. Quae autem deinceps in libro de ipsa Chrysippus<text:line-break/>prodiderit, eorum nunc meminero. Sunt autem ea, quae</text:p>
      <text:p text:style-name="P3">ex manuum lationibus petuntur, quum pectora attingi-<text:line-break/>mus, nos ipsos ostendentes; praeterea quae de voce ego<text:line-break/>protulit; quae sane etiam in. etymologicis posuit, habere<text:line-break/>aliquid dicens, quod ex evidenti demonstret, eo quod in ;<text:line-break/>prima ejus syllaba in<text:span text:style-name="Default_20_Paragraph_20_Font"><text:span text:style-name="T1">t</text:span></text:span>eriorem maxillam et labrum vel-<text:line-break/>uti ad pectus adduci contingat. Dictum a me de his<text:line-break/>est etiam in secundo horum commentariorum volumine,<text:line-break/>item in libris de nominum rectitudine. Jam vero hujus-<text:line-break/>modi argumentis similia sunt, quae ex ratione nominis<text:line-break/>cordis sumuntur, post praedicta a Cluysippo primo de<text:line-break/>anima libro hunc in modum perscripta r <text:span text:style-name="Default_20_Paragraph_20_Font"><text:span text:style-name="T1">Hi</text:span></text:span>s <text:span text:style-name="Default_20_Paragraph_20_Font"><text:span text:style-name="T1">omnibu</text:span></text:span>s<text:line-break/><text:span text:style-name="Default_20_Paragraph_20_Font"><text:span text:style-name="T1">concorditer nomen etiam hoc, cor, respondet, ex qua-<text:line-break/>dam praecellentia et do</text:span></text:span>m<text:span text:style-name="Default_20_Paragraph_20_Font"><text:span text:style-name="T1">inio , quia princeps et impera-<text:line-break/></text:span></text:span>t<text:span text:style-name="Default_20_Paragraph_20_Font"><text:span text:style-name="T1">rix animae si</text:span></text:span>m<text:span text:style-name="Default_20_Paragraph_20_Font"><text:span text:style-name="T1">ul</text:span></text:span>t<text:span text:style-name="Default_20_Paragraph_20_Font"><text:span text:style-name="T1">as, veluti d</text:span></text:span>o<text:span text:style-name="Default_20_Paragraph_20_Font"><text:span text:style-name="T1">minium dicta , in eo con-<text:line-break/>sistat, hoc si</text:span></text:span>m<text:span text:style-name="Default_20_Paragraph_20_Font"><text:span text:style-name="T1">e, quod ad vitam. nostram v</text:span></text:span>i<text:span text:style-name="Default_20_Paragraph_20_Font"><text:span text:style-name="T1">scus sitprinci-<text:line-break/>palisiimum.</text:span></text:span> Neque nos, o praeclare Chrysi p p e, ambigimus,<text:line-break/>non famen abscluto sermone principalissimum esse conce-</text:p>
      <text:p text:style-name="P3">dimus. Non enim dominari ipsum et praeesse aliis natura<text:line-break/>tribuit, quum convenienter ea, quae in homine sunt, ad-<text:line-break/>miuistiantu<text:span text:style-name="Default_20_Paragraph_20_Font"><text:span text:style-name="T1">r, </text:span></text:span>veram cerebro impera<text:span text:style-name="Default_20_Paragraph_20_Font"><text:span text:style-name="T1">r</text:span></text:span>e, co<text:span text:style-name="Default_20_Paragraph_20_Font"><text:span text:style-name="T1">r</text:span></text:span>di obedire do-<text:line-break/>narit, quemadmodum nos ostendimus. Post ea, quae dicta<text:line-break/>sunt, Cluysippus deinceps haec scribit: <text:span text:style-name="Default_20_Paragraph_20_Font"><text:span text:style-name="T1">Hx hac parte nt</text:span></text:span>o-<text:line-break/><text:span text:style-name="Default_20_Paragraph_20_Font"><text:span text:style-name="T1">tus impetu</text:span></text:span>m <text:span text:style-name="Default_20_Paragraph_20_Font"><text:span text:style-name="T1">habemus, et hac assentimus, in eandem<text:line-break/>quoque</text:span></text:span> o<text:span text:style-name="Default_20_Paragraph_20_Font"><text:span text:style-name="T1">mn</text:span></text:span>i<text:span text:style-name="Default_20_Paragraph_20_Font"><text:span text:style-name="T1">a sensus instrumenta pertineat. </text:span></text:span>Haec capita<text:line-break/>solum scientificorum existunt: quae si Chrysippus demon-<text:line-break/>strasset, tunc hominem laudaremus, et Stoicorum placitis<text:line-break/>auscullaremus. Quoniam vero demonstrare non aggressi<text:line-break/>sus est, solum autem p<text:span text:style-name="Default_20_Paragraph_20_Font"><text:span text:style-name="T1">r</text:span></text:span>onunciavit, et nos jam antea de<text:line-break/>his eisdem ostendimus, neque in co<text:span text:style-name="Default_20_Paragraph_20_Font"><text:span text:style-name="T1">r</text:span></text:span>de fieri, sed om-<text:line-break/>nium ipsorum originem esse cerebrum , nihiloque mi-<text:line-break/>nus per ea, quae sequuntur, demonstrabimus, non amplius<text:line-break/>aequum esse puto, ut Chrylippi placitis, sed Hippocratis<text:line-break/>et Platonis fidem habeamus. Haec igitur capita, totam<text:line-break/>summam de propositis nobis dogmatibus in se comp<text:span text:style-name="Default_20_Paragraph_20_Font"><text:span text:style-name="T1">t</text:span></text:span>e-<text:line-break/>hendeutila, tam celeriter Chrysippus transcurrit, ut tantum</text:p>
      <text:p text:style-name="P3">meminerit; ubi autem non oportet, superflue prolixus<text:line-break/>esu Deinde vero vocis et nervorum principii mentionem<text:line-break/>facit; de quibus utrisque superioribus commentariis tra-<text:line-break/>etatum a me est. Postea dictionem excordem interpre-<text:line-break/>tatur, de qua jam prius disserui. Tantillum vero prae-<text:line-break/>turea in praesentia adnotabo ex ipsa Chryfippi dictione,<text:line-break/>quae attestatur ea, quae praedixi; habet autem hunc in<text:line-break/>modum. <text:span text:style-name="Default_20_Paragraph_20_Font"><text:span text:style-name="T1">Hac rati</text:span></text:span>o<text:span text:style-name="Default_20_Paragraph_20_Font"><text:span text:style-name="T1">ne etiam bene cordati dicuntur ali-<text:line-break/>qui esse, quemadmodum bene anim</text:span></text:span>osi, <text:span text:style-name="Default_20_Paragraph_20_Font"><text:span text:style-name="T1">et cor dolere, qui<text:line-break/>nonnulla curant , tanquam in corde trisiitiae dol</text:span></text:span>o<text:span text:style-name="Default_20_Paragraph_20_Font"><text:span text:style-name="T1">r<text:line-break/>oriatur. </text:span></text:span>Hac enim sententia manifesto Chryfippus testa-<text:line-break/>tus est n<text:span text:style-name="Default_20_Paragraph_20_Font"><text:span text:style-name="T1">o</text:span></text:span>bis, qu<text:span text:style-name="Default_20_Paragraph_20_Font"><text:span text:style-name="T1">o</text:span></text:span>d nunquam rationalem animae vim ul-<text:line-break/>lns idi<text:span text:style-name="Default_20_Paragraph_20_Font"><text:span text:style-name="T1">o</text:span></text:span>tarum in corde haberi existimaverit; neque excors<text:line-break/>inanimatum (ut opinatur Chrysippus), fed timidum apud<text:line-break/>ipsos significat. Pari modo cor dolere pro angi ac tri-<text:line-break/>stari dicunt, veluti et hoc ipfe testatur eadem in hac di-<text:line-break/>cilonum serie modo comprehensa, ubi pronunciat; tau-<text:line-break/>quam lu corde tristitiae dolor nuscatur. Similiter in</text:p>
      <text:p text:style-name="P3">omnibus o<text:span text:style-name="Default_20_Paragraph_20_Font"><text:span text:style-name="T1">r</text:span></text:span>ationibus Chrysippus imprudens ac infcius<text:line-break/>animi assectus partibus cerebro in<text:span text:style-name="Default_20_Paragraph_20_Font"><text:span text:style-name="T1">t</text:span></text:span>erioribus inesse astruit,<text:line-break/>non rationalem animam, aut scientiae capacem, aut ve-<text:line-break/>ri talis studiosam. Sic vero etiam, quum inserens. dicit:<text:line-break/><text:span text:style-name="Default_20_Paragraph_20_Font"><text:span text:style-name="T1">Nam</text:span></text:span> i<text:span text:style-name="Default_20_Paragraph_20_Font"><text:span text:style-name="T1">n t</text:span></text:span>o<text:span text:style-name="Default_20_Paragraph_20_Font"><text:span text:style-name="T1">tum, quemadm</text:span></text:span>o<text:span text:style-name="Default_20_Paragraph_20_Font"><text:span text:style-name="T1">dum per initia dixi, admodum<text:line-break/></text:span></text:span>o<text:span text:style-name="Default_20_Paragraph_20_Font"><text:span text:style-name="T1">stendunt et metu</text:span></text:span>s <text:span text:style-name="Default_20_Paragraph_20_Font"><text:span text:style-name="T1">et tr</text:span></text:span>i<text:span text:style-name="Default_20_Paragraph_20_Font"><text:span text:style-name="T1">stitia eadem i</text:span></text:span>n <text:span text:style-name="Default_20_Paragraph_20_Font"><text:span text:style-name="T1">parte pr</text:span></text:span>o<text:span text:style-name="Default_20_Paragraph_20_Font"><text:span text:style-name="T1">venien-<text:line-break/>te</text:span></text:span>s. Attestatur hic quoque Platonis sententiae. Item per<text:line-break/>subsequentia persimili modo non intelligit, se adstruere,<text:line-break/>quod irascens vis in corde collocetur. <text:span text:style-name="Default_20_Paragraph_20_Font"><text:span text:style-name="T1">Rtenim in metu<text:line-break/>cordis palpitati</text:span></text:span>o <text:span text:style-name="Default_20_Paragraph_20_Font"><text:span text:style-name="T1">evidens est , et in hanc partem t</text:span></text:span>o<text:span text:style-name="Default_20_Paragraph_20_Font"><text:span text:style-name="T1">ti</text:span></text:span>u<text:span text:style-name="Default_20_Paragraph_20_Font"><text:span text:style-name="T1">s<text:line-break/>animae c</text:span></text:span>o<text:span text:style-name="Default_20_Paragraph_20_Font"><text:span text:style-name="T1">ncursus; quam alioquin non accidentaliter ea<text:line-break/>eveniant, tanquam aliud al</text:span></text:span>i<text:span text:style-name="Default_20_Paragraph_20_Font"><text:span text:style-name="T1">is assec</text:span></text:span>l<text:span text:style-name="Default_20_Paragraph_20_Font"><text:span text:style-name="T1">am c</text:span></text:span>o<text:span text:style-name="Default_20_Paragraph_20_Font"><text:span text:style-name="T1">mmunicare<text:line-break/>soleat; in quo etiam considunt circa ipsum at princi-<text:line-break/>p ale in se c</text:span></text:span>o<text:span text:style-name="Default_20_Paragraph_20_Font"><text:span text:style-name="T1">ntract</text:span></text:span>i, <text:span text:style-name="Default_20_Paragraph_20_Font"><text:span text:style-name="T1">tanquam ab ipso conservari de-<text:line-break/>beant: trisiit</text:span></text:span>i<text:span text:style-name="Default_20_Paragraph_20_Font"><text:span text:style-name="T1">ae quoque assectus indidem natura</text:span></text:span> -o<text:span text:style-name="Default_20_Paragraph_20_Font"><text:span text:style-name="T1">b</text:span></text:span>o<text:span text:style-name="Default_20_Paragraph_20_Font"><text:span text:style-name="T1">riun-<text:line-break/>tar, nulliu</text:span></text:span>s <text:span text:style-name="Default_20_Paragraph_20_Font"><text:span text:style-name="T1">alterius consorti</text:span></text:span>o, <text:span text:style-name="Default_20_Paragraph_20_Font"><text:span text:style-name="T1">neque loci d</text:span></text:span>o<text:span text:style-name="Default_20_Paragraph_20_Font"><text:span text:style-name="T1">lent</text:span></text:span>i<text:span text:style-name="Default_20_Paragraph_20_Font"><text:span text:style-name="T1">s co</text:span></text:span>i<text:span text:style-name="Default_20_Paragraph_20_Font"><text:span text:style-name="T1">t-<text:line-break/>sensa. Quippe doloribus nonnull</text:span></text:span>i<text:span text:style-name="Default_20_Paragraph_20_Font"><text:span text:style-name="T1">s vehementibus eorum</text:span></text:span></text:p>
      <text:p text:style-name="P3"><text:span text:style-name="Default_20_Paragraph_20_Font"><text:span text:style-name="T1">causa infestantibus, aliu</text:span></text:span>s <text:span text:style-name="Default_20_Paragraph_20_Font"><text:span text:style-name="T1">quidem nulll</text:span></text:span>i<text:span text:style-name="Default_20_Paragraph_20_Font"><text:span text:style-name="T1">s locus nssectio-<text:line-break/>ne</text:span></text:span>s <text:span text:style-name="Default_20_Paragraph_20_Font"><text:span text:style-name="T1">has ostend</text:span></text:span>i<text:span text:style-name="Default_20_Paragraph_20_Font"><text:span text:style-name="T1">t, cordis autem reg</text:span></text:span>io <text:span text:style-name="Default_20_Paragraph_20_Font"><text:span text:style-name="T1">maxime. </text:span></text:span>Haec<text:line-break/>omnia vere a Cbrysippo dici affirmabimus, adhortabimmque<text:line-break/>ipsius sectatores eorum meminisse, et non amplius a no-<text:line-break/>bis aliam requirere demonstrationem de eo, quod metus,<text:line-break/>tristitiae, omnesique id genus assectus in corde consistant;<text:line-break/>verum hoc etiam ab ipsis Stoicis consessum assumitur;<text:line-break/>non solum enim Clrrysippus, sed Cleauthes quoque et<text:line-break/>zeno haec prompte constituunt. Illud autem inspicere<text:line-break/>solum convenit, in quo omnem dubitationem esse con-<text:line-break/>tingit, an etiam pars animae rationalis inibi habeatur.<text:line-break/>Si enim quemadmodum animosa, nranisesto his verbis,<text:line-break/>quae Chryfippus jam subinde protulit, ostenditur in<text:line-break/>corde contineri. Nos autem si et de rationali per-<text:line-break/>similes his aut etiam vehementiores adhuc demonstra-<text:line-break/>tiones apposuerimus de eo, quod in capite et cere-<text:line-break/>bro ipfa existat, quid aliud quam Platonis et Hippo-</text:p>
      <text:p text:style-name="P3">cratis placitum ostendetur, quum nos utrasque demon-<text:line-break/>strati on es composuerinms ?</text:p>
      <text:h text:style-name="Heading_20_2" text:outline-level="2">Cap. VT. </text:h>
      <text:p text:style-name="P23">Forte igitur praestiterit, quoniam in hunc<text:line-break/>sermonem incidimus, demousirationes scientificas in me-<text:line-break/>moriam revocare, quibus de superiori commentario disi-<text:line-break/>fusius disputavi, assumptiones ostendens, unde aliquis pro-<text:line-break/>pofitum demonstraverit. Erat autem id caput, ab iis,<text:line-break/>quae insunt acciduntquc utrique visceri, fecundum rui,<text:line-break/>de qua est quaestio, substantiam ordiri oportere; ac sane,<text:line-break/>quae insunt acciduntque utrique, privatim omnia supra<text:line-break/>sumus executi. Porro horum capite haec quoque erant.<text:line-break/>Primum quidem, quod iulliumentorum tum sensum tum<text:line-break/>motum arbitrarium omnibus animalis partibus dispen-<text:line-break/>scntium, qui nervi appellantur, cerebrum originem ac prin-<text:line-break/>ciprum esse contigit, veluti arteriarum cor. Deinde, quod,<text:line-break/>contusis aut volueratis cerebri ventriculis, totum animans<text:line-break/>actutum torpidum evadit, non tamen interit vel arteriarum</text:p>
      <text:p text:style-name="P3">vel cordis motus, quemadmodum, ubi cor similiter affectum<text:line-break/>fuerit, arteriarum motus laeduntur, totum vero animal<text:line-break/>nullam neque sensus neque motus noxam experiri vide-<text:line-break/>tur. Insuper ostendimus, neutrum commemoratas faculta-<text:line-break/>tes alteri subministrare, neque cor cerebro sentientem<text:line-break/>motricemque pro arbitrio, neque cerebrum cordi pulsa--<text:line-break/>tricent., sed est utraque pars utriusque facultatis veluti.<text:line-break/>fons aliquis. Jam ratio ostendit quoque a morbis testi-<text:line-break/>monium, de quo in subsequentibus copiosius agemus:<text:line-break/>cerebro etenim patiente, prompte desipere animal et<text:line-break/>motus fensufque expers reddi, at corde affecto, in syn-<text:line-break/>copen prolabi et interne, praedictorum autem ne<text:line-break/>unum quidem perpeti. Itaque, si in eum modum haec se<text:line-break/>habent, quemadmodum habent, et qui ex corde nervos<text:line-break/>prodire tuentur, dicere quidem hoc possunt et scribere,<text:line-break/>quemadmodum etiam alia pleraque et dicunt et seri-<text:line-break/>luunt, non tamen in animantibus evidenter ostendere.</text:p>
      <text:p text:style-name="P3">Siquidem, quod principium dicitur, a quo nervi pro-<text:line-break/>veniunt, cerebrum cristere necesse esu Quae autem<text:line-break/>Chryfippus impendio prolixus de corde disseruit, non<text:line-break/>ratiocinari riscus iudicant, sed irasci, timere, et tristari, ac<text:line-break/>omnia quae nascibilis animae tum opera, tum assectus<text:line-break/>existunt.</text:p>
      <text:h text:style-name="Heading_20_2" text:outline-level="2">Cap. VII. </text:h>
      <text:p text:style-name="P23">Id prosectu, quod jam antea hoc in libro<text:line-break/>dixi, nunc etiam repetere est necessarium, quod Chrysip-<text:line-break/>pus lu oratione post citata verba prompte rursus assumit,<text:line-break/>ex uno solo utrnsque facultates ordiri, ne una quidem.<text:line-break/>demonstratione, aut persuasione, aut probabilitate orationi<text:line-break/>adjecta, ut ex ip<text:span text:style-name="Default_20_Paragraph_20_Font"><text:span text:style-name="T1">t</text:span></text:span>a sententia constabit, quae hunc in mo-<text:line-break/>dunr sonat. <text:span text:style-name="Default_20_Paragraph_20_Font"><text:span text:style-name="T1">Absurde itaque id ex his ducendum, sive<text:line-break/>non dicant trisiitiam ct tim</text:span></text:span>o<text:span text:style-name="Default_20_Paragraph_20_Font"><text:span text:style-name="T1">rem dolores esse , sive dol</text:span></text:span>o-<text:line-break/><text:span text:style-name="Default_20_Paragraph_20_Font"><text:span text:style-name="T1">res in alio loco gigni, quam in animae princ</text:span></text:span>i<text:span text:style-name="Default_20_Paragraph_20_Font"><text:span text:style-name="T1">patu. su-<text:line-break/>dem etia</text:span></text:span>m <text:span text:style-name="Default_20_Paragraph_20_Font"><text:span text:style-name="T1">de gaudio et c</text:span></text:span>o<text:span text:style-name="Default_20_Paragraph_20_Font"><text:span text:style-name="T1">nsulentia dicemus, -quae in<text:line-break/>corde generari videntur. Nam quomodo,. quum pede aut</text:span></text:span></text:p>
      <text:p text:style-name="P3"><text:span text:style-name="Default_20_Paragraph_20_Font"><text:span text:style-name="T1">capite lab</text:span></text:span>o<text:span text:style-name="Default_20_Paragraph_20_Font"><text:span text:style-name="T1">ramus, in his locis d</text:span></text:span>o<text:span text:style-name="Default_20_Paragraph_20_Font"><text:span text:style-name="T1">lor gignitur, ita etiam<text:line-break/>trisiitiae d</text:span></text:span>o<text:span text:style-name="Default_20_Paragraph_20_Font"><text:span text:style-name="T1">lorem in thorace</text:span></text:span> o<text:span text:style-name="Default_20_Paragraph_20_Font"><text:span text:style-name="T1">borientem perc</text:span></text:span>i<text:span text:style-name="Default_20_Paragraph_20_Font"><text:span text:style-name="T1">pimu</text:span></text:span>s,<text:line-break/><text:span text:style-name="Default_20_Paragraph_20_Font"><text:span text:style-name="T1">quum neque tristitia n</text:span></text:span>o<text:span text:style-name="Default_20_Paragraph_20_Font"><text:span text:style-name="T1">n sit dol</text:span></text:span>o<text:span text:style-name="Default_20_Paragraph_20_Font"><text:span text:style-name="T1">r, neque in alio quo-<text:line-break/>da</text:span></text:span>m <text:span text:style-name="Default_20_Paragraph_20_Font"><text:span text:style-name="T1">loco quam animae princ</text:span></text:span>i<text:span text:style-name="Default_20_Paragraph_20_Font"><text:span text:style-name="T1">pis ipso obveniat. </text:span></text:span>Adversus<text:line-break/>haec verba aequum est Chrysippo respondere juxta sin-<text:line-break/>gula capita, quae discutio , priori statim ab initio repe-<text:line-break/>lite, ubi affirmat, tristitiam, timorem et dolorem crucia-<text:line-break/>tus existere. Sive enim aliquis nos interrogans ile dicat,<text:line-break/>quemadmodum Chrysippus dixit, sive pronuncians semen-<text:line-break/>tiam, laudabimus illius sermonem dicemusque, timorem, tris<text:line-break/>stiriam et dolorem cruciatus esse genere, imo; si oportet<text:line-break/>facundum Graecorum consuetudinem uti nominibus, dolo-<text:line-break/>res et cruciatus nihil luter se differre, quemadmodum ne-<text:line-break/>que columnam et pilam , neque lumina et oculos ; timoris<text:line-break/>vero et tristitiae veluti genus esse quoddam cruciatuum.<text:line-break/>In principis animae facultatis loco dolores oboriri, id<text:line-break/>nondunr Cluysippo concedemus, doloremque in primi-</text:p>
      <text:p text:style-name="P3">patu animae consistere. Aequum itaque est ostendere , in<text:line-break/>uno eodemque viscere utrasque habiture facultates. At<text:line-break/>vero quid dico in uno et eodem? Non enim ad<text:line-break/>Cbrysippum ita facere ve<text:span text:style-name="Default_20_Paragraph_20_Font"><text:span text:style-name="T1">r</text:span></text:span>ba convenit, sed ad Aristote-<text:line-break/>lem, qui quidem plures in anima nostra facultates ge-<text:line-break/>nere diversas esse concedit, non tamen i<text:span text:style-name="Default_20_Paragraph_20_Font"><text:span text:style-name="T1">n</text:span></text:span> alio atque alio<text:line-break/>viscere collocari. Omnium namque principium cor esse<text:line-break/>vult; Chrysippus autem neque facultates ipsas inter se<text:line-break/>differre profitetur, neque alia quadam facultate animal<text:line-break/>irasri, alia concupiscere, alia ratiocinari; quere neque<text:line-break/>nos ita id ipsum propone reconvenit, quemadmodum antea<text:line-break/>diximus, ostendere adhor lentes, quomodo in eodem aur-<text:line-break/>mantis loco et irascibilis animae facultas fit et rationa-<text:line-break/>lis et concupiscens. Itaque adhorsabimur vel Chrysip-<text:line-break/>pum, vel ejus sectatorem, ut priorem hanc ct generali<text:span text:style-name="Default_20_Paragraph_20_Font"><text:span text:style-name="T1">a-<text:line-break/></text:span></text:span>rem quaestionem constituat et demonstret. Haec autem<text:line-break/>est, ejusdem facultatis opera existere ratiocinari, irasci,</text:p>
      <text:p text:style-name="P3">cibos potusque ac venerem appetere. Nos siquidem<text:line-break/>quum in aliis animantibus evidenter ea distinctu esse<text:line-break/>ostendimus, tum praeterea in pueris , qui . ratione minime<text:line-break/>utuntur, iracundiae autem et concupiscentiis validissimis<text:line-break/>tanquam ferae inserviunt. Jam inter nos ipsius qui ra-<text:line-break/>tione maxime utitur, minime concupiscit et nuscitur;<text:line-break/>qui vero irrationali cuipiam animae parti obnoxius est,<text:line-break/>minime ratione utitur. Ad haec Medeae Euripidis et<text:line-break/>Ulyssis Homerici impraesentiarum habenda est mentio, in<text:line-break/>quibus utraeque animae partes inter fe contendebant,<text:line-break/>innuentes ma<text:span text:style-name="Default_20_Paragraph_20_Font"><text:span text:style-name="T1">n</text:span></text:span>ifesto, non unam existere. Vicit autem in<text:line-break/>prudentiore pars animae p<text:span text:style-name="Default_20_Paragraph_20_Font"><text:span text:style-name="T1">o</text:span></text:span>tior, in indocta et barbara de-<text:line-break/>teri<text:span text:style-name="Default_20_Paragraph_20_Font"><text:span text:style-name="T1">o</text:span></text:span>r. Ac in .plerisque hominibus hujusmodi fecundum ani-<text:line-break/>mam eve<text:span text:style-name="Default_20_Paragraph_20_Font"><text:span text:style-name="T1">n</text:span></text:span>iunt, ratione n<text:span text:style-name="Default_20_Paragraph_20_Font"><text:span text:style-name="T1">o</text:span></text:span>nnunquam cum parte nascibili<text:line-break/>pug<text:span text:style-name="Default_20_Paragraph_20_Font"><text:span text:style-name="T1">n</text:span></text:span>ante, nonnunquam cum appetente. At Chryfippus<text:line-break/>una cum aliis Stoicis in brutis animalibus prope rc-<text:line-break/>cedit ad dogma, ne appetere quidem ea p<text:span text:style-name="Default_20_Paragraph_20_Font"><text:span text:style-name="T1">r</text:span></text:span>onuncians.<text:line-break/>Ac mihi de sermonis impudentia prius dictum est:</text:p>
      <text:p text:style-name="P3">in pueris autem ultro citroque cavillantur, non similiter<text:line-break/>omnes, sed impudentia et praeter id quod apparet pro-<text:line-break/>nunciando omnes sibi respondent. Dicturus sum autem<text:line-break/>de his uberius postea. Pari modo etiam de animae asse-<text:line-break/>ctuum differentia nihil dicunt, in quo cum evidentibus,<text:line-break/>aut inter se ipsos conveniant, - aut unusquisque secum.<text:line-break/>Be quibus onmibus decrevi subsequenti libro quarto -<text:line-break/>tractare. Hic enim tertius haud scio quomodo inter-<text:line-break/>ruptus est propter Stoicorum contentio<text:span text:style-name="Default_20_Paragraph_20_Font"><text:span text:style-name="T1">n</text:span></text:span>es, qui non<text:line-break/>aliquibus eorum, quae Chrysippus prodidit, sed universis<text:line-break/>contradicere compulerunt. Ego vero eo<text:span text:style-name="Default_20_Paragraph_20_Font"><text:span text:style-name="T1">r</text:span></text:span>um quidem,<text:line-break/>quae chrysippus etiam sensit superfluo a se dicta, ac<text:line-break/>quae forsan alicui (ut ipse ait)- a grammatista quodam<text:line-break/>aut anu garrula videntur effutita,; satius putavi esse noli<text:line-break/>omnino memi<text:span text:style-name="Default_20_Paragraph_20_Font"><text:span text:style-name="T1">n</text:span></text:span>isse. Reliquis autem uuiversis bifariam<text:line-break/>partitis, superiori libro percensui, quae omnium erant<text:line-break/>validissima. Ea vero, quae de animae affectibus quaerun-<text:line-break/>tur, hoc tertio commentationum libro statue<text:span text:style-name="Default_20_Paragraph_20_Font"><text:span text:style-name="T1">r</text:span></text:span>am expe-</text:p>
      <text:p text:style-name="P3">dire. H<text:span text:style-name="Default_20_Paragraph_20_Font"><text:span text:style-name="T1">o</text:span></text:span>c itaque (si deus nos servet) omnino faciemus.<text:line-break/>At quia imprae<text:span text:style-name="Default_20_Paragraph_20_Font"><text:span text:style-name="T1">s</text:span></text:span>entiarum meminisse omnium decrevimus,<text:line-break/>quae Chrysippus priore libro de principe animae lacui-<text:line-break/>tale disserens prodidit, tempestivum deinceps jam sue-<text:line-break/>rit commemoratis reliqua adjungere. Cohaeret itaque<text:line-break/>talis quidem Chrysippi sententia superius commemora-<text:line-break/>tae, secundum quam insuper lationis impetum et ejus-<text:line-break/>modi omnia dicuntur. <text:span text:style-name="Default_20_Paragraph_20_Font"><text:span text:style-name="T1">Attigi c</text:span></text:span>o<text:span text:style-name="Default_20_Paragraph_20_Font"><text:span text:style-name="T1">r tuum sicuti animam,<text:line-break/>et atting</text:span></text:span>o <text:span text:style-name="Default_20_Paragraph_20_Font"><text:span text:style-name="T1">c</text:span></text:span>o<text:span text:style-name="Default_20_Paragraph_20_Font"><text:span text:style-name="T1">r dicimus, non aeque d</text:span></text:span>i<text:span text:style-name="Default_20_Paragraph_20_Font"><text:span text:style-name="T1">centes, qu</text:span></text:span>o<text:span text:style-name="Default_20_Paragraph_20_Font"><text:span text:style-name="T1">d aliqui<text:line-break/>no</text:span></text:span>s <text:span text:style-name="Default_20_Paragraph_20_Font"><text:span text:style-name="T1">penetraverint in cerebr</text:span></text:span>o <text:span text:style-name="Default_20_Paragraph_20_Font"><text:span text:style-name="T1">et in viseeribus et. in jec</text:span></text:span>o<text:span text:style-name="Default_20_Paragraph_20_Font"><text:span text:style-name="T1">re,<text:line-break/>scd praedictis similiter. Jlla enim mihi videatur dici,<text:line-break/>tanqua</text:span></text:span>m <text:span text:style-name="Default_20_Paragraph_20_Font"><text:span text:style-name="T1">aliquis proferat, interi</text:span></text:span>o<text:span text:style-name="Default_20_Paragraph_20_Font"><text:span text:style-name="T1">ra tua attingo, malesi-<text:line-break/>cio eousaue perveniente. </text:span></text:span>Corde autem quemadmodum<text:line-break/>anima utimur, atque haec innotescent observantibus ma.<text:line-break/>gis, quod in his, praeter quod nisisi demonstrat, et idio-<text:line-break/>fas vocat testes, nihil ex propositis concludit. Verum<text:line-break/>quod patibilis et irrationalis animae pars , non ra-<text:line-break/>tionalis in corde habeatur ostendat, aperte constat;</text:p>
      <text:p text:style-name="P3">quapropter neque longius ipsis imm<text:span text:style-name="Default_20_Paragraph_20_Font"><text:span text:style-name="T1">o</text:span></text:span>rari convenit, quum<text:line-break/>similem habeant absurditatem iis, quae jam subinde indicari.<text:line-break/>Post praescriptam sententiam alia quaedam subsequitur,<text:line-break/>qua evisceratus et nullo praeditos cerebro exponit, quo-<text:line-break/>modo dicantur; de qua abunde supra disputatum esu<text:line-break/>Ab his hujusmodi quaedam tradit: <text:span text:style-name="Default_20_Paragraph_20_Font"><text:span text:style-name="T1">ob talem pot</text:span></text:span>i<text:span text:style-name="Default_20_Paragraph_20_Font"><text:span text:style-name="T1">ssimum<text:line-break/>propensione</text:span></text:span>m <text:span text:style-name="Default_20_Paragraph_20_Font"><text:span text:style-name="T1">videatur mihi etiam, qui</text:span></text:span> m<text:span text:style-name="Default_20_Paragraph_20_Font"><text:span text:style-name="T1">ai</text:span></text:span>o<text:span text:style-name="Default_20_Paragraph_20_Font"><text:span text:style-name="T1">re alescendi<text:line-break/>lludi</text:span></text:span>o <text:span text:style-name="Default_20_Paragraph_20_Font"><text:span text:style-name="T1">in quopiam seruntur, ad hoc evellendum impelli,<text:line-break/>quo impetu magi</text:span></text:span>s <text:span text:style-name="Default_20_Paragraph_20_Font"><text:span text:style-name="T1">intenso etia</text:span></text:span>m <text:span text:style-name="Default_20_Paragraph_20_Font"><text:span text:style-name="T1">ad reliqua viscera si-<text:line-break/>utiliter seruntur. </text:span></text:span>Hic rursus Chrysippus haud novi quo-<text:line-break/>modo ignorat se diversum quiddam a proposita conside-<text:line-break/>ratione astrueret Nam qui minitantur quibusdam, ceu<text:line-break/>oculos ipsorum nonnunquam evellere dicunt, aut con-<text:line-break/>friugere caput, aut comminuere crura; eodem modo in-<text:line-break/>tentum cor quoque extrahere dicunt, eodem significatu,<text:line-break/>quo est occidere. Sed quid hoc ad praesentia pertinet?<text:line-break/>Nam amputare nonnunquam aures et nasum, itum dis-</text:p>
      <text:p text:style-name="P3">cerpere frequenter aliis minantur homines. Et quae-<text:line-break/>dam mulier apud positam precando haec dicit:</text:p>
      <text:p text:style-name="P1"><text:span text:style-name="Default_20_Paragraph_20_Font"><text:span text:style-name="T1">— — Hast</text:span></text:span>is <text:span text:style-name="Default_20_Paragraph_20_Font"><text:span text:style-name="T1">ego medium hepar haberem<text:line-break/>rescendam</text:span></text:span> in<text:span text:style-name="Default_20_Paragraph_20_Font"><text:span text:style-name="T1">cumbens — —</text:span></text:span></text:p>
      <text:p text:style-name="Normal">Cur igitur non etiam jecur animae initium, carissime<text:line-break/>Cbryfippe, pronunciamus , praesertim quum IIomerum,<text:line-break/>tantum poetam, ejus rei testem habeamus, cui justius<text:line-break/>erat te fidem adhibere, quam idlotis? Ille fano. praeter<text:line-break/>alia adhuc etiam haec de jecinore prodidit;</text:p>
      <text:p text:style-name="P1"><text:span text:style-name="Default_20_Paragraph_20_Font"><text:span text:style-name="T1">R</text:span></text:span>I <text:span text:style-name="Default_20_Paragraph_20_Font"><text:span text:style-name="T1">Tit</text:span></text:span>y<text:span text:style-name="Default_20_Paragraph_20_Font"><text:span text:style-name="T1">um vidi, clarae telluri</text:span></text:span>s al<text:span text:style-name="Default_20_Paragraph_20_Font"><text:span text:style-name="T1">umnum,<text:line-break/>Porr</text:span></text:span>i<text:span text:style-name="Default_20_Paragraph_20_Font"><text:span text:style-name="T1">g</text:span></text:span>i<text:span text:style-name="Default_20_Paragraph_20_Font"><text:span text:style-name="T1">tur cui tota n</text:span></text:span>o<text:span text:style-name="Default_20_Paragraph_20_Font"><text:span text:style-name="T1">vem per jugera corpus.<text:line-break/>H</text:span></text:span>i<text:span text:style-name="Default_20_Paragraph_20_Font"><text:span text:style-name="T1">nc atque hinc ge</text:span></text:span>m<text:span text:style-name="Default_20_Paragraph_20_Font"><text:span text:style-name="T1">ino</text:span></text:span>s <text:span text:style-name="Default_20_Paragraph_20_Font"><text:span text:style-name="T1">rostr</text:span></text:span>o <text:span text:style-name="Default_20_Paragraph_20_Font"><text:span text:style-name="T1">urget vultur adunco,<text:line-break/></text:span></text:span>im<text:span text:style-name="Default_20_Paragraph_20_Font"><text:span text:style-name="T1">m</text:span></text:span>o<text:span text:style-name="Default_20_Paragraph_20_Font"><text:span text:style-name="T1">rtale jecur tonden</text:span></text:span>s<text:span text:style-name="Default_20_Paragraph_20_Font"><text:span text:style-name="T1">; jacet ille supinus,<text:line-break/>Neo depellendi manibus datur ulla p</text:span></text:span>o<text:span text:style-name="Default_20_Paragraph_20_Font"><text:span text:style-name="T1">testas.</text:span></text:span></text:p>
      <text:p text:style-name="P6"><text:span text:style-name="Default_20_Paragraph_20_Font"><text:span text:style-name="T1">. Lat</text:span></text:span>o <text:span text:style-name="Default_20_Paragraph_20_Font"><text:span text:style-name="T1">nae namque ausus erat tentare cubile,<text:line-break/>Quu</text:span></text:span>m <text:span text:style-name="Default_20_Paragraph_20_Font"><text:span text:style-name="T1">Prth</text:span></text:span>o <text:span text:style-name="Default_20_Paragraph_20_Font"><text:span text:style-name="T1">Pan</text:span></text:span>o<text:span text:style-name="Default_20_Paragraph_20_Font"><text:span text:style-name="T1">pei peteret per am</text:span></text:span>o<text:span text:style-name="Default_20_Paragraph_20_Font"><text:span text:style-name="T1">ena vireta.</text:span></text:span></text:p>
      <text:p text:style-name="Normal">In his poeta manifesto concupiscentem animae faculta-<text:line-break/>tum jeciuori inesse indicat. Quod enim, ait, Tityus</text:p>
      <text:p text:style-name="P3">Catonum constuprare cupierit; ideo vultures jecur ipsius<text:line-break/>rodunt, tanquam illatae contumeliae poenam in id potis-<text:line-break/>simum rejicientes. Sed hic quidem laudo clirysippum,<text:line-break/>quod sua sponte subticuerit id, quod opinionem ejus sub-<text:line-break/>vertit; in quibus autem vel nihil concludit, vel contra<text:line-break/>se testes citat, ibi autumo hominem non intelligere re-<text:line-break/>rum consequentiam ac inter se pugnantium, quemadmo-<text:line-break/>dmn in his, quae commemorata subsequuntur hoc modo:<text:line-break/><text:span text:style-name="Default_20_Paragraph_20_Font"><text:span text:style-name="T1">Lt ir</text:span></text:span>a<text:span text:style-name="Default_20_Paragraph_20_Font"><text:span text:style-name="T1">scentium -assectus in thorace oboriri apparent, item<text:line-break/>amantium.</text:span></text:span> Q<text:span text:style-name="Default_20_Paragraph_20_Font"><text:span text:style-name="T1">uapr</text:span></text:span>o<text:span text:style-name="Default_20_Paragraph_20_Font"><text:span text:style-name="T1">pter etiam concupisee</text:span></text:span>ii<text:span text:style-name="Default_20_Paragraph_20_Font"><text:span text:style-name="T1">tia in his po-<text:line-break/>tisiimum locis acc</text:span></text:span>i<text:span text:style-name="Default_20_Paragraph_20_Font"><text:span text:style-name="T1">dit. </text:span></text:span>In mraqnaque hujusmodi serie<text:line-break/>acclamare convenit; Quid igitur hoc, o Chrysippe, ad<text:line-break/>vim rationalem, de qua est quaestio? Non enim de ira-<text:line-break/>frontibus aut concupiscentibus erat dubitatio, an ru tho-<text:line-break/>race et circa thoracem ita habentibus affectiones moveau-<text:line-break/>tur, sest an etiam rationalis vis indidem habeatur Post<text:line-break/>haec autem sic scribit; <text:span text:style-name="Default_20_Paragraph_20_Font"><text:span text:style-name="T1">Adm</text:span></text:span>o<text:span text:style-name="Default_20_Paragraph_20_Font"><text:span text:style-name="T1">dum consumant</text:span></text:span> i<text:span text:style-name="Default_20_Paragraph_20_Font"><text:span text:style-name="T1">d, qu</text:span></text:span>o<text:span text:style-name="Default_20_Paragraph_20_Font"><text:span text:style-name="T1">d</text:span></text:span></text:p>
      <text:p text:style-name="P3"><text:span text:style-name="Default_20_Paragraph_20_Font"><text:span text:style-name="T1">dic</text:span></text:span>i<text:span text:style-name="Default_20_Paragraph_20_Font"><text:span text:style-name="T1">tur, ut aieba</text:span></text:span>m, <text:span text:style-name="Default_20_Paragraph_20_Font"><text:span text:style-name="T1">etiam meditationes in</text:span></text:span> i<text:span text:style-name="Default_20_Paragraph_20_Font"><text:span text:style-name="T1">psis factae<text:line-break/>tum verboru</text:span></text:span>m , <text:span text:style-name="Default_20_Paragraph_20_Font"><text:span text:style-name="T1">tum similium. Jn quo enim haec omnia<text:line-break/>perficiuntur, ibi plane consentaneum est sermonis expli-<text:line-break/></text:span></text:span>r<text:span text:style-name="Default_20_Paragraph_20_Font"><text:span text:style-name="T1">ationem fieri, ac indidem n</text:span></text:span>o<text:span text:style-name="Default_20_Paragraph_20_Font"><text:span text:style-name="T1">s dicere</text:span></text:span> e<text:span text:style-name="Default_20_Paragraph_20_Font"><text:span text:style-name="T1">t med</text:span></text:span>i<text:span text:style-name="Default_20_Paragraph_20_Font"><text:span text:style-name="T1">tari. </text:span></text:span>Haec<text:line-break/>vera, o Cbrysippe, scribis. In qua enim parte apud nos<text:line-break/>meditamur, aut cum silentio quoque cogitando percensemus,<text:line-break/>haec est rationi dicata: verum cerebrumne, an cor pars<text:line-break/>sit, quae intelligit (quod per initia quaerebamus), demon-<text:line-break/>strasse te oportebat, et non priore lemmate sumpto, quod<text:line-break/>apud omnes in confesso est, putare te aliquid ab eo am-<text:line-break/>plius ad eorum, quae disquiruntur, inventionem habitu-<text:line-break/>rurn. Nemo enim est, qui non fateatur, in qua consi-<text:line-break/>deramus et disserimus, in ea parte principem esse ani-<text:line-break/>mae facultatem. Sed non hoc erat, qu<text:span text:style-name="Default_20_Paragraph_20_Font"><text:span text:style-name="T1">o</text:span></text:span>d inquiritur, ve-<text:line-break/>rum an cor haec sit pars, quod non demonstrasti, nisi<text:line-break/>sorte dicas, te sentire in corde, dum ratioci<text:span text:style-name="Default_20_Paragraph_20_Font"><text:span text:style-name="T1">n</text:span></text:span>aris. Atqui<text:line-break/>inter initia totius sermonis hunc in modum dixisti: <text:span text:style-name="Default_20_Paragraph_20_Font"><text:span text:style-name="T1">Jta<text:line-break/>iocus nos subterfugere videtur, dum neque sensus evi-</text:span></text:span></text:p>
      <text:p text:style-name="P3"><text:span text:style-name="Default_20_Paragraph_20_Font"><text:span text:style-name="T1">den</text:span></text:span>s <text:span text:style-name="Default_20_Paragraph_20_Font"><text:span text:style-name="T1">apparet, quod in reliqui</text:span></text:span>s <text:span text:style-name="Default_20_Paragraph_20_Font"><text:span text:style-name="T1">c</text:span></text:span>o<text:span text:style-name="Default_20_Paragraph_20_Font"><text:span text:style-name="T1">ntigit, neque c</text:span></text:span>o<text:span text:style-name="Default_20_Paragraph_20_Font"><text:span text:style-name="T1">nfecturae<text:line-break/>sint, quibu</text:span></text:span>s <text:span text:style-name="Default_20_Paragraph_20_Font"><text:span text:style-name="T1">aliquis h</text:span></text:span>o<text:span text:style-name="Default_20_Paragraph_20_Font"><text:span text:style-name="T1">c p</text:span></text:span>o<text:span text:style-name="Default_20_Paragraph_20_Font"><text:span text:style-name="T1">ssit c</text:span></text:span>o<text:span text:style-name="Default_20_Paragraph_20_Font"><text:span text:style-name="T1">lligere; neque enim e</text:span></text:span>o<text:span text:style-name="Default_20_Paragraph_20_Font"><text:span text:style-name="T1">usc<text:line-break/>que controve</text:span></text:span>r<text:span text:style-name="Default_20_Paragraph_20_Font"><text:span text:style-name="T1">sia inter medic</text:span></text:span>os <text:span text:style-name="Default_20_Paragraph_20_Font"><text:span text:style-name="T1">et philosoph</text:span></text:span>os <text:span text:style-name="Default_20_Paragraph_20_Font"><text:span text:style-name="T1">procisiisiet.<text:line-break/></text:span></text:span>Haec locutus Chrysippus, si rursus lu eodem libro dicat,<text:line-break/>nos ratiocinationes in corde oborientes percipere, neque<text:line-break/><text:span text:style-name="Default_20_Paragraph_20_Font"><text:span text:style-name="T1">t</text:span></text:span>ui ipsius videbitur meminisse, et contra evidentia mentiri;<text:line-break/>non est tamen vir talis. Quere non dicet, ex flen<text:span text:style-name="Default_20_Paragraph_20_Font"><text:span text:style-name="T1">t</text:span></text:span>o quo-<text:line-break/>dam singula praedicta in corde fieri, <text:span text:style-name="Default_20_Paragraph_20_Font"><text:span text:style-name="T1">t</text:span></text:span>e agnoscere.<text:line-break/>Attamen si non <text:span text:style-name="Default_20_Paragraph_20_Font"><text:span text:style-name="T1">t</text:span></text:span>en<text:span text:style-name="Default_20_Paragraph_20_Font"><text:span text:style-name="T1">t</text:span></text:span>o, fed demonstratione aliqua, quam<text:line-break/>lubens eam audiverim. Mihi sane ridetur se<text:span text:style-name="Default_20_Paragraph_20_Font"><text:span text:style-name="T1">r</text:span></text:span>mone de<text:line-break/>voce etiam nunc u<text:span text:style-name="Default_20_Paragraph_20_Font"><text:span text:style-name="T1">t</text:span></text:span>us esse, quod ex iis, quae inseri, cou-<text:line-break/>jicio; nam ab intellectu (inquit) dicere opo<text:span text:style-name="Default_20_Paragraph_20_Font"><text:span text:style-name="T1">r</text:span></text:span>tet, et apud<text:line-break/><text:span text:style-name="Default_20_Paragraph_20_Font"><text:span text:style-name="T1">t</text:span></text:span>e ipfum dicere, aut vocem explicare, et. corde cogitare,<text:line-break/>et apud fe vocem proferre, et foras emittere. Etenim<text:line-break/>confessum aliquod capiens, tanquam ejusdem partis sit di-<text:line-break/>cere et apud fe dicere, deinde assumens, idem cordis<text:line-break/>opus esse dicere, ex ambobus concludit, in corde fieri,</text:p>
      <text:p text:style-name="P2">ut aliquis apud se dicati Ve<text:span text:style-name="Default_20_Paragraph_20_Font"><text:span text:style-name="T1">r</text:span></text:span>um nos superiori libro ra-<text:line-break/>tionem a lenone propositam, cm vox ex corde edere-<text:line-break/>tur, pravam ostendimus. Quapropter etiam nunc ratio<text:line-break/>a Chrysippo proposita simul cum illa sublata est abdi-<text:line-break/>taque. Itaque sequentem jam inspiciamus. <text:span text:style-name="Default_20_Paragraph_20_Font"><text:span text:style-name="T1">Huic au-.<text:line-break/>tem c</text:span></text:span>o<text:span text:style-name="Default_20_Paragraph_20_Font"><text:span text:style-name="T1">nferme est, qu</text:span></text:span>o<text:span text:style-name="Default_20_Paragraph_20_Font"><text:span text:style-name="T1">d gemitu</text:span></text:span>s <text:span text:style-name="Default_20_Paragraph_20_Font"><text:span text:style-name="T1">qu</text:span></text:span>o<text:span text:style-name="Default_20_Paragraph_20_Font"><text:span text:style-name="T1">que inde proce-<text:line-break/>dant. </text:span></text:span>At gemitus, o Chrysippe, et voces ex thorace qui-<text:line-break/>dem ct pulmone dicemus emitti, non tamen ex corde,<text:line-break/>quemadmodum nec voces; demonstravimus namque haec<text:line-break/>singula alibi, non simpliciter, nec, quemadmodum tu,<text:line-break/>nulla demonstratione adhibita. Ab his versuum multi-<text:line-break/>tudinem Cluyfippus citat, lex quibus plurima sucum pug-<text:line-break/>nant, uti antea ostendi. In iis autem, quac versibus<text:line-break/>interjccta sunt, quamvis paucissima existant, Chrysippus<text:line-break/>ipse sibi. adversatur: quod subsequenti libro ostendam,<text:line-break/>ubi de animi affectibus sermonem instituere decrevi. lir<text:line-break/>praesentia verberoni solum ipsius mentionem facturus</text:p>
      <text:p text:style-name="P2"><text:span text:style-name="Default_20_Paragraph_20_Font"><text:span text:style-name="T1">t</text:span></text:span>um, quae hunc in modum habenti <text:span text:style-name="Default_20_Paragraph_20_Font"><text:span text:style-name="T1">P</text:span></text:span>o<text:span text:style-name="Default_20_Paragraph_20_Font"><text:span text:style-name="T1">eta paul</text:span></text:span>o <text:span text:style-name="Default_20_Paragraph_20_Font"><text:span text:style-name="T1">in his<text:line-break/>prolixior multis a</text:span></text:span>i<text:span text:style-name="Default_20_Paragraph_20_Font"><text:span text:style-name="T1">isiruit, et rati</text:span></text:span>o<text:span text:style-name="Default_20_Paragraph_20_Font"><text:span text:style-name="T1">nalem vim et irnfeibi-<text:line-break/>lem hoc in l</text:span></text:span>o<text:span text:style-name="Default_20_Paragraph_20_Font"><text:span text:style-name="T1">co consistere, congregans in ide</text:span></text:span>m i<text:span text:style-name="Default_20_Paragraph_20_Font"><text:span text:style-name="T1">psus,<text:line-break/>quemadmodum et soaciendum est ;</text:span></text:span> maniseste enim inibi<text:line-break/>concedit, diversum quiddam ab anima rationali esse et<text:line-break/>irascibilem et concupiscentem. In corde autem habiture<text:line-break/>affirmat, quod Arlllotelis, non Stoicorum dogma est;<text:line-break/>delude praefatus quaedam , ubi poeta in corde rationem<text:line-break/>haberi pronunciat, ile inseri ex consequentibus: <text:span text:style-name="Default_20_Paragraph_20_Font"><text:span text:style-name="T1">Qu</text:span></text:span>o<text:span text:style-name="Default_20_Paragraph_20_Font"><text:span text:style-name="T1">d<text:line-break/>vero et concupiseibilis hic resideat, hinc c</text:span></text:span>o<text:span text:style-name="Default_20_Paragraph_20_Font"><text:span text:style-name="T1">nstat:</text:span></text:span></text:p>
      <text:p text:style-name="P1"><text:span text:style-name="Default_20_Paragraph_20_Font"><text:span text:style-name="T1">Nunquam alias animum languenti in pect</text:span></text:span>o<text:span text:style-name="Default_20_Paragraph_20_Font"><text:span text:style-name="T1">re nostrum<text:line-break/>seu dea seu mulier tanto .devinxit amore.</text:span></text:span></text:p>
      <text:p text:style-name="P1">Postea rursus adducit: <text:span text:style-name="Default_20_Paragraph_20_Font"><text:span text:style-name="T1">Quod irascibilis facultas inibi ha-<text:line-break/>beatur, huiusm</text:span></text:span>o<text:span text:style-name="Default_20_Paragraph_20_Font"><text:span text:style-name="T1">di plura declarant:</text:span></text:span></text:p>
      <text:p text:style-name="P1"><text:span text:style-name="Default_20_Paragraph_20_Font"><text:span text:style-name="T1">N</text:span></text:span>o<text:span text:style-name="Default_20_Paragraph_20_Font"><text:span text:style-name="T1">n iram dun</text:span></text:span>o <text:span text:style-name="Default_20_Paragraph_20_Font"><text:span text:style-name="T1">tenuit sub pect</text:span></text:span>o<text:span text:style-name="Default_20_Paragraph_20_Font"><text:span text:style-name="T1">re, at inquit.</text:span></text:span></text:p>
      <text:p text:style-name="P1">Et:</text:p>
      <text:p text:style-name="P1"><text:span text:style-name="Default_20_Paragraph_20_Font"><text:span text:style-name="T1">Atque ira hunc quamvis sapientem adurens.</text:span></text:span></text:p>
      <text:p text:style-name="P3">In his omnibus Chrysippus fatetur, facultates quasdam<text:line-break/>esse animae irascibilem et concupiscibilem, a ratio-<text:line-break/>nali diversas; sed de his (ut dixi) quarto libro disseram.<text:line-break/>Reliqua vero eorum, quae in Chryfippi volumine sunt,<text:line-break/>praetergressus, hic etiam ipse jam praesentem librum<text:line-break/>finire cogite. A versuum multitudine Chrysippus deinceps<text:line-break/>de voce, ratione et nervorum principio, quaeque his<text:line-break/>conjuncta funt, percensuit, quae etiam sola in libro com-<text:line-break/>prehensa viro philosopho conveniebant; super quibus<text:line-break/>nos quoque superiori libro tractavimus, praetergressi su-.<text:line-break/>pervacanea loquacitate tractata.</text:p>
      <text:h text:style-name="Heading_20_2" text:outline-level="2">Cap. VIII.</text:h>
      <text:p text:style-name="P23"><text:s/>Nunc vero hoc in libro, quoniam et<text:line-break/>haec vi<text:span text:style-name="Default_20_Paragraph_20_Font"><text:span text:style-name="T1">t</text:span></text:span>um est apponere, et alia, quae praecedunt, <text:span text:style-name="Default_20_Paragraph_20_Font"><text:span text:style-name="T1">t</text:span></text:span>um<text:line-break/>executus, hic deinceps sermonem de Minerva adjiciam.<text:line-break/>Nam quum Chrysippus sentiret, fabulam de dea; quae ex<text:line-break/>Iovis capite creata esse putatur, suis ipsius dogmatis ad-<text:line-break/>versari, hujusmodi adfert Ascribam enim tusam ipsius</text:p>
      <text:p text:style-name="P3">orati<text:span text:style-name="Default_20_Paragraph_20_Font"><text:span text:style-name="T1">o</text:span></text:span>nem, etsi prolixior est: <text:span text:style-name="Default_20_Paragraph_20_Font"><text:span text:style-name="T1">Audio sane, qu</text:span></text:span>o<text:span text:style-name="Default_20_Paragraph_20_Font"><text:span text:style-name="T1">suam verba<text:line-break/>facere, ut</text:span></text:span> o<text:span text:style-name="Default_20_Paragraph_20_Font"><text:span text:style-name="T1">stendant, princ</text:span></text:span>i<text:span text:style-name="Default_20_Paragraph_20_Font"><text:span text:style-name="T1">pem animae facultatem in<text:line-break/>capite contineri; nam Minervam</text:span></text:span>, j<text:span text:style-name="Default_20_Paragraph_20_Font"><text:span text:style-name="T1">quae c</text:span></text:span>o<text:span text:style-name="Default_20_Paragraph_20_Font"><text:span text:style-name="T1">nsilium est et<text:line-break/>veluti prudentia , ex J</text:span></text:span>o<text:span text:style-name="Default_20_Paragraph_20_Font"><text:span text:style-name="T1">vis capite natam esse , argu</text:span></text:span>m<text:span text:style-name="Default_20_Paragraph_20_Font"><text:span text:style-name="T1">en-<text:line-break/>tum serunt ejus, qu</text:span></text:span>o<text:span text:style-name="Default_20_Paragraph_20_Font"><text:span text:style-name="T1">d princ</text:span></text:span>i<text:span text:style-name="Default_20_Paragraph_20_Font"><text:span text:style-name="T1">patus animae hic c</text:span></text:span>o<text:span text:style-name="Default_20_Paragraph_20_Font"><text:span text:style-name="T1">nsistat.<text:line-break/>Non enim ali</text:span></text:span>o<text:span text:style-name="Default_20_Paragraph_20_Font"><text:span text:style-name="T1">quin dicerent, in capite natum esse con-<text:line-break/>silium et prudentiam, nisi princ</text:span></text:span>i<text:span text:style-name="Default_20_Paragraph_20_Font"><text:span text:style-name="T1">patu</text:span></text:span>s <text:span text:style-name="Default_20_Paragraph_20_Font"><text:span text:style-name="T1">animae ibidem<text:line-break/>consisteret. Tales sane, qui h</text:span></text:span>o<text:span text:style-name="Default_20_Paragraph_20_Font"><text:span text:style-name="T1">c dicunt, probabile quid-<text:line-break/>dam habeat , sed meo jud</text:span></text:span>i<text:span text:style-name="Default_20_Paragraph_20_Font"><text:span text:style-name="T1">cio aberrant et</text:span></text:span> i<text:span text:style-name="Default_20_Paragraph_20_Font"><text:span text:style-name="T1">gn</text:span></text:span>o<text:span text:style-name="Default_20_Paragraph_20_Font"><text:span text:style-name="T1">rant, quae<text:line-break/>de his narrantur, de quibus nihil mali fuerit copi</text:span></text:span>o<text:span text:style-name="Default_20_Paragraph_20_Font"><text:span text:style-name="T1">sius<text:line-break/>in praesent</text:span></text:span>i<text:span text:style-name="Default_20_Paragraph_20_Font"><text:span text:style-name="T1">bus quaestionibus agere. Porr</text:span></text:span>o <text:span text:style-name="Default_20_Paragraph_20_Font"><text:span text:style-name="T1">affirmant<text:line-break/>alii ita simpliciter, ex Jovi</text:span></text:span>s <text:span text:style-name="Default_20_Paragraph_20_Font"><text:span text:style-name="T1">capite</text:span></text:span> i<text:span text:style-name="Default_20_Paragraph_20_Font"><text:span text:style-name="T1">psam pr</text:span></text:span>o<text:span text:style-name="Default_20_Paragraph_20_Font"><text:span text:style-name="T1">venisse, ne<text:line-break/>adi</text:span></text:span>ici<text:span text:style-name="Default_20_Paragraph_20_Font"><text:span text:style-name="T1">ente</text:span></text:span>s <text:span text:style-name="Default_20_Paragraph_20_Font"><text:span text:style-name="T1">quidem narrand</text:span></text:span>o, <text:span text:style-name="Default_20_Paragraph_20_Font"><text:span text:style-name="T1">quomodo aut qua ratione.<text:line-break/>Hesiodus autem uberiu</text:span></text:span>s <text:span text:style-name="Default_20_Paragraph_20_Font"><text:span text:style-name="T1">in deorum generati</text:span></text:span>o<text:span text:style-name="Default_20_Paragraph_20_Font"><text:span text:style-name="T1">nibus peese-<text:line-break/>quitur; n</text:span></text:span>o<text:span text:style-name="Default_20_Paragraph_20_Font"><text:span text:style-name="T1">nnullis in theog</text:span></text:span>o<text:span text:style-name="Default_20_Paragraph_20_Font"><text:span text:style-name="T1">aia generati</text:span></text:span>o<text:span text:style-name="Default_20_Paragraph_20_Font"><text:span text:style-name="T1">nem ejus sari-<text:line-break/>bentibus, primum ut Jupiter cum Mende coierit , deinde<text:line-break/>cum Themide; nonnulli</text:span></text:span>s <text:span text:style-name="Default_20_Paragraph_20_Font"><text:span text:style-name="T1">autem alibi aliter originem<text:line-break/>eju</text:span></text:span>s <text:span text:style-name="Default_20_Paragraph_20_Font"><text:span text:style-name="T1">tradeatibu</text:span></text:span>s, <text:span text:style-name="Default_20_Paragraph_20_Font"><text:span text:style-name="T1">ut videlicet, contentione inter J</text:span></text:span>o<text:span text:style-name="Default_20_Paragraph_20_Font"><text:span text:style-name="T1">ve</text:span></text:span>m <text:span text:style-name="Default_20_Paragraph_20_Font"><text:span text:style-name="T1">et</text:span></text:span></text:p>
      <text:p text:style-name="P3"><text:span text:style-name="Default_20_Paragraph_20_Font"><text:span text:style-name="T1">Jitnone</text:span></text:span>m o<text:span text:style-name="Default_20_Paragraph_20_Font"><text:span text:style-name="T1">rta, Jun</text:span></text:span>o <text:span text:style-name="Default_20_Paragraph_20_Font"><text:span text:style-name="T1">fune ex se r</text:span></text:span>i<text:span text:style-name="Default_20_Paragraph_20_Font"><text:span text:style-name="T1">tlcanum pr</text:span></text:span>o<text:span text:style-name="Default_20_Paragraph_20_Font"><text:span text:style-name="T1">creaverit,<text:line-break/>Ju.piter autem Minervam ex Metid</text:span></text:span>a , <text:span text:style-name="Default_20_Paragraph_20_Font"><text:span text:style-name="T1">quam deglutierat.<text:line-break/>Nam quod Metis deglutita sc</text:span></text:span>i<text:span text:style-name="Default_20_Paragraph_20_Font"><text:span text:style-name="T1">erit, et intra Jovem sete-<text:line-break/>rit Minervae generatio, in utrorumque serm</text:span></text:span>o<text:span text:style-name="Default_20_Paragraph_20_Font"><text:span text:style-name="T1">nibus habe.<text:line-break/>tur. Disserunt autem in e</text:span></text:span>o, <text:span text:style-name="Default_20_Paragraph_20_Font"><text:span text:style-name="T1">quomod</text:span></text:span>o <text:span text:style-name="Default_20_Paragraph_20_Font"><text:span text:style-name="T1">haec saeta fue-<text:line-break/>rint; quod praesenti ser</text:span></text:span>m<text:span text:style-name="Default_20_Paragraph_20_Font"><text:span text:style-name="T1">oni nih</text:span></text:span>i<text:span text:style-name="Default_20_Paragraph_20_Font"><text:span text:style-name="T1">l sacit, nam quod com.<text:line-break/></text:span></text:span>i<text:span text:style-name="Default_20_Paragraph_20_Font"><text:span text:style-name="T1">nune in ipsos habetur, salum praesentibus conducit.<text:line-break/>scribitur aute</text:span></text:span>m <text:span text:style-name="Default_20_Paragraph_20_Font"><text:span text:style-name="T1">in the</text:span></text:span>o<text:span text:style-name="Default_20_Paragraph_20_Font"><text:span text:style-name="T1">gonia ad eum modum :</text:span></text:span></text:p>
      <text:p text:style-name="P1"><text:span text:style-name="Default_20_Paragraph_20_Font"><text:span text:style-name="T1">Juppit</text:span></text:span>e<text:span text:style-name="Default_20_Paragraph_20_Font"><text:span text:style-name="T1">r</text:span></text:span> i<text:span text:style-name="Default_20_Paragraph_20_Font"><text:span text:style-name="T1">pse deum prima pr</text:span></text:span>o <text:span text:style-name="Default_20_Paragraph_20_Font"><text:span text:style-name="T1">c</text:span></text:span>o<text:span text:style-name="Default_20_Paragraph_20_Font"><text:span text:style-name="T1">niuge Metin<text:line-break/>sumpsit, doctrina superantem h</text:span></text:span>o<text:span text:style-name="Default_20_Paragraph_20_Font"><text:span text:style-name="T1">minesuue denique.<text:line-break/>sed glaucis oculis divam paritura Minervam<text:line-break/>Ab J</text:span></text:span>o<text:span text:style-name="Default_20_Paragraph_20_Font"><text:span text:style-name="T1">ve tum demum decepta est mente dolosos<text:line-break/>Ac blandis verb</text:span></text:span>is, <text:span text:style-name="Default_20_Paragraph_20_Font"><text:span text:style-name="T1">qui Palladd condid</text:span></text:span>i; <text:span text:style-name="Default_20_Paragraph_20_Font"><text:span text:style-name="T1">alvo,<text:line-break/>Quo dea consuleret patri pravumque bonumque.</text:span></text:span></text:p>
      <text:p text:style-name="Normal">.D<text:span text:style-name="Default_20_Paragraph_20_Font"><text:span text:style-name="T1">einde progre</text:span></text:span>ssis <text:span text:style-name="Default_20_Paragraph_20_Font"><text:span text:style-name="T1">ita concinit:</text:span></text:span></text:p>
      <text:p text:style-name="P1"><text:span text:style-name="Default_20_Paragraph_20_Font"><text:span text:style-name="T1">Ex capite ipse suo generavit Palladd glaucam,<text:line-break/>Quae gravi</text:span></text:span>s <text:span text:style-name="Default_20_Paragraph_20_Font"><text:span text:style-name="T1">horrenda</text:span></text:span>s <text:span text:style-name="Default_20_Paragraph_20_Font"><text:span text:style-name="T1">acies invicta gubernat,<text:line-break/>Cui strepitus pugnaeque placeat et bella verendae.</text:span></text:span></text:p>
      <text:p text:style-name="P3"><text:span text:style-name="Default_20_Paragraph_20_Font"><text:span text:style-name="T1">Nam pect</text:span></text:span>o<text:span text:style-name="Default_20_Paragraph_20_Font"><text:span text:style-name="T1">re ipso Metin reposu</text:span></text:span>i<text:span text:style-name="Default_20_Paragraph_20_Font"><text:span text:style-name="T1">sse latus manifesto c</text:span></text:span>o<text:span text:style-name="Default_20_Paragraph_20_Font"><text:span text:style-name="T1">n-<text:line-break/>stat, atque ita</text:span></text:span> i<text:span text:style-name="Default_20_Paragraph_20_Font"><text:span text:style-name="T1">psam et capite generasse tradit. P</text:span></text:span>o<text:span text:style-name="Default_20_Paragraph_20_Font"><text:span text:style-name="T1">st illa<text:line-break/>quum plura</text:span></text:span> i<text:span text:style-name="Default_20_Paragraph_20_Font"><text:span text:style-name="T1">pso recensuisset, ejnscnodi subnectit:<text:line-break/>rAcanum ex lite hac peperit saturata natum<text:line-break/>Artibus insignem Aegiocho sine coniuge magno.<text:line-break/></text:span></text:span>A<text:span text:style-name="Default_20_Paragraph_20_Font"><text:span text:style-name="T1">rtibu</text:span></text:span>s <text:span text:style-name="Default_20_Paragraph_20_Font"><text:span text:style-name="T1">insignis divos supereminet omne</text:span></text:span>s.</text:p>
      <text:p text:style-name="Normal"><text:span text:style-name="Default_20_Paragraph_20_Font"><text:span text:style-name="T1">Rursus et</text:span></text:span> O<text:span text:style-name="Default_20_Paragraph_20_Font"><text:span text:style-name="T1">ceani crinitae et Thet</text:span></text:span>y<text:span text:style-name="Default_20_Paragraph_20_Font"><text:span text:style-name="T1">os ale<text:line-break/>Absente accepit pulchra Junone puellam.<text:line-break/>Decipit hic Metin, licet haec versuta pareret ,<text:line-break/>Quam propria manibus complexam condidit alvo.<text:line-break/>Ponit</text:span></text:span>is <text:span text:style-name="Default_20_Paragraph_20_Font"><text:span text:style-name="T1">hic metuens aliud ne fulmen obiret,<text:line-break/>Hanc ideo alta librans saturatus aetheris h</text:span></text:span>o<text:span text:style-name="Default_20_Paragraph_20_Font"><text:span text:style-name="T1">spes<text:line-break/>Pr</text:span></text:span>o<text:span text:style-name="Default_20_Paragraph_20_Font"><text:span text:style-name="T1">tinu</text:span></text:span>s <text:span text:style-name="Default_20_Paragraph_20_Font"><text:span text:style-name="T1">aese</text:span></text:span>i<text:span text:style-name="Default_20_Paragraph_20_Font"><text:span text:style-name="T1">rpsit; concepit et</text:span></text:span> i<text:span text:style-name="Default_20_Paragraph_20_Font"><text:span text:style-name="T1">psa Minervam<text:line-break/>Protinu</text:span></text:span>s, <text:span text:style-name="Default_20_Paragraph_20_Font"><text:span text:style-name="T1">et peperit custos hominumque deumque<text:line-break/></text:span></text:span><text:span text:style-name="Default_20_Paragraph_20_Font"><text:span text:style-name="T8">Γ</text:span></text:span><text:span text:style-name="Default_20_Paragraph_20_Font"><text:span text:style-name="T1">ertice apud r</text:span></text:span>i<text:span text:style-name="Default_20_Paragraph_20_Font"><text:span text:style-name="T1">pas fiuvii</text:span></text:span> tr<text:span text:style-name="Default_20_Paragraph_20_Font"><text:span text:style-name="T1">itonis opacas.</text:span></text:span></text:p>
      <text:p text:style-name="Normal"><text:span text:style-name="Default_20_Paragraph_20_Font"><text:span text:style-name="T1">At rursum latitant J</text:span></text:span>o<text:span text:style-name="Default_20_Paragraph_20_Font"><text:span text:style-name="T1">vis intra viseera Metis<text:line-break/></text:span></text:span>.P<text:span text:style-name="Default_20_Paragraph_20_Font"><text:span text:style-name="T1">alladis insedit mater gnara illa deorum</text:span></text:span></text:p>
      <text:p text:style-name="P2"><text:span text:style-name="Default_20_Paragraph_20_Font"><text:span text:style-name="T1">Atque hominum inventrix sapiens jnstique bonique.<text:line-break/>Tunc dea c</text:span></text:span>o<text:span text:style-name="Default_20_Paragraph_20_Font"><text:span text:style-name="T1">ncubuit Themis artibus incl</text:span></text:span>y<text:span text:style-name="Default_20_Paragraph_20_Font"><text:span text:style-name="T1">ta jtisiis<text:line-break/>Prae cunctis divis superas hab</text:span></text:span>i<text:span text:style-name="Default_20_Paragraph_20_Font"><text:span text:style-name="T1">tantibus aedes;</text:span></text:span></text:p>
      <text:p text:style-name="P1"><text:span text:style-name="Default_20_Paragraph_20_Font"><text:span text:style-name="T1">Aegida quae sccit - terrent</text:span></text:span>i<text:span text:style-name="Default_20_Paragraph_20_Font"><text:span text:style-name="T1">a castra fugantem,<text:line-break/>Pallad</text:span></text:span>is <text:span text:style-name="Default_20_Paragraph_20_Font"><text:span text:style-name="T1">c</text:span></text:span>o<text:span text:style-name="Default_20_Paragraph_20_Font"><text:span text:style-name="T1">ngenerans arma</text:span></text:span> i<text:span text:style-name="Default_20_Paragraph_20_Font"><text:span text:style-name="T1">ntus bellica habentem.</text:span></text:span></text:p>
      <text:p text:style-name="Normal">Haec praefatus Chrysippus, deinde continuat<text:span text:style-name="Default_20_Paragraph_20_Font"><text:span text:style-name="T1">o</text:span></text:span> serm<text:span text:style-name="Default_20_Paragraph_20_Font"><text:span text:style-name="T1">o-<text:line-break/></text:span></text:span>ne haec pr<text:span text:style-name="Default_20_Paragraph_20_Font"><text:span text:style-name="T1">o</text:span></text:span>dit. <text:span text:style-name="Default_20_Paragraph_20_Font"><text:span text:style-name="T1">Quae igitur de Minerva dicuntur,<text:line-break/>huiusmodi sunt, qua</text:span></text:span>e <text:span text:style-name="Default_20_Paragraph_20_Font"><text:span text:style-name="T1">alt</text:span></text:span>e<text:span text:style-name="Default_20_Paragraph_20_Font"><text:span text:style-name="T1">rius cujusclam argumenti signi-<text:line-break/>ficationem praebent. Primum enim Metis dic</text:span></text:span>i<text:span text:style-name="Default_20_Paragraph_20_Font"><text:span text:style-name="T1">tur tan-<text:line-break/>quam prudentia quaedam et rerum vitae necesseriarum<text:line-break/>ars, qua artes deglutire oportet et reponere; qua ratione<text:line-break/>etiam dicta nonnullos dev</text:span></text:span>o<text:span text:style-name="Default_20_Paragraph_20_Font"><text:span text:style-name="T1">rare dicimus; propter degluti-<text:line-break/>tionem autem meri</text:span></text:span>to <text:span text:style-name="Default_20_Paragraph_20_Font"><text:span text:style-name="T1">dicuntur ea in ventriculum quoque<text:line-break/>reponi. Postea, deglutitam ejusmodi artem parere in</text:span></text:span> i<text:span text:style-name="Default_20_Paragraph_20_Font"><text:span text:style-name="T1">pso<text:line-break/>persimilem matri parienti, ratio esu Ad haec ea, quae<text:line-break/>ex scientificis apud sese pariunt, quomodona</text:span></text:span>m e<text:span text:style-name="Default_20_Paragraph_20_Font"><text:span text:style-name="T1">gredian-<text:line-break/>tur , et per quod, considerare licet. Constat enim, quod<text:line-break/></text:span></text:span>o<text:span text:style-name="Default_20_Paragraph_20_Font"><text:span text:style-name="T1">ratione per os juxta capnt e</text:span></text:span>g<text:span text:style-name="Default_20_Paragraph_20_Font"><text:span text:style-name="T1">erantur, pari mod</text:span></text:span>o <text:span text:style-name="Default_20_Paragraph_20_Font"><text:span text:style-name="T1">hic ca-</text:span></text:span></text:p>
      <text:p text:style-name="P3"><text:span text:style-name="Default_20_Paragraph_20_Font"><text:span text:style-name="T1">p</text:span></text:span>i<text:span text:style-name="Default_20_Paragraph_20_Font"><text:span text:style-name="T1">te nuncupato, qu</text:span></text:span>o<text:span text:style-name="Default_20_Paragraph_20_Font"><text:span text:style-name="T1">modo ovis caput dicitur, et capita n</text:span></text:span>o<text:span text:style-name="Default_20_Paragraph_20_Font"><text:span text:style-name="T1">nn</text:span></text:span>i<text:span text:style-name="Default_20_Paragraph_20_Font"><text:span text:style-name="T1">si-<text:line-break/>li</text:span></text:span>s <text:span text:style-name="Default_20_Paragraph_20_Font"><text:span text:style-name="T1">adimunt; qua ratione pr</text:span></text:span>q<text:span text:style-name="Default_20_Paragraph_20_Font"><text:span text:style-name="T1">siciseens et ex vertice nasci di-<text:line-break/>cllur, quum plures huiusmodi immutationes signi ratione<text:line-break/>sinat, ac citra hifioriam hanc abe</text:span></text:span>o <text:span text:style-name="Default_20_Paragraph_20_Font"><text:span text:style-name="T1">solum, quod haec ex cn-<text:line-break/>pite nata sit, persimilis: quis dixerit; n</text:span></text:span>o<text:span text:style-name="Default_20_Paragraph_20_Font"><text:span text:style-name="T1">n enim in sapite</text:span></text:span> i<text:span text:style-name="Default_20_Paragraph_20_Font"><text:span text:style-name="T1">p-<text:line-break/>sum generari dicit, nisi quidam pervertentes immutantejque<text:line-break/>sermonem, egredi hic natam aliter dicant. Quare potius<text:line-break/>et hoc signum alteriu</text:span></text:span>s <text:span text:style-name="Default_20_Paragraph_20_Font"><text:span text:style-name="T1">est, ut dixi; nam artificia, quae.<text:line-break/>in nobis</text:span></text:span> i<text:span text:style-name="Default_20_Paragraph_20_Font"><text:span text:style-name="T1">psis nascuntur, ex capite potisi</text:span></text:span>i<text:span text:style-name="Default_20_Paragraph_20_Font"><text:span text:style-name="T1">mum prodeuntia,<text:line-break/>praedictum sermonem declarant. </text:span></text:span>Haec Chrylippi oratio.<text:line-break/>est. Quoniam vero admodum longa est, eoqne forsan<text:line-break/>nonnulli non exacte totam ipsius mentem intelligunt,.<text:line-break/>ego b<text:span text:style-name="Default_20_Paragraph_20_Font"><text:span text:style-name="T1">r</text:span></text:span>eviter explicare. conabor, quae sibi velit. Non<text:line-break/>.pug<text:span text:style-name="Default_20_Paragraph_20_Font"><text:span text:style-name="T1">n</text:span></text:span>at mecum (inquit) fabula, quae Minervam, pruden-<text:line-break/>tiam existentem, ex .loris capite prognatam esse refert ;<text:line-break/>non enim hoc ipsum in ea solum dictum est, sied quod</text:p>
      <text:p text:style-name="P3">Iupiter, deglutita Metide, et veluti praegnans ex ea factus,<text:line-break/>generatam insu puellam ex capite peperit. Dictam autem<text:line-break/>sic esse fabulam, inquit, quandoquidem artes universas in<text:line-break/>corde consistentes per rationem sermones nonnulli in<text:line-break/>lucem elati per caput exeunti Est enim os capitis quo-<text:line-break/>que pars. Quippe non pilosa duntaxat portio, sed totum<text:line-break/>etiam, quod post cervicem superne habetur, caput nomina-<text:line-break/>tur, quo significatu cujuspiam caput amputari dicimus. At<text:line-break/>si non ex ore Iovis, fed ex vertice Minervam prodiisse fa-<text:line-break/>balatu est, nihil absurdi dicunt esse, quum plures hujus-<text:line-break/>modr immutationes aliquid judicandi ratione fiant. in<text:line-break/>his orationibus Chrysippus reliqua sane probabiliter simul<text:line-break/>et industrie fabulam exponit, Stoico dogmati ipsam accom-<text:line-break/>m<text:span text:style-name="Default_20_Paragraph_20_Font"><text:span text:style-name="T1">o</text:span></text:span>dans; principalissimum autem et totius sermonis <text:span text:style-name="Default_20_Paragraph_20_Font"><text:span text:style-name="T1">t</text:span></text:span>um-<text:line-break/>mam continens, pro quo aequum erat co<text:span text:style-name="Default_20_Paragraph_20_Font"><text:span text:style-name="T1">n</text:span></text:span>tendere potissi-<text:line-break/>mum, breviter praetercurrit, sicut in prioribus factitavit,<text:line-break/>exponens quod vulgus dicit, alios non habere, alios ha-</text:p>
      <text:p text:style-name="P3">here ce<text:span text:style-name="Default_20_Paragraph_20_Font"><text:span text:style-name="T1">r</text:span></text:span>ebrum. Ut enim illic id, quod quaeritur, per-.<text:line-break/>currit obiter, in accessoriis et ad rem non spectantibus<text:line-break/>diutissime immoratus, ita hic quoque ipsam sermonis iam-<text:line-break/>mam breviter attigit, contentus dicere, ideo Minervam<text:line-break/>ex vertice, non ex ore, suisse procreatam, quod plures<text:line-break/>hujusinotli immutationes symboli ratione fiant. Conve-<text:line-break/>niebat autem ipfum aut non omnino attigisse sabulum,<text:line-break/>quae nihil homini philosopho ad dogmatis demonstratio-<text:line-break/>nem necessarium continet, aut, si attingeret, quod ma-<text:line-break/>xune ad controversiam pertineret, exacte totum expli-<text:line-break/>casse et, si pluribus verbis opus esset, non detrectare<text:line-break/>multa ascribere. Nam fi quis (ut arbitror) et hujusmodi<text:line-break/>aliter volet interpretari, multas argumentorum occasio-<text:line-break/>nes ex iis, quae lu dissectionibus apparent, poterit de-<text:line-break/>sumere, <text:span text:style-name="Default_20_Paragraph_20_Font"><text:span text:style-name="T1">t</text:span></text:span>uper.quibus iterum plenius tractare erit necessa-<text:line-break/>rium, ubi de animali spiritu verba fecero. Compendio-<text:line-break/>fe etiam in praesentia ipfa duntaxat capita illorum,<text:line-break/>quae demonstraturus <text:span text:style-name="Default_20_Paragraph_20_Font"><text:span text:style-name="T1">t</text:span></text:span>um, perstringant; Quemadmodum</text:p>
      <text:p text:style-name="P3">enim ipsimi cordis corpus sua virtute dilatatum et con-<text:line-break/>tractum vicissim materias et attrahit et rursus expellit,<text:line-break/>pari modo cerebrum, ubi statuerit spiritum in ventricu-<text:line-break/>lis ipsius contentum, quem sane animalem .quoque noni-<text:line-break/>namus, parti cuipiam transmittere, motu ad id idoneo<text:line-break/>incitatum ita distribuit. Hunc autem spiritum, qui in<text:line-break/>ventriculis ipsius est, fortasse quidem paucum etiam ve-<text:line-break/>nae ad ipsos pertinentes generant; copiosissimum vero et<text:line-break/>principalissimum arteriae plexum retisormem, qui ad<text:line-break/>cerebri basim est, p cruentantes suppeditant, quae a<text:line-break/>corde sursum feruntur. Quare si quis fabulam veris vo-<text:line-break/>let connectere, i<text:span text:style-name="Default_20_Paragraph_20_Font"><text:span text:style-name="T1">n</text:span></text:span> partibus inserioribus prudentiam con-<text:line-break/>ceptam; hoc est spiritum animalem, in capite natura<text:line-break/>perfici, praesertim in vertice, quoniam in hoc medius<text:line-break/>et principalissimus cerebri sinus habetur. Ego itaque,<text:line-break/>sicut Plato ipse dixit, omnes ejusmodi fabulas aliter qui-<text:line-break/>dem gratas puto, sed viri esse admodum difficilis, laboriosi</text:p>
      <text:p text:style-name="P3">et non ita felicis, non alia quidem ratione, quam quia<text:line-break/>ipsi necesse est postmodum Hippoeentaurorum speciem<text:line-break/>ad aliquam rectitudinem reducere et rursus chimaerae,<text:line-break/>et iam affluet turba hujusmodi corgonum, regulorum, et<text:line-break/>aliarum saluitatum copia, absnrdioresque <text:span text:style-name="Default_20_Paragraph_20_Font"><text:span text:style-name="T1">s</text:span></text:span>e<text:span text:style-name="Default_20_Paragraph_20_Font"><text:span text:style-name="T1">r</text:span></text:span>mones qua-<text:line-break/>tundam naturarum, quibus si quis fidem der<text:span text:style-name="Default_20_Paragraph_20_Font"><text:span text:style-name="T1">o</text:span></text:span>gans unum-<text:line-break/>quodque ad aliquam convenientiam adducat, tanquam<text:line-break/>rustica quadam sapientia utens, multum ipse otii requi-<text:line-break/>reti Hac oratione perlecta, conveniebat Cbryfippum a<text:line-break/>fabulis re<text:span text:style-name="Default_20_Paragraph_20_Font"><text:span text:style-name="T1">c</text:span></text:span>essisse, et non tempus conterere opiniones<text:line-break/>ipsarum exponendo. Si enim huc semel aliquis deveue-<text:line-break/>rit, innumerabilis fabularum copia affluet; quapropter totum<text:line-break/>perdet vitem, si quis omnia persequatur. Satius autem<text:line-break/>erat, opinor, hominem . veritam omnino cupidum non,<text:line-break/>quid poetae dicant, considerare, fed<text:span text:style-name="Default_20_Paragraph_20_Font"><text:span text:style-name="T1">p</text:span></text:span> scientificarum sum-<text:line-break/>ptionum, de quibus secundo libro tra<text:span text:style-name="Default_20_Paragraph_20_Font"><text:span text:style-name="T1">c</text:span></text:span>tavi, inventionis<text:line-break/>via percepta, deinceps in ea fe experiri ae exercitare;<text:line-break/>ubi vero abunde jam fe exercuerit, tunc est singula prolue-</text:p>
      <text:p text:style-name="P3">mata pervenientem considerare, quaenam sumptio<text:span text:style-name="Default_20_Paragraph_20_Font"><text:span text:style-name="T1">n</text:span></text:span>um ad<text:line-break/>demonstrationes ipsorum ex sensu simplici, quae vero ab<text:line-break/>experientia aut vitae, aut ejus, quae in artibus est, quae<text:line-break/>rursus ex evidentibus intellectui capientem concludere<text:line-break/>jam ex ipsis id, quod propositum est, oportet. Si hanc<text:line-break/>riam Chrysippus ingressus ontifisset fabulas, etymologias,<text:line-break/>reclinatioues declinationefque capitis, manuum m<text:span text:style-name="Default_20_Paragraph_20_Font"><text:span text:style-name="T1">o</text:span></text:span>tus,<text:line-break/>labrorum figuras, poetarum testimonia una cum mulic-<text:line-break/>ribus et aliis idiotis, ipse nimirum veritatem invenisset<text:line-break/>et nobis tempus n<text:span text:style-name="Default_20_Paragraph_20_Font"><text:span text:style-name="T1">o</text:span></text:span>n periisset, dum ostendimus ei, neque<text:line-break/>in quibus citet testimonia, neque in his quicquam se<text:line-break/>amplius habere. Siquidem poetae plurima contra ipsius<text:line-break/>dogmata dicunt, et fabulae, et idiotae, et alii singuli,<text:line-break/>quos ut libi attestantes priori libro de anima produxit<text:line-break/>Haec sunt, quae ego reliqueram ex libro superiori, quae<text:line-break/>Chryfippus in tractatu de animae principatu tradiderat,<text:line-break/>putans, etsi ille non revereatur eis diutius, quam par sit,</text:p>
      <text:p text:style-name="P3">immorari, mihi certe convenire ab hujusmodi garruli-<text:line-break/>tale recedere. At quia (ut dixi) visum est quibusdam<text:line-break/>familiaribus honoris studio commotis, hujusmodi oratio-<text:line-break/>num mentionem ut facerem, illis gratificans hunc quo-<text:line-break/>que librum scripsi, ita ut, quatenus mihi fieri licuit, pro-<text:line-break/>lixius a Cbrysippo dicta breviter transcurrerem , et non<text:line-break/>pauca utilia huic operi praefarer.</text:p>
      <text:h text:style-name="P17" text:outline-level="1"><text:span text:style-name="T18">G</text:span>ALENT DE HIPPOCRATIS ET PLATO-<text:line-break/>NIS PLACITIS LIBER <text:span text:style-name="T15">QVARTVS.</text:span></text:h>
      <text:h text:style-name="Heading_20_2" text:outline-level="2"><text:span text:style-name="T15">Cap</text:span>. I. </text:h>
      <text:p text:style-name="P23">Quod disputatio nostra longius pressit-<text:line-break/>eta sit, non ego accusandus venio, sid ii, qui libros a fe<text:line-break/>conscriptos pravis repleverunt argumentis. Haec si quis<text:line-break/>omnia praetereat, forsan in suspicionem veniet, non<text:line-break/>posse ea dissolvere potius quam brevitatem velle am-<text:line-break/>plecti. Si vero ordine omnia coarguat, periculum est,<text:line-break/>ne in eam incidat prolixitatem, ut nunquam finem huic</text:p>
      <text:p text:style-name="Normal"/>
      <text:p text:style-name="P3">operi imponat; quae duo crimlua quum ego quoque de-<text:line-break/>vitare cuperem, invenisse mihi videor mediam quandam<text:line-break/>et medioc<text:span text:style-name="Default_20_Paragraph_20_Font"><text:span text:style-name="T1">r</text:span></text:span>em viam, aeque distantem a deficienti brevi-<text:line-break/>tale et supervacanea p<text:span text:style-name="Default_20_Paragraph_20_Font"><text:span text:style-name="T1">r</text:span></text:span>olixitatu. omissis enim omnibus<text:line-break/>aliis Stoicis, quae Ch<text:span text:style-name="Default_20_Paragraph_20_Font"><text:span text:style-name="T1">r</text:span></text:span>ysippus ad placitum de gubentan-<text:line-break/>tibus nos facultatibus assere<text:span text:style-name="Default_20_Paragraph_20_Font"><text:span text:style-name="T1">n</text:span></text:span>dum prodidit, haec ego ceu-<text:line-break/>fui, ubi prius notiora omnibus reddidissem, cum llippo-<text:line-break/>craticis et Platonicis conferenda. Porro quum permulta<text:line-break/>argumenta literis mandaverit de eo, quod animae asse-<text:line-break/>ctus in tho<text:span text:style-name="Default_20_Paragraph_20_Font"><text:span text:style-name="T1">r</text:span></text:span>acis regionibus consistant, quod autem ratio-<text:line-break/>nalis facultas ibi contineatur, ne una quidem demonstra-<text:line-break/>tione adhibita, fed hoc femper lemmate ex promptu<text:line-break/>citato, ubi animi affectus consistunt, inibi etiam intellectum<text:line-break/>esse, produxi sime adversus ipfum jam antea quoque non<text:line-break/>pauca, quod autem reliquum est,etiam in praesentia perie-<text:line-break/>quar. Si igitur semper eadem de eisdem tradidisset, nec ipse<text:line-break/>secum dissensisset plurimis in dogmatis tergiversans, neu-<text:line-break/>siquam ego sermonem contradicendo longius produxissem.</text:p>
      <text:p text:style-name="P3">Quoniam vero alias alia de eisdem scribere deprehen-<text:line-break/>ditur, non amplius facile est neque viri sententiam in-<text:line-break/>terpretari, neque, quomodo erret, ostendere. Quum ita-<text:line-break/>que libro priore de anima facultates corpus nostrum re-<text:line-break/>gentes fecundum Platonis sententiam explicasset, rationa-<text:line-break/>lem quidem in capite esse collocatam , irascibilem in<text:line-break/>corde, concupiscibilem circa umbilicum, in fubfequenti-<text:line-break/>bus ad cor tres reducere conatur. Habent autem verba<text:line-break/>ipsius ad hunc modum : <text:span text:style-name="Default_20_Paragraph_20_Font"><text:span text:style-name="T1">Poeta in hisce redundan</text:span></text:span>s <text:span text:style-name="Default_20_Paragraph_20_Font"><text:span text:style-name="T1">mule<text:line-break/>ti</text:span></text:span>s <text:span text:style-name="Default_20_Paragraph_20_Font"><text:span text:style-name="T1">affirmat c</text:span></text:span>o<text:span text:style-name="Default_20_Paragraph_20_Font"><text:span text:style-name="T1">nstituitque, se</text:span></text:span>r<text:span text:style-name="Default_20_Paragraph_20_Font"><text:span text:style-name="T1">enitat</text:span></text:span>e<text:span text:style-name="Default_20_Paragraph_20_Font"><text:span text:style-name="T1">m rationalem et ira.<text:line-break/>scibilem in hoc esse loc</text:span></text:span>o , <text:span text:style-name="Default_20_Paragraph_20_Font"><text:span text:style-name="T1">coniungens eodem etiam c</text:span></text:span>o<text:span text:style-name="Default_20_Paragraph_20_Font"><text:span text:style-name="T1">n-<text:line-break/>cn</text:span></text:span>p<text:span text:style-name="Default_20_Paragraph_20_Font"><text:span text:style-name="T1">iseibilem, que</text:span></text:span>m<text:span text:style-name="Default_20_Paragraph_20_Font"><text:span text:style-name="T1">admodum quoque faciendum erat.<text:line-break/></text:span></text:span>Deinde ita inferens ait: <text:span text:style-name="Default_20_Paragraph_20_Font"><text:span text:style-name="T1">Quod enim rationalis facultas<text:line-break/>in</text:span></text:span>i<text:span text:style-name="Default_20_Paragraph_20_Font"><text:span text:style-name="T1">bi c</text:span></text:span>o<text:span text:style-name="Default_20_Paragraph_20_Font"><text:span text:style-name="T1">nsistat, ex hi</text:span></text:span>s, <text:span text:style-name="Default_20_Paragraph_20_Font"><text:span text:style-name="T1">quae sequuntur, c</text:span></text:span>o<text:span text:style-name="Default_20_Paragraph_20_Font"><text:span text:style-name="T1">nstat ;</text:span></text:span></text:p>
      <text:p text:style-name="P1"><text:span text:style-name="Default_20_Paragraph_20_Font"><text:span text:style-name="T1">Vorum aliud mens est in pectore, nemo fideli</text:span></text:span>s.<text:line-break/><text:span text:style-name="Default_20_Paragraph_20_Font"><text:span text:style-name="T1">et;</text:span></text:span></text:p>
      <text:p text:style-name="P1"><text:span text:style-name="Default_20_Paragraph_20_Font"><text:span text:style-name="T1">Ast animum nunquam suasit sub pectore verbis.</text:span></text:span></text:p>
      <text:p text:style-name="P3">Deinde rursus pluribus appositis versibus inquit: Quod et<text:line-break/>concupiscibilis ibidem sit, ex his liquet:</text:p>
      <text:p text:style-name="P1"><text:span text:style-name="Default_20_Paragraph_20_Font"><text:span text:style-name="T1">Nunquam alias animum languenti in pectore nostrum<text:line-break/>seu Dea seu mulier tanto devinxit amore.</text:span></text:span></text:p>
      <text:p text:style-name="Normal">Iterum paul<text:span text:style-name="Default_20_Paragraph_20_Font"><text:span text:style-name="T1">o</text:span></text:span> post: Quod etiam irascibilis eundem locum<text:line-break/>occupet, ejusmodi multa declarant;</text:p>
      <text:p text:style-name="P1"><text:span text:style-name="Default_20_Paragraph_20_Font"><text:span text:style-name="T1">Pectore non iram Juno suppressit, at inquit.</text:span></text:span></text:p>
      <text:p text:style-name="Normal">Item :</text:p>
      <text:p text:style-name="P1"><text:span text:style-name="Default_20_Paragraph_20_Font"><text:span text:style-name="T1">Atque ira invasit sapientem quamlibet urens,<text:line-break/>Dulci</text:span></text:span>o<text:span text:style-name="Default_20_Paragraph_20_Font"><text:span text:style-name="T1">r et mullo quam mel qu</text:span></text:span>o<text:span text:style-name="Default_20_Paragraph_20_Font"><text:span text:style-name="T1">d desinit, instar<text:line-break/>Humi in pectoribu</text:span></text:span>s <text:span text:style-name="Default_20_Paragraph_20_Font"><text:span text:style-name="T1">conscendit pr</text:span></text:span>o<text:span text:style-name="Default_20_Paragraph_20_Font"><text:span text:style-name="T1">tinu</text:span></text:span>s <text:span text:style-name="Default_20_Paragraph_20_Font"><text:span text:style-name="T1">imi</text:span></text:span>s.</text:p>
      <text:p text:style-name="Normal">Quibus verbis evidentissime ac manifestissime indicat,<text:line-break/>quam ipse similiter Hippocrati et Platoni opinatus sit,<text:line-break/>facultates animae alias esse praeter rationem, nempe con-<text:line-break/>cupifcibilem et irascibilem, ac in altero solum hoc ab<text:line-break/>ipsis discrepat, puta quod in corde omnem esse affirmet;<text:line-break/>quae Aristotelis orat opinio, non in tribus visceribus, ce-</text:p>
      <text:p text:style-name="P3">rebro, jecinore et corde. Imo etiam facultatum opera et<text:line-break/>affectus versibus quemadmodum scripsit, abunde osten-<text:line-break/>drt, h<text:span text:style-name="Default_20_Paragraph_20_Font"><text:span text:style-name="T1">o</text:span></text:span>c pacto :</text:p>
      <text:p text:style-name="Normal"><text:span text:style-name="Default_20_Paragraph_20_Font"><text:span text:style-name="T1">N</text:span></text:span>o<text:span text:style-name="Default_20_Paragraph_20_Font"><text:span text:style-name="T1">n efusu</text:span></text:span>s <text:span text:style-name="Default_20_Paragraph_20_Font"><text:span text:style-name="T1">am</text:span></text:span>o<text:span text:style-name="Default_20_Paragraph_20_Font"><text:span text:style-name="T1">r mihi divae aut saeminae adegit<text:line-break/></text:span></text:span>A<text:span text:style-name="Default_20_Paragraph_20_Font"><text:span text:style-name="T1">ic animum.</text:span></text:span></text:p>
      <text:p text:style-name="Normal">Hoc pacto amor concupiscibilis facultatis affectus fuerit.</text:p>
      <text:p text:style-name="Normal">Quum autem inquit:</text:p>
      <text:p text:style-name="P1"><text:span text:style-name="Default_20_Paragraph_20_Font"><text:span text:style-name="T1">N</text:span></text:span>o<text:span text:style-name="Default_20_Paragraph_20_Font"><text:span text:style-name="T1">n iram Jun</text:span></text:span>o <text:span text:style-name="Default_20_Paragraph_20_Font"><text:span text:style-name="T1">suppressit c</text:span></text:span>o<text:span text:style-name="Default_20_Paragraph_20_Font"><text:span text:style-name="T1">rde, sed inquit;</text:span></text:span></text:p>
      <text:p text:style-name="Normal">sic animosae facultatis erit. Refert autem in praefim-<text:line-break/>tia nihil, sive opera facultatum , sive affectus ejusinodi<text:line-break/>omnia dicantur. Postea enim de ipsis accurate confide-<text:line-break/>rabimus. Chrysippus priore quidem de anima libro n<text:span text:style-name="Default_20_Paragraph_20_Font"><text:span text:style-name="T1">o</text:span></text:span>n<text:line-break/>solummodo non refragatur, nullam .esse animi facultatem<text:line-break/>aut c<text:span text:style-name="Default_20_Paragraph_20_Font"><text:span text:style-name="T1">o</text:span></text:span>ncupiscibilem aut irascibilem, sed etiam assectus<text:line-break/>ipsarum edocet, et unum corporis locum attribuit. omnibus<text:line-break/>vero sus, in quibus de affectibus tractet, in tribus item,<text:line-break/>quibus rationales de ipsis quaestiones considerantur, ad haec<text:line-break/>et in quo medendi ratio, quam partum moralem nonnulli</text:p>
      <text:p text:style-name="P3">inscribunt, non item similiter cognoscere deprehenditur<text:line-break/>verum alia tanquam in utramque partem declinans con-<text:line-break/>scribit, alia ceu ne unam quidem animae facultatem<text:line-break/>esse, neque concupiscibilem, neque irascibilem autumans.<text:line-break/>Etenim in assectus definitionum expositi<text:span text:style-name="Default_20_Paragraph_20_Font"><text:span text:style-name="T1">o</text:span></text:span>ne ostendit, fa-<text:line-break/>cultalem quandam irrationalem in anicia affectuum eau-<text:line-break/>sitm existere, ut paulo posterius indicabo verba ipsius<text:line-break/>interpretatus. In subsequentibus, ubi quaerit, utrum affe-<text:line-break/>ctus judiciis superveniant, palam a Platonis opinione re-<text:line-break/>cedit, quippe qui neque in problematis divifione hujus<text:line-break/>quoque meminisse dignatus est, quanquam hoc primum<text:line-break/>statim aliquis possit ipsi objicere, quod in divifione pa-<text:line-break/>runr absoluta deliquerit. Siquidem assectus, exempli<text:line-break/>gratia amor, vel judicium quoddam est, vel judieio ac-<text:line-break/>cid<text:span text:style-name="Default_20_Paragraph_20_Font"><text:span text:style-name="T1">e</text:span></text:span>ns, aut motus aberrans concupiscibilis facultatis: sic<text:line-break/>etiam ira vel judicium, vel affectus quidam irrationalis<text:line-break/>lice subsequens, aut motus vehemens sa callatis irasci-<text:line-break/>bilis. At hic neque eo modo, ac si problema posset</text:p>
      <text:p text:style-name="P3">trifariam partiri, aggreditur rationem, dum conatur osten-<text:line-break/>dere, melius este, ut judicla spsu putentur, et non judi-<text:line-break/>ci<text:span text:style-name="Default_20_Paragraph_20_Font"><text:span text:style-name="T1">o</text:span></text:span>rmn quaedam accidentia, oblitus quae ipsis priore de<text:line-break/>anima libro prodidit, nempe amorem concupiscibilis esse<text:line-break/>facultatis, iram iialcibilis.</text:p>
      <text:h text:style-name="Heading_20_2" text:outline-level="2">Cap. II. </text:h>
      <text:p text:style-name="P23">Quemadmodum autem in his et oblitus esit<text:line-break/>eorum simul, quae ipsis conscripsit, et adven<text:span text:style-name="Default_20_Paragraph_20_Font"><text:span text:style-name="T1">t</text:span></text:span>us veterum<text:line-break/>dogma contradicere. non est dignatus ,. pari modo in ge-<text:line-break/>neralium affectuum definitionibus, quas priores exposuit,<text:line-break/>tandem a sententia ipsorum recedit, tristitiam definiens<text:line-break/>recentem mali praesentis opinionem, .metum expectatio-<text:line-break/><text:span text:style-name="Default_20_Paragraph_20_Font"><text:span text:style-name="T1">n</text:span></text:span>em, voluptatem recentem boni praesentis opinionem.<text:line-break/>Manifesto enim in his rationalis animae duntaxat memi-<text:line-break/>nit, -relicta concupiscibili et irascibili, quoniam opinio-<text:line-break/>nem expectationemque in rationali stola confistere autu-<text:line-break/>mat; in cupiditatis vero finitione. quam appetitum irra-<text:line-break/>tionalem esse j pronunciat, attingit sane. aliquo modo,</text:p>
      <text:p text:style-name="P3">quantum ad dictionem attinet, irrationalem animae fari<text:line-break/>cultatem; desciscit autem et hic in ipsius expositione, si--<text:line-break/>quidem appetitus etiam, quem in desuiitione assumpserat,.<text:line-break/>facultatis rationalis existit. Definit itaque ipsum ratio-,<text:line-break/><text:span text:style-name="Default_20_Paragraph_20_Font"><text:span text:style-name="T1">p</text:span></text:span>alem impetum ad aliquid, quatenus licet, jucundum. lu<text:line-break/>his autem definitionibus impetus, opiniones et judicia-<text:line-break/>affectus esse autumat ; in quibusdam vero subsequentibus<text:line-break/>Epicum et Xenoni magis, quam suis ipsius dogmatis con-,<text:line-break/>fentauea scribit; nam moestitiam definiens demissionem.<text:line-break/>este ait propter rem, quae fugienda videtur, voluptatem<text:line-break/>elationem propter rem, quae eligenda putatur, siquidem ..<text:line-break/>demissiones, elationes, c<text:span text:style-name="Default_20_Paragraph_20_Font"><text:span text:style-name="T1">o</text:span></text:span>ntractiones et diffusiones (horum .<text:line-break/>enim interdum meminit] irrati<text:span text:style-name="Default_20_Paragraph_20_Font"><text:span text:style-name="T1">o</text:span></text:span>nalis facultatis affectus.<text:line-break/>sunt, opinionibus supervenientes. At hujusm<text:span text:style-name="Default_20_Paragraph_20_Font"><text:span text:style-name="T1">o</text:span></text:span>di quandam,<text:line-break/>affectuum substantiam Epicuriis et zeno, non ipse cristi-;<text:line-break/>mat; quod etiam admirari mihi subit de vire, qui in ra-<text:line-break/>tionalis simul et exquisitae doctrinae. prosessione non ex- .<text:line-break/>quisite agat. Etenim non eadem haec solum ipse sibi re-</text:p>
      <text:p text:style-name="P3">pugnantia manifesto adfert; verum etiam ubi de affectus<text:line-break/>definitio<text:span text:style-name="Default_20_Paragraph_20_Font"><text:span text:style-name="T1">n</text:span></text:span>ibus scribens iurationem et praeter naturam ani-<text:line-break/>mae motum ipsum pronunciat, impetum quoque redun-<text:line-break/>dantem, deinde irrationale exponens, id quod fine ra-<text:line-break/>tione. et judicio est, dictum affirmat,. redunda<text:span text:style-name="Default_20_Paragraph_20_Font"><text:span text:style-name="T1">n</text:span></text:span>tis autem<text:line-break/>impetus exemplum cur<text:span text:style-name="Default_20_Paragraph_20_Font"><text:span text:style-name="T1">r</text:span></text:span>entes veheme<text:span text:style-name="Default_20_Paragraph_20_Font"><text:span text:style-name="T1">n</text:span></text:span>ter assumit. Haec.<text:line-break/>namque ambo pug<text:span text:style-name="Default_20_Paragraph_20_Font"><text:span text:style-name="T1">n</text:span></text:span>ant cum eo, quod affectus si<text:span text:style-name="Default_20_Paragraph_20_Font"><text:span text:style-name="T1">n</text:span></text:span>t judi-.<text:line-break/>cia. Sciemus autem clarius, ubi ipsa auctoris verba appo-<text:line-break/>fuerimus. Habent autem altera in hunc modum; <text:span text:style-name="Default_20_Paragraph_20_Font"><text:span text:style-name="T1">Pri-<text:line-break/>mum c</text:span></text:span>o<text:span text:style-name="Default_20_Paragraph_20_Font"><text:span text:style-name="T1">nsiderandum est, animal rati</text:span></text:span>o<text:span text:style-name="Default_20_Paragraph_20_Font"><text:span text:style-name="T1">nale natura rati</text:span></text:span>o<text:span text:style-name="Default_20_Paragraph_20_Font"><text:span text:style-name="T1">nem<text:line-break/>sequi, acsecundum rationem tanquam ducem activum. saepe .<text:line-break/>ver</text:span></text:span>o <text:span text:style-name="Default_20_Paragraph_20_Font"><text:span text:style-name="T1">etiam aliter ad quaedam scrtur, et a quibtiselam rati</text:span></text:span>o<text:span text:style-name="Default_20_Paragraph_20_Font"><text:span text:style-name="T1">ni<text:line-break/>inobediens l</text:span></text:span>o<text:span text:style-name="Default_20_Paragraph_20_Font"><text:span text:style-name="T1">ngius propellitur; quem lationis modum utraque<text:line-break/>habet desiniti</text:span></text:span>o, <text:span text:style-name="Default_20_Paragraph_20_Font"><text:span text:style-name="T1">et illa scilicet, quae m</text:span></text:span>o<text:span text:style-name="Default_20_Paragraph_20_Font"><text:span text:style-name="T1">tum praeter naturam,<text:line-break/>qui tam irrationaliter accidit, et quae in impetu abun-<text:line-break/>ddntiam</text:span></text:span> o<text:span text:style-name="Default_20_Paragraph_20_Font"><text:span text:style-name="T1">btinet; nam irrationale h</text:span></text:span>o<text:span text:style-name="Default_20_Paragraph_20_Font"><text:span text:style-name="T1">c sumendu</text:span></text:span>m <text:span text:style-name="Default_20_Paragraph_20_Font"><text:span text:style-name="T1">est ra-<text:line-break/>tioni immor</text:span></text:span>i<text:span text:style-name="Default_20_Paragraph_20_Font"><text:span text:style-name="T1">gerum et ab ea ave</text:span></text:span>r<text:span text:style-name="Default_20_Paragraph_20_Font"><text:span text:style-name="T1">sum; qua latione etiam<text:line-break/>per . c</text:span></text:span>o<text:span text:style-name="Default_20_Paragraph_20_Font"><text:span text:style-name="T1">nsuetudine</text:span></text:span>m <text:span text:style-name="Default_20_Paragraph_20_Font"><text:span text:style-name="T1">aliquem propelli dicimus , .et irratio-</text:span></text:span></text:p>
      <text:p text:style-name="P3"><text:span text:style-name="Default_20_Paragraph_20_Font"><text:span text:style-name="T1">nabiliter sine rationis judici</text:span></text:span>o <text:span text:style-name="Default_20_Paragraph_20_Font"><text:span text:style-name="T1">serri, nequaquam si erra-<text:line-break/>bunde seratur, acpraetergresses aliquid secundum rationem,<text:line-break/>ea notamus, sed praec</text:span></text:span>i<text:span text:style-name="Default_20_Paragraph_20_Font"><text:span text:style-name="T1">pue dum eum</text:span></text:span> c<text:span text:style-name="Default_20_Paragraph_20_Font"><text:span text:style-name="T1">ircumscribit impe-.<text:line-break/>tam, secundum quem animal rationale ita</text:span></text:span> o<text:span text:style-name="Default_20_Paragraph_20_Font"><text:span text:style-name="T1">mnia m</text:span></text:span>o<text:span text:style-name="Default_20_Paragraph_20_Font"><text:span text:style-name="T1">veri<text:line-break/>natum n</text:span></text:span>o<text:span text:style-name="Default_20_Paragraph_20_Font"><text:span text:style-name="T1">n sit, sed secundum rati</text:span></text:span>o<text:span text:style-name="Default_20_Paragraph_20_Font"><text:span text:style-name="T1">nem potius. </text:span></text:span>Itaque al- .<text:line-break/>tera Chrysippi oratio priorem affectus definitionem exponens<text:line-break/>hic definiti. Reliqua, ubi alteram definitionem interpretatur,<text:line-break/>post hanc primo de affectibus libro conscripta jam tibi<text:line-break/>opponetur hoc modo. <text:span text:style-name="Default_20_Paragraph_20_Font"><text:span text:style-name="T1">E</text:span></text:span>t<text:span text:style-name="Default_20_Paragraph_20_Font"><text:span text:style-name="T1">iam exuperantia impetus dicta<text:line-break/>est, e</text:span></text:span>o <text:span text:style-name="Default_20_Paragraph_20_Font"><text:span text:style-name="T1">qu</text:span></text:span>o<text:span text:style-name="Default_20_Paragraph_20_Font"><text:span text:style-name="T1">d propriam e</text:span></text:span>o<text:span text:style-name="Default_20_Paragraph_20_Font"><text:span text:style-name="T1">rum et. naturalem impetus com-.<text:line-break/>moderationem. tran</text:span></text:span>s<text:span text:style-name="Default_20_Paragraph_20_Font"><text:span text:style-name="T1">grediatur, fiet -autem, qu</text:span></text:span>o<text:span text:style-name="Default_20_Paragraph_20_Font"><text:span text:style-name="T1">d dicitur,<text:line-break/>per baec mani</text:span></text:span>f<text:span text:style-name="Default_20_Paragraph_20_Font"><text:span text:style-name="T1">estius, veluti in eundo juxta animi impetum<text:line-break/>non excellit crurum m</text:span></text:span>o<text:span text:style-name="Default_20_Paragraph_20_Font"><text:span text:style-name="T1">tus, sed aliquo pacto impetum ad-.<text:line-break/></text:span></text:span>ae<text:span text:style-name="Default_20_Paragraph_20_Font"><text:span text:style-name="T1">quat, i</text:span></text:span>t<text:span text:style-name="Default_20_Paragraph_20_Font"><text:span text:style-name="T1">a ut et jisiat, quum velit, e| mutetur, in carrea-<text:line-break/></text:span></text:span>t<text:span text:style-name="Default_20_Paragraph_20_Font"><text:span text:style-name="T1">ib</text:span></text:span>ii<text:span text:style-name="Default_20_Paragraph_20_Font"><text:span text:style-name="T1">s autem juxta animi arbitrium non .sane huiusmodi.<text:line-break/></text:span></text:span>sii, <text:span text:style-name="Default_20_Paragraph_20_Font"><text:span text:style-name="T1">sed crurum m</text:span></text:span>o<text:span text:style-name="Default_20_Paragraph_20_Font"><text:span text:style-name="T1">tus praeter animi impetum redundat,<text:line-break/>ut reserantur et non oesequcnter. mutent tam subito. i</text:span></text:span>i<text:span text:style-name="Default_20_Paragraph_20_Font"><text:span text:style-name="T1">t-.<text:line-break/></text:span></text:span>c<text:span text:style-name="Default_20_Paragraph_20_Font"><text:span text:style-name="T1">epta; quibus p</text:span></text:span>l<text:span text:style-name="Default_20_Paragraph_20_Font"><text:span text:style-name="T1">uo etiam aliquid persimile in animi im-</text:span></text:span></text:p>
      <text:p text:style-name="P3"><text:span text:style-name="Default_20_Paragraph_20_Font"><text:span text:style-name="T1">petibus fieri, eo quod rationalem excedant</text:span></text:span> mo<text:span text:style-name="Default_20_Paragraph_20_Font"><text:span text:style-name="T1">dum , ut,<text:line-break/>quum appetant, n</text:span></text:span>o<text:span text:style-name="Default_20_Paragraph_20_Font"><text:span text:style-name="T1">n -ei sint m</text:span></text:span>o<text:span text:style-name="Default_20_Paragraph_20_Font"><text:span text:style-name="T1">rigeri, in cursu quidem<text:line-break/>redundantia quoad impetum dicta, in impetu autem quo-<text:line-break/>ad rationem, nam naturalis appetentiae .modu</text:span></text:span>s <text:span text:style-name="Default_20_Paragraph_20_Font"><text:span text:style-name="T1">e</text:span></text:span>a, <text:span text:style-name="Default_20_Paragraph_20_Font"><text:span text:style-name="T1">ratione<text:line-break/>habetur., atque eoulque perven</text:span></text:span>i<text:span text:style-name="Default_20_Paragraph_20_Font"><text:span text:style-name="T1">t, quosifuue</text:span></text:span> i<text:span text:style-name="Default_20_Paragraph_20_Font"><text:span text:style-name="T1">psa censu;<text:line-break/>quareetiam exce</text:span></text:span>lli<text:span text:style-name="Default_20_Paragraph_20_Font"><text:span text:style-name="T1">s, qui in hoc atque ita sit, st redun-<text:line-break/>dans</text:span></text:span> f<text:span text:style-name="Default_20_Paragraph_20_Font"><text:span text:style-name="T1">mpetus, praeterque naturam, et irrationali: ani-<text:line-break/>mae motu</text:span></text:span>s <text:span text:style-name="Default_20_Paragraph_20_Font"><text:span text:style-name="T1">esse dicitur; </text:span></text:span>Haec sane Chryfippi verba sunt<text:line-break/>Inspiciamus autem accuratius utramque ipsorum seriem,<text:line-break/>a priore^exorsi, qua exponit; qu<text:span text:style-name="Default_20_Paragraph_20_Font"><text:span text:style-name="T1">o</text:span></text:span>modo assectus dictus sit<text:line-break/>irrationalis et praeter naturam animi m<text:span text:style-name="Default_20_Paragraph_20_Font"><text:span text:style-name="T1">o</text:span></text:span>tus. Quum<text:line-break/>enim scivisset, duo voce irrati<text:span text:style-name="Default_20_Paragraph_20_Font"><text:span text:style-name="T1">o</text:span></text:span>nalis significari, quorum<text:line-break/>alterum duntaxat in desi<text:span text:style-name="Default_20_Paragraph_20_Font"><text:span text:style-name="T1">n</text:span></text:span>itione^ vult indicari, nempe sine<text:line-break/>jndicio, recte factitavit, qui ne unam quidem anrbiguita-<text:line-break/>tem reliquerit, sed ipse offenderit, quod eum qui in a<text:span text:style-name="Default_20_Paragraph_20_Font"><text:span text:style-name="T1">t-<text:line-break/></text:span></text:span>suctu impetum animi irrationalem esse pronunciat, qua-<text:line-break/>tenus a ratione sit aversus, et eidem repugnet, fineque<text:line-break/>jndicio accidat. Hoc igitur dicto , quo a ratione esse</text:p>
      <text:p text:style-name="P3">aversum protulit,. irrationalem qui ri n affectione motum<text:line-break/>ab inanimis irrationalibusque animalibus segregavit. Mo-<text:line-break/>vetur siquidem et lapis et lignum interdum, aliaque sin-<text:line-break/>gula inanimate, sed non ut a ratione aversa, neque nt<text:line-break/>eidem immorigera. Cujus enim neutiquam interest, ut<text:line-break/>obtemperet sequaturque rationem, hoc quomodo repug-<text:line-break/>nere aut averti unquam a ratione poterit? sed omnino<text:line-break/>non uti ratione merito dicetur: aversum autem esse .et<text:line-break/>non obsequi id dicetur, quod naturam quidem habet si-.<text:line-break/>quendi obtemperandique, sed interdum praeter sui naturam<text:line-break/>esto modo fertur. Hinc fune monstratur, neque inani-<text:line-break/>mato cuidam , neque irrationali animanti affectum innasci<text:line-break/>animalem, Quum autem scribit, sine ratione et judicio<text:line-break/>affectionis motum fieri, deinde coniungens iterum dicit,<text:line-break/>nequaquam si errabund<text:span text:style-name="Default_20_Paragraph_20_Font"><text:span text:style-name="T1">o</text:span></text:span> feratur, et praetergrediatur ali-<text:line-break/>quid fecundum rationem, et aversus et immorigerus. ei,<text:line-break/>affectus ab erroribus distinguit , idque perdecenter. Et-<text:line-break/>cnitn errores prava sunt judicia, et ratio veritatem</text:p>
      <text:p text:style-name="P3">ementita et errori implicita. Assectus contra nullum<text:line-break/>quidem enatum, neque praetermissum in ratiocinatione,<text:line-break/>sed est animi motus rationi inobediens. Nam qui, ut pa-<text:line-break/>Iriam servet, liberorum vitam contemnit, vel altis jugu-<text:line-break/>fundos tradit, vel jugulare ipse sustinet, honesti imagina-<text:line-break/>tione hoc facit et ratiocinatione quadam usus. Medea<text:line-break/>autem e contrario non solum a nulla persuasa est ratio-<text:line-break/>ci natione, ut filios interimeret, sed etiam contra in Io-<text:line-break/>tum (quantum ad ratiocinationem attinet) scire <text:span text:style-name="Default_20_Paragraph_20_Font"><text:span text:style-name="T1">s</text:span></text:span>e ait,<text:line-break/>cujusmodi factura sit mala, verum iracundiam consiliis<text:line-break/>esse potentiorem , hoc est , non subjici et obtemperare et<text:line-break/>obsequi rationi tanquam dominae cuidam affectum, <text:span text:style-name="Default_20_Paragraph_20_Font"><text:span text:style-name="T1">s</text:span></text:span>ed<text:line-break/>dissidere et recedere et aversari mandatum, ceu alterius<text:line-break/>cujusdam opus aut assectus virtutis existat, non ratiocina-<text:line-break/>tricis. Quomodo enim vel no t obtemperare sibi ipsi<text:line-break/>aliquid possit, vel a seipso averti, aut non se ipsum se-<text:line-break/>qui? Haec igitur omnia, praete piam quod nihil accusa-<text:line-break/>Done dignum habeant, praeterea etiam tum vere, tum di-</text:p>
      <text:p text:style-name="P3">stincte, tum juxta Platonis sententiam <text:span text:style-name="Default_20_Paragraph_20_Font"><text:span text:style-name="T1">t</text:span></text:span>uus. pronunciata;<text:line-break/>consimiliter etiam ea , quae in expositione- secundi desini-<text:line-break/>donum libri ab spso <text:span text:style-name="Default_20_Paragraph_20_Font"><text:span text:style-name="T1">t</text:span></text:span>unt pe<text:span text:style-name="Default_20_Paragraph_20_Font"><text:span text:style-name="T1">r</text:span></text:span>scripta, qua meminit itidem<text:line-break/>celerite<text:span text:style-name="Default_20_Paragraph_20_Font"><text:span text:style-name="T1">r</text:span></text:span> currentium, qui nest sistere quidem velint, sta-<text:line-break/>tim id possint fa<text:span text:style-name="Default_20_Paragraph_20_Font"><text:span text:style-name="T1">c</text:span></text:span>ere. Clare enim et hie alia sacnltas prae-<text:line-break/>ter rationem ostenditur, a qua affectiones absolvuntur.<text:line-break/>Cognoscemus id evidentius, fi eaulam invenerimus, nude<text:line-break/>fit, ut non subito multi currentium possint consistere.<text:line-break/>Porto inveniemus eam inde, quod non omnibus ita eve-<text:line-break/>niat, sed qui per planam quandam aut declivem sciuntur<text:line-break/>viam ; etenim eorum, qui per acclinia cu<text:span text:style-name="Default_20_Paragraph_20_Font"><text:span text:style-name="T1">r</text:span></text:span>runt loca, nulli<text:line-break/>hoc evenit, statim namque consistunt, ubi voluerint, tan-<text:line-break/>quam mole corporis ipsos, non vi deorsum ferente, quemad-<text:line-break/>modum illos rapiebat. Quippe composita inest ipsorum la-<text:line-break/>tinnis causa; una tanquam animalium , quacanimae impetu<text:line-break/>moventur, altera tanquam inanimatorum corporum, quae<text:line-break/>pondere <text:span text:style-name="Default_20_Paragraph_20_Font"><text:span text:style-name="T1">i</text:span></text:span>n<text:span text:style-name="Default_20_Paragraph_20_Font"><text:span text:style-name="T1">c</text:span></text:span>linant; itu namque et lapides subinde e mon-<text:line-break/>silius deferuntu<text:span text:style-name="Default_20_Paragraph_20_Font"><text:span text:style-name="T1">r, </text:span></text:span>consistere interea impotentes, prius-</text:p>
      <text:p text:style-name="P3">quam ad locum aliquem planum aut cavum pervenerint<text:line-break/>-Quapropter etiam in hoc exemplo facultas altera praeter<text:line-break/>ratiocinationem ostenditur, natura irrationabilis, cujus-<text:line-break/>modi est in animalium corporibus gravitas. Quod autem<text:line-break/>ejus causa, quum velint, non possunt consistere, non f<text:span text:style-name="Default_20_Paragraph_20_Font"><text:span text:style-name="T1">o-<text:line-break/></text:span></text:span>dum ex acclivium decliriumque locorum differentia licet<text:line-break/>condiscere, fed etiam ex disserenti in ipsis planis regio-<text:line-break/>nibus motu. Etenim qui retrorsum corporis inclinationem<text:line-break/>inter currendum molitur, sistendi potens est et sui j.<text:line-break/>qui . vero in anteriorem partem , ab illa impeditur; et<text:line-break/>hac ipfa de causa hoc pacto omnes currunt ab ipfa rei<text:line-break/>natura edocti, corporis inclinationem in anteriora celeritati<text:line-break/>motus conferre. Quemadmodum igitur exempli gratia,<text:line-break/>praeclare Chryfippe, iis, qui nihil a corporis pondere al<text:line-break/>motus celeritatum iuvantur, in promptu est, ut sistant, si-<text:line-break/>lis vero, qui ex duplici .causa celeritatem generant, neu<text:line-break/>amplius voluntas fatis est, eodem modo in animi impetu,<text:line-break/>quum ratiocinatio sula causam habuerit, promptum</text:p>
      <text:p text:style-name="P3">propter ipsam cessare impetum; ubi vero aut iracundia,<text:line-break/>aut cupidilas quaedam ei accesserit, vires irrationales et<text:line-break/>corporis gravi lati persimiles, statim quidem neutiquam<text:line-break/>posse consistere, sed temporis spatio forte hoc quoque<text:line-break/>fiet, quemadmodum in currentibus. Forte autem ora-<text:line-break/>tioni apposui propter particularium causarum ac eorum,<text:line-break/>quae impetum movent , vim inaequalem. Quandoquidem<text:line-break/>enim et ratiocinatio ipsum movet, et cupiditas, et ira-<text:line-break/>cuudia, siquidem ab uno ipsorum constituatur, aliis qui-<text:line-break/>escentibus, ab illo solo regitur; quare, si a ratione fiat,<text:line-break/>et compescere ipsum , et rursus excitare sola voluntate<text:line-break/>licet; sin ab iracundia quadam et cupiditate, quum illa<text:line-break/>cessaverint; sin ab utrisque operantibus fiat, ratione fi-<text:line-break/>mul et irrationali quadam facultate, ratione quidem re-<text:line-break/>.nitente, quod valentius est praecellet; simul autem cou-<text:line-break/>currente, nunquam cessabit. Dico autem simul con-<text:line-break/>currcre affectui rationem, quum, quae ille facit, etiam<text:line-break/>ratio opinatur; quemadmodum m intemperantibus et<text:line-break/>protervis (qui autumant, bonum esse maximum dele-</text:p>
      <text:p text:style-name="P3">ctabilium fruitionem) ratio in anima ipsorum cupiditatem<text:line-break/>ultro sequitur. At reniti ac repugnare affectui rationem<text:line-break/>dico, quum homoaon opinatur, propofitae voluptatis frui-<text:line-break/>tionem honestum aut bonum esse, trahitur autem qu<text:span text:style-name="Default_20_Paragraph_20_Font"><text:span text:style-name="T1">o-<text:line-break/></text:span></text:span>d<text:span text:style-name="Default_20_Paragraph_20_Font"><text:span text:style-name="T1">u</text:span></text:span>mmodo ad eam propter valentem concupiscibilis faeni-<text:line-break/>latis motum. Uerum si ratio superaverit, talis homo<text:line-break/>tum hui tum suorum affectuum continens et est et di-<text:line-break/>citur; sin -autem cupiditas, contrariam huic appellatio-<text:line-break/>nem sortitus incontinens <text:span text:style-name="T18">u</text:span>dminatm. Quum vero a ra-<text:line-break/>tione sola ad suavium usum ducitur, talis temperans v<text:span text:style-name="Default_20_Paragraph_20_Font"><text:span text:style-name="T1">o-<text:line-break/></text:span></text:span>eatur, hoc confisio ea deligens, non ut fruatur, sed ut<text:line-break/>juvetur, quemadmodum etiam protervus, qui a sola cu-<text:line-break/>piditate ducitur, rati<text:span text:style-name="Default_20_Paragraph_20_Font"><text:span text:style-name="T1">o</text:span></text:span>ne tanquam famulo quodam ipsimi<text:line-break/>subsequente. Ejusmodi can<text:span text:style-name="Default_20_Paragraph_20_Font"><text:span text:style-name="T1">t</text:span></text:span>arum impetus^ animi excitam<text:line-break/>tium complexui attestatur etiam Chrysippi exemplum.<text:line-break/>Etenim adversus acclive currentes sula ri rationali du-<text:line-break/>cuntur, qui autem inviti ad praecipitium feruntur, ic-<text:line-break/>rationali, quanr sane corporis pondus este diximus, iit det</text:p>
      <text:p text:style-name="P3">dive currentes utrisque. Pari modo qui in plano cur-<text:line-break/>runt, si prorsum tendant; nam si retrorsum renituntur,<text:line-break/>current quidem aliis usibus, sed, ubi voluerint, sistentur.<text:line-break/>Quare nihil Cbryfippus usque ad definitionum expositio-<text:line-break/>nem veteribus contrarium pronunciavit.</text:p>
      <text:h text:style-name="Heading_20_2" text:outline-level="2">Cap. HI.</text:h>
      <text:p text:style-name="P23"><text:s/>Quum autem deinceps inspicit, judiciane<text:line-break/>quaedam, an quae judicia sequuntur, affectus este putari-<text:line-break/>dum sit, utrobique a veteribus recessit, sed multo magis<text:line-break/>dum quod deterius est eligit. Etenim zenoui in hoc<text:line-break/>et libi et multis alus Stoicis repugnat, qui non judicia<text:line-break/>ipsa- animi, fed irrationales quae post haec contractiones, -<text:line-break/>submissiones, ostentationes, elationes et diffusiones animi<text:line-break/>allectus esse existimanti Verum Pofidonius ab utraque<text:line-break/>opinione recessit, ut qui neque judicia, nequc palicus ftt-<text:line-break/>perveuientia affectus esse, sed hos ab irascibili et concu-<text:line-break/>pifcibili facultate fieri autumet, veterem sermonem ex</text:p>
      <text:p text:style-name="P3">toto secutus; Ac Chrysippi sectatores subinde in com-<text:line-break/>rnentario suo de affectibus interrogat, quae superantis<text:line-break/>impetus sit occasio, quum ratio praeter ipsius tum opera<text:line-break/>tum modum nequeat excellere; quapropter constat, aliam<text:line-break/>quandam irrationalem vim caulam existere , cur animi<text:line-break/>impetus praeter rationis modum redundet, quemadmo-<text:line-break/>dum gravitatem corporis causam esse rationis expertem,<text:line-break/>ob quam fnpra arbitrii mensuram abu<text:span text:style-name="Default_20_Paragraph_20_Font"><text:span text:style-name="T1">n</text:span></text:span>det. Sed mirum<text:line-break/>hoc non est, si Cluysippus multis dicat contraria, quem-<text:line-break/>admodum neque quod a veritate aberraverit; condonan-<text:line-break/>dum enim est ei, quum homo sit et juvenile quiddam<text:line-break/>peccet; verum quod neque aggressus sit omnino ea, quae<text:line-break/>veteribus dictu sunt, dissolvere, et <text:span text:style-name="Default_20_Paragraph_20_Font"><text:span text:style-name="T1">t</text:span></text:span>ecum ipsis pugnet,<text:line-break/>dum nunc sine ratione et judicio affectus fieri arbitratur,<text:line-break/>nunc non solum judicia subsequi affirmat, sed id ipsum<text:line-break/>esse judicia; siquidem neutiquam attingere judicium ma-<text:line-break/>time nimirum contrarium est ei, quod affectus sit judi-<text:line-break/>cium; nisi per -Iovem- succurrens ei aliquis affirmet, plura</text:p>
      <text:p text:style-name="P3">judicii nomen significare, et in definitionis expositione<text:line-break/>veluti circumspectionem dictum esse judicium,. .ut sit<text:line-break/>idem llue judicio et fine circumspectione, ubi vero ju-<text:line-break/>dicia esse affectus dicit, et impetus et assensus nominari<text:line-break/>judicia. At si quis hoc receperit, redundans. assensus<text:line-break/>erit affectus, rmsusque Pofidonius interrogabit, ex qua<text:line-break/>causa redundet; p<text:span text:style-name="Default_20_Paragraph_20_Font"><text:span text:style-name="T1">r</text:span></text:span>aeter quod etiam maximum peccatum<text:line-break/>in docendi lege Chrysippus commiserit. Si enim in hoc<text:line-break/>ipsis caput .dogmatis est, ut aequivocationem distinguat<text:line-break/>ostendatque , quo in significatu sine judicio assectus fiant,<text:line-break/>in quo autem judicia sint, is vero ne in uno quidem<text:line-break/>libro ex quatuor, quos scripsit de affectibus, id fecit, quo-<text:line-break/>modo non. quis eum jure accusaverit? Forsan enim ne<text:line-break/>summam . quidem. dicendi brevitatem aliquis aemulatus<text:line-break/>recte tam necessaria praetergrederetur ; multo magis,<text:line-break/>quum longissime sermones protenderet, quemadmodum<text:line-break/>Chrysippus. Sest de his etiam paulo posterius -confide-<text:line-break/>rabimus.</text:p>
      <text:h text:style-name="P18" text:outline-level="2">Cap. IU </text:h>
      <text:p text:style-name="P23">De eo autem, quod nihili faciat, si ipfe<text:line-break/>sibi contradicat,:. quum infinita adhuc possem afferre, quae<text:line-break/>forsan etiam postea plus nactus otii in sinum conferam<text:line-break/>commentarium omnia, nunc omissis aliis eorum dunta-<text:line-break/>xat, quae proprie ad institutum praefens pertinent, com-<text:line-break/>niin isca<text:span text:style-name="Default_20_Paragraph_20_Font"><text:span text:style-name="T1">r.</text:span></text:span> Itaque cupiditatem quum primo de affectibus<text:line-break/>definivisset appetitum .irrationalem, ap<text:span text:style-name="Default_20_Paragraph_20_Font"><text:span text:style-name="T1">t</text:span></text:span>um rursus appeti-<text:line-break/>tinn sexto generalium definitionum libro appetentiam<text:line-break/>seu impetum rationalem ad aliquid esse pronunciat,<text:line-break/>quantum convenit , . ei Iucundum. Hoc modo ipsam de-<text:line-break/>finit etiam in libris de animi impetu, ut cupiditatis de-<text:line-break/>finitio aperta et -explicata talis fiat: Cupiditas est impe-<text:line-break/>tus rationalis ad aliquid, quantum convenit, ei jucundum,<text:line-break/>rationis expers. Verum quod in diversis vel libris vel<text:line-break/>librorum locis contradictionem non percipiat, minus<text:line-break/>.grave est; quum autem in eisdem, quae loquitur aliquis,<text:line-break/>contraria et omnino repugnantia connectat, disciplluam<text:line-break/>in eo et -con<text:span text:style-name="Default_20_Paragraph_20_Font"><text:span text:style-name="T1">t</text:span></text:span>undit, et perturbat, magnamque dubitatio-<text:line-break/>nem iis, qui illa conantur redarguere, exhibet; veluti fi</text:p>
      <text:p text:style-name="P3">quis etiam in eum modum dicat: Defcendit furium; efi<text:line-break/>disputavit cum lapide , et navigans per mediam petram<text:line-break/>ascendit in profundum stagni. Sive- enim, tanquam qu<text:span text:style-name="Default_20_Paragraph_20_Font"><text:span text:style-name="T1">r<text:line-break/></text:span></text:span>non descenderit, arguas , dicens eum finium mansisti;<text:line-break/>quum dcsceudisset, idem hoc nimirum et ipsis referet<text:line-break/><text:span text:style-name="Default_20_Paragraph_20_Font"><text:span text:style-name="T1">t</text:span></text:span>e in oratione dixisse , dum apposuerit furium; sive, tan-<text:line-break/>quam cum nullo disseruisset, acque hoc dictum esse af-<text:line-break/>firmabit; nam idem esse cum lapide disserere, quod tte<text:line-break/>cum lapide quidem; nam cum lapide nemo disserit..<text:line-break/>Aliaque ita omnia sophistice corrigere poterit aliquis;<text:line-break/>quare per initia statim oportet hujusmodi orationum spe-,<text:line-break/>cicur repudiare, in qua convenit auditores, non quae con-<text:line-break/>suctu modo asingulis n ominibus- significantur, sed alia quae—<text:line-break/>dant intelligere. Tale- siquidem aliquid etiam Chryfippus^<text:line-break/>censebit, quum sane sinc judicio animi affectus aliquis dicat<text:line-break/>fieri, inaudite nos volens, quod cum judicio fiant, et judi—<text:line-break/>cia sint; quum autem sine ratione fieri dicatret irrationales?<text:line-break/>censens nos intelligere, neque irrationales esse, -neque in<text:line-break/>irrationali quadam facultate animi, sednu ratiocinante,-et</text:p>
      <text:p text:style-name="P3">rationabiles existere; etenim indicare, hujus <text:span text:style-name="Default_20_Paragraph_20_Font"><text:span text:style-name="T1">o</text:span></text:span>pus esse;<text:line-break/>quum autem . contumacite<text:span text:style-name="Default_20_Paragraph_20_Font"><text:span text:style-name="T1">r</text:span></text:span> et invita ratione fieri dicat<text:line-break/>aliquis,. volens nos ne unam quidem aliam in anima fa-.<text:line-break/>cultatem inqui<text:span text:style-name="Default_20_Paragraph_20_Font"><text:span text:style-name="T1">r</text:span></text:span>ere, qua mota contumaciter rationi asse-<text:line-break/>ctus fiant; nihil siquidem esse hujusmodi quandam faeni-<text:line-break/>tetem, ut nonnulli philosophorum .autumant concupisci-<text:line-break/>bilem et irascibilem appellantes, totum namque esse,<text:line-break/>quod hominibus dominetur, rationem.. Si enim problema<text:line-break/>aliquis memoriter enumeret et commentetur, praestat etiam<text:line-break/>huic distinctis clarisque uti nominibus ; nihilominus ta-<text:line-break/>men erroribus ipsius venia daretur. At fi quis scienti-<text:line-break/>fieum opus et rationale pollicitus scribere contumacem<text:line-break/>in rationem motum quendam nominet, velit autem nos<text:line-break/>inaudire .ipsum rationalem, aut aversum .quidem esse a<text:line-break/>ratione dicat, velit famen nihil aliud esse quam ratio-<text:line-break/>nem ipsuurque judicium, haud nexi, an mamma ac-<text:line-break/>cusatione homo ille dignus sit, dum non concedit de<text:line-break/>eodem dici pudere et revereri, neque delectari et gau-<text:line-break/>dere: sed qui exquisite omnia etiam ulque ad nomina</text:p>
      <text:p text:style-name="P3">disquirere censet, idem in commentariis, quod paulo an-<text:line-break/>tea non ex ratione et judicio dixit fieri, progressus in<text:line-break/>ratione et judicio: inquit consistere, quum liceret omnes<text:line-break/>inopportunus hujusmodi et praeter consuetudinem Grae-<text:line-break/>corum refertas aequivocationes sugere et accurate articu-<text:line-break/>lateque sermonem tum Graecis tum manifestis nominibus<text:line-break/>illustrare; nam irrationale perinde ut mutum et collo ca-<text:line-break/>rentem bifariam omnes homines dicunt, ac tertium nullum<text:line-break/>est in eis significatum invenire neque apud Graecos hujus tum-.<text:line-break/>possetis, neque apud veteres, fi quid ex libris ipsorum conji-<text:line-break/>alendum esu Porro mutuat et collo ementem (cogit enim<text:line-break/>nos.Cluyfippica interpretatio haec quoque verba exponere)<text:line-break/>appellant quodammodo partim (ut opinor) vocis aut colli<text:line-break/>privatione, partim vitio. Si enim dicat aliquis, plices<text:line-break/>mutos esse aut stirpes, eo, quod omnino vocem non ha-<text:line-break/>beant, ita nuncupat; si vero mutum citharoedum. ni-<text:line-break/>cas aut praeconem, vitium aliquod vocis hominis ossea-</text:p>
      <text:p text:style-name="P3">ditur ; aut enim exigua v<text:span text:style-name="Default_20_Paragraph_20_Font"><text:span text:style-name="T1">o</text:span></text:span>ce praeditum, aut nspera, aut<text:line-break/>obscura, aut hujusmodi aliud quippiam ipsum esse dicis,<text:line-break/>non tamen omnino voce esse destitutum. Simili ratione<text:line-break/>etiam collo privatos quosdam homines nominant, non<text:line-break/>per Iovem quemadmodum pisces privatos dixerit aliquis,<text:line-break/>quod neutiquam ipsis iusit collum, (nemo enim hoc pacto<text:line-break/>atrachelus fuerit, ut in totum collo careat,) fed quo dexi-<text:line-break/>guum habent collum, nonnulli sic appellantur.; ac manent<text:line-break/>etiam hic persimiles duo significatus , quemadmodum in<text:line-break/>dictione mutus. -Ile vero etiam fine pede, sine ventre,<text:line-break/>sine late<text:span text:style-name="Default_20_Paragraph_20_Font"><text:span text:style-name="T1">r</text:span></text:span>e, sine manu, atque omnia ejusmodi, nonnun-<text:line-break/>quam dictione <text:span text:style-name="Default_20_Paragraph_20_Font"><text:span text:style-name="T8">ἀ</text:span></text:span><text:span text:style-name="Default_20_Paragraph_20_Font"><text:span text:style-name="T10"> </text:span></text:span>significatum cujusque nominis, cui prae-<text:line-break/>ponitur, tollente, interim non .tollente. Ita invenio<text:line-break/>etiam irrationale nomen apud veteres omnes dictum esse,<text:line-break/>item alu hujus saeculi .hominibus. dici. Quum etenim vel<text:line-break/>piscem aliquis vel cancrum irrationalem esse dicit, om-<text:line-break/>nino u. tollit . significatum ex voce irrationalis. Quum<text:line-break/>ver<text:span text:style-name="Default_20_Paragraph_20_Font"><text:span text:style-name="T1">o</text:span></text:span>. aliquid, quod ab aliquo dicitur, incusantes vocitant</text:p>
      <text:p text:style-name="P3">irrationale, non .ceu nullius rationis compos, sed veluti<text:line-break/>culpandum praveque affectum sic vocitant. Aliud vero<text:line-break/>tertium vel etiam per levem quartum, ut hi vi cogunt<text:line-break/>et detorquent .significatunr, non est lu Graecorum consue-<text:line-break/>tudine,. qui interp<text:span text:style-name="Default_20_Paragraph_20_Font"><text:span text:style-name="T1">r</text:span></text:span>etari vocem p<text:span text:style-name="Default_20_Paragraph_20_Font"><text:span text:style-name="T1">r</text:span></text:span>ofitentur. Linuit hoc<text:line-break/>quoque. ipse Chrysippus his verbis :. <text:span text:style-name="Default_20_Paragraph_20_Font"><text:span text:style-name="T1">Quare etiam non abs<text:line-break/>re dicitur a quibuscum, animi assec</text:span></text:span>la<text:span text:style-name="Default_20_Paragraph_20_Font"><text:span text:style-name="T1">m motum esse prae-<text:line-break/>ter naturam, ut</text:span></text:span> i<text:span text:style-name="Default_20_Paragraph_20_Font"><text:span text:style-name="T1">n metu</text:span></text:span> l<text:span text:style-name="Default_20_Paragraph_20_Font"><text:span text:style-name="T1">abet, cupiditate et similibus.<text:line-break/>omnes enim huiusm</text:span></text:span>o<text:span text:style-name="Default_20_Paragraph_20_Font"><text:span text:style-name="T1">di motus et constituti</text:span></text:span>o<text:span text:style-name="Default_20_Paragraph_20_Font"><text:span text:style-name="T1">nes imm</text:span></text:span>o<text:span text:style-name="Default_20_Paragraph_20_Font"><text:span text:style-name="T1">rigerae<text:line-break/>suat rationi et aversae: quapropter et irrati</text:span></text:span>o<text:span text:style-name="Default_20_Paragraph_20_Font"><text:span text:style-name="T1">nabiliter<text:line-break/>dicimus tales farri, n</text:span></text:span>o<text:span text:style-name="Default_20_Paragraph_20_Font"><text:span text:style-name="T1">n velati male in ratiocinando sic<text:line-break/>aliqui</text:span></text:span>s <text:span text:style-name="Default_20_Paragraph_20_Font"><text:span text:style-name="T1">dixerit, in e</text:span></text:span>o, <text:span text:style-name="Default_20_Paragraph_20_Font"><text:span text:style-name="T1">qu</text:span></text:span>o<text:span text:style-name="Default_20_Paragraph_20_Font"><text:span text:style-name="T1">d secu</text:span></text:span>s <text:span text:style-name="Default_20_Paragraph_20_Font"><text:span text:style-name="T1">habeat, quam bona ra-<text:line-break/>tio exigat, verum secundum rationi</text:span></text:span><text:span text:style-name="Default_20_Paragraph_20_Font"><text:span text:style-name="T12">s </text:span></text:span><text:span text:style-name="Default_20_Paragraph_20_Font"><text:span text:style-name="T1">aversi</text:span></text:span>o<text:span text:style-name="Default_20_Paragraph_20_Font"><text:span text:style-name="T1">nem. </text:span></text:span>Mani-<text:line-break/>festo bis Chrysippus indicat duo significata dictionis ir-<text:line-break/>rationalis, quae etiam vere apud Graecos habentu<text:span text:style-name="Default_20_Paragraph_20_Font"><text:span text:style-name="T1">r, </text:span></text:span>alte-<text:line-break/>rem, cui bona ratio contraria est, alterum, quod nihil ra-<text:line-break/>tiouis participati Pr<text:span text:style-name="Default_20_Paragraph_20_Font"><text:span text:style-name="T1">o</text:span></text:span>inde quod bonae rationi opponitur,<text:line-break/>peccatum est et judicium pravum ; alterum , qu<text:span text:style-name="Default_20_Paragraph_20_Font"><text:span text:style-name="T1">o</text:span></text:span>d sine</text:p>
      <text:p text:style-name="P3">omni ratione fit, est secundum affectum impetus motuf-<text:line-break/>que. Quod fi plura essent significata nominis irrationale,<text:line-break/>non detrectasset utique de illis verba facere, ostendens,<text:line-break/>quod in nullo alio ipsorum irrationalis dictus sit animi<text:line-break/>affectus, verum in illo solum, quod ipse nominavit, id<text:line-break/>quod juxta rationis aversionem fit. Quae enim male<text:line-break/>quis judicavit, in iis non a ratione aversim est, fed m<text:line-break/>ea erravit. At qui impetus ex iracundia aut cupiditate<text:line-break/>absolvuntur, non utentes ratione, hos irrationales nominat<text:line-break/>fecundum alterum signisicatum, in quo vocem <text:span text:style-name="Default_20_Paragraph_20_Font"><text:span text:style-name="T8">ἀ</text:span></text:span><text:span text:style-name="Default_20_Paragraph_20_Font"><text:span text:style-name="T10"> </text:span></text:span>negare<text:line-break/>et tollere postpositae sibi dictionis significatum dicebamus,<text:line-break/>nam inobsequens rationi motus animi irrationalis est<text:line-break/>in eo -significatu, quo neutiquam ratione uti comprelten-<text:line-break/>ditur. Nam si utamur ratione etiam in eo, non recte<text:line-break/>dixit Chrysippus in primo de affectibus libro ,- non, in-<text:line-break/>quiens, errabundo fertur, et praetergressus aliquid in ra-<text:line-break/>tione, fed invita ipsa et iit eam contumaciter ei. Rursus<text:line-break/>commentario de curandis- affectibus eadem fane haec,</text:p>
      <text:p text:style-name="P3">quae paulo prius a me ad verbum praescripta sunt, ubi<text:line-break/>irrationale, quod contrarie ei, quod bona ratione est, di-<text:line-break/>citus, non pronunciabat, in affectus definitione significari,<text:line-break/>sed alterum inobfequentem et aversum a ratione. Sussin-<text:line-break/>serens ilaque inquit: <text:span text:style-name="Default_20_Paragraph_20_Font"><text:span text:style-name="T1">Cuiusmodi etiam inc</text:span></text:span>o<text:span text:style-name="Default_20_Paragraph_20_Font"><text:span text:style-name="T1">ntinente</text:span></text:span>s <text:span text:style-name="Default_20_Paragraph_20_Font"><text:span text:style-name="T1">tales<text:line-break/>constituti</text:span></text:span>o<text:span text:style-name="Default_20_Paragraph_20_Font"><text:span text:style-name="T1">nes ex</text:span></text:span>i<text:span text:style-name="Default_20_Paragraph_20_Font"><text:span text:style-name="T1">stunt, tanquam sese non continerent, sed<text:line-break/>esserreatur; quemadmodum qui valide currunt, ultro esse-<text:line-break/>runtur, talem motum n</text:span></text:span>o<text:span text:style-name="Default_20_Paragraph_20_Font"><text:span text:style-name="T1">n c</text:span></text:span>o<text:span text:style-name="Default_20_Paragraph_20_Font"><text:span text:style-name="T1">ntinente</text:span></text:span>s. <text:span text:style-name="Default_20_Paragraph_20_Font"><text:span text:style-name="T1">At qui secundum<text:line-break/>rationem m</text:span></text:span>o<text:span text:style-name="Default_20_Paragraph_20_Font"><text:span text:style-name="T1">ventur , tanquam ducem , etiam hac guber-<text:line-break/>nantes, qualiseunque ea qu</text:span></text:span>o<text:span text:style-name="Default_20_Paragraph_20_Font"><text:span text:style-name="T1">que fuerit, continent, vel<text:line-break/>certe non ab ejusmodi motu afficiuntur, ejt</text:span></text:span>i<text:span text:style-name="Default_20_Paragraph_20_Font"><text:span text:style-name="T1">suue impe</text:span></text:span>l<text:span text:style-name="Default_20_Paragraph_20_Font"><text:span text:style-name="T1">u</text:span></text:span>q<text:span text:style-name="Default_20_Paragraph_20_Font"><text:span text:style-name="T1">sis<text:line-break/>elationibus. </text:span></text:span>Hic enim rursus illud, qualiscunque sit, in ra-<text:line-break/>tione propositum, manisesto vitiorum ab affectu distinctio-<text:line-break/>nem indicati Sive enim sana et vera extiterit ratio, sive<text:line-break/>prava ct mendax, is, qui fecundmn ipsimi movetur, nun-<text:line-break/>quam in affectum inciderit, siquidem secundum veram<text:line-break/>decenter et recte movetur, secundum salsam prave ct<text:line-break/>vitiose. Lui enim ratio dux est, aut virtus sequitur, aut</text:p>
      <text:p text:style-name="P3">vitium, affectus nunquam. Itaque putare, voluptatem bo-<text:line-break/>num existere, quemadmodum Enisurus, peccans vitiosa-<text:line-break/>que et fulsit ratio est, omnesqne . actiones et particulares<text:line-break/>mimi motus, qui voluptatem tanquam finem respiciunt<text:line-break/>prave, pravos sane necessario et aberrantes facit ac vi.<text:line-break/>trusos, non tamen jam affectus quoque; quippe proprium<text:line-break/>assectus hoc ipsum. est, ut anima citra rationem m<text:span text:style-name="Default_20_Paragraph_20_Font"><text:span text:style-name="T1">o</text:span></text:span>veatur.<text:line-break/>Unde etiam decenter Chrysippus scripsit ; . <text:span text:style-name="Default_20_Paragraph_20_Font"><text:span text:style-name="T1">Qui autem se-<text:line-break/>eundum rati</text:span></text:span>o<text:span text:style-name="Default_20_Paragraph_20_Font"><text:span text:style-name="T1">nem tanquam ducem m</text:span></text:span>o<text:span text:style-name="Default_20_Paragraph_20_Font"><text:span text:style-name="T1">veatur, et hac par-<text:line-break/>ti</text:span></text:span>t<text:span text:style-name="Default_20_Paragraph_20_Font"><text:span text:style-name="T1">ulare</text:span></text:span>s <text:span text:style-name="Default_20_Paragraph_20_Font"><text:span text:style-name="T1">sailieet animi motus gubernant, impetus in eie<text:line-break/>c</text:span></text:span>o<text:span text:style-name="Default_20_Paragraph_20_Font"><text:span text:style-name="T1">ntinent simili iis m</text:span></text:span>e<text:span text:style-name="Default_20_Paragraph_20_Font"><text:span text:style-name="T1">do, qui</text:span></text:span> o<text:span text:style-name="Default_20_Paragraph_20_Font"><text:span text:style-name="T1">bambulant, sed non v</text:span></text:span>m-<text:line-break/><text:span text:style-name="Default_20_Paragraph_20_Font"><text:span text:style-name="T1">lenter ab</text:span></text:span> i<text:span text:style-name="Default_20_Paragraph_20_Font"><text:span text:style-name="T1">psi</text:span></text:span>s a<text:span text:style-name="Default_20_Paragraph_20_Font"><text:span text:style-name="T1">sseruntur, quemadm</text:span></text:span>o<text:span text:style-name="Default_20_Paragraph_20_Font"><text:span text:style-name="T1">dum qui in declivi<text:line-break/>currunt.</text:span></text:span> Connectens itaque suprascriptae sententiae<text:line-break/>haec quoque ascribit: <text:span text:style-name="Default_20_Paragraph_20_Font"><text:span text:style-name="T1">At qui secundum rationem tan-<text:line-break/>quam ducem moventur, et hac etiam, qualiscunque sit,<text:line-break/>gubernante</text:span></text:span>s, <text:span text:style-name="Default_20_Paragraph_20_Font"><text:span text:style-name="T1">motu</text:span></text:span>s <text:span text:style-name="Default_20_Paragraph_20_Font"><text:span text:style-name="T1">impetu</text:span></text:span>s<text:span text:style-name="Default_20_Paragraph_20_Font"><text:span text:style-name="T1">que e</text:span></text:span>o<text:span text:style-name="Default_20_Paragraph_20_Font"><text:span text:style-name="T1">rum c</text:span></text:span>o<text:span text:style-name="Default_20_Paragraph_20_Font"><text:span text:style-name="T1">ntinent, ita at<text:line-break/>pareant, si m</text:span></text:span>o<text:span text:style-name="Default_20_Paragraph_20_Font"><text:span text:style-name="T1">do</text:span></text:span> i<text:span text:style-name="Default_20_Paragraph_20_Font"><text:span text:style-name="T1">pso indicet, si</text:span></text:span>m<text:span text:style-name="Default_20_Paragraph_20_Font"><text:span text:style-name="T1">iliter ii</text:span></text:span>s, <text:span text:style-name="Default_20_Paragraph_20_Font"><text:span text:style-name="T1">qui</text:span></text:span> o<text:span text:style-name="Default_20_Paragraph_20_Font"><text:span text:style-name="T1">bambu-<text:line-break/>ldnt.</text:span></text:span> N<text:span text:style-name="Default_20_Paragraph_20_Font"><text:span text:style-name="T1">o</text:span></text:span>n contentus autem bis adducit; <text:span text:style-name="Default_20_Paragraph_20_Font"><text:span text:style-name="T1">Quapropter</text:span></text:span></text:p>
      <text:p text:style-name="P3"><text:span text:style-name="Default_20_Paragraph_20_Font"><text:span text:style-name="T1">etiam ta</text:span></text:span>m <text:span text:style-name="Default_20_Paragraph_20_Font"><text:span text:style-name="T1">irrationales m</text:span></text:span>o<text:span text:style-name="Default_20_Paragraph_20_Font"><text:span text:style-name="T1">tus et assectus, .et praeter na-<text:line-break/>turam esse dicuntur, tanquam rationalem d</text:span></text:span>i<text:span text:style-name="Default_20_Paragraph_20_Font"><text:span text:style-name="T1">spositionem<text:line-break/>egredi</text:span></text:span>e<text:span text:style-name="Default_20_Paragraph_20_Font"><text:span text:style-name="T1">ntes. </text:span></text:span>Quo pacto ? An certe sine omni ratione , et<text:line-break/>ab ea aversi, quam natura omnium particularium functio-<text:line-break/>num ducem nobis dedit? Non praeest autem in affecti-<text:line-break/>bus ; unde rationalem constitutionem universus assectus<text:line-break/>motiones excessisse dicit, rectissime scribens. Si enim ra-<text:line-break/>tinnulis animi constitutio ducem nacta est rationem, non<text:line-break/>autem haec dominatur, neque motibus fecundum affectum<text:line-break/>praeest, is, qui pro affectu movetur, rationalem egressus<text:line-break/>est naturam. Atqui si non ratio impetui praeest, refpon-<text:line-break/>deant nobis Chrysippi sectatores, quid tandem sit, quod<text:line-break/>praeest Non enim sufficiet ipsis dicere, quod neque ra-<text:line-break/>tio, neque ulla facultas alia. Concedunt namque ita mo-<text:line-break/>tum quendam cau<text:span text:style-name="Default_20_Paragraph_20_Font"><text:span text:style-name="T1">t</text:span></text:span>ae expertem, quod multo magis vitam.<text:line-break/>dum statuunt, accusantque Epicorum, quum hujusmodi<text:line-break/>quendam proponit Si igitur nihil fine causa fit et hoc<text:line-break/>omnibus prope philosophis communiter in confesso est,</text:p>
      <text:p text:style-name="P3">non Chrysippo finium aut AristoteIi aut Platoni, respon-<text:line-break/>deant nobis, quae tandem affectuum motus causa existat.<text:line-break/>Non enim jam ratio dux neque cau<text:span text:style-name="Default_20_Paragraph_20_Font"><text:span text:style-name="T1">t</text:span></text:span>a ipsis est, quemad-<text:line-break/>modum in peccatis et recte gestis. Itaque Posidonium<text:line-break/>(uti puto). in geometria educatum et magis, quam alii<text:line-break/>Stoici, demonstrationes sequi assuetum puduit Chrysippi,<text:line-break/>qui manifesto apparentibus repugnet et sibi ipsa con-<text:line-break/>tradicat, ac conatur non modo seipsum, sed etiam Cit-<text:line-break/>tieum zenonem Platonicis adducere : reliqui vero Stoici<text:line-break/>prope universi haud novi quomodo sequi potius ea, in<text:line-break/>quibus Chrysippus aberrarit, sustinent, quam verum de-<text:line-break/>ligere.</text:p>
      <text:h text:style-name="Heading_20_2" text:outline-level="2">Cap. V. </text:h>
      <text:p text:style-name="P23">Ac hujus tempestatis inter eos clarissimi,<text:line-break/>interrogantibus nobis frequenter, quae tandem affectuum<text:line-break/>motus causa statuenda sit, sursum et deorsum sermones<text:line-break/>implicant, sed nihil manifesto expediunt. Verum iute-<text:line-break/>ritu peccantem rationem dicunt falfamque opluionem</text:p>
      <text:p text:style-name="P3">motuum secundum affectus causam esse pronunciant. At<text:line-break/>quum rur<text:span text:style-name="Default_20_Paragraph_20_Font"><text:span text:style-name="T1">t</text:span></text:span>us Chrysippi dictis molestentur, et his cedunt,<text:line-break/>et motus quosdam causarum expe<text:span text:style-name="Default_20_Paragraph_20_Font"><text:span text:style-name="T1">r</text:span></text:span>tes statuunt, manent-<text:line-break/>que nunquam in eisdem <text:span text:style-name="Default_20_Paragraph_20_Font"><text:span text:style-name="T1">r</text:span></text:span>esponsionibus, sied Euripi modo<text:line-break/>frequente<text:span text:style-name="Default_20_Paragraph_20_Font"><text:span text:style-name="T1">r</text:span></text:span> refluunt, resilimrtque ab eo, quod ratio opi-<text:line-break/>nioque affectus causet, ad id, quod sine cau<text:span text:style-name="Default_20_Paragraph_20_Font"><text:span text:style-name="T1">t</text:span></text:span>a sic quodam<text:line-break/>modo mola anima in affectus incidat, ab eo rursus,<text:line-break/>quod motus vanus eo expers caulae sit, ad id, quod aste-<text:line-break/>ctuunr motus rationales sint; siquidem reprehensio utriusque<text:line-break/>responsionis ex procinctu apposita non finit alte<text:span text:style-name="Default_20_Paragraph_20_Font"><text:span text:style-name="T1">r</text:span></text:span>utri<text:line-break/>ip<text:span text:style-name="Default_20_Paragraph_20_Font"><text:span text:style-name="T1">l</text:span></text:span>orum immorari, cum dicendo quidem, affectuum motus<text:line-break/>a ratione fieri, nequea<text:span text:style-name="Default_20_Paragraph_20_Font"><text:span text:style-name="T1">n</text:span></text:span>t vitium ab affectu discernere,<text:line-break/>dum mutem hanc adimunt, in motum quendam causae .<text:line-break/>expertem incidant, quum liceat ipsis ex facili ambas ab-<text:line-break/>furditates subterfugere ; hanc, quod nequeant vitium ah<text:line-break/>affectu segregare, separante ratione assectus; illam, quod<text:line-break/>fiat aliquid sine cau<text:span text:style-name="Default_20_Paragraph_20_Font"><text:span text:style-name="T1">t</text:span></text:span>a, consessi, irrationales quasdam <text:span text:style-name="Default_20_Paragraph_20_Font"><text:span text:style-name="T1">t</text:span></text:span>a-</text:p>
      <text:p text:style-name="P3">cultates in anima affectuum ipsius causas esse. Non su-<text:line-break/>sum igitur alii, fed etiam Chryfippus ipsis lu commenta-<text:line-break/>riis de affectibus in nulla haeret firmiter opinione, ve-<text:line-break/>ruta femper ceu in unda fluctuat. Quin etiam sine omni<text:line-break/>ratione fieri dicit assectus , et rursus rationalis solius esse<text:line-break/>facultatis; ut propterea neque in irrationabilibus anima-<text:line-break/>libus consistant, et sine judicio fiant, rurfusque sintjudicia.<text:line-break/>Incidit autem nonnunquam, ut etiam dicat temere asse-<text:line-break/>ctuum motus fieri; quod nihil aliud est, quam sine causa,<text:line-break/>si quis exacte verbum examinet Verbis itaque paulo su-<text:line-break/>perius scriptis fubjungi<text:span text:style-name="Default_20_Paragraph_20_Font"><text:span text:style-name="T1">fu Merit</text:span></text:span>o <text:span text:style-name="Default_20_Paragraph_20_Font"><text:span text:style-name="T1">autem assecutum ge-<text:line-break/>neri etiam timor attribuitur, secundum qu</text:span></text:span>o<text:span text:style-name="Default_20_Paragraph_20_Font"><text:span text:style-name="T1">d incutitur<text:line-break/>vel temere accidit. </text:span></text:span>At si sine cau<text:span text:style-name="Default_20_Paragraph_20_Font"><text:span text:style-name="T1">t</text:span></text:span>a temere dicis, o<text:line-break/>Chryfippe, et tibi ipse refragaris, et Aristoteli, et Platoni,<text:line-break/>et omnium hominum sente<text:span text:style-name="Default_20_Paragraph_20_Font"><text:span text:style-name="T1">n</text:span></text:span>tiis, multoque prius ipsi re-<text:line-break/>rum naturae, quum nihil fine causa possit fieri. Quod<text:line-break/>fi cilia rationem significat tibi temere, dictio irrationale</text:p>
      <text:p text:style-name="P3">sic transumpta erit, at quod ab initio quaerebatur, ad-<text:line-break/>huc manet. Hunc motum praeter nationem, qui a ratione<text:line-break/>quidem non fit; sed a causa aliqua, interrogamus te, quae<text:line-break/>causa effecit? Nos enim affirmamus interim vim irasci-<text:line-break/>bilenr, interim concupiscibilem. Tu autem neque haec<text:line-break/>fateris, neque rationalem audes dicere, sed temere fieri<text:line-break/>locutus liberatum te esse a quaestione putas, ignarus to-<text:line-break/>tum, quodcunque temere et sua sponte fieri dicitur,<text:line-break/>quantum nos cognoscere possumus, ile appellari. Re-<text:line-break/>vera autem nihil ipsorum ita fit, quemadmodum et di-<text:line-break/>vinissimus Hippocrates dixit: <text:span text:style-name="Default_20_Paragraph_20_Font"><text:span text:style-name="T1">Nobi</text:span></text:span>s <text:span text:style-name="Default_20_Paragraph_20_Font"><text:span text:style-name="T1">qu</text:span></text:span>i<text:span text:style-name="Default_20_Paragraph_20_Font"><text:span text:style-name="T1">dem fur</text:span></text:span>i<text:span text:style-name="Default_20_Paragraph_20_Font"><text:span text:style-name="T1">a</text:span></text:span>li<text:span text:style-name="Default_20_Paragraph_20_Font"><text:span text:style-name="T1">um,<text:line-break/>causae autem non sartuitum. </text:span></text:span>Pari modo, quod affectus<text:line-break/>redundans sit arini impetus, Chrysippus exponens tum<text:line-break/>in libro morali de affectibus tum in primo logicorum<text:line-break/>motus excessum supra rationis commotieratiouem fieri<text:line-break/>asseverat, non tamen causam ipsius apponit. Convenio-<text:line-break/>bat enim hic quoque^ sermonem non implicare turbare-<text:line-break/>que superflua prolixitate, sed ubi causam, cur impetus</text:p>
      <text:p text:style-name="P3">animi redundet, expedivisset, cessare. Sicut enim in iis,<text:line-break/>qui in declive currunt, una cum voluntate corporis gra-<text:line-break/>ultas motus caula existit, . ita in animi affectibus quae-<text:line-break/>nam alia ratio<text:span text:style-name="Default_20_Paragraph_20_Font"><text:span text:style-name="T1">n</text:span></text:span>ali facultati accedens causa immodici et<text:line-break/>(ut ip<text:span text:style-name="Default_20_Paragraph_20_Font"><text:span text:style-name="T1">t</text:span></text:span>e solebat nominare) elati motus efficiatur, oportebat<text:line-break/>ipsum percensuisse. Verba igitur in libro de meden-<text:line-break/>dis affectibus lu hunc modum habent: <text:span text:style-name="Default_20_Paragraph_20_Font"><text:span text:style-name="T1">Pr</text:span></text:span>o<text:span text:style-name="Default_20_Paragraph_20_Font"><text:span text:style-name="T1">prie etiam<text:line-break/>impetu</text:span></text:span>s <text:span text:style-name="Default_20_Paragraph_20_Font"><text:span text:style-name="T1">animi redundan</text:span></text:span>s <text:span text:style-name="Default_20_Paragraph_20_Font"><text:span text:style-name="T1">assectus esse dicitur, tanquam<text:line-break/>si quis in elatis motibus redundantem motam dicat, red-<text:line-break/>undantia in eo</text:span></text:span> o<text:span text:style-name="Default_20_Paragraph_20_Font"><text:span text:style-name="T1">b</text:span></text:span>o<text:span text:style-name="Default_20_Paragraph_20_Font"><text:span text:style-name="T1">riente secundu</text:span></text:span>m <text:span text:style-name="Default_20_Paragraph_20_Font"><text:span text:style-name="T1">rati</text:span></text:span>o<text:span text:style-name="Default_20_Paragraph_20_Font"><text:span text:style-name="T1">nis aversi</text:span></text:span>o<text:span text:style-name="Default_20_Paragraph_20_Font"><text:span text:style-name="T1">nem<text:line-break/>et id qu</text:span></text:span>o<text:span text:style-name="Default_20_Paragraph_20_Font"><text:span text:style-name="T1">d sine redundantia hac fit fucite c</text:span></text:span>o<text:span text:style-name="Default_20_Paragraph_20_Font"><text:span text:style-name="T1">nsistens.<text:line-break/>Exceden</text:span></text:span>s <text:span text:style-name="Default_20_Paragraph_20_Font"><text:span text:style-name="T1">enim rati</text:span></text:span>o<text:span text:style-name="Default_20_Paragraph_20_Font"><text:span text:style-name="T1">nem impetus et praeter hanc t</text:span></text:span>i<text:span text:style-name="Default_20_Paragraph_20_Font"><text:span text:style-name="T1">n</text:span></text:span>i-<text:line-break/><text:span text:style-name="Default_20_Paragraph_20_Font"><text:span text:style-name="T1">versem latus pr</text:span></text:span>o<text:span text:style-name="Default_20_Paragraph_20_Font"><text:span text:style-name="T1">prie redundare dicetur , et secundum<text:line-break/>hoc praeter naturam fieri, et esse irrati</text:span></text:span>o<text:span text:style-name="Default_20_Paragraph_20_Font"><text:span text:style-name="T1">nalis, ut falsari-<text:line-break/>bimus. </text:span></text:span>Excedens (inquit) rationem impetus et praeter<text:line-break/>liane raptim latus secundum affectum elatum efficit mo-<text:line-break/>tum; ob quod ratio, o Chryfippe, elati et immodici mo-</text:p>
      <text:p text:style-name="P3">tus causir non esu Ipsis namque confiteris, eum praeter<text:line-break/>rationem fieri. At non potest aliquid simul et praeter<text:line-break/>rationem et a ratione fieri, omnino autem ab aliqua<text:line-break/>causa; illa vero non est rationalis; irrationalis igitur<text:line-break/>quaedam est facultas, quae affectum efficit; et forsan non<text:line-break/>ab aliis, <text:span text:style-name="Default_20_Paragraph_20_Font"><text:span text:style-name="T1">t</text:span></text:span>ed nostris ap<text:span text:style-name="Default_20_Paragraph_20_Font"><text:span text:style-name="T1">t</text:span></text:span>orum pennis capimur; et si li-<text:line-break/>ceat nobis dicere, Ch<text:span text:style-name="Default_20_Paragraph_20_Font"><text:span text:style-name="T1">r</text:span></text:span>ysippe gene<text:span text:style-name="Default_20_Paragraph_20_Font"><text:span text:style-name="T1">r</text:span></text:span>osissime, alte<text:span text:style-name="Default_20_Paragraph_20_Font"><text:span text:style-name="T1">r</text:span></text:span>utrum,<text:line-break/>vel .quod nihil affectus a vitio disserat, vel quod vitiis<text:line-break/>assectiones superveniant. Ho<text:span text:style-name="Default_20_Paragraph_20_Font"><text:span text:style-name="T1">r</text:span></text:span>unr enim quodcunque di-<text:line-break/>xerimus, non cogimur caulam immodici p<text:span text:style-name="Default_20_Paragraph_20_Font"><text:span text:style-name="T1">r</text:span></text:span>aeter natu-<text:line-break/>ram motus respo<text:span text:style-name="Default_20_Paragraph_20_Font"><text:span text:style-name="T1">n</text:span></text:span>dere. Verum neutrum horunr dicere<text:line-break/>sustinuisti, reveritus co<text:span text:style-name="Default_20_Paragraph_20_Font"><text:span text:style-name="T1">n</text:span></text:span>traria iis, quae manifesto appa-<text:line-break/>rent, enunciare. lpfe vero imprudens tibimet contradi-<text:line-break/>cis, praeter rationem inquiens motus quofdam fieri, et<text:line-break/>averti a ratione, et ab ea dissidere, deinde paulo polle-<text:line-break/>rius eosdem hos a ratio<text:span text:style-name="Default_20_Paragraph_20_Font"><text:span text:style-name="T1">n</text:span></text:span>ali facultate fieri pronuncians.<text:line-break/>Similiter tecum pugnas, dum animi affectus este judicia</text:p>
      <text:p text:style-name="P3">et sine judicio fieri tueris. Ea itaque verba ex primo<text:line-break/>de affectibus libro, ubi assectus fieri fine judicio affirmat,<text:line-break/>superius appo<text:span text:style-name="Default_20_Paragraph_20_Font"><text:span text:style-name="T1">tus. </text:span></text:span>Quod autem etiam lu libro ipsius de<text:line-break/>medendis affectibus, qui moralis quoque inscribitur, ean-<text:line-break/>dem opinionem reserat, ex lusce verbis est condiscere:<text:line-break/><text:span text:style-name="Default_20_Paragraph_20_Font"><text:span text:style-name="T1">N</text:span></text:span>o<text:span text:style-name="Default_20_Paragraph_20_Font"><text:span text:style-name="T1">n enim in judicand</text:span></text:span>i, <text:span text:style-name="Default_20_Paragraph_20_Font"><text:span text:style-name="T1">singula bona e</text:span></text:span>o<text:span text:style-name="Default_20_Paragraph_20_Font"><text:span text:style-name="T1">rum dicun</text:span></text:span>t<text:span text:style-name="Default_20_Paragraph_20_Font"><text:span text:style-name="T1">ur<text:line-break/>insirmitates hae, sed ex eo , qu</text:span></text:span>o<text:span text:style-name="Default_20_Paragraph_20_Font"><text:span text:style-name="T1">d nimium in his a natu-<text:line-break/>rali lege exciderint. </text:span></text:span>Si quis autem sorte in hac dictio-<text:line-break/>num serie dicet, infi<text:span text:style-name="Default_20_Paragraph_20_Font"><text:span text:style-name="T1">r</text:span></text:span>mitatem non privavit, quo minus<text:line-break/>sit judicium, non tamen in ipso solo mendaci falsoque<text:line-break/>judicio generationem ejus statuit, sed procedere ait ni-<text:line-break/>minor a naturali modo ex iis, quae adducuntur, sententia<text:line-break/>Chryfippi manifestabitur, unde pon fine ratione nonnulli<text:line-break/>mulierum amore et avium studio insani dicuntur. Si<text:line-break/>enim non frustra imponetur insaniae nomen infirmitatis<text:line-break/>appendiculo, insania autem ab irrationali facultate ori-<text:line-break/>tur in corpore, nihil minus quam infirmitas <text:span text:style-name="Default_20_Paragraph_20_Font"><text:span text:style-name="T1">r</text:span></text:span>ationalium.<text:line-break/>Sed per Iovem forsan aliquis dixerit, insaniam non pro-</text:p>
      <text:p text:style-name="P3">pter irrati<text:span text:style-name="Default_20_Paragraph_20_Font"><text:span text:style-name="T1">o</text:span></text:span>nalem facultatem nufci, fed quod amplius;<text:line-break/>quam convenit, eductum fit judicium opinioque; quem-<text:line-break/>admodum li etiam ita dixisset, infirmitates in anima<text:line-break/>fieri simpliciter, non quod falso de quibusdam ceu bonis<text:line-break/>aut malis. existimaverit, fed quod maxima ea putaverit..<text:line-break/>Nondum enim infirmitatem esse de divitiis tanquam bonis<text:line-break/>opinionem, fed quum quis eas maximum esse bonum ar-<text:line-break/>hitretur et ne vita quidem dignum censeat divitiis de-<text:line-break/>dilutum; in hoc enim c<text:span text:style-name="Default_20_Paragraph_20_Font"><text:span text:style-name="T1">o</text:span></text:span>nsistere divitiarum argentique<text:line-break/>studium, quae infirmitates fiunt. Sed haec pronuncianti<text:line-break/>Pofidonius contradicens hunc in modum ait: <text:span text:style-name="Default_20_Paragraph_20_Font"><text:span text:style-name="T1">H</text:span></text:span>ii<text:span text:style-name="Default_20_Paragraph_20_Font"><text:span text:style-name="T1">jusu<text:line-break/>mod</text:span></text:span>i <text:span text:style-name="Default_20_Paragraph_20_Font"><text:span text:style-name="T1">aatem, quae a </text:span></text:span><text:span text:style-name="Default_20_Paragraph_20_Font"><text:span text:style-name="T19">Chr</text:span></text:span><text:span text:style-name="Default_20_Paragraph_20_Font"><text:span text:style-name="T20">y</text:span></text:span><text:span text:style-name="Default_20_Paragraph_20_Font"><text:span text:style-name="T19">sippo</text:span></text:span><text:span text:style-name="Default_20_Paragraph_20_Font"><text:span text:style-name="T1"> dicuntur, inqui-<text:line-break/>rere al</text:span></text:span>i<text:span text:style-name="Default_20_Paragraph_20_Font"><text:span text:style-name="T1">qui</text:span></text:span>s <text:span text:style-name="Default_20_Paragraph_20_Font"><text:span text:style-name="T1">poterit; primum quidem, quomodo su-<text:line-break/>piente</text:span></text:span>s, <text:span text:style-name="Default_20_Paragraph_20_Font"><text:span text:style-name="T1">qui</text:span></text:span> m<text:span text:style-name="Default_20_Paragraph_20_Font"><text:span text:style-name="T1">axima et insuperabilia bona honesta<text:line-break/>omnia esse putant, n</text:span></text:span>o<text:span text:style-name="Default_20_Paragraph_20_Font"><text:span text:style-name="T1">n secundum assec</text:span></text:span>la<text:span text:style-name="Default_20_Paragraph_20_Font"><text:span text:style-name="T1">m ab</text:span></text:span> e<text:span text:style-name="Default_20_Paragraph_20_Font"><text:span text:style-name="T1">i</text:span></text:span>s <text:span text:style-name="Default_20_Paragraph_20_Font"><text:span text:style-name="T1">mo-<text:line-break/>ventur, exoptante</text:span></text:span>s <text:span text:style-name="Default_20_Paragraph_20_Font"><text:span text:style-name="T1">quae appetuat , et exullante</text:span></text:span>s <text:span text:style-name="Default_20_Paragraph_20_Font"><text:span text:style-name="T1">sueti ea<text:line-break/>propter, ubi fuerint assecuti. si enim</text:span></text:span> m<text:span text:style-name="Default_20_Paragraph_20_Font"><text:span text:style-name="T1">agnitudo appa-<text:line-break/>rea</text:span></text:span>l<text:span text:style-name="Default_20_Paragraph_20_Font"><text:span text:style-name="T1">ium b</text:span></text:span>o<text:span text:style-name="Default_20_Paragraph_20_Font"><text:span text:style-name="T1">norum malor</text:span></text:span>ii<text:span text:style-name="Default_20_Paragraph_20_Font"><text:span text:style-name="T1">mve m</text:span></text:span>o<text:span text:style-name="Default_20_Paragraph_20_Font"><text:span text:style-name="T1">v</text:span></text:span>e<text:span text:style-name="Default_20_Paragraph_20_Font"><text:span text:style-name="T1">t, tu patet aliquis, se-</text:span></text:span></text:p>
      <text:p text:style-name="P3"><text:span text:style-name="Default_20_Paragraph_20_Font"><text:span text:style-name="T1">eundum</text:span></text:span> o<text:span text:style-name="Default_20_Paragraph_20_Font"><text:span text:style-name="T1">fficium et dign</text:span></text:span>i<text:span text:style-name="Default_20_Paragraph_20_Font"><text:span text:style-name="T1">tatem esse pra</text:span></text:span>e<text:span text:style-name="Default_20_Paragraph_20_Font"><text:span text:style-name="T1">sentiam</text:span></text:span> i<text:span text:style-name="Default_20_Paragraph_20_Font"><text:span text:style-name="T1">psorum<text:line-break/>aut adv</text:span></text:span>e<text:span text:style-name="Default_20_Paragraph_20_Font"><text:span text:style-name="T1">atum, et nullam rationem admittat de e</text:span></text:span>o, <text:span text:style-name="Default_20_Paragraph_20_Font"><text:span text:style-name="T1">quod<text:line-break/>aliter c</text:span></text:span>o<text:span text:style-name="Default_20_Paragraph_20_Font"><text:span text:style-name="T1">nveniat ab ipsis moveri; eis, qui insuperabilia sua<text:line-break/>esse siatuunt, h</text:span></text:span>o<text:span text:style-name="Default_20_Paragraph_20_Font"><text:span text:style-name="T1">c accidere op</text:span></text:span>o<text:span text:style-name="Default_20_Paragraph_20_Font"><text:span text:style-name="T1">rtebat; quod n</text:span></text:span>o<text:span text:style-name="Default_20_Paragraph_20_Font"><text:span text:style-name="T1">n videtur<text:line-break/>fieri. similiter qui pr</text:span></text:span>o<text:span text:style-name="Default_20_Paragraph_20_Font"><text:span text:style-name="T1">cedunt peccantque , aut magna in-<text:line-break/>c</text:span></text:span>om<text:span text:style-name="Default_20_Paragraph_20_Font"><text:span text:style-name="T1">m</text:span></text:span>o<text:span text:style-name="Default_20_Paragraph_20_Font"><text:span text:style-name="T1">da a malitia venire autu</text:span></text:span>m<text:span text:style-name="Default_20_Paragraph_20_Font"><text:span text:style-name="T1">ant, eo</text:span></text:span>s <text:span text:style-name="Default_20_Paragraph_20_Font"><text:span text:style-name="T1">decebat tum metu<text:line-break/>labascere, tum m</text:span></text:span>o<text:span text:style-name="Default_20_Paragraph_20_Font"><text:span text:style-name="T1">estitia non mediocri c</text:span></text:span>o<text:span text:style-name="Default_20_Paragraph_20_Font"><text:span text:style-name="T1">ncidere; quod<text:line-break/>nec</text:span></text:span> i<text:span text:style-name="Default_20_Paragraph_20_Font"><text:span text:style-name="T1">psum c</text:span></text:span>o<text:span text:style-name="Default_20_Paragraph_20_Font"><text:span text:style-name="T1">nting</text:span></text:span>i<text:span text:style-name="Default_20_Paragraph_20_Font"><text:span text:style-name="T1">t. </text:span></text:span>Post haec deinde Posidonius in<text:line-break/>eum<text:span text:style-name="Default_20_Paragraph_20_Font"><text:span text:style-name="T1">r</text:span></text:span>modnm tradit: <text:span text:style-name="Default_20_Paragraph_20_Font"><text:span text:style-name="T1">si praeter apparentium magnitudi-<text:line-break/>nem animi quoque imbecillitatem accusent , et pr</text:span></text:span>o<text:span text:style-name="Default_20_Paragraph_20_Font"><text:span text:style-name="T1">pterea<text:line-break/>sapientes liber</text:span></text:span>o<text:span text:style-name="Default_20_Paragraph_20_Font"><text:span text:style-name="T1">s ab ..assectibus esse dicant, prav</text:span></text:span>o<text:span text:style-name="Default_20_Paragraph_20_Font"><text:span text:style-name="T1">s aatem,<text:line-break/>quum im</text:span></text:span>b<text:span text:style-name="Default_20_Paragraph_20_Font"><text:span text:style-name="T1">ecilles sint, non secundum c</text:span></text:span>o<text:span text:style-name="Default_20_Paragraph_20_Font"><text:span text:style-name="T1">mmunem tmbecd-<text:line-break/>litatem, sed magis disi</text:span></text:span>i<text:span text:style-name="Default_20_Paragraph_20_Font"><text:span text:style-name="T1">isem, neque sic quaese</text:span></text:span>m <text:span text:style-name="Default_20_Paragraph_20_Font"><text:span text:style-name="T1">saluta<text:line-break/>est ; qu</text:span></text:span>o<text:span text:style-name="Default_20_Paragraph_20_Font"><text:span text:style-name="T1">d namque propter animi morbum</text:span></text:span> . l<text:span text:style-name="Default_20_Paragraph_20_Font"><text:span text:style-name="T1">isiectibus</text:span></text:span> i<text:span text:style-name="Default_20_Paragraph_20_Font"><text:span text:style-name="T1">nfe-<text:line-break/></text:span></text:span>sin<text:span text:style-name="Default_20_Paragraph_20_Font"><text:span text:style-name="T1">atur, apud omnes in confesse esu Quomodo vero com.<text:line-break/>mot</text:span></text:span>i <text:span text:style-name="Default_20_Paragraph_20_Font"><text:span text:style-name="T1">animi aut commoven</text:span></text:span>t<text:span text:style-name="Default_20_Paragraph_20_Font"><text:span text:style-name="T1">is, inquiritur sane, sed non<text:line-break/>fubindicatur. </text:span></text:span>lude rursus haec itidem prodit: <text:span text:style-name="Default_20_Paragraph_20_Font"><text:span text:style-name="T1">Non<text:line-break/></text:span></text:span>susum <text:span text:style-name="Default_20_Paragraph_20_Font"><text:span text:style-name="T1">qui</text:span></text:span> m<text:span text:style-name="Default_20_Paragraph_20_Font"><text:span text:style-name="T1">agi</text:span></text:span>s <text:span text:style-name="Default_20_Paragraph_20_Font"><text:span text:style-name="T1">disiluenti laborant malitia , et in lapsa</text:span></text:span>s</text:p>
      <text:p text:style-name="P3"><text:span text:style-name="Default_20_Paragraph_20_Font"><text:span text:style-name="T1">parilitate consistunt assectibus affi</text:span></text:span>g<text:span text:style-name="Default_20_Paragraph_20_Font"><text:span text:style-name="T1">untur, veru</text:span></text:span>m o<text:span text:style-name="Default_20_Paragraph_20_Font"><text:span text:style-name="T1">mnes<text:line-break/>dementes, quoulque matula</text:span></text:span>m <text:span text:style-name="Default_20_Paragraph_20_Font"><text:span text:style-name="T1">retineant, et in magn</text:span></text:span>o<text:span text:style-name="Default_20_Paragraph_20_Font"><text:span text:style-name="T1">s<text:line-break/>assectus et in exiguos incidunt. </text:span></text:span>Postea in hanc scnten-<text:line-break/>tiam scribit: <text:span text:style-name="Default_20_Paragraph_20_Font"><text:span text:style-name="T1">Putare autem, decorum ex</text:span></text:span>i<text:span text:style-name="Default_20_Paragraph_20_Font"><text:span text:style-name="T1">gere in acciden-<text:line-break/>t</text:span></text:span>in<text:span text:style-name="Default_20_Paragraph_20_Font"><text:span text:style-name="T1">us, ita commotum esse, ut a rati</text:span></text:span>o<text:span text:style-name="Default_20_Paragraph_20_Font"><text:span text:style-name="T1">ne avertatur, mag-<text:line-break/>num assec</text:span></text:span>la<text:span text:style-name="Default_20_Paragraph_20_Font"><text:span text:style-name="T1">m indicat, neque recte putare est; fit autem<text:line-break/>et propter medi</text:span></text:span>o<text:span text:style-name="Default_20_Paragraph_20_Font"><text:span text:style-name="T1">crem et ex</text:span></text:span>i<text:span text:style-name="Default_20_Paragraph_20_Font"><text:span text:style-name="T1">guum.</text:span></text:span> C<text:span text:style-name="Default_20_Paragraph_20_Font"><text:span text:style-name="T1">o</text:span></text:span>ntinua his Posido-<text:line-break/>usus mox isse commemorat: <text:span text:style-name="Default_20_Paragraph_20_Font"><text:span text:style-name="T1">Quum duo simul eandem<text:line-break/>imbecillitatem</text:span></text:span> o<text:span text:style-name="Default_20_Paragraph_20_Font"><text:span text:style-name="T1">btinent et semdem capiunt imaginatio-<text:line-break/>nem b</text:span></text:span>o<text:span text:style-name="Default_20_Paragraph_20_Font"><text:span text:style-name="T1">nt aut</text:span></text:span> m<text:span text:style-name="Default_20_Paragraph_20_Font"><text:span text:style-name="T1">ali, alius assectus implicatur, alius non ;<text:line-break/>hic minus, ille mag</text:span></text:span>is,. <text:span text:style-name="Default_20_Paragraph_20_Font"><text:span text:style-name="T1">et n</text:span></text:span>o<text:span text:style-name="Default_20_Paragraph_20_Font"><text:span text:style-name="T1">nnunqua</text:span></text:span>m <text:span text:style-name="Default_20_Paragraph_20_Font"><text:span text:style-name="T1">imbecilli</text:span></text:span>o<text:span text:style-name="Default_20_Paragraph_20_Font"><text:span text:style-name="T1">r maius<text:line-break/></text:span></text:span>susci<text:span text:style-name="Default_20_Paragraph_20_Font"><text:span text:style-name="T1">pien</text:span></text:span>s <text:span text:style-name="Default_20_Paragraph_20_Font"><text:span text:style-name="T1">accidens n</text:span></text:span>o<text:span text:style-name="Default_20_Paragraph_20_Font"><text:span text:style-name="T1">n m</text:span></text:span>o<text:span text:style-name="Default_20_Paragraph_20_Font"><text:span text:style-name="T1">vetur, atque idem in eisclem<text:line-break/>nunc assectibus m</text:span></text:span>o<text:span text:style-name="Default_20_Paragraph_20_Font"><text:span text:style-name="T1">vetur, nunc n</text:span></text:span>o<text:span text:style-name="Default_20_Paragraph_20_Font"><text:span text:style-name="T1">n,. interim magi</text:span></text:span>s, <text:span text:style-name="Default_20_Paragraph_20_Font"><text:span text:style-name="T1">in-<text:line-break/></text:span></text:span>I<text:span text:style-name="Default_20_Paragraph_20_Font"><text:span text:style-name="T1">erim minus. Jnsueti</text:span></text:span> i<text:span text:style-name="Default_20_Paragraph_20_Font"><text:span text:style-name="T1">gitur magis afficiuntur metu, tri-<text:line-break/>sittia, cupiditatibus et voluptatibus, et pejores c</text:span></text:span>o<text:span text:style-name="Default_20_Paragraph_20_Font"><text:span text:style-name="T1">r</text:span></text:span>n<text:span text:style-name="Default_20_Paragraph_20_Font"><text:span text:style-name="T1">pi</text:span></text:span>ii<text:span text:style-name="Default_20_Paragraph_20_Font"><text:span text:style-name="T1">n-<text:line-break/>tur celeriter ab assectibus. </text:span></text:span>Ah his Posidonius verba poc-<text:line-break/>rica apponit et historias veterum gestorum, quae dictis<text:line-break/>ipsius attestantur, et post haec inserens ait: <text:span text:style-name="Default_20_Paragraph_20_Font"><text:span text:style-name="T1">Aliud ma-</text:span></text:span></text:p>
      <text:p text:style-name="P3"><text:span text:style-name="Default_20_Paragraph_20_Font"><text:span text:style-name="T1">lum utique ab inconsueto celeriter c</text:span></text:span>o<text:span text:style-name="Default_20_Paragraph_20_Font"><text:span text:style-name="T1">rripitur, aliud au-<text:line-break/>tem</text:span></text:span> c<text:span text:style-name="Default_20_Paragraph_20_Font"><text:span text:style-name="T1">ontrario</text:span></text:span> . m<text:span text:style-name="Default_20_Paragraph_20_Font"><text:span text:style-name="T1">odo inducitur temporis spatio in asses-<text:line-break/>tudinent v</text:span></text:span>e<text:span text:style-name="Default_20_Paragraph_20_Font"><text:span text:style-name="T1">niens , in .quibus opiniones aequales subinde<text:line-break/>et imbecillitates, assectus neque aequaliter n</text:span></text:span>e<text:span text:style-name="Default_20_Paragraph_20_Font"><text:span text:style-name="T1">que aequa..<text:line-break/>les sinat. </text:span></text:span>Quinetiam secundum haec tales quasdam dis-<text:line-break/>putati<text:span text:style-name="Default_20_Paragraph_20_Font"><text:span text:style-name="T1">o</text:span></text:span>nes introducit; ascribam autem eas ad verbum,<text:line-break/>etsi prolixiores sint. <text:span text:style-name="Default_20_Paragraph_20_Font"><text:span text:style-name="T1">Cur n</text:span></text:span>u<text:span text:style-name="Default_20_Paragraph_20_Font"><text:span text:style-name="T1">nnulli, .qui magni putantur,<text:line-break/>licet imbecille</text:span></text:span>s <text:span text:style-name="Default_20_Paragraph_20_Font"><text:span text:style-name="T1">sensibu</text:span></text:span>s suat, <text:span text:style-name="Default_20_Paragraph_20_Font"><text:span text:style-name="T1">c</text:span></text:span>o<text:span text:style-name="Default_20_Paragraph_20_Font"><text:span text:style-name="T1">nsulunt et consiliarios<text:line-break/>alios adhibeat, quemadmodum v</text:span></text:span>i<text:span text:style-name="Default_20_Paragraph_20_Font"><text:span text:style-name="T1">gilans Agamemnon?<text:line-break/>Hic enim pr</text:span></text:span>o<text:span text:style-name="Default_20_Paragraph_20_Font"><text:span text:style-name="T1">pter superatum exercitum siatim una cum<text:line-break/>aliis princ</text:span></text:span>i<text:span text:style-name="Default_20_Paragraph_20_Font"><text:span text:style-name="T1">pibus ineffi</text:span></text:span>i<text:span text:style-name="Default_20_Paragraph_20_Font"><text:span text:style-name="T1">bili qu</text:span></text:span>o<text:span text:style-name="Default_20_Paragraph_20_Font"><text:span text:style-name="T1">dam. luctu percusu</text:span></text:span>s <text:span text:style-name="Default_20_Paragraph_20_Font"><text:span text:style-name="T1">apud<text:line-break/>poetam; cessente autem afficta, licet accidentiu</text:span></text:span>m <text:span text:style-name="Default_20_Paragraph_20_Font"><text:span text:style-name="T1">opinio<text:line-break/>simul cum rationu</text:span></text:span>m <text:span text:style-name="Default_20_Paragraph_20_Font"><text:span text:style-name="T1">imbecillitate permaneret, nequa.<text:line-break/>quam c</text:span></text:span>o<text:span text:style-name="Default_20_Paragraph_20_Font"><text:span text:style-name="T1">nquiescere probabat.</text:span></text:span></text:p>
      <text:p text:style-name="P1"><text:span text:style-name="Default_20_Paragraph_20_Font"><text:span text:style-name="T1">optima sed vise est -ani</text:span></text:span>m<text:span text:style-name="Default_20_Paragraph_20_Font"><text:span text:style-name="T1">i sententia cuncti</text:span></text:span>s,<text:line-break/><text:span text:style-name="Default_20_Paragraph_20_Font"><text:span text:style-name="T1">- Nestora Neliaden primarium adire vir</text:span></text:span>o<text:span text:style-name="Default_20_Paragraph_20_Font"><text:span text:style-name="T1">rum,</text:span></text:span></text:p>
      <text:p text:style-name="Normal"><text:span text:style-name="Default_20_Paragraph_20_Font"><text:span text:style-name="T1">s</text:span></text:span>i . <text:span text:style-name="Default_20_Paragraph_20_Font"><text:span text:style-name="T1">qu</text:span></text:span>o<text:span text:style-name="Default_20_Paragraph_20_Font"><text:span text:style-name="T1">d consilium laudabile conderet una<text:line-break/>omntbus a</text:span></text:span>c <text:span text:style-name="Default_20_Paragraph_20_Font"><text:span text:style-name="T1">p</text:span></text:span>o<text:span text:style-name="Default_20_Paragraph_20_Font"><text:span text:style-name="T1">sset Danais praestare salutem.</text:span></text:span></text:p>
      <text:p text:style-name="P3"><text:span text:style-name="Default_20_Paragraph_20_Font"><text:span text:style-name="T1">P</text:span></text:span>o<text:span text:style-name="Default_20_Paragraph_20_Font"><text:span text:style-name="T1">stqua</text:span></text:span>m <text:span text:style-name="Default_20_Paragraph_20_Font"><text:span text:style-name="T1">ver</text:span></text:span>o <text:span text:style-name="Default_20_Paragraph_20_Font"><text:span text:style-name="T1">et Nesi</text:span></text:span>o<text:span text:style-name="Default_20_Paragraph_20_Font"><text:span text:style-name="T1">r</text:span></text:span> i<text:span text:style-name="Default_20_Paragraph_20_Font"><text:span text:style-name="T1">pse a longinquo advenientem<text:line-break/>c</text:span></text:span>o<text:span text:style-name="Default_20_Paragraph_20_Font"><text:span text:style-name="T1">nspexisset, quis sit interr</text:span></text:span>o<text:span text:style-name="Default_20_Paragraph_20_Font"><text:span text:style-name="T1">gavit: indicans cum quadam<text:line-break/>miserati</text:span></text:span>o<text:span text:style-name="Default_20_Paragraph_20_Font"><text:span text:style-name="T1">ne a</text:span></text:span>i<text:span text:style-name="Default_20_Paragraph_20_Font"><text:span text:style-name="T1">t :</text:span></text:span></text:p>
      <text:p text:style-name="P1"><text:span text:style-name="Default_20_Paragraph_20_Font"><text:span text:style-name="T1">sic err</text:span></text:span>o, <text:span text:style-name="Default_20_Paragraph_20_Font"><text:span text:style-name="T1">quoniam dulcis mihi somnus</text:span></text:span> o<text:span text:style-name="Default_20_Paragraph_20_Font"><text:span text:style-name="T1">cellis</text:span></text:span></text:p>
      <text:p text:style-name="P1"><text:span text:style-name="Default_20_Paragraph_20_Font"><text:span text:style-name="T1">Haud sedet, at bellum est</text:span></text:span> G<text:span text:style-name="Default_20_Paragraph_20_Font"><text:span text:style-name="T1">raec</text:span></text:span>o<text:span text:style-name="Default_20_Paragraph_20_Font"><text:span text:style-name="T1">rum et funera curae .<text:line-break/>Nam Danais valde metu</text:span></text:span>o, <text:span text:style-name="Default_20_Paragraph_20_Font"><text:span text:style-name="T1">neque tuta mihi mens<text:line-break/>Astat, quum pavitat, verum e</text:span></text:span>o<text:span text:style-name="Default_20_Paragraph_20_Font"><text:span text:style-name="T1">r pr</text:span></text:span>o<text:span text:style-name="Default_20_Paragraph_20_Font"><text:span text:style-name="T1">silit extra<text:line-break/>Pectus sollicitum, claros trem</text:span></text:span>o<text:span text:style-name="Default_20_Paragraph_20_Font"><text:span text:style-name="T1">r occupat artu.,.</text:span></text:span></text:p>
      <text:p text:style-name="Normal"><text:span text:style-name="Default_20_Paragraph_20_Font"><text:span text:style-name="T1">si jam in corde ita c</text:span></text:span>o<text:span text:style-name="Default_20_Paragraph_20_Font"><text:span text:style-name="T1">mmotus metu adest consulturus,<text:line-break/>ii, qui</text:span></text:span> o<text:span text:style-name="Default_20_Paragraph_20_Font"><text:span text:style-name="T1">fficiuntur n</text:span></text:span>o<text:span text:style-name="Default_20_Paragraph_20_Font"><text:span text:style-name="T1">n secundum dignitatem accidentium,<text:line-break/>decorum putantes nullam rati</text:span></text:span>o<text:span text:style-name="Default_20_Paragraph_20_Font"><text:span text:style-name="T1">nem admittere, secundum<text:line-break/>assectus moventur. At si non amplius timens, sed renovans<text:line-break/>tim</text:span></text:span>o<text:span text:style-name="Default_20_Paragraph_20_Font"><text:span text:style-name="T1">rem haec ad, quid tande</text:span></text:span>m, <text:span text:style-name="Default_20_Paragraph_20_Font"><text:span text:style-name="T1">ipso suspicione et imbecilli-<text:line-break/>ta</text:span></text:span>l<text:span text:style-name="Default_20_Paragraph_20_Font"><text:span text:style-name="T1">e subsecta, al</text:span></text:span>i<text:span text:style-name="Default_20_Paragraph_20_Font"><text:span text:style-name="T1">i declinant rationem , alii assemunt, jure<text:line-break/>aliquis dubitaverit</text:span></text:span>. At causam totius assectus non explicuit.<text:line-break/>Post haec Posidonius ita quoque ait: <text:span text:style-name="Default_20_Paragraph_20_Font"><text:span text:style-name="T1">At n</text:span></text:span>o<text:span text:style-name="Default_20_Paragraph_20_Font"><text:span text:style-name="T1">n salum averti a<text:line-break/>ratione in cupiditatibu</text:span></text:span>s, <text:span text:style-name="Default_20_Paragraph_20_Font"><text:span text:style-name="T1">ut refert, sed e| exisiimare, eisi</text:span></text:span></text:p>
      <text:p text:style-name="P3"><text:span text:style-name="Default_20_Paragraph_20_Font"><text:span text:style-name="T1">non utile sit aliquid et sic habendum, in illud tanquam<text:line-break/>utile ferri repugnantiam havere; et propter ejus magni-<text:line-break/>tudinem, quamvis inutile su, magnitudine dignum exesti-<text:line-break/>mare, etsi magnitudinem non habeat, imo et contrarium,<text:line-break/>similiter tamen ipsum amplecti; finge enim, eos, qui di-<text:line-break/>eunt , quod non commodum sit averti , et eos , qui pro-<text:line-break/>mittunt ostendere, quod incommodum sit, fatuos putare,<text:line-break/>et quod magna sit utilitas, id pe</text:span></text:span>r<text:span text:style-name="Default_20_Paragraph_20_Font"><text:span text:style-name="T1">sequi, sed illud ilnpro-<text:line-break/>bubile , eo quod magnum ipsam bonum exestimet putare<text:line-break/>oportere, quamvis maximum sit malum, tamen ipsum ca-<text:line-break/>pere, acclamantes, se pereundum esset, hoc mihi nunc<text:line-break/>conducit ; hujus enim causam non probabile est in opi-<text:line-break/>nione silam esse, quod magnum bonum exstat id, ad<text:line-break/>quod pelluntur. Quae omnia disouirenda veniunt. </text:span></text:span>Ego<text:line-break/>sane ad haec quid Posidonio respondeam non habeo, ne-<text:line-break/>que alium quenquam habiturum autumo,^ si ab ipsa re-<text:line-break/>rum natura et hujus saeculi Stoicis conjectnra sumenda<text:line-break/>est. Siquidem<text:span text:style-name="Default_20_Paragraph_20_Font"><text:span text:style-name="T1">A</text:span></text:span>ne unum quidem ex multis nec iis vul-</text:p>
      <text:p text:style-name="P3">garibus nossea tempestate natis audivi, qui aliquid pro-<text:line-break/>habile ad dubitationes a Pofidonio propositus auferret.<text:line-break/>Sed de illis quidem rursus disseremus.</text:p>
      <text:h text:style-name="Heading_20_2" text:outline-level="2">Cap. VI. </text:h>
      <text:p text:style-name="P23">At, quod Chrysippus non siemel aut bis,<text:line-break/>verum saepe admodum fatetur, diversam a ratiocinatrice<text:line-break/>facultatem quandam esse in animis hominum cau<text:span text:style-name="Default_20_Paragraph_20_Font"><text:span text:style-name="T1">t</text:span></text:span>am ef-<text:line-break/>sectuum, licet nobis ex hujusmodi condiscere, ubi cau-<text:line-break/>sam eorum; quae fiunt parum recte, statuit animi lusu-<text:line-break/>mitatem imbecillitatemque; sic enim ipsius nominat, sic-<text:line-break/>ut et contraria, hoc sumitatem, illud robur. -Quae<text:line-break/>enim non recte homines faciunt, partim ad pravum ju-<text:line-break/>dicium refert, partim ad infirmitatem animi ac imbecillita-<text:line-break/>tem; sicut et eis, quae recte administrant, rectum judi-<text:line-break/>cium praeest cum bono animi robore. Sed talium<text:line-break/>quemadmodum judicium opus est facultatis rationalis,<text:line-break/>ita firmitas, robur Utriusque facultatis est diversae a ra-<text:line-break/>tionatrice, quam ipfe Chrysippus appellat sumitatem fcu</text:p>
      <text:p text:style-name="P2">robur, ac recedere ait nonnunquam ab iis, quae recte<text:line-break/>nobis decreta sunt, robo<text:span text:style-name="Default_20_Paragraph_20_Font"><text:span text:style-name="T1">r</text:span></text:span>e animi remittente, neque con-.<text:line-break/>tinuo perseverante, neque morem gerente rationis impe-<text:line-break/>riis, evidenter in hujusmodi ostendens, qualis res fit af-<text:line-break/>fectus. Jam vero et verba ipsius nonnulla. de his aseri-<text:line-break/>bam; sunt autem ex morali de affectibus libr<text:span text:style-name="Default_20_Paragraph_20_Font"><text:span text:style-name="T1">o. Prae-<text:line-break/>terea etiam in hoc sarfun corp</text:span></text:span>o<text:span text:style-name="Default_20_Paragraph_20_Font"><text:span text:style-name="T1">r</text:span></text:span>is <text:span text:style-name="Default_20_Paragraph_20_Font"><text:span text:style-name="T1">r</text:span></text:span>o<text:span text:style-name="Default_20_Paragraph_20_Font"><text:span text:style-name="T1">bur dicitur inva-<text:line-break/>lidum et validum esse nervose generis rati</text:span></text:span>o<text:span text:style-name="Default_20_Paragraph_20_Font"><text:span text:style-name="T1">ne, quod in<text:line-break/>oper</text:span></text:span>i<text:span text:style-name="Default_20_Paragraph_20_Font"><text:span text:style-name="T1">bus per h</text:span></text:span>o<text:span text:style-name="Default_20_Paragraph_20_Font"><text:span text:style-name="T1">c</text:span></text:span> o<text:span text:style-name="Default_20_Paragraph_20_Font"><text:span text:style-name="T1">beundis possimus aut non p</text:span></text:span>o<text:span text:style-name="Default_20_Paragraph_20_Font"><text:span text:style-name="T1">ssimus<text:line-break/>aliquid. Jtem in anima r</text:span></text:span>o<text:span text:style-name="Default_20_Paragraph_20_Font"><text:span text:style-name="T1">bur dicitur, tanquam bonum<text:line-break/>robur, et invalidum. </text:span></text:span>Ac iterum: <text:span text:style-name="Default_20_Paragraph_20_Font"><text:span text:style-name="T1">Quemadmodum enim<text:line-break/>in tremore et prehensione alicuius et similibus, quae per<text:line-break/>nervos efficiuntur, perfectrix quaedam est c</text:span></text:span>o<text:span text:style-name="Default_20_Paragraph_20_Font"><text:span text:style-name="T1">nstitutio et<text:line-break/>. concedens, nervis prius resoluti</text:span></text:span>s <text:span text:style-name="Default_20_Paragraph_20_Font"><text:span text:style-name="T1">et relaxatis, respondet<text:line-break/>etiam in animo</text:span></text:span> l<text:span text:style-name="Default_20_Paragraph_20_Font"><text:span text:style-name="T1">atis nerv</text:span></text:span>o<text:span text:style-name="Default_20_Paragraph_20_Font"><text:span text:style-name="T1">rum rat</text:span></text:span>io , <text:span text:style-name="Default_20_Paragraph_20_Font"><text:span text:style-name="T1">secundum quam<text:line-break/>et per tran</text:span></text:span>s<text:span text:style-name="Default_20_Paragraph_20_Font"><text:span text:style-name="T1">lationem enerves qu</text:span></text:span>q<text:span text:style-name="Default_20_Paragraph_20_Font"><text:span text:style-name="T1">saam d</text:span></text:span>i<text:span text:style-name="Default_20_Paragraph_20_Font"><text:span text:style-name="T1">cimus, et nervos<text:line-break/>habere. </text:span></text:span>Deinde rursus hoc ipsum exponens ita scribit:<text:line-break/><text:span text:style-name="Default_20_Paragraph_20_Font"><text:span text:style-name="T1">Alius metu</text:span></text:span> o<text:span text:style-name="Default_20_Paragraph_20_Font"><text:span text:style-name="T1">b</text:span></text:span>o<text:span text:style-name="Default_20_Paragraph_20_Font"><text:span text:style-name="T1">riente diseedit, alius sucro aut damno ill</text:span></text:span></text:p>
      <text:p text:style-name="P3"><text:span text:style-name="Default_20_Paragraph_20_Font"><text:span text:style-name="T1">lat</text:span></text:span>o <text:span text:style-name="Default_20_Paragraph_20_Font"><text:span text:style-name="T1">recisiit remifitque, alius in alii. similibus non pau-<text:line-break/>cis. .singula enim huiusmodi pervertunt subiguntque<text:line-break/>nos in servitutem, ceu ipsis concedentes, et am</text:span></text:span>i<text:span text:style-name="Default_20_Paragraph_20_Font"><text:span text:style-name="T1">cos et ur-<text:line-break/>bes pr</text:span></text:span>o<text:span text:style-name="Default_20_Paragraph_20_Font"><text:span text:style-name="T1">dere , ipfelque in mullus et indecora</text:span></text:span>s <text:span text:style-name="Default_20_Paragraph_20_Font"><text:span text:style-name="T1">actiones<text:line-break/>porrigere, impetu ad theatra saluto; q</text:span></text:span>u<text:span text:style-name="Default_20_Paragraph_20_Font"><text:span text:style-name="T1">atis introductus<text:line-break/>est etiam </text:span></text:span>E.i<text:span text:style-name="Default_20_Paragraph_20_Font"><text:span text:style-name="T1">r</text:span></text:span>i<text:span text:style-name="Default_20_Paragraph_20_Font"><text:span text:style-name="T1">pidi Meuelaus. Nam arrept</text:span></text:span>o <text:span text:style-name="Default_20_Paragraph_20_Font"><text:span text:style-name="T1">gladio ad<text:line-break/>Helenam scrtur tanquam</text:span></text:span> o<text:span text:style-name="Default_20_Paragraph_20_Font"><text:span text:style-name="T1">ccisurus. P</text:span></text:span>o<text:span text:style-name="Default_20_Paragraph_20_Font"><text:span text:style-name="T1">steaquam autem<text:line-break/>vidisset , et ad pulchritudinem ejus</text:span></text:span> o<text:span text:style-name="Default_20_Paragraph_20_Font"><text:span text:style-name="T1">bstupuisset , abiecit<text:line-break/>gladium, neque hunc adhuc continere potens, secu</text:span></text:span>i <text:span text:style-name="Default_20_Paragraph_20_Font"><text:span text:style-name="T1">et in-<text:line-break/>crepatio</text:span></text:span> i<text:span text:style-name="Default_20_Paragraph_20_Font"><text:span text:style-name="T1">psius ei dixit : Tu ubi</text:span></text:span> m<text:span text:style-name="Default_20_Paragraph_20_Font"><text:span text:style-name="T1">ammam illius in-<text:line-break/>spexisii, abiecto gladio osculum a ccepisii, prodit</text:span></text:span>o<text:span text:style-name="Default_20_Paragraph_20_Font"><text:span text:style-name="T1">ri blan-<text:line-break/>diens can</text:span></text:span>i. Quae omnia recte dicta <text:span text:style-name="Default_20_Paragraph_20_Font"><text:span text:style-name="T1">t</text:span></text:span>ulit a Cbrysippo,<text:line-break/>sied pugnant cum eo, quod affectus sint judicia, Quum<text:line-break/>enim Mandans Helenam occidere decrevisset traxisset-<text:line-break/>que gladium, quum propius accessisset, attonitus ob ejus<text:line-break/>pulchritudinem propter infirmitatem imbecillitatemque<text:line-break/>animi (hoc enim Chrysippus toto libro nititur) non si,-<text:line-break/>sum gladium abjecit, fed etiam mulierem osculatur, et,</text:p>
      <text:p text:style-name="P3">veluti aliquis dixerit, feipfum fervunt tradit, non perina-<text:line-break/><text:span text:style-name="Default_20_Paragraph_20_Font"><text:span text:style-name="T1">t</text:span></text:span>us ab aliqua ratione, ut aliud acquireret judicium, ve-<text:line-break/>rum citra judicium ci tr a que rationem, impetu ad con-<text:line-break/>traria ductus iis ; quae luitio statuerat. Unde et Chrysip-<text:line-break/>pus ipse inserens ait: <text:span text:style-name="Default_20_Paragraph_20_Font"><text:span text:style-name="T1">Quocirca omnibus</text:span></text:span> i<text:span text:style-name="Default_20_Paragraph_20_Font"><text:span text:style-name="T1">gnavis ita su-<text:line-break/>cientibus deseiseendo et succumbendo secundum multas<text:line-break/>causa</text:span></text:span>s <text:span text:style-name="Default_20_Paragraph_20_Font"><text:span text:style-name="T1">imbecilliter</text:span></text:span> a<text:span text:style-name="Default_20_Paragraph_20_Font"><text:span text:style-name="T1">t. male singula fieri dic</text:span></text:span>e<text:span text:style-name="Default_20_Paragraph_20_Font"><text:span text:style-name="T1">ntur. </text:span></text:span>De-<text:line-break/>fcrscendo igitur a ratione, affectibus autem succumbendo<text:line-break/>omnibus vilibus agentibus, imbecillitatem quandam et in-<text:line-break/>sumitatem in anima inferum ostendi verissime dicitur; at<text:line-break/>secundum multas caulas, quod et ipfe in oratione appo-<text:line-break/>sirit, bene sane ab eo suctum est, sied praestitisset, fi etiam<text:line-break/>multas has causas, quae tandem sint, ipsis pertractasset. Si<text:line-break/>quis enim animum attendat, nihil inveniet, in quo sirmma<text:line-break/>tractationis de affectibus et praecipue .curativae, in qua<text:line-break/>haec ipfe prodidit, ita consistat, ut in cognitione omnium<text:line-break/>causarum, propter quas, qui aliquid secundum affectum<text:line-break/>faciunt, a judiciis initio institutis recedunt. Hic autem</text:p>
      <text:p text:style-name="P3">tantum abest, ut omnes exacte edoceat, ut ne hanc ipsam<text:line-break/>equidem, cujus in pracscntia meminit, aperte indicaverit<text:line-break/>Non enim sufficiet nobis dicere, animi esse imbecillitatem,<text:line-break/>quippe communis hacc in omnibus affectibus et una exi-<text:line-break/>stit. <text:span text:style-name="T15">C</text:span><text:span text:style-name="T18">h</text:span><text:span text:style-name="T15">rysippus</text:span> autem multes csse causas dicit, quae itu-<text:line-break/>becillitatem scilicet animi coarguant, quemadmodum in<text:line-break/>Menelao pulchritudinem Ilelenae, in Eriphyle aurum,<text:line-break/>in alio quodam aliud. lufiuita enim sunt particularia,<text:line-break/>propter quae a veteri judicio ii, qui secundum affectum<text:line-break/>vivunt, digrediu<text:span text:style-name="Default_20_Paragraph_20_Font"><text:span text:style-name="T1">n</text:span></text:span>tur: verum horum iunumerabllium<text:line-break/>mentio sacicnda non est, sed in pauca capita sermo co-<text:line-break/>geudus, quemadmodum Plato factitavit, regium quiddam<text:line-break/>et dominatorium esse dicens scientiam, et nec ustum un-<text:line-break/>quam in aliqua re , scientia praesente , aberrare, dimotus<text:line-break/>autem a proposito vel oblitos, aut coactos, aut deceptos,<text:line-break/>alium in alia actione errare. Sed omnino oblitum esse<text:line-break/>et dimotum a proposito affectus nondum est, quemad-<text:line-break/>modum neque omnino scientiam habere ; id namque in-</text:p>
      <text:p text:style-name="P3">scitia ignorantiaque, non affectus esu At si quis iracun-<text:line-break/>dia compulsus aut voluptate deceptus ab iis, quae ini-<text:line-break/>tio statuerat, recesserit, imbecillis quidem huic anima et<text:line-break/>infirma est, motus autem ipfius affectus est, veluti etiam<text:line-break/>anima Menelai, qui in tragoedia introducitur, a cupidi-<text:line-break/>tale decepta recessit ab iis, quae instituerat. Jam Mellea<text:line-break/>iracundia compulsa, de qua haud novi quomodo Chrysip-<text:line-break/>pus Euripidis versuum imprudens contra sese meminerit:</text:p>
      <text:p text:style-name="Normal"><text:span text:style-name="Default_20_Paragraph_20_Font"><text:span text:style-name="T20">E</text:span></text:span><text:span text:style-name="Default_20_Paragraph_20_Font"><text:span text:style-name="T1">g</text:span></text:span>o <text:span text:style-name="Default_20_Paragraph_20_Font"><text:span text:style-name="T1">equidem novi, patrabo quae mala,<text:line-break/>Potentior sed ira est consiliis meis.</text:span></text:span></text:p>
      <text:p text:style-name="Normal">Non enim intelligere Eurrpidem dixisse oportebat, si<text:line-break/>Cbryfippi dogmatis erat attestaturus, verum id; quod ma-<text:line-break/>xime contrarium est, ignorare neque scire, quae factura<text:line-break/>erat mala. At cognoscere quidem id, ab iracundia au-<text:line-break/>tem vinci, quid aliud est quam duo principia Medeae<text:line-break/>perturbatio<text:span text:style-name="Default_20_Paragraph_20_Font"><text:span text:style-name="T1">n</text:span></text:span>um introducere? alterum, quo res cognosci-<text:line-break/>mus, et scientiam ipsarum habemus, quae rationalis est</text:p>
      <text:p text:style-name="P3">facultas, alterum irrati<text:span text:style-name="Default_20_Paragraph_20_Font"><text:span text:style-name="T1">o</text:span></text:span>nale, cujus opus est fra<text:span text:style-name="Default_20_Paragraph_20_Font"><text:span text:style-name="T1">t</text:span></text:span>er. Hoc<text:line-break/>itaque Medeae animam compulit; alterum, quod concu-<text:line-break/>piscibilem Menelai animam decipiens sequi adegit ea,<text:line-break/>quae ni<text:span text:style-name="Default_20_Paragraph_20_Font"><text:span text:style-name="T1">t</text:span></text:span>unt imperabat. At Cluyfippus neque contrarieta-<text:line-break/>tem in his percipit, et infinita alia id genus prodit, vel-<text:line-break/>uti quum dicit; <text:span text:style-name="Default_20_Paragraph_20_Font"><text:span text:style-name="T1">sist me</text:span></text:span>o <text:span text:style-name="Default_20_Paragraph_20_Font"><text:span text:style-name="T1">judicio res communissima ir-<text:line-break/>rationalis haec animi lati</text:span></text:span>o <text:span text:style-name="Default_20_Paragraph_20_Font"><text:span text:style-name="T1">et a rati</text:span></text:span>o<text:span text:style-name="Default_20_Paragraph_20_Font"><text:span text:style-name="T1">ne ave</text:span></text:span>rso, <text:span text:style-name="Default_20_Paragraph_20_Font"><text:span text:style-name="T1">veluti<text:line-break/>et nonnullos iracundia farri dicimus. </text:span></text:span>Ac r<text:span text:style-name="Default_20_Paragraph_20_Font"><text:span text:style-name="T1">a</text:span></text:span>rius;<text:line-break/><text:span text:style-name="Default_20_Paragraph_20_Font"><text:span text:style-name="T1">Quare etiam in hi</text:span></text:span>s <text:span text:style-name="Default_20_Paragraph_20_Font"><text:span text:style-name="T1">ita assec</text:span></text:span>l<text:span text:style-name="Default_20_Paragraph_20_Font"><text:span text:style-name="T1">a motis ceu de egressis<text:line-break/>sentimus, et tanquam ad immutato</text:span></text:span>s <text:span text:style-name="Default_20_Paragraph_20_Font"><text:span text:style-name="T1">verba furimus, et<text:line-break/>qui nec apud se, nec in se sunt. </text:span></text:span>Deinde etiam rutilis<text:line-break/>eadem exponit: .<text:span text:style-name="Default_20_Paragraph_20_Font"><text:span text:style-name="T1">immutatio fit et ex se digressi</text:span></text:span>o <text:span text:style-name="Default_20_Paragraph_20_Font"><text:span text:style-name="T1">n</text:span></text:span>o<text:span text:style-name="Default_20_Paragraph_20_Font"><text:span text:style-name="T1">n in<text:line-break/>alia quadam re , quam rationis aversione , secuti prae-<text:line-break/>diximus. Nam iracundia scrri, et excessisse, et non<text:line-break/>apud se, neque in se esse , omnisque id genus attestan-<text:line-break/>tar manifesto, assectu</text:span></text:span>s <text:span text:style-name="Default_20_Paragraph_20_Font"><text:span text:style-name="T1">judicia esse, et in rationali anti<text:line-break/>mi</text:span></text:span>l<text:span text:style-name="Default_20_Paragraph_20_Font"><text:span text:style-name="T1">e facultate consistere, quemadm</text:span></text:span>o<text:span text:style-name="Default_20_Paragraph_20_Font"><text:span text:style-name="T1">dum quae ita se ha-</text:span></text:span></text:p>
      <text:p text:style-name="P3"><text:span text:style-name="Default_20_Paragraph_20_Font"><text:span text:style-name="T1">bent. Qu</text:span></text:span>o<text:span text:style-name="Default_20_Paragraph_20_Font"><text:span text:style-name="T1">circa h</text:span></text:span>t<text:span text:style-name="Default_20_Paragraph_20_Font"><text:span text:style-name="T1">ejusm</text:span></text:span>o<text:span text:style-name="Default_20_Paragraph_20_Font"><text:span text:style-name="T1">di v</text:span></text:span>o<text:span text:style-name="Default_20_Paragraph_20_Font"><text:span text:style-name="T1">ces aud</text:span></text:span>i<text:span text:style-name="Default_20_Paragraph_20_Font"><text:span text:style-name="T1">re licet in amantibus<text:line-break/>et alioqui vehementer appetentibus irasc</text:span></text:span>e<text:span text:style-name="Default_20_Paragraph_20_Font"><text:span text:style-name="T1">nt</text:span></text:span>i?. <text:span text:style-name="Default_20_Paragraph_20_Font"><text:span text:style-name="T1">usu</text:span></text:span>i <text:span text:style-name="Default_20_Paragraph_20_Font"><text:span text:style-name="T1">e , quod<text:line-break/>iracundiae v</text:span></text:span>o<text:span text:style-name="Default_20_Paragraph_20_Font"><text:span text:style-name="T1">lunt gratificari, et sonere ipsos, seve meliu</text:span></text:span>s,<text:line-break/><text:span text:style-name="Default_20_Paragraph_20_Font"><text:span text:style-name="T1">seve non, ac nihil eis dic</text:span></text:span>e<text:span text:style-name="Default_20_Paragraph_20_Font"><text:span text:style-name="T1">re, item qu</text:span></text:span>o<text:span text:style-name="Default_20_Paragraph_20_Font"><text:span text:style-name="T1">d h</text:span></text:span>o<text:span text:style-name="Default_20_Paragraph_20_Font"><text:span text:style-name="T1">c omni modo<text:line-break/>faciendum sat, etsi peccent, vel</text:span></text:span> i<text:span text:style-name="Default_20_Paragraph_20_Font"><text:span text:style-name="T1">psa incomm</text:span></text:span>o<text:span text:style-name="Default_20_Paragraph_20_Font"><text:span text:style-name="T1">dum set.<text:line-break/></text:span></text:span>Quin etiam; quae hunc in modum a Cbrysippo dicuntur,<text:line-break/>irascibilem facultatem diver<text:span text:style-name="Default_20_Paragraph_20_Font"><text:span text:style-name="T1">t</text:span></text:span>am quandam a ratiocinatrice<text:line-break/>ostendunt; et impetum animantis nonnunquam ab illa<text:line-break/>incipere docet, interim a concupiscibili, quum in affectu<text:line-break/>consistit, veluti, quum extra affectum, a <text:span text:style-name="Default_20_Paragraph_20_Font"><text:span text:style-name="T1">r</text:span></text:span>ationali. Re-<text:line-break/>spondent autem praedictis et quae sic a Cltrysippo dicun-<text:line-break/>tus, quemadmodum haec quoque habent: <text:span text:style-name="Default_20_Paragraph_20_Font"><text:span text:style-name="T1">C</text:span></text:span>i<text:span text:style-name="Default_20_Paragraph_20_Font"><text:span text:style-name="T1">ejnsm</text:span></text:span>o<text:span text:style-name="Default_20_Paragraph_20_Font"><text:span text:style-name="T1">di ma-<text:line-break/>xime impetu</text:span></text:span>s e<text:span text:style-name="Default_20_Paragraph_20_Font"><text:span text:style-name="T1">t amante</text:span></text:span>s <text:span text:style-name="Default_20_Paragraph_20_Font"><text:span text:style-name="T1">volunt apud se amatore</text:span></text:span>s <text:span text:style-name="Default_20_Paragraph_20_Font"><text:span text:style-name="T1">habere<text:line-break/>inconsideratius et sine al</text:span></text:span>i<text:span text:style-name="Default_20_Paragraph_20_Font"><text:span text:style-name="T1">qua conversione rati</text:span></text:span>o<text:span text:style-name="Default_20_Paragraph_20_Font"><text:span text:style-name="T1">nali sub-<text:line-break/>sistentes,. et praet</text:span></text:span>e<text:span text:style-name="Default_20_Paragraph_20_Font"><text:span text:style-name="T1">rea rationis</text:span></text:span> i<text:span text:style-name="Default_20_Paragraph_20_Font"><text:span text:style-name="T1">psos adm</text:span></text:span>o<text:span text:style-name="Default_20_Paragraph_20_Font"><text:span text:style-name="T1">nentis transi.<text:line-break/>gresseres, im</text:span></text:span>o <text:span text:style-name="Default_20_Paragraph_20_Font"><text:span text:style-name="T1">neutiquam ejusmodi qu</text:span></text:span>i<text:span text:style-name="Default_20_Paragraph_20_Font"><text:span text:style-name="T1">ddam audir</text:span></text:span>e <text:span text:style-name="Default_20_Paragraph_20_Font"><text:span text:style-name="T1">t</text:span></text:span>o<text:span text:style-name="Default_20_Paragraph_20_Font"><text:span text:style-name="T1">te-<text:line-break/></text:span></text:span>n<text:span text:style-name="Default_20_Paragraph_20_Font"><text:span text:style-name="T1">antes; etenim ejusmodi omnia veteri</text:span></text:span> o<text:span text:style-name="Default_20_Paragraph_20_Font"><text:span text:style-name="T1">pini</text:span></text:span>o<text:span text:style-name="Default_20_Paragraph_20_Font"><text:span text:style-name="T1">ni attestar</text:span></text:span>i-</text:p>
      <text:p text:style-name="P3"><text:span text:style-name="Default_20_Paragraph_20_Font"><text:span text:style-name="T1">tur, sicuti etiam p</text:span></text:span><text:span text:style-name="Default_20_Paragraph_20_Font"><text:span text:style-name="T12">o</text:span></text:span><text:span text:style-name="Default_20_Paragraph_20_Font"><text:span text:style-name="T1">st haec, quae deinceps sequuntur.<text:line-break/></text:span></text:span>I<text:span text:style-name="Default_20_Paragraph_20_Font"><text:span text:style-name="T1">amque longe a ratione absunt, ut audiant aut atten-<text:line-break/>dant id genus aliqu</text:span></text:span>o<text:span text:style-name="Default_20_Paragraph_20_Font"><text:span text:style-name="T1">d, ut nec iniuria haec de illis<text:line-break/>dici possint:</text:span></text:span></text:p>
      <text:p text:style-name="P1"><text:span text:style-name="Default_20_Paragraph_20_Font"><text:span text:style-name="T1">Nam diva c</text:span></text:span>y<text:span text:style-name="Default_20_Paragraph_20_Font"><text:span text:style-name="T1">pr</text:span></text:span>i<text:span text:style-name="Default_20_Paragraph_20_Font"><text:span text:style-name="T1">s adm</text:span></text:span>o<text:span text:style-name="Default_20_Paragraph_20_Font"><text:span text:style-name="T1">nita laxat nihil;</text:span></text:span></text:p>
      <text:p text:style-name="Normal"><text:span text:style-name="Default_20_Paragraph_20_Font"><text:span text:style-name="T1">si namque cogas, amplius haec intenditur,<text:line-break/>Amorque castigatu</text:span></text:span>s <text:span text:style-name="Default_20_Paragraph_20_Font"><text:span text:style-name="T1">infestat magi</text:span></text:span>s.</text:p>
      <text:p text:style-name="Normal">Item haec, et quae sequuntur deinceps, voturi placito at-<text:line-break/>testantur de affectuum generatione ; habent autem in<text:line-break/>hunc modum. <text:span text:style-name="Default_20_Paragraph_20_Font"><text:span text:style-name="T1">Qu</text:span></text:span>o<text:span text:style-name="Default_20_Paragraph_20_Font"><text:span text:style-name="T1">niam tanquam inopportunum</text:span></text:span> o<text:span text:style-name="Default_20_Paragraph_20_Font"><text:span text:style-name="T1">ejur-<text:line-break/>gat</text:span></text:span>o<text:span text:style-name="Default_20_Paragraph_20_Font"><text:span text:style-name="T1">rem et non arbitrum eorum, quae sinat in amand</text:span></text:span>o,<text:line-break/><text:span text:style-name="Default_20_Paragraph_20_Font"><text:span text:style-name="T1">rationem refugiunt, ceu hominem, qui intempestive ad-<text:line-break/>monere videatur, quum et dii videantur ipsi</text:span></text:span>s <text:span text:style-name="Default_20_Paragraph_20_Font"><text:span text:style-name="T1">permittere,<text:line-break/>ut pesereat. </text:span></text:span>Insuper quae sequuntur. Ad haec magis<text:line-break/>licuerit ipsis (inquit] id quod ^ingruit facere cupisti-<text:line-break/>talem sequentibus. Hic sane per levem dixit scqueu-<text:line-break/>tibus cupidilatem, quemadmodum antea dixi iracun-<text:line-break/>diatn. Rationem vero. neque in his neque in alio</text:p>
      <text:p text:style-name="P3">quodam affectu commotos sequi dicit, sed aversari om-<text:line-break/>nino ipsam, fugere et non assumere, atque omnia ejus<text:line-break/>generis. Quin etiam, quum Menandri carminis meminit,<text:line-break/>in quo dicit, <text:span text:style-name="Default_20_Paragraph_20_Font"><text:span text:style-name="T1">Men</text:span></text:span>t<text:span text:style-name="Default_20_Paragraph_20_Font"><text:span text:style-name="T1">em subditam haben</text:span></text:span>s <text:span text:style-name="Default_20_Paragraph_20_Font"><text:span text:style-name="T1">in dolium transi.<text:line-break/>m</text:span></text:span>isi, manifesto hic quoque <text:span text:style-name="Default_20_Paragraph_20_Font"><text:span text:style-name="T1">s</text:span></text:span>ententiam veteri opinioni<text:line-break/>suffragantem apponit, veluti quum exponens non apud<text:line-break/>fe, neque in fe esse, haec profert: <text:span text:style-name="Default_20_Paragraph_20_Font"><text:span text:style-name="T1">Proprie ver</text:span></text:span>o <text:span text:style-name="Default_20_Paragraph_20_Font"><text:span text:style-name="T1">etiam<text:line-break/>esserri dicuntur, qui sic irascuntur, similiter ii</text:span></text:span>s, <text:span text:style-name="Default_20_Paragraph_20_Font"><text:span text:style-name="T1">qui in<text:line-break/>cursu esserun</text:span></text:span>t<text:span text:style-name="Default_20_Paragraph_20_Font"><text:span text:style-name="T1">ur quoad excesse</text:span></text:span>i<text:span text:style-name="Default_20_Paragraph_20_Font"><text:span text:style-name="T1">m, horum quidem in cur-<text:line-break/>rendi impetu, e</text:span></text:span>o<text:span text:style-name="Default_20_Paragraph_20_Font"><text:span text:style-name="T1">rum ver</text:span></text:span>u <text:span text:style-name="Default_20_Paragraph_20_Font"><text:span text:style-name="T1">in propria ratione. </text:span></text:span>Non enim,<text:line-break/>qui hoc pacto moventur, ex fe ipsis moveri dicentur, sed<text:line-break/>secundum aliam quandam vim extrinsecus adhibitam.<text:line-break/>Fatetur hic quoque, vim quandam omnibus affectibus ad-<text:line-break/>esse motricem, impetus . rectissime intelligens, nisi quod<text:line-break/>vim extra ipsos esse dixit, quum conveniebat non extrin-<text:line-break/>secus, sed in hominibus esse dicere. Quippe non ideo<text:line-break/>dicimus, ipsus extra se consistere; neque in se ipsis- esse,</text:p>
      <text:p text:style-name="P3">quia id, quod ipsos fecundum affectum irruere cogit, ex-<text:line-break/>triusecus est, sed quia praeter naturam habent. Siqui-<text:line-break/>dem rationalis animae pars, quam continere et impe-<text:line-break/>rare aliis erat secundum naturam, non continet nunc,<text:line-break/>sed continetur et gubernatur ab irrationabilibus animi<text:line-break/>potentiis, quod etiam hujusmodi exemplis Chrysippus im-<text:line-break/>prudens astruit. Itaque apponit ex Euripidis scriptis<text:line-break/>dialogum Herculis ad Admetum, qui ita habet:</text:p>
      <text:p text:style-name="P1"><text:span text:style-name="Default_20_Paragraph_20_Font"><text:span text:style-name="T1">sed quid revolvis? an semper moerere vis?</text:span></text:span></text:p>
      <text:p text:style-name="Normal">Haec quidem Hercules dicit, Admetus autem respo<text:span text:style-name="Default_20_Paragraph_20_Font"><text:span text:style-name="T1">n-<text:line-break/></text:span></text:span>det:</text:p>
      <text:p text:style-name="P1">E. i<text:span text:style-name="Default_20_Paragraph_20_Font"><text:span text:style-name="T1">pse novi, verum amor</text:span></text:span> m<text:span text:style-name="Default_20_Paragraph_20_Font"><text:span text:style-name="T1">e c</text:span></text:span>o<text:span text:style-name="Default_20_Paragraph_20_Font"><text:span text:style-name="T1">ncitat.</text:span></text:span></text:p>
      <text:p text:style-name="Normal">Constat enim, quum concupiscibilis facultatis, non ratio-<text:line-break/>natis, amor sit affectus, totum animum educere, homr-<text:line-break/>nemque in contrarias actiones raperetis, quae initio sta-<text:line-break/>tuerat. ltem Achillis. dicta ad Priamum apponit:</text:p>
      <text:p text:style-name="P1"><text:span text:style-name="Default_20_Paragraph_20_Font"><text:span text:style-name="T1">sustineas, animo nec inevitabile plores;</text:span></text:span></text:p>
      <text:p text:style-name="P1"><text:span text:style-name="Default_20_Paragraph_20_Font"><text:span text:style-name="T1">Nil siquidem efficies lugendo funera nati,</text:span></text:span></text:p>
      <text:p text:style-name="P2">Q<text:span text:style-name="Default_20_Paragraph_20_Font"><text:span text:style-name="T1">ue</text:span></text:span>m <text:span text:style-name="Default_20_Paragraph_20_Font"><text:span text:style-name="T1">neque restitues, mala ni sis altera pastus.</text:span></text:span></text:p>
      <text:p text:style-name="Normal">Haec quidem dicere ipsum ait secum disserentem. Item<text:line-break/>fcripsit ad verbum, recedere non raro ab ipsis his jn-<text:line-break/>dictis aliquem in iis, quae accidunt, nec continere <text:span text:style-name="Default_20_Paragraph_20_Font"><text:span text:style-name="T1">t</text:span></text:span>e,<text:line-break/>quum ab affectibus vincitur: Etenim hic quoque a judi-<text:line-break/>ciis recedere, et non fe continere, et luterdum esse<text:line-break/>apud <text:span text:style-name="Default_20_Paragraph_20_Font"><text:span text:style-name="T1">t</text:span></text:span>e, interdum non, ac omnia id genus tum eviden-<text:line-break/>tibus manifesto respondent, tum veterum <text:span text:style-name="Default_20_Paragraph_20_Font"><text:span text:style-name="T1">o</text:span></text:span>pinio<text:span text:style-name="Default_20_Paragraph_20_Font"><text:span text:style-name="T1">n</text:span></text:span>i et de<text:line-break/>affectibus et animae facultatibus, n<text:span text:style-name="Default_20_Paragraph_20_Font"><text:span text:style-name="T1">o</text:span></text:span>n tamen iis, quae<text:line-break/>Chrysippus prop<text:span text:style-name="Default_20_Paragraph_20_Font"><text:span text:style-name="T1">o</text:span></text:span>suit. Similiter dicta sunt et hujusmodi<text:line-break/>in libro de affectibus: <text:span text:style-name="Default_20_Paragraph_20_Font"><text:span text:style-name="T1">Nam quod perturbatum ese, im-<text:line-break/>mutatumque in nobi</text:span></text:span>s, <text:span text:style-name="Default_20_Paragraph_20_Font"><text:span text:style-name="T1">et rationi inobsequens, non minus<text:line-break/>in voluptate conve</text:span></text:span>r<text:span text:style-name="Default_20_Paragraph_20_Font"><text:span text:style-name="T1">satur</text:span></text:span>. Accursus : <text:span text:style-name="Default_20_Paragraph_20_Font"><text:span text:style-name="T1">sic enim recedimus,<text:line-break/>et extra nos rapimur, et in totum excaecamur in iis, quae<text:line-break/>deliquimus ; quapropter interdum sp</text:span></text:span>o<text:span text:style-name="Default_20_Paragraph_20_Font"><text:span text:style-name="T1">ngiam aut lanam in<text:line-break/>manibus .habentes hanc vastatam proiicimus, tanquam<text:line-break/>aliquid per eas absolventes. At si fiat, </text:span></text:span>m <text:span text:style-name="Default_20_Paragraph_20_Font"><text:span text:style-name="T1">gladium vel<text:line-break/>aliud qu</text:span></text:span>i<text:span text:style-name="Default_20_Paragraph_20_Font"><text:span text:style-name="T1">ppiam habeamus, h</text:span></text:span>o<text:span text:style-name="Default_20_Paragraph_20_Font"><text:span text:style-name="T1">c usi sc</text:span></text:span>i<text:span text:style-name="Default_20_Paragraph_20_Font"><text:span text:style-name="T1">erimus similiter.</text:span></text:span></text:p>
      <text:p text:style-name="P3">Ac deinceps: <text:span text:style-name="Default_20_Paragraph_20_Font"><text:span text:style-name="T1">saepe vero in huiusmodi caecitate claves<text:line-break/>mordemus, et fures puisemus. quum non celeriter ape-<text:line-break/></text:span></text:span>c<text:span text:style-name="Default_20_Paragraph_20_Font"><text:span text:style-name="T1">iuntur. Rem in lap</text:span></text:span>i<text:span text:style-name="Default_20_Paragraph_20_Font"><text:span text:style-name="T1">des se illidimus, puniendi studio<text:line-break/>esserimur, da</text:span></text:span>m<text:span text:style-name="Default_20_Paragraph_20_Font"><text:span text:style-name="T1">nantes pr</text:span></text:span>o<text:span text:style-name="Default_20_Paragraph_20_Font"><text:span text:style-name="T1">fecte ntesque ipsas in aliqua<text:line-break/>l</text:span></text:span>o<text:span text:style-name="Default_20_Paragraph_20_Font"><text:span text:style-name="T1">ca, et acclamante</text:span></text:span>s <text:span text:style-name="Default_20_Paragraph_20_Font"><text:span text:style-name="T1">in scngulis his absurd</text:span></text:span>i<text:span text:style-name="Default_20_Paragraph_20_Font"><text:span text:style-name="T1">ssima quaeque.<text:line-break/></text:span></text:span>Pari mede in subsequentibus ait: <text:span text:style-name="Default_20_Paragraph_20_Font"><text:span text:style-name="T1">Consideraverit aliquis<text:line-break/>ex huiu</text:span></text:span>s<text:span text:style-name="Default_20_Paragraph_20_Font"><text:span text:style-name="T1">modi rationis penuriam in nssectibus, et quo.<text:line-break/>pacto in talibu</text:span></text:span>s <text:span text:style-name="Default_20_Paragraph_20_Font"><text:span text:style-name="T1">excaecamur te</text:span></text:span>m<text:span text:style-name="Default_20_Paragraph_20_Font"><text:span text:style-name="T1">p</text:span></text:span>o<text:span text:style-name="Default_20_Paragraph_20_Font"><text:span text:style-name="T1">ribu</text:span></text:span>s, <text:span text:style-name="Default_20_Paragraph_20_Font"><text:span text:style-name="T1">tanquam alieni<text:line-break/>sueti ab iis, qui prius rati</text:span></text:span>o<text:span text:style-name="Default_20_Paragraph_20_Font"><text:span text:style-name="T1">ne utebantur. </text:span></text:span>In totum, si quis<text:line-break/>omnia eligat ascribatque nunc, quae in libro de affecti-<text:line-break/>bus comprehensa sunt, pugnantia quidem iis dogmatis,<text:line-break/>quae ipsis statuit, consentanea autem et manlsesto appa-<text:line-break/><text:span text:style-name="Default_20_Paragraph_20_Font"><text:span text:style-name="T1">r</text:span></text:span>entibus et Platonis opinioni, in immensum libe<text:span text:style-name="Default_20_Paragraph_20_Font"><text:span text:style-name="T1">r</text:span></text:span> ex-<text:line-break/>c<text:span text:style-name="Default_20_Paragraph_20_Font"><text:span text:style-name="T1">r</text:span></text:span>everit; librum enim ipfe replevit, dum homlues a judi-<text:line-break/>ciis <text:span text:style-name="Default_20_Paragraph_20_Font"><text:span text:style-name="T1">r</text:span></text:span>ecede<text:span text:style-name="Default_20_Paragraph_20_Font"><text:span text:style-name="T1">r</text:span></text:span>e dicit, et ab iis, quae p<text:span text:style-name="Default_20_Paragraph_20_Font"><text:span text:style-name="T1">r</text:span></text:span>ius ratione erant<text:line-break/>instituta, propter iracundiam, aut cupiditatem, aut vo-<text:line-break/>luptatcm, aut ejusmodi quippiam, ac furiose agitari, et</text:p>
      <text:p text:style-name="P3">non in fe, neque apud <text:span text:style-name="Default_20_Paragraph_20_Font"><text:span text:style-name="T1">t</text:span></text:span>e esse, excaecarique animo,<text:line-break/>irrationabiliter ferri, atque omnia ejus generis. Sane-<text:line-break/>ejusmodi verba ipsius alicui per otium seligere committo.</text:p>
      <text:h text:style-name="Heading_20_2" text:outline-level="2">Cap. Uls. </text:h>
      <text:p text:style-name="P23">Quum autem manifeste jam figura ipso-<text:line-break/>nun demonsseata sit, digrediar ad nonnulla,. quae Posse<text:line-break/>donias contra Chryfippum protulerit. Itaque, <text:span text:style-name="Default_20_Paragraph_20_Font"><text:span text:style-name="T1">Desinlli</text:span></text:span>o,<text:line-break/>inquit, <text:span text:style-name="Default_20_Paragraph_20_Font"><text:span text:style-name="T1">moestitiae, quemadm</text:span></text:span>o<text:span text:style-name="Default_20_Paragraph_20_Font"><text:span text:style-name="T1">dum etiam multae aliae<text:line-break/>assecutum tum a Zenone dictae, tu</text:span></text:span>m <text:span text:style-name="Default_20_Paragraph_20_Font"><text:span text:style-name="T1">a Che</text:span></text:span>x<text:span text:style-name="Default_20_Paragraph_20_Font"><text:span text:style-name="T1">sippo<text:line-break/>scriptae, manifeste sententiam eju</text:span></text:span>s <text:span text:style-name="Default_20_Paragraph_20_Font"><text:span text:style-name="T1">coarguunt. Nam<text:line-break/>m</text:span></text:span>o<text:span text:style-name="Default_20_Paragraph_20_Font"><text:span text:style-name="T1">estitiae esse recentem</text:span></text:span> o<text:span text:style-name="Default_20_Paragraph_20_Font"><text:span text:style-name="T1">pini</text:span></text:span>o<text:span text:style-name="Default_20_Paragraph_20_Font"><text:span text:style-name="T1">nem, qu</text:span></text:span>o<text:span text:style-name="Default_20_Paragraph_20_Font"><text:span text:style-name="T1">d malum sibi<text:line-break/>a</text:span></text:span>i<text:span text:style-name="Default_20_Paragraph_20_Font"><text:span text:style-name="T1">iset, pr</text:span></text:span>o<text:span text:style-name="Default_20_Paragraph_20_Font"><text:span text:style-name="T1">nunciat. </text:span></text:span>In qua etiam compendiosius nounun-<text:line-break/>quam dicentes hunc in modum pro<text:span text:style-name="Default_20_Paragraph_20_Font"><text:span text:style-name="T1">t</text:span></text:span>erunt: Moestitia est<text:line-break/>opinio recens mali prae<text:span text:style-name="Default_20_Paragraph_20_Font"><text:span text:style-name="T1">t</text:span></text:span>e<text:span text:style-name="Default_20_Paragraph_20_Font"><text:span text:style-name="T1">n</text:span></text:span>tis. Esse sane recens dicit, quod<text:line-break/>proximum tempo<text:span text:style-name="Default_20_Paragraph_20_Font"><text:span text:style-name="T1">r</text:span></text:span>e; causam vero ipsimi dicere Pofidonius<text:line-break/>exigit, propter quam mali opinio , quum recens est, ani-<text:line-break/>mum submittat tristitiamque efficiat, inveterata autem<text:line-break/>aut neutiquam, aut non adhuc similiter contrahat; etsi ne<text:line-break/>recens quidem lu finitione apponi conveniebat, modo</text:p>
      <text:p text:style-name="P3">chrysippi dicta vera sinti Nam secundum ipsius fenten-<text:line-break/>tiam potius magni mali, vel impetibilis, vel intolerabi-<text:line-break/>lis, sicut ipfe <text:span text:style-name="Default_20_Paragraph_20_Font"><text:span text:style-name="T1">n</text:span></text:span>ominare confuerit, tristitiam dictam esse<text:line-break/>opinionem, non recentis; ubi et bi<text:span text:style-name="Default_20_Paragraph_20_Font"><text:span text:style-name="T1">t</text:span></text:span>uriam Clrrysippo Posi-<text:line-break/>donius contradicit, in hac quidem fecunda desinitione<text:line-break/>mentionem faciens et sapientum et provid<text:span text:style-name="Default_20_Paragraph_20_Font"><text:span text:style-name="T1">a</text:span></text:span>rum, veluti<text:line-break/>prius comprehensum est. Alii siquidem in maximis bonis,<text:line-break/>alii in maximis. malis dum se esse putant, tamen propter-<text:line-break/>ea affectui non implicantur. In prima desinitione causam<text:line-break/>quaerit, cur non mali praesentis. opinio tristitiam, sid<text:line-break/>recens suium efficiat, alique: omne immodicum et pero-<text:line-break/>grinum subito irruens et excedere et a veteribus nece-<text:line-break/>dere facit opinionibus, usitatum vero et consuetum lu-<text:line-break/>veteratumque aut nullo pacto immutat, ut fecundum<text:line-break/>affectum moveat, <text:span text:style-name="Default_20_Paragraph_20_Font"><text:span text:style-name="T1">i</text:span></text:span> aut parum admodum; quare etiam do-<text:line-break/>mesticum ac familiare fibi facere dicit, rebus non prae-<text:line-break/>sentibus tanquam praesentibus uti. Significat autem Pofi-<text:line-break/>donio verbum hoc <text:span text:style-name="Default_20_Paragraph_20_Font"><text:span text:style-name="T8">νροενδημεἱν</text:span></text:span><text:span text:style-name="Default_20_Paragraph_20_Font"><text:span text:style-name="T10"> </text:span></text:span>quafi essingere et effor-</text:p>
      <text:p text:style-name="P12">mare sibi rem, quae futura est, et tanquam cum iam facta<text:line-break/>consuetudinem quandam paulatim inire. Qu<text:span text:style-name="Default_20_Paragraph_20_Font"><text:span text:style-name="T1">o</text:span></text:span>circa etiam<text:line-break/>Anaxagorae dictum assumpsit hic, quomodo, quum aliquis<text:line-break/>ei filium mortuum esse nunciasset, admodum constanter<text:line-break/>dixit: Novi mortalem. me pr<text:span text:style-name="Default_20_Paragraph_20_Font"><text:span text:style-name="T1">o</text:span></text:span>creasse ; et quemadm<text:span text:style-name="Default_20_Paragraph_20_Font"><text:span text:style-name="T1">o</text:span></text:span>dum<text:line-break/>hoc sumpto reusti Euripides Theseum loquentem intro-<text:line-break/>duxit:</text:p>
      <text:p text:style-name="P1"><text:span text:style-name="Default_20_Paragraph_20_Font"><text:span text:style-name="T1">A sapiente aliquo perdoctus ego</text:span></text:span></text:p>
      <text:p text:style-name="P1"><text:span text:style-name="Default_20_Paragraph_20_Font"><text:span text:style-name="T1">Jn curas animum et calamitates indidi,</text:span></text:span></text:p>
      <text:p text:style-name="Normal"><text:span text:style-name="Default_20_Paragraph_20_Font"><text:span text:style-name="T1">Atque exulem me proposui a patria mea , ac</text:span></text:span><text:span text:style-name="Default_20_Paragraph_20_Font"><text:span text:style-name="T12"> m</text:span></text:span><text:span text:style-name="Default_20_Paragraph_20_Font"><text:span text:style-name="T1">ortes<text:line-break/>Humaturus et vias malas alia</text:span></text:span>s,</text:p>
      <text:p text:style-name="P1"><text:span text:style-name="Default_20_Paragraph_20_Font"><text:span text:style-name="T1">Ut, si quid paterer ex ii</text:span></text:span>s <text:span text:style-name="Default_20_Paragraph_20_Font"><text:span text:style-name="T1">quae putaveram.</text:span></text:span></text:p>
      <text:p text:style-name="P1"><text:span text:style-name="Default_20_Paragraph_20_Font"><text:span text:style-name="T1">Aliquando, animu</text:span></text:span>m <text:span text:style-name="Default_20_Paragraph_20_Font"><text:span text:style-name="T1">n</text:span></text:span>o<text:span text:style-name="Default_20_Paragraph_20_Font"><text:span text:style-name="T1">n morderent recent</text:span></text:span>i<text:span text:style-name="Default_20_Paragraph_20_Font"><text:span text:style-name="T1">a.</text:span></text:span></text:p>
      <text:p text:style-name="Normal">Ita dicta etiam haec esse pr<text:span text:style-name="Default_20_Paragraph_20_Font"><text:span text:style-name="T1">o</text:span></text:span>nunciat:</text:p>
      <text:p text:style-name="P1"><text:span text:style-name="Default_20_Paragraph_20_Font"><text:span text:style-name="T1">si hic primus esset malorum dies mil</text:span></text:span>i<text:span text:style-name="Default_20_Paragraph_20_Font"><text:span text:style-name="T1">i,</text:span></text:span></text:p>
      <text:p text:style-name="Normal"><text:span text:style-name="Default_20_Paragraph_20_Font"><text:span text:style-name="T1">Ht non diu vexarer in lab</text:span></text:span>o<text:span text:style-name="Default_20_Paragraph_20_Font"><text:span text:style-name="T1">ribus,<text:line-break/>l</text:span></text:span>b<text:span text:style-name="Default_20_Paragraph_20_Font"><text:span text:style-name="T1">rsi</text:span></text:span>a <text:span text:style-name="Default_20_Paragraph_20_Font"><text:span text:style-name="T1">reniterer ut pullus iugo recens<text:line-break/>subditus, excutiens scaenam sufeeptu</text:span></text:span>m <text:span text:style-name="Default_20_Paragraph_20_Font"><text:span text:style-name="T1">nuper;..</text:span></text:span></text:p>
      <text:p text:style-name="P2"><text:span text:style-name="Default_20_Paragraph_20_Font"><text:span text:style-name="T1">At nunc malis obdurui et. occallui. .</text:span></text:span></text:p>
      <text:p text:style-name="P1"><text:span text:style-name="Default_20_Paragraph_20_Font"><text:span text:style-name="T1">Haec interim emollescent longo temp</text:span></text:span>o<text:span text:style-name="Default_20_Paragraph_20_Font"><text:span text:style-name="T1">re,<text:line-break/>Malum pubescit nunc.</text:span></text:span></text:p>
      <text:p text:style-name="Normal">Quod autem in processu temporis affectus mitigatur, etsi<text:line-break/>manserit opinio, quod malum aliquod ipsis evenerit, idem<text:line-break/>Ch<text:span text:style-name="Default_20_Paragraph_20_Font"><text:span text:style-name="T1">r</text:span></text:span>yfippus fecundo de affectibus testatur, hunc in modum<text:line-break/>scribens; <text:span text:style-name="Default_20_Paragraph_20_Font"><text:span text:style-name="T1">Quaesierit etiam aliqui</text:span></text:span>s <text:span text:style-name="Default_20_Paragraph_20_Font"><text:span text:style-name="T1">de</text:span></text:span> r<text:span text:style-name="Default_20_Paragraph_20_Font"><text:span text:style-name="T1">emissione trisiitiae,<text:line-break/>quom</text:span></text:span>o<text:span text:style-name="Default_20_Paragraph_20_Font"><text:span text:style-name="T1">d</text:span></text:span>o fiat, <text:span text:style-name="Default_20_Paragraph_20_Font"><text:span text:style-name="T1">utrum opinione quadam dimota, an omni—<text:line-break/>bu</text:span></text:span>s <text:span text:style-name="Default_20_Paragraph_20_Font"><text:span text:style-name="T1">permanentibu</text:span></text:span>s, <text:span text:style-name="Default_20_Paragraph_20_Font"><text:span text:style-name="T1">et pr</text:span></text:span>o<text:span text:style-name="Default_20_Paragraph_20_Font"><text:span text:style-name="T1">pter quid h</text:span></text:span>o<text:span text:style-name="Default_20_Paragraph_20_Font"><text:span text:style-name="T1">c erit. </text:span></text:span>Deinde<text:line-break/>inserens inquit: <text:span text:style-name="Default_20_Paragraph_20_Font"><text:span text:style-name="T1">ridetur mil</text:span></text:span>i<text:span text:style-name="Default_20_Paragraph_20_Font"><text:span text:style-name="T1">i huiusm</text:span></text:span>o<text:span text:style-name="Default_20_Paragraph_20_Font"><text:span text:style-name="T1">di opinio perma-<text:line-break/>nere, qu</text:span></text:span>o<text:span text:style-name="Default_20_Paragraph_20_Font"><text:span text:style-name="T1">niam malum est ipsam, qu</text:span></text:span>o<text:span text:style-name="Default_20_Paragraph_20_Font"><text:span text:style-name="T1">d jam adest, quum<text:line-break/>autem ea im</text:span></text:span>mo<text:span text:style-name="Default_20_Paragraph_20_Font"><text:span text:style-name="T1">ratur, contracti</text:span></text:span>o <text:span text:style-name="Default_20_Paragraph_20_Font"><text:span text:style-name="T1">remini, ac mea se</text:span></text:span>m<text:span text:style-name="Default_20_Paragraph_20_Font"><text:span text:style-name="T1">en-<text:line-break/>tia ad c</text:span></text:span>o<text:span text:style-name="Default_20_Paragraph_20_Font"><text:span text:style-name="T1">ntractionem impetus. P</text:span></text:span>o<text:span text:style-name="Default_20_Paragraph_20_Font"><text:span text:style-name="T1">rto et</text:span></text:span>i<text:span text:style-name="Default_20_Paragraph_20_Font"><text:span text:style-name="T1">am hac perma-<text:line-break/>nente n</text:span></text:span>o<text:span text:style-name="Default_20_Paragraph_20_Font"><text:span text:style-name="T1">n sabaudient reliqua, quum haec pr</text:span></text:span>o<text:span text:style-name="Default_20_Paragraph_20_Font"><text:span text:style-name="T1">pter certam<text:line-break/>alia</text:span></text:span>m <text:span text:style-name="Default_20_Paragraph_20_Font"><text:span text:style-name="T1">supervenientem disp</text:span></text:span>o<text:span text:style-name="Default_20_Paragraph_20_Font"><text:span text:style-name="T1">sitionem disenssi</text:span></text:span>i <text:span text:style-name="Default_20_Paragraph_20_Font"><text:span text:style-name="T1">difficilem<text:line-break/>fiant; ita namque et plorantes cessent, et n</text:span></text:span>o<text:span text:style-name="Default_20_Paragraph_20_Font"><text:span text:style-name="T1">lentes plorare<text:line-break/>plorant, quum similes imaginati</text:span></text:span>o<text:span text:style-name="Default_20_Paragraph_20_Font"><text:span text:style-name="T1">nes subiecta faciant, et<text:line-break/>instet aliquid aut nihil. Quom</text:span></text:span>o<text:span text:style-name="Default_20_Paragraph_20_Font"><text:span text:style-name="T1">do eni</text:span></text:span>m <text:span text:style-name="Default_20_Paragraph_20_Font"><text:span text:style-name="T1">lamentati</text:span></text:span>o<text:span text:style-name="Default_20_Paragraph_20_Font"><text:span text:style-name="T1">nes</text:span></text:span></text:p>
      <text:p text:style-name="P2"><text:span text:style-name="Default_20_Paragraph_20_Font"><text:span text:style-name="T1">cessent </text:span></text:span><text:span text:style-name="Default_20_Paragraph_20_Font"><text:span text:style-name="T6">et </text:span></text:span><text:span text:style-name="Default_20_Paragraph_20_Font"><text:span text:style-name="T1">pl</text:span></text:span>o<text:span text:style-name="Default_20_Paragraph_20_Font"><text:span text:style-name="T1">ratus, ita rati</text:span></text:span>o <text:span text:style-name="Default_20_Paragraph_20_Font"><text:span text:style-name="T1">est etiam in. illis accidere,<text:line-break/>per initia</text:span></text:span> m<text:span text:style-name="Default_20_Paragraph_20_Font"><text:span text:style-name="T1">agis rebus moventibu</text:span></text:span>s, <text:span text:style-name="Default_20_Paragraph_20_Font"><text:span text:style-name="T1">veluti. in hi</text:span></text:span>s, <text:span text:style-name="Default_20_Paragraph_20_Font"><text:span text:style-name="T1">qui<text:line-break/>risi</text:span></text:span>i<text:span text:style-name="Default_20_Paragraph_20_Font"><text:span text:style-name="T1">m</text:span></text:span> mo<text:span text:style-name="Default_20_Paragraph_20_Font"><text:span text:style-name="T1">vent, fieri dixi, atque</text:span></text:span> U<text:span text:style-name="Default_20_Paragraph_20_Font"><text:span text:style-name="T1">tis simil</text:span></text:span>i<text:span text:style-name="Default_20_Paragraph_20_Font"><text:span text:style-name="T1">a. </text:span></text:span>Quod igitur<text:line-break/>tempore affectus cessant, opinione licet.permanente, ipfe<text:line-break/>Chrysippus confitetur; cur autem id fiat, ratione id<text:line-break/>dissirile comprehendi. posse dicit. Deinde alia similiter<text:line-break/>accidentia scribit, .quorum neque ipso<text:span text:style-name="Default_20_Paragraph_20_Font"><text:span text:style-name="T1">r</text:span></text:span>um causam cogno-<text:line-break/>suere promittit. At Posidonius, o Chryfippe, eiusmodi<text:line-break/>re<text:span text:style-name="Default_20_Paragraph_20_Font"><text:span text:style-name="T1">r</text:span></text:span>um cau<text:span text:style-name="Default_20_Paragraph_20_Font"><text:span text:style-name="T1">t</text:span></text:span>am non ignorare se resert, fed veterum dicta,<text:line-break/>. quae . deinceps percensebo, laudat et recipit. Tu neque<text:line-break/>illorum memor, neque- aliam ipse prolocutus, putas quae-<text:line-break/>stionem esse sclusam, si causam nescire fatearis, quan-<text:line-break/>quam totius operis et rationalium quaestionum et de<text:line-break/>medendis affectibus nihil aliud summam continet quam<text:line-break/>causas adinvenire; ex quibus assectiones et fiant et de-<text:line-break/>sinant. Ita namque aliquis meo iudicio tum, ne ipsae<text:line-break/>generentur, prohibebit, tum generatas sistere poterit<text:line-break/>Etenim ratio est, siquid judico, una cum causis generatio-</text:p>
      <text:p text:style-name="P3">nes et rerum existentias tolli. Hac ratione etiam non<text:line-break/>habes in secundo de affectibus libro ejusmodi aliquid<text:line-break/>nobis perscribere, cui animum advertentes et prohibe-<text:line-break/>mus singulos affectus oriri, et ortis medebimur, qua<text:span text:style-name="Default_20_Paragraph_20_Font"><text:span text:style-name="T1">n-<text:line-break/></text:span></text:span>quam id Plato admirabili modo scripserit, quemadmodum<text:line-break/>et Posidonius indicat admirans virum; divinum quoque<text:line-break/>appellat, ceu maxima reputans ipsius dogmata de affecti-<text:line-break/>bus, deque animae facultatibus, et quae de eo, quod<text:line-break/>neutiquam assectus animi oboriantur, vel oborti citissime<text:line-break/>desinant, ab ipso scripta suere. Coniunctam vero de vir-<text:line-break/>tutibus disciplinam his esse contendit, item eam, quae<text:line-break/>de fine, ac in totum omnia moralis philosophiae placita,<text:line-break/>veluti ex uno vinculo cognitionis animae vicium fit alli-<text:line-break/>gata; ipfeque indicat, quomodo ab iracundia et cupiditate<text:line-break/>assectus proveniant, quaque de causa tempore subsidant,<text:line-break/>effi opiniones adhuc et judicia permaneant de eo, quod<text:line-break/>malum ipsis sit aut suerit obortum. Ad hoc citat testem</text:p>
      <text:p text:style-name="P3">etiam Chryfippum ex fecundo de affectibus libro, lusce<text:line-break/>verbis: <text:span text:style-name="Default_20_Paragraph_20_Font"><text:span text:style-name="T1">rerum de trisiitia, quod repleti nonnulli similiter<text:line-break/>ab ea recedere apparent, quemadm</text:span></text:span>o<text:span text:style-name="Default_20_Paragraph_20_Font"><text:span text:style-name="T1">dum et de Achille<text:line-break/>Patroelum lug</text:span></text:span>e<text:span text:style-name="Default_20_Paragraph_20_Font"><text:span text:style-name="T1">nte haec p</text:span></text:span>o<text:span text:style-name="Default_20_Paragraph_20_Font"><text:span text:style-name="T1">eta saribit ..</text:span></text:span></text:p>
      <text:p text:style-name="P1"><text:span text:style-name="Default_20_Paragraph_20_Font"><text:span text:style-name="T1">Ast hio jam lacr</text:span></text:span>y<text:span text:style-name="Default_20_Paragraph_20_Font"><text:span text:style-name="T1">mis quu</text:span></text:span>i<text:span text:style-name="Default_20_Paragraph_20_Font"><text:span text:style-name="T1">n esset satur atque quereli</text:span></text:span>s,<text:line-break/>item ,</text:p>
      <text:p text:style-name="P1"><text:span text:style-name="Default_20_Paragraph_20_Font"><text:span text:style-name="T1">.Ut desider</text:span></text:span>i<text:span text:style-name="Default_20_Paragraph_20_Font"><text:span text:style-name="T1">um luctu</text:span></text:span>s <text:span text:style-name="Default_20_Paragraph_20_Font"><text:span text:style-name="T1">a</text:span></text:span> m<text:span text:style-name="Default_20_Paragraph_20_Font"><text:span text:style-name="T1">ente recessisset,</text:span></text:span></text:p>
      <text:p text:style-name="Normal"><text:span text:style-name="Default_20_Paragraph_20_Font"><text:span text:style-name="T1">ad Priamun</text:span></text:span>i <text:span text:style-name="Default_20_Paragraph_20_Font"><text:span text:style-name="T1">h</text:span></text:span>o<text:span text:style-name="Default_20_Paragraph_20_Font"><text:span text:style-name="T1">rtandum cum impetu pr</text:span></text:span>o<text:span text:style-name="Default_20_Paragraph_20_Font"><text:span text:style-name="T1">peravit m</text:span></text:span>o<text:span text:style-name="Default_20_Paragraph_20_Font"><text:span text:style-name="T1">esti-<text:line-break/>tiae irrati</text:span></text:span>o<text:span text:style-name="Default_20_Paragraph_20_Font"><text:span text:style-name="T1">nabilitatem pacan</text:span></text:span>s. Deinde rurfus haec ad-<text:line-break/>ducit <text:span text:style-name="Default_20_Paragraph_20_Font"><text:span text:style-name="T1">r Qua ratione n</text:span></text:span>o<text:span text:style-name="Default_20_Paragraph_20_Font"><text:span text:style-name="T1">n desperabit aliqui</text:span></text:span>s, <text:span text:style-name="Default_20_Paragraph_20_Font"><text:span text:style-name="T1">rebu</text:span></text:span>s <text:span text:style-name="Default_20_Paragraph_20_Font"><text:span text:style-name="T1">ita per-<text:line-break/>durantibu</text:span></text:span>s <text:span text:style-name="Default_20_Paragraph_20_Font"><text:span text:style-name="T1">et insta</text:span></text:span>m<text:span text:style-name="Default_20_Paragraph_20_Font"><text:span text:style-name="T1">matione assectuum remittente , rati</text:span></text:span>o-<text:line-break/><text:span text:style-name="Default_20_Paragraph_20_Font"><text:span text:style-name="T1">nem ingredientem et veluti locum capientem assectione</text:span></text:span>s<text:line-break/><text:span text:style-name="Default_20_Paragraph_20_Font"><text:span text:style-name="T1">irrationabilitatem sistere. </text:span></text:span>Manifesto siquidem Chrysippus<text:line-break/>in his confitetur, et assectus inflammationem temporis<text:line-break/>spatio remitti , suspicione adhuc et opinione permanente,<text:line-break/>et homines assectuum motionibus repleri, ac ideo, quum<text:line-break/>affectus exiguam quietem subit, rationem superiorem</text:p>
      <text:p text:style-name="P3">evadere. Haec namque vera quidem sunt, si quae alia,.<text:line-break/>verum cum ipsius hypothesibus discordant, quemadmodum<text:line-break/>etiam quae inferuntur, hoc modo prolata. Dicuntur etiam<text:line-break/>ejusmodi ab affectuum mutatione ;</text:p>
      <text:p text:style-name="P1"><text:span text:style-name="Default_20_Paragraph_20_Font"><text:span text:style-name="T1">Luctu</text:span></text:span>s <text:span text:style-name="Default_20_Paragraph_20_Font"><text:span text:style-name="T1">c</text:span></text:span>o<text:span text:style-name="Default_20_Paragraph_20_Font"><text:span text:style-name="T1">ntinuo m</text:span></text:span>a<text:span text:style-name="Default_20_Paragraph_20_Font"><text:span text:style-name="T1">esti sc</text:span></text:span>i<text:span text:style-name="Default_20_Paragraph_20_Font"><text:span text:style-name="T1">t</text:span></text:span>u<text:span text:style-name="Default_20_Paragraph_20_Font"><text:span text:style-name="T1">r est.</text:span></text:span></text:p>
      <text:p text:style-name="Normal">Praeterea ejusmodi ad tristitiae diductionem : <text:span text:style-name="T18">I</text:span><text:span text:style-name="Default_20_Paragraph_20_Font"><text:span text:style-name="T1">nfelloi-<text:line-break/>bu</text:span></text:span>s <text:span text:style-name="Default_20_Paragraph_20_Font"><text:span text:style-name="T1">delectabil</text:span></text:span>e <text:span text:style-name="Default_20_Paragraph_20_Font"><text:span text:style-name="T1">qu</text:span></text:span>o<text:span text:style-name="Default_20_Paragraph_20_Font"><text:span text:style-name="T1">dammodo est pl</text:span></text:span>o<text:span text:style-name="Default_20_Paragraph_20_Font"><text:span text:style-name="T1">rare e</text:span></text:span>i <text:span text:style-name="Default_20_Paragraph_20_Font"><text:span text:style-name="T1">sartunas de-<text:line-break/>fiere. </text:span></text:span>Insuper his deinde subdit;</text:p>
      <text:p text:style-name="Normal"><text:span text:style-name="Default_20_Paragraph_20_Font"><text:span text:style-name="T1">sic ad, at desiderium patris obvenit illi<text:line-break/>Defundi.</text:span></text:span></text:p>
      <text:p text:style-name="Normal">Et:</text:p>
      <text:p text:style-name="Normal"><text:span text:style-name="Default_20_Paragraph_20_Font"><text:span text:style-name="T1">Eundem suscitavit luctum, reduxit curas lacr</text:span></text:span>y<text:span text:style-name="Default_20_Paragraph_20_Font"><text:span text:style-name="T1">mabile</text:span></text:span>s.<text:line-break/>Denique plura adhuc alia id genus a poetis colligere<text:line-break/>testimonia licet ejus, quod homines tristitia, lacrymis,<text:line-break/>ploratibus, gemitu, victoria, honore et omnibus ejus-<text:line-break/>mosti repleantur, propter quae nihil negotii est colligere<text:line-break/>caulam, ob quam temporis spatio affectus desinunt, ratio</text:p>
      <text:p text:style-name="P3">autem cupiditatum impetui dominatur. Ut enim pars<text:line-break/>animae affectibus obnoxia peculiaria quaedam appetibilia<text:line-break/>concupiscit, ita etiam ipsis, quum accidunt, repletur;<text:line-break/>atque in hoc suum ipsius motum sistit, qui animalis im-<text:line-break/>petu praeerat, et ut secum ducebat, quocunque fe<text:span text:style-name="Default_20_Paragraph_20_Font"><text:span text:style-name="T1">r</text:span></text:span>ebatur.<text:line-break/>Quare affectuum quietis causae incomprehensibiles non<text:line-break/>sunt, quemadmodum Cluyfippus dictisabat, sed etiam ad-<text:line-break/>modum rnauisestae ei, qui cum veteribus nolit contendere.<text:line-break/>Nihil enim tam clarum est, quam vires quasdam in<text:line-break/>nostris animis inesse natura concupiscentes,. hanc vo-<text:line-break/>luptatem, illam dominium et victoriam; quas evidenter<text:line-break/>etiam in aliis animantibus videri - Posidonius affirmat,<text:line-break/>quemadmodum nos quoque statim ab initio primi libri<text:line-break/>ostendimus. Accusat autem recte Chrysippum in eo, quod<text:line-break/>dicit: Forte impetu permanente non obedient reliqua<text:line-break/>ob certum aliam oborientem dispositionem. Fieri siquidem<text:line-break/>non posse alt, ut impetus quidem animi adsit, ab alia<text:line-break/>vero causa quadam ipsius actio impediatur. Unde, quum</text:p>
      <text:p text:style-name="P3">dicit: Sic enim et plo<text:span text:style-name="Default_20_Paragraph_20_Font"><text:span text:style-name="T1">r</text:span></text:span>antes cessant, et nolentes plorare<text:line-break/>plorant, quum fimiles subjecta imaginationes efficiunt:.<text:line-break/>caulam lue quoque rogat Pofidonius, cur etiam plerique<text:line-break/>non volentes subinde plorant et lacrymas cohibe<text:span text:style-name="Default_20_Paragraph_20_Font"><text:span text:style-name="T1">r</text:span></text:span>e ne-<text:line-break/>queuut, ac alii plorare adhuc volentes protinus cessant,<text:line-break/>ob motiones affectibus subditas vehementer ita inhaereo-<text:line-break/>tes , ut non evincantur a voluntate, aut ita omnino ces-<text:line-break/><text:span text:style-name="Default_20_Paragraph_20_Font"><text:span text:style-name="T1">fan</text:span></text:span>tes, ut ab ipfis excitari nequeant. Itu enim, quomodo<text:line-break/>ratio et pugnet cum afibctu, et ab eo differat, invenietur,<text:line-break/>animique vires maniscsto servabuntur, non per Iovem,<text:line-break/>ut Chryfippus alt, propter causas aliquas incomprehenfi-<text:line-break/>biles his accidentibus, verum ob eas, quae a veteribus<text:line-break/>sunt expofitae. Quippe. non Aristoteles tantum aut Plato<text:line-break/>sic opinabantur, sed adhuc priores, aliique nonnulli, et<text:line-break/>Pythagoras, ut etiam Pofidonius inquit, illius et primi<text:line-break/>dogma esse pronuncians, Platonem autem elaborasse fe-<text:line-break/>cisseque ipsum absolutius. Propterea igitur et consuetum<text:line-break/>dines, et om<text:span text:style-name="Default_20_Paragraph_20_Font"><text:span text:style-name="T1">n</text:span></text:span>ino tempus ad affectuum motus plurimum</text:p>
      <text:p text:style-name="P3">posse ridentur; etenim consuetudine irrationabilitas ani-<text:line-break/>mae inolescit in quocunque educetur. Tempore autem,<text:line-break/>ut praedictum est, assectus conquiescunt, repletis iuratio-<text:line-break/>nubilibus animi facultatibus his, quae antea desiderabant.<text:line-break/>At rationales cognitiones, judicia et summatim scientiae<text:line-break/>omnes artesque propter solum ipsum tempus nudum<text:line-break/>neque difficiles ad dissolutionem fieri apparent, quemad-<text:line-break/>modum secundum affectum consuetudines, neque trans-<text:line-break/>poni et cessare, sicuti tristitia aliique assectus. Quis<text:line-break/>namque ab eo, quod bis duo sint quatuor, expletus tem-<text:line-break/>poris processu recessit aliterque putavit? Vel quis de eo,<text:line-break/>quod omnes ex centro circuli aequales exissent? In sin-<text:line-break/>gulisque aliis speculationibus nullus est qui expletus ve-<text:line-break/>terem abjecit opinionem, quemadmodum deponit sistitque<text:line-break/>plorare, tristari, suspirare, lugere, lamentari, quaeque<text:line-break/>hujus generis sunt alia, etsi de praeteritis tanquam malis<text:line-break/>opiniones permaneant. Sufficerent quidem initur et haec<text:line-break/>ad indicationem corum, quae non recte Chrysippus tra-</text:p>
      <text:p text:style-name="P3">didit de animae affectibus, et multo adhuc prius de fa-<text:line-break/>cultatibus ipsius efficientibus; attamen libro quinto de eis-<text:line-break/>dem infuper disserere decrevj. relinquens quidem plurima<text:line-break/>non recte ab eo dicta, illorum vero duntaxat memor<text:line-break/>in quibus fibi ipfe adver<text:span text:style-name="Default_20_Paragraph_20_Font"><text:span text:style-name="T1">t</text:span></text:span>atur, contrariaque audet eviden-<text:line-break/>ter apparentibus proferre. Caeterum indidem ea pariter,<text:line-break/>quae Pofidonius adversus Chryfippum litteris mundaverit,<text:line-break/>in memoriam fum redu<text:span text:style-name="Default_20_Paragraph_20_Font"><text:span text:style-name="T1">c</text:span></text:span>turus.</text:p>
      <text:h text:style-name="P16" text:outline-level="1"><text:span text:style-name="T22">G</text:span><text:bookmark-start text:name="bookmark6"/>ALENI DE HIPPOCRATIS ET PLATO-<text:line-break/>NIS PLACITIS LIBER QVINTVS.<text:bookmark-end text:name="bookmark6"/></text:h>
      <text:h text:style-name="Heading_20_2" text:outline-level="2">Cap. I. </text:h>
      <text:p text:style-name="P27">Sermo de animi affectibus necessarius<text:line-break/>etiam propter fe mihi habitus est; magis autem ipsum<text:line-break/>necessarium Chrysippi sectatores reddiderunt, qui ad ioci<text:line-break/>principem animae facultatem continentis demonstrationem<text:line-break/>eo funt usi. Nam quum ostendissent, quomodo ipsi uui-<text:line-break/>verfos affectus in corde consistere opluentur, ut autem<text:line-break/>veritas habet, fialam iracundiam, deinde ubi assumpsissent,</text:p>
      <text:p text:style-name="P3">uticunque animi affectiones sint, ibi quoque ratiocinatri-<text:line-break/>cem ipsius facultatem haberi, ita jam co<text:span text:style-name="Default_20_Paragraph_20_Font"><text:span text:style-name="T1">n</text:span></text:span>cludunt, in<text:line-break/>corde ratiocinatricem existere. Nos vero, quoniam inde<text:line-break/>iracundia prosilit, vera ipfos dicere affirmamus, non<text:line-break/>tamen, quod uno in loco et irascibilem et ratiocinatricem<text:line-break/>facultatem esse necessarium fit, neque quod unius opera<text:line-break/>facultatis existant, concedimus ; verum demonstrare ipfos<text:line-break/>volumus, sicuti alia; quae ad rationem attinent, sic etiam,<text:line-break/>quod necessario idem affectuum et rationis principium<text:line-break/>exisset. Chrysippus itaque- libro priore de affectibus<text:line-break/>ostendere conatur, affectus ratiocinatricis facultatis quae-<text:line-break/>dam esse judicia. zeno non ipsit judicia, fed <text:span text:style-name="Default_20_Paragraph_20_Font"><text:span text:style-name="T1">t</text:span></text:span>uperve-<text:line-break/>urentes. eis contractiones solutionesque , elationes et casiis<text:line-break/>a<text:span text:style-name="Default_20_Paragraph_20_Font"><text:span text:style-name="T1">n</text:span></text:span>imi affectus esse existimarit. Posidonius autem ab utris-<text:line-break/>que dissentiens laudat simul et admittit Platonis dogma,<text:line-break/>adversaturque Chrysippo, neque judicia esse affectus<text:line-break/>ostendens, neque supervenientia Iudicio , verum motiones</text:p>
      <text:p text:style-name="P3">aliquas aliarum facultatum irrationabilium, quas Plato<text:line-break/>concupiscibilem et irascibilem nominavit. Quum autem<text:line-break/>multa ad veteris placiti demonstrationem prodiderit, quae<text:line-break/>sane praeclara sunt ac opportu<text:span text:style-name="Default_20_Paragraph_20_Font"><text:span text:style-name="T1">n</text:span></text:span>a, eadem superiori libro,<text:line-break/>qui to.tius operis quartus est, conatus <text:span text:style-name="Default_20_Paragraph_20_Font"><text:span text:style-name="T1">t</text:span></text:span>um breviter ad<text:line-break/>commentarii calcem explicare, Etenim in prioribus ipse<text:line-break/>ex meo ingenio percensui, quae evidenter apparentia<text:line-break/>cum Chryfippi placito pugnarent, et quae sibimet con-<text:line-break/>tradicens ipsis protulerit, non remoratus accusatorem ex-<text:line-break/>ternum. Suffecerant igitur et illa . ad demonstrandum,<text:line-break/>plures esse facultates, quibus concupiscimus, irascimur,<text:line-break/>ratiocinamur, et non unam, veluti Chryfippus autumat.<text:line-break/>Apponentur autem non pauca etiam in hoc adhuc libro,<text:line-break/>quae Chryfippus ipsie sibi contraria dicens contestatur<text:line-break/>veris simul et veteri placito. Siquidem alia, quae per-.<text:line-break/>peram ab eo funt dictu, quamvis numero permulta, prae-<text:line-break/>terire decrevi, tum quia opus prolixum fore, si omnia<text:line-break/>probe coa<text:span text:style-name="Default_20_Paragraph_20_Font"><text:span text:style-name="T1">r</text:span></text:span>guam, . censeo, tum quia perfunsunr mihi est,</text:p>
      <text:p text:style-name="P3">eos, qui chryfippi placita collaudant, prae litigandi studio,<text:line-break/>quo erga vereres afficiuntur, litigiosius de ipsis mihi con-<text:line-break/>tradicturos. At in quibus ipse se deiicit pugnatque cum<text:line-break/>manifesto apparentibus, in his puto forsan revereri posse<text:line-break/>aliquem et transire ad meliora, quemadmodum et Post-<text:line-break/>domus factitavit, reveritus falso palam dogmati aliorum<text:line-break/>Stoicorum suffragari, qui eo veniunt contentionis, ut, cum<text:line-break/>rationalis sacultatis assectus esse dixerunt, non concedant,<text:line-break/>animalia irrationalia eorum habere communionem, plurimi<text:line-break/>ne pueros quidem, quoniam scilicet et hi nondum ratio-<text:line-break/>nis compotes <text:span text:style-name="Default_20_Paragraph_20_Font"><text:span text:style-name="T1">t</text:span></text:span>unsi Itaque tam impudenter adversus ea,<text:line-break/>quae omnibus hominibus evidenter apparent, resistere<text:line-break/>ad sophistas pertinet; at quod neque ea, quae statuerunt,<text:line-break/>tueri possint, Ied contraria ipsis scribant, hominum est in<text:line-break/>dicendo non exercitatorum, qualis etiam maxime mira-<text:line-break/>hilis ille Chrysippus in multis operibus deprehenditur.<text:line-break/>Verum de aliis alibi.</text:p>
      <text:h text:style-name="P18" text:outline-level="2">Cap. II. </text:h>
      <text:p text:style-name="P27">At de animi affectibus, quod rationalis fa-<text:line-break/>cultatis non sint, jam Iane etiam superior liber repletus<text:line-break/>est his, quae ipsis vel i<text:span text:style-name="Default_20_Paragraph_20_Font"><text:span text:style-name="T1">n</text:span></text:span>vitus fatetur, nihilominus et hic<text:line-break/>replebitur, huic ducto exordio. Affectum ansuri motio-<text:line-break/>nem quandam praeter naturam rationis expertem esse,<text:line-break/>non veteres tantum, fed Chrysippus quoque concedit.<text:line-break/>Quin etiam, quod motus hic civilium animis non inuafci-<text:line-break/>ter, apud utrosque in confesso esu Qualis autem sit pra-<text:line-break/>vorum anima tum in affectibus, tum ante affectus, non<text:line-break/>itidem exponunt. Chrysippus namque ipsam respondere<text:line-break/>ait corporibus, quae in febres, aut alui profluvium, aut<text:line-break/>aliud quoddam ejusmodi levi ac fortuita occasione in-<text:line-break/>ridere funt idonea. At Posidonius similitudinem ipsius<text:line-break/>dam<text:span text:style-name="Default_20_Paragraph_20_Font"><text:span text:style-name="T1">n</text:span></text:span>at; oportere siquidem ait <text:span text:style-name="Default_20_Paragraph_20_Font"><text:span text:style-name="T1">n</text:span></text:span>on his, verum fimplici-<text:line-break/>ter fanis corporibus pravorum animam assimilare; five<text:line-break/>enim ob magnas causas, five ob partas febricitant , nihil<text:line-break/>interesse, ut patiantur ea et in affectunt quomodocunque</text:p>
      <text:p text:style-name="P3">ducantur, verum eo, quod haec facile, illa difficile in-<text:line-break/>cidunt, invicem differre. Non igitur recte a Chrysippo<text:line-break/>assimilari dicit animae sanitatem corporis sanitati, mor-<text:line-break/>bmn vero corporis constitutioni, quae facile in morbum<text:line-break/>incidat; quippe sapientis animam scilicet nullis ob-<text:line-break/>noxiam affectibus fieri, corpus autem nullum illis esse<text:line-break/>liberum.; verum jultius cristere, ut pravorum animae<text:line-break/>vel corporeae sanitati, quae omnis proclivitatem in mor-<text:line-break/>bum habet, (sic enim appellavit Pofidonius,) vel ipsi morbo<text:line-break/>assimile<text:span text:style-name="Default_20_Paragraph_20_Font"><text:span text:style-name="T1">n</text:span></text:span>tur; esse enim vel morbosum quendam habitum,<text:line-break/>vel jam laborantem. Consentit autem Chrysippo, ut ipse<text:line-break/>et aegrotare dicat animo omnes pravos, similetque mor-<text:line-break/>bum ipsorum commemoratis corporis constitutionibus.<text:line-break/>Itaque fic ad verbum scribit : <text:span text:style-name="Default_20_Paragraph_20_Font"><text:span text:style-name="T1">Quare et morb</text:span></text:span>us <text:span text:style-name="Default_20_Paragraph_20_Font"><text:span text:style-name="T1">animi<text:line-break/>simili</text:span></text:span>s <text:span text:style-name="Default_20_Paragraph_20_Font"><text:span text:style-name="T1">est, n</text:span></text:span>o<text:span text:style-name="Default_20_Paragraph_20_Font"><text:span text:style-name="T1">n, quemadmodum Chr</text:span></text:span>y<text:span text:style-name="Default_20_Paragraph_20_Font"><text:span text:style-name="T1">sippus existimavit,<text:line-break/></text:span></text:span>mo<text:span text:style-name="Default_20_Paragraph_20_Font"><text:span text:style-name="T1">rbese c</text:span></text:span>o<text:span text:style-name="Default_20_Paragraph_20_Font"><text:span text:style-name="T1">rporis habitui pravo, </text:span></text:span>o<text:span text:style-name="Default_20_Paragraph_20_Font"><text:span text:style-name="T1">b quem su</text:span></text:span>b<text:span text:style-name="Default_20_Paragraph_20_Font"><text:span text:style-name="T1">iciuntur<text:line-break/>erraticis nec periodum habeat</text:span></text:span>i<text:span text:style-name="Default_20_Paragraph_20_Font"><text:span text:style-name="T1">bus sentibu</text:span></text:span>s, <text:span text:style-name="Default_20_Paragraph_20_Font"><text:span text:style-name="T1">in quas in-<text:line-break/>cidunt, sed magis assimilatur animae morbus vel c</text:span></text:span>o<text:span text:style-name="Default_20_Paragraph_20_Font"><text:span text:style-name="T1">r-</text:span></text:span></text:p>
      <text:p text:style-name="P3"><text:span text:style-name="Default_20_Paragraph_20_Font"><text:span text:style-name="T1">poreae sanitati pr</text:span></text:span>o<text:span text:style-name="Default_20_Paragraph_20_Font"><text:span text:style-name="T1">clivitatem . in morbum cadendi haben-<text:line-break/>ti, vel ipsi morbo. .sist enim corp</text:span></text:span>o<text:span text:style-name="Default_20_Paragraph_20_Font"><text:span text:style-name="T1">ris morbu</text:span></text:span>s <text:span text:style-name="Default_20_Paragraph_20_Font"><text:span text:style-name="T1">hab</text:span></text:span>i<text:span text:style-name="Default_20_Paragraph_20_Font"><text:span text:style-name="T1">tu</text:span></text:span>s<text:line-break/><text:span text:style-name="Default_20_Paragraph_20_Font"><text:span text:style-name="T1">jam aegrotan</text:span></text:span>s. <text:span text:style-name="Default_20_Paragraph_20_Font"><text:span text:style-name="T1">At qui a Chr</text:span></text:span>y<text:span text:style-name="Default_20_Paragraph_20_Font"><text:span text:style-name="T1">sipp</text:span></text:span>o <text:span text:style-name="Default_20_Paragraph_20_Font"><text:span text:style-name="T1">m</text:span></text:span>o<text:span text:style-name="Default_20_Paragraph_20_Font"><text:span text:style-name="T1">rbu</text:span></text:span>s <text:span text:style-name="Default_20_Paragraph_20_Font"><text:span text:style-name="T1">dicitur,<text:line-break/>fucili</text:span></text:span>ms <text:span text:style-name="Default_20_Paragraph_20_Font"><text:span text:style-name="T1">potiu</text:span></text:span>s <text:span text:style-name="Default_20_Paragraph_20_Font"><text:span text:style-name="T1">cadendi in fabre</text:span></text:span>s <text:span text:style-name="Default_20_Paragraph_20_Font"><text:span text:style-name="T1">apparet. </text:span></text:span>In his sane<text:line-break/>laudo Pofidonium, quod pravorum animas, quum extra<text:line-break/>assectus constiterint, sanis corporibus similes esse prae-<text:line-break/>dicat; non probo autem, quod ejusmodi constitutionem<text:line-break/>morbum nominet. oportebat enim, fi recto sapientum<text:line-break/>animas vellet assimilare, dicere, simili corporibus. modo,<text:line-break/>quae ab affectibus sunt immunia, ipsas habere , sive sunt,<text:line-break/>sive non sunt quaedam .hujusmodi, (superfluum enim<text:line-break/>quantum ad propofitam similitudinem hoc considerare,)<text:line-break/>at provid<text:span text:style-name="Default_20_Paragraph_20_Font"><text:span text:style-name="T1">a</text:span></text:span>rum bono habitu praeditis, medioeritnn vero<text:line-break/>virorum sanis fine bona habitudine, vulgarium autem<text:line-break/>et pravorum iis, qui levi de caula laborant, sed irafcen-<text:line-break/>tiunr aut furibundorum aut summatim affectu aliquo ob-<text:line-break/>sessorum iis, qui jam aegrotant. Sed enim cavisse mihi<text:line-break/>videtur, ne in omnibus a Clmysippo dissentiens . delire-</text:p>
      <text:p text:style-name="P3">hendatur. Quam enim aliam causam dicas eius, qui<text:line-break/>animi morbum ipse constitutioni corporum tum sanorum<text:line-break/>tum jam laborantium constitutioni assimilet? Non enim<text:line-break/>ambobus, verum stolis aegrotantibus animas laborantes<text:line-break/>comparasse erat juslius. Quippe una res, puta animi<text:line-break/>morbus, nequit duabus contrariis rebus, sanitati pariter<text:line-break/>et morbo, assimilari. Si enim hoc, etiam sani salem morbo<text:line-break/>persimilem esse oportebit, .siquidem animae morbo<text:line-break/>utrumque ipsorum assimilavit. Quippe quae eidem similis<text:line-break/>sunt, omnino etiam inter fe similia sunt. At Chrysippus<text:line-break/>absurdius adhuc ne in circuitu quidem morbis quibus-<text:line-break/>dant consistentibus, veluti tertianis aut quarlauis febribus,<text:line-break/>animi morbum assimilari concedit. Scribit itaque hu<text:span text:style-name="Default_20_Paragraph_20_Font"><text:span text:style-name="T1">n</text:span></text:span>c<text:line-break/>in modum: <text:span text:style-name="Default_20_Paragraph_20_Font"><text:span text:style-name="T1">Cogitandum igitur, animi morbum sabuli<text:line-break/>corpori</text:span></text:span>s <text:span text:style-name="Default_20_Paragraph_20_Font"><text:span text:style-name="T1">c</text:span></text:span>o<text:span text:style-name="Default_20_Paragraph_20_Font"><text:span text:style-name="T1">nstituti</text:span></text:span>o<text:span text:style-name="Default_20_Paragraph_20_Font"><text:span text:style-name="T1">ni esse simillimum, q</text:span></text:span>u<text:span text:style-name="Default_20_Paragraph_20_Font"><text:span text:style-name="T1">a non circuitu</text:span></text:span>s<text:line-break/><text:span text:style-name="Default_20_Paragraph_20_Font"><text:span text:style-name="T1">m</text:span></text:span>o<text:span text:style-name="Default_20_Paragraph_20_Font"><text:span text:style-name="T1">d</text:span></text:span>o, <text:span text:style-name="Default_20_Paragraph_20_Font"><text:span text:style-name="T1">sed inordinatae sacre</text:span></text:span>s <text:span text:style-name="Default_20_Paragraph_20_Font"><text:span text:style-name="T1">h</text:span></text:span>o<text:span text:style-name="Default_20_Paragraph_20_Font"><text:span text:style-name="T1">rr</text:span></text:span>o<text:span text:style-name="Default_20_Paragraph_20_Font"><text:span text:style-name="T1">re</text:span></text:span>s<text:span text:style-name="Default_20_Paragraph_20_Font"><text:span text:style-name="T1">que</text:span></text:span> o<text:span text:style-name="Default_20_Paragraph_20_Font"><text:span text:style-name="T1">b</text:span></text:span>o<text:span text:style-name="Default_20_Paragraph_20_Font"><text:span text:style-name="T1">riuntur, et<text:line-break/>praesertim a disposit</text:span></text:span>i<text:span text:style-name="Default_20_Paragraph_20_Font"><text:span text:style-name="T1">one, parvi</text:span></text:span>s<text:span text:style-name="Default_20_Paragraph_20_Font"><text:span text:style-name="T1">que supervenientibus<text:line-break/>causis. </text:span></text:span>Haud novi, quae tandem ipsius sit opinio. Alios</text:p>
      <text:p text:style-name="P3">proclives ad morbum aegrotare jam dicit, jam vero<text:line-break/>aegrotantes nequaquam aegrotare. Nam qui in quartanis<text:line-break/>tertianisque periodis funt, quum quidem concutiuntur et<text:line-break/>febricitant, affectu detinentur; quum autem morbosa ipso-<text:line-break/>rum constitutio commovetur, nihilque horum ipsi patinn-<text:line-break/>tur, sied in dictis intervallis existunt, extra assectus funti<text:line-break/>Morbosam vero constituti<text:span text:style-name="Default_20_Paragraph_20_Font"><text:span text:style-name="T1">o</text:span></text:span>nem assimilaverit aliquis meo<text:line-break/>judicio iis, qui vel lugent, vel amant, vel inrident, vel<text:line-break/>hujusmodi quodam alio urgentur affectu, siquidem, in<text:line-break/>quocunque tempore vel dormiunt, vel ad aliud quoddam<text:line-break/>mentem habent, extra affectum feruntur, paulo post, ubi<text:line-break/>ipsa<text:span text:style-name="Default_20_Paragraph_20_Font"><text:span text:style-name="T1">r</text:span></text:span>um meminerint, in constitutionem quandam febrium<text:line-break/>infultibus persimilem deveniunt Quibus vero neque<text:line-break/>luctus obvenit, neque cupiditas quaedam, vel iracundia<text:line-break/>recens, hi iis, qui corporibus fani funt, similiter habent.<text:line-break/>Quoniam veto et horum ip<text:span text:style-name="Default_20_Paragraph_20_Font"><text:span text:style-name="T1">s</text:span></text:span>orum nonnulli facile capiun-<text:line-break/>tur m<text:span text:style-name="Default_20_Paragraph_20_Font"><text:span text:style-name="T1">o</text:span></text:span>rbis, non<text:span text:style-name="Default_20_Paragraph_20_Font"><text:span text:style-name="T1">n</text:span></text:span>ulli minus, et inter eos, qui animo<text:line-break/>valent, alii his, alii illis similiter habebunt, non tamen</text:p>
      <text:p text:style-name="P3">dicentur animis aegrotare , siquidem ne illi quidem c<text:span text:style-name="Default_20_Paragraph_20_Font"><text:span text:style-name="T1">o</text:span></text:span>r-<text:line-break/>poribus. Sed per Iovem dicet forfan aliquis St<text:span text:style-name="Default_20_Paragraph_20_Font"><text:span text:style-name="T1">o</text:span></text:span>icorum,<text:line-break/>quemadm<text:span text:style-name="Default_20_Paragraph_20_Font"><text:span text:style-name="T1">o</text:span></text:span>dum utique dicunt, non eandem esse animae<text:line-break/>cum. corpore prop<text:span text:style-name="Default_20_Paragraph_20_Font"><text:span text:style-name="T1">o</text:span></text:span>rtionem in affectibus, morbis et fani-<text:line-break/>tale. Quidnam igitur, o praestantissimi, nos ad ipfos dixc-<text:line-break/><text:span text:style-name="Default_20_Paragraph_20_Font"><text:span text:style-name="T1">s</text:span></text:span>imus, assimilatis corporis affectibus m<text:span text:style-name="Default_20_Paragraph_20_Font"><text:span text:style-name="T1">o</text:span></text:span>rbisque animi<text:line-break/>assectus? Cm autem Chrysippus in libro morali de<text:line-break/>affectibus haec scribit? <text:span text:style-name="Default_20_Paragraph_20_Font"><text:span text:style-name="T1">Neque enim circa aegrum corpu</text:span></text:span>s<text:line-break/><text:span text:style-name="Default_20_Paragraph_20_Font"><text:span text:style-name="T1">ar</text:span></text:span>s <text:span text:style-name="Default_20_Paragraph_20_Font"><text:span text:style-name="T1">quaedam ese, quam vocamus medi</text:span></text:span>c<text:span text:style-name="Default_20_Paragraph_20_Font"><text:span text:style-name="T1">inam, n</text:span></text:span>o<text:span text:style-name="Default_20_Paragraph_20_Font"><text:span text:style-name="T1">n</text:span></text:span> mi<text:span text:style-name="Default_20_Paragraph_20_Font"><text:span text:style-name="T1">tem<text:line-break/>et circa animam aegr</text:span></text:span>o<text:span text:style-name="Default_20_Paragraph_20_Font"><text:span text:style-name="T1">tantem ars quaeda</text:span></text:span>m <text:span text:style-name="Default_20_Paragraph_20_Font"><text:span text:style-name="T1">habetur, neque<text:line-break/>hanc in particulari speculatione ac curati</text:span></text:span>o<text:span text:style-name="Default_20_Paragraph_20_Font"><text:span text:style-name="T1">ne illa insu-<text:line-break/>ri</text:span></text:span>o<text:span text:style-name="Default_20_Paragraph_20_Font"><text:span text:style-name="T1">rem esse</text:span></text:span> o<text:span text:style-name="Default_20_Paragraph_20_Font"><text:span text:style-name="T1">portet. Quare itidem veluti corporum medico<text:line-break/>convenit, et</text:span></text:span> i<text:span text:style-name="Default_20_Paragraph_20_Font"><text:span text:style-name="T1">ntra assectus ipsis eveniente</text:span></text:span>s <text:span text:style-name="Default_20_Paragraph_20_Font"><text:span text:style-name="T1">esse (ut con-<text:line-break/></text:span></text:span>sci<text:span text:style-name="Default_20_Paragraph_20_Font"><text:span text:style-name="T1">everunt hoc dicere) et intra peculiarem untt</text:span></text:span>i<text:span text:style-name="Default_20_Paragraph_20_Font"><text:span text:style-name="T1">scnsusque<text:line-break/>curati</text:span></text:span>o<text:span text:style-name="Default_20_Paragraph_20_Font"><text:span text:style-name="T1">ne</text:span></text:span>m , <text:span text:style-name="Default_20_Paragraph_20_Font"><text:span text:style-name="T1">sic et animae medico incumbit , ut quam<text:line-break/>licet maxime</text:span></text:span> l<text:span text:style-name="Default_20_Paragraph_20_Font"><text:span text:style-name="T1">atra haec ambo</text:span></text:span> e<text:span text:style-name="Default_20_Paragraph_20_Font"><text:span text:style-name="T1">xistat. Pt qu</text:span></text:span>o<text:span text:style-name="Default_20_Paragraph_20_Font"><text:span text:style-name="T1">d ita ha-<text:line-break/>beat, didicerit aliquis proportione, quae inter ipso ese ab<text:line-break/>initio exposita; nam proprietas eorum ad haec comparata</text:span></text:span></text:p>
      <text:p text:style-name="P3"><text:span text:style-name="Default_20_Paragraph_20_Font"><text:span text:style-name="T1">c</text:span></text:span>o<text:span text:style-name="Default_20_Paragraph_20_Font"><text:span text:style-name="T1">nsirmabit me</text:span></text:span>o <text:span text:style-name="Default_20_Paragraph_20_Font"><text:span text:style-name="T1">judici</text:span></text:span>o <text:span text:style-name="Default_20_Paragraph_20_Font"><text:span text:style-name="T1">curati</text:span></text:span>o<text:span text:style-name="Default_20_Paragraph_20_Font"><text:span text:style-name="T1">nu</text:span></text:span>m <text:span text:style-name="Default_20_Paragraph_20_Font"><text:span text:style-name="T1">quoque se</text:span></text:span>m<text:span text:style-name="Default_20_Paragraph_20_Font"><text:span text:style-name="T1">iliu</text:span></text:span>i<text:span text:style-name="Default_20_Paragraph_20_Font"><text:span text:style-name="T1">di-<text:line-break/>nem, praeterea utriu</text:span></text:span>s<text:span text:style-name="Default_20_Paragraph_20_Font"><text:span text:style-name="T1">que medicinae inter se pr</text:span></text:span>o<text:span text:style-name="Default_20_Paragraph_20_Font"><text:span text:style-name="T1">porti</text:span></text:span>o<text:span text:style-name="Default_20_Paragraph_20_Font"><text:span text:style-name="T1">nem.<text:line-break/></text:span></text:span>Quod itaque nonnulli animae proportionem cum corpore<text:line-break/>esse volunt, innotuisse arbitror, idque non solum ex<text:line-break/>superius comprehensa sententia, verum ex his pariter,<text:line-break/>quae deinceps quoque hunc in modum describit: <text:span text:style-name="Default_20_Paragraph_20_Font"><text:span text:style-name="T1">Quem-<text:line-break/>admodum enim in corp</text:span></text:span>o<text:span text:style-name="Default_20_Paragraph_20_Font"><text:span text:style-name="T1">re spectatur robur, imb</text:span></text:span>e<text:span text:style-name="Default_20_Paragraph_20_Font"><text:span text:style-name="T1">cillitas,<text:line-break/>firmitas, insirmitas et vis , ad haec sanitas, m</text:span></text:span>o<text:span text:style-name="Default_20_Paragraph_20_Font"><text:span text:style-name="T1">rbus,<text:line-break/>b</text:span></text:span>o<text:span text:style-name="Default_20_Paragraph_20_Font"><text:span text:style-name="T1">nus malu</text:span></text:span>s<text:span text:style-name="Default_20_Paragraph_20_Font"><text:span text:style-name="T1">que habitus, ac alia, quae post haec enume-<text:line-break/>rat, assectu</text:span></text:span>s, <text:span text:style-name="Default_20_Paragraph_20_Font"><text:span text:style-name="T1">aegritudine</text:span></text:span>s <text:span text:style-name="Default_20_Paragraph_20_Font"><text:span text:style-name="T1">et morbi, pari, inquit, modo,<text:line-break/>pr</text:span></text:span>o<text:span text:style-name="Default_20_Paragraph_20_Font"><text:span text:style-name="T1">porti</text:span></text:span>o<text:span text:style-name="Default_20_Paragraph_20_Font"><text:span text:style-name="T1">ne quadam omnibu</text:span></text:span>s <text:span text:style-name="Default_20_Paragraph_20_Font"><text:span text:style-name="T1">his et in anima rationali<text:line-break/>c</text:span></text:span>o<text:span text:style-name="Default_20_Paragraph_20_Font"><text:span text:style-name="T1">nsistunt n</text:span></text:span>o<text:span text:style-name="Default_20_Paragraph_20_Font"><text:span text:style-name="T1">minaaturque</text:span></text:span>. Deinde rursus, <text:span text:style-name="Default_20_Paragraph_20_Font"><text:span text:style-name="T1">inferam</text:span></text:span>, inquit,<text:line-break/><text:span text:style-name="Default_20_Paragraph_20_Font"><text:span text:style-name="T1">tanquam, ut puto, ab huiu</text:span></text:span>s<text:span text:style-name="Default_20_Paragraph_20_Font"><text:span text:style-name="T1">modi pr</text:span></text:span>o<text:span text:style-name="Default_20_Paragraph_20_Font"><text:span text:style-name="T1">p</text:span></text:span>o<text:span text:style-name="Default_20_Paragraph_20_Font"><text:span text:style-name="T1">rti</text:span></text:span>o<text:span text:style-name="Default_20_Paragraph_20_Font"><text:span text:style-name="T1">ne et scmilitu-<text:line-break/>dinc itidem cognominatione in ipso</text:span></text:span>s <text:span text:style-name="Default_20_Paragraph_20_Font"><text:span text:style-name="T1">saeta. </text:span></text:span>E<text:span text:style-name="Default_20_Paragraph_20_Font"><text:span text:style-name="T1">tenim animo<text:line-break/>quo</text:span></text:span>s<text:span text:style-name="Default_20_Paragraph_20_Font"><text:span text:style-name="T1">dam valere dic</text:span></text:span>i<text:span text:style-name="Default_20_Paragraph_20_Font"><text:span text:style-name="T1">mu</text:span></text:span>s <text:span text:style-name="Default_20_Paragraph_20_Font"><text:span text:style-name="T1">et insi</text:span></text:span>n<text:span text:style-name="Default_20_Paragraph_20_Font"><text:span text:style-name="T1">uari, valid</text:span></text:span>o<text:span text:style-name="Default_20_Paragraph_20_Font"><text:span text:style-name="T1">s et invalL<text:line-break/>dos esse, ad haec aeg</text:span></text:span>r<text:span text:style-name="Default_20_Paragraph_20_Font"><text:span text:style-name="T1">otare et sanos esse. </text:span></text:span>Ita etiam<text:line-break/>assectus ej usque infirmitas dicitur, atque his consimilia.<text:line-break/>Manifeste enim in his Chrysippus proportionem quandam</text:p>
      <text:p text:style-name="P2">animi affectuum cum iis, quae corpori accidunt, servare<text:line-break/>cogitat, vitiorum cum vitiis, affectionum cum affectioni-<text:line-break/>. bus, morborum cum morbis, sanitatis. cum sanitate, boni<text:line-break/>habitus cum bono habitu, roboris cum robore, imbecilli-<text:line-break/>latis cum imbecillitate, et summatim omnium, quae simili<text:line-break/>nomine. dicuntur, cum omnibus. Quippe nomen ratio-<text:line-break/>nemque .ipsorum esse eandem, siquidem synonyma ipsa<text:line-break/>esse pronunciat; quapropte<text:span text:style-name="Default_20_Paragraph_20_Font"><text:span text:style-name="T1">r, </text:span></text:span>ut quis . universim. corporis<text:line-break/>morbum definiat, necessarium huic csse et animi mor-<text:line-break/>bum pari modo definire. Quod itaque Chryiippo iustitu-<text:line-break/>tum est, proportionem universam et interpretari, et tueri,<text:line-break/>hinc manifeste constat. At si aggressus ipsum facere non<text:line-break/>assequitur, quod propositum est, haud desistendum est a<text:line-break/>similitudine, verum disciplina tanquam minime verax<text:line-break/>damnanda est. Id vero nihilominus ipsi inest in luhse-<text:line-break/>quanti toto sermone , qui in opere morali de affectibus<text:line-break/>habetur; scribit itaque hunc in modum. <text:span text:style-name="Default_20_Paragraph_20_Font"><text:span text:style-name="T1">Quare etiam<text:line-break/>pro more Zenoni orati</text:span></text:span>o <text:span text:style-name="Default_20_Paragraph_20_Font"><text:span text:style-name="T1">producta est. Animi morbus</text:span></text:span></text:p>
      <text:p text:style-name="P3"><text:span text:style-name="Default_20_Paragraph_20_Font"><text:span text:style-name="T1">corpori</text:span></text:span>s <text:span text:style-name="Default_20_Paragraph_20_Font"><text:span text:style-name="T1">instrmitati simillimu</text:span></text:span>s <text:span text:style-name="Default_20_Paragraph_20_Font"><text:span text:style-name="T1">est; dicitur autem corporis<text:line-break/>morbus esse immoderatio calidi in eo, fulgidi, sicci et<text:line-break/>humidi. </text:span></text:span>Ac paulo post: <text:span text:style-name="Default_20_Paragraph_20_Font"><text:span text:style-name="T1">Corporis sanitas bona quaedam<text:line-break/>temp</text:span></text:span>e<text:span text:style-name="Default_20_Paragraph_20_Font"><text:span text:style-name="T1">ries et c</text:span></text:span>o<text:span text:style-name="Default_20_Paragraph_20_Font"><text:span text:style-name="T1">mmoderatio comm</text:span></text:span>e<text:span text:style-name="Default_20_Paragraph_20_Font"><text:span text:style-name="T1">m</text:span></text:span>o<text:span text:style-name="Default_20_Paragraph_20_Font"><text:span text:style-name="T1">ratorum. </text:span></text:span>Ac deinde<text:line-break/>rursus : <text:span text:style-name="Default_20_Paragraph_20_Font"><text:span text:style-name="T1">Puto enim, esse bonam corporis hab</text:span></text:span>i<text:span text:style-name="Default_20_Paragraph_20_Font"><text:span text:style-name="T1">tudinem opt</text:span></text:span>io<text:line-break/><text:span text:style-name="Default_20_Paragraph_20_Font"><text:span text:style-name="T1">mam dictorum temperiem. </text:span></text:span>Iterum que deinceps, <text:span text:style-name="Default_20_Paragraph_20_Font"><text:span text:style-name="T1">Dicuntur<text:line-break/>autem et haec non abs re in corpore, eo quod in calidis,<text:line-break/></text:span></text:span>ful<text:span text:style-name="Default_20_Paragraph_20_Font"><text:span text:style-name="T1">g</text:span></text:span>i<text:span text:style-name="Default_20_Paragraph_20_Font"><text:span text:style-name="T1">di</text:span></text:span>s, <text:span text:style-name="Default_20_Paragraph_20_Font"><text:span text:style-name="T1">humidis et sicci</text:span></text:span>s <text:span text:style-name="Default_20_Paragraph_20_Font"><text:span text:style-name="T1">evenien</text:span></text:span>s <text:span text:style-name="Default_20_Paragraph_20_Font"><text:span text:style-name="T1">commoderatio aut<text:line-break/>immoderatio ese sanita</text:span></text:span>s <text:span text:style-name="Default_20_Paragraph_20_Font"><text:span text:style-name="T1">aut morbu</text:span></text:span>s. <text:span text:style-name="Default_20_Paragraph_20_Font"><text:span text:style-name="T1">At in nervi</text:span></text:span>s<text:line-break/><text:span text:style-name="Default_20_Paragraph_20_Font"><text:span text:style-name="T1">commod</text:span></text:span>e<text:span text:style-name="Default_20_Paragraph_20_Font"><text:span text:style-name="T1">ratio aut .immoderatio robur vel imbecillitas,<text:line-break/>firmitas vel instrmitas exisiit; in membri</text:span></text:span>s <text:span text:style-name="Default_20_Paragraph_20_Font"><text:span text:style-name="T1">autem conan</text:span></text:span>o-<text:line-break/><text:span text:style-name="Default_20_Paragraph_20_Font"><text:span text:style-name="T1">de</text:span></text:span>m<text:span text:style-name="Default_20_Paragraph_20_Font"><text:span text:style-name="T1">tio vel immoderatio pulchri</text:span></text:span>t<text:span text:style-name="Default_20_Paragraph_20_Font"><text:span text:style-name="T1">udo aut. turpitudo esu<text:line-break/></text:span></text:span>Sed haec, o praeclare Chrysippe, omnia recte percen-<text:line-break/>snisti; trade autem nobis, ut pollicitus es, proportionem<text:line-break/>eorum, quae in anima consimili ipsis nomine appellam<text:line-break/>sunt, auspicatus a sanitate et mo<text:span text:style-name="Default_20_Paragraph_20_Font"><text:span text:style-name="T1">r</text:span></text:span>bo. . Quemadmodum<text:line-break/>enim sanitas corporis est commoderatio simplicissimarum<text:line-break/>ejus partium, quae jam et elementa nuncupamus, calidi</text:p>
      <text:p text:style-name="P3">dico, et frigidi, ct sicci, et humidi, eodem modo etiam<text:line-break/>erit animi sanitas commode<text:span text:style-name="Default_20_Paragraph_20_Font"><text:span text:style-name="T1">r</text:span></text:span>atio quaedam simplicium<text:line-break/>ipsius partium: quae tandem, et quot, quomodoque in-<text:line-break/>vicem fe habeant, perloqui tibi erit necessarium, si nihil<text:line-break/>eorum, quae promisisti, es omisimus. Quin etiam morbus<text:line-break/>animi similiter immoderatio quaedam est et discordia<text:line-break/>ipsarum ha<text:span text:style-name="Default_20_Paragraph_20_Font"><text:span text:style-name="T1">r</text:span></text:span>um partium inte<text:span text:style-name="Default_20_Paragraph_20_Font"><text:span text:style-name="T1">r</text:span></text:span> fe, quarum commoderatio<text:line-break/>animi erat simitas. Sunt autem hae partes juxta Plato-<text:line-break/>nis sententiam i<text:span text:style-name="Default_20_Paragraph_20_Font"><text:span text:style-name="T1">r</text:span></text:span>ascibilis, rationalis, praete<text:span text:style-name="Default_20_Paragraph_20_Font"><text:span text:style-name="T1">r</text:span></text:span>ea ad haec<text:line-break/>tertia concupiscibilis; ut se<text:span text:style-name="Default_20_Paragraph_20_Font"><text:span text:style-name="T1">r</text:span></text:span>vetur sanitatis et morbi om-<text:line-break/>nino similitudo animi cum corpore; etenim concordes<text:line-break/>invicem hae tres et in nullo dissidentes sanitatem animi<text:line-break/>efficiunt, discordes autem et contendentes morbum; est<text:line-break/>namque morbus superius quoddam et universalius, veluti<text:line-break/>paulo ante dictum est. Comp<text:span text:style-name="Default_20_Paragraph_20_Font"><text:span text:style-name="T1">r</text:span></text:span>ehendimus ilaque ipsius<text:line-break/>notionem hoc pacto : rei natura congenitae dissidium ex<text:line-break/>aliqua corruptela; sic enim Plato in Sophista definit iti</text:p>
      <text:p text:style-name="P3">Quod autem suprema est demonstratio haec, et omnes<text:line-break/>particulares morbos exacte comprehendit tum animi<text:line-break/>nostri, tum corporis, tum aliorum animantium stirpium-<text:line-break/>que, jam vero eos etiam, qui in civitatibus tutis, hamL<text:line-break/>operofum est condiscere: sic enim, puto, civili bello op-<text:line-break/>preffas civitates intestino bello aegrotare in seipsis dici-<text:line-break/>mus, tanquam ii, qui congeueres natura in ipsis sunt, .<text:line-break/>ad pugnam descenderint. Haec sane .generalissima totius<text:line-break/>morbi notio est; at simplicissimarum partium invicem<text:line-break/>seditio minus hac est generalis, et hac , adhuc minus,<text:line-break/>qtmm calidi, frigidi, sicci et humidi immoderatio quae-<text:line-break/>dum esse dicitur, corporis enim haec solius et aliorum<text:line-break/>nullius est morbus, quemadmodum et ratiociuatiicis dissi-<text:line-break/>dium nullius aliorum est praeterquam animi morbus.<text:line-break/>At Cluyfippus duplici modo peccat in horum disciplina:<text:line-break/>primum quidem, quia ipse secum dissentit, in opere qui-<text:line-break/>dem ethico de affectibus dicens , animi morbum univoce<text:line-break/>eum .corporis morbo appellari, primo autem logicorum</text:p>
      <text:p text:style-name="P3">assimilans ipsimi <text:span text:style-name="Default_20_Paragraph_20_Font"><text:span text:style-name="T1">s</text:span></text:span>olubili et ad corruptionem p<text:span text:style-name="Default_20_Paragraph_20_Font"><text:span text:style-name="T1">r</text:span></text:span>oclivi<text:line-break/>sanitati; deiudc quoniam neque quod vere pollicitus erat<text:line-break/>in Therapeutico et Ethico inscripto libro potuit iudicare.<text:line-break/>Quid autem hoc? partium animi inter fe conrmoderatio,<text:line-break/>qua valere dicitur et aegrotare; omnes enim ipsius tum<text:line-break/>assectus tum morbos in uno quum statuisset fieri rationali,<text:line-break/>merito ignorat ostendere, quarum sit partium commodem-<text:line-break/>fio animi sanitas. Pari modo quum in commoderatione<text:line-break/>partium fieri pulcluitndinetu constituifiet, in immodera-<text:line-break/>tione vero quadam deformitatem , non injurla nescit in-<text:line-break/>dicare, qualium animi partium symmetria pulchritudo sit,<text:line-break/>qualium vero . immoderatio desormitas, etsi scribat <text:span text:style-name="Default_20_Paragraph_20_Font"><text:span text:style-name="T1">t</text:span></text:span>uli-<text:line-break/>inde post ea, quae paulo ante ipsius apposui, hunc in<text:line-break/>modum; Q<text:span text:style-name="Default_20_Paragraph_20_Font"><text:span text:style-name="T1">uare etiam p</text:span></text:span>u<text:span text:style-name="Default_20_Paragraph_20_Font"><text:span text:style-name="T1">lchra</text:span></text:span> i<text:span text:style-name="Default_20_Paragraph_20_Font"><text:span text:style-name="T1">.el defermis anima se-<text:line-break/>m</text:span></text:span>i<text:span text:style-name="Default_20_Paragraph_20_Font"><text:span text:style-name="T1">ndam proportionem dicet</text:span></text:span>u<text:span text:style-name="Default_20_Paragraph_20_Font"><text:span text:style-name="T1">r pr</text:span></text:span>o <text:span text:style-name="Default_20_Paragraph_20_Font"><text:span text:style-name="T1">c</text:span></text:span>o<text:span text:style-name="Default_20_Paragraph_20_Font"><text:span text:style-name="T1">mmoderatione qt</text:span></text:span>i<text:span text:style-name="Default_20_Paragraph_20_Font"><text:span text:style-name="T1">a-<text:line-break/>dam et immoderat</text:span></text:span>io<text:span text:style-name="Default_20_Paragraph_20_Font"><text:span text:style-name="T1">ne eju</text:span></text:span>s<text:span text:style-name="Default_20_Paragraph_20_Font"><text:span text:style-name="T1">modi n</text:span></text:span>o<text:span text:style-name="Default_20_Paragraph_20_Font"><text:span text:style-name="T1">nnullarum partium.<text:line-break/></text:span></text:span>Quod igitur ex commoderatione quadam et immodera-<text:line-break/>ti.ohc hujusmodi nonnullarum animae partium vel Pns-</text:p>
      <text:p text:style-name="P3">chram vel turpem esse, dicere oportet, et sanam et ae-<text:line-break/>grotantem, recte a Clrryfippo pronunciatum est. At quae<text:line-break/>hujusmodi animae partes sint, quum non possit dicere,<text:line-break/>tanquam in una sola ratiocinatrice et sanitatem ipsius, et<text:line-break/>mo<text:span text:style-name="Default_20_Paragraph_20_Font"><text:span text:style-name="T1">r</text:span></text:span>bum, et pulchritudinem, et deformitatem constituens,<text:line-break/>cogitur et implicare sermonem et functionum ipsis tan-<text:line-break/>quam partium meminisse. Ab his, quae adjeci , ita fcri-<text:line-break/>bit : <text:span text:style-name="Default_20_Paragraph_20_Font"><text:span text:style-name="T1">sunt autem partes animae , per quas ratio in ea<text:line-break/>c</text:span></text:span>o<text:span text:style-name="Default_20_Paragraph_20_Font"><text:span text:style-name="T1">nstituta est, et in</text:span></text:span> i<text:span text:style-name="Default_20_Paragraph_20_Font"><text:span text:style-name="T1">psa rati</text:span></text:span>o<text:span text:style-name="Default_20_Paragraph_20_Font"><text:span text:style-name="T1">ne disp</text:span></text:span>o<text:span text:style-name="Default_20_Paragraph_20_Font"><text:span text:style-name="T1">siti</text:span></text:span>o, <text:span text:style-name="Default_20_Paragraph_20_Font"><text:span text:style-name="T1">ac pulchra<text:line-break/>turpisve est anima, pr</text:span></text:span>o<text:span text:style-name="Default_20_Paragraph_20_Font"><text:span text:style-name="T1">ut principalis pars se habet sic<text:line-break/>vel sic secundum peculiares partiti</text:span></text:span>o<text:span text:style-name="Default_20_Paragraph_20_Font"><text:span text:style-name="T1">nes. </text:span></text:span>Quales peculra-<text:line-break/>res partitiones, o Clrrysippe, ascribens deinde nos a ne-<text:line-break/>gotiis liberabis? Sed neque hic ascripsisti, neque in alio<text:line-break/>tuo libro, sed, tanquam non in hoc tota summa operis<text:line-break/>de affectibus existat, recedis statim ab ipfius disciplina,<text:line-break/>et siermonem in rebus non ad rem pertinentibus producis,<text:line-break/>quum reservet morari et ostendere, quae tandem ratio-<text:line-break/>cinatricis animae partes existant. Quoniam igitur tu</text:p>
      <text:p text:style-name="P3">praetermisisti sive volens sive inritus sermonem (non<text:line-break/>enim possum coniicere), ego conabor, placita- tua sequens,<text:line-break/>tum invenire voluntatem tuam, tum de veritate ipsius<text:line-break/>considerare, initium ab oratione superius comprehensu<text:line-break/><text:span text:style-name="Default_20_Paragraph_20_Font"><text:span text:style-name="T1">t</text:span></text:span>umens, quae hunc in modum habet.</text:p>
      <text:h text:style-name="Heading_20_2" text:outline-level="2">Cap. III. </text:h>
      <text:p text:style-name="P27">Sunt autem animae partes, per quas ratio<text:line-break/>in ea consistit. ln memoriam forte reducens nobis ea,<text:line-break/>quae in libris de ratione scripta sunt, per quae tradidisti,<text:line-break/>quod notionum quarundam et praesumptionum sit cola<text:line-break/>lectio. Verum si notiones singulas assumptionesque partes<text:line-break/>animae esse a<text:span text:style-name="Default_20_Paragraph_20_Font"><text:span text:style-name="T1">r</text:span></text:span>bitraris, dupliciter erras. Primum enim<text:line-break/>non animae, <text:span text:style-name="Default_20_Paragraph_20_Font"><text:span text:style-name="T1">t</text:span></text:span>e d rationis has esse partes dicendum erat,<text:line-break/>quemadmodum fano scribis etiam in opere de ratione;<text:line-break/>quippe non idem est anima et ratio ; tum etiam in hac<text:line-break/>superius posita oratione ostendisti, rationem unum aliquod<text:line-break/>esse eorum, quae in anima consistunt. Non idem vero<text:line-break/>anima est et id, quod in ea consistit. Deinde, si hoc<text:line-break/>quoque aliquis irreprehensum permiserit, certe notiones</text:p>
      <text:p text:style-name="P3">et praesumptiones non partes animae, fid actiones quas-<text:line-break/>dam esse dicere oportet. Nihil autem ex propriis fun-<text:line-break/>erronibus compositum est, neque oculus, neque auris,<text:line-break/>neque manus,. neque crus, neque aliud omnium quic-<text:line-break/>quam; verum sunt actiones quidem oculi coloris cujus-<text:line-break/>que discretiones, albi sit nigri, flavi et gilvi, aliorumque<text:line-break/>omnium; sicuti et auris rursus vocum, acutae, gravis;<text:line-break/>magnae,. parvae, lenis et asperae; non tamensuae sunt<text:line-break/>partes vel auris, vel oculi. Verum novisti sane et tu<text:line-break/>manifesto, cornu specie csse quandam tunicam, et acini<text:line-break/>fpecie alteram, praeterea humorem et crystallinum, et<text:line-break/>vitreum aliasque hujusmodi oculorum partes, quemadmo-<text:line-break/>dum et. auris ossa, cartilagines, nervos, membranas ac<text:line-break/>id genus alias. Ne igitur in anima partes cum functio-<text:line-break/>nibus consundilo ; siquidem notiones praesumptionesque<text:line-break/>animae actiones sunt, veluti ipsis tu alibi doces; item<text:line-break/>auditorum spiritus visor; usque , praeterea voci et gene-<text:line-break/>rationi dicatus, ad haec omnia principi animae parti,</text:p>
      <text:p text:style-name="P3">in quo etiam rationem ajeba.s consulere, ex qua potissi-<text:line-break/>mum parte . animae deformitatem et pulcluitudinem in-<text:line-break/>nasci ei resera. Hic, inquam, spiritus duo quidem possidet<text:line-break/>partes et constitutiones , elementaque per tota invicem<text:line-break/>temperata, frigidum et calidum; sin aliis quoque nomi-<text:line-break/>nibus a substantia voles ipsa appellare, aerem et .ignem,<text:line-break/>quin imo madorem quendam assumpserunt a corporibus,<text:line-break/>in quibus perviviscunt ; scd^ mirare<text:span text:style-name="Default_20_Paragraph_20_Font"><text:span text:style-name="T1">r</text:span></text:span>, fi horum commode-<text:line-break/>rationem, sanitatem aut pulchritudinem principem ununae<text:line-break/>partem esse volueris. Nam corporis ipsius sanitatem in<text:line-break/>his collocare conveniebat; principalis autem animae partis<text:line-break/>non item in his, ne ipso quoque te auctore. Abolitum<text:line-break/>itaque nobis totum exemplum, et rmivocationis promissio<text:line-break/>omnino evanescit, dum non possumus ostendere, eodem<text:line-break/>modo in principe animae parte nrorbunr aut sanitatem,<text:line-break/>pulchritudinem aut deformitatem, quemadmodum in tuto<text:line-break/>corpore, coufistere; etsi hoc prius promiseras recte intel-</text:p>
      <text:p text:style-name="P3">ligens servansque omnium dictorum notionem, non tamen<text:line-break/>perIequi in totum potuisti, neque interpretatus es tum<text:line-break/>proportionem, tum similitudinem eorum, quae in anima, .f<text:line-break/>cum illis, quae in corpore fiunt. Rursus rlaque sermo-<text:line-break/>nem repetam , ut aliquem finem abunde nunc consequatur.<text:line-break/>Morbi notionem in primo de affectibus Chrysippus con-<text:line-break/>fundit, respondere inquiens animi morbum corporis con-<text:line-break/>stitutioni, qua facile in febres, aut alui profluvia, aut<text:line-break/>hujusmodi aliquid prolabitur. At in therapeutico morbi<text:line-break/>notionem servavit, nihil solicitus, quod ipse sibi adversa-<text:line-break/>retur; exponere vero, ut pollicitus erat, animae morbum<text:line-break/>una cum aliis, quibus respondere ipsam ait corpori, om-<text:line-break/>nrno non potuit, praeter quod etiam in idem confundit<text:line-break/>tum sanitatem animae , tum pulchritudinem ; in corpore<text:line-break/>quidem enim ad amussim ea distinxit, sanitatem in ele-<text:line-break/>mentorum symmetria collocans, pulchri tudnrem ru patrium<text:line-break/>commoderatione. ld quod manifesto indicavit oratione<text:line-break/>paulo ante commemorata, ubi sanitatem corporis lu</text:p>
      <text:p text:style-name="P3">calido, .frigido, sicco et humido commode<text:span text:style-name="Default_20_Paragraph_20_Font"><text:span text:style-name="T1">r</text:span></text:span>ationeru<text:line-break/>esse affirmat; qum nimirum corporum sunt . elementa.<text:line-break/>Pulchritudinem ve<text:span text:style-name="Default_20_Paragraph_20_Font"><text:span text:style-name="T1">r</text:span></text:span>o non in elementorum, fed in per-<text:line-break/>timn eommoderatione consistere arbitratur, digiti ad digi-<text:line-break/>tum <text:span text:style-name="Default_20_Paragraph_20_Font"><text:span text:style-name="T1">s</text:span></text:span>cilicet, omniumque ipsorum ad metacarpium et<text:line-break/>ca<text:span text:style-name="Default_20_Paragraph_20_Font"><text:span text:style-name="T1">r</text:span></text:span>pum, et horum ad cubitum, cubiti ad brachium, et<text:line-break/>omnium ad omnia, quemadmodum in Polycleti regula<text:line-break/>scriptum esu omnes nmque corporis commoderationes<text:line-break/>quum in illo commentario Polycletus nos docuisset, opere<text:line-break/>sermonem consumavit, fabricatus statuam juxta <text:span text:style-name="Default_20_Paragraph_20_Font"><text:span text:style-name="T1">s</text:span></text:span>ermonis<text:line-break/>exordia, et vocans etiam ipsam statuam, veluti.et com-<text:line-break/>rn en tarium, regulam. Pulchritudo sane corporis in par-<text:line-break/>tium eommoderatione fecundum omnes et medicos et<text:line-break/>philosophos consistit; sanitas vero elementorum rursus,<text:line-break/>quaecunque flet, inter se est commoderatio ; sive enim ex<text:line-break/>corpusculis et meatibus, ut Asclepiades putarit, animan-<text:line-break/>tium corpora confiunt, horum commodcratio est sanitas;</text:p>
      <text:p text:style-name="P3">sive ex atomis, ut Eprcurus, sive ex similaribus; ut<text:line-break/>Anaxagoras, sive ex calido, frigido, sicco et humido,<text:line-break/>quemadmodum et Chrysippus opinatur, omnesque Stoici,<text:line-break/>atque ante ipsus Aristoteles et Theophrastus, et ante hos<text:line-break/>adhuc Plato et Hippocrates, elementorum in omnibus<text:line-break/>commoderatio sanitatem efficit. <text:span text:style-name="Default_20_Paragraph_20_Font"><text:span text:style-name="T1">S</text:span></text:span>i igitur aliquis volet<text:line-break/>omnem proportionem eorum, quae in corpore, cum iis,<text:line-break/>quae in anima sunt, conservare, ut promisit Chrysippus,<text:line-break/>offendere hunc oportet, ex quibus simplicibus veluti ele-<text:line-break/>mentis composita fit tota anima, ut in horum invicem<text:line-break/>commoderatione sanitatem et morbum ipsius fieri iuve-<text:line-break/>niat, id quod Plato factitarit. Verum Chrysippus neque<text:line-break/>hanc potuit docere similitudinem, etsi pollicitus, nequo<text:line-break/>pulchritudinis animae, fed in idem pulchritudinem cum<text:line-break/>sanitate confudit. Nam fecundum proprias ratlonis par-<text:line-break/>titiones pulchram aut turpem fieri animam dixit: fana<text:line-break/>autem vel morbida quomodo fiat, reliquit, in idem, puto,</text:p>
      <text:p text:style-name="P3">ambo con<text:span text:style-name="Default_20_Paragraph_20_Font"><text:span text:style-name="T1">t</text:span></text:span>undens , ut qui nequeat exacte distincteque de<text:line-break/>ipsis disputare, quemadmodum Plato facit tum in aliis<text:line-break/>quibusdam, tum i<text:span text:style-name="Default_20_Paragraph_20_Font"><text:span text:style-name="T1">n</text:span></text:span> Sophista, partium animae inter se<text:line-break/>discordiam animae morbum esse affirmans, efferatos au-<text:line-break/>tem et immoderatos ipsius motus, hoc est, sunctiones ex<text:line-break/>animi impetu prolectas, turpitudinem , sicuti et partium<text:line-break/>ipsius inter se concordiam commoderationemque fausta-<text:line-break/>tem , motuunr vero mediocritatem pulcluitudinem. Sicut<text:line-break/>enim corporis pulchritudo in partium commoderatioue<text:line-break/>generationem obtinet, eodem modo sunctio propter par-<text:line-break/>ticularium motuum commoderationem pulchra evadit : ita<text:line-break/>Iane et saltare, et pancratium ludum agere, luctari et<text:line-break/>ire decenter et pulchre nonnulli dicuntur, alii vero in-<text:line-break/>decore et turpiter. Sane in commoderatione motionum<text:line-break/>particularium pulchritudo actionum est cognitu, exim-<text:line-break/>moderatione turpitudo. Platonis verba ex Sophista sic<text:line-break/>habent. HOS. <text:span text:style-name="Default_20_Paragraph_20_Font"><text:span text:style-name="T1">Duae specie</text:span></text:span>s <text:span text:style-name="Default_20_Paragraph_20_Font"><text:span text:style-name="T1">mali</text:span></text:span>t<text:span text:style-name="Default_20_Paragraph_20_Font"><text:span text:style-name="T1">iae in anima dicentur.</text:span></text:span></text:p>
      <text:p text:style-name="P2">T II E. <text:span text:style-name="Default_20_Paragraph_20_Font"><text:span text:style-name="T1">Quaenam ?</text:span></text:span> II O S. <text:span text:style-name="Default_20_Paragraph_20_Font"><text:span text:style-name="T1">Alle</text:span></text:span>v<text:span text:style-name="Default_20_Paragraph_20_Font"><text:span text:style-name="T1">a velati morbus in cor-<text:line-break/>p</text:span></text:span>u<text:span text:style-name="Default_20_Paragraph_20_Font"><text:span text:style-name="T1">re , altera veluti turpitudo innascens. </text:span></text:span>T H E. <text:span text:style-name="Default_20_Paragraph_20_Font"><text:span text:style-name="T1">Non in-<text:line-break/>telligo. </text:span></text:span>II OS. <text:span text:style-name="Default_20_Paragraph_20_Font"><text:span text:style-name="T1">Morbum fuesen et diseordiam non idem<text:line-break/>putas?</text:span></text:span> TUE. <text:span text:style-name="Default_20_Paragraph_20_Font"><text:span text:style-name="T1">Neque ad hoc qu</text:span></text:span>i<text:span text:style-name="Default_20_Paragraph_20_Font"><text:span text:style-name="T1">d respondendum sit<text:line-break/>habe</text:span></text:span>o. II O S. <text:span text:style-name="Default_20_Paragraph_20_Font"><text:span text:style-name="T1">Utru</text:span></text:span>m <text:span text:style-name="Default_20_Paragraph_20_Font"><text:span text:style-name="T1">aliud quippia</text:span></text:span>m <text:span text:style-name="Default_20_Paragraph_20_Font"><text:span text:style-name="T1">seditione</text:span></text:span>m <text:span text:style-name="Default_20_Paragraph_20_Font"><text:span text:style-name="T1">arbi-<text:line-break/>tra</text:span></text:span>v<text:span text:style-name="Default_20_Paragraph_20_Font"><text:span text:style-name="T1">is, quam ejus, quod natura connatum est, dise</text:span></text:span>o<text:span text:style-name="Default_20_Paragraph_20_Font"><text:span text:style-name="T1">rdiam<text:line-break/>ex corruptela quadam provenientem?</text:span></text:span> T HE. <text:span text:style-name="Default_20_Paragraph_20_Font"><text:span text:style-name="T1">Nihil aliud.<text:line-break/></text:span></text:span>HOS. <text:span text:style-name="Default_20_Paragraph_20_Font"><text:span text:style-name="T1">Turpitudone aliud qu</text:span></text:span>i<text:span text:style-name="Default_20_Paragraph_20_Font"><text:span text:style-name="T1">ppiam est praeterquam im-<text:line-break/>moderationis undique defe</text:span></text:span>n<text:span text:style-name="Default_20_Paragraph_20_Font"><text:span text:style-name="T1">natum genus?</text:span></text:span> TUE. <text:span text:style-name="Default_20_Paragraph_20_Font"><text:span text:style-name="T1">Nequa-<text:line-break/>quam al</text:span></text:span>i<text:span text:style-name="Default_20_Paragraph_20_Font"><text:span text:style-name="T1">ud. </text:span></text:span>Sic in universum de m<text:span text:style-name="Default_20_Paragraph_20_Font"><text:span text:style-name="T1">o</text:span></text:span>rbo et tu<text:span text:style-name="Default_20_Paragraph_20_Font"><text:span text:style-name="T1">r</text:span></text:span>pitudine,<text:line-break/>. quale natura utrumque ipsorum existat, Plato nos docuit,<text:line-break/>et quom<text:span text:style-name="Default_20_Paragraph_20_Font"><text:span text:style-name="T1">o</text:span></text:span>do animis innascantur deinceps tradens de morbo<text:line-break/>haec quoque scribit. HOS. <text:span text:style-name="Default_20_Paragraph_20_Font"><text:span text:style-name="T1">Jam in anima nonne</text:span></text:span> o<text:span text:style-name="Default_20_Paragraph_20_Font"><text:span text:style-name="T1">pinio-<text:line-break/>ne</text:span></text:span>s <text:span text:style-name="Default_20_Paragraph_20_Font"><text:span text:style-name="T1">cum cupiditatibu</text:span></text:span>s, <text:span text:style-name="Default_20_Paragraph_20_Font"><text:span text:style-name="T1">et iracundiam cum voluptatibu</text:span></text:span>s,<text:line-break/><text:span text:style-name="Default_20_Paragraph_20_Font"><text:span text:style-name="T1">et rationem cum dolore, atque omnia inter se haec in<text:line-break/>prave assec</text:span></text:span>l<text:span text:style-name="Default_20_Paragraph_20_Font"><text:span text:style-name="T1">i</text:span></text:span>s <text:span text:style-name="Default_20_Paragraph_20_Font"><text:span text:style-name="T1">sentimu</text:span></text:span>s <text:span text:style-name="Default_20_Paragraph_20_Font"><text:span text:style-name="T1">disieatire ?</text:span></text:span> <text:span text:style-name="Default_20_Paragraph_20_Font"><text:span text:style-name="T8">Τ</text:span></text:span><text:span text:style-name="Default_20_Paragraph_20_Font"><text:span text:style-name="T13"> </text:span></text:span>II E. <text:span text:style-name="Default_20_Paragraph_20_Font"><text:span text:style-name="T1">Vohementer<text:line-break/>sane. </text:span></text:span>II O S. <text:span text:style-name="Default_20_Paragraph_20_Font"><text:span text:style-name="T1">C</text:span></text:span>o<text:span text:style-name="Default_20_Paragraph_20_Font"><text:span text:style-name="T1">ngenera</text:span></text:span> t<text:span text:style-name="Default_20_Paragraph_20_Font"><text:span text:style-name="T1">amen necesseri</text:span></text:span>o <text:span text:style-name="Default_20_Paragraph_20_Font"><text:span text:style-name="T1">haec sunt uni-<text:line-break/>ve</text:span></text:span>isa. T II E. <text:span text:style-name="Default_20_Paragraph_20_Font"><text:span text:style-name="T1">Cur enim non ?</text:span></text:span> HOS. <text:span text:style-name="Default_20_Paragraph_20_Font"><text:span text:style-name="T1">Dise</text:span></text:span>o<text:span text:style-name="Default_20_Paragraph_20_Font"><text:span text:style-name="T1">rdi</text:span></text:span>am <text:span text:style-name="Default_20_Paragraph_20_Font"><text:span text:style-name="T1">itaque<text:line-break/>et morbum animi pravitatem dicente</text:span></text:span>s <text:span text:style-name="Default_20_Paragraph_20_Font"><text:span text:style-name="T1">recte pronunciati-</text:span></text:span></text:p>
      <text:p text:style-name="P3"><text:span text:style-name="Default_20_Paragraph_20_Font"><text:span text:style-name="T1">mus. </text:span></text:span>T HE. <text:span text:style-name="Default_20_Paragraph_20_Font"><text:span text:style-name="T1">Rectissime omnino. </text:span></text:span>Deinde rursus, quo-<text:line-break/>modo turpitudo animis innascatur, pertractans ait: HOS.<text:line-break/><text:span text:style-name="Default_20_Paragraph_20_Font"><text:span text:style-name="T1">Quid autem? Quae motum participant, et scopum quen-<text:line-break/>dum sebi praefigunt, ac, dum hunc contingere nituntur,<text:line-break/>in unoquoque impetu praeter ipsum feruntur et aberrant,<text:line-break/>utrum iis di</text:span></text:span>c<text:span text:style-name="Default_20_Paragraph_20_Font"><text:span text:style-name="T1">emus a commoderatione inter se mutua, vel<text:line-break/>contra ab incommoderatione haec accidere ?</text:span></text:span> T H E.<text:line-break/><text:span text:style-name="Default_20_Paragraph_20_Font"><text:span text:style-name="T1">Nimirum ab immoderatione. </text:span></text:span>II O S. <text:span text:style-name="Default_20_Paragraph_20_Font"><text:span text:style-name="T1">Atqui animam no-<text:line-break/>vimus omnem non sua sponte quidvis ignorare.. </text:span></text:span>T 11 <text:span text:style-name="Default_20_Paragraph_20_Font"><text:span text:style-name="T8">Ε</text:span></text:span><text:span text:style-name="Default_20_Paragraph_20_Font"><text:span text:style-name="T13">.<text:line-break/></text:span></text:span><text:span text:style-name="Default_20_Paragraph_20_Font"><text:span text:style-name="T1">Plane.</text:span></text:span> H O S. <text:span text:style-name="Default_20_Paragraph_20_Font"><text:span text:style-name="T1">ignorare vero nihil aliud est quam dest-<text:line-break/>pere, q;uum animae ad veritatem incitatae aberrat intelli-<text:line-break/>gentio. </text:span></text:span>T HE. <text:span text:style-name="Default_20_Paragraph_20_Font"><text:span text:style-name="T1">Profecto quidem. </text:span></text:span>HOS. <text:span text:style-name="Default_20_Paragraph_20_Font"><text:span text:style-name="T1">Animam igitur<text:line-break/>stultam , turpem et immoderatam esse statuendum est.<text:line-break/></text:span></text:span>Haec sane in Sophista Plato tradidit et generatim et mem-<text:line-break/>bratim de sanitate et pulchritudine, turpitudine. et morbo,<text:line-break/>universim quidem notione ips<text:span text:style-name="Default_20_Paragraph_20_Font"><text:span text:style-name="T1">o</text:span></text:span>rum <text:span text:style-name="Default_20_Paragraph_20_Font"><text:span text:style-name="T1">s</text:span></text:span>ubscripta, membratim<text:line-break/>vero, quomodo animis innascantur, si tradito. Reliqua<text:line-break/>ipsius verba non pauca in plerisque commentar<text:span text:style-name="Default_20_Paragraph_20_Font"><text:span text:style-name="T1">i</text:span></text:span>is, ubi</text:p>
      <text:p text:style-name="P3">de sanitate et pulchritudine, turpitudine et morbo disse-<text:line-break/>ruit, huc apponere non mihi ridetur i<text:span text:style-name="Default_20_Paragraph_20_Font"><text:span text:style-name="T1">n</text:span></text:span> praesentia op-<text:line-break/>portunum. Sed quando de sanitate et morbis disputatio<text:line-break/>nobis concludetur; ostendendo similiter Hippocrate^. et<text:line-break/>Platonem de ipsis sentire, plenius lu illis hujusmodi ver-<text:line-break/>borum meminero.</text:p>
      <text:h text:style-name="Heading_20_2" text:outline-level="2">Cap. IU. </text:h>
      <text:p text:style-name="P27">Nunc autem, quia non absolute de pul-<text:line-break/>chritudine, aut turpitudine, aut morbis, neque de fialis<text:line-break/>corporis, fed de animi affectibus nobis disputatio pro-<text:line-break/>posita est, reliqua quidem omittam, id autem solum, quod<text:line-break/>institutum est, repetam. Institui vero ostendere, neque<text:line-break/>in u<text:span text:style-name="Default_20_Paragraph_20_Font"><text:span text:style-name="T1">n</text:span></text:span>a animae partu, neque in una ipsius facultate tum<text:line-break/>Iudicia fieri, -tum affectus consistere, quemadmodum<text:line-break/>ehry lippus . affirmabat, fed etiam facultates ipsius plures<text:line-break/>esse diversi generis; - et partes . plures. Facultates sane<text:line-break/>animae, quibus concupsscimus, irascimur, ratiocinamur,<text:line-break/>tres esse numero et Posidonius et Aristoteles fatentur.<text:line-break/>Quod autum et sudibus ipsae invicem disiunctae sint, et</text:p>
      <text:p text:style-name="P3">anima nostra non modo multas in fe facultates habeat,<text:line-break/>fed etiam compositu ex partibus sit diversi generis et<text:line-break/>substantia disserentibus, Hippocratis est et Platonis plani-<text:line-break/>tum, ac a me Pane mulsa jam de veritate ipsius superius<text:line-break/>dicta sunt, multaque in subsequentibus dicentur. Nunc<text:line-break/>ad Chry lippum rursus revertor,. qui neque cornmemora-<text:line-break/>tas facultates in anima nostra esse sistetur, sed omnem et<text:line-break/>actionem et affectum in sola rationali parte consistere<text:line-break/>tuetur, neque, quomodo affectibus obortis mederi conve-<text:line-break/>ruat, neque quomodo; ne fiant, prohibere, edocet. Pugnat<text:line-break/>itaque et in hoc cum seipso, sicuti in plerisque aliis, in<text:line-break/>priore sane libro de anima constituens, has animae sacul-<text:line-break/>tales esse, quas superiori libro. appositis ipsius verbis in-<text:line-break/>dicavi, in libris autem de affectibus, judicia quaedam esse<text:line-break/>rationalis animae partis affectus, pronuncians. Sed nos,<text:line-break/>quae quidem vere dixit, testimonia et Hippocratis et<text:line-break/>Platonis dogmatum non vulgaria esse putamus, prolataqne</text:p>
      <text:p text:style-name="P2">a viro non prudente tantum, sed etiam quovis modo<text:line-break/>vetus placitum evertere conante. Quae enim hoc pacto<text:line-break/>sumuntur testimonia, ab his, qui a veritate coguntur, fieri<text:line-break/>solent. Digressi rursus ad alia , quae ab eo ad rem pro-<text:line-break/>politam scripta sunt, ostendemus, quomodo etiam horum<text:line-break/>nonnulla iis, quae ipse dixit, non consentiunt, nonnulla<text:line-break/>- rursus evidentibus .repugnant, quaedam in ambobus pec-<text:line-break/>canti Ac primum repetamus id, ubi superius comprehensa<text:line-break/>mihi disputatio desiit, nempe sanitatem et morbum, tur-<text:line-break/>pitudinem et pulchritudinem animae in partibus ipsius<text:line-break/>fieri, partesque . has nutipnes et praesumptiones esse.cou-<text:line-break/>cedamus ei primum.. i Quod. enim omnino non oportet<text:line-break/>inter actiones morbum vel sanitatem, sed turpitudluem<text:line-break/>aut solam pulchritudinem collocare, comprehensum a me<text:line-break/>prius est. Quod autem neque si quis quaesitu concesserit,<text:line-break/>sequentia recte dicta sint, nunc ostendere tentabo. Si<text:line-break/>enim, dum pugnant duo invicem judicia, affectus gene-<text:line-break/>rantur, necessitas cogit, ex duobus his judiciis vel alte-</text:p>
      <text:p text:style-name="P3">rum esse verum, alterum falsum, vel utraque falsa, si<text:line-break/>quis etiam hoc concesserit (habet enim quandam logicam<text:line-break/>inquisitionem). Sive ambo salsa, sive alterum ipsorum<text:line-break/>verum esse dixerimus, neutiquam pugna judiciorum erit<text:line-break/>affectus. Verum fi aequaveris aliquo modo inter se<text:line-break/>judicia quoad sideni, necessarium erit nos animo sufpen-<text:line-break/>sus esse circa rei existentiam ; sin alterum videatur longe<text:line-break/>fide dignius, assentiri quidem et agere nonnihil juxta<text:line-break/>assensum, non inconsiderate autem; quemadmodum, si<text:line-break/>aliquis voluptatem bonum esse putans habeat aliquid,<text:line-break/>quod in diversum -modice retrahat, vel fi solum honestum<text:line-break/>bonum existimans tamen adhuc et ipse habeat opinio-<text:line-break/>nem aliam reluctantem, ne plene-credat, vel si, quemad-<text:line-break/>modum Pyrrho, utramque aequaliter ponens contineat se,<text:line-break/>ne affirmet concedatque. lu. nullo enim hujusmodi<text:line-break/>affectus consistit, sicuti et ipse. Cluysippus manifeste lu-<text:line-break/>dicavit verbis, quae superiori libro apposui, ubi alt, Non</text:p>
      <text:p text:style-name="P3">si errabundo fertur et praetergressus aliquid fecundum<text:line-break/>rationem, et caetera, quae hujusmodi adscripsit, affectum<text:line-break/>constituere, verum quum animi impetus rationi fit in-<text:line-break/>obsequens, ut et hic rursus sibi nonnihil contradicere<text:line-break/>Chrysippus inveniatur; . siquidem affectum a j udi ci is pec-<text:line-break/>cautibus segregans rursus in judiciorum invicem pugna<text:line-break/>et morbos animi et affectus consistere dicit. Ne igitur<text:line-break/>miremur adhuc, quod affectuum curationes recte quidem<text:line-break/>Plato conscripsit, ut Posidouius ipsi attestatur, prave<text:line-break/>autem Chrysippus. Qui enim neque omnium affectuum<text:line-break/>causas pronunciare ausus est, sed in principalissimis du-<text:line-break/>hitare se consessus est, ut in superiori libro ostensum est,<text:line-break/>neque, in quibus pronunciare aliquid ausus est, recte<text:line-break/>protulit, lue mea sententia non poterit curationem<text:line-break/>ipsorum, ut decet, moliri. Sed, quod diri jam et antea, si<text:line-break/>quis quatuor Cbrysippi libros coarguat, mullo pluribus<text:line-break/>commentariis ei opus erit.</text:p>
      <text:h text:style-name="P18" text:outline-level="2">Cap. v </text:h>
      <text:p text:style-name="P27">Quae igitur maxime ad institutum nobis<text:line-break/>opus necessaris sunt, haec duntaxat persequemur, ac pri-<text:line-break/>muni ipsorum proponemus, quod de puerorum insutu-<text:line-break/>tione dicitur. Neque enim a ratione impetus ipsorum<text:line-break/>moderari postis dicere, ut qui rationem necdum habeant,<text:line-break/>neque quod non irascantur, doleant, gaudeant, rideant,<text:line-break/>plorent, atque ejusmodi assis innumeris affectibus impli-<text:line-break/>centur. Multe enim et plures et vehementiores affectus<text:line-break/>pueris quam adultis oboriuntur (quanquam neque Ch<text:span text:style-name="Default_20_Paragraph_20_Font"><text:span text:style-name="T1">r</text:span></text:span>y-<text:line-break/>lippi placitis consentanea sint); sicuti neque dicere possis,<text:line-break/>quod nulla propensius natura ipsis insit ad voluptatem,<text:line-break/>aut alienatio ad laborem. Etenim inclinant a nullo docti<text:line-break/>magistro omnes pueri ad voluptates, aversantur autem<text:line-break/>fugiuntque labores. Videmus .autem eos ipsus et irascen-<text:line-break/>tes, et calcitrantes, et mordentes, ac vincere cupientes<text:line-break/>et in ejusmodi praevalere, quemadmodum nonnulla uni-<text:line-break/>mantia, nullo praemio proposito praeter ipfam victoriam;<text:line-break/>id quod cvidcntcr apparet lu coturnicibus, gallis, perdi-</text:p>
      <text:p text:style-name="P3">cibus, ichneumone, aspide, crocodilo, aliisque infinitis.<text:line-break/>Sic itaque peculiariter inclinare etiam pueri videntur et<text:line-break/>ad voluptatem et ad victoriam, quemadmodum paulo<text:line-break/>post ostendunt, ubi processerint aetite, quoniam ad bo-<text:line-break/>aestum naturalem quandam propensionem habent: pec-<text:line-break/>cantes igitur pudebunt, gaudentque honestis operibus, et<text:line-break/>justitiam aliasque virtutes amplectuntur, ac faciunt multa<text:line-break/>fecundum herum virtutum notiones, prius, quum adhuc<text:line-break/>essent parui, ex affectu viventes, ac nullam praecepto-<text:line-break/>rem ex ratione curam habentes. Quum itaque hae tres<text:line-break/>. propensiones nobis natura juxta unamquamque partium<text:line-break/>animi speciem insint, ad voluptatem sane propter con-<text:line-break/>cupificibilem , ad victoriam vero. propter irascibilem, ad<text:line-break/>honestum propter ratio cina tri cem , Epicurus fune infimae<text:line-break/>animae partis propensionem suium conspexit, Chryfippus<text:line-break/>autem optimae, quum dixerit, peculiariter nos affici erga<text:line-break/>solum honestum, quod est uimirunr et bonum. At uni-<text:line-break/>ver<text:span text:style-name="Default_20_Paragraph_20_Font"><text:span text:style-name="T1">t</text:span></text:span>as tres proprietates perspicere solis veteribus philoso-</text:p>
      <text:p text:style-name="P3">phis licuit. Relictis itaque duabus, Chryfippus meritu<text:line-break/>ambigere fe dicit, quomodo pravitas generetur, quum<text:line-break/>neque caulam ipsius possit dicere, neque consistentiae<text:line-break/>modos, neque, quomodo pueri peccent; queat invenire,<text:line-break/>quae bona ratione, opinor, omnia etiam P.osidonius in eo<text:line-break/>damnat coarguitque. Si enim ad honestum protinus ab<text:line-break/>initio peculiariter pueri ducerentur, . malitiam non in-<text:line-break/>teritis, neque ex ipsis, ver unxi extrinsecus suium innasci<text:line-break/>ipsis oportebat. Atqui videntur, etiamsi probis moribus<text:line-break/>educentur et, ut par est, erudiantur, omnino aliquid<text:line-break/>peccare: atque hoc ipsimi Chryfippus quoque confitetur,<text:line-break/>quamvis liceret ipsi evidenter apparentia praetergresso<text:line-break/>hoc solum concedere, quod propriis hypothesibus erat<text:line-break/>consentaneum, ipsus scilicet omnino pueros, si probe<text:line-break/>omnino educati fuerint, in vic<text:span text:style-name="Default_20_Paragraph_20_Font"><text:span text:style-name="T1">o</text:span></text:span>s sapientes temporis pr<text:span text:style-name="Default_20_Paragraph_20_Font"><text:span text:style-name="T1">o-<text:line-break/></text:span></text:span>cesset evasur<text:span text:style-name="Default_20_Paragraph_20_Font"><text:span text:style-name="T1">o</text:span></text:span>s affirmando; sed non ausus est hoc adversius<text:line-break/>evidentia mentiri ; verum quamvis fusi philosopho duu-<text:line-break/>taxat educentur, et nullum neque viderint, neque audi-</text:p>
      <text:p text:style-name="P3">verint unquam malitiae exemplum, tamen non necessario<text:line-break/>ipsos philosophiae incubituros; duplicem namque causam<text:line-break/>esse perversitatis, alteram ex multorum hominum iultru-<text:line-break/>ctione. iunascentem , alteram ex ipsa rerum natura Ego<text:line-break/>vero de utraque ipsarum dubito, et prima, quae ex fami-<text:line-break/>liaribus <text:span text:style-name="Default_20_Paragraph_20_Font"><text:span text:style-name="T1">o</text:span></text:span>boritur. Etenim cur, qui viderint audiverintque<text:line-break/>malitiae exemplum, non .oderint hoc et fugerint, eo quod<text:line-break/>nullam proprietatem erga . ipsum habeant, mirari mihi<text:line-break/>subit, et multo magis quum,. neque risu, neque audito eo,<text:line-break/>ab ipsis rebus decipiantur. Quae enim necessitas, pueros<text:line-break/>a voluptate tanquam bono inescari, ne unam quidem<text:line-break/>propensionem erga ipiam habentes, aversari autem et<text:line-break/>fugere laborem, si non et ab hoc natura alienati sunt?<text:line-break/>Quae rursus necessitas, laudibus et honoribus oblectari et<text:line-break/>ipsis gaudere, odisse autem et fugere reprehensiones et<text:line-break/>ignominiam, si non etiam ad haec natura inclinationem<text:line-break/>quandam habent alienationemque ? Si enim non verbis,<text:line-break/>saltem virtute e<text:span text:style-name="Default_20_Paragraph_20_Font"><text:span text:style-name="T1">o</text:span></text:span>rum, quae dicuntur, Cluysippus ridetur</text:p>
      <text:p text:style-name="P3">co<text:span text:style-name="Default_20_Paragraph_20_Font"><text:span text:style-name="T1">n</text:span></text:span>sentire, quod insit nobis natura inclinatio quaedam et<text:line-break/>alienatio; quippe quum dicit, perversitates circa bona et<text:line-break/>mala innasci pravis propter imaginationum prohabilita-<text:line-break/>tem etj institutionem, causa ab eo roganda est, cur vo-<text:line-break/>Iuptas quidem ut bonum , dolor autem ut malum pro-<text:line-break/>habilem objicrunt imaginationem: ita rursus car rictu-.<text:line-break/>riam in Olympicis et statuarum erectionem laudari ex-<text:line-break/>tollique a plerisque audientes, quod bona sint, cladem<text:line-break/>contra et ignominiam, quod mala sint, facile persuade-<text:line-break/>mur. Etenim Pofidonius criminatur tentatque ostendere<text:line-break/>omnium falsarum opinionum causas in speculativo sane<text:line-break/>pe<text:span text:style-name="Default_20_Paragraph_20_Font"><text:span text:style-name="T1">r</text:span></text:span> affectuum attractionem, praecedere autem ipsam<text:line-break/>falsas opiniones, ubi ratiocinatrix circa judicium fuerit<text:line-break/>imbecillis; oboriri enim animali impetum nonnunquam<text:line-break/>sane p<text:span text:style-name="Default_20_Paragraph_20_Font"><text:span text:style-name="T1">r</text:span></text:span>opter ratiocinatricis judicium, saepe vero ob mo-<text:line-break/>tum partis affectibus obnoxiae. Connectit autem merito<text:line-break/>his rationibus Pofidonius ea, quae in physiognomonia appa-</text:p>
      <text:p text:style-name="P3">rent. Etenim animalium ac hominum, quae lati pectoris<text:line-break/>et calidiora sunt, omnia naturam habent iracundiorem;<text:line-break/>quae vero latis coxis constant et frigidiora sunt, limi-<text:line-break/>diorem. Et secundum varietatem regionum non parum<text:line-break/>quiddam moribus homines ad timorem et audaciam , - vel<text:line-break/>voluptatis laborisque studium differunt, tanquam affectuum<text:line-break/>animi motibus corporis dispositionem,- quam ex aeris<text:line-break/>temperatura non modice immutari contingit, sequentibus.<text:line-break/>Quinetiam sanguinem in animantibus differre calore, fii-<text:line-break/>giditate, crassitie et tenuitate pronunciat, item aliis non<text:line-break/>paucis differentiis, de quibus Aristoteles plenissime tracta-<text:line-break/>vit. Nos autem suo tempore sermonis processu mentio-<text:line-break/>nem ipsarum faciemus, quando etiam eadem tum Hip-<text:line-break/>poenalis tum Platonis verba de istis ascribemus. lu<text:line-break/>praesentia vero ad Chrysippum oratio mihi instituta est,<text:line-break/>qui neque aliud eorum, quae secundum affectus fiunt,<text:line-break/>cogn<text:span text:style-name="Default_20_Paragraph_20_Font"><text:span text:style-name="T1">o</text:span></text:span>rit, neque quod corporis temperamenta peculiares<text:line-break/>ipsis affectuum motus efficiunt; ita namque Posidonius</text:p>
      <text:p text:style-name="P3">nominare consuevit. AristoteIes autem aperte jam vocat<text:line-break/>animalium . omnia hujusmodi animaej constitutiones, ex-<text:line-break/>ponitque, quomodo ex diversis temperamentis constituam-<text:line-break/>tur. Quare mea sententia etiam affectuum animi curatio<text:line-break/>in nonnullis quidem prompta et facilis est, eo quod ne-<text:line-break/>que affectuum motus ipsis iirsint validi, neque ratiouina-<text:line-break/><text:span text:style-name="Default_20_Paragraph_20_Font"><text:span text:style-name="T12">trix </text:span></text:span>pars imbecillis natura et imprudens, fed propter<text:line-break/>inscitiam pravasque consuetudines id genus hominum ex<text:line-break/>affectu vivere cogatur, nonnullis vero difficilis et aegra,<text:line-break/>quum motus affectuum, qui ex corporis constitutione ne-<text:line-break/>cessatio obveniunt, magni extiterint et vehementes, ra-<text:line-break/>tiocinatrixque imbecillis facultas et imprudens; quippe et<text:line-break/>hanc veri scientiam adipisci oportet, ac affectuum motus<text:line-break/>retundere, probis institutionibus assuescentem, si quis ho-<text:line-break/>minem moribus praestantiorem redditurus est. Sic autem<text:line-break/>et ab initio homlucm ad optimum conformare oportet,<text:line-break/>ante omnia quidem ipforum seminum .ratione habita,</text:p>
      <text:p text:style-name="P3">deinde victus, qu<text:span text:style-name="Default_20_Paragraph_20_Font"><text:span text:style-name="T1">o</text:span></text:span> gravida utetur, et in alimentis et p<text:span text:style-name="Default_20_Paragraph_20_Font"><text:span text:style-name="T1">o</text:span></text:span>tioni-<text:line-break/>bus, et exercitiis et quiete, et sumno et vigilia ; de quibus<text:line-break/>omnibus Plato accuratissime disseruit, Chrysippus non<text:line-break/>fotum ipsis nihil quod ad rem pertineret dixit, fed ne<text:line-break/>successorum quidem ipsius alicui inve<text:span text:style-name="Default_20_Paragraph_20_Font"><text:span text:style-name="T1">n</text:span></text:span>tionis occasionem<text:line-break/>reliquit, pravam i<text:span text:style-name="Default_20_Paragraph_20_Font"><text:span text:style-name="T1">n</text:span></text:span>duens sermoni crepidam. Haec utique.<text:line-break/><text:span text:style-name="Default_20_Paragraph_20_Font"><text:span text:style-name="T12">P</text:span></text:span><text:span text:style-name="Default_20_Paragraph_20_Font"><text:span text:style-name="T1">o</text:span></text:span>fidonius .ei obiicit ac miratur, quae Plato de confer-<text:line-break/>mario<text:span text:style-name="Default_20_Paragraph_20_Font"><text:span text:style-name="T1">n</text:span></text:span>e insantium, qui adhuc in utero ge<text:span text:style-name="Default_20_Paragraph_20_Font"><text:span text:style-name="T1">r</text:span></text:span>untur, tradidit,<text:line-break/>editorum autem alimento et institutione, ac conscripsit<text:line-break/>veluti compendium aliquod in primo ipsius de affectibus<text:line-break/>commentario eorum, quae a Platone dicta fiunt; scilicet<text:line-break/>oportere puer<text:span text:style-name="Default_20_Paragraph_20_Font"><text:span text:style-name="T1">o</text:span></text:span>s educari et institui, ut reddant partem<text:line-break/>animi affectibus opportunam et irrationalem motibus<text:line-break/>commoderatam ac rationis mandato morigeram. Hic<text:line-break/>enim optimus est iu puerorum institutio<text:span text:style-name="Default_20_Paragraph_20_Font"><text:span text:style-name="T1">n</text:span></text:span>e apparatus fa-<text:line-break/>callatis animae affectibus obnoxiae, si ad ratiocinatricis<text:line-break/>dominium quam maxime idonea sit; exiguam enim pri-</text:p>
      <text:p text:style-name="P3">mum et imbecillem hanc esse decet, magnam vero et<text:line-break/>vale<text:span text:style-name="Default_20_Paragraph_20_Font"><text:span text:style-name="T1">n</text:span></text:span>tem circa qnartumdecimum aetatis annum evadere,<text:line-break/>quando jam dominari et imperare ipsam convenit tan-<text:line-break/>quam aurigam quendam pari connaturmn equorum, cupi-<text:line-break/>dilati et iracundiae, dum non valentes nimium sunt,<text:line-break/>neque imbecillae, <text:span text:style-name="Default_20_Paragraph_20_Font"><text:span text:style-name="T1">n</text:span></text:span>eque pigrae, neque effrenes, neque<text:line-break/>contumaces omnino, vel indecorae, vel contumeliosae,<text:line-break/>sed in omne promptae tum sequi, tum obedire rationi.<text:line-break/>Hujus. autem ipsius institutionem virtutcmque scientiam<text:line-break/>esse oportet rerum <text:span text:style-name="Default_20_Paragraph_20_Font"><text:span text:style-name="T1">n</text:span></text:span>aturae, quemadmodum aurigae spe-<text:line-break/>culationem artis aurigandi; nam in brutis janimae faculta-<text:line-break/>tibus scientiac no<text:span text:style-name="Default_20_Paragraph_20_Font"><text:span text:style-name="T1">n</text:span></text:span> sole<text:span text:style-name="Default_20_Paragraph_20_Font"><text:span text:style-name="T1">n</text:span></text:span>t inna<text:span text:style-name="Default_20_Paragraph_20_Font"><text:span text:style-name="T1">t</text:span></text:span>et, sicuti <text:span text:style-name="Default_20_Paragraph_20_Font"><text:span text:style-name="T1">n</text:span></text:span>ec equis, sed<text:line-break/>his sane propria virtus ex consuetudine quadam irretio-<text:line-break/>nati proficisci, aurigis autem ex disciplina rationali.<text:line-break/>Porro sequitur rursus hic etiam de virtutibus sermo<text:line-break/>dupliccm contine<text:span text:style-name="Default_20_Paragraph_20_Font"><text:span text:style-name="T1">n</text:span></text:span>s errorem, sive scientias quis omnes<text:line-break/>ipsas, sive vires existimet. Siquidem irratio<text:span text:style-name="Default_20_Paragraph_20_Font"><text:span text:style-name="T1">n</text:span></text:span>alium ani-<text:line-break/>mae partium necesse irrationales quoque virtutes esse,</text:p>
      <text:p text:style-name="P3">ratiocinatricis autem solius rationalem. Quapropter merito<text:line-break/>illarum .sane virtutes facultates furit, fidius autem ratio-<text:line-break/>cicatricis scientia. At Chryfippus vehementer errat, non<text:line-break/>solum .quod ne unam quidem virtutem facultatem fecerit,<text:line-break/>(non enim magnus is error est, neque in hoc dissentimus,)<text:line-break/>Ied quod multas et scientias et virtutes esse dicens unam<text:line-break/>esse animae facultatem dixerit. Quippe fieri non potest,<text:line-break/>ut unius facultatis multae flet virtutes, siquidem neque<text:line-break/>perfectiones multae unius rei esse poterunt Una enim<text:line-break/>cujusque eorum quae sunt perfectio est, at perfectio<text:line-break/>cujusque naturae virtus est, ut ipsa fatetur. Malius ita-<text:line-break/>que Arisic Chius neque multas esse animae virtutes<text:line-break/>pronunciat, sid unam, quam bonorum malorumque<text:line-break/>scientiam esse tuetur, neque de affectibus contraria <text:span text:style-name="Default_20_Paragraph_20_Font"><text:span text:style-name="T1">t</text:span></text:span>uis<text:line-break/>hypothesibus scribit, quemadmodum Chryfippus.</text:p>
      <text:h text:style-name="Heading_20_2" text:outline-level="2">Cap. IT. </text:h>
      <text:p text:style-name="P27">Verum de virtutibus postea agetur, quia<text:line-break/>etiam in bis Chryfippus calumniatur Platonem; nunc<text:line-break/>enim ex consecutione quadam de cis mentio factu est,</text:p>
      <text:p text:style-name="P3">cum decretum de affectibus decreta de virtutibus -necer..<text:line-break/>Pario consequatur, quemadmodum et Posidonius inquit,<text:line-break/>itu scribens ad verbum in primo de affectibus non<text:line-break/>multo post libri initium; <text:span text:style-name="Default_20_Paragraph_20_Font"><text:span text:style-name="T1">Plu</text:span></text:span>o <text:span text:style-name="Default_20_Paragraph_20_Font"><text:span text:style-name="T1">enim, c</text:span></text:span>o<text:span text:style-name="Default_20_Paragraph_20_Font"><text:span text:style-name="T1">nsiderati</text:span></text:span>o<text:span text:style-name="Default_20_Paragraph_20_Font"><text:span text:style-name="T1">nem de<text:line-break/>boni</text:span></text:span>s <text:span text:style-name="Default_20_Paragraph_20_Font"><text:span text:style-name="T1">et malis, item de finibus, insuper de virtutibus<text:line-break/>speculati</text:span></text:span>o<text:span text:style-name="Default_20_Paragraph_20_Font"><text:span text:style-name="T1">ne</text:span></text:span>m <text:span text:style-name="Default_20_Paragraph_20_Font"><text:span text:style-name="T1">ex ea, quae de assectibus est, recte pendere;<text:line-break/></text:span></text:span>Quod itaque opinionem de vi<text:span text:style-name="Default_20_Paragraph_20_Font"><text:span text:style-name="T1">r</text:span></text:span>tutibus <text:span text:style-name="Default_20_Paragraph_20_Font"><text:span text:style-name="T1">r</text:span></text:span>ecte ei, quae de<text:line-break/>assectibus est, conjungi accidit, abunde a me osten<text:span text:style-name="Default_20_Paragraph_20_Font"><text:span text:style-name="T1">t</text:span></text:span>um<text:line-break/>arbitror. Quod autem et de bonis et de fine opinio<text:line-break/>conjuncta est, sufficit mihi Pofiilonii verba scribere, quae<text:line-break/>hunc in modum habent: <text:span text:style-name="Default_20_Paragraph_20_Font"><text:span text:style-name="T1">Assecutum causa sane, hoc est<text:line-break/>dissensioni</text:span></text:span>s <text:span text:style-name="Default_20_Paragraph_20_Font"><text:span text:style-name="T1">et infelici</text:span></text:span>s <text:span text:style-name="Default_20_Paragraph_20_Font"><text:span text:style-name="T1">vitae, ese non sequi per</text:span></text:span> o<text:span text:style-name="Default_20_Paragraph_20_Font"><text:span text:style-name="T1">mnia<text:line-break/>genium nobis insitum, qui connatu</text:span></text:span>s <text:span text:style-name="Default_20_Paragraph_20_Font"><text:span text:style-name="T1">ac similis naturae </text:span></text:span><text:span text:style-name="Default_20_Paragraph_20_Font"><text:span text:style-name="T6">est<text:line-break/></text:span></text:span><text:span text:style-name="Default_20_Paragraph_20_Font"><text:span text:style-name="T1">ei, qui totum mundum gubernat, cum deteriore ver</text:span></text:span>o <text:span text:style-name="Default_20_Paragraph_20_Font"><text:span text:style-name="T1">et<text:line-break/>qui animali peculiari</text:span></text:span>s <text:span text:style-name="Default_20_Paragraph_20_Font"><text:span text:style-name="T1">est nonnunqua</text:span></text:span>m <text:span text:style-name="Default_20_Paragraph_20_Font"><text:span text:style-name="T1">declinando esserrI.<text:line-break/>Qui ver</text:span></text:span>o <text:span text:style-name="Default_20_Paragraph_20_Font"><text:span text:style-name="T1">hoc praeterierunt, neque in hi</text:span></text:span>s l<text:span text:style-name="Default_20_Paragraph_20_Font"><text:span text:style-name="T1">isiectuum mello- .<text:line-break/>re</text:span></text:span>m <text:span text:style-name="Default_20_Paragraph_20_Font"><text:span text:style-name="T1">causam reddiderunt , neq</text:span></text:span>u<text:span text:style-name="Default_20_Paragraph_20_Font"><text:span text:style-name="T6">e </text:span></text:span><text:span text:style-name="Default_20_Paragraph_20_Font"><text:span text:style-name="T1">in iis, q</text:span></text:span>u<text:span text:style-name="Default_20_Paragraph_20_Font"><text:span text:style-name="T1">ae de sclicitate<text:line-break/>et consensu sunt, recte opinantur, qu</text:span></text:span>i<text:span text:style-name="Default_20_Paragraph_20_Font"><text:span text:style-name="T1">ppe qui non vident,</text:span></text:span></text:p>
      <text:p text:style-name="P3"><text:span text:style-name="Default_20_Paragraph_20_Font"><text:span text:style-name="T1">primum esse in ea,. in nulla re duci ab irrati</text:span></text:span>o<text:span text:style-name="Default_20_Paragraph_20_Font"><text:span text:style-name="T1">nali, insu-<text:line-break/>lici</text:span></text:span> a<text:span text:style-name="Default_20_Paragraph_20_Font"><text:span text:style-name="T1">t dei experte anima. </text:span></text:span>lu luis manifesto Posidonius<text:line-break/>docuit, quantum Chrysippi sectatores aberrent, non solum<text:line-break/>in. disputationibus de affectibus, sed etiam de fine. Non<text:line-break/>enim est, ut illi dictitant; fe d ut Plato tradidit, naturae<text:line-break/>consentaneam ritam agere. Quum enim in nobis alia<text:line-break/>potior sit animae pars, alsa deterior, qui potiorem sequi-<text:line-break/>tm ,. consentaneam naturae ritam agere dicetur, qui de-<text:line-break/>terionem. magis. aemulatur, repugnantem ; hic autem ex<text:line-break/>affectu, ille secundum rationem vivit Porro non con-<text:line-break/>tentus ltis Posidonius evidentius vehementiusque Chry-<text:line-break/>lippi sectatores attingit, qui non recte finem interpreten-<text:line-break/>tur. Habent autem verba in eum modum: <text:span text:style-name="Default_20_Paragraph_20_Font"><text:span text:style-name="T1">Quae sane<text:line-break/>praetermittente</text:span></text:span>s <text:span text:style-name="Default_20_Paragraph_20_Font"><text:span text:style-name="T1">n</text:span></text:span>o<text:span text:style-name="Default_20_Paragraph_20_Font"><text:span text:style-name="T1">nnulli id, quod est cum consensu na-<text:line-break/>turae vivere, contrahunt in hoc, quod est omne, quod<text:line-break/>po</text:span></text:span>l<text:span text:style-name="Default_20_Paragraph_20_Font"><text:span text:style-name="T1">isi fieri , agere causa primorum secundum naturam,<text:line-break/>simile ei</text:span></text:span>s <text:span text:style-name="Default_20_Paragraph_20_Font"><text:span text:style-name="T1">paciente</text:span></text:span>s, <text:span text:style-name="Default_20_Paragraph_20_Font"><text:span text:style-name="T1">qui scopum pr</text:span></text:span>o<text:span text:style-name="Default_20_Paragraph_20_Font"><text:span text:style-name="T1">ponunt v</text:span></text:span>o<text:span text:style-name="Default_20_Paragraph_20_Font"><text:span text:style-name="T1">luptatem,<text:line-break/>aut tranquillitatem, aut aliud qu</text:span></text:span>i<text:span text:style-name="Default_20_Paragraph_20_Font"><text:span text:style-name="T1">ppiam eju</text:span></text:span>s<text:span text:style-name="Default_20_Paragraph_20_Font"><text:span text:style-name="T1">modi.. Hoc</text:span></text:span></text:p>
      <text:p text:style-name="P3"><text:span text:style-name="Default_20_Paragraph_20_Font"><text:span text:style-name="T1">autem pugnam</text:span></text:span> o<text:span text:style-name="Default_20_Paragraph_20_Font"><text:span text:style-name="T1">stendit in</text:span></text:span> i<text:span text:style-name="Default_20_Paragraph_20_Font"><text:span text:style-name="T1">psa prolatione, h</text:span></text:span>o<text:span text:style-name="Default_20_Paragraph_20_Font"><text:span text:style-name="T1">neseum<text:line-break/>autem et salix nihil; comitatur enim necessi</text:span></text:span>i<text:span text:style-name="Default_20_Paragraph_20_Font"><text:span text:style-name="T1">rio finem,<text:line-break/>finis autem non est; sed si hoc recte percipiatur, licet eo<text:line-break/>uti ad ambigu</text:span></text:span>i<text:span text:style-name="Default_20_Paragraph_20_Font"><text:span text:style-name="T1">tates auferenda</text:span></text:span>s, <text:span text:style-name="Default_20_Paragraph_20_Font"><text:span text:style-name="T1">quas sophisiae produ-<text:line-break/>cunt; quod equi</text:span></text:span>il<text:span text:style-name="Default_20_Paragraph_20_Font"><text:span text:style-name="T1">em non continget de eo, qu</text:span></text:span>o<text:span text:style-name="Default_20_Paragraph_20_Font"><text:span text:style-name="T1">d osi vivere<text:line-break/>secundum peritiam eorum, quae in t</text:span></text:span>o<text:span text:style-name="Default_20_Paragraph_20_Font"><text:span text:style-name="T1">ta natura eveniunt ;<text:line-break/>qu</text:span></text:span>o<text:span text:style-name="Default_20_Paragraph_20_Font"><text:span text:style-name="T1">d idem valet, acsi dicas convenienter naturae vivere,<text:line-break/>nisi hoc ignave ad aliqua</text:span></text:span>m <text:span text:style-name="Default_20_Paragraph_20_Font"><text:span text:style-name="T1">suaru</text:span></text:span>m <text:span text:style-name="Default_20_Paragraph_20_Font"><text:span text:style-name="T1">disierentiarum vergere<text:line-break/>c</text:span></text:span>o<text:span text:style-name="Default_20_Paragraph_20_Font"><text:span text:style-name="T1">ntingat. </text:span></text:span>Sufficiebat itaque f<text:span text:style-name="Default_20_Paragraph_20_Font"><text:span text:style-name="T1">o</text:span></text:span>rsan et hoc ad absurditatis<text:line-break/>iudicationem eorum, quae Chrysippus de fine dixit , ex-<text:line-break/>ponendo, quomodo quis ritam naturae consentaneam asse-<text:line-break/>quatur. Melius tamen puto etiam post haec a Posidonio<text:line-break/>scripta app<text:span text:style-name="Default_20_Paragraph_20_Font"><text:span text:style-name="T1">o</text:span></text:span>nere, quae hocce m<text:span text:style-name="Default_20_Paragraph_20_Font"><text:span text:style-name="T1">o</text:span></text:span>do habent: <text:span text:style-name="Default_20_Paragraph_20_Font"><text:span text:style-name="T1">Hanc sane<text:line-break/>absurd</text:span></text:span>i<text:span text:style-name="Default_20_Paragraph_20_Font"><text:span text:style-name="T1">tatem causa assecutum vise </text:span></text:span><text:span text:style-name="Default_20_Paragraph_20_Font"><text:span text:style-name="T7">disibl</text:span></text:span><text:span text:style-name="Default_20_Paragraph_20_Font"><text:span text:style-name="T14">i</text:span></text:span><text:span text:style-name="Default_20_Paragraph_20_Font"><text:span text:style-name="T7">.it, </text:span></text:span><text:span text:style-name="Default_20_Paragraph_20_Font"><text:span text:style-name="T1">ac principia<text:line-break/>perversitatis in rebu</text:span></text:span>s <text:span text:style-name="Default_20_Paragraph_20_Font"><text:span text:style-name="T1">appetendis fugiendisque indicavit,<text:line-break/>ac -modos exercitationi</text:span></text:span>s <text:span text:style-name="Default_20_Paragraph_20_Font"><text:span text:style-name="T1">divisit. </text:span></text:span>Item, quae de affectus<text:line-break/>impetu dubitantur, declaravit. <text:span text:style-name="Default_20_Paragraph_20_Font"><text:span text:style-name="T1">Non exigua neque v</text:span></text:span>il<text:span text:style-name="Default_20_Paragraph_20_Font"><text:span text:style-name="T1">i-<text:line-break/>garia inq</text:span></text:span>u<text:span text:style-name="Default_20_Paragraph_20_Font"><text:span text:style-name="T1">it no</text:span></text:span>s <text:span text:style-name="Default_20_Paragraph_20_Font"><text:span text:style-name="T1">consecuturos bona, causo</text:span></text:span> l<text:span text:style-name="Default_20_Paragraph_20_Font"><text:span text:style-name="T1">isiectuum in-</text:span></text:span></text:p>
      <text:p text:style-name="P3"><text:span text:style-name="Default_20_Paragraph_20_Font"><text:span text:style-name="T1">venta</text:span></text:span>;. Nam ut diicamus exacte, quale tandem sit vita<text:line-break/>naturae consentanea, ex inventa affectuum causa adjuti<text:line-break/>sumus. Siquidem qui ex affectu vixit, non consentaneam<text:line-break/>naturae .vitam agit, qui non ex affectu, consentaneam<text:line-break/>naturae transigit. Sequitur enim lue irrationalem et at-.<text:line-break/>turritani -animae partem, ille rationalem et divinam.<text:line-break/>Porro initia perversitatis in rebus appetendis fugiendisque<text:line-break/>caula affectuum inventu edocuit; nam propria facultatibus<text:line-break/>animae irrationabilibus .nonnulli decepti quasi simpliciter<text:line-break/>propria^ opinantur; ignari, quod voluptas et imperium in<text:line-break/>proximos animalis partis- animae sunt . appetibilia , sir-<text:line-break/>pientia vero -et omne bonum houestumque simul et ra-<text:line-break/>tinnulis et divinae pallis esu Modos autem exercitii,<text:line-break/>inquit, affectuum caula cognita distinxit. Allos enim in<text:line-break/>hujusmodi numeris pariter et harmoniis studiisque, alios<text:line-break/>in talibus vivere jubebimus, quemadmodum Plato nos<text:line-break/>docuit, hebetes quidem et pigros et vec<text:span text:style-name="Default_20_Paragraph_20_Font"><text:span text:style-name="T1">o</text:span></text:span>rdes. tum in</text:p>
      <text:p text:style-name="P3">rectis numeris, tum harmoniis animam valide move<text:span text:style-name="Default_20_Paragraph_20_Font"><text:span text:style-name="T1">n</text:span></text:span>ti-<text:line-break/>bus, tum ejusmodi studiis educantes, iracundiores autem<text:line-break/>et furibundos magis tractantes contrariis; quoniam cur<text:line-break/>per deum immortalem (luterrogabo enim adhuc hoc a<text:line-break/>Chrylippoj Damon musicus, quum esset apud tibicinam<text:line-break/>Phrygium modulantem adolescentibus quibusdam ebriosis<text:line-break/>et insania quaedam peragentibus, Horicum canere jussit,<text:line-break/>illi vero statim a motu insulso cesserunt? Non enim<text:line-break/>nimirum opiniones ratiocinatiicis facultatis docentur a<text:line-break/>cantionibus tibicinae, sed affectibus obnoxla pars animam<text:line-break/>quum sit irrationalis, excitatur mitigaturque motibus<text:line-break/>irrationalibus. Siquidem irrationali ab irrationalibus et<text:line-break/>commodum et noxa obvenit, rationali vero <text:span text:style-name="Default_20_Paragraph_20_Font"><text:span text:style-name="T12">ex </text:span></text:span>scientia<text:line-break/>bonaquo disciplina. Atque haec ex affectuum causa<text:line-break/>cognita accedere nobis uit et juvare Posidonius affirmat,<text:line-break/>et praeterea, quae de affectus impetu ambiguntur, decla-<text:line-break/>rare. Deinde ipse, quae tandem ea sint, inserens, hunc<text:line-break/>in. modum exponit: <text:span text:style-name="Default_20_Paragraph_20_Font"><text:span text:style-name="T1">Pluo namque, nuper v</text:span></text:span>o<text:span text:style-name="Default_20_Paragraph_20_Font"><text:span text:style-name="T1">s vidisse, quo-</text:span></text:span></text:p>
      <text:p text:style-name="P3"><text:span text:style-name="Default_20_Paragraph_20_Font"><text:span text:style-name="T1">m</text:span></text:span>o<text:span text:style-name="Default_20_Paragraph_20_Font"><text:span text:style-name="T1">d</text:span></text:span>o <text:span text:style-name="Default_20_Paragraph_20_Font"><text:span text:style-name="T1">rati</text:span></text:span>o<text:span text:style-name="Default_20_Paragraph_20_Font"><text:span text:style-name="T1">ne persuasi; malum sibi adesse vel inferri,<text:line-break/>neque timent, neque dolent, </text:span></text:span>i<text:span text:style-name="Default_20_Paragraph_20_Font"><text:span text:style-name="T1">maginat</text:span></text:span>io<text:span text:style-name="Default_20_Paragraph_20_Font"><text:span text:style-name="T1">ne</text:span></text:span>s <text:span text:style-name="Default_20_Paragraph_20_Font"><text:span text:style-name="T1">aute</text:span></text:span>m <text:span text:style-name="Default_20_Paragraph_20_Font"><text:span text:style-name="T1">illorum<text:line-break/></text:span></text:span>i<text:span text:style-name="Default_20_Paragraph_20_Font"><text:span text:style-name="T1">psorum capiunt. Quom</text:span></text:span>o<text:span text:style-name="Default_20_Paragraph_20_Font"><text:span text:style-name="T1">d</text:span></text:span>o <text:span text:style-name="Default_20_Paragraph_20_Font"><text:span text:style-name="T1">enim aliqui</text:span></text:span>s <text:span text:style-name="Default_20_Paragraph_20_Font"><text:span text:style-name="T1">rati</text:span></text:span>o<text:span text:style-name="Default_20_Paragraph_20_Font"><text:span text:style-name="T1">ne movebit<text:line-break/>irrationale, si non quandam deser</text:span></text:span>i<text:span text:style-name="Default_20_Paragraph_20_Font"><text:span text:style-name="T1">ptionem sensibili per-<text:line-break/>similem a</text:span></text:span>d<text:span text:style-name="Default_20_Paragraph_20_Font"><text:span text:style-name="T1">iecerit? sic ig</text:span></text:span>i<text:span text:style-name="Default_20_Paragraph_20_Font"><text:span text:style-name="T1">tur ex narratione nonnulli in<text:line-break/>cupiditatem incidunt, et manifest</text:span></text:span>o <text:span text:style-name="Default_20_Paragraph_20_Font"><text:span text:style-name="T1">jusi</text:span></text:span>i <text:span text:style-name="Default_20_Paragraph_20_Font"><text:span text:style-name="T1">fugere incurren-<text:line-break/>tem leonem non vidente</text:span></text:span>s <text:span text:style-name="Default_20_Paragraph_20_Font"><text:span text:style-name="T1">extimescunt. </text:span></text:span>Haec itaque<text:line-break/>bene a Posidorrio dicta sunt, item quae haec subsequun-<text:line-break/>tur, universas exponente causas eorum, de quibus Cluy-<text:line-break/>sippus ambigebat; ac ego superiori libros ad calcem de<text:line-break/>eisdem disputavi; unde milli rideor etiam nunc in prae-<text:line-break/>fentia finiturus sermonem, modo unam adhuc subsequen-<text:line-break/>tem ipsius orationem ascripsero, quae hunc in modum<text:line-break/>habet: <text:span text:style-name="Default_20_Paragraph_20_Font"><text:span text:style-name="T1">At ver</text:span></text:span>o <text:span text:style-name="Default_20_Paragraph_20_Font"><text:span text:style-name="T1">provid</text:span></text:span>i <text:span text:style-name="Default_20_Paragraph_20_Font"><text:span text:style-name="T1">magna mala sibi instare viden-<text:line-break/>ies n</text:span></text:span>o<text:span text:style-name="Default_20_Paragraph_20_Font"><text:span text:style-name="T1">n d</text:span></text:span>o<text:span text:style-name="Default_20_Paragraph_20_Font"><text:span text:style-name="T1">lent, qu</text:span></text:span>i<text:span text:style-name="Default_20_Paragraph_20_Font"><text:span text:style-name="T1">ppe n</text:span></text:span>o<text:span text:style-name="Default_20_Paragraph_20_Font"><text:span text:style-name="T1">n secundum irrati</text:span></text:span>o<text:span text:style-name="Default_20_Paragraph_20_Font"><text:span text:style-name="T1">nalem ani-<text:line-break/>mae partem seruntur ita, sed secundum rati</text:span></text:span>o<text:span text:style-name="Default_20_Paragraph_20_Font"><text:span text:style-name="T1">nalem.<text:line-break/></text:span></text:span>Postea rursus hic, cur assectus temporis spatio quietiores<text:line-break/>imbccillioresque redduntur, causam reddit; super qua</text:p>
      <text:p text:style-name="P3">Chrysippus in secundo de affectibus dubitare se confessus<text:line-break/>esu Nos de ea ad finem quarti diximus, atque- nunc<text:line-break/>breviter dicemus ceu compendium quoddam .Posidonii<text:line-break/>orationis, quae prolixior esu Itaque pars animae affecti-<text:line-break/>bus obnoxia temporis spatio partim repletur propriis<text:line-break/>eupidilatibus , pa<text:span text:style-name="Default_20_Paragraph_20_Font"><text:span text:style-name="T1">r</text:span></text:span>tim laborat motibus diuturnis; .equa-<text:line-break/>propter amborum nomine ca conquiescente et medio-<text:line-break/>criter mota, superior esse ratio jam potest; quemadmodum<text:line-break/>et equo essreni insessorem violenter excutiente, deinde<text:line-break/>laborante simul et cursu, et praeterea etiam repleto iis,<text:line-break/>quae concupivit, .rursus auriga superior- evadit; id quod<text:line-break/>faepc fieri solet. Ac qui juvenilia animantia erudiunt,<text:line-break/>ubi ipsis concesserint et Iahorare fimus et satiari motibus<text:line-break/>effrenatis, postea ipfis insident. Dc ejusmodi igitur Cluy-<text:line-break/>sippits haefitavit, ut qui apiorum causas ad partem animae<text:line-break/>affectibus dcditam non posset referre; praeterea (etenim<text:line-break/>et hoc in subsequentibus Posidonius ostcndit) non cviden-</text:p>
      <text:p text:style-name="P3">tibus fotum, verum et zenoni Cleanthique repugnat.<text:line-break/>Cleanthis sane sententiam de parte animi affectibus ob-<text:line-break/>noxia ex his apparere versibus affirmati R A. Quid tan-<text:line-break/>dem est quod cupis, anime? Hoc mihi dicito. I R. Pof-<text:line-break/>sum, o ratio, quidquid cupio, facere. R A. Id regium. At<text:line-break/>dic iterum. I R. .Ut cupio, ile hoc fiet modo. Hos ver-<text:line-break/><text:span text:style-name="Default_20_Paragraph_20_Font"><text:span text:style-name="T1">t</text:span></text:span>us responsorios Cleanthis esse dicit Pofidonius , ma<text:span text:style-name="Default_20_Paragraph_20_Font"><text:span text:style-name="T1">n</text:span></text:span>i-<text:line-break/>festo ostendens suam de affectibus obnoxia parte fenten-<text:line-break/>tiam, siquidem introduxit rationem iracundiae colloquens<text:line-break/>tem, ceu alterum alteri. At Chryfippus neque diver<text:span text:style-name="Default_20_Paragraph_20_Font"><text:span text:style-name="T1">t</text:span></text:span>am<text:line-break/>animae partem affectibus deditam a rationali arbitratur,<text:line-break/>et assectus tollit a brutis animantibus, qumn manifesto<text:line-break/>libidine et iracundia gubernentur, quemadmodum et Po-<text:line-break/>fidonins de ipsis copiosius pertractat. Quae itaque ani-<text:line-break/>mantia aegre moventur, et adnata sunt stirpium modo<text:line-break/>petiis aut quibusdam aliis ejusmodi, cupiditate fiala guber-<text:line-break/>nari ipsa pronunciat, reliqua vero bruta universa utris-<text:line-break/>que facultatibus uti, et concupiscibili et irascibili, ho-</text:p>
      <text:p text:style-name="P3">nrinem autem solum tribus, nam et rationale principium<text:line-break/>hunc assumere. Haec a Posidonio recte dictu sunt, aliaque<text:line-break/>permulta in toto de affectibus opere. Quemadmodum igitur<text:line-break/>Chrysippus in ipsis, ut ita dicam, elementis speculationis<text:line-break/>de affectibus errans necessario multa perperam dixit,. itu<text:line-break/>necesse est eum, qui veris utitur principiis, modo accu-<text:line-break/>rate ipsorum consequentia observaverit, totum recte di-<text:line-break/>cere; sin minus accurate, certe plurima bene affirmare.<text:line-break/>Visum jam mihi est praesentem librum hic finire; nam<text:line-break/>inspicere nu<text:span text:style-name="Default_20_Paragraph_20_Font"><text:span text:style-name="T1">n</text:span></text:span>c, quali<text:span text:style-name="Default_20_Paragraph_20_Font"><text:span text:style-name="T1">s</text:span></text:span>nam sententiae sit ^eno, diversum<text:line-break/>suerit ab eo, quod per initia mihi proposui; quippe, ne<text:line-break/>fierem prolixior, ab aliis Stoicis me recessurum retuli,<text:line-break/>sola vero Chrysippi dicta examinaturum. Siquidem neque<text:line-break/>quid tandem singuli philosophi de anima sentirent, hoc<text:line-break/>opere persequi me promittebam, verum quomodo verita-<text:line-break/>tem habeant Platonis et Ilippocratis placita examinare.<text:line-break/>Quare et ea, quae contra Chrysippum protuli, praeter in-</text:p>
      <text:p text:style-name="P3">stitutum producta sunt, et zeno, si eadem quae Chrysippus<text:line-break/>fenili, eorundem criminum reus declarabitur; quod si<text:line-break/>Platonis sequatur principia, veluti Cleanthes et Posido-<text:line-break/>nius, nostrae sic particeps philosophiae erit; si vero,<text:line-break/>quod ego credo, affectus judiciis supervenire putat, me-<text:line-break/>tlius erit inter pessimam de ipsis sectam Chrysippi et<text:line-break/>optimam, quam tum Hippocrates tum Plato ominum<text:line-break/>primi celebrarunt Pofidonius etiam Pythagoram dicit,<text:line-break/>quum nullus ipsius Pythagorae commentarius ad nos per-<text:line-break/>ve<text:span text:style-name="Default_20_Paragraph_20_Font"><text:span text:style-name="T1">n</text:span></text:span>erit, coniiciens autem ex iis, quae nonnulli ejus difci-<text:line-break/>puli tradiderunt. Sed, quod paulo ante dixi, non histo-<text:line-break/>riam veterum dogmatum liber hic docturum me promisit,<text:line-break/>verum sola, quae Hippocrati et Platoni dicta sunt, in-<text:line-break/>specturum. Ac mihi. hoc, quatenus licet, brevissime jabsol-<text:line-break/>vitus. Non enim, quia in multos libros opus deductum<text:line-break/>est, speculari oportet ,- .sed hoc ad multitudinem magni-<text:line-break/>tudluemque eorum quae inspicimus dogmatum referre,</text:p>
      <text:p text:style-name="P3">examinareqne et inspicere, si de ipsis licet brevius di-<text:line-break/>cere, itu ut nihil necessarium omittatur, sicut hoc etiam<text:line-break/>ex ipsis, qnae Cltrysippus scripsit de affectibus, licet con-<text:line-break/>disce<text:span text:style-name="Default_20_Paragraph_20_Font"><text:span text:style-name="T1">r</text:span></text:span>e; nam quum quatuor libros adeo grandes ipse con-<text:line-break/>scripserit, ut singuli nostros duplo superent, nos tamen<text:line-break/>ne in integris quidem duobus sententiam ipsius de asse-<text:line-break/>ctibus explicarimus, ita ut etiam eorum, quae Posidonius<text:line-break/>in id opus conscripsit, meminerimus. Jam sane contio-<text:line-break/>versia cont<text:span text:style-name="Default_20_Paragraph_20_Font"><text:span text:style-name="T1">r</text:span></text:span>a Ch<text:span text:style-name="Default_20_Paragraph_20_Font"><text:span text:style-name="T1">r</text:span></text:span>ysippum finem habeat. Puto enim, si<text:line-break/>quis animum praedictis adhibuerit, haud aegre ipsum .<text:line-break/>adinventurum, quae particulatim in toto opere com-<text:line-break/>miserit errata; sin autem aliquis non lusce attenderit,<text:line-break/>neque si plura scribantur attendet.</text:p>
      <text:h text:style-name="Heading_20_2" text:outline-level="2">Cap. VII. </text:h>
      <text:p text:style-name="P27">Digrediar jam ad eam quam Plato qnar-<text:line-break/>tu de Republica posuit demonstrationem, quod tres animae<text:line-break/>partes secundum animae impetum nos. moventes habeantur.<text:line-break/>At sciendum hic quoque est , id sane non demonsuari ne-<text:line-break/>cessario, quod partes sint inter se disserentes; non enim</text:p>
      <text:p text:style-name="P3">magis tres esse facultates; quam tres partes; sermo oster-<text:line-break/>dit ; quod quidem tres partes sint in totum, sive paries<text:line-break/>animae, sive facultates, unde vita notha gubernatur, ap-<text:line-break/>pelles, argumentis invictis, et quae vel invito fidem fa-<text:line-break/>ciant, et quibus nemo possit contradicere, demonstratur.<text:line-break/>Quare etiam ex iis, quae modo dicentur, Chryfippi opi-<text:line-break/>nio subvertetur, adstruetur autem commune Arissetelis,<text:line-break/>Platonis et Posidonii placitum , nempe quod in altera fa-<text:line-break/>cultate nos ratiocinamur, lu altera irulcimur, in tertia<text:line-break/>concupiscimus. Quod vero et substantiis haec inter fe<text:line-break/>differant, et multo magis quod in diversis consistunt lo-<text:line-break/>cis, ex iis sane, quae modo dicentur, scientificam capere<text:line-break/>demonstrationem non licet, subsequenti autem conamen-<text:line-break/>tardo, qui totius operis sextus est, manifestis sumptioni-<text:line-break/>bus secundum Hippocratis et Platonis methodos demon-<text:line-break/>strabitur. At sciendum venit, ipsum quoque Platonem<text:line-break/>vim dicendarum demonstrationum callere ; incepturus<text:line-break/>enim ipsas haec praemisit. <text:span text:style-name="Default_20_Paragraph_20_Font"><text:span text:style-name="T1">At certe scito, o</text:span></text:span> G<text:span text:style-name="Default_20_Paragraph_20_Font"><text:span text:style-name="T1">lauco,</text:span></text:span></text:p>
      <text:p text:style-name="P3">n<text:span text:style-name="Default_20_Paragraph_20_Font"><text:span text:style-name="T1">os, ut mea scrt opini</text:span></text:span>o, <text:span text:style-name="Default_20_Paragraph_20_Font"><text:span text:style-name="T1">nunquam ex huiusm</text:span></text:span>o<text:span text:style-name="Default_20_Paragraph_20_Font"><text:span text:style-name="T1">di tnethodis,<text:line-break/>quibus nunc in praesenti disputati</text:span></text:span>o<text:span text:style-name="Default_20_Paragraph_20_Font"><text:span text:style-name="T1">ne utimur, exacte id<text:line-break/></text:span></text:span>co<text:span text:style-name="Default_20_Paragraph_20_Font"><text:span text:style-name="T1">mprehensuros. </text:span></text:span>Alia enim longior ampli orque via est,<text:line-break/>qua tres animae uostiae partes esse demonstrantur, non<text:line-break/>modo locis corporis, sed etiam substantia, viribus actio-<text:line-break/>nibusque disserentes, ut subsequenti libro ostendam, quo<text:line-break/>et methodium ipsam, quam inibi obscure significat, sum<text:line-break/>persecuturus. Cur autem, licet non confidat demonstra-<text:line-break/>tioni, quam dicturus est, lea tamen usus sit, constare ei<text:line-break/>arbitror, qui animum adhibuerit eis, quae nuper diceba-<text:line-break/>mus , quod tres esse fiacullates vitam nostram gubernantes<text:line-break/>mauisesto ostendit, non autem quod substantia diversae<text:line-break/>sint. Porro ad propositam ipsis tractationem in libro de<text:line-break/>Republica, nempe de justitia aliisque victutibus, (nam de<text:line-break/>universis subsequenti sermone verba facit,) abunde erat<text:line-break/>indicasse , tres esse facultates genere diversas. Sic utique<text:line-break/>et Positlouius opinatus a Chrysippo recessit potiusquc</text:p>
      <text:p text:style-name="P3">Aristotelem et Platonem secutus est. Adjeci autem oratio-<text:line-break/>ni potius, quoniam in particularibus quibusdam tres hi<text:line-break/>viri de virtutum differentia dissentire inveniuntur, in<text:line-break/>conclusione autem inter <text:span text:style-name="Default_20_Paragraph_20_Font"><text:span text:style-name="T1">t</text:span></text:span>e conveniunt. Id quod mani-<text:line-break/>festo ostendam, quum in subsequentibus sermonem de<text:line-break/>virtutibus aggrediar ; in praesentia vero demonstrationum,<text:line-break/>quas Plato in quarto de Republica adduxit, jam meminc-<text:line-break/>ro , praescripta serie , a qua disputationem orditur. Ha-<text:line-break/>bet autem hunc in modum : <text:span text:style-name="Default_20_Paragraph_20_Font"><text:span text:style-name="T1">Constat plane , idem con-<text:line-break/>traria fuc</text:span></text:span>a<text:span text:style-name="Default_20_Paragraph_20_Font"><text:span text:style-name="T1">re aut pati secundum ide</text:span></text:span>m <text:span text:style-name="Default_20_Paragraph_20_Font"><text:span text:style-name="T1">et ad idem simul<text:line-break/>n</text:span></text:span>o<text:span text:style-name="Default_20_Paragraph_20_Font"><text:span text:style-name="T1">n p</text:span></text:span>osse. Deinde, fide hujus facta, etiam de iis, quae<text:line-break/>videntur pugnare, disputans inserti <text:span text:style-name="Default_20_Paragraph_20_Font"><text:span text:style-name="T1">Nonne annuere et<text:line-break/>renuere, cupere aliquid accipere et aversuri , admonere<text:line-break/>et repellere, </text:span></text:span>o<text:span text:style-name="Default_20_Paragraph_20_Font"><text:span text:style-name="T1">mnia eju</text:span></text:span>s<text:span text:style-name="Default_20_Paragraph_20_Font"><text:span text:style-name="T1">modi</text:span></text:span> i<text:span text:style-name="Default_20_Paragraph_20_Font"><text:span text:style-name="T1">nter se c</text:span></text:span>o<text:span text:style-name="Default_20_Paragraph_20_Font"><text:span text:style-name="T1">ntraria p</text:span></text:span>o<text:span text:style-name="Default_20_Paragraph_20_Font"><text:span text:style-name="T1">nes,<text:line-break/>sive acti</text:span></text:span>o<text:span text:style-name="Default_20_Paragraph_20_Font"><text:span text:style-name="T1">nes, seve passi</text:span></text:span>o<text:span text:style-name="Default_20_Paragraph_20_Font"><text:span text:style-name="T1">nes? nihil enim interest. Certe<text:line-break/>contraria. Quid igitur, esurire, sitire, et</text:span></text:span> o<text:span text:style-name="Default_20_Paragraph_20_Font"><text:span text:style-name="T1">mnin</text:span></text:span>o <text:span text:style-name="Default_20_Paragraph_20_Font"><text:span text:style-name="T1">appe-<text:line-break/>tere, velle, el</text:span></text:span>i<text:span text:style-name="Default_20_Paragraph_20_Font"><text:span text:style-name="T1">gere, n</text:span></text:span>o<text:span text:style-name="Default_20_Paragraph_20_Font"><text:span text:style-name="T1">nne haec</text:span></text:span> o<text:span text:style-name="Default_20_Paragraph_20_Font"><text:span text:style-name="T1">mnia ad istorum species</text:span></text:span></text:p>
      <text:p text:style-name="P3"><text:span text:style-name="Default_20_Paragraph_20_Font"><text:span text:style-name="T1">reseres, quae m</text:span></text:span>o<text:span text:style-name="Default_20_Paragraph_20_Font"><text:span text:style-name="T1">do diximus? Voluti semper cupientis<text:line-break/>animam n</text:span></text:span>o<text:span text:style-name="Default_20_Paragraph_20_Font"><text:span text:style-name="T1">nne vel appetere illud dixeris, qu</text:span></text:span>o<text:span text:style-name="Default_20_Paragraph_20_Font"><text:span text:style-name="T1">d cupit, vel<text:line-break/>scisee</text:span></text:span>r<text:span text:style-name="Default_20_Paragraph_20_Font"><text:span text:style-name="T1">e, quod sebi adesse eligit? vel rursus nonne, quate-<text:line-break/>nas ahquid sebi p</text:span></text:span>o<text:span text:style-name="Default_20_Paragraph_20_Font"><text:span text:style-name="T1">rrigi vult , annuere illud ad se,<text:line-break/>amaatis cuiu</text:span></text:span>s<text:span text:style-name="Default_20_Paragraph_20_Font"><text:span text:style-name="T1">dam insta;-, id ut fiat assectantis? .Equi-<text:line-break/>dem. Quid vero? nolle, aspernari, negl</text:span></text:span>i<text:span text:style-name="Default_20_Paragraph_20_Font"><text:span text:style-name="T1">gere, non cupe-<text:line-break/>re, nonne in rejiciendi repellendiqt</text:span></text:span>i<text:span text:style-name="Default_20_Paragraph_20_Font"><text:span text:style-name="T1">e ab ea speciem et in<text:line-break/></text:span></text:span>om<text:span text:style-name="Default_20_Paragraph_20_Font"><text:span text:style-name="T1">nia illis coatraria constituemus? Quidni? </text:span></text:span>Hac ora-<text:line-break/>tione et subsequentibus universis ostendit, animae partem<text:line-break/>concupiscibilem diversam esse a ratiocinante, quomodo<text:line-break/>etiam in fame cibis repleri appetimus , in siti potu.<text:line-break/>Verum pueri quum fumus , instar brutorum animalium<text:line-break/>pr<text:span text:style-name="Default_20_Paragraph_20_Font"><text:span text:style-name="T1">o</text:span></text:span>mpte ad replectionem ferimur, neque, an id conducet,<text:line-break/>neque, an oberit, considerantes. Aetate vero et ratione<text:line-break/>provecti saepe ne bibimus quidem omnino, ubi pertua-<text:line-break/>sum habuerimus ex potu noxam secuturam, saepe minus,<text:line-break/>quam appetimus, si et hic copia obfutura est, i<text:span text:style-name="Default_20_Paragraph_20_Font"><text:span text:style-name="T1">n</text:span></text:span>terdum</text:p>
      <text:p text:style-name="P3">aquam bibimus vinum concupiscentes; aut frigidam ve-<text:line-break/>hementer appetentes calidam assumimus. At rationis ex-<text:line-break/>peries homines similiter infantibus et feris neque tent-<text:line-break/>pus expectant, neque quantitatem qualitatemque corporis<text:line-break/>sustinent. inspicere. Quod autem nec ferae, nec infantes<text:line-break/>ratione utuntur, etiam apud Chryfippum in confesso est.<text:line-break/>At quod vi quadam alia praeter rationem ad fruendum<text:line-break/>iis, quae concupiscunt, alliciuntur, interdum fatetur, in-<text:line-break/>terdum negat, implicans sursum et deorsum orationes,<text:line-break/>quum liceret virum studiosum veritatis ex procurem col-<text:line-break/>ligere, vim quandam esse irrationalem, quae ad corporis<text:line-break/>sruitionem ducat non bruta solum et pueros, sed etiam<text:line-break/>brutis similes homines. Itaque ad hujusmodi demonsseatio-<text:line-break/>nem primum oratio nos deduxit ex consequentia qua-<text:line-break/>dam, ipsamque non parum conserentem iis, quae a Pla-<text:line-break/>tune dicuntur. Ad viros autem jam perfectos non laeta-<text:line-break/>te modo, feli etiam ratione sermone devenientes fpecu-</text:p>
      <text:p text:style-name="P3">labimur, quo modo ratiocinatrix facultas cum appetente<text:line-break/>in nobis pugnet tum in morbis, tum in aliis plerisque<text:line-break/>cousiitutionibus, in quibus nondum opportunum videtur<text:line-break/>sitientem potum assumere, ct cibos esurientem , calesieri<text:line-break/>rigentem, refrigerari incalescentem, venere uti eum, qui<text:line-break/>ad silam incitatur. Etenim bruta in nobis facultas ad<text:line-break/>lingula, quae desiderantur, requirentem allicit, ratio re-<text:line-break/>trahit, et inopportunam commotionem continet, ac pugna<text:line-break/>frequenter utriusque valida inter si, oboritur, evidenter<text:line-break/>indicans, duplicem esse in nobis naturam facultatum invi<text:span text:style-name="Default_20_Paragraph_20_Font"><text:span text:style-name="T1">e.<text:line-break/></text:span></text:span>eem dissidentium. Si enim una esset fota, qucmadmo-<text:line-break/>dum in pueris, nihil prohiberet intempestive nos frui<text:line-break/>appetibilibus, quemadmodum etiam, si stola esset ratio, ad<text:line-break/>nihil retrahere et reniti Iulita, nullum esset negotium si-<text:line-break/>tieutenr <text:span text:style-name="Default_20_Paragraph_20_Font"><text:span text:style-name="T1">n</text:span></text:span>on bibere, aut esurientem non esse ; neque couti-<text:line-break/>nens neque sobrius, qui non bibit, nominaretur, sicuti <text:span text:style-name="Default_20_Paragraph_20_Font"><text:span text:style-name="T1">n</text:span></text:span>ec qui<text:line-break/>non vadit, nisi velit. Nunc autem, quoniam duplices quaedam</text:p>
      <text:p text:style-name="P3">funt facultates hominem attrahentes, est autem bruta potus<text:line-break/>appetens, quae lrano continet rationalis, incontinentia in<text:line-break/>hujusurodi et continentia generatur. Verum hoc nobis<text:line-break/>non exigui momenti obiter demonstratum in sermone de<text:line-break/>virtutibus memoriae mandetur, neque continentiam esse<text:line-break/>aliquid, neque temperantiam, sublata rationi concupisci-<text:line-break/>bili facultate. Sed rursus ad institutum redeo : nempe si-<text:line-break/>flentis , non autem volentis bibere anima aliqua ipsius<text:line-break/>facultate aut parte potum concupiscit, altera vero aliqua<text:line-break/>fugit et aversatur; uni. enim et eidem arripere aliquid<text:line-break/>et fugere non licet. Sive autem arripere et fugere di<text:span text:style-name="Default_20_Paragraph_20_Font"><text:span text:style-name="T1">d</text:span></text:span>as,<text:line-break/>sive persequi, sive appetere, nihil interest, quemadmo-<text:line-break/>dum neque si dicas velle, aut affectare, aut amplecti, aut<text:line-break/>arripere, aut concupiscere; nam hujusmodi nominum di-<text:line-break/>visio nihil ad praesentem speculationem conducit, sed e<text:line-break/>contrario importuna est et quaestionem de rebus ad am- -<text:line-break/>bigui talem de nominibus deducit. Quare etiam moliun-</text:p>
      <text:p text:style-name="P3">tur nonnulli de indusiria, ut nihil concludatur, singulis<text:line-break/>nominibus instare. Si enim affectare dicas potum sitient<text:line-break/>tern, non concedunt, affectare dicendum esset Causam<text:line-break/>namque aliquam affectationem esse, et solius sapientis;<text:line-break/>nempe ipsum esse impetum rationalem ad aliquid gau-<text:line-break/>dentis quantum oportet. Si concupiscere, nec sic quidem<text:line-break/>nominandum concedunt. Etenim, ut quis sitiat, n<text:span text:style-name="Default_20_Paragraph_20_Font"><text:span text:style-name="T1">o</text:span></text:span>n in<text:line-break/>praxis solum , sed civilibus quoque provenire , concupis<text:line-break/>suentium vero ipsam et pravam esse, et solis innasci pra-<text:line-break/>vis , nam esse affectationem affatim reptantem ad hoc , ut<text:line-break/>fiat. At si non longam adeo definitionem ipsius fecerit;<text:line-break/>sed affectationem irrationalem esse dixerit quis , increpa-<text:line-break/>bit admodum graviter virum subinde non in rerum dun-<text:line-break/>taxat scientia, sed in nominum quoque usu ab infinitis^<text:line-break/>evariantem. Tales denique et veterum non pauci suerunt;<text:line-break/>quemadmodum et ipse Plato inquit, nominibus utente;<text:line-break/>recens trunsuominatis, propter quos milii visus est etiam<text:line-break/>nunc non unum simpliciter scribere nomen in sermone</text:p>
      <text:p text:style-name="P3">propositu, verum ex industria uti omnibus, quibus licet<text:line-break/>eundem rem significare. Nam et verbo affectare, et con-<text:line-break/>cupiscere, et aggredi, et annuere, et appetere, et velle,<text:line-break/>ct diligere, et adducere, quin etiam contrariis ipsorum in<text:line-break/>una re videtur uti, non diligere, et non velle; quippe<text:line-break/>institutum ipsi erat sententiam <text:span text:style-name="Default_20_Paragraph_20_Font"><text:span text:style-name="T1">t</text:span></text:span>uam ostendere et indica-<text:line-break/>re manifesto , circa demonstiationem studuisti et <text:span text:style-name="Default_20_Paragraph_20_Font"><text:span text:style-name="T1">s</text:span></text:span>ervienti<text:line-break/>per dictionem rei significatio, ,non curiofo circa syllabas.<text:line-break/>Ex praedictis sane diversum indicarit appetens a rationi-<text:line-break/>naute. Ascribere enim omnem ipsius dictionem longum<text:line-break/>mihi visum est, quum liceat uuipuique, si volet, tutum<text:line-break/>subsequentem libri locum relegere. At si etiam ad finem<text:line-break/>sermonis posita verba necesse sit apponere, ut mihi ride-<text:line-break/>tur, quo ad secundum caput digressio fiat manisestior, ne-<text:line-break/>que haec omittam; habent autem in eum modum. <text:span text:style-name="Default_20_Paragraph_20_Font"><text:span text:style-name="T1">sitien-<text:line-break/>t is igitur anima , quatenus sitit ; nihil aliud appetit<text:line-break/>quam bibere , idque assectat , et ad ipsam sertur. Cia-</text:span></text:span></text:p>
      <text:p text:style-name="P3"><text:span text:style-name="Default_20_Paragraph_20_Font"><text:span text:style-name="T1">rum ese omnibu</text:span></text:span>s. <text:span text:style-name="Default_20_Paragraph_20_Font"><text:span text:style-name="T1">si quid erg</text:span></text:span>o <text:span text:style-name="Default_20_Paragraph_20_Font"><text:span text:style-name="T1">ipsum quandoque retrabit<text:line-break/></text:span></text:span>sal<text:span text:style-name="Default_20_Paragraph_20_Font"><text:span text:style-name="T1">ientem, aliud quiddam erit in</text:span></text:span> i<text:span text:style-name="Default_20_Paragraph_20_Font"><text:span text:style-name="T1">pso ab ea parte diver-<text:line-break/>sam, quae setit, et quasi bestia ad bibendum impellit; ne-<text:line-break/>que eni</text:span></text:span>m <text:span text:style-name="Default_20_Paragraph_20_Font"><text:span text:style-name="T1">fieri posse dicimus, ut idem aliquid eodem sui<text:line-break/>circa idem scmul agat contrar</text:span></text:span>i<text:span text:style-name="Default_20_Paragraph_20_Font"><text:span text:style-name="T1">a. Non utique, Quemad-<text:line-break/>modum alsurdum dictu ese, eandem sagittarii manum<text:line-break/>scmul ar cum impellere , et intendendo ad se trahere , ve-<text:line-break/>rum dicendum est, alteram esse manum, quae impellit, al-<text:line-break/>teram vero, quae c</text:span></text:span>o<text:span text:style-name="Default_20_Paragraph_20_Font"><text:span text:style-name="T1">ntrahit. omnin</text:span></text:span>o <text:span text:style-name="Default_20_Paragraph_20_Font"><text:span text:style-name="T1">sec est. Dicemusne,<text:line-break/>esse aliqu</text:span></text:span>o<text:span text:style-name="Default_20_Paragraph_20_Font"><text:span text:style-name="T1">s, qui, quum satiant, n</text:span></text:span>o<text:span text:style-name="Default_20_Paragraph_20_Font"><text:span text:style-name="T1">lint bibere ? Mullos<text:line-break/>plane et saepe. Quid igitur de his dixerit aliqui</text:span></text:span>s, <text:span text:style-name="Default_20_Paragraph_20_Font"><text:span text:style-name="T1">esu<text:line-break/>sene in h</text:span></text:span>o<text:span text:style-name="Default_20_Paragraph_20_Font"><text:span text:style-name="T1">rum anima aliquid, quod bibere jubeat, aliquid<text:line-break/>c</text:span></text:span>o<text:span text:style-name="Default_20_Paragraph_20_Font"><text:span text:style-name="T1">ntra, quod prohibeat, quod quidem cum dominetur, aliud<text:line-break/>ese ab eo, quod jubet? Mihi quidemscc videtur. An<text:line-break/>n</text:span></text:span>o<text:span text:style-name="Default_20_Paragraph_20_Font"><text:span text:style-name="T1">n</text:span></text:span> i<text:span text:style-name="Default_20_Paragraph_20_Font"><text:span text:style-name="T1">gitur , quod prohibet ista, ex rati</text:span></text:span>o<text:span text:style-name="Default_20_Paragraph_20_Font"><text:span text:style-name="T1">ne inese, quoties<text:line-break/></text:span></text:span>o<text:span text:style-name="Default_20_Paragraph_20_Font"><text:span text:style-name="T1">peratur, quae vero ducunt alliciuntque , ex assectibus<text:line-break/>et morbis pr</text:span></text:span>q<text:span text:style-name="Default_20_Paragraph_20_Font"><text:span text:style-name="T1">stciseuntur? .spparet. Merito igitur duo haec<text:line-break/>et inter se dive</text:span></text:span>r<text:span text:style-name="Default_20_Paragraph_20_Font"><text:span text:style-name="T1">so esse existimabimus , hoc, quo ratiocina-</text:span></text:span></text:p>
      <text:p text:style-name="P3"><text:span text:style-name="Default_20_Paragraph_20_Font"><text:span text:style-name="T1">tur animans, rationale ejus appellantes, illud, quo amat,<text:line-break/>esurit, sc</text:span></text:span>i<text:span text:style-name="Default_20_Paragraph_20_Font"><text:span text:style-name="T1">it et sid alias cupiditates inclinat, brutum.<text:line-break/>et cupidum r</text:span></text:span>e<text:span text:style-name="Default_20_Paragraph_20_Font"><text:span text:style-name="T1">pletionu</text:span></text:span>m <text:span text:style-name="Default_20_Paragraph_20_Font"><text:span text:style-name="T1">quarundam et v</text:span></text:span>o<text:span text:style-name="Default_20_Paragraph_20_Font"><text:span text:style-name="T1">luptatum ami-.<text:line-break/>cum</text:span></text:span>. His iudicavit, rationalem animae speciem diversam<text:line-break/>esse a concupiscibili. Verum, ut diri etiam prius, non-<text:line-break/>duno mihi institutum est ostendere, quomodo hae duae<text:line-break/>animae partes specie. variant. Sed ad rem propositam ab-.<text:line-break/>unde est, quod indubitato colligitur, nempe non ejusdem esse<text:line-break/>facultatis ratiocinari et cibos aut potum aut venerem<text:line-break/>concupiscere; quod haud noni quomodo Chrysippus una<text:line-break/>cum multis Stoicis ignoravit. At ignorare aliquid ei<text:line-break/>condonandum est, sicuti et antea dicebam.. Non autem.<text:line-break/>condonandum est, quod tam inepte sermonem tractaverit,<text:line-break/>ut eorum, quae comicis vel tragicis poetis dicta sunt, ad<text:line-break/>tanti dogmatis demonstrationem mentionem sacrat, quum<text:line-break/>ejusmodi homines: ne conentur quidem. demonssearc<text:line-break/>quicquam, fed suium, quaccunque ipsis convenire dicenti<text:line-break/>personae videantur, in fabula per interpretationem exor-</text:p>
      <text:p text:style-name="P3">nent , quae vero a Platone ad ipsius demonstrationem dicta<text:line-break/>sunt, neque meminerit, neque refellere aggrediatur, fed<text:line-break/>ex procinctu lu promptuque assumtus, quod, ubicunque animi<text:line-break/>assectus habeantur, ibidem sit etiam rationale. Chrysippus<text:line-break/>itaque femper fui similis. Plato autem , ubi in praescripta<text:line-break/>oratione concupiscibilem facultatem a rationali distinxisset,<text:line-break/>postea conatur etiam irascibilem distinguere. In eum au-<text:line-break/>tcm modum verba ipfius incipiunt. <text:span text:style-name="Default_20_Paragraph_20_Font"><text:span text:style-name="T1">Hae itaque duae in<text:line-break/>anima species desinitae insint, Jlla autem, quae ad iram<text:line-break/>pertinet, qua</text:span></text:span>n<text:span text:style-name="Default_20_Paragraph_20_Font"><text:span text:style-name="T1">e irascimur, utrum</text:span></text:span> t<text:span text:style-name="Default_20_Paragraph_20_Font"><text:span text:style-name="T1">ertia, an alteri eorum<text:line-break/>c</text:span></text:span>o<text:span text:style-name="Default_20_Paragraph_20_Font"><text:span text:style-name="T1">gnata? P</text:span></text:span>o<text:span text:style-name="Default_20_Paragraph_20_Font"><text:span text:style-name="T1">rte, inquit, ei, quae voluptates cupit, eso<text:line-break/>cognata. Atqui cred</text:span></text:span>o <text:span text:style-name="Default_20_Paragraph_20_Font"><text:span text:style-name="T1">hoc equidem ex eo, qu</text:span></text:span>o<text:span text:style-name="Default_20_Paragraph_20_Font"><text:span text:style-name="T1">d quondam<text:line-break/>audivi, qu</text:span></text:span>o<text:span text:style-name="Default_20_Paragraph_20_Font"><text:span text:style-name="T1">d videlicet, quum Le</text:span></text:span>o<text:span text:style-name="Default_20_Paragraph_20_Font"><text:span text:style-name="T1">n</text:span></text:span>i<text:span text:style-name="Default_20_Paragraph_20_Font"><text:span text:style-name="T1">tas Aglaionis filius ex<text:line-break/>Piraee</text:span></text:span>o <text:span text:style-name="Default_20_Paragraph_20_Font"><text:span text:style-name="T1">sub Rorealem murum extra civitatem ascendens<text:line-break/>animadverteret cadavera prope littus jacentia, senati et<text:line-break/>videre cupiebat , et h</text:span></text:span>o<text:span text:style-name="Default_20_Paragraph_20_Font"><text:span text:style-name="T1">rrebat tamen , alsterreba</text:span></text:span>l<text:span text:style-name="Default_20_Paragraph_20_Font"><text:span text:style-name="T1">urque,<text:line-break/>vultumque tegebat, secum</text:span></text:span> i<text:span text:style-name="Default_20_Paragraph_20_Font"><text:span text:style-name="T1">pso pugnans. Cupiditate de-<text:line-break/>nique superatu</text:span></text:span>s, <text:span text:style-name="Default_20_Paragraph_20_Font"><text:span text:style-name="T1">ad cadavera directis et patefactis oculis</text:span></text:span></text:p>
      <text:p text:style-name="P3"><text:span text:style-name="Default_20_Paragraph_20_Font"><text:span text:style-name="T1">adventavit, dicens, Ecce jam v</text:span></text:span>o<text:span text:style-name="Default_20_Paragraph_20_Font"><text:span text:style-name="T1">bis licet, </text:span></text:span>o <text:span text:style-name="Default_20_Paragraph_20_Font"><text:span text:style-name="T1">infelices,<text:line-break/>desederium veserum pulchro explere spectacul</text:span></text:span>o. <text:span text:style-name="Default_20_Paragraph_20_Font"><text:span text:style-name="T1">Audivi<text:line-break/>et</text:span></text:span> i<text:span text:style-name="Default_20_Paragraph_20_Font"><text:span text:style-name="T1">pse, inquit. Jtaque serm</text:span></text:span>o, <text:span text:style-name="Default_20_Paragraph_20_Font"><text:span text:style-name="T1">dicebam, hic testatur, iram<text:line-break/>interdum succensere et pugnare adversus c</text:span></text:span>o<text:span text:style-name="Default_20_Paragraph_20_Font"><text:span text:style-name="T1">ncupiseentia</text:span></text:span>s,<text:line-break/><text:span text:style-name="Default_20_Paragraph_20_Font"><text:span text:style-name="T1">tanquam haec later se diversa sint. .significat, inquit.<text:line-break/></text:span></text:span>Iterum his quoque Plato iudicat, concupiscibilem facultatem<text:line-break/>ab irascibili diversam esse, utens nimirum axiomate per<text:line-break/>initia submoto, nempe fieri non posse, ut exacte unum<text:line-break/>et simplex et incompositum affectet quippiam simul et<text:line-break/>aversetur, gaudeat eodem et molestetur; verum necesse<text:line-break/>est, ut aliud sit, quod concupiscat spectare cadavera, aliud,<text:line-break/>quod prohibeat spectare, et quod concupiscenti omnino vo-<text:line-break/>luptas quaedam ex spectaculo futura est, prohibenti mote-<text:line-break/>stia et dolor. Nam irulci concupiscenti, et graviter fer-<text:line-break/>re ipsius impetus, ac prohibere, velleque voluptates in-<text:line-break/>crepere, et de iis conqueri, omnisque id genus alterius<text:line-break/>partis animae opus sunt, non ipsius co<text:span text:style-name="Default_20_Paragraph_20_Font"><text:span text:style-name="T1">n</text:span></text:span>cupiscentis; at<text:line-break/>si non partis , certe facultatis omnino alterius. Dictum</text:p>
      <text:p text:style-name="P3">enim jam id subinde, hoc in libro nu<text:span text:style-name="Default_20_Paragraph_20_Font"><text:span text:style-name="T1">n</text:span></text:span>quam nos cum<text:line-break/>Aristotcle et Posidonio contendere, qui quidem inter <text:span text:style-name="Default_20_Paragraph_20_Font"><text:span text:style-name="T12">se<text:line-break/></text:span></text:span>consentiunt, ratiocinari nos, irasci et concupiscere non<text:line-break/>Iane speciebus aut partibus animae, fied facultatibus.<text:line-break/>Etenim subsequenti sermone ostendemus, non facultatibus<text:line-break/>tantum, fed etiam partibus animae inter fe diversis spe-<text:line-break/>cie. At in praesentia hoc abunde est solum demonstrasse,<text:line-break/>ut Chrysippi in his negligentia innotescat, quomodo <text:span text:style-name="Default_20_Paragraph_20_Font"><text:span text:style-name="T12">ipse<text:line-break/></text:span></text:span>validarum rationum, quas Plato ad dogmatis nunc nobis<text:line-break/>inquirendi demonstrationem proposuit, neque meminit ali-<text:line-break/>cujus ipsarum, neque refellere aggressus est, etsi totum<text:line-break/>ipsius librum primum de anima versibus poeticis repleve-<text:line-break/>rit, ubi de principe parte animae tractarit. Non solum<text:line-break/>autem in hoc sublicius Platonis rationes, fed iit commen-<text:line-break/>tariis quoque de affectibus, tribusque logicis, et lu iis, qui<text:line-break/>privatim sine causis ab eo scripti sunt; Therapeuticum et<text:line-break/>Ethicum nuncupant. ltaque ad reliqua Platonis verba ve-</text:p>
      <text:p text:style-name="P3">oramus, quae ita habenti <text:span text:style-name="Default_20_Paragraph_20_Font"><text:span text:style-name="T1">Nonne et alibi fuequenter ani-<text:line-break/>madvertimu</text:span></text:span>s, <text:span text:style-name="Default_20_Paragraph_20_Font"><text:span text:style-name="T1">quand</text:span></text:span>o <text:span text:style-name="Default_20_Paragraph_20_Font"><text:span text:style-name="T1">d</text:span></text:span>i<text:span text:style-name="Default_20_Paragraph_20_Font"><text:span text:style-name="T1">strahunt aliquem praeter rati</text:span></text:span>o<text:span text:style-name="Default_20_Paragraph_20_Font"><text:span text:style-name="T1">nem<text:line-break/>cupid</text:span></text:span>i<text:span text:style-name="Default_20_Paragraph_20_Font"><text:span text:style-name="T1">tates, ol</text:span></text:span>y<text:span text:style-name="Default_20_Paragraph_20_Font"><text:span text:style-name="T1">urgantem</text:span></text:span> i<text:span text:style-name="Default_20_Paragraph_20_Font"><text:span text:style-name="T1">psum sese et adversus id sui,<text:line-break/>quo trahitur, indignantem, et quasi du</text:span></text:span>o<text:span text:style-name="Default_20_Paragraph_20_Font"><text:span text:style-name="T1">bus dissentienti-<text:line-break/>bus acbutricem rationi iracundiam accurrere, cupiditat</text:span></text:span>i<text:span text:style-name="Default_20_Paragraph_20_Font"><text:span text:style-name="T1">bus<text:line-break/>vero communicantem, quum statuit ratio, nihil m</text:span></text:span>o<text:span text:style-name="Default_20_Paragraph_20_Font"><text:span text:style-name="T1">liendum<text:line-break/>esse. Nec te arbitror unquam affirmare vel in te ipsa, vel<text:line-break/>in alio tale quippiam deprebendisie. N</text:span></text:span>o<text:span text:style-name="Default_20_Paragraph_20_Font"><text:span text:style-name="T1">n per .levem.<text:line-break/></text:span></text:span>In p<text:span text:style-name="Default_20_Paragraph_20_Font"><text:span text:style-name="T1">r</text:span></text:span>iori igitur oratione Plato, ubi desiderantis ridere ca-<text:line-break/>davera meminit, evidenter sane demonstravit, irascibile<text:line-break/>et concupiscibile esse diversa , non tamen rationale ab<text:line-break/>utrisque esse. diversum manifesto dixit , fed indicavit ali-<text:line-break/>quo pacto in illo quoque <text:span text:style-name="Default_20_Paragraph_20_Font"><text:span text:style-name="T1">s</text:span></text:span>ermone, luo autem abunde<text:line-break/>explicat. Quum enim aliquem cogit cupiditas quaedam<text:line-break/>praeter rationem, ut in comprehenso superius Leonino,<text:line-break/>iracundia tunc movetur rationi auxiliaria, ac saepe vicit<text:line-break/>una cum ratione immoderatum motum libidinosae ac in-<text:line-break/>temperantis animae speciei, et continuit prohibuitque .</text:p>
      <text:p text:style-name="P3">ipsam, ab inrpetuque coarguit. Quemadmodum et Leon-<text:line-break/>tius potuit sibi ipsi conviciatus de spectandi cadavera im-<text:line-break/>potentia procedere, ea non contemplatus. Interim vero<text:line-break/>utriusque animae partibus certantibus, conviciantibus, <text:span text:style-name="Default_20_Paragraph_20_Font"><text:span text:style-name="T1">r</text:span></text:span>e-<text:line-break/>uitentibus et retrahentibus , concupiscibilis dominatu<text:span text:style-name="Default_20_Paragraph_20_Font"><text:span text:style-name="T1">r,<text:line-break/></text:span></text:span>sicut in hoc ipso, qui cadavera spectavit, Plato fieri re-<text:line-break/>censet, simul in oratione multa indicans. Etenim quod<text:line-break/>iracundia dive<text:span text:style-name="Default_20_Paragraph_20_Font"><text:span text:style-name="T1">rsa </text:span></text:span>est a cupiditate, item quod <text:span text:style-name="Default_20_Paragraph_20_Font"><text:span text:style-name="T1">r</text:span></text:span>atio ab<text:line-break/>utrisque disc<text:span text:style-name="Default_20_Paragraph_20_Font"><text:span text:style-name="T1">r</text:span></text:span>epat, ad haec quod iracundia nunquam cu-<text:line-break/>piditati auxiliatu<text:span text:style-name="Default_20_Paragraph_20_Font"><text:span text:style-name="T1">r , </text:span></text:span>uno hoc commemo<text:span text:style-name="Default_20_Paragraph_20_Font"><text:span text:style-name="T1">r</text:span></text:span>ato exemplo indi-<text:line-break/>cavit. Nullus enim se ipsum unquam increpavit et iratus<text:line-break/>est, quod ab intempestivis cupiditatibus desistere instituerit.<text:line-break/>Quis enim in morbo supra modum aestu confectus frigi-<text:line-break/>dam potionem appetens magno impetu, deinde cum ra-<text:line-break/>tiocinatus, lethale sibi poculum fore, p<text:span text:style-name="Default_20_Paragraph_20_Font"><text:span text:style-name="T1">r</text:span></text:span>ohibuerit impe-<text:line-break/>tum, fe corripuit et iratus est, eo quod bene rationem<text:line-break/>inierit? nemo, ut opino<text:span text:style-name="Default_20_Paragraph_20_Font"><text:span text:style-name="T1">r, </text:span></text:span>omnium: fed ubi ultro. <text:span text:style-name="Default_20_Paragraph_20_Font"><text:span text:style-name="T1">r</text:span></text:span>atio</text:p>
      <text:p text:style-name="P3">sequitur appetentiam, consequitur et iracundia rationem.<text:line-break/>Huic enim ut subserviat et auxilietur , tanquam canis<text:line-break/>quidam venatori, contra tertiam animae speciem a natu-<text:line-break/>ra data esu Ubi autem adversatur ratio appetentiae, dissi-<text:line-break/>det et pugnat, i<text:span text:style-name="Default_20_Paragraph_20_Font"><text:span text:style-name="T1">r</text:span></text:span>acundia a ratione stat, et huic opitulatur.<text:line-break/>Porro quod rationi illa semper contra cupiditatem auxi-<text:line-break/>Iiatur, etiam subsequenti oratione manisestum reddit, ita<text:line-break/>scribens ; <text:span text:style-name="Default_20_Paragraph_20_Font"><text:span text:style-name="T1">Quid porr</text:span></text:span>o <text:span text:style-name="Default_20_Paragraph_20_Font"><text:span text:style-name="T1">? quando quis iniuriam inferre se<text:line-break/>putat, nonne, quo generosior est, e</text:span></text:span>o <text:span text:style-name="Default_20_Paragraph_20_Font"><text:span text:style-name="T1">minus p</text:span></text:span>o<text:span text:style-name="Default_20_Paragraph_20_Font"><text:span text:style-name="T1">test irasci,<text:line-break/>dum esurit, r</text:span></text:span>i<text:span text:style-name="Default_20_Paragraph_20_Font"><text:span text:style-name="T1">get, et aliud qu</text:span></text:span>o<text:span text:style-name="Default_20_Paragraph_20_Font"><text:span text:style-name="T1">duis</text:span></text:span> l<text:span text:style-name="Default_20_Paragraph_20_Font"><text:span text:style-name="T1">ate patitur ab e</text:span></text:span>o,<text:line-break/><text:span text:style-name="Default_20_Paragraph_20_Font"><text:span text:style-name="T1">quem jure haec agere censet? et quod jam dixi, iracun-<text:line-break/>dia isiiu</text:span></text:span>s <text:span text:style-name="Default_20_Paragraph_20_Font"><text:span text:style-name="T1">in eum quadammodo non irritatur ? Vora lo-<text:line-break/>queri</text:span></text:span>s. <text:span text:style-name="Default_20_Paragraph_20_Font"><text:span text:style-name="T1">Quid autem, quando iniuriam se pati qui</text:span></text:span>s <text:span text:style-name="Default_20_Paragraph_20_Font"><text:span text:style-name="T1">putat?<text:line-break/>nonne tunc servet, satagit, et saevit, et auxilium prae-<text:line-break/>stat ei, quod justum videtur, fumem, futgu</text:span></text:span>s <text:span text:style-name="Default_20_Paragraph_20_Font"><text:span text:style-name="T1">et caetera<text:line-break/>eju</text:span></text:span>s<text:span text:style-name="Default_20_Paragraph_20_Font"><text:span text:style-name="T1">m</text:span></text:span>o<text:span text:style-name="Default_20_Paragraph_20_Font"><text:span text:style-name="T1">di t</text:span></text:span>o<text:span text:style-name="Default_20_Paragraph_20_Font"><text:span text:style-name="T1">lerat</text:span></text:span>is , <text:span text:style-name="Default_20_Paragraph_20_Font"><text:span text:style-name="T1">et ad vict</text:span></text:span>o<text:span text:style-name="Default_20_Paragraph_20_Font"><text:span text:style-name="T1">riam coatendit, neque a<text:line-break/>gener</text:span></text:span>oso o<text:span text:style-name="Default_20_Paragraph_20_Font"><text:span text:style-name="T1">pere cesset priu</text:span></text:span>s , <text:span text:style-name="Default_20_Paragraph_20_Font"><text:span text:style-name="T1">quam vel transegerit, vel obis-</text:span></text:span></text:p>
      <text:p text:style-name="P3"><text:span text:style-name="Default_20_Paragraph_20_Font"><text:span text:style-name="T1">rit , vel tanquam canis a pastore , ita denique revocatus<text:line-break/>ab ea quae in</text:span></text:span> i<text:span text:style-name="Default_20_Paragraph_20_Font"><text:span text:style-name="T1">pso est ratione mitescat. </text:span></text:span>lu hac oratione<text:line-break/>rursus Plato meminit duorum hominum, amborum eadem<text:line-break/>patientium a quodam imperante et dominante, ut et esu-<text:line-break/>riant, et sitiant, et algeant, verum ut alter quidem ju-<text:line-break/>fle ea pati perstra<text:span text:style-name="Default_20_Paragraph_20_Font"><text:span text:style-name="T1">t</text:span></text:span>um habeat, alter inique. Deinde ait,<text:line-break/>quod alter sane, qui jusie haec pati existimat, quia prius<text:line-break/>ipsis iniuriam aliquam intulerit, aequo animo ea fert,<text:line-break/>et non irascitur juste punienti, eoque magis, inquit, quo<text:line-break/>fuerit generosior; dixit autem hoc de eo, qur punitus.<text:line-break/>Nam hic , quanto generosiore fuerit natura , tanto magis<text:line-break/>genero<text:span text:style-name="Default_20_Paragraph_20_Font"><text:span text:style-name="T1">s</text:span></text:span>e punitiones <text:span text:style-name="Default_20_Paragraph_20_Font"><text:span text:style-name="T1">s</text:span></text:span>ustinet: alter vero, qui iniuria fe as-<text:line-break/>fici putat, nuscitur, aegre fert; et defendit id, quod sibi<text:line-break/>justum videtur. Haec quotidie fieri etiam in domesticis<text:line-break/>videre licet. Qui enim ex ipsis aut suffurantes, aut hu-<text:line-break/>jusmodi aliud quippiam facientes deprehenduntur, si cae-<text:line-break/>dantur, fame punlantur, et ignominia a dominis affician-<text:line-break/>tur, non irascuntur; qui veru inique aliquid horum aut</text:p>
      <text:p text:style-name="P3">pati putaverint, aut passos fui fuisse , horum iracundia<text:line-break/>semper intus faevit desideratore vicissim iniuriam insc-<text:line-break/>rentem. punire. Constat iam ex ambobus exemplis, nasici-<text:line-break/>bilem animae facultatem a natura nobis mditam esse ra-<text:line-break/>tioni adjutricem ; quam fape videtur adjuvere, quum ab<text:line-break/>aliquo .vel intus vel extrinsecus iniuria affici et vi<text:line-break/>compelli autumat. Itaque autumare, iniuria affici, ratio-<text:line-break/>malis facultatis est; id autem ulcisci contra eum, qui vim<text:line-break/>infert, animosae proprium esu Quum igitur concupisti-<text:line-break/>bilis animi facultas immoderate ad aliquid irruens iuvi-<text:line-break/>tam rationem violenter traxerit, irufcibilis contra illam<text:line-break/>rationi opitulatur.^ Quum autem extrinsecus injuria quis<text:line-break/>illam afficiat, vicissim punfre conatur; ubi rutilis a nullo<text:line-break/>affici injuria ratio putatur, neque tunc iracundia esser-<text:line-break/>vesicit, etsi quam maxime corpus jusie puniatur ab ali-<text:line-break/>quo, vel algere, vel famefcere, vel sitire coactum Un-,<text:line-break/>de liquet, iram naturali statu praeditam opiniones ratio-<text:line-break/>uis loqui. Fieri enim quandoque potest , ut haec quo-</text:p>
      <text:p text:style-name="P3">que prave affecta inobsequens talioni moveatur; quod<text:line-break/>paulo post etiam ipse Plato indicans scribit. <text:span text:style-name="Default_20_Paragraph_20_Font"><text:span text:style-name="T1">An; quem-<text:line-break/>adm</text:span></text:span>o<text:span text:style-name="Default_20_Paragraph_20_Font"><text:span text:style-name="T1">dum in civitate apparuerunt tria quaedam genera,<text:line-break/>quae ipsu</text:span></text:span>m <text:span text:style-name="Default_20_Paragraph_20_Font"><text:span text:style-name="T1">c</text:span></text:span>o<text:span text:style-name="Default_20_Paragraph_20_Font"><text:span text:style-name="T1">ntinent, quaeseuarium, auxiliarium, consul-<text:line-break/>t</text:span></text:span>o<text:span text:style-name="Default_20_Paragraph_20_Font"><text:span text:style-name="T1">rium, ita et in anima tertia quaedam vi</text:span></text:span>s <text:span text:style-name="Default_20_Paragraph_20_Font"><text:span text:style-name="T1">ese iracundia,<text:line-break/>quae natura ipso rationi auxiliatur, nisi ex improba edu-<text:line-break/>catione fuerit depravata?</text:span></text:span> Quae igitur irascibilis animae<text:line-break/>differentiae sint, non est tempestivum nunc dicere, quip-<text:line-break/>pe in subsequenti libro de affectibus animae, ut Platoni<text:line-break/>alsum est, ct de morbis vitiisque ejusdem universis, ma-<text:line-break/>litiae quomodo gignantur cmenturque, ubi ortu sunt,<text:line-break/>percensere decrevi; quin etiam de pulchritudine ct su-<text:line-break/>nitate ipsius, omnibusque virtutibus; non parum enim<text:line-break/>in his quoque Chrysippus errat. Nunc unam adhuc Pla-<text:line-break/>tonis orationum subscribere cogito, qua indicat, iracun-<text:line-break/>diam a ratione esse diversam. Scripta est post comp<text:span text:style-name="Default_20_Paragraph_20_Font"><text:span text:style-name="T1">t</text:span></text:span>e-<text:line-break/>hensa superius lu quarto de Republica libro hunc im</text:p>
      <text:p text:style-name="P13">modum. <text:span text:style-name="Default_20_Paragraph_20_Font"><text:span text:style-name="T1">Nam in puerulis h</text:span></text:span>o<text:span text:style-name="Default_20_Paragraph_20_Font"><text:span text:style-name="T1">c quivis intelligat, qui sea-<text:line-break/>tim nati iracundia pleni suat, rationis autem al</text:span></text:span>i<text:span text:style-name="Default_20_Paragraph_20_Font"><text:span text:style-name="T1">qui<text:line-break/>nunquam, multi sero c</text:span></text:span>om<text:span text:style-name="Default_20_Paragraph_20_Font"><text:span text:style-name="T1">p</text:span></text:span>o<text:span text:style-name="Default_20_Paragraph_20_Font"><text:span text:style-name="T1">te</text:span></text:span>s <text:span text:style-name="Default_20_Paragraph_20_Font"><text:span text:style-name="T1">fieri mihi videntur. Per<text:line-break/>Jovem probe dixisii. Praeterea in bestiis ita esse quisqu</text:span></text:span>e<text:line-break/><text:span text:style-name="Default_20_Paragraph_20_Font"><text:span text:style-name="T1">(at ipse dicis) comperiet. Testatur et Jto</text:span></text:span>m<text:span text:style-name="Default_20_Paragraph_20_Font"><text:span text:style-name="T1">eri illusi, qu</text:span></text:span>o<text:span text:style-name="Default_20_Paragraph_20_Font"><text:span text:style-name="T1">d<text:line-break/>supra adduximus,<text:tab/>.</text:span></text:span></text:p>
      <text:p text:style-name="P1"><text:span text:style-name="Default_20_Paragraph_20_Font"><text:span text:style-name="T1">Pectora sed laese carum c</text:span></text:span>o<text:span text:style-name="Default_20_Paragraph_20_Font"><text:span text:style-name="T1">r increpat ira.</text:span></text:span></text:p>
      <text:p text:style-name="Normal"><text:span text:style-name="Default_20_Paragraph_20_Font"><text:span text:style-name="T1">Jn his porr</text:span></text:span>o <text:span text:style-name="Default_20_Paragraph_20_Font"><text:span text:style-name="T1">H</text:span></text:span>u<text:span text:style-name="Default_20_Paragraph_20_Font"><text:span text:style-name="T1">merus, tanquam haec</text:span></text:span> i<text:span text:style-name="Default_20_Paragraph_20_Font"><text:span text:style-name="T1">nter se disierant,<text:line-break/>alterum horum</text:span></text:span> o<text:span text:style-name="Default_20_Paragraph_20_Font"><text:span text:style-name="T1">biurgare alteru</text:span></text:span>m <text:span text:style-name="Default_20_Paragraph_20_Font"><text:span text:style-name="T1">fucit;</text:span></text:span> i<text:span text:style-name="Default_20_Paragraph_20_Font"><text:span text:style-name="T1">psam videlicet<text:line-break/>rationem de meliori peserique consultantem irrati</text:span></text:span>o<text:span text:style-name="Default_20_Paragraph_20_Font"><text:span text:style-name="T1">nalem<text:line-break/>iracundiae impetu</text:span></text:span>m <text:span text:style-name="Default_20_Paragraph_20_Font"><text:span text:style-name="T1">cohibere. </text:span></text:span>Hic evidenter Plato indicat<text:line-break/>iracundiam diver<text:span text:style-name="Default_20_Paragraph_20_Font"><text:span text:style-name="T1">t</text:span></text:span>am esse a ratione. Nam pueri, quemad-<text:line-break/>modum et bestiae, iracundia pleni sunt, rationis minime<text:line-break/>compotes. Itaque in feris ausi sunt nonnulli dicere, ne-<text:line-break/>que icacundiam , neque cupiditatem animis ipso<text:span text:style-name="Default_20_Paragraph_20_Font"><text:span text:style-name="T1">r</text:span></text:span>um inest-<text:line-break/>fe. in pueris autem haud fero quid dicent. Non enim</text:p>
      <text:p text:style-name="P3">sane horum quoque assectus ratiocinatione oportet con-<text:line-break/>discere, sed recordari solum abunde est, scilicet non ali-<text:line-break/>ter nos nunc, aliter pueros adhuc irasci. Quippe facul-<text:line-break/>tas irascibilis et modus generandi assectus similis est;<text:line-break/>untunqueet solum eximium vicis adultis inest, quum non<text:line-break/>ex affectu degunt, sed ratio ipsorum vitae praeest, quod<text:line-break/>scilicet continent in multis actionibus iracundiam, quem-<text:line-break/>admodum pestor aliquis canem generosum ferocius in<text:line-break/>proximos insilientem. At in pueris nihil ejusmodi acci-<text:line-break/>dit, quemadmodum neque in bestiis, quoniam his nondum,<text:line-break/>illis nunquam ratio impetus animi coercet. Haec itaque<text:line-break/>recte Platoni dicta sunt, necnon id, quod in fine oratio-<text:line-break/>uis scriptum est, ubi Humerum testimonia haec dicentem<text:line-break/>introducit:</text:p>
      <text:p text:style-name="P1"><text:span text:style-name="Default_20_Paragraph_20_Font"><text:span text:style-name="T1">Pect</text:span></text:span>o<text:span text:style-name="Default_20_Paragraph_20_Font"><text:span text:style-name="T1">ra sed laese carum c</text:span></text:span>o<text:span text:style-name="Default_20_Paragraph_20_Font"><text:span text:style-name="T1">r - increpat ira.</text:span></text:span></text:p>
      <text:p text:style-name="Normal">Hic enim ait, quomodo alterum cupit alterum castigare,<text:line-break/>ipsam videlicet rationem de meliori pejoriquc consultam-</text:p>
      <text:p text:style-name="P3">tem irrationalem iracundiae impetum cohibere. Optarem<text:line-break/>etiam Chrysippum verba haec legisse animumque eis ad-<text:line-break/>hibuisse. omnino enim aliquid fructus ipsis retulisset<text:line-break/>ed<text:span text:style-name="Default_20_Paragraph_20_Font"><text:span text:style-name="T1">o</text:span></text:span>ctus, quomodo Humerum citare testem conveniat, et<text:line-break/>quibus de rebus. Neque enim initio sermonum, fed ubi<text:line-break/>abunde quis rem propositam demonstrarit, candidum jam<text:line-break/>est etiam antiquiorum citare testimonia, neque de rebus<text:line-break/>omnino obscuris, fed. vel evidenter apparentibus, vel ex-<text:line-break/>positam sensui indicationem habentibus, cuiusmodi sunt<text:line-break/>animi assectus, qui non longis sermonibus, neque demon-<text:line-break/>strutionibus accuratioribus indigent, verum sola recorda-<text:line-break/>tione eorum, quae nos frequenter patimur, veluti et Pofi-<text:line-break/>donius ajebati Quod enim lu cerebro ratio consistit, vel<text:line-break/>in corde iracundis, non magnam vim ad fidem faciendam<text:line-break/>ex testibus obtinet, verum demonstrationi totum hoc com-<text:line-break/>mittcre oportet. Porro quod ratio iracundia sit prior,<text:line-break/>neque demonstrationem requirit longam, neque sapien-</text:p>
      <text:p text:style-name="P3">tium testimonia, sed abunde est etiam Homeri praeter<text:line-break/>modo dicta testimonium. Sufficit et Thucydides inquiens:<text:line-break/><text:span text:style-name="Default_20_Paragraph_20_Font"><text:span text:style-name="T1">Qui ratione minime utuntur, iracundia plerumque in<text:line-break/>opu</text:span></text:span>s <text:span text:style-name="Default_20_Paragraph_20_Font"><text:span text:style-name="T1">rapiuntur. </text:span></text:span>Satis est et Demosthenis dictum: <text:span text:style-name="Default_20_Paragraph_20_Font"><text:span text:style-name="T1">A</text:span></text:span>i<text:line-break/><text:span text:style-name="Default_20_Paragraph_20_Font"><text:span text:style-name="T1">vero, si qui</text:span></text:span>s <text:span text:style-name="Default_20_Paragraph_20_Font"><text:span text:style-name="T1">repente extra rationem fuerit eductu</text:span></text:span>s, <text:span text:style-name="Default_20_Paragraph_20_Font"><text:span text:style-name="T1">actio-<text:line-break/>ne</text:span></text:span>s <text:span text:style-name="Default_20_Paragraph_20_Font"><text:span text:style-name="T1">contum</text:span></text:span>e<text:span text:style-name="Default_20_Paragraph_20_Font"><text:span text:style-name="T1">liosu</text:span></text:span>s <text:span text:style-name="Default_20_Paragraph_20_Font"><text:span text:style-name="T1">obibit. </text:span></text:span>Propter iram autem Plato dixit<text:line-break/>fecisse.; ad haec reliqui omnes, et rhetores, et poetae,<text:line-break/>et fabularum scriptores. Siquidem propter rei eviden-<text:line-break/>tiam nemo est, qui non ita <text:span text:style-name="Default_20_Paragraph_20_Font"><text:span text:style-name="T1">s</text:span></text:span>entiat. Itaque Platonis ver-<text:line-break/>bis supra comprehensis attendendum est, tum aliorum<text:line-break/>causa, tum quomodo fecure Humerum testem citaverit,<text:line-break/>non de eo, quod in cerebro ratio, in corde iracundia<text:line-break/>consistat, sed quod stilum irascibilis anima a ratiocluatri-<text:line-break/>ce differat; id quod omnes homines propter evidentiam<text:line-break/>cognoscunt, illud autem non ita similiter omnes, fed de-<text:line-break/>monstratione ipsum indiget. Quere missi visum est li-</text:p>
      <text:p text:style-name="P3">brum praesentem jam finire, subsequenli vero ad id de-<text:line-break/>monstrandum aggredi, quod etiam Iocis tres animae <text:span text:style-name="Default_20_Paragraph_20_Font"><text:span text:style-name="T6">p</text:span></text:span>ar-<text:line-break/>ter sint distinctae.</text:p>
      <text:h text:style-name="P16" text:outline-level="1"><text:bookmark-start text:name="bookmark8"/>CALENI DE HIPPO CRATIS ET PLATO-<text:line-break/>NIS PLACITIS LIBER SExTVS.<text:bookmark-end text:name="bookmark8"/></text:h>
      <text:h text:style-name="Heading_20_2" text:outline-level="2">Cap. I. </text:h>
      <text:p text:style-name="P28">Propositum sane mihi erat ab luitio de<text:line-break/>facultatibus corpus nostrum regentibus considerare , ex<text:line-break/>cordene solo universae proficiscantur, quemadmodum Ari-<text:line-break/>stoteles et Theophrallus existimabant, an tria ipfarunr<text:line-break/>principia ponere satius sit, ut Hippocrates et Plato opi-<text:line-break/>nubantur. Verum quia Clnysippus non de principiis tan-<text:line-break/>tum contra veteres contendit, sed de ipsis etiam faculta-</text:p>
      <text:p text:style-name="P3">Illius, ut qui neque irascibilem, neque concupiscibilem<text:line-break/>esse concesserit, putavi oportere, opinione ipsius ante rn-<text:line-break/>ipecta, ita rursus ad id, quod ab initio proposueram, re-<text:line-break/>ve<text:span text:style-name="Default_20_Paragraph_20_Font"><text:span text:style-name="T1">r</text:span></text:span>ti , ..nempe cerebrum, cor et jecur facultatum nos<text:line-break/>regentium esse principia. Huc itaque oratio jam devenit,<text:line-break/>ac exordium. a nominum interpretatione fumet, quibus<text:line-break/>jam prius usi sumus, et in messio hoc libro frequenter<text:line-break/>utemur. Ne enim quicquam eorum, quae dicta <text:span text:style-name="Default_20_Paragraph_20_Font"><text:span text:style-name="T1">t</text:span></text:span>unsi per-<text:line-break/>peram inaudiatur, sed in omnibus distinctum simul et<text:line-break/>prompte manifestum evadat, maxime necessarium est, sin-<text:line-break/>gula nomina de qua re dicantur, exacte definivisse. Et-<text:line-break/>enim salvi etiam nonnullas quaestiones prius huc delatas<text:line-break/>hoc modo contingit; quemadmodum certe et hanc, utrum<text:line-break/>actiones an assectus appellare conveniat cupiditatem et<text:line-break/>iracundiam: aliaque ejusmodi. Actio quidem igitur mo-<text:line-break/>tus est efficiens; efficientem autem nomino, qui ex fe est.<text:line-break/>Affectus autem motus est in altero ex aItero; ut necessa-</text:p>
      <text:p text:style-name="P3">rio quidem saepe in unum subjectum cum affectu actio<text:line-break/>conveniat; et in boo nihil est differentiae, oratione au-<text:line-break/>tem discrepant. Nam a secante facta divido in eo, quod<text:line-break/>fecatnr, una et eadem res cum fit, secantis quidem actio,<text:line-break/>ejus autem, quod secatur, assectus esu lta sime et iracun- .<text:line-break/>dia actio quidem est irascibilis animae, assectus autem re-<text:line-break/>liquarmn ipfius duarum partium, et praeterea totius no-<text:line-break/>ilri corporis, quum ab iracundia violenter ad actiones<text:line-break/>ducitur. Hoc quidem unum est significatum utriusque no-<text:line-break/>minis. Alterum autem , fi actionem quidem motum quen-<text:line-break/>dam naturalem intelligamus, affectum autem praeter na-<text:line-break/>turam. At quum multifariam id , quod fecundum natu-<text:line-break/>ram est, dicatur, hoc inauditi nunc oportet, quod pri-<text:line-break/>maria ratione a natura fit. Primaria autem ratione illa<text:line-break/>fieri a natura dicimus, quae veluti strepes natura ample-<text:line-break/>ctitur, nec ex aliqua consequentia alia .necessario scqui-<text:line-break/>tur. Talis motus est fecundum naturam, sive ex spfo mo-<text:line-break/>veatm id, quod movetur, sive ab altero. Constare itaque</text:p>
      <text:p text:style-name="P3">jam arbitror id, quod dicitur, sed nihil mali suerit<text:line-break/>exemplis id reddere manisestius. Cordis motus pulsuum<text:line-break/>ratione actio est, palpitationum respectu affectus. Ex<text:line-break/>eodem enim est et palpitationum motus, sed non secun-<text:line-break/>dam naturam ; ex eodem etiam pulsuum motus, sed secun-<text:line-break/>dum naturam. At pullus nomen ita nunc audiendum est,<text:line-break/>ut Praxagoras, Herophilus et prope omnes posteri ad .no-<text:line-break/>ilra usque tempora usi sunt. Nam vetustior .usus, qui in<text:line-break/>Erafistrati et Hippocratis libris invenitur, alius est, et de<text:line-break/>eo posterius dicetur. Quod si vero cordis peculiarem mo-<text:line-break/>tum pulsum appellemus, palpitatio quidem affectus esse<text:line-break/>dicetur pro fecunda dictionis affectus significatione ; pulsus<text:line-break/>autem non omnis actio ; nam majorem naturali , aut mi-<text:line-break/>norem, aut citatiorem, aut tardiorem, aut frequentiorem,<text:line-break/>aut rariorem, aut alio quodam modo excedentem nemo<text:line-break/>actionem dixerit pro fecundo actionis siguisicatu. Quip-<text:line-break/>pe ex se ipso lu hujusmodi pulsibus cor movetur, sed non</text:p>
      <text:p text:style-name="P3">secundum naturum movetur. Quare, si ita eveniat, nihil<text:line-break/>est mirum, unam rem et affectum et actionem appella-<text:line-break/>ri , sicuti minorem naturali pulsum , non tamen eodem<text:line-break/>significatu, sed priore dicto actio, (est enim et hujus pul-<text:line-break/>sus motus efficiens,) secundo autem non actio, sed affectus,<text:line-break/>quoniam non secundum naturam est motus. Sic igitur in<text:line-break/>iracundia habet, et in aliis affectibus. omnes siquidem<text:line-break/>actiones quaedam sunt animae affectibus obnoxiae ex<text:line-break/>primo actionis significatu. Quatenus autem effrenes et im-<text:line-break/>moderati motus sunt , neque secundum naturam , non<text:line-break/>actiones esse dicentur, sed assectus ex secundo significa-<text:line-break/>tu. Qualis enim res in arteriarum motu magnus pulsus<text:line-break/>est, talis in irascibilis animae motu iracundia; qualis<text:line-break/>autem rursus parvus pulsus, talis timiditas. Hic enim<text:line-break/>deficiens motus est animae irascibilis; exuperans autem<text:line-break/>e t amplior, quam convenit, is, qui lu iracundia deprchen-<text:line-break/>drtur. Hac itaque ratione et actiones simul et affectus</text:p>
      <text:p text:style-name="P3">dicentur alio atque alio significatu ira; dolor si metus,<text:line-break/>cupiditas, iracundia, aliaque hujusmodi, et praeterea,<text:line-break/>quatenus totum corpus cum anima ab ipsis abripitur,<text:line-break/>motus animantis assectus erit utroque significatu. Frequen-<text:line-break/>ter enim iracundiam reliqua duo sequuntur, faepe vero<text:line-break/>concupiscentiam, tanquam abstracta compulsaque jugalium<text:line-break/>equorum instar, quorum alter valentius impellens alterum<text:line-break/>attrahit siecum cum toto curru et auriga, alter prae im-<text:line-break/>berillitate sequitur submissus contractus que, ipsis autem<text:line-break/>auriga vi aufertur. Tunc enim lu effectu equo motus<text:line-break/>actio et affectus ipsius dicetur, priore quidem significatu<text:line-break/>actio, (motus enim ex <text:span text:style-name="Default_20_Paragraph_20_Font"><text:span text:style-name="T1">t</text:span></text:span>e ipso est,) secundo autem non a-<text:line-break/>etio, quum sit motus ei praeter naturam, sed jam affectus ;<text:line-break/>aurigae vero motus ne secundum alterum quidem signi-<text:line-break/>ficatum actio est, sid secundum utrumque assectus, siqui-<text:line-break/>dem neque ex fe ipso, neque secundum naturam motus ei</text:p>
      <text:p text:style-name="P3">existat. Multi enim motus, etsi non efficientes quidam<text:line-break/>sint, neque ex fe ipsis, fed eo quod secundum naturam<text:line-break/>fiunt, actiones dicuntur, quemadmodum etiam cruris, vei<text:line-break/>totius manus ; ex aliis enim motus initium , non ex fe ip-<text:line-break/>sis haec obtinent, quomodo et cor; attamen et incessus<text:line-break/>crurum actio est, et secundo significatu dicitur, quan-<text:line-break/>quam nonnulli parum exercitati in <text:span text:style-name="Default_20_Paragraph_20_Font"><text:span text:style-name="T1">r</text:span></text:span>erum significationi-<text:line-break/>bus incessum non crurum actionem , . fed per crura esse<text:line-break/>pronunciant, ac vere quidem dicentes; nam ad prius<text:line-break/>pri<text:span text:style-name="Default_20_Paragraph_20_Font"><text:span text:style-name="T1">n</text:span></text:span>cipaliusque significatum perveniunt Quod vero solum<text:line-break/>ita dicere censent, nec concedunt etiam fecundum alte-<text:line-break/>rnm interpretari, non recte fa ciunt Sic itaque et ira-<text:line-break/>cundia et concupiscentia tum assectus, tum actiones di-<text:line-break/>centur; nam insitarum animae facultatum motus quidam<text:line-break/>et immoderati et praeter naturam quum fint, quoniam ex<text:line-break/>fe quidem illi moventur, ideo facultatum actiones sunt,<text:line-break/>quoniam vero immoderate, idcirco assectus; ac totius fa-<text:line-break/>ne animae ipfarumque facultatum utrarumque, dum nto-</text:p>
      <text:p text:style-name="P3">ventm, praeter naturam motus sunt, irrationalibus qui-<text:line-break/>dem potentiis propter immoderationem, toti autem anr-<text:line-break/>mae eo, quod praeter naturam, quia non a motibus ani-<text:line-break/>mae affectibus subditae, sed a rationalis judiciis vitam no-<text:line-break/>stram regi dispensarique affirmamus. Quum igitu<text:span text:style-name="Default_20_Paragraph_20_Font"><text:span text:style-name="T1">r</text:span></text:span> contra<text:line-break/>gubernamur, praeterque naturam, eoque etiam secun-<text:line-break/>dum affectum talis vita transigatur, propter has sane jam<text:line-break/>caufas, sive actionem, sive affectum dicat aliquis iracun-<text:line-break/>diam, aut cupiditatem, aut aliorum similium affectuum<text:line-break/>quempiam, non increpare hunc oportet, priusquam signifi-<text:line-break/>catum ex voce quaesieris, ad quod intendens itu nominarit.<text:line-break/>Invenitur autem et Plato ipsis noununquam actiones, non-<text:line-break/>nunquam ve<text:span text:style-name="Default_20_Paragraph_20_Font"><text:span text:style-name="T1">r</text:span></text:span>o affectus appellare sitim, famem, et in totum cu-<text:line-break/>piditates, icacundiamque. Insuper quod nihil ad praesentia<text:line-break/>refert, hoc au illo modo nomines, in quarto de Republica<text:line-break/>libro hunc in modum scribit: <text:span text:style-name="Default_20_Paragraph_20_Font"><text:span text:style-name="T1">Num igitur ^annuere, renuere,<text:line-break/>aggredi aliquid capere, aversuri, et adducere, repellere,</text:span></text:span></text:p>
      <text:p text:style-name="P3"><text:span text:style-name="Default_20_Paragraph_20_Font"><text:span text:style-name="T1">omnia huiusmodi later se contraria p</text:span></text:span>q<text:span text:style-name="Default_20_Paragraph_20_Font"><text:span text:style-name="T1">sueris , sive actiones,<text:line-break/>sive pastiones ?</text:span></text:span> Hoc exemplis evidentius docere instituens<text:line-break/>haec inducit Q<text:span text:style-name="Default_20_Paragraph_20_Font"><text:span text:style-name="T1">uid autem? eserfre, sitire, et omnino<text:line-break/>appetere, velle, el</text:span></text:span>i<text:span text:style-name="Default_20_Paragraph_20_Font"><text:span text:style-name="T1">gere, nonne haec omnia ad illoru</text:span></text:span>m<text:line-break/><text:span text:style-name="Default_20_Paragraph_20_Font"><text:span text:style-name="T1">specie</text:span></text:span>s <text:span text:style-name="Default_20_Paragraph_20_Font"><text:span text:style-name="T1">resere</text:span></text:span>s, <text:span text:style-name="Default_20_Paragraph_20_Font"><text:span text:style-name="T1">quae mod</text:span></text:span>o <text:span text:style-name="Default_20_Paragraph_20_Font"><text:span text:style-name="T1">diximus, veluti semper cupien-<text:line-break/>ti</text:span></text:span>s <text:span text:style-name="Default_20_Paragraph_20_Font"><text:span text:style-name="T1">animam? Nonne vel aggredi dices illud, quod appe-<text:line-break/>tit, vel adducere, qu</text:span></text:span>o<text:span text:style-name="Default_20_Paragraph_20_Font"><text:span text:style-name="T1">d sibi adesse el</text:span></text:span>i<text:span text:style-name="Default_20_Paragraph_20_Font"><text:span text:style-name="T1">git ? vel rursus non-<text:line-break/>ne, quatenus aliquid sibi porr</text:span></text:span>i<text:span text:style-name="Default_20_Paragraph_20_Font"><text:span text:style-name="T1">gi vult, annuere illud ad<text:line-break/>se amaatie cniu</text:span></text:span>s<text:span text:style-name="Default_20_Paragraph_20_Font"><text:span text:style-name="T1">da</text:span></text:span>i<text:span text:style-name="Default_20_Paragraph_20_Font"><text:span text:style-name="T1">n instar , id ut suat assectantem ?<text:line-break/>Equidem. </text:span></text:span>Q<text:span text:style-name="Default_20_Paragraph_20_Font"><text:span text:style-name="T1">uid vero? nolle, aspernari, negl</text:span></text:span>i<text:span text:style-name="Default_20_Paragraph_20_Font"><text:span text:style-name="T1">gere, non<text:line-break/>cupere, nonne in rejiciendi repellendique ab ea speciem;<text:line-break/>et in</text:span></text:span> o<text:span text:style-name="Default_20_Paragraph_20_Font"><text:span text:style-name="T1">mnta illis contraria referemus?</text:span></text:span> Haec fune Plato-<text:line-break/>nis verba <text:span text:style-name="Default_20_Paragraph_20_Font"><text:span text:style-name="T1">t</text:span></text:span>uor , non suium quod dicebamus ostendentia<text:line-break/>manifesto , nempe esurire, sitire, et omnino appetere ali-<text:line-break/>quid, aut aggredi,. et aversari, sive actionem aliquis, sive<text:line-break/>passionem, hoc est, sive functionem, sive affectum appella-<text:line-break/>vetit, nihil interesse, sed etiam de animi partibus docentia.</text:p>
      <text:h text:style-name="P18" text:outline-level="2">Cap. II. </text:h>
      <text:p text:style-name="P27">Quare esium bene habet non praeterire ea,<text:line-break/>Ied totum sermonem repetere , quem lu quarto de Repu-<text:line-break/>blica de eo, quod tres animae nostrae species existant,.<text:line-break/>percensuit. At animum et lue iis, quae dicuntur, adhihe-<text:line-break/>re convenit, ab ipsic rursus nominibus auspicatos , ao<text:line-break/>non putare, Platonem strorunr ipsius dictorum oblitum fuit-.<text:line-break/><text:span text:style-name="Default_20_Paragraph_20_Font"><text:span text:style-name="T1">t</text:span></text:span>e, quandoquidem, ubi tres animam notham species habe-<text:line-break/>re dixisset, iterum in tres dividi partes asseverat. Etenim<text:line-break/>species et partes animae recte aliquis nominaverit ratio-<text:line-break/>ornatricem, irascibilem et concupiscibilem, quemadmodum,<text:line-break/>si etiam corporis species suxeris venam, arteriam , ner-<text:line-break/>vum, os, cartilaginem, carnem, aliaque ejusmodi, postea<text:line-break/>de ipsis tanquam partibus disseras ; siquidem et partes<text:line-break/>corporis nostri ejusmodi esse vere dixerit aliquis, ut ex<text:line-break/>quibus totum absolvatur compleatmque , nec non et spe-<text:line-break/>cies corporis nihilominus ; in solis enim similaribus differ-<text:line-break/>re specie non invenias aut camis partem, aut venae,<text:line-break/>aut pinguedinis ; neque lu hujusmodi verum fateri possis,</text:p>
      <text:p text:style-name="P3">nempe totum ex tot quibusdam speciebus constare; in dis-<text:line-break/>similaribus numerum finit partibus specierum differentia.<text:line-break/>Talem anteus quandam rem animam quoque noscunt<text:line-break/>Plato ex tribus partibus compositum esse pronunciat. Assi-<text:line-break/>milat autem sic concupiscibilem belluae variae et multus<text:line-break/>tum capitum, irascibilem leo<text:span text:style-name="Default_20_Paragraph_20_Font"><text:span text:style-name="T1">n</text:span></text:span>i, ratiocinatricem homini.<text:line-break/>Haec enim similitudo familiarior est ea, quam in Phaedro<text:line-break/>habet; ubi duas sane species equi<text:span text:style-name="Default_20_Paragraph_20_Font"><text:span text:style-name="T1">n</text:span></text:span>a quadam forma esse<text:line-break/>fcribit, aurigam vero tertiam; quin etiam nono de Repu-<text:line-break/>hlica libro prioris meminit comparationis, tanquam ma-<text:line-break/>niscstius ostendentis, quales singulae animae sint species.<text:line-break/>Itaque Plato etiam locis ipsas este segregatus et essenti-<text:line-break/>is longe diversas arbitratus merito et species et partes ap-<text:line-break/>pellati Verum Aristoteles et Posidonius species sane aut.<text:line-break/>animae partes non nominant, sed facultates esse unius<text:line-break/>substantiae ex co<text:span text:style-name="Default_20_Paragraph_20_Font"><text:span text:style-name="T1">r</text:span></text:span>de proficiscentis affirmanti Chrysippus,<text:line-break/>tanquam ad unam substantiam, ita et in facultatem unam</text:p>
      <text:p text:style-name="P3">tum iracundiam, tum co<text:span text:style-name="Default_20_Paragraph_20_Font"><text:span text:style-name="T1">n</text:span></text:span>cupiscentium deducit. At quod<text:line-break/>non. parum a veritate vir aberret, abunde adeo jam a<text:line-break/>nobis ostenfirm est. Quod autem Aristotelis sectatores<text:line-break/>fallantur, qui unius substantiae tres esse facultates<text:line-break/>censeant, et superius satis declaravimus , et nihilominus<text:line-break/>nunc subsequens. ferino demonstrabit Prius autem, quod<text:line-break/>Plato ipfe species animae et partes nominat ratiocinatur-<text:line-break/>cem, irascibilem et concupiscibilem, ex ipsis ejusdem<text:line-break/>verbis astruemus. In Timaeo igitur de appetente anima,.<text:line-break/>cujus etiam plantae natura participes sunt, disserens hoc<text:line-break/>pacto scribit: <text:span text:style-name="Default_20_Paragraph_20_Font"><text:span text:style-name="T1">Particep</text:span></text:span>s <text:span text:style-name="Default_20_Paragraph_20_Font"><text:span text:style-name="T1">est tamen id, qu</text:span></text:span>o<text:span text:style-name="Default_20_Paragraph_20_Font"><text:span text:style-name="T1">d nunc dicimu</text:span></text:span>s,.<text:line-break/><text:span text:style-name="Default_20_Paragraph_20_Font"><text:span text:style-name="T1">tertiae animae speciei, quam</text:span></text:span> i<text:span text:style-name="Default_20_Paragraph_20_Font"><text:span text:style-name="T1">ntra praec</text:span></text:span>o<text:span text:style-name="Default_20_Paragraph_20_Font"><text:span text:style-name="T1">rdia et umbiii-<text:line-break/>cum c</text:span></text:span>o<text:span text:style-name="Default_20_Paragraph_20_Font"><text:span text:style-name="T1">ll</text:span></text:span>o<text:span text:style-name="Default_20_Paragraph_20_Font"><text:span text:style-name="T1">cari constat</text:span></text:span>. Rursus, quum hoc in libro de ani-<text:line-break/>ma ratiocinatrice disputat, ita ait: <text:span text:style-name="Default_20_Paragraph_20_Font"><text:span text:style-name="T1">At de princ</text:span></text:span>i<text:span text:style-name="Default_20_Paragraph_20_Font"><text:span text:style-name="T1">palisema<text:line-break/>animae n</text:span></text:span>o<text:span text:style-name="Default_20_Paragraph_20_Font"><text:span text:style-name="T1">strae specie cogitare hic</text:span></text:span> o<text:span text:style-name="Default_20_Paragraph_20_Font"><text:span text:style-name="T1">p</text:span></text:span>o<text:span text:style-name="Default_20_Paragraph_20_Font"><text:span text:style-name="T1">rtet, siquidem per<text:line-break/>eam cuique genium Deu</text:span></text:span>s <text:span text:style-name="Default_20_Paragraph_20_Font"><text:span text:style-name="T1">tradiderit; quam sane in sum-<text:line-break/>mo n</text:span></text:span>o<text:span text:style-name="Default_20_Paragraph_20_Font"><text:span text:style-name="T1">str</text:span></text:span>o <text:span text:style-name="Default_20_Paragraph_20_Font"><text:span text:style-name="T1">corp</text:span></text:span>o<text:span text:style-name="Default_20_Paragraph_20_Font"><text:span text:style-name="T1">re hab</text:span></text:span>i<text:span text:style-name="Default_20_Paragraph_20_Font"><text:span text:style-name="T1">tare .dicimus, ad ca</text:span></text:span>e<text:span text:style-name="Default_20_Paragraph_20_Font"><text:span text:style-name="T1">lestem vero<text:line-break/>c</text:span></text:span>o<text:span text:style-name="Default_20_Paragraph_20_Font"><text:span text:style-name="T1">gnat</text:span></text:span>io<text:span text:style-name="Default_20_Paragraph_20_Font"><text:span text:style-name="T1">nem a terra n</text:span></text:span>os <text:span text:style-name="Default_20_Paragraph_20_Font"><text:span text:style-name="T1">attollere</text:span></text:span>. Utramque simul in hoc.</text:p>
      <text:p text:style-name="P3">rursus libro appctitricem et irascibilem hac oratione ani-<text:line-break/>mae speciem nuncuparit. item .quod species animae mor-<text:line-break/>talis, gravesque et necessarias lu se affectiones habens,<text:line-break/>ibidem simul habitet. Pari modo rursus tres animae no-<text:line-break/>strae partes species animae in eodem libro, Timaee, in<text:line-break/>hac enarratione appellat. Est enim, quemadmodum dixi-<text:line-break/>mus subinde, puta sues animae species lu nobis habitare.<text:line-break/>Sic etiam libro de Republica q<text:span text:style-name="Default_20_Paragraph_20_Font"><text:span text:style-name="T11">uar</text:span></text:span>to , quum praedixisset,<text:line-break/>irascibilem a concupiscibili esse diversam, ac postea,<text:line-break/>quum inquireret, an etiam a rationali differat, inquit: A<text:span text:style-name="Default_20_Paragraph_20_Font"><text:span text:style-name="T1">n<text:line-break/></text:span></text:span>i<text:span text:style-name="Default_20_Paragraph_20_Font"><text:span text:style-name="T1">gitur et iracundia a ratione variat, vel quaedam spe-<text:line-break/>c</text:span></text:span>i<text:span text:style-name="Default_20_Paragraph_20_Font"><text:span text:style-name="T1">les rationis, ita ut n</text:span></text:span>o<text:span text:style-name="Default_20_Paragraph_20_Font"><text:span text:style-name="T1">n tres, sed duae existant in<text:line-break/>anima species, rati</text:span></text:span>o<text:span text:style-name="Default_20_Paragraph_20_Font"><text:span text:style-name="T1">cinatrix et concupiseiledis ?</text:span></text:span> Ha lis<text:line-break/>luo nono in haec ve<text:span text:style-name="Default_20_Paragraph_20_Font"><text:span text:style-name="T1">r</text:span></text:span>ba scriptum reliquit.; <text:span text:style-name="Default_20_Paragraph_20_Font"><text:span text:style-name="T1">sed pacatis<text:line-break/>duabus quidem speciebu</text:span></text:span>s, <text:span text:style-name="Default_20_Paragraph_20_Font"><text:span text:style-name="T1">terti</text:span></text:span>a <text:span text:style-name="Default_20_Paragraph_20_Font"><text:span text:style-name="T1">autem commota, in qua.<text:line-break/>prudentia g</text:span></text:span>e<text:span text:style-name="Default_20_Paragraph_20_Font"><text:span text:style-name="T1">nitur. </text:span></text:span>Ac praeterea ibidem: <text:span text:style-name="Default_20_Paragraph_20_Font"><text:span text:style-name="T1">Quemadmo-<text:line-break/>dum igitur dixi, cujusque speciei voluptates inter se c</text:span></text:span>o<text:span text:style-name="Default_20_Paragraph_20_Font"><text:span text:style-name="T1">n .<text:line-break/>tendunt</text:span></text:span>, in<text:span text:style-name="Default_20_Paragraph_20_Font"><text:span text:style-name="T1">seque vita, non salum ut honestius et.. turpius,</text:span></text:span></text:p>
      <text:p text:style-name="P2"><text:span text:style-name="Default_20_Paragraph_20_Font"><text:span text:style-name="T1">aut pejus</text:span></text:span> e<text:span text:style-name="Default_20_Paragraph_20_Font"><text:span text:style-name="T1">t melius , sed ut suav</text:span></text:span>i<text:span text:style-name="Default_20_Paragraph_20_Font"><text:span text:style-name="T1">us et minus moleste de-<text:line-break/>gatur.</text:span></text:span> Quomodo utique cognoscemus , quis spfomm ve-<text:line-break/>rissime dicat? quid adhuc alia nscribere verba opus habe-<text:line-break/>mus, quum et haec abunde viri sententiam possint signi-<text:line-break/>ficare ,. nempe quod tres esse animarum species has velit,<text:line-break/>ratiocinatricem , concupiscibilem et irascibilem? Porro<text:line-break/>rosas spias esse sic e mutuo consortio tuetur, in stirpibus<text:line-break/>Iane appetentum, in diis ratiocinatricem. Irascibilem ve-<text:line-break/>ro cur solam non liceat in ullo corpore esse, processit<text:line-break/>sermonis demonstrabitur, ubi apposuerimus ex Timaeo<text:line-break/>verba, quibus usum generationis ipsius docens, appetentis<text:line-break/>caula creatam esse , rationali animae a<text:span text:style-name="Default_20_Paragraph_20_Font"><text:span text:style-name="T11">uxili</text:span></text:span>atricem , ait,<text:line-break/>tanquam canem quendam contra multorum capitum et<text:line-break/>agrestem feram, cupiditatem. Merito igitur species animae<text:line-break/>, eas appestat praedictis orationibus, ac praeterea aliis ple-<text:line-break/>risque, quarum non necesse est meminisse, quum evrden-<text:line-break/>ter jam per haec sententia viri sit cognita. At fi etiam<text:line-break/>partus animae singulas ipsas nominet, nihil mirum esu</text:p>
      <text:p text:style-name="P3">Primum enim ipfe nos docuit, quod, quaecunque fuerit spe.-<text:line-break/>ales, haec etiam pars nominari possit; non tamen quaeli-<text:line-break/>bet pars statim et species erit. Secundo autem, quod ne<text:line-break/>dicendum quidem est ullum compofitum similare, quum<text:line-break/>sibi ipsi ex toto continuum sit; ex numero enim finitis<text:line-break/>cousiat partibus, nullius autem sunilaris numero comp<text:span text:style-name="Default_20_Paragraph_20_Font"><text:span text:style-name="T1">r</text:span></text:span>e-<text:line-break/>hcndr potest multitudo partium. Proinde quod bona ra-<text:line-break/>tione Plato species et partes animae has appellet, pluri-.<text:line-break/>bus verbis non opus esu</text:p>
      <text:h text:style-name="Heading_20_2" text:outline-level="2">Cap. HI. </text:h>
      <text:p text:style-name="P27">Quod autem aliam in capite, aliam in<text:line-break/>corde, aliam in jecinore collocavit, id ab initio proposse .<text:line-break/>tum erat, ostensumque per superiora est de duabus parti-<text:line-break/>bus. Reliquam adhuc concupiscibilem, quae peculiari de-<text:line-break/>monstratione indiget, hoc Ioco persequemur, illud prius<text:line-break/>luitio fermonis praefati, quod non ex similiter exidenti-<text:line-break/>bus, neque ex ipsir manifesto ejus, quod quaeritur, natura<text:line-break/>demonstratio petetu<text:span text:style-name="Default_20_Paragraph_20_Font"><text:span text:style-name="T1">r, </text:span></text:span>quemadmodum lu prioribus, sid<text:line-break/>ex iis, quae proprie huic accidunt. Etenim ne<text:span text:style-name="Default_20_Paragraph_20_Font"><text:span text:style-name="T1">r</text:span></text:span>vi si fune</text:p>
      <text:p text:style-name="P3">intercipiantur aut dissecantur, partes quidem cerebro.<text:line-break/>continuae principii fui retinere facultates apparent; quae<text:line-break/>ultra funem habentur, statim et <text:span text:style-name="Default_20_Paragraph_20_Font"><text:span text:style-name="T1">t</text:span></text:span>ensum perdunt et mo-<text:line-break/>tum. lta sane et arteriae, quae quidem cordi funt con-<text:line-break/>tinuae, originis suae functiones obeunt; quae foris in-<text:line-break/>tercipiuntur fune, prorsus non pulsant. Qulu etiam asse-<text:line-break/>otus animae, qui ex iracundia et metu accidunt, palam<text:line-break/>cor ex naturali frmctione eripere videntur. Meminimus etiam,<text:line-break/>quomodo contusum cerebrum aut vulneratum in ventriculis<text:line-break/>totum corpus offendat, item quomodo haec quoque eviden-<text:line-break/>ter demonstrent, et motus et sensus originem ipsum esse cere-<text:line-break/>bruto. Atinjecinore nihil hujus m odi possumus ostendere, ne-<text:line-break/>que fi nudatum ipsum comprimamus, neque si fune venas in-<text:line-break/>tercipiamus; neque enim evidentis motus est initium, quem-<text:line-break/>admodum cor pulsatilis, cerebrum vero sensorii et arhi-<text:line-break/>trarii, neque acutae noxae causa, ut utrumque illud, fed<text:line-break/>temporis spatio animal offenditur, jecore in totius corpo-</text:p>
      <text:p text:style-name="P3">ris tabem et pallorem elanguescente. Similiter pars , cui-<text:line-break/>cunque inse<text:span text:style-name="Default_20_Paragraph_20_Font"><text:span text:style-name="T1">r</text:span></text:span>tam venam vluc.ulo exceperis, veI etiam o m-<text:line-break/>nino excideris, macrior alimenti defectu et decoloratior<text:line-break/>longiori spatio fieri videtur, non tamen repente noxam<text:line-break/>mentione dignam experitur. Ejusmodi enim sacultatis ini-<text:line-break/>tium jecur, quale et stirpibus inest. Vocetur enim lu p<text:span text:style-name="Default_20_Paragraph_20_Font"><text:span text:style-name="T1">r</text:span></text:span>ae-<text:line-break/>sentia facultas, quoniam ostendemus postea accu<text:span text:style-name="Default_20_Paragraph_20_Font"><text:span text:style-name="T1">r</text:span></text:span>atius,<text:line-break/>quomodo multarum facultatum origo sit jecur; ac melius<text:line-break/>est substantiam animae nominare , non facultatem , in sin-<text:line-break/>gulis tribus visceribus comprehensam, in cerebro sane ra-<text:line-break/>tiocinatricem, in corde irascibilem, in jecore appetentem,<text:line-break/>aut vegetativam, aut generatricem, aut Aristotelico more nu-<text:line-break/>tritium, ab unaquaque re nomine imposito, a vegetando ve-<text:line-break/>getativam, a nutriendo nutritium, a gene<text:span text:style-name="Default_20_Paragraph_20_Font"><text:span text:style-name="T1">r</text:span></text:span>ando generatricem ;<text:line-break/>Plato a multitudine cupiditatum concuplscibilem. Stoici ne<text:line-break/>animam quidem prorsus <text:span text:style-name="Default_20_Paragraph_20_Font"><text:span text:style-name="T1">n</text:span></text:span>o<text:span text:style-name="Default_20_Paragraph_20_Font"><text:span text:style-name="T11">min</text:span></text:span>ant eam, quae stirpes dif-<text:line-break/>pensat, sed naturum. Appellet igitur unusquisque, quo-</text:p>
      <text:p text:style-name="P3">modocunque volet, de rerum autem differentiis evidenti-<text:line-break/>bus demonstratione fidem faciat, quemadmodum nos in<text:line-break/>cerebro quidem et co<text:span text:style-name="Default_20_Paragraph_20_Font"><text:span text:style-name="T1">r</text:span></text:span>de prius fecimus, de jecrnore au-<text:line-break/>tenr in praesenti libro tractare aggrediemur, sed ab eri-<text:line-break/>densioribus incipiemus; nam in his exercitati facilius in-<text:line-break/>veniemus obscuriora, fimulque propositiones ad ea nobis<text:line-break/>fuppeditabuntur. Evidentius autem est a venis exordiri<text:line-break/>ac quaerere, utrum etiam harum sit initium jecur, sicuti<text:line-break/>arteriarum cor, nervorum cerebrum, vel, quemadmodum<text:line-break/>nonnulli putent, non arteriis solis, sed etiam venis natu-<text:line-break/>Tales facultates cor distribuat. optimum igitur suerit ad<text:line-break/>hoc considerare prius, quomodo stirpes generentur simul et<text:line-break/>dispensentur; verisimile enim, stolam illis insinuatam, de<text:line-break/>qua quaeritur, facultatem evidentiora indicia partis, unde<text:line-break/>proficiscitur, praebuisse. Projecto in terram semine qua-<text:line-break/>licunque, si squalida fuerit ac sicca, nihil amplius ad<text:line-break/>stirpis generationem ipsum femen molietur, utpote quum</text:p>
      <text:p text:style-name="P3">omnem . ipsius insitum madorem ad se terra attraxerit:<text:line-break/>Quando autum mediocriter humida est, molle redditur se-<text:line-break/>men intumescitque juxta ambiens ipsum nativum cutis<text:line-break/>modo operculum, ac rumpitur quidem primum, madore<text:line-break/>seminis in aerem converso, deinde protenditur juxta ru-<text:line-break/>pturam germen quoddam tenue ct utrobique molle; ac<text:line-break/>fuperior seminis po<text:span text:style-name="Default_20_Paragraph_20_Font"><text:span text:style-name="T1">r</text:span></text:span>tio ceu ad aerem, inserior in terram<text:line-break/>ve<text:span text:style-name="Default_20_Paragraph_20_Font"><text:span text:style-name="T1">r</text:span></text:span>git, atque haec perpetuo augesce<text:span text:style-name="Default_20_Paragraph_20_Font"><text:span text:style-name="T1">r</text:span></text:span>e videntur, ac sum-<text:line-break/>per ferri in quae ab initio inclinabant. Temporis proces-<text:line-break/>su, si femen arboris cuiusdam magnae fuerit, pars, quae<text:line-break/>in aerem fertur, caudex ipsius evadit, quae in imum ter-<text:line-break/>rae declinat, <text:span text:style-name="Default_20_Paragraph_20_Font"><text:span text:style-name="T1">r</text:span></text:span>adix, et utraque portio variis scissuris di-.<text:line-break/>varicat<text:span text:style-name="Default_20_Paragraph_20_Font"><text:span text:style-name="T1">o</text:span></text:span>r, si multifidae arboris femen extiterit. Unum<text:line-break/>itaque prinripium generationis et inerementi omnibus stir-<text:line-break/>pis partibus est locus ille , unde su<text:span text:style-name="Default_20_Paragraph_20_Font"><text:span text:style-name="T1">r</text:span></text:span>sum quidem caudex,<text:line-break/>initium vero radicis deorsum nascitur, ac apparet, tan-<text:line-break/>quam ex foco quodam, virtus, quae arborem dispensat,</text:p>
      <text:p text:style-name="P3">illinc procedere. Movetur itaque contrario motu, deor-<text:line-break/>sum sane et inj imam terram , dum lu multas primas ra- .<text:line-break/>dices crescere incipientes germen multifariam discindit;<text:line-break/>sursum vero ramos quofiiam et caudices producit, illos<text:line-break/>rursus in alios findit, usque dum hi in extremos et sub-<text:line-break/>tilissimos ramulos desinant; ac ridetur superiorem partem<text:line-break/>tutam, quae est arbor, caula sui et fructus efformare, in-<text:line-break/>seriorem,. ut alimenti sit copia. Quale enim animantibus<text:line-break/>os est, tale stirpibus extremum radicatiouis plane. appa-<text:line-break/>rere videtur, osculis pluribus ex terra alimentum a na-<text:line-break/>tura fabricatum. elicientibus. Age jam similitudinem hunc<text:line-break/>ad animantia transferas. Ac primum quidem suspiritu ma--<text:line-break/>xinranr arteriam , quae caudicis modo ex corde procedens<text:line-break/>altera parte mnrore divaricatur ad caput emergens, altera<text:line-break/>majore per spinam exporrecta. Contemplere autem dein-<text:line-break/>ceps omnes ipsius propagines per tutum corpus cxcmreu-<text:line-break/>tes, quemadmodum priore libro expositum est; alteram</text:p>
      <text:p text:style-name="P3">vero arteriam ex ipso cordis sinu provenientem, quae in<text:line-break/>pulmones non siccus ac radicis pars in terram pertinens,<text:line-break/>diffunditur. Quemadmodum enim ex terra per radices.<text:line-break/>totum alimentum attrahit arbor, ita ex puleione cor ab-,<text:line-break/>rem per dictus arterias haurit. Hae duae ex corde prod—<text:line-break/>euntes arteriae maximae suarum propaginum utraeque.<text:line-break/>Et veluti in planta, quod extra terram eminet, truncus<text:line-break/>est omnium aliorum latissimus, quod in radices diffundi-.<text:line-break/>tur, omnium et. hoc latissimum inferiorum, medium au-:<text:line-break/>teur amborum stirpis principium est, pari modo arteria;.<text:line-break/>quae veluti caudex apparet,. maxima est omnium, quae in.<text:line-break/>toto habentur animali, quae in pulmones inseritur, om-,<text:line-break/>usum maxima est, quae inibi existunt, ipsirm vero cor .me-:<text:line-break/>dium ambarum est, et origo facultatum ea gubernantium.,<text:line-break/>Viroque naturae perito etiam sine praedictis conflet, majora-<text:line-break/>minorum esse principia, sicuti et fontem rivorum, lu quos<text:line-break/>dispensatur: quamvis nonnulli eo veniunt absurditatis, ut.</text:p>
      <text:p text:style-name="P3">principio ea, quae post ipsum funi, ruajora existiment, de-<text:line-break/>cepti a fluminibus, quae exigua plane quum prope fontes<text:line-break/>sint, augentur progressu; id quod non semper accidit ne-<text:line-break/>cessatio. Quaedam enim ipsorum, dum usia excipiunt flu-<text:line-break/>mina, meritu augentur, quaedam fluviis varie se diffundenti-<text:line-break/>bus imminuuntur; flumen autem nullum ex uno procedens<text:line-break/>fonte minus caput obtinet iis, quae subsequuntur. At si<text:line-break/>ex multis colligatur fontibus, ratio est nimirum totum<text:line-break/><text:span text:style-name="Default_20_Paragraph_20_Font"><text:span text:style-name="T12">u</text:span></text:span><text:span text:style-name="Default_20_Paragraph_20_Font"><text:span text:style-name="T1">n</text:span></text:span>oquoque ipsorum amplius evadere. Ac fine exemplo,<text:line-break/>si corporis animalium vasa minora majorum initia sta-<text:line-break/>luamus, pugnat secum oratio, quae cogit faleri, in omni<text:line-break/>corporis parte trium aliorum instrumentorum, arteriae,<text:line-break/>nervi et venae, esse principium. Quare exempli gratia:<text:line-break/>calx aut digitus initium est maximae arteriae, venae ca-<text:line-break/>vae et spinalis medullae. Haec enim sunt ceu caudices<text:line-break/>quidam, alius arteriarum, alius venarum,. alius nervo-<text:line-break/>rum. Proinde forsitan, qui hanc orationem introducit, ne-<text:line-break/>que germina arborum, neque extrema radicum initia stir-</text:p>
      <text:p text:style-name="P3">pis dicere vereretur, etsi radicum extrema initia alimenti<text:line-break/>arboris dici possint, quemadmodum venae in ventrem<text:line-break/>pertinentes et arteriae, quae in pulmones disperguntur <text:span text:style-name="Default_20_Paragraph_20_Font"><text:span text:style-name="T1">y<text:line-break/></text:span></text:span>simpliciter autem omnia venarum extrema dicere princi-<text:line-break/>pia absurdissimum est, quum nullum ipsorum praeter com-<text:line-break/>p<text:span text:style-name="Default_20_Paragraph_20_Font"><text:span text:style-name="T1">r</text:span></text:span>ehensa fit neque alimenti neque facultatis difpenfan-<text:line-break/>fis initium; sic enim omnis pars erit inititun. At si<text:line-break/>quaedam extremo<text:span text:style-name="Default_20_Paragraph_20_Font"><text:span text:style-name="T1">r</text:span></text:span>um principia dicunt, quaedam vero non<text:line-break/>principia, hypothesim statuunt nulla munitam demonssea-<text:line-break/>tione. Cur erint magis haec illorum putanda sunt princr-<text:line-break/>pia, veluti quae lu cerebro sunt, eorum quae in pulmone,<text:line-break/>atque horum quae in jecore aut liene , . ac illorum quae<text:line-break/>in alia quadam parte aut viscere habentur? Ego quum<text:line-break/>hunc sermonem adolescentulus a praeceptore Pelope au-<text:line-break/>dicem, qui cerebrum omnium vasorum initium ostendere<text:line-break/>conabatur, neque statim ejus sententiae accessi, neque<text:line-break/>postea repetens apud me probavi. Porro quae ascapite<text:line-break/>deserui quatuor venarum paria dicuntur, interserta mihi</text:p>
      <text:p text:style-name="P3">ridentur commentariis , qui Hippocrati inscribuntur,<text:line-break/>et nranisesto adornata; nihil enim de his ostendi potest,<text:line-break/>etsi , pleraque alia de venis ab Hippocrate tradita , quae<text:line-break/>omnia in opere de anatome Hippocratis conscripsi, ana-<text:line-break/>tomicis viris in consessio sunt, et a nobis etiam ostendun-<text:line-break/>tur, . Quatuor autem illa paria, praeter quod a trusio ana-<text:line-break/>musicorum dicuntur, neque ostenduntur a quoquam, sed<text:line-break/>nonnulli eo<text:span text:style-name="Default_20_Paragraph_20_Font"><text:span text:style-name="T1">r</text:span></text:span>um., qui ipsa ponunt, credere se Hippoc<text:span text:style-name="Default_20_Paragraph_20_Font"><text:span text:style-name="T1">r</text:span></text:span>ati<text:line-break/>pronunciant,. quamvis hi ostendere haud polsint; ceu de ra-<text:line-break/>trope. comprehensibili, .non sensibili, disputantes, nonnulli<text:line-break/>ostensuros fe promittunt, ..ostenderunt autum nunquam. Quod<text:line-break/>igitur in alio. quodam libro ex. iis, qui spurii sunt, rnani-<text:line-break/>festo quatuor venarum paria scribuntur,. non est mirum.<text:line-break/>Inveniuntur etiam in .fine libelli de natura hunmna, se-<text:line-break/>eundi autum ejus,. qui est de victus ratione, cui opuscu-<text:line-break/>lo anatomeu inse<text:span text:style-name="Default_20_Paragraph_20_Font"><text:span text:style-name="T1">r</text:span></text:span>uerunt, quae nulla ratione cum rictus<text:line-break/>ratione conjuncta esu Multo e<text:span text:style-name="Default_20_Paragraph_20_Font"><text:span text:style-name="T1">n</text:span></text:span>im probabilius erat, non</text:p>
      <text:p text:style-name="P3">huic libri parti, sed priori ipsam connectere. At enim<text:line-break/>qui hoc fecerit, putebat posse itu -latere magis, si fini ad-<text:line-break/>scripsisset. Quod autem neque priori parti hanc adaptan-<text:line-break/>di rationem habebat, constat omnibus, qui librum lege-<text:line-break/>runti Quaerit enim in eo naturam hominis, quae ex ele-<text:line-break/>mentis, non ex dissectione apparet.. Caeterum quod. non<text:line-break/>sit germana neque Hippocratis neque Pulsui commento-<text:line-break/>ratarum venarum anatome, etiam ante nos alii demon-<text:line-break/>strarunt, ct nos, si Deus concesserit aliquando de genuinis<text:line-break/>Hippocratis commentariis tracta<text:span text:style-name="Default_20_Paragraph_20_Font"><text:span text:style-name="T1">r</text:span></text:span>e, pluribus ostendemus;<text:line-break/>quae sit Hippocratis sententia de venarum principio,<text:line-break/>quam ex opere de alimento licet capere, item ex secun-<text:line-break/>do de morbis vulgaribus. Sed hoc in posterum disseratur.<text:line-break/>Quippe, quod desii dicere, prius offendere decrevi, .quod<text:line-break/>et in plantis initium tum generationis tum dispenfatio-<text:line-break/>nis majora corpora minorum existant, et in animantibus<text:line-break/>consimiliter. Revertor enim rursus ad Pelopem, qui ce-</text:p>
      <text:p text:style-name="P3">rebrum omnium esse nervorum originem concedit. Fatetur<text:line-break/>igitur et ipse, nervos duos ex cerebro prodeuntes oculo-<text:line-break/>ruat musculis distribui , ex uno crassoque processu in exi-<text:line-break/>guos numeroscsque ramulos exeuntes. His adhuc magis<text:line-break/>crassem subsequens. par exoritur, sed in plerasque exi-<text:line-break/>guas propagines secatur, faciei et oris partibus dispensa-<text:line-break/>tum , quemadmodum et quod post ipsum. At ne .tempus<text:line-break/>conteram, spinalis medulla propaginem de se mittere ipsi<text:line-break/>ridetur, et esse tanquam caudex quidam numerosae <text:span text:style-name="Default_20_Paragraph_20_Font"><text:span text:style-name="T1">t</text:span></text:span>ubo-<text:line-break/>lis nervorum instar ramorum ex ea procedentium. Haec<text:line-break/>itaque vera sunt et iis, quae evidenter apparent, re<text:span text:style-name="Default_20_Paragraph_20_Font"><text:span text:style-name="T1">i</text:span></text:span>pon-<text:line-break/>dent. At quod exigua magnorum sint initia, pugnat fa-,<text:line-break/>ne etiam cum iis, quae in nervis conspiciuntur. Semper<text:line-break/>enim in his majora minorum sunt principia. At refra-.<text:line-break/>gatur, ut dictum est, et iis, quae stirpes repraesentant;<text:line-break/>et praeterea quae arteriae et cor. Impudentia enim om-<text:line-break/>nino est aliud viscus quoddam arteriarum principium sta-<text:line-break/>t.uere; quippe apparent arteriae, priusquam ex. a<text:span text:style-name="Default_20_Paragraph_20_Font"><text:span text:style-name="T1">n</text:span></text:span>imali ex-</text:p>
      <text:p text:style-name="P3">cludantur, motum perdere manifesto, funiculo interceptae,<text:line-break/>nondum tamen separatae forasque eductae. At solum cor<text:line-break/>omnibus lu animali partibus exemptum diutissime natura-<text:line-break/>lern retinet functionem, ceu initium motus tum sibi, tum<text:line-break/>iis, quae ab ipsis prosicifcuntrtr. Arteriae autem ab eo fe-<text:line-break/>gregatae aut funibus aut iactionibus una cum affectu<text:line-break/>etiam motum perdunt. At si impudens est dicere, arierias<text:line-break/>aliunde auspicari, maximae a<text:span text:style-name="Default_20_Paragraph_20_Font"><text:span text:style-name="T1">r</text:span></text:span>teriarum partes minorum fient<text:line-break/>principia. Latissimae igitur omnium animantis arteriarum<text:line-break/>existunt, quae ex corde proficiscuntur, erassissima autem et ner-<text:line-break/>vorum principia, quemadmodum in stirpibus crassissimus sane<text:line-break/>caudex omnium ramorum, c<text:span text:style-name="Default_20_Paragraph_20_Font"><text:span text:style-name="T1">r</text:span></text:span>assissima vero ipsa radicatio om-<text:line-break/>nium radicum. Nomino autem radicationem inferiorem par-<text:line-break/>tem, quam paulo unte iudicabam stirpis esse initium. At<text:line-break/>mihi videtur etiam Hippocrates lude ad animantia tranferens<text:line-break/>nomen rusticationem dixisse arteriarum fune cor, venarum<text:line-break/>autem jecnr. Quemadmodum enim a radicatione stirpium</text:p>
      <text:p text:style-name="P3">radices quidem infra, truncus autem sursum vergit, ita<text:line-break/>ex corde tum quae in pulmonem, tum quae in totum<text:line-break/>animal dispergitur, ex jecinore. autem et qua e in ven-<text:line-break/>trem , et quae in totum corpus diffunditur. Radicibus igi-<text:line-break/>tur similes strui venae, quae ad ventrem pertinent, sicut<text:line-break/>et hoc Hippocrates ipfe indicavit hisce verbis : <text:span text:style-name="Default_20_Paragraph_20_Font"><text:span text:style-name="T1">Ut enim<text:line-break/>arboribu</text:span></text:span>s <text:span text:style-name="Default_20_Paragraph_20_Font"><text:span text:style-name="T1">terra, sic animantibu</text:span></text:span>s <text:span text:style-name="Default_20_Paragraph_20_Font"><text:span text:style-name="T1">venter est</text:span></text:span>, quoniam vele<text:line-break/>uti truncus cava vena existit, ex gibbis jecinoris parri-<text:line-break/>bus producta, verum a jecore recta ad utrasque animan-<text:line-break/>tis partes , superiorem et in<text:span text:style-name="Default_20_Paragraph_20_Font"><text:span text:style-name="T1">t</text:span></text:span>eriorem , excurrens. Proinde<text:line-break/>latissima ipsius est quae in<text:span text:style-name="Default_20_Paragraph_20_Font"><text:span text:style-name="T1">t</text:span></text:span>ra jecur portio , minus autem<text:line-break/>lata, quae per septum transversum sursum tendit, harum<text:line-break/>autem utraque minor , quae cordi inseritur ; quanquam, si<text:line-break/>esset cor venae cavae, sicut et magnae arteriae, initium,<text:line-break/>maxima esset, opinor, ci continua venae portio.</text:p>
      <text:h text:style-name="Heading_20_2" text:outline-level="2">Cap. IV. </text:h>
      <text:p text:style-name="P29">At siquis putet, cor venis facultatem sup-<text:line-break/>pedica<text:span text:style-name="Default_20_Paragraph_20_Font"><text:span text:style-name="T1">r</text:span></text:span>e, materiam vero jecur, (inde enim sanguis prove-<text:line-break/>nit, ) ideoque latiorem esse in<text:span text:style-name="Default_20_Paragraph_20_Font"><text:span text:style-name="T1">t</text:span></text:span>eriorem ventriculum fupe-<text:line-break/>riori , quod plures partes in<text:span text:style-name="Default_20_Paragraph_20_Font"><text:span text:style-name="T1">t</text:span></text:span>eriores jecoris existant, qui-</text:p>
      <text:p text:style-name="P3">bus necessarium est omnibus alimentum suppeditare, hic<text:line-break/>mihi videtur per ea, quae statuit, concedere quae .non<text:line-break/>vult; nam ex jccore sanguinem irrumpere quid aliud<text:line-break/>est, quam facultatem in hoc viscere contineri sanguinis<text:line-break/>effectricem ? Si igitur animantis nutriendi gratia saugui-<text:line-break/>nis est generatio, in jccore autem sanguis gignitur, nu-<text:line-break/>tricis facultatis initium sioc vilius, non cor, erit. Nempe<text:line-break/>quod materiem idon eant alendo toti corpori prospicit, hoc<text:line-break/>bona ratione initium est facultatis et nutricis et vegetati-<text:line-break/>vae, quemadmodum, opinor, etiam in stirpibus illa pars,<text:line-break/>equam radicationem appellamus. Trahit enim ad fe per<text:line-break/>numerosas radices ex terra alimentum , transmittitque ela-<text:line-break/>boratum prius toti stirpi per truncum.. Si namque ejus-.<text:line-break/>dem facultatis, quemadmodum et pulsatoriae, initium cor<text:line-break/>statuerimus, ex superfluo jecur natura, quae nihil .iru-<text:line-break/>sua operatur, fabricata est; quippe licebat in .corde ali-<text:line-break/>mentum <text:span text:style-name="Default_20_Paragraph_20_Font"><text:span text:style-name="T1">s</text:span></text:span>anguinis naturam induere. . Verum .ceu ita tua-.<text:line-break/>gnum opus ministri cujusdanr instar jecm natura cordi</text:p>
      <text:p text:style-name="P3">adjunxit, qui alimentum prius ipsi praepararet, quemad-<text:line-break/>modum ventriculus iecori. Probabilis quidem sermo est,<text:line-break/>non tamen verus. Siquidem apparet, jecur non tanquam<text:line-break/>mluister domino materiam praeparare, sed veluti ipfe<text:line-break/>dominus potestatem habens ipsum distribuendi. .Porro evi-<text:line-break/>dentia exempla lu ipso animantis corpore licet conspica-<text:line-break/>rh Omnia igitur, quae materias aliis praeparant, illis<text:line-break/>easdem integras tuentur, ac neque ex pulmone alia quae-<text:line-break/>dam via alibi secta est praeter unam in eor pertineo-<text:line-break/>tum, neque ex ventriculo et intestinis alio praeterquam<text:line-break/>lu jecur , neque ex plexu retiformi alio quam in cere-<text:line-break/>brum, neque ex vasis semen praeparantibus lu aliud<text:line-break/>quoddam praeterquam testes. Ile vero meatus omnes bi-<text:line-break/>liosum humorem congregantes in unum vas deseruntur,<text:line-break/>nempe vesicam jecori proximam; lude lu jejunum intesti-<text:line-break/>num illum mittunt, quemadmodum renes urinam in unum<text:line-break/>nimirum vesicam propellunt. Neque igitur jecur; si, ut</text:p>
      <text:p text:style-name="P3">cordi sanguinem p<text:span text:style-name="Default_20_Paragraph_20_Font"><text:span text:style-name="T1">r</text:span></text:span>aepa<text:span text:style-name="Default_20_Paragraph_20_Font"><text:span text:style-name="T1">r</text:span></text:span>aret, a natura creatum est; di<text:span text:style-name="Default_20_Paragraph_20_Font"><text:span text:style-name="T1">t-<text:line-break/></text:span></text:span>tribuepe ip<text:span text:style-name="Default_20_Paragraph_20_Font"><text:span text:style-name="T1">t</text:span></text:span>um semielabo<text:span text:style-name="Default_20_Paragraph_20_Font"><text:span text:style-name="T1">r</text:span></text:span>atum credetur; neque enim mi-<text:line-break/>nrstri tale opus, fed ducis et praefecti, neque materiae<text:line-break/>non fatis elaboratae assectus, quippe ministri est fidum<text:line-break/>praeparare, materiae impe<text:span text:style-name="Default_20_Paragraph_20_Font"><text:span text:style-name="T1">r</text:span></text:span>fectae est non distiihui. Atqui<text:line-break/>neque ut minister jccur, fed ut dominus, neque ut male-<text:line-break/>riam imperfectam , fed sanguinem distribuere creditum est.<text:line-break/>Omnes enim quae infra feptum transversum animantis<text:line-break/>funt partes a jecore citra controversiam sanguinem obii-<text:line-break/>nent, etsi plures dimidia ipsarum partu existam. Clarius<text:line-break/>autem, si et ipsum septum transve<text:span text:style-name="Default_20_Paragraph_20_Font"><text:span text:style-name="T1">r</text:span></text:span>sum et membranam cor<text:line-break/>integentem una cum aliis membranis vicinis, tum quae<text:line-break/>thoracem iuterfepimit, tum quae pulmonem ambiunt, ali-<text:line-break/>mentum haurire ex cava vena , priusquam ad cor per-<text:line-break/>veniat, a dissectione edocti fuerimus, sciemus, plures ani-<text:line-break/>malis partus ex jecore nutriri, et palam, et sine centro-<text:line-break/>versis. Ostendetur enim paulo post, et superiorem cora<text:line-break/>dis portionem totam ex jecore alimentum recipe<text:span text:style-name="Default_20_Paragraph_20_Font"><text:span text:style-name="T1">r</text:span></text:span>e. Sed</text:p>
      <text:p text:style-name="P2">indubitatum jam sit, in<text:span text:style-name="Default_20_Paragraph_20_Font"><text:span text:style-name="T1">t</text:span></text:span>eriorem cordis regionem ex illo<text:line-break/>nutriri, imo et ipsius thoracis inferiores omnes partes.<text:line-break/>Attestatur huic sermoni etiam inter alia universa, quae in<text:line-break/>anatomia apparent, primum et maximum , nempe exere-<text:line-break/>. mentorum sangui<text:span text:style-name="Default_20_Paragraph_20_Font"><text:span text:style-name="T1">n</text:span></text:span>is expurgatio. Tanquam enim absolu-<text:line-break/>tae humoris generationi et congruam speciem obtinenti<text:line-break/>recrernentorum instrumenta purgantia natura fabricata<text:line-break/><text:span text:style-name="Default_20_Paragraph_20_Font"><text:span text:style-name="T12">est, </text:span></text:span>renes, lienem, vesicam bilis receptricem, neque licet<text:line-break/>quartum aliud alimenti excrementum ne cogitare quidem,<text:line-break/>vel .materiae qualiscunque a calore mutatae, verum plu-<text:line-break/>simum tria numero fiunt, id quod in alois jam operibus<text:line-break/>ostensum est, ruriusque . ostendetur lu praesenti .commen-<text:line-break/>tario sermonis processu. Nunc autem dictum est, ut<text:line-break/>nihil veri relinquatur; verum prae<text:span text:style-name="Default_20_Paragraph_20_Font"><text:span text:style-name="T1">t</text:span></text:span>entis. fidem ex illo<text:line-break/>non requirunt; quippe constat, quod renum et sellis veli-<text:line-break/>eae functio est sanguinem expurgare. Irr .corde neque<text:line-break/>aliud quoddam purgans.lustiumcntum .natura fecit, neque</text:p>
      <text:p text:style-name="P3"><text:span text:style-name="Default_20_Paragraph_20_Font"><text:span text:style-name="T12">linm </text:span></text:span>machinata est humorem; similis namque fanguis est<text:line-break/>et .qui in dextro cordis sinu, et qui in omnibus venis<text:line-break/>per totum animal continetur, quemadmodum et qui in<text:line-break/>arteriis universis habetur, ei respondet, qui in sinistro<text:line-break/>sinu existit. Hic itaque plerumque tenuior est et fla-<text:line-break/>vior, nonnunquam e contrario crassior et nigrior., siem-<text:line-break/>per vero calidior ipsis est. At qui in dextro sinu .conti-<text:line-break/>netur fanguis, eandem speciem habet, quam .omnis alius, .<text:line-break/>et is qui in jecore habetur, tanquam nihil singulare ac<text:line-break/>eximium in dextro sinu acquirat. Maxima autem fides,<text:line-break/>jecur nullum humorem in animalis partium nutritionem<text:line-break/>cordi praeparare, <text:span text:style-name="Default_20_Paragraph_20_Font"><text:span text:style-name="T1">t</text:span></text:span>est ip<text:span text:style-name="Default_20_Paragraph_20_Font"><text:span text:style-name="T1">t</text:span></text:span>um universum ejus speciem ab-<text:line-break/>solvere, quod una sit vena, quae ex jecore aut corde pro-.<text:line-break/>cedat, altera vero non item contra enascatur ex alia ip-<text:line-break/>forutu parte, quae elaboratum lmmorem in totum corpus<text:line-break/>deducat, etsi alia quidem arteria introducat, .alia educat<text:line-break/>spiritum. Videtur enim natura non eisdem uti valis et</text:p>
      <text:p text:style-name="P3">ud semielaboratas materias et omnino confectas, imo ne<text:line-break/>eisdem quidem viis. Neque enim fieri potest, ut simul<text:line-break/>semicoctum alimentum ex jecore in cor dispensetur, simul<text:line-break/>jam elabo<text:span text:style-name="Default_20_Paragraph_20_Font"><text:span text:style-name="T1">r</text:span></text:span>atum per eundem viam deferatur , verum esset<text:line-break/>omnino alia quidem vena, quae <text:span text:style-name="Default_20_Paragraph_20_Font"><text:span text:style-name="T1">s</text:span></text:span>emicoctum inveheret, alia,<text:line-break/>quae exacte elaboratum educeret ; nunc autem invehit<text:line-break/>quidem aliqua, nulla autem deducit praeter eam, quae<text:line-break/>in pulmonem pergit, de qua uberius in libris de usu<text:line-break/>partium considerabimus, causam indagantes, cur ex corde,<text:line-break/>non ex cava vena natura in pulmonem inferuit aliam<text:line-break/>venam, quae viscus enutriat.</text:p>
      <text:h text:style-name="Heading_20_2" text:outline-level="2">Cap. V. </text:h>
      <text:p text:style-name="P29">Requirit autem maxime, si quis alius ster-<text:line-break/>mo, certe hic nobis propositus id, quod in dissectionibus<text:line-break/>apparet. Non fidum enim nulla vena apparet, quae ex<text:line-break/>corde in inferiores partes deferatur, praete<text:span text:style-name="Default_20_Paragraph_20_Font"><text:span text:style-name="T1">r</text:span></text:span>quam quae<text:line-break/>ex jecore sanguinem sursum educit , imo neque in supe-<text:line-break/>rrorcm cordis regionem vena ulla pervenit, quoniam ca-<text:line-break/>va vena a jecore recta ad jugulum emergit; atque hujus</text:p>
      <text:p text:style-name="P3">ramus quidam est ille, qui cordi inseritur, et ex illo ipsis<text:line-break/>non oritur. At notu evidentissima est, quae in grandi<text:line-break/>arteria conspicitur. Hanc quum viderit aliquis, velim sic<text:line-break/>ad cavam venam pergeret; una namque arteria maxima<text:line-break/>ex sinistro cordis sinu procedens manifesto in utrasque<text:line-break/>divaricatur arterias, tum eam, quam sursum ad caput,<text:line-break/>tum eam, quam ad spinam deferri videmus. Ita igitur<text:line-break/>conveniebat et venam, quae ex dextro sinu nuscitur, ma-<text:line-break/>nifesto lu utrasque partes propagari. Verum non ita ap-<text:line-break/>paret, sed ab ea, quae sursum tendit .ex jecore in cor,<text:line-break/>distribuitur. Quomodo igitur- adhuc dextrum cordis ren-<text:line-break/>luculum ve<text:span text:style-name="Default_20_Paragraph_20_Font"><text:span text:style-name="T1">n</text:span></text:span>a<text:span text:style-name="Default_20_Paragraph_20_Font"><text:span text:style-name="T1">r</text:span></text:span>um esse principium, quemadmodum finisse-<text:line-break/>riorem arteriarum, opinari quis poterit? nam lu dissimili-<text:line-break/>bus notis dissimilem esse iudicationem oportet. At si ali-<text:line-break/>cui videatur exigua esse processus valorum nota, quamvis<text:line-break/>exigua non sit , certe illam , fiat sicio , non exiguam esse<text:line-break/>dicet, quod multa animalium dextro cordis sinu careant;<text:line-break/>proindeque existimari non potest, cavam venam ex hoc pro-</text:p>
      <text:p text:style-name="P26">cedere ventricul<text:span text:style-name="Default_20_Paragraph_20_Font"><text:span text:style-name="T1">o, </text:span></text:span>quum lu permultis a<text:span text:style-name="Default_20_Paragraph_20_Font"><text:span text:style-name="T1">n</text:span></text:span>imalium generi-<text:line-break/>.bus jenur quidem existat et cava vena , sinus autem dex-<text:line-break/>ter nequaquam. Quae igitur sint et quot animantium<text:line-break/>genera, in quibus dextrum non esse cordis sutum affirmem,<text:line-break/>quum numero ea persequi nequeam , commune in ipsis<text:line-break/>caput .inve<text:span text:style-name="Default_20_Paragraph_20_Font"><text:span text:style-name="T1">n</text:span></text:span>i, dissectis multis varii generis animalibus.<text:line-break/>Inest autem ipsis eximium, quod non omnibus contingit<text:line-break/>aquatilibus, puta non respirare ex aere, .neque habere<text:line-break/>pulmonem. Hoc enim hucusque in omnibus animantium<text:line-break/>generibus observari, dextrum cordis sinum .simul cum<text:line-break/>pulmone et perire et generari. Porro disquifixi longo tem-<text:line-break/>pore etiam ipsorum caulam, ac scripsi, quae mihi visa<text:line-break/>sunt consentanea, lu .opere de usu partium. Culices igi-<text:line-break/>tur, et muscas, et lumbricos, et apes, et formicas neque<text:line-break/>dissecui neque dissecare aggrederer. Quum e<text:span text:style-name="Default_20_Paragraph_20_Font"><text:span text:style-name="T1">n</text:span></text:span>im in gran-<text:line-break/>dibus animalibus multus dissectarum errores inveniam,<text:line-break/>consentaneum est scilicet in minoribus magis eos aberrasse.</text:p>
      <text:p text:style-name="P3">Sane mullum fuit eorum, quae ego in hunc. usque diem<text:line-break/>dissecui, in quo non esset cor, jecur, cava vena e<text:span text:style-name="Default_20_Paragraph_20_Font"><text:span text:style-name="T1">i<text:line-break/></text:span></text:span>magna arteria; ac apparet, quemadmodum arteria ex cor-<text:line-break/>de; sic vena ex jecinore perpetuo oriri, etsi neutiquam<text:line-break/>dextrum cor ventriculum habeat, eoque videtur in ramos<text:line-break/>sicissa, ubi septum transve<text:span text:style-name="Default_20_Paragraph_20_Font"><text:span text:style-name="T1">r</text:span></text:span>sum subter cor permeaverit,<text:line-break/>sicuti in aliis, quum propte<text:span text:style-name="Default_20_Paragraph_20_Font"><text:span text:style-name="T1">r</text:span></text:span> jugulum venerit. In aliis<text:line-break/>animantibus non paucis est quidem dexter ventriculus,<text:line-break/>verum nihilominus cava vena in magnos duos ramos<text:line-break/>diffindi apparet , priusquam ad cor pervenerit; atque hoc<text:line-break/>prope omnibus volatilibus inest, omnibusque serpentibus,<text:line-break/>atque pedestrium non paucis. Quere plurima animantia<text:line-break/>cavam venam manifesto ex jecore habent exorientem,<text:line-break/>quippe evidenter appa<text:span text:style-name="Default_20_Paragraph_20_Font"><text:span text:style-name="T1">r</text:span></text:span>et utriusque propaginis duplo Ia-<text:line-break/>tum vas, quod ex illo viscere procedit; tanquam simul<text:line-break/>bi<text:span text:style-name="Default_20_Paragraph_20_Font"><text:span text:style-name="T1">t</text:span></text:span>uriam cava vena inibi divaricata. Quod si latior quau-<text:line-break/>doque altera propago altera in animali quodam appa-<text:line-break/>reat, ambae tamen simul cavae venae palam Eunt aequa-</text:p>
      <text:p text:style-name="P3">Ies, tantum non voce declarantes, ha<text:span text:style-name="Default_20_Paragraph_20_Font"><text:span text:style-name="T1">n</text:span></text:span>c venam veluti can-<text:line-break/>dicem quendam esse , ipsus vero ab ea discissas nasci tan-<text:line-break/>quam ramos quosdam, aut etiam surculos. At non stilum cava<text:line-break/>vena ex gibbis jecoris partibus processit, verum etiam ex cavis<text:line-break/>altera vena, quam alii portas jecoris appellant, alii portis viri-<text:line-break/>nam. Non enim totam venam portas esse, fed quantumprima<text:line-break/>ipsius ^portio ex jecore emergit, quae etiam omnium la-<text:line-break/>tissima est; nam ab ipsa vas in ambas partes dispensatur,<text:line-break/>tum lu cavas jecoris partes omnes , tum in ventris partes<text:line-break/>et omentum nuncupatum. Venarum, quae plurimae in<text:line-break/>his omnibus existunt , nulla cordi est continua ; quod<text:line-break/>quum aliquis veritatis studiosus audivisset, adnnrabatur,<text:line-break/>et fermoui fidem non adhibebat, volebatque id, quod di-<text:line-break/>citor, sibi demonstrari, ac postquam aluisset, damnabat<text:line-break/>vehementer eos, qui cor venarum esse principium pro-<text:line-break/>nunciarunt. Quemadmodum, si unam quamlibet in toto<text:line-break/>animante^ venam seg<text:span text:style-name="Default_20_Paragraph_20_Font"><text:span text:style-name="T1">r</text:span></text:span>egatam adeo invenerimus, ut neque<text:line-break/><text:span text:style-name="Default_20_Paragraph_20_Font"><text:span text:style-name="T12">ipsi </text:span></text:span>coniungatur jecori, neque alicui venarum ab eo pro-</text:p>
      <text:p text:style-name="P2">cedentium, non pr<text:span text:style-name="Default_20_Paragraph_20_Font"><text:span text:style-name="T1">o</text:span></text:span>nunciaremus, venae illius primordium<text:line-break/>esse jecur, ita, quoniam nunc non unam, neque duas S0-<text:line-break/>lum, fed innumerabilem quandam multitudinem invenia-<text:line-break/>mus nullam cum corde habere continuitatem, non, opi-<text:line-break/>nor, dixerimus, illarum vena<text:span text:style-name="Default_20_Paragraph_20_Font"><text:span text:style-name="T1">r</text:span></text:span>um cor esse principium- . Me-<text:line-break/>rito igitur dictu est radicatio venarum esse jecur, arteria-<text:line-break/>ruta cor, arboris ea pars, quae regioni, in qua femen, pro-<text:line-break/>jectum fuerit, respondet. In omnibus enim his radicatio<text:line-break/>totius est principium non primariae generationis tantum,<text:line-break/>sed etiam praesentis dispensationis. Quod autem id ipsum,<text:line-break/>quod in anatome apparet, cogit etiam contraria opinan-<text:line-break/>.tes invitos verum fateri, lune potissimum disces. Nullus<text:line-break/>anatomicorum, quum dissectionem venarum scribere aggre-<text:line-break/>deretur, aliud initium disciplinae idoneum potuit facere,<text:line-break/>jccore praetermisso, verum sive dubitare de principio fe<text:line-break/>dirit, ut Heropbilus, sive cognitionem ipsius habere, ut<text:line-break/>alii multi et noster Pelops, tamen disciplinam fere om-<text:line-break/>nes de jecore instituerunt. Ac maxime mirabile et ruere-</text:p>
      <text:p text:style-name="P3">dibile quid Helopi accidit, qui in uno opere venarum<text:line-break/>principium cerebrum astruxit, dissectionemque ipsarum<text:line-break/>scribens a jecore incepit , in fecundo quidem commeuta-<text:line-break/>rio Hippocraticarum introductionum admodum strenue<text:line-break/>certans , ut cerebrum non modo nervorum , sed<text:line-break/>etiam venarum et arteriarum principium ostendat, i<text:span text:style-name="Default_20_Paragraph_20_Font"><text:span text:style-name="T1">n<text:line-break/></text:span></text:span>tertio autem dissertionis venarum a jecore auspicatus,<text:line-break/>quemadmodum et alii prope omnes unatomici convenien-<text:line-break/>ter scribunt, nam ad disciplinam hoc viscus initium fieri<text:line-break/>putant sermoni. Miror autem ipsius, si citra cau<text:span text:style-name="Default_20_Paragraph_20_Font"><text:span text:style-name="T1">t</text:span></text:span>am natura-<text:line-break/>lem idoneum spiritu ad disciplinam esse arbitrantur. Ego<text:line-break/>etenim novi et hoc unum inter ea, quae omnibus in<text:line-break/>confesso sunt, nempe nihil eorum, quae facta sunt et<text:line-break/>quae fiu<text:span text:style-name="Default_20_Paragraph_20_Font"><text:span text:style-name="T1">n</text:span></text:span>t, cau<text:span text:style-name="Default_20_Paragraph_20_Font"><text:span text:style-name="T1">t</text:span></text:span>ae esse expers. - Quod si igitur dubitare fe<text:line-break/>fatentur de omnibus occultis similiter empiricis, neque<text:line-break/>mihi adversus eos disputatio quaedam erit, ut qui nec<text:line-break/>initium ipsorum inquira<text:span text:style-name="Default_20_Paragraph_20_Font"><text:span text:style-name="T1">n</text:span></text:span>t, <text:span text:style-name="Default_20_Paragraph_20_Font"><text:span text:style-name="T1">n</text:span></text:span>eque similiter dissecent. At<text:line-break/>si talionem fe habere affirment , ex qua ea , quae sensum.,</text:p>
      <text:p text:style-name="P3">subterfugiunt, inveniunt: cur non hujus ipsius primum<text:line-break/>quod dicunt, caulam inspexerunt; idoneumne est. ad did<text:line-break/>siciplinam, a jecore venarum dissectionem in sermone in-<text:line-break/>cepisse fine caula, o viri sapientissimi? An quoniam om-<text:line-break/>nino natura aliis excellit ad disciplinae initium accom-<text:line-break/>mo datius est? Quae autem sit illius eminentia, inquirere<text:line-break/>aequum est, non otiosis neque segniter praeterire. Porro<text:line-break/>initium inventionis id ipsum puto exhibiturum, quod ab<text:line-break/>omnibus confessum est anatomicis, qui affirmant, ipsum ad<text:line-break/>disciplinae initium esse accommodum. Etsi enim nullius<text:line-break/>alterius, hujus saltem rationem nobis poterunt reddere,<text:line-break/>cur dicant, idoneum ad disciplinae mitium existere, neque<text:line-break/>quod colore rubrum est, neque quod fibris comprehen-<text:line-break/><text:span text:style-name="Default_20_Paragraph_20_Font"><text:span text:style-name="T1">t</text:span></text:span>um, neque quod in una inferum fellis vas exporrectum<text:line-break/>est, neque propter hujusmodi aliud ullum, fed quia om-<text:line-break/>nes ei co<text:span text:style-name="Default_20_Paragraph_20_Font"><text:span text:style-name="T1">n</text:span></text:span>tinuae venae existunt. Atqui neque alterius<text:line-break/>cuiusquam haec ipsa nota est praeterquam initii; neque<text:line-break/>enim propter aliud quippiam nervorum dissectionis alte-</text:p>
      <text:p text:style-name="P3">rum disciplinae initium facere licet cerebro praetermisso,<text:line-break/>quam quia initlum horum existat. Hoc enim non con-<text:line-break/>cesso , nemo aliam poterit luveuire caulam, neque pro-<text:line-break/>pter quid arteriarum dissectionis cor; nam initium a na-<text:line-break/>tura constitutum etiam disciplinam aule ipsis cogit fieri;<text:line-break/>neque enim, si quis aquae distributionem, quae in civita-<text:line-break/>tem introducitur, volet exponere,. initium narrationis<text:line-break/>aliunde poterit facere, primo ingressu praetermisso, fed<text:line-break/>necessitas omnis cogit hunc, regionem illam urbis praefa-<text:line-break/>tum, intra quam prius a foris aqua pervenit, ah illa sub- .<text:line-break/>sequentem totam narrationem exordiri. Quare inqui<text:span text:style-name="Default_20_Paragraph_20_Font"><text:span text:style-name="T1">r</text:span></text:span>en-<text:line-break/>dum non est aliud rei naturae pri<text:span text:style-name="Default_20_Paragraph_20_Font"><text:span text:style-name="T1">n</text:span></text:span>cipium,. aliud ipsius<text:line-break/>disciplinae; nam secundum rei naturam disciplina iusti-<text:line-break/>tuta idem habet cum eo quod docetur initium, . neque<text:line-break/>licet recte volenti exponere veI generationem. factorum,<text:line-break/>vel distributionem eorum, quae dispensantur, aliud priu-<text:line-break/>ciprum conmodius quam verum adinvenire. Siquidem<text:line-break/>domus generatio primum cogit meminisse fundamentorum,</text:p>
      <text:p text:style-name="P3">naris carinae; ita etiam si urbis, aut gentis, aut exerci-<text:line-break/>tus gube<text:span text:style-name="Default_20_Paragraph_20_Font"><text:span text:style-name="T1">r</text:span></text:span>nationem cogites percense<text:span text:style-name="Default_20_Paragraph_20_Font"><text:span text:style-name="T1">r</text:span></text:span>e, necesse erit primi<text:line-break/>initii in unoquoque meminisse. Mirari itaque ratio est<text:line-break/>eos, qui docere fe quidem recte aliunde sumpto initio<text:line-break/>posse asseverant, ignora<text:span text:style-name="Default_20_Paragraph_20_Font"><text:span text:style-name="T1">r</text:span></text:span>e autem ve<text:span text:style-name="Default_20_Paragraph_20_Font"><text:span text:style-name="T1">r</text:span></text:span>um venarum princi-<text:line-break/>pium et verum rei initium. Sed sive recte quis docet,<text:line-break/>a naturae principio exordietur, sive verum principium<text:line-break/>novit aliquis disciplinae, non ignorat.</text:p>
      <text:h text:style-name="Heading_20_2" text:outline-level="2">Cap. VI. </text:h>
      <text:p text:style-name="P29">Sufficiunt itaque et haec ad venarum<text:line-break/>principii demo<text:span text:style-name="Default_20_Paragraph_20_Font"><text:span text:style-name="T1">n</text:span></text:span>strationem. Jam nihilominus et illa, quae<text:line-break/>dicentur a me , sima sunt indicia ejus , quod co<text:span text:style-name="Default_20_Paragraph_20_Font"><text:span text:style-name="T1">r</text:span></text:span> neuti-<text:line-break/>quam sit neque initium sanguinis totum co<text:span text:style-name="Default_20_Paragraph_20_Font"><text:span text:style-name="T1">r</text:span></text:span>pus nutrientis<text:line-break/>opifex, neque instrumentorum ipsius. ostendam autem<text:line-break/>utrumque feorsim, ac. prius, quod non sit animanti fangui-<text:line-break/>nis nutrientis initium. At cur iterum nutrientis adjectum<text:line-break/>est in. oratione? quia ostendebam, me non negare, in cor-</text:p>
      <text:p text:style-name="P3">de generari alium quendam sanguinem, alium animanti-<text:line-break/>bus usum exitibentem ; <text:span text:style-name="Default_20_Paragraph_20_Font"><text:span text:style-name="T1">t</text:span></text:span>est quod nunc est propositum,<text:line-break/>eum, a quo omnia animantis memb<text:span text:style-name="Default_20_Paragraph_20_Font"><text:span text:style-name="T1">r</text:span></text:span>a nutriuntur, ex je-<text:line-break/>core, .non ex corde proficisci, monstraturum polliceor,<text:line-break/>ab iis, quae ex anatome apparent, sermonem .exorsus,<text:line-break/>quod manate pugnat cum Erasistrateis , qui nunc nos di-<text:line-break/>cunt paradoxa et nova astruere. Porro dictum est ab<text:line-break/>Erasistrato id quod apparet in opere de febribus, nempe<text:line-break/>quod membranae <text:span text:style-name="Default_20_Paragraph_20_Font"><text:span text:style-name="T1">o</text:span></text:span>sculis valorum adhaerescant, quibus<text:line-break/>ad ministerium materiae introducendae et rutilis edu-<text:line-break/>cendae cor utitur. Has membranas non esse quidam<text:line-break/>dicere ausi sint, sed ab Erasistrato effictas dogmatis con-<text:line-break/>statuendi gratia. Verumtamen eatenus omnes medici<text:line-break/>cognoscunt, ut rudis omnino esse videatur, qui non eas<text:line-break/>noverit. Sunt autem in ostiolo cavae venae tres spicu-<text:line-break/>lorum sulcis structura simillimae; unde, puto, etiam trisul-<text:line-break/>cas , nonnulli Erasistrateorunr ipsas nuncuparunt At lu</text:p>
      <text:p text:style-name="P3">arteria vene<text:span text:style-name="Default_20_Paragraph_20_Font"><text:span text:style-name="T1">t</text:span></text:span>a (sic nomino eam, quae ex sinistro cordis<text:line-break/>sinu in pulmonem discinditur) simillimae quidem forma,<text:line-break/>numero autem impares. Huic enim foli orificio -duae<text:line-break/>membranae adhaerent; aliorum <text:span text:style-name="Default_20_Paragraph_20_Font"><text:span text:style-name="T1">o</text:span></text:span>rificiorum utrique -tres<text:line-break/>membranae fiunt universae sigmoides. Educit autem, ut<text:line-break/>Erasistratus inquit exponens id qu<text:span text:style-name="Default_20_Paragraph_20_Font"><text:span text:style-name="T1">o</text:span></text:span>d apparet, utrumque<text:line-break/>ostium, sanguinem lu pulmones alterum ipforum, spiri-<text:line-break/>tum vero lu tutum animal alterum, Quo fit, ut hae<text:line-break/>membranae (ut illi videtur) contraria cordi ministeria -<text:line-break/>praestent vicissitudine opportuna alternantes : quae enim.<text:line-break/>vasis materias introducentibus adnatae sunt, foris . intro<text:line-break/>tendentes, hoc est luterius ab externis pergentes, atlol—<text:line-break/>luntur quidem a materiarum introitu, atque resupinatae.<text:line-break/>in cordis sinus, aperientes oras, exhibent facilem ingref-<text:line-break/>fum iis, quae in ipfum .trahuntur. Non enim fuasponte<text:line-break/>materias ingredi iirquit, tanquam in solium quoddam in-:<text:line-break/>animatum, lcd ipium cor dilatatum, tanquam fabrorum<text:line-break/>falles , attrahere et in dilatatione repleri ,- at eas ; quae</text:p>
      <text:p text:style-name="P3">vasis materias educentibus incumbere dicebamus, contra-<text:line-break/>rio modo assiri. Nam ab internis foras tendentes, reali-<text:line-break/>natas quidem ab exeuntibus ora aperire, quo tempore eor<text:line-break/>materias distribuit, in reliquo autem toto claudere omnino<text:line-break/>oras, neque cor quidpiam quod egressum sit redire con-<text:line-break/>cedeutes. Itu vero et ilias, quae sunt in introducentibus,<text:line-break/>ubi cor contrahatur, ora claudere nihil attractorum ab<text:line-break/>eo turini recurrere permittentes. Si igitur haec ita fe<text:line-break/>habent, o viri Erasistratei, alia vasta jam sermone dimit-<text:line-break/>taurus, id autem, de quo ambigitur, inspiciamus, cavam<text:line-break/>fcilicet venam, quae ex jecore lu cor sanguinem invehit,<text:line-break/>quhs habeat obductas membranas , an ah internis foras<text:line-break/>tendentes, an contra a foris intro vergentes. Sed forte<text:line-break/>neque hoc magni est momenti contra id, quod dicitis,<text:line-break/>sanguinem in jecore prius esse praeparatum, inde autem<text:line-break/><text:span text:style-name="Default_20_Paragraph_20_Font"><text:span text:style-name="T1">i</text:span></text:span><text:span text:style-name="Default_20_Paragraph_20_Font"><text:span text:style-name="T12">n </text:span></text:span>cor deferri recepturum inibi residuum peculiaris fpe-<text:line-break/><text:span text:style-name="Default_20_Paragraph_20_Font"><text:span text:style-name="T1">e</text:span></text:span>iei, <text:span text:style-name="Default_20_Paragraph_20_Font"><text:span text:style-name="T12">ut </text:span></text:span>exactu absolvatur. Quin etiam rationem habet,</text:p>
      <text:p text:style-name="P3">nullum perlectum magnnmque opus subito possem fieri,<text:line-break/>neque ab uno instrumento naturali peculiarem ornatum<text:line-break/>omnia consequi ostendite igitur nobis- aliud vas, quod<text:line-break/>ex corde hunc exo<text:span text:style-name="Default_20_Paragraph_20_Font"><text:span text:style-name="T1">r</text:span></text:span>natum sanguinem educat et distiti-<text:line-break/>linat per omnia corpora, quemadmodum arteria spiritum.<text:line-break/>Atqui universa quatuor funi ora; duo in utroque ventri-<text:line-break/>culo; unum ex pulmone spiritum introducens, alterum<text:line-break/>educens. Ambo haec in sinistro ventriculo consistunt,<text:line-break/>reliqua duo in dextro. In pulmonem sime alterum san-<text:line-break/>guinem vehit distribuitque ; in dextrum autem ventri-<text:line-break/>culum a jecore alterum introducit, de quo totus sermo<text:line-break/>est. Quintum vero aliud os non est in corde, quo fan-<text:line-break/>guinem ex iecore ad ipsum pervenientem in- totum corpus<text:line-break/>transmittat. Ne igitur dicatis, sanguinem et spiritum ex<text:line-break/>co<text:span text:style-name="Default_20_Paragraph_20_Font"><text:span text:style-name="T1">r</text:span></text:span>de toti corpori distribui, neque hoc esse viscus, ut<text:line-break/>arteriarum, sic etiam venarum originem, neque enim<text:line-break/>vas alterum ostendere potestis ex corde procedens, neque-</text:p>
      <text:p text:style-name="P3">alio quodam, praeterquam ex membranis, quas nihil<text:line-break/>unquam frustra faciens natura in principalissimo- viscere<text:line-break/>haud constituisset,. nisi magnum ministerium ipsi fuissent<text:line-break/>praestitutae. Ac mihi. mirari subit omnium maxime Era-<text:line-break/>sistratum, qui libro primo de febribus simul pronunciet,<text:line-break/>cor esse et arteriarum et venarum principium, simul<text:line-break/>autem dictitet, membranas a foris intro spectantes vasis<text:line-break/>materias^ introducentibus supercrevisse; neque enim hoc<text:line-break/>licet dicere, quod sanguinis quidem initium jecur sit,<text:line-break/>virtutis autem venas regentis cor. Nam ubi neque arte-<text:line-break/>riis ex corde facultatem per tunicas emitti fatetur, an<text:line-break/>venis fatebitur? Quod si initium illam esse partem dici-<text:line-break/>mus, quae a fe procreatis aut virtutem aut omnino<text:line-break/>materiam suppeditabit, cor non liceat venarum dicere<text:line-break/>principium, quoniam facultatem ipsis auctore Erasistrato<text:line-break/>non subministrat, quia neque ipsis arteriis. At materia<text:line-break/>sanguinis ex jecore maniscsto proficiscitur. Nec etiam,<text:line-break/>quoniam omnes in cor venae pertinent, initium earum</text:p>
      <text:p text:style-name="P3">cor ipsum licet dicere; non enim pertinent, ut prius<text:line-break/>demonstratum est. Num igitur, quia in prima couforma-<text:line-break/>tione ex corde generatio ipfarum est, ideo principium<text:line-break/>venae cor habebunt? Sed neque de tali principio erat<text:line-break/>quaestio , ut in primo commentario per initia statim<text:line-break/>definitum est, ac E<text:span text:style-name="Default_20_Paragraph_20_Font"><text:span text:style-name="T1">r</text:span></text:span>asistratus praeter id, quod generationis<text:line-break/>ipfarum initium non quaerebamus, ne demonstrationem<text:line-break/>quidem ullam dicere aggressus est ad p<text:span text:style-name="Default_20_Paragraph_20_Font"><text:span text:style-name="T1">r</text:span></text:span>obandum, quod<text:line-break/>ex corde natura foetum formando ven<text:span text:style-name="Default_20_Paragraph_20_Font"><text:span text:style-name="T1">at</text:span></text:span>um genus pro-<text:line-break/>fluxerit; fied nec in nervis tale quaesivit principium,<text:line-break/>quemadmodum neque in arteriis, verum solius in animam-<text:line-break/>te absolute consormato gubernationis principium enun-<text:line-break/>ciavrt, arteriarum fune functionis cor, nervorum caput.<text:line-break/>Itaque neque venarum alitur diceret initium cor existere.<text:line-break/>Ob quam <text:span text:style-name="Default_20_Paragraph_20_Font"><text:span text:style-name="T1">r</text:span></text:span>em obscura est viri <text:span text:style-name="Default_20_Paragraph_20_Font"><text:span text:style-name="T1">t</text:span></text:span>entantia de venis, ut qui<text:line-break/>nihil de sanguinis generatione p<text:span text:style-name="Default_20_Paragraph_20_Font"><text:span text:style-name="T1">r</text:span></text:span>odiderit, sed totam hanc<text:line-break/>functionem reliquerit inconsideratam, quum sit multo<text:line-break/>magis necessaria animantibus, quam ea, quae lu ventriculo</text:p>
      <text:p text:style-name="P3">esu - Vivere siquidem licet nobis , etiamsi neutiquam<text:line-break/>venter cibos conterat, quum offerre succos possimus, ut<text:line-break/>in multis gentibus lac; mori autem necessarium est, si<text:line-break/>sanguinis pereat generatio , quae neque an jecori , neque<text:line-break/>an venis, neque an cordi concredita sit, manifesto aulas<text:line-break/>est pronunciare, tantum abest, ut demonstrationem aliquam<text:line-break/>sermoni adjecerit. Verum non modo hanc actionem, quae<text:line-break/>cibos secundum qualitatem alterat, percensere neglexit,<text:line-break/>sed etiam nutritionem similiter fieri exponere aggressus -<text:line-break/>omnium magis quam alterationis meminit. Quod si vero<text:line-break/>hujus meminisset, statim, puto, etiam hoc considerasset,<text:line-break/>quod omnia, quae ab aliquo alle<text:span text:style-name="Default_20_Paragraph_20_Font"><text:span text:style-name="T1">v</text:span></text:span>a<text:span text:style-name="Default_20_Paragraph_20_Font"><text:span text:style-name="T1">n</text:span></text:span>tur, in alterantium<text:line-break/>speciem mutentur. Quemadmodum enim ignis , qui<text:line-break/>lignum sibi ipsi assimilat, ex eodem simul generationem<text:line-break/>et- <text:span text:style-name="Default_20_Paragraph_20_Font"><text:span text:style-name="T11">alim</text:span></text:span>ent<text:span text:style-name="Default_20_Paragraph_20_Font"><text:span text:style-name="T11">um</text:span></text:span> obtinet, simili ridentur modo etiam stirpes<text:line-break/>et animalia alimentum sibi assimilare: id quod itmo-<text:line-break/>tescit ex semicoctus recrementis, quae suullia semper cor-<text:line-break/>p oribus , quae nutriuntur, quorum sunt exerementa, red-</text:p>
      <text:p text:style-name="P3">duntur. Physicus ilaque magis sermo est, et requirit<text:line-break/>auditores prius exercitatos in naturalium facultatum spe-<text:line-break/>culationibus, quas privatim alias sumus persecuti. Dice-<text:line-break/>tur et de iis hoc opere paulo - posterius. Nam in praes-<text:line-break/>entia absolvere cogito totum de Erasistrati sententia<text:line-break/>sermonem, quo demonstratur ex prima in utero luctuum<text:line-break/>conformatione, non ex corde venas habere originem.<text:line-break/>Omnes enim fecundarum venae , quae utero conceptum<text:line-break/>annectunt, propagines funi unius venae, maximae ex<text:line-break/>jecore profectae. Haec autem veluti truncus aliquis in<text:line-break/>ramis permultis vasorum ex ipso in secundas proceden-<text:line-break/>tium, longissime integ<text:span text:style-name="Default_20_Paragraph_20_Font"><text:span text:style-name="T1">r</text:span></text:span>a unaque manens, magnum quod<text:line-break/>in ipso viscere est intervallum permeat;. emergens autem<text:line-break/>iam foras alterum maximum spatium in duplicem fissa<text:line-break/>ramunr pertransit, atque hoc definitum te<text:span text:style-name="Default_20_Paragraph_20_Font"><text:span text:style-name="T1">r</text:span></text:span>minis, uno<text:line-break/>sane, quem nunc dicere desii, quum emergit <text:span text:style-name="Default_20_Paragraph_20_Font"><text:span text:style-name="T1">p</text:span></text:span>rimum<text:line-break/>extra cutem, altero, quum supergreditur amnium; nam</text:p>
      <text:p text:style-name="P3">omnis per hoc transitus venam a jecore ad umbilicum<text:line-break/>contractam comprehendit, in duos ramos divaricatam.<text:line-break/>Tertia alia regio duas has accipit venas in fecundis, non<text:line-break/>amplius duas permanentes. Finditur enim utraque tnul-<text:line-break/>tifariam in complures alias verre fecundis l dispensas.<text:line-break/>Rursus ab illis aliae quaedam, delude ab <text:span text:style-name="Default_20_Paragraph_20_Font"><text:span text:style-name="T11">illis</text:span></text:span> aliae gene-<text:line-break/>rantur, quemadmodum surculi a ramis, usque dum in<text:line-break/>minima vnsa veluti extremas venas stirpis desinant. Pecu-<text:line-break/>ilarius autem erat utique, <text:span text:style-name="Default_20_Paragraph_20_Font"><text:span text:style-name="T1">n</text:span></text:span>eque venam a jecore prose-<text:line-break/>etam caudini in multos discisso ramos assimilare , neque<text:line-break/>extremos fines germinibus, verum has ipsis quidem radi-<text:line-break/>cunr extremis, quae terrae inseruntur, maximam autem<text:line-break/>venam universo radrcationis initio. Apparent enim sures<text:line-break/>venarum, quasi lu utero radicatae, alimentum ex ipso,<text:line-break/>sanguinem videlicet, ad jecur tanquam totius stirpis prin-<text:line-break/>cipium sursum efferre. At si nolis jecur initium statuere,<text:line-break/>cordi quidem neutiquam poteris adhuc principium attri-</text:p>
      <text:p text:style-name="P3">haeresi cogeris autem omnia quae in uterum inseruntur<text:line-break/>extrema initium venarum pronunciare. At si hoc fiat,<text:line-break/>etiam arteriarum originem necesse erit extremas illas,<text:line-break/>quae in vulvam pertinent, corde praetermisso statuere^<text:line-break/>ostende igitur nobis praeterea, nervorum etiam priuci-<text:line-break/>pium ex his ipsis procedere. At neque est aliquis nervus<text:line-break/>ex utero emanans in secundas, neque in secundis appa-<text:line-break/>rens, neque juxta umbilicum vel extrinsecus intro pro-<text:line-break/>cedens, vel ab internis foras excurrens; neque enim erat<text:line-break/>omnino necesse, nervorum principium eius, quod gigni-<text:line-break/>tur, utero esse commissum , quemadmodum arteriarum<text:line-break/>venarumque initium. Hae siquidem materias ex ea, qude<text:line-break/>uterum fert, requirunt, initium vero nervorum non<text:line-break/>requirunt. osten<text:span text:style-name="Default_20_Paragraph_20_Font"><text:span text:style-name="T1">t</text:span></text:span>um est etiam in prioribus jam fiermo-<text:line-break/>nibus, quomodo maxima va<text:span text:style-name="Default_20_Paragraph_20_Font"><text:span text:style-name="T1">te</text:span></text:span> minorum sint principia.<text:line-break/>Proinde et vena ex jecore procedens omnium, quae<text:line-break/>secundas perreptant, initium existit, sicuti et arteria,<text:line-break/>quae ex corde proficiscitur. Etenim haec quoque omni-</text:p>
      <text:p text:style-name="P3">bus, quae in fecundis sunt, propriam facultatem fuppedi-<text:line-break/>tat, non illae huic, quippe ex femine insantibus prove-<text:line-break/>nit initium facultatum eos regentium, non ex utero.<text:line-break/>Porro, si fune interceperis, dut tuiimet digitis umbilici<text:line-break/>arterias compresseris, omnes, quae in fecundis habentur,<text:line-break/>statim pulsu videbis destitutas; cujus co<text:span text:style-name="Default_20_Paragraph_20_Font"><text:span text:style-name="T1">n</text:span></text:span>trarium appare-<text:line-break/>ret, si motus mitium ipsis uterus exhiberet. Uideor<text:line-break/>autem diutius immorari in re manifesta simul et a<text:span text:style-name="Default_20_Paragraph_20_Font"><text:span text:style-name="T1">n</text:span></text:span>ato-<text:line-break/>micis propemodum omnibus confessa; etenim, quomodo<text:line-break/>dividendum sit foeminae in utero gerentis abdomen, et<text:line-break/>quomodo infans nudus reddatur, utero adhuc affixus, non<text:line-break/>nbstium inventum est, fed a multis vetustioribus expofi-<text:line-break/>tnm. Apud hos ipsos lu confesso est etiam, quod con-<text:line-break/>ceptus facultatum, quae ipsum gubernent, in <text:span text:style-name="Default_20_Paragraph_20_Font"><text:span text:style-name="T1">t</text:span></text:span>e ipso habeat<text:line-break/>principia; quare digredi jam convenit ab ea inquisitione,<text:line-break/>utrum .foetus in <text:span text:style-name="Default_20_Paragraph_20_Font"><text:span text:style-name="T1">t</text:span></text:span>e venatum habeat initium, an vulva<text:line-break/>gravidae, inspicere autem, quo ex viscere hae processe-<text:line-break/>ruit. Promptu autem est inventio ex iis, quae ur dissectio-</text:p>
      <text:p text:style-name="P3">nibus apparent; nam in quod omnes fecundarum venae<text:line-break/>terminantur, inde procedunt. Atqui manifesto hoc appa-<text:line-break/>rct omnibus, qui oculos habent; universae in unam<text:line-break/>coeunt venam ex jecore profectam, sicuti et arteriae<text:line-break/>omnes ad magnani spinae arteriam c<text:span text:style-name="Default_20_Paragraph_20_Font"><text:span text:style-name="T1">o</text:span></text:span>ncurrunt; sec hic<text:line-break/>sane, quemadm<text:span text:style-name="Default_20_Paragraph_20_Font"><text:span text:style-name="T1">o</text:span></text:span>dum. extra suctum permeat arteria per<text:line-break/>t<text:span text:style-name="Default_20_Paragraph_20_Font"><text:span text:style-name="T1">o</text:span></text:span>tum amnium ita etiam usque ad spinae arteriam duae<text:line-break/>permanentes pr<text:span text:style-name="Default_20_Paragraph_20_Font"><text:span text:style-name="T1">o</text:span></text:span>cedunt. Venae autem duae per unibili-<text:line-break/>cum excurrentes in unam venam coeunt, quae recta<text:line-break/>ad jecur accedit; duae autem arteriae neque .ad , cor<text:line-break/>ipsum manisesto, neque ad magnam arteriam deferuntur;<text:line-break/>nam utrobique vesicam circumplexae in declive pergunt,<text:line-break/>usque duur arteriis inciderint, quae ad crura foetus. ferunt<text:line-break/>tur. Sed quoniam ex magna lumborum arteria destuxey<text:line-break/>runt, ideo nonnulli anatomicorum ad illam has termi-<text:line-break/>nari dixerunt. Quod si quis exacte confideret, vera non<text:line-break/>dicunt; sin autem quis, ut dictum est, nunc intelligat<text:line-break/>ea, quae recensentur, neque exacte eius, quod apparet,</text:p>
      <text:p text:style-name="P3">narrationem tractant , neque multum adeo aberrant.<text:line-break/>Mirabile igitur misti videtur de viris, qui arterias quidem<text:line-break/>omnes, tum secundas, tum umbilicum perrep tantus ; ex<text:line-break/>corde provenisse dictant, quum neque ex illo procedant,<text:line-break/>neque ex magna per lumbos excurrente, sed ex iis, quae<text:line-break/>ab illa in crura enascuntur. At aequum erat, arbitror,<text:line-break/>jecur principium ponere omnium et umbilicum et secundas<text:line-break/>perreptantimn venarum, sicuti et cor arteriarum statui-<text:line-break/>mus. Quae enim vasa ex iis, quae ab alio nata sunt, prod-<text:line-break/>ierunt, idem cum illis initium obtinenti Multo magis<text:line-break/>ergo jecur ve<text:span text:style-name="Default_20_Paragraph_20_Font"><text:span text:style-name="T1">n</text:span></text:span>arum initium poni debet, quam cor arte-<text:line-break/>viarum, qua<text:span text:style-name="Default_20_Paragraph_20_Font"><text:span text:style-name="T1">n</text:span></text:span>tum ad ea pertinet, quae ex dissectione<text:line-break/>apparent, quippe quoniam evidentiora ei insunt principii<text:line-break/>indicis. Sed nec illud quoque te lateat, quod omnino<text:line-break/>pulsarent venae , si ex icorde ducerent originem.</text:p>
      <text:h text:style-name="Heading_20_2" text:outline-level="2"><text:span text:style-name="Default_20_Paragraph_20_Font"><text:span text:style-name="T1">e</text:span></text:span> Cap. VII.</text:h>
      <text:p text:style-name="P29"><text:s/>Disputatio autem non amplius mihi cum<text:line-break/>Erasistrato aut Erasistrateis est, sed adversus eos, qui<text:line-break/>putant, non quia spiritu arteriae implentur, ideo elevari-</text:p>
      <text:p text:style-name="P3">ipsas et spulsare, sed quia elevantur pulsantque; ideo<text:line-break/>repleri. Commune igitur hoc placitum multorum et lusi-<text:line-break/>gnium vi<text:span text:style-name="Default_20_Paragraph_20_Font"><text:span text:style-name="T1">r</text:span></text:span>o<text:span text:style-name="Default_20_Paragraph_20_Font"><text:span text:style-name="T1">r</text:span></text:span>um est, sicuti etiam quod facultatem ex corde<text:line-break/>tunicae arteriarum dilatandi et contrahendi suscipiunt.<text:line-break/>In quo haud novi qua ratione deferverint ab eis Praxa-<text:line-break/>goras et Philotimus, quum in aliis consentiant; arbitran-<text:line-break/>tur tamen, arterias pla<text:span text:style-name="Default_20_Paragraph_20_Font"><text:span text:style-name="T1">n</text:span></text:span>e ex fe ipsis pulsa<text:span text:style-name="Default_20_Paragraph_20_Font"><text:span text:style-name="T1">r</text:span></text:span>e; proindeque,<text:line-break/>si quis carnem ex animali exci<text:span text:style-name="Default_20_Paragraph_20_Font"><text:span text:style-name="T1">t</text:span></text:span>am palpitantem in terram<text:line-break/>deliniat, evidenter arteriarum motum viderit. Nollem<text:line-break/>pro<text:span text:style-name="Default_20_Paragraph_20_Font"><text:span text:style-name="T1">t</text:span></text:span>ecto eatenus aberrare tales viros ab eo, quod apparet,<text:line-break/>ut non possint palpitationem a pulsu distinguere. Hoc<text:line-break/>quidem, si quid iudico, eos viros novisse oportebat, non<text:line-break/>ignorasse autem et illud, quod, fi solam excideris arteriam,<text:line-break/>non movetur, quemadmodum neque si vinculo i<text:span text:style-name="Default_20_Paragraph_20_Font"><text:span text:style-name="T1">n</text:span></text:span>terce-<text:line-break/>peris, adhuc cordi connexam. Atqui mirabile, quum<text:line-break/>quidem extra animal est, non solum cordis, sed aliarum<text:line-break/>omnium partium ablato consortio, citra impedimentum</text:p>
      <text:p text:style-name="P3">ipsam pulsare; quando autem commisse est omnibus, pulsu<text:line-break/>destitui, fune interceptam. Sed neque extrinsecus, admi-<text:line-break/>rande Praxagora , semper palpitat ex corde excisa.<text:line-break/>Verum quid in hoc ipsum coarguere contendam? Satis<text:line-break/>enim est ostendisse solas arterias et motu et pulsu omnino<text:line-break/>destitutus, quum ex animante fuerint exemptae; a corde<text:line-break/>igitur ipsis motus est, atque id recte etiam dixit Erasistra-<text:line-break/>tus, non recte autem motus generationem exposuit.<text:line-break/>Etenim singulae arteriae non quasi uter, qui inflaturj, a<text:line-break/>corde spiritum exprime<text:span text:style-name="Default_20_Paragraph_20_Font"><text:span text:style-name="T1">n</text:span></text:span>te replentur, verum quod e<text:span text:style-name="Default_20_Paragraph_20_Font"><text:span text:style-name="T1">i<text:line-break/></text:span></text:span>commissae sint, et ex illo processerint, ejusdem cum<text:line-break/>toto vifcere facultatis evaserunt compotes. Quod autem<text:line-break/>totum cordis corpus pulsat dilatatum contractumque ex<text:line-break/>fe ipfo, fere jam hoc etiam ex dissectionibus cognostis,<text:line-break/>tunc ubi dextrum ipsius partem explicueris. Caeterum<text:line-break/>cor nudatur thorace non dissecto, modo cartilago xipho-<text:line-break/>eides fuerit excisa, pr<text:span text:style-name="Default_20_Paragraph_20_Font"><text:span text:style-name="T1">o</text:span></text:span>pe quam suspensum est cordis -<text:line-break/>involucrum pericardiurn. Porro tertia haec thoracis capa-</text:p>
      <text:p text:style-name="P3">citas est in medio pectore; a reliquis duabus diser<text:span text:style-name="Default_20_Paragraph_20_Font"><text:span text:style-name="T1">t</text:span></text:span>a.<text:line-break/>Si igitur et hoc feceris et rectum, ut dictum est, dex-<text:line-break/>irum thoracem <text:span text:style-name="Default_20_Paragraph_20_Font"><text:span text:style-name="T1">t</text:span></text:span>acueris, dextri cordis sinus pulsum exi-<text:line-break/>dentur contuebere. Non latebit te etiam vas ei infertum,<text:line-break/>quod est propago cavae venae, quemadmodum et arteria<text:line-break/>pulsans. An vero facultatem ex corde recipiat, adeo ut<text:line-break/>eo usque ebulliat, influentem, an eo, quod fanguis in<text:line-break/>contrariam partem in dextra auricula feratur, sive alio<text:line-break/>quodam modo motum hunc cava vena fufcspiat, fuper-<text:line-break/>fluunt est in prae<text:span text:style-name="Default_20_Paragraph_20_Font"><text:span text:style-name="T1">t</text:span></text:span>entis considerare. Abunde enim ad<text:line-break/>institutum est, quod neutiquam sic ipsis pulsat, quemad-<text:line-break/>modum magna arteria simul cum aliis universis corpus<text:line-break/>percurrentibus. Quod igitur neque primae venarum cene-<text:line-break/>rationis, neque gubernationis post haec initium cor sit;<text:line-break/>manifesto ostensum esu</text:p>
      <text:h text:style-name="Heading_20_2" text:outline-level="2">Cap. VIII.</text:h>
      <text:p text:style-name="P29"><text:s/>Reliquum est, id, quod nonnulli opinati<text:line-break/>fiunt, absurdum <text:span text:style-name="Default_20_Paragraph_20_Font"><text:span text:style-name="T1">t</text:span></text:span>ane . admodum , verumtamen nonnullis<text:line-break/>nobilium medicorum gratum, interpretari prius, .deinde</text:p>
      <text:p text:style-name="P3">ostendere; in quur aberrarunt. Ajunt.- enim, sicut viae<text:line-break/>quoddam initium dicitur, ita posse quoddam et venarum<text:line-break/>esse principium,. quod tamen <text:span text:style-name="Default_20_Paragraph_20_Font"><text:span text:style-name="T1">n</text:span></text:span>ihil prohibet quin .et<text:line-break/>finem ipsum quis nominet, quippe quod in ratione ad.<text:line-break/>aliquid ejusmodi principium Athenas esse dicimus; sed<text:line-break/>hoc pactu non cor solum, sed quaelibet alia pars initium<text:line-break/>simul et finis dici potest vasorum in ipsam decurrentium.<text:line-break/>Sic igitur et cor cavae venae nihilo magis mitium quam<text:line-break/>finis putaretur ; venae autem ad portas sitae nequaquam .<text:line-break/>initium aut finis diceretur, dum neque illa ipsa vena <text:span text:style-name="Default_20_Paragraph_20_Font"><text:span text:style-name="T1">M</text:span></text:span>n<text:line-break/>cor desinit,^ neque earum quae ab ea propagantur ulla,<text:line-break/>quare neque earum quae in universo sunt corpore vena-<text:line-break/>rum. Quapropter errant, qui viarum mentionem faciunt,<text:line-break/>quarum convenientem notitiam non habent: inutilis^<text:line-break/>hujusmodi quaestio est iis, qui utilem ipsam esse ponunt.<text:line-break/>Jecur etenim principium simul et finis universarum vena-<text:line-break/>runr erit; .aliud autem, nullum, neque viscus, neque<text:line-break/>para, quoniam totius corporis venae nulli alteri. parti ne</text:p>
      <text:p text:style-name="P2">continuae quidem .existunt. Rursus igitur ex superioribus<text:line-break/>sermonem ad caput repetamus. Si primae generationis<text:line-break/>exordium venarum requiris, jecur est; fi materiae dispen-<text:line-break/>lationis, qua universum corpus nutritur, et facultatis, ne<text:line-break/>sic quidem aliud viscus reperias, quod aptius initium<text:line-break/>cenfieatur, duo etiam et naturalia praetergressus initia,<text:line-break/>si tanquam disciplinae initium, vel tanquam viae, vel<text:line-break/>quocunque alio modo considerare voles, omnem principii<text:line-break/>notionem recipere jecur est idoneum. Si enim vere et<text:line-break/>. natura venarum est principium, nihil mirum omni modo<text:line-break/>principium ipsarum inveniri. Au igitur jam sermonem<text:line-break/>hic finiemus, an apponemus ei caput unum ex iis, quae<text:line-break/>superius distuleramus, quum diceremus, nullum iit natu-<text:line-break/>ratium facultatum speculationibus exercitatum aliud<text:line-break/>generationis sanguinis viscus caulam magis quanr jecur<text:line-break/>pronunciare. Satius forsan est, ut omnia dicta fint, hoc<text:line-break/>adjicere, licet quam maxime res proposita ab initio abso-<text:line-break/>lute sit demonstrata-, nempe id, quod nutrit, alterari in</text:p>
      <text:p text:style-name="P3">ejus substantiam transiens, quod nutritur; id quod nos<text:line-break/>alibi, et prope praestantissimi tum medici tum pltilos<text:span text:style-name="Default_20_Paragraph_20_Font"><text:span text:style-name="T1">o-<text:line-break/></text:span></text:span>phi demonstrarunt. Porro quod, si humor, qui. ex ven-.<text:line-break/>triculo lu jecur distribuitur, fanguis fieri apparet,. neces-<text:line-break/>farrum fit mutationem ipsam a propria jecoris substantia<text:line-break/>effici, id non ita omnes consentiunt, verum opluantur<text:line-break/>nonnulli, ip<text:span text:style-name="Default_20_Paragraph_20_Font"><text:span text:style-name="T1">t</text:span></text:span>as venarum tunicas sauguluem efficere, licet,<text:line-break/>si spias inanieris, nihil a membranula nerveave subitus-<text:line-break/><text:span text:style-name="Default_20_Paragraph_20_Font"><text:span text:style-name="T12">tia </text:span></text:span>differre videas. Quemadmodum igitur, si quis a nervis,<text:line-break/>aut membranis, aut ossibus, aut cartilaginibus, aut pin-<text:line-break/>guedine, aut summatim ab . exangui corpore sanguinem<text:line-break/>gigni. diceret, pr<text:span text:style-name="Default_20_Paragraph_20_Font"><text:span text:style-name="T1">o</text:span></text:span>mte eum damnaremus, eodem, opluor,<text:line-break/>modo , si etiam ad venarum tunicas ex <text:span text:style-name="Default_20_Paragraph_20_Font"><text:span text:style-name="T1">t</text:span></text:span>ua ipsarum natura<text:line-break/>sanguinis generatlonem referas. Non enim rubrum illum<text:line-break/>humorem, fed album et viscosum reddere idoneae sunt,<text:line-break/>unde et generatio ipsis esit, et incrementum, et nutritio.<text:line-break/>Demonstratum vero est de his priore de semine libro; et<text:line-break/>Iane, si id, quod mutatur, in similem speciem ei, quod</text:p>
      <text:p text:style-name="P3">mutat, pervenit, iecoris ipsius carne nihil ad sanguinis<text:line-break/>generationem accommodatius reperias. Si enim fanguis<text:line-break/>inerit incrassatus, exacta jecoris caro efficietur. At natu-<text:line-break/>ratium plurimi interpretes multa quum <text:span text:style-name="Default_20_Paragraph_20_Font"><text:span text:style-name="T1">i</text:span></text:span>gnorent, tum<text:line-break/>alia nonnulla, tum ea, quae de naturalibus facultatibus<text:line-break/>opere demonstravimus, negotium nobis facessunt. Nam<text:line-break/>ventriculus cibis circumdatur, peculiarem sibi humorem<text:line-break/>ex ipsis eliciens, donec fruitus et omnino repletus<text:line-break/>superfluum totum ad jejunum lutestinum propellat. Inde<text:line-break/>malus jecur ad fe trahit ipfum, in Ventriculo priori<text:line-break/>tempore elaboratum, non per Iovem ventre jecoris causa.<text:line-break/>ipfum alterante, fed fieri nequit, ut, quum duo corpora<text:line-break/>in idem mutuo coeunt, non in fe agant patianturque;<text:line-break/>nam et hoc a nobis in illo commentario ostensum est, et<text:line-break/>quomodo fortius vincit et alterum immutat. Sicut igitur<text:line-break/>ventris reliquum jecori fit idoneum, ita hujus rursus<text:line-break/>ipsius superfluum iis quae post jecur habentur. omnibus :</text:p>
      <text:p text:style-name="P3">quum neque jecur ipfum illorum causa alimentum alte-<text:line-break/>ret, fed quo dixi modo, quum mutaret alteraretque,<text:line-break/>id accommodatius interea redditur partibus post jecur<text:line-break/>sitis ; siquidem , uti ipsum per venas ex ventriculo et<text:line-break/>intestinis alimentum attraxit, ita, quae post illud co<text:span text:style-name="Default_20_Paragraph_20_Font"><text:span text:style-name="T1">n</text:span></text:span>sti-<text:line-break/>tuta funt, per alias ast se venas alliciu<text:span text:style-name="Default_20_Paragraph_20_Font"><text:span text:style-name="T1">n</text:span></text:span>t, deinde rursus<text:line-break/>alia: atque hoc fieri solet, usque dum in omnem animan-<text:line-break/>tis partem alimentum pervenerit; ac praeparat u<text:span text:style-name="Default_20_Paragraph_20_Font"><text:span text:style-name="T1">n</text:span></text:span>um-<text:line-break/>quodque semper ac praecoquit ei, quod sequitur, secum-<text:line-break/>dum distributionis continuitatem. Sic igitur et jecur<text:line-break/>fuccum ex ventriculo distributum sibi ipsi, hoc est carni<text:line-break/>et ipsius substantiae (quod a nonnullis medicis parencbyma<text:line-break/>dicitur), assimilat. Singulae enim instiumentariae anunan-<text:line-break/>tis partes quum ex aliis - simplicioribus constent partibus,<text:line-break/>omni<text:span text:style-name="Default_20_Paragraph_20_Font"><text:span text:style-name="T1">n</text:span></text:span>o peculiari quadam ejusmodi substantia constant,<text:line-break/>quali non aliud tutius animantis corpus. Sane ventriculi<text:line-break/>corpus proprium, quale non aliud omnium. existit. Similiter</text:p>
      <text:p text:style-name="P3">et lienis, cerebri, renum, linguae, oculorum, vesicae et<text:line-break/>uteri; arteriae vero, nervi et venae instrumentis infe-<text:line-break/>runtur communis usus gratia; ita vero nonnullis ipsorum<text:line-break/>membranae et ligamenta. Proprium autem cujusque cor-<text:line-break/>poris fine his existit; quare etiam actionem eximie<text:line-break/>aspersum ab aliis possident. Siquidem ex communi necesse<text:line-break/>est scilicet actionem communem quoque esse; non enim<text:line-break/>potest ex corporis loco venae, aut arteriae, aut nervi<text:line-break/>actio immutari; verum sive in calce, five in cerebro<text:line-break/>arteriam consideraveris, statim ipfius communem omnium<text:line-break/>arteriarum functionem fimul perpendes; simili ratione<text:line-break/>nervi, venae, ossis, cartilaginis, membranae, ligamenti<text:line-break/>et pinguedinis. At fecundum propriam uniuscujusque<text:line-break/>substantiae speciem propriam necesse functionem esse.<text:line-break/>Quale enim pulmonis corpus substantia est, non reperies<text:line-break/>aliud; neque, quale cerebri, ullum ejusmodi aliud;<text:line-break/>quemadmodum neque, quale cordis corpus substantia exi-</text:p>
      <text:p text:style-name="P3">stit, nullum exacte aliud tale reperias. Item renes et<text:line-break/>lien,. utrumque ipsum, quale non aliud. Atque ideo<text:line-break/>actio cujusque propria est propter substantiae proprieta-<text:line-break/>tem. Jam caro in his multam proprietatem praeter alias<text:line-break/>carnes obtinet. In oculo autem quid etiam dicendum est<text:line-break/>qu<text:span text:style-name="Default_20_Paragraph_20_Font"><text:span text:style-name="T1">o</text:span></text:span>d peculiare corpus eximiumque crystallinus humor<text:line-break/>sit, nulli aliorum vel propemodum simile, quoniam al<text:line-break/>actionis ipsius proprium .nulli respondet? Nihil itaque<text:line-break/>mirum est jecoris proprium corpus secundum ipsius natu-<text:line-break/>ram actionem acquisivisse, ut quod maxime rubrum fit<text:line-break/>veluti sanguis, et solum eo, quod coagulatum sit, ab eo<text:line-break/>differens ; grunri fiquidem coagulatio ab ambiente fit,<text:line-break/>extinguente eo quidem ipfius calorem, denigrante autem<text:line-break/>propter refrigerationenu At non ita etiam in hepate .<text:line-break/>accidit , sed ab insito calore, qui exornet id eo magis,<text:line-break/>quam corrumpat. Atteratur enim utroque modo fanguis,<text:line-break/>et si grumus evaserit, et si jecoris caro. Verum in<text:line-break/>grumum alteratio via ad corruptionem est, in jecoris</text:p>
      <text:p text:style-name="P3">autem substantiam actio naturae; neque est quicquam<text:line-break/>sanguini similius invenire, quam jecoris speciem. Dictum<text:line-break/>Iane non recte est ab iis, qui asseverant, sanguinem tepi-<text:line-break/>dum in aquam destillatum primae et recens compactae<text:line-break/>carni similem effici. Sed multo magis nativi caloris<text:line-break/>commoderatio exactum ornamentum ei circumdati Si<text:line-break/>igitur singulae partes ex succo simillimo -sibi substantia<text:line-break/>nutriuntur, atque hunc praeparare sibi natura possunt, et<text:line-break/>alterare et mutare, sanguinis generatio opus jecoris ipsius<text:line-break/>camis existit. Haec autem est, ut ostendi, corpus ipsius<text:line-break/>peculiare; quocirca ab aliis segregatum aliquod vilius <text:span text:style-name="Default_20_Paragraph_20_Font"><text:span text:style-name="T1">tui<text:line-break/></text:span></text:span>generis esu Itaque compos est etiam cor hujusmodi colo-<text:line-break/>ris, <text:span text:style-name="Default_20_Paragraph_20_Font"><text:span text:style-name="T1">t</text:span></text:span>ed non quantum jecm;: quippe hoc vifcus corde<text:line-break/>humidius est, eoque rubrum magis et mollius, cor autem<text:line-break/>sicuius calidiusque jecore existit Ita enim futurum est<text:line-break/>simul durius, ct duplici motu arteriis similiter agitabitur,<text:line-break/>ut ex hujusmodi motu natini caloris symmetria conserve-</text:p>
      <text:p text:style-name="P3">tur, ut in opere de pulsuum usu ostendimus. At duri-<text:line-break/>ties ipsius ne facile afficiatur efficit motibus et conti-<text:line-break/>unis et valentissimis nonnunquam a natura praeparatis;<text:line-break/>unde neque proprius ipsius fanguis salis est, qualis jecoris,<text:line-break/>sed quanto calidius viscus vifcere est, tanto flavior ille;.<text:line-break/>quod proprium sanguinis siccioris existit, ficuti et humi-<text:line-break/>dioris rubrum. Porro dictum est et a Platone in<text:line-break/>Timaeo de colorum horum generatione. Seorfim et nos<text:line-break/>exponemus rursus demonstiabimusque, omnia vere esse<text:line-break/>dicta, scribentes de ipsis particulatim in alio commentario.<text:line-break/>Sed nunc , quod nobis erat institutum , finiemus. Sau-<text:line-break/>guiuis humidi temperame<text:span text:style-name="Default_20_Paragraph_20_Font"><text:span text:style-name="T1">n</text:span></text:span>to, rubri autem colore pri-<text:line-break/>ma siane in jecore est generatio; rivi autem venae id<text:line-break/>toti corpori traducunt distribu<text:span text:style-name="Default_20_Paragraph_20_Font"><text:span text:style-name="T1">o</text:span></text:span> ntque. At sanguinis stari,<text:line-break/>tenuis , subtilis, spirituali prima Iane lu sinistro cordis<text:line-break/>sinu est origo, verum talem arteriae dispensant in<text:line-break/>totumque corpus deducunt; id. quod uberius ru comme<text:span text:style-name="Default_20_Paragraph_20_Font"><text:span text:style-name="T1">a-</text:span></text:span></text:p>
      <text:p text:style-name="P3">tardis de naturalibus facultatibus ostensum esu Quare<text:line-break/>simul, quod in superioribus sermonibus de cordis sanguine<text:line-break/>iterum dicere distuleram, in praefanti a ^exposui, simulque,<text:line-break/>quod erraverint, qui cor venarum principium esse pro-<text:line-break/>nunciarunt, indicatum esu Si enim sanguinis cujusdam;<text:line-break/>statim nimirum et venarum censuerunt, tanquam non<text:line-break/>etiam arteriae sanguinem subtilissimum calidissimumque<text:line-break/>haberent. Vt igitur arteriarum, sic et spiritu<text:span text:style-name="Default_20_Paragraph_20_Font"><text:span text:style-name="T1">a</text:span></text:span>li servidi-<text:line-break/>que sanguinis initium et fons animantibus cor inest; et<text:line-break/>ideo irascibilis anima ibidem habitare ostenditur. Hac<text:line-break/>ratione itaque et Plato cor sanguinis, qui per omnia<text:line-break/>membra vehementer rapitur, fontem appellabat. Non<text:line-break/>idem enim est, aut fontem sanguinis simpliciter dicere,<text:line-break/>aut apponere, qui valide ci<text:span text:style-name="Default_20_Paragraph_20_Font"><text:span text:style-name="T1">r</text:span></text:span>cumfertur. Nam ex jecore<text:line-break/>proficiscens fanguis non valide circumfertur, quoniam<text:line-break/>neque spirituosirs est, neque omnino venae eum conti-<text:line-break/>nentes pulsam. At qui ex sutistro cordis si<text:span text:style-name="Default_20_Paragraph_20_Font"><text:span text:style-name="T1">n</text:span></text:span>u provenit,</text:p>
      <text:p text:style-name="P3">calidior hoc et spirituofus admodum est, ut cujus vnsa<text:line-break/>pulsent. Vocatur autum a vetustissimis medicis philcso-<text:line-break/>phisque hoc vasorum genus alteri similiter vena, ab aliis<text:line-break/>vero arteria id, quod pulsat, quod pulsus expers est,<text:line-break/>vena. Porro quod veteres sic nominabant, multi jam,<text:line-break/>qui ante me fuerunt, ostendere, nec non ego alio in loco<text:line-break/>indicari. Nunc tantillum, quantum ad praesentia con-<text:line-break/>ducit, meminero. Arteriae, quae cubitum et praesertim<text:line-break/>sinistrum excurrit, quum motus ex generatione est cita-<text:line-break/>tus simul et magnus validusque, robustam in corde facul-<text:line-break/>tatem irascibilem innuit, calorem vero in eo vigentem et<text:line-break/>fervidum; quem nominare furiosum iracundumque con-<text:line-break/>fuetudo esu Itaque Hippocrates appellans venam arte-<text:line-break/>riam hanc , ita scribit in secundo Epidemiorum libro <text:span text:style-name="Default_20_Paragraph_20_Font"><text:span text:style-name="T1">t<text:line-break/>C</text:span></text:span>u<text:span text:style-name="Default_20_Paragraph_20_Font"><text:span text:style-name="T1">i vena in cubito puiset, ie furiosus et iracundus<text:line-break/>erit; cui autem lente, t</text:span></text:span>o<text:span text:style-name="Default_20_Paragraph_20_Font"><text:span text:style-name="T1">rpidu</text:span></text:span>s. Quod et pulsare ver-<text:line-break/>bum et ab eo deductum nomen pulsus lu vehementi<text:line-break/>adeo arteriarum motu, ut, priusquam manus admoveatur,</text:p>
      <text:p text:style-name="P3">sit homini se<text:span text:style-name="Default_20_Paragraph_20_Font"><text:span text:style-name="T1">n</text:span></text:span>sibilis, a veteribus dicebalur, etiam per<text:line-break/>alios demonstratum est, ac nunc quoque maxime apparet<text:line-break/><text:span text:style-name="Default_20_Paragraph_20_Font"><text:span text:style-name="T12">ex </text:span></text:span>oppositione, quae factu est ad verbum quiete moveri, et<text:line-break/>nomen torpidum, nimirum contrarium furioso, vel etiam-<text:line-break/>iracundo, quod videlicet iracundum non esu Quare<text:line-break/>obiter et praeter. institutum in expositione nominis venae<text:line-break/>non exiguum quidpiam a nobis consectum est, qui ostcn-<text:line-break/>stetimus, IIippocratem ante Platonem irascibilis facultatis<text:line-break/>initium in corde statuisse. Sed hujus quoque paulo post<text:line-break/>meminero. Ad Platonis verba revertor , quibus arterias<text:line-break/>nominans venas dicit, cor autem et venarum et sanxi-<text:line-break/>nis, qui per omnia membra valide defertur, fontem.<text:line-break/>Quandoquidem enim pulsans vas no<text:span text:style-name="Default_20_Paragraph_20_Font"><text:span text:style-name="T1">n</text:span></text:span>dum, quemadmo-<text:line-break/>dum nunc, arteriae nomen sortitum erat, solae autem<text:line-break/>pulmonis, quae a recentioribus asperae nominatae sunt,<text:line-break/>ita nuncupabuntur, bona ratione Plato ad distinctionem,<text:line-break/>qualiumnam principium cor esse vellet, adjecit etiam</text:p>
      <text:p text:style-name="P3">fontem sanguinis, qui rapide per omnia membra uircum-<text:line-break/>fertur. Ad quid autem hic in animali sanguis conducat,<text:line-break/>postea dicetur. Qui vero ex jecore provenit, in alimen-<text:line-break/>tum omnibus corporis partibus praeparatus est; unde,<text:line-break/>puto , etiam Plato de illo disserens inquit : <text:span text:style-name="Default_20_Paragraph_20_Font"><text:span text:style-name="T1">Ubi quoddam<text:line-break/>quasi praesepe ad t</text:span></text:span>o<text:span text:style-name="Default_20_Paragraph_20_Font"><text:span text:style-name="T1">tiu</text:span></text:span>s <text:span text:style-name="Default_20_Paragraph_20_Font"><text:span text:style-name="T1">corp</text:span></text:span>o<text:span text:style-name="Default_20_Paragraph_20_Font"><text:span text:style-name="T1">ri</text:span></text:span>s <text:span text:style-name="Default_20_Paragraph_20_Font"><text:span text:style-name="T1">alim</text:span></text:span>o<text:span text:style-name="Default_20_Paragraph_20_Font"><text:span text:style-name="T1">niam fabricati.<text:line-break/>lat</text:span></text:span>u ex eo, quod dicit, hanc sane in jecore animae spe-<text:line-break/>cient, quae esculenta poculeutaque concupiscit, existere,<text:line-break/>nec de corde quicquam ejusmodi adhuc apponat, innuit,<text:line-break/>ex ventriculo in jecur reserri velle alimentum, illinc ad<text:line-break/>cor ire quandam ejus portionem ad sanguinis in eo<text:line-break/>generationem. Verum quod non ex ventris regionibus<text:line-break/>alimentum in cor statim, sied in jecur prius distribuitur,<text:line-break/>quum abunde in libris de naturalibus facultatibus de-<text:line-break/>monstratum sit, nihil praeterea opus habeo impraescntia-<text:line-break/>rum repetere , satius autem est sermoni tantillum adlice<text:span text:style-name="Default_20_Paragraph_20_Font"><text:span text:style-name="T1">r</text:span></text:span>e.<text:line-break/>Calidum Iane affatim necessario esse viscus rrnscibile , non</text:p>
      <text:p text:style-name="P3">autem necessario calidum vehementer appetens ; sied lu<text:line-break/>stirpibus quidem permultum irascibili insertus, in anima-<text:line-break/>libus non tunsum quidem, sed tamen non parum; neque<text:line-break/>etiam adeo calidum efficeret humorem, nisi id simul<text:line-break/>ejusmodi fuerit, neque pulsus expertes haberet venas, si<text:line-break/>ferventis esset caloris initium. Haec utique et Hippocra-<text:line-break/>tes indicans conscripsit: <text:span text:style-name="Default_20_Paragraph_20_Font"><text:span text:style-name="T1">Vonarum jecur radicatio, arte-<text:line-break/></text:span></text:span><text:span text:style-name="Default_20_Paragraph_20_Font"><text:span text:style-name="T12">v</text:span></text:span><text:span text:style-name="Default_20_Paragraph_20_Font"><text:span text:style-name="T1">iarum cor; ex hi</text:span></text:span>s <text:span text:style-name="Default_20_Paragraph_20_Font"><text:span text:style-name="T1">diseergitur in omnia sangui</text:span></text:span>s, <text:span text:style-name="Default_20_Paragraph_20_Font"><text:span text:style-name="T1">scir</text:span></text:span>i-<text:line-break/><text:span text:style-name="Default_20_Paragraph_20_Font"><text:span text:style-name="T1">tu</text:span></text:span>s, <text:span text:style-name="Default_20_Paragraph_20_Font"><text:span text:style-name="T1">cal</text:span></text:span>o<text:span text:style-name="Default_20_Paragraph_20_Font"><text:span text:style-name="T1">r per haec tra</text:span></text:span>i<text:span text:style-name="Default_20_Paragraph_20_Font"><text:span text:style-name="T1">isit;</text:span></text:span> sanguinem fano ex jecore<text:line-break/>proficisci dicens, spiritum ex corde, calorem ex ntris-<text:line-break/>qne; unde nihil differt venarum principium dicas jecur,<text:line-break/>aut sanguinis, aut appetentis animae; sini familiarius<text:line-break/>medico de corporeis instrumentis, philosopho de animae<text:line-break/>facultatibus disciplinam institue<text:span text:style-name="Default_20_Paragraph_20_Font"><text:span text:style-name="T1">r</text:span></text:span>e. Alterum autem alte-<text:line-break/>rius demonstrati comes esu Itaque videntur in hunc<text:line-break/>modum de ipsis Hippocrates et Plato scripsisse, ille de<text:line-break/>corporis insti.umentis longiore sermone facto, lue vero<text:line-break/>de animae facultatibus. Quapropter Hippocrates inquit:</text:p>
      <text:p text:style-name="P3"><text:span text:style-name="Default_20_Paragraph_20_Font"><text:span text:style-name="T1">Radicatio venarum jecur est</text:span></text:span>, dissecti<text:span text:style-name="Default_20_Paragraph_20_Font"><text:span text:style-name="T1">o</text:span></text:span>nemque venarum hanc<text:line-break/>describit. <text:span text:style-name="Default_20_Paragraph_20_Font"><text:span text:style-name="T1">Jecoraria in lumbi</text:span></text:span>s <text:span text:style-name="Default_20_Paragraph_20_Font"><text:span text:style-name="T1">u</text:span></text:span>s<text:span text:style-name="Default_20_Paragraph_20_Font"><text:span text:style-name="T1">que ad maiorem vertebram<text:line-break/>ab infer</text:span></text:span>io<text:span text:style-name="Default_20_Paragraph_20_Font"><text:span text:style-name="T1">ri parte etiam vertebris communicatur, inde subii.<text:line-break/>mi</text:span></text:span>s <text:span text:style-name="Default_20_Paragraph_20_Font"><text:span text:style-name="T1">per jecur et septu</text:span></text:span>m <text:span text:style-name="Default_20_Paragraph_20_Font"><text:span text:style-name="T1">tran</text:span></text:span>s<text:span text:style-name="Default_20_Paragraph_20_Font"><text:span text:style-name="T1">versum ad cor, atque recta ad<text:line-break/>clavicula</text:span></text:span>s <text:span text:style-name="Default_20_Paragraph_20_Font"><text:span text:style-name="T1">pergit; inde aliae in cervicem; aliae ad sc</text:span></text:span>a<text:span text:style-name="Default_20_Paragraph_20_Font"><text:span text:style-name="T1">pula</text:span></text:span>s ;<text:line-break/><text:span text:style-name="Default_20_Paragraph_20_Font"><text:span text:style-name="T1">aliae restexae inferius circ</text:span></text:span>a <text:span text:style-name="Default_20_Paragraph_20_Font"><text:span text:style-name="T1">notham vertebram et costam<text:line-break/>declinant; ex sinisiris una prope claviculas; ex dextris<text:line-break/>ad aliquam l</text:span></text:span>i<text:span text:style-name="Default_20_Paragraph_20_Font"><text:span text:style-name="T1">nias regione</text:span></text:span>m. <text:span text:style-name="Default_20_Paragraph_20_Font"><text:span text:style-name="T1">Alia paulo insertus desicxa,<text:line-break/>unde illa desiit, annectitur c</text:span></text:span>o<text:span text:style-name="Default_20_Paragraph_20_Font"><text:span text:style-name="T1">stis; ubi</text:span></text:span> mi<text:span text:style-name="Default_20_Paragraph_20_Font"><text:span text:style-name="T1">tem, quae .ad.<text:line-break/>ipsum cor pertinet, occurrerit, in sinisira</text:span></text:span>m <text:span text:style-name="Default_20_Paragraph_20_Font"><text:span text:style-name="T1">deste</text:span></text:span>r<text:span text:style-name="Default_20_Paragraph_20_Font"><text:span text:style-name="T1">tit;- ubi<text:line-break/>destexerit, inferius ad vertebra</text:span></text:span>s <text:span text:style-name="Default_20_Paragraph_20_Font"><text:span text:style-name="T1">descend</text:span></text:span>i<text:span text:style-name="Default_20_Paragraph_20_Font"><text:span text:style-name="T1">t, unde inceperat<text:line-break/>attolli , costis reliqua</text:span></text:span>m <text:span text:style-name="Default_20_Paragraph_20_Font"><text:span text:style-name="T1">omnibu</text:span></text:span>s <text:span text:style-name="Default_20_Paragraph_20_Font"><text:span text:style-name="T1">impertiens; inde pr</text:span></text:span>o<text:span text:style-name="Default_20_Paragraph_20_Font"><text:span text:style-name="T1">pa-<text:line-break/>gines singulis, una quum sit, </text:span></text:span>e<text:span text:style-name="Default_20_Paragraph_20_Font"><text:span text:style-name="T1">xhibens. A corde quidem<text:line-break/>in l</text:span></text:span>o<text:span text:style-name="Default_20_Paragraph_20_Font"><text:span text:style-name="T1">cum aliquem pergit, in sinisiris magis inhaerens,<text:line-break/>deinde subter arteriam, d</text:span></text:span>o<text:span text:style-name="Default_20_Paragraph_20_Font"><text:span text:style-name="T1">nec insumpta fuerit, eatque .<text:line-break/>unde jecoraria elevata est; priu</text:span></text:span>s<text:span text:style-name="Default_20_Paragraph_20_Font"><text:span text:style-name="T1">quam illuc veniat, juxta</text:span></text:span></text:p>
      <text:p text:style-name="P3"><text:span text:style-name="Default_20_Paragraph_20_Font"><text:span text:style-name="T1">extremas duas costas scinditur atque altera soboles hinc,<text:line-break/>altera illinc ad vertebras tendens insumitur. Quae<text:line-break/>autem recta a corde ad claviculas tendit, supra arte-<text:line-break/>riam habetur, et ab hac, sicuti quae iuxta lumbos est,<text:line-break/>fubter cor exp</text:span></text:span>o<text:span text:style-name="Default_20_Paragraph_20_Font"><text:span text:style-name="T1">rrigitur, hinc in secur emergit, partim<text:line-break/>ad portas et lobum , partim in aliam ejus partem , a<text:line-break/>paulo inferiore phrenum parte. Phrenes autem secari<text:line-break/>cohaerent, quas haud fa</text:span></text:span>c<text:span text:style-name="Default_20_Paragraph_20_Font"><text:span text:style-name="T1">ile est separare. Duae a cldvi-<text:line-break/>culis, haec illinc, illa hinc sub pectus ad pectinem per-<text:line-break/>tingit, quo vero inde pergat, nondum novi. Phrenes<text:line-break/>ad vertebram, quae fubter</text:span></text:span> c<text:span text:style-name="Default_20_Paragraph_20_Font"><text:span text:style-name="T1">ostas est, habentur, vel qua<text:line-break/>renes ex arteria prodeunt, esthac comprehenduntur. Arte..<text:line-break/>riae autem ex his procedunt, hinc et illinc robur assu-<text:line-break/>mentes. Ha</text:span></text:span>c <text:span text:style-name="Default_20_Paragraph_20_Font"><text:span text:style-name="T1">autem recurrens a corde jocoraria definit,<text:line-break/>verum a jocoraria per</text:span></text:span> I<text:span text:style-name="Default_20_Paragraph_20_Font"><text:span text:style-name="T1">psas phrenes grandes duae</text:span></text:span> l<text:span text:style-name="Default_20_Paragraph_20_Font"><text:span text:style-name="T1">enae,<text:line-break/>partim hinc, partim illin</text:span></text:span>c, <text:span text:style-name="Default_20_Paragraph_20_Font"><text:span text:style-name="T1">feruntur sublimes, multiso-<text:line-break/>riamque per phrenes divisos ipsas amplectuntur cir</text:span></text:span>c<text:span text:style-name="Default_20_Paragraph_20_Font"><text:span text:style-name="T1">um-<text:line-break/>suntque. At supra phrenes hae magis conspicuae funt.</text:span></text:span></text:p>
      <text:p text:style-name="P3">Hoc pacto sime Hippoc<text:span text:style-name="Default_20_Paragraph_20_Font"><text:span text:style-name="T1">r</text:span></text:span>ates dissectionem venarum ex<text:line-break/>jecore procedentium conscripsit, indicans illinc esse ipsum<text:line-break/>initium. Exposuimus autem ipsius verba tum alibi , tum<text:line-break/>lu secundo de Hipp<text:span text:style-name="Default_20_Paragraph_20_Font"><text:span text:style-name="T1">o</text:span></text:span>cratis anatome. At Plato non de<text:line-break/>venis, fed de facultate ipsa dispensante, quae a jecore<text:line-break/>ducit originem, in Timaeo disserens hoc modo disputa-<text:line-break/>tionem persequitur. <text:span text:style-name="Default_20_Paragraph_20_Font"><text:span text:style-name="T1">At eam animae partem, quae cibum<text:line-break/>p</text:span></text:span>o<text:span text:style-name="Default_20_Paragraph_20_Font"><text:span text:style-name="T1">tumque et reliqua</text:span></text:span> o<text:span text:style-name="Default_20_Paragraph_20_Font"><text:span text:style-name="T1">mnino, quibu</text:span></text:span>s <text:span text:style-name="Default_20_Paragraph_20_Font"><text:span text:style-name="T1">corpus ind</text:span></text:span>i<text:span text:style-name="Default_20_Paragraph_20_Font"><text:span text:style-name="T1">get, c</text:span></text:span>o<text:span text:style-name="Default_20_Paragraph_20_Font"><text:span text:style-name="T1">n-<text:line-break/>cupiseit, media regione</text:span></text:span> i<text:span text:style-name="Default_20_Paragraph_20_Font"><text:span text:style-name="T1">nter septum tran</text:span></text:span>s<text:span text:style-name="Default_20_Paragraph_20_Font"><text:span text:style-name="T1">versu</text:span></text:span>m <text:span text:style-name="Default_20_Paragraph_20_Font"><text:span text:style-name="T1">et<text:line-break/>umbilici terminum c</text:span></text:span>o<text:span text:style-name="Default_20_Paragraph_20_Font"><text:span text:style-name="T1">llocarunt, qu</text:span></text:span>o<text:span text:style-name="Default_20_Paragraph_20_Font"><text:span text:style-name="T1">ddam quasi praesepe<text:line-break/>ad t</text:span></text:span>o<text:span text:style-name="Default_20_Paragraph_20_Font"><text:span text:style-name="T1">tiu</text:span></text:span>s <text:span text:style-name="Default_20_Paragraph_20_Font"><text:span text:style-name="T1">corporis alim</text:span></text:span>o<text:span text:style-name="Default_20_Paragraph_20_Font"><text:span text:style-name="T1">niam fabricati , ac ibidem illam<text:line-break/>antmae vi</text:span></text:span>m, <text:span text:style-name="Default_20_Paragraph_20_Font"><text:span text:style-name="T1">ceu seram agrestem, ill</text:span></text:span>i<text:span text:style-name="Default_20_Paragraph_20_Font"><text:span text:style-name="T1">garunt, quam sane<text:line-break/>corpus suum alere necesserium est, si mortale genus ali-<text:line-break/>quamdiu permansurum ese. </text:span></text:span>Et paulo progressus, <text:span text:style-name="Default_20_Paragraph_20_Font"><text:span text:style-name="T1">Qu</text:span></text:span>o<text:span text:style-name="Default_20_Paragraph_20_Font"><text:span text:style-name="T1">d,<text:line-break/></text:span></text:span>inquit, <text:span text:style-name="Default_20_Paragraph_20_Font"><text:span text:style-name="T1">dens perpendens, hanc</text:span></text:span> i<text:span text:style-name="Default_20_Paragraph_20_Font"><text:span text:style-name="T1">psius jec</text:span></text:span>o<text:span text:style-name="Default_20_Paragraph_20_Font"><text:span text:style-name="T1">ris speciem<text:line-break/>c</text:span></text:span>o<text:span text:style-name="Default_20_Paragraph_20_Font"><text:span text:style-name="T1">nstituit. </text:span></text:span>lu hoc sane viscere tanquam dispertiti dsspu-<text:line-break/>sationem, hic de instrumentis, ille do virtute ipsa.guhcr--</text:p>
      <text:p text:style-name="P3">nante disseruit. De corde autem similiter ambo tracta-<text:line-break/>reut. Plato sane in Timaeo in eum mestum scribens:<text:line-break/><text:span text:style-name="Default_20_Paragraph_20_Font"><text:span text:style-name="T1">C</text:span></text:span>o<text:span text:style-name="Default_20_Paragraph_20_Font"><text:span text:style-name="T1">r, et venarum et sanguini</text:span></text:span>s, <text:span text:style-name="Default_20_Paragraph_20_Font"><text:span text:style-name="T1">qui per o</text:span></text:span>m<text:span text:style-name="Default_20_Paragraph_20_Font"><text:span text:style-name="T1">nes partes vehe-<text:line-break/>menter circumfertur, sentem, in do</text:span></text:span>m<text:span text:style-name="Default_20_Paragraph_20_Font"><text:span text:style-name="T1">icilium munitum<text:line-break/>constituerunt, ut, quu</text:span></text:span>m <text:span text:style-name="Default_20_Paragraph_20_Font"><text:span text:style-name="T1">iracundiae vehementia serv</text:span></text:span>a<text:span text:style-name="Default_20_Paragraph_20_Font"><text:span text:style-name="T1">ret,<text:line-break/>t</text:span></text:span>u<text:span text:style-name="Default_20_Paragraph_20_Font"><text:span text:style-name="T1">tione hortante, fi quid inique in eis fiat extrinsecus,<text:line-break/>vel etiam ab</text:span></text:span> i<text:span text:style-name="Default_20_Paragraph_20_Font"><text:span text:style-name="T1">nternis cupiditatibus , statim per amnes<text:line-break/>angust</text:span></text:span>o<text:span text:style-name="Default_20_Paragraph_20_Font"><text:span text:style-name="T1">s meatus, quicquid sensus est particeps in c</text:span></text:span>o<text:span text:style-name="Default_20_Paragraph_20_Font"><text:span text:style-name="T1">rpore,<text:line-break/>jussi</text:span></text:span>t <text:span text:style-name="Default_20_Paragraph_20_Font"><text:span text:style-name="T1">minasque sentiens, fiat pr</text:span></text:span>o<text:span text:style-name="Default_20_Paragraph_20_Font"><text:span text:style-name="T1">pitium, et</text:span></text:span> o<text:span text:style-name="Default_20_Paragraph_20_Font"><text:span text:style-name="T1">bsequatur<text:line-break/>undequaque, praestantisiimumque in ipsi</text:span></text:span>a <text:span text:style-name="Default_20_Paragraph_20_Font"><text:span text:style-name="T1">omnibus prin-<text:line-break/>c</text:span></text:span>i<text:span text:style-name="Default_20_Paragraph_20_Font"><text:span text:style-name="T1">patum gerere sinat. </text:span></text:span>Plato igitur utrumque sermonem<text:line-break/>in idem Ile miscuit, tum qui de irascibili anima est, tuta<text:line-break/>qui de corde et valis ah eo procedentibus. Hippocrates<text:line-break/>autem rursus ipse ab hujusmodi dicto abstinet , praesertim<text:line-break/>in superiori oratione , qua ex pullo venae cubiti conji-<text:line-break/>ciebat de animi moribus , jam vero dum curat pravum<text:line-break/>corporis colorem et gracilitatem in habita refrigerato,</text:p>
      <text:p text:style-name="P3">quippe iracundiam dicit studiose excitandam tum coloris<text:line-break/>recipiendi gratia, tum effusionis humorum. lnterpretari ita-<text:line-break/>que haec Plato videtur, ubi inquit: <text:span text:style-name="Default_20_Paragraph_20_Font"><text:span text:style-name="T1">Jn c</text:span></text:span>o<text:span text:style-name="Default_20_Paragraph_20_Font"><text:span text:style-name="T1">rde quum fra-<text:line-break/>cundiae vehementia eferbuer</text:span></text:span>i<text:span text:style-name="Default_20_Paragraph_20_Font"><text:span text:style-name="T1">t. </text:span></text:span>At post eum philosophi<text:line-break/>hanc quoque iracundiae suritionem statuerunt, dicentes,<text:line-break/>i<text:span text:style-name="Default_20_Paragraph_20_Font"><text:span text:style-name="T1">psam calori</text:span></text:span>s <text:span text:style-name="Default_20_Paragraph_20_Font"><text:span text:style-name="T1">in corde servorem esse. </text:span></text:span>Quin etiam quum<text:line-break/>de febris generatione Hippocrates disserit, <text:span text:style-name="Default_20_Paragraph_20_Font"><text:span text:style-name="T1">Augeseit<text:line-break/>enim,</text:span></text:span> inquiens, <text:span text:style-name="Default_20_Paragraph_20_Font"><text:span text:style-name="T1">pedes re</text:span></text:span>f<text:span text:style-name="Default_20_Paragraph_20_Font"><text:span text:style-name="T1">rigerans, incensa a th</text:span></text:span>o<text:span text:style-name="Default_20_Paragraph_20_Font"><text:span text:style-name="T1">race, et in<text:line-break/>caput emittit velati fiammam, </text:span></text:span>nativi caloris initium cor<text:line-break/>novit. Verum institutum non est in hoc opere omnia-<text:line-break/>ho<text:span text:style-name="Default_20_Paragraph_20_Font"><text:span text:style-name="T1">r</text:span></text:span>um virorum verba colligere, neque interpretari, quum<text:line-break/>in aliis commentariis privatim ea sim expositurus, sed,<text:line-break/>quod lab initio dixi, considerare indicareque dogmata<text:line-break/>tantum, lu omnibusne inter fe consentiant, an non.<text:line-break/>Tempestivum jam est luo etiam librum praesentem finire,<text:line-break/>quum jecur et venarum, et sanguinis, et concupiscibilis</text:p>
      <text:p text:style-name="P3">animae principium esse demonstraverim. Quoniam vero<text:line-break/>non <text:span text:style-name="Default_20_Paragraph_20_Font"><text:span text:style-name="T1">t</text:span></text:span>olum Hippocrates et Plato sic opinati sunt, fed<text:line-break/>etiam poetarum, quorum ceu testimoniis utitur Chryfip-<text:line-break/>pus, non pessimi censuerunt, hoc praeterea adlicere fer-<text:line-break/>moni oportet propter admirabilem ipsius sapientiam, qui<text:line-break/>recedens subinde a scientificis demonstrationibus poetis,<text:line-break/>fabulis et mulieribus ad fidem dogmatum faciendam<text:line-break/>utitur, non tamen hoc ipfum percipiens, quod contra<text:line-break/>fe ip<text:span text:style-name="Default_20_Paragraph_20_Font"><text:span text:style-name="T1">i</text:span></text:span>um testantur, et contraria omnes ipsi ponunt, quem-<text:line-break/>admodum prius indicari, iracundiam in corde, rationem<text:line-break/>in cerebro contineri credentes. Quod autem et concupis<text:line-break/>scibile in jecore collocant, licebit mihi et hoo pluribus<text:line-break/>approbare testibus. . Ne autem videar affectare, quod<text:line-break/>fugere adhorter, et tempus rebus inutilibus conterere,<text:line-break/>Homcri mentionem faciam, qui Tityum apud inferos poe-<text:line-break/>uam subeuntem introducit eo, quod Latonam sollicitaverat<text:line-break/>impudice :</text:p>
      <text:p text:style-name="P2"><text:span text:style-name="Default_20_Paragraph_20_Font"><text:span text:style-name="T1">E. Tit</text:span></text:span>y<text:span text:style-name="Default_20_Paragraph_20_Font"><text:span text:style-name="T1">um vidi .clarae telluris alumnum,<text:line-break/>P</text:span></text:span>o<text:span text:style-name="Default_20_Paragraph_20_Font"><text:span text:style-name="T1">rrigitur cui tota n</text:span></text:span>o<text:span text:style-name="Default_20_Paragraph_20_Font"><text:span text:style-name="T1">vem per jugera corpus.<text:line-break/>Hinc atque hinc geminus rostro urget vultur adunco<text:line-break/>Jmmortale jecur tonden</text:span></text:span>s<text:span text:style-name="Default_20_Paragraph_20_Font"><text:span text:style-name="T1">; jacet ille supinus,<text:line-break/>Nec depellendi manibus datur ulla p</text:span></text:span>o<text:span text:style-name="Default_20_Paragraph_20_Font"><text:span text:style-name="T1">testas.</text:span></text:span></text:p>
      <text:p text:style-name="P1"><text:span text:style-name="Default_20_Paragraph_20_Font"><text:span text:style-name="T1">La</text:span></text:span>m<text:span text:style-name="Default_20_Paragraph_20_Font"><text:span text:style-name="T1">nae namque ansa</text:span></text:span>s <text:span text:style-name="Default_20_Paragraph_20_Font"><text:span text:style-name="T1">erat tentare cubile,</text:span></text:span></text:p>
      <text:p text:style-name="P1"><text:span text:style-name="Default_20_Paragraph_20_Font"><text:span text:style-name="T1">Quum p</text:span></text:span>y<text:span text:style-name="Default_20_Paragraph_20_Font"><text:span text:style-name="T1">tho Ranopei peteret per am</text:span></text:span>o<text:span text:style-name="Default_20_Paragraph_20_Font"><text:span text:style-name="T1">ena v</text:span></text:span>in<text:span text:style-name="Default_20_Paragraph_20_Font"><text:span text:style-name="T1">eta.</text:span></text:span></text:p>
      <text:p text:style-name="Normal">Non cor aut cerebrum aut aliquam aliam particulam<text:line-break/>Tityi propter amatoriam cupiditatem contumeliam inser<text:span text:style-name="Default_20_Paragraph_20_Font"><text:span text:style-name="T1">t</text:span></text:span>e<text:line-break/>ausi, sed jecur tantum arrodi finxit, contumeliae caula<text:line-break/>viscere ipsum puniri inquiens, quemadmodum erat con-<text:line-break/>sentime<text:span text:style-name="Default_20_Paragraph_20_Font"><text:span text:style-name="T1">n</text:span></text:span>to. Sic itaque et nunc factitare solent, qui<text:line-break/>famulos peccantes puniunt, eorum sane, qui fugitivi sunt,<text:line-break/>crura urentes, scarificantes et ferientes, eorum, qui<text:line-break/>furantur, manus, quemadmodum et gulosorum ventrem, et<text:line-break/>garrientium linguam, summatim illas punientes partes,<text:line-break/>quibus pravas obeunt actiones. At si alium quandam</text:p>
      <text:p text:style-name="P3">caulam dicere quis e<text:span text:style-name="Default_20_Paragraph_20_Font"><text:span text:style-name="T1">o</text:span></text:span>rum, qui Chrysippi scripta laudant,<text:line-break/>possit, cur ita Homerus Tityum puniri effinxerit, liben-<text:line-break/>ter audivero. Quod si non dicunt neque inveniunt,<text:line-break/>aequum puto prae Hippoerate et Platone Humerum lau-<text:line-break/>dare sic opinantem, et lestem etiam ip<text:span text:style-name="Default_20_Paragraph_20_Font"><text:span text:style-name="T1">t</text:span></text:span>um ritere eorum,<text:line-break/>quae nos per demonstrationem cognovimus.</text:p>
      <text:h text:style-name="P16" text:outline-level="1"><text:span text:style-name="T23">G</text:span><text:bookmark-start text:name="bookmark10"/>ALENI DE HIPPOCRATIS ET PLATo-<text:line-break/>NIS PLACITIS LIBER SEPTIMVS.<text:bookmark-end text:name="bookmark10"/></text:h>
      <text:h text:style-name="Heading_20_2" text:outline-level="2"><text:span text:style-name="Default_20_Paragraph_20_Font">cap. I. </text:span></text:h>
      <text:p text:style-name="P29">Non ego prolixi operis auctor <text:span text:style-name="Default_20_Paragraph_20_Font"><text:span text:style-name="T1">t</text:span></text:span>um, fed<text:line-break/><text:span text:style-name="Default_20_Paragraph_20_Font"><text:span text:style-name="T12">it, </text:span></text:span>qui falsis rationibus, quas de animae principatu in<text:line-break/>argumentis proponunt, non paucos libros repleverunt;<text:line-break/>quos nisi quis coarguat, sicuti ego per initia statueram,<text:line-break/>neutiquam videretur verum valide demonstrasse, sic<text:line-break/>autem reprehendat, omnes deinceps aggressus, ut nullum<text:line-break/>praetermiserit , iti prolixitatem non necessariam totum</text:p>
      <text:p text:style-name="P3">opus produceretur. Quoniam igitur primorum jam com-<text:line-break/>mentariorum disputationes nonnulli commendare non<text:line-break/>dubitarent tanquam veras, quas Chrysippus et alii qui-<text:line-break/>datu de animae principatu proposuerunt, vi<text:span text:style-name="Default_20_Paragraph_20_Font"><text:span text:style-name="T1">t</text:span></text:span>um missi est,<text:line-break/>familiaribus, quibus potissimum gratificans haec conscripsi;<text:line-break/>solutiones ipsarum apponere. Necessarium enim quum.<text:line-break/>sit, aut. prolixum esse in hoc ope<text:span text:style-name="Default_20_Paragraph_20_Font"><text:span text:style-name="T1">r</text:span></text:span>e, aut. rideri non<text:line-break/>demonstrasse perfecte, quod animal a tribus principiis<text:line-break/>gubernetur , malui eligere prolixitatem. Quin etiam finis<text:line-break/>ipsis rei ostendet, recte .nos elegisse omnes quaestionum<text:line-break/>illarum sermones reprehendere. Neque enim Stoicus<text:line-break/>adhuc philosophus, neque Peripateticus, neque medicus<text:line-break/>aliquis similiter audax, ut prius dixi, erit, verum nonnulli<text:line-break/>etiam manisosto ad veri partes trausierunt , medici qui-<text:line-break/>dem ex cerebro concedentes sensus motusque facultatem<text:line-break/>omnibus in animante membris influere, philosophi autem<text:line-break/>ratiocinatricem animam . inibi consistere. Reveriti enim<text:line-break/>sunt palam ex anatome reprehensi alteram sumptionunr</text:p>
      <text:p text:style-name="P3">propositarum, qua utentes falso collegerunt, apponentes<text:line-break/>ei, quod apud omnes in coulesso est, fecundum quod<text:line-break/>dicunt , ubi nervorum principium , ibi esse animae prin-<text:line-break/>cipatum; quod et verum est, sed assumptio cum ex ana-<text:line-break/>tome inveniri deberet, ementita autem ab illis sit, qui<text:line-break/>ex corde nervos proficisci putant, fallam merito totius<text:line-break/>disputationis conclusionem effecit; et nonnulli, qui non<text:line-break/>veritatem, fed quod ab initio statuerunt amant, aggressi<text:line-break/>sumptionem, quae omnibus prius iir coulesso erat, perver-<text:line-break/>tere, ridiculos plane se praebuerunt; nam ali ipsa rei,<text:line-break/>de qua est quaestio, peculiari natura vel substantia, vel<text:line-break/>quomod<text:span text:style-name="Default_20_Paragraph_20_Font"><text:span text:style-name="T1">o</text:span></text:span>cu<text:span text:style-name="Default_20_Paragraph_20_Font"><text:span text:style-name="T1">n</text:span></text:span>que appellare voles, demonstrata est fidem<text:line-break/>habere, dum omnes et sentiant et dicant, animae prin-<text:line-break/>cipatum praeesse et sensui et motui arbitrario. Indica-<text:line-break/>tum etiam est quomodo idem sermo initiis quidem proba-<text:line-break/>bilibus fotum non satis habet, imo et scientificis sumptio-<text:line-break/>nibus usus, quod proprium est methodi demonstratoriae.<text:line-break/>Verum non modo disputationes de principatu animae</text:p>
      <text:p text:style-name="P3">institutas ab ipsis coarguendo longiores facti fumus, fed<text:line-break/>et ea, quae de affectibus animi Chrysippus prodidit par-<text:line-break/>tim in logicis commentariis tribus, partim in medicato-<text:line-break/>rio, simul ostendendo, Cluysippum iplum sibi dissentire.<text:line-break/>Item commemini, quae Posidonius conscripserit , quibus.<text:line-break/>antiquum sermonem laudat; reprehendens, quae chry-.<text:line-break/>lippus perperam de animae affectibus et facultatum disto-<text:line-break/>rcntia memoriae mandarit. Quemadmodum enim asse-.<text:line-break/>otus ab anima tolluntur, si sula esset vis ratiocinatrix<text:line-break/>ipsius animae, quum nulla neque concupiscibilis, nequo<text:line-break/>irufcibilis existeret, sic et virtutes praeter prudentiam<text:line-break/>reliquae omnes. Verum si hic quoque sermone periequa-.<text:line-break/>tur aliquis tum animae virtutum differentias, ea, quae<text:line-break/>quatuor .libris a Clirysippo explicata <text:span text:style-name="Default_20_Paragraph_20_Font"><text:span text:style-name="T1">t</text:span></text:span>unt, disquirens, tum,<text:line-break/>quae uno alio enarravit ille, ubi quales esse virtutes ossea-.<text:line-break/>dit, Arillonis sermonem reprehendens, non uno aut<text:line-break/>duobus, sied tribus aut quatuor libris indigeret. Est<text:line-break/>etenim ct hic oratio una brevis scientifica., Chrysippum</text:p>
      <text:p text:style-name="P3">coarguens; qui- nequem vera profitetur, et supra modum<text:line-break/>prolixus est. Uerum qui neque in methodo demonstra-<text:line-break/>tiva eruditi sunt, neque omnino cognoscunt, qualis sit;<text:line-break/>loli vero magnitudini et copiae librorum Chrysippi<text:line-break/>animum advertunt, vera censent omnia existere. Siqui-<text:line-break/>dem plurima ipsorum omnino vera sunt, et praesertim<text:line-break/><text:span text:style-name="Default_20_Paragraph_20_Font"><text:span text:style-name="T12">in </text:span></text:span>illo libro, in quo ostendit quales esse virtutes. At quia<text:line-break/><text:span text:style-name="Default_20_Paragraph_20_Font"><text:span text:style-name="T12">ni, qui </text:span></text:span>statuit, unam esse lu anima facultatem, rationalem<text:line-break/>et judiciariam nominatam, tollitque concupiscibilem et<text:line-break/>irascibilem, quemadmodum Chrysippus autumabat, repu-<text:line-break/>gnant haec, quae h<text:span text:style-name="Default_20_Paragraph_20_Font"><text:span text:style-name="T1">o</text:span></text:span>c in libro comprehensa sunt, acca-<text:line-break/>faverit quis ipsum merito. Quod autem Aristonis <text:span text:style-name="Default_20_Paragraph_20_Font"><text:span text:style-name="T1">t</text:span></text:span>ecta<text:line-break/>vere a praescriptis subvertatur, nulla eum accusatione<text:line-break/>dignum aliquis existimaverit. Putat enim vir ille, victu-<text:line-break/>tem, una quum sit, pluribus nomi<text:span text:style-name="Default_20_Paragraph_20_Font"><text:span text:style-name="T1">n</text:span></text:span>ibus appellari ratione,<text:line-break/>qua ad aliquid refertur. Igitur Chrysippus multitudinem<text:line-break/>virtutum et vitiorum non in inspectu ad aliud sitam esse<text:line-break/>ostendit, fed in propriis substantiis, secundum qualitates</text:p>
      <text:p text:style-name="P3">variantibus; ut veterum sententia -volebat <text:span text:style-name="Default_20_Paragraph_20_Font"><text:span text:style-name="T1">i</text:span></text:span> id quod .et<text:line-break/>paucis fere mutatis Chrysippus aliisque dictionibus qua-<text:line-break/>Ies esse. virtutes. percensuit, argumentis nimirum non,<text:line-break/>congruis ei, qui vim tantum rationalem animae statuerit<text:line-break/>et eum, quae affectibus obnoxia est, (patheticen) sustulerit.<text:line-break/>Quomodo igitur ego prolixitatis disputationum auctor<text:line-break/>sum, si cogar .nunc. ostendere, alterius sectae argumenti^.<text:line-break/>chrysippum utentem Aristonis opinionem meritu ever-i<text:line-break/>tere? Nam qui neque noverunt, qualis res fit methodus<text:line-break/>demousirativa, neque exercitati fiunt in ea, neque veritatem<text:line-break/>in pretio habent, hi justius prolixitatis disputationum<text:line-break/>causam sustinent. Hi enim <text:span text:style-name="Default_20_Paragraph_20_Font"><text:span text:style-name="T1">t</text:span></text:span>unt, qui ad omnem semper.<text:line-break/>demonstrationem ratiocinantur et tergiversationes in-<text:line-break/>decentes moliuntur, ut tota ratio imperfecta esse videa-<text:line-break/>tur, quandoquidem et nunc , quum libri jampridem con-<text:line-break/>fcripti sint, annisque multis a viris optimis, tum Peri-<text:line-break/>paleticis, tum Stoicis, examinati, repe<text:span text:style-name="Default_20_Paragraph_20_Font"><text:span text:style-name="T1">n</text:span></text:span>te aliquis. Peripa-<text:line-break/>teticorum apparuerit, qui membranas a corde proflui-</text:p>
      <text:p text:style-name="P3">ruentes in cerebrum et meningas furium tendentes dicti-<text:line-break/>tet, a quibus animalis facultas dispensatur. Atque haec<text:line-break/>dicere- aggreditur homo, qui -neutiquam anatomen attige-<text:line-break/>rrti At quia a nobis indicatum est etiam superius, cere-<text:line-break/>brum nervis facultates transmittere, quasi fons quidam<text:line-break/>siti ap<text:span text:style-name="Default_20_Paragraph_20_Font"><text:span text:style-name="T1">t</text:span></text:span>um, non ex co<text:span text:style-name="Default_20_Paragraph_20_Font"><text:span text:style-name="T1">r</text:span></text:span>de, quemadmodum nonnulli, per<text:line-break/>eos quos dixerunt nervos, . assumens, ut autem alii,- per<text:line-break/>arterias caroticas , coacti fumus nos iterum ostendere,<text:line-break/>neque membranas omnino ex corde ad caput efferri, et si<text:line-break/>nounullae circa cervicem membranae fiant, ex corde<text:line-break/>tamen eas non esse dicunt, dum praeciduntur excidun-<text:line-break/>turque animali illaeso.. Nam membranae tegumenta sunt,<text:line-break/>in quacunque pa<text:span text:style-name="Default_20_Paragraph_20_Font"><text:span text:style-name="T1">r</text:span></text:span>te fuerint, nullam aliam actionem ac<text:line-break/>usum habentes, qualem arteriae, nervi et venae. Quem-<text:line-break/>admodum igitur in his prolixitas disputationum in me<text:line-break/>rescrenda non est, fed in eos, qui neque in methodo<text:line-break/>demonstrativa exercitati sunt, neque veritatem amant,<text:line-break/>ita et . in virtutum multitudine ratio quidem scientifica</text:p>
      <text:p text:style-name="P3">brevissima et una; quae autem ex inscitia et contentione;<text:line-break/>permultae. Quae vero oratio scientifica est? nimirum<text:line-break/>quae ab ipfa rerum natura proficiscitur, ut in opere de<text:line-break/>demonstrationibus ostensum esu Convenit enim auspicari<text:line-break/>a virtutis notione, inde autum ad essentiae inventionem<text:line-break/>deve<text:span text:style-name="Default_20_Paragraph_20_Font"><text:span text:style-name="T1">n</text:span></text:span>ire, inspiciendo, num una animae virtutis, an plu-<text:line-break/>res sint essentiae secundum significatum communissimum;<text:line-break/>ut in libris de demonstratione tractatum est, ubi nos<text:line-break/>essentiae nomen accipimus, quod est veluti substantia, ut<text:line-break/>inquiunt, optima absolutissimaque cujusque naturae per-<text:line-break/>fectio. Verum si hujusmodi quaedam res est virtus, una<text:line-break/>in sutgulis erit rebus. Si enim praestantissimum u<text:span text:style-name="Default_20_Paragraph_20_Font"><text:span text:style-name="T1">n</text:span></text:span>um,<text:line-break/>et perfectio una est, in rationali quidem animae parte,<text:line-break/>scientiam esse virtutem necesse est; et si una haec est<text:line-break/>fola in animis nostris ratiocluandi facultas, non oportet<text:line-break/>multas quaerere virtutes: quod si iracundiam, conceda-<text:line-break/>mus necessarium erit et illius fieri virtutem, Itu vero si</text:p>
      <text:p text:style-name="P3">et tertia alia praeter haec sit concupiscibilis, deinceps<text:line-break/><text:span text:style-name="Default_20_Paragraph_20_Font"><text:span text:style-name="T1">i</text:span></text:span>ane .hae tres erunt, porro alia ex mutua earum inter<text:line-break/>fe habitudine quarta efficitu<text:span text:style-name="Default_20_Paragraph_20_Font"><text:span text:style-name="T1">r. </text:span></text:span>ltaque disputatio nequa-<text:line-break/>quam prolixa est, quemadmodum neque alia ulla scien-<text:line-break/>tilica ; - verum prolixe dicere nos cogunt, qui prolixe<text:line-break/>garriunt, sicuti sane et nunc necessarium est, si non<text:line-break/>omnino longa, certe mediocria de animae vi<text:span text:style-name="Default_20_Paragraph_20_Font"><text:span text:style-name="T1">r</text:span></text:span>tutibus<text:line-break/>disserere. Num si, ut prius ostensum est, alia facultas<text:line-break/>ratiocinatrix, alia concupiscibilis existit, alia irascibilis,<text:line-break/>una quaedam in singulis ipsis virtus erit. Vocato igitur,<text:line-break/>si libet, eam, quae in <text:span text:style-name="Default_20_Paragraph_20_Font"><text:span text:style-name="T1">r</text:span></text:span>atiocinatrice est, sapientiam, aut<text:line-break/>prudentiam, aut scientiam, vel quodcunque aliud tibi<text:line-break/>videbitur; eam, quae in i<text:span text:style-name="Default_20_Paragraph_20_Font"><text:span text:style-name="T1">r</text:span></text:span>ascibili rursus habetu<text:span text:style-name="Default_20_Paragraph_20_Font"><text:span text:style-name="T1">r</text:span></text:span>, virili-<text:line-break/>tatem, vel quodcunque aliud volueris; non enim milii<text:line-break/>nomina cu<text:span text:style-name="Default_20_Paragraph_20_Font"><text:span text:style-name="T1">r</text:span></text:span>ae sunt, sed quod unam ipsum esse necessa-<text:line-break/>rium siti Nuncupato, si libet, virtutem in reliqua concu-<text:line-break/>piscibili nnsceutem temperantiam; fed nos, quomodo<text:line-break/>Arilloteles et Plato lu ea dissenserint, (quae sane .disco<text:span text:style-name="Default_20_Paragraph_20_Font"><text:span text:style-name="T1">s-</text:span></text:span></text:p>
      <text:p text:style-name="P3">dia haud ita magna est,) alias disquiremus. At quoniam<text:line-break/>singulae ..partes totius animae secundum suam ip farum<text:line-break/>dignitatem pulchritudinem obtinent, totam animam meri-<text:line-break/><text:span text:style-name="Default_20_Paragraph_20_Font"><text:span text:style-name="T12">t</text:span></text:span><text:span text:style-name="Default_20_Paragraph_20_Font"><text:span text:style-name="T1">o</text:span></text:span> dixeris justam. Proinde virtutes apsim in partibus<text:line-break/>ipsius irrationalibus habitus quidam <text:span text:style-name="Default_20_Paragraph_20_Font"><text:span text:style-name="T1">t</text:span></text:span>unt et facultates tan-<text:line-break/>tummodo ; in rationali aut non habitus stilum aut facultas<text:line-break/>est, fed etiam scientia, aut virtus. Sola enim haec ani-<text:line-break/>mac pars scientiae compos est, aliae autem facultates<text:line-break/>fano quasdam et habitus meliores pejoresve comparare<text:line-break/>possunt, fcientiae autem fieri participes nequaquam, qua-<text:line-break/>tenus neque etiam rationis. Verum igitur ap<text:span text:style-name="Default_20_Paragraph_20_Font"><text:span text:style-name="T1">t</text:span></text:span>um adeo<text:line-break/>exiguum esu</text:p>
      <text:h text:style-name="Heading_20_2" text:outline-level="2">Cap. ll. </text:h>
      <text:p text:style-name="P29">Sed p<text:span text:style-name="Default_20_Paragraph_20_Font"><text:span text:style-name="T1">o</text:span></text:span>st reprehensionem ad erratum dein-<text:line-break/>ceps transeamus. Erit enim hoc non prolixum viro, qui<text:line-break/>fecundum naturam sit assectus. Arbitratus igitur Ariston,<text:line-break/>unam esse animae facultatem, qua ratiocinamur, etiam<text:line-break/>virtutem animae unam ponebat, scientiam bonorum et<text:line-break/>malorum. Quum igitur deligere oportet bona et vitare<text:line-break/>mala, hunc scientiam vocat tempe rantiam; quum autem</text:p>
      <text:p text:style-name="P3">agere bona, non agere mala oportet, prudentiam; viri-<text:line-break/>litatem autem, quum alia audaciter agg<text:span text:style-name="Default_20_Paragraph_20_Font"><text:span text:style-name="T1">r</text:span></text:span>editur quis, alia<text:line-break/>sugit; quum autem secundum dignitatem unicuiquo<text:line-break/>distribuit, justitiam. Summatim cog<text:span text:style-name="Default_20_Paragraph_20_Font"><text:span text:style-name="T1">n</text:span></text:span>oscens quidem anima,<text:line-break/>non autem agens bona et mala, sapientia est et scientia;<text:line-break/>at ubi ad actiones ritae pervenit, nomina plura sumit<text:line-break/>praedicta, prudentia, temperantia et justitia virilitasque.<text:line-break/>Hujusmodi sane Aristonis opinio est de animae virtutibus.<text:line-break/>At Chrysippus haud novi quomodo contradicere conatur<text:line-break/>viro, qui communem ad ipsum hypothefin exacte tuetur.<text:line-break/>Pulchre enim omnia quum scimus facimusque nos, vita<text:line-break/>gubernatur secundum scientiam, at si male et falso tum<text:line-break/>cognoscamus, tum agamus, secundum ignorantiam, ut<text:line-break/>ipse Chrysippus vult; et propterea una virtus siet scien-<text:line-break/>tia, unum etiam similiter vitium nuncupatum; atque<text:line-break/>haec nonnunquam ignorantia, nonnunquam inscitia. Si<text:line-break/>igitur quis mortem, aut paupertatem, aut morbum</text:p>
      <text:p text:style-name="P3">tanquam mala veritus sit, quum oporteret audenti esse<text:line-break/>animo, tanquam ea indifferentia sint, ad de<text:span text:style-name="Default_20_Paragraph_20_Font"><text:span text:style-name="T1">t</text:span></text:span>ectum quidem<text:line-break/>scientiae id referunt: ignorat enim veritatem, ut Ariston<text:line-break/>et Cluysippus dicerent, animi autem vitio obnoxius . est,<text:line-break/>quod vocant timiditatem: his ^contrariam virtutem .ipsi<text:line-break/>affirmant virilitatem, quae scientia est eorum, quibus<text:line-break/>oportet cousidere, aut non confidere, hoc est bonorum<text:line-break/>et malorum, quae revera hujusmodi fiunt, non .falsa opi-<text:line-break/>nione existimatu, qualia sunt simitas, divitiae, morbus,<text:line-break/>paupertas; horum enim nullum neque bonum neque<text:line-break/>malum esse pronunciant, fed ludisscrentia omnia; unde si<text:line-break/>fuave ratus quis bonum, molestum autem malum, sequens<text:line-break/>opinionem hanc, hoc deligat, illud fugiat, hoc ad igno-<text:line-break/>rationenr substantiae boni spectat, et inde etiam. in teur-<text:line-break/>perans redditur. Quum enim in omnibus functionibus<text:line-break/>quod videtur bonum deligamus, et .quod ridetur malum<text:line-break/>vitemus, habeamusque natura impetus hos ad horum<text:line-break/>utrumque, philosophia, quae .vere bonum malumque<text:line-break/>docet, a peccatis immunes redditi At Chrysippus hausi</text:p>
      <text:p text:style-name="P3">scio quomodo idiotarum instar in oratione differentiae<text:line-break/>vocum, non ipsis quae insunt rebus animum attendit,<text:line-break/>diversum quippiam putans significari in singulis his dictio-<text:line-break/>albus,- deligendum , -faciendum , bonum,. et cui confiden-<text:line-break/>dum, quod tamen diversum non est, <text:span text:style-name="Default_20_Paragraph_20_Font"><text:span text:style-name="T1">t</text:span></text:span>est in omnibus<text:line-break/>idem, quod ex dictione bonum significatur; id enim<text:line-break/>soluni-est, quod aliquis eligat, aut faciat, aut cui fidat,<text:line-break/>quemadmodum malum, quod neque eligat, neque faciat,<text:line-break/>neque cui sidat. Ut enim qui dicit, nos habere oculos,<text:line-break/>non aliud quid habere nos dicit,: quam luminaria, aut<text:line-break/>lumina, quemadmodum neque ab bis digressus nomini-<text:line-break/>bus habere nos dicat partem visivam, aut partem visu-<text:line-break/>riam, aut instrumentum visorium, -ita qui dicit, habere<text:line-break/>nos scientiam bonorum malorumque, - non diversum<text:line-break/>quid dicit ab eo, qui pronunciat scientiam eligibilium et<text:line-break/>non eligibilium, aut faciendorum et non faciendorum,<text:line-break/>aut quibus fidendum et non fidendum; . quippe his<text:line-break/>dictionibus bonum malumque explicat etiam auctore</text:p>
      <text:p text:style-name="P3">Chryfippo; siquidem bonum ipsum solum est eligendum,,<text:line-break/>faciendum, et ei fidendum. Quare bonorum scientia,.<text:line-break/>quae in diversis materiis aut actionibus - admluistratur,.<text:line-break/>nomina plurima sumit,- quorum unumquodque <text:span text:style-name="Default_20_Paragraph_20_Font"><text:span text:style-name="T1">r</text:span></text:span>atione.ad<text:line-break/>aliquid in materia .aut actione subsistit. . Quemadmodum<text:line-break/>igitur de partibus animae nostrae disputationem Plalo<text:line-break/>una brevi et : scientifica ratione complexhs .est in qua<text:span text:style-name="Default_20_Paragraph_20_Font"><text:span text:style-name="T1">rto<text:line-break/></text:span></text:span>de Republica libro; sic etiam de virtutibus ipsius dein-<text:line-break/>cepa breviter docuit. At in Lachele ascripsit; <text:span text:style-name="Default_20_Paragraph_20_Font"><text:span text:style-name="T1">si q</text:span></text:span>u<text:span text:style-name="Default_20_Paragraph_20_Font"><text:span text:style-name="T1">is.<text:line-break/>scientias esse virtutes exisiimet, non multae erunt utiq</text:span></text:span>u<text:span text:style-name="Default_20_Paragraph_20_Font"><text:span text:style-name="T1">e,.<text:line-break/>sed et una , b</text:span></text:span>o<text:span text:style-name="Default_20_Paragraph_20_Font"><text:span text:style-name="T1">n</text:span></text:span>o<text:span text:style-name="Default_20_Paragraph_20_Font"><text:span text:style-name="T1">rum videlicet</text:span></text:span> m<text:span text:style-name="Default_20_Paragraph_20_Font"><text:span text:style-name="T1">al</text:span></text:span>o<text:span text:style-name="Default_20_Paragraph_20_Font"><text:span text:style-name="T1">rumquc c</text:span></text:span>o<text:span text:style-name="Default_20_Paragraph_20_Font"><text:span text:style-name="T1">gniti</text:span></text:span>o.<text:line-break/>Neque igitur Plato, neque ego prolixitatis auctor Tum,:<text:line-break/>quemadmodum- nequo Ariston, sied qui longos producit<text:line-break/>sermones ex sumptionibus vel dialecticis suium, non tamen<text:line-break/>scientificis,. vel neque ejusmodi, Test vel rhetoricis, vel<text:line-break/>sophisticis exordientes. ostendi autem hoc in secundo;<text:line-break/>hujus operis comme<text:span text:style-name="Default_20_Paragraph_20_Font"><text:span text:style-name="T1">n</text:span></text:span>tario; iudicans sumptionum differeu-.<text:line-break/>tiam, quod non est propofitae speculationis. Sic igitur</text:p>
      <text:p text:style-name="P3">et in libris de virtutum differentia Chryfippus recedere<text:line-break/>a scientificis et demonstrativis sumptionibus et in rest-<text:line-break/>quis tribus generibus vagari deprehenditur, ut lu eo, quod<text:line-break/>virtutes ilut quales, scientificas magis attingit, quae<text:line-break/>omnino. Aristouis .opinionem evertunt, non tamen prb-<text:line-break/>priae hypothesi conveniunt.</text:p>
      <text:h text:style-name="Heading_20_2" text:outline-level="2">Cap. 111. </text:h>
      <text:p text:style-name="P29">Itaque illorum caula, qui ob longitudinem<text:line-break/>praesentis operis indignantur, alibi separatim de virtu-<text:line-break/>tum differentia rursus sermonem instituere deerevI. lin-<text:line-break/>praescntiarum vero propter studiosus, qui me reliqua<text:line-break/>praesentibus adlicere compestunt, ad ea, quae jam dictis<text:line-break/>proxima sunt, deveniam. Siquidem ostensum est, quo-<text:line-break/>modo nati animalis dispensatio a tribus obeatur princi-<text:line-break/>piis; uno in capite collocato, cujus opera per fe quidem<text:line-break/>imaginatio, memoria, intellectio cogitatioque, in rela-<text:line-break/>tione autem ad aliud, sensum partibus animalis feusilibus<text:line-break/>impartiri, motumque his, quae moventur, arbitrarium;<text:line-break/>altero autem in corde consistente, cujus opera per <text:span text:style-name="Default_20_Paragraph_20_Font"><text:span text:style-name="T1">t</text:span></text:span>e</text:p>
      <text:p text:style-name="P3">robur est animi et firmitas in iis, quaecunque ratio jusse-<text:line-break/>rit et invictus unimus, secundum affectum autem veluti<text:line-break/>fervor nativi caloris, anima tunc eum, qui iniuriam<text:line-break/>infer<text:span text:style-name="Default_20_Paragraph_20_Font"><text:span text:style-name="T1">r</text:span></text:span>e visus est, punire desiderante, ac vocatur hujus-<text:line-break/>modi iracundia, lu relatione ad aliud caloris . initium<text:line-break/>particularis in partibus arteriisque motus pulsatilis. Reli-<text:line-break/>quae autem virtutis in jecore collocatae opera sunt nutri-<text:line-break/>tioni dicata omnia in animante, quorum maxima pars<text:line-break/>tum nobis tum omnibus fangulueis animantibus inest, san-<text:line-break/>guinis generatio. Ejusdem autem hujus virtutis. etiam<text:line-break/>suarium fruitio est , qua vehementius, quam par est, mota<text:line-break/>inlemperantiam libidiuemque efficit. ltaque demonstratio,<text:line-break/>nervorum principium esse in capite, indicans statim habet<text:line-break/>et partem ipsius simul indicatam ; nam quum duae sint<text:line-break/>rationis sumptiones, una secu<text:span text:style-name="Default_20_Paragraph_20_Font"><text:span text:style-name="T1">n</text:span></text:span>dum ejus, quod proponi-<text:line-break/>tur, notionem, vel substantiam, velnaturam ,- vel qu<text:span text:style-name="Default_20_Paragraph_20_Font"><text:span text:style-name="T1">o-<text:line-break/></text:span></text:span>modocuuque voles nominare, altera, quae ex anatome</text:p>
      <text:p text:style-name="P3">apparet, evidenti hac exacte cognita, simul cognoscitur,<text:line-break/>capitis partem, unde nervorum est principium, non meui-<text:line-break/>branas este, quae. meniuges dicuntur, sed cerebrum;<text:line-break/>Unusquisque enim enascentium nervorum triplici praedi-<text:line-break/>tus est substantia; nam aprorum pars media et prosum-<text:line-break/>dior, -quae. proportione respondet arborum medullae;<text:line-break/>initium generationis ex cerebro obtinet.: Comprehenditur<text:line-break/>autem circulatim primo tenuis membranae processu;<text:line-break/>fecundo c<text:span text:style-name="Default_20_Paragraph_20_Font"><text:span text:style-name="T1">r</text:span></text:span>assioris. Ac Erafistratus tamdiu exterio<text:span text:style-name="Default_20_Paragraph_20_Font"><text:span text:style-name="T1">r</text:span></text:span>em<text:line-break/>nervi partem solam videns, quae a c<text:span text:style-name="Default_20_Paragraph_20_Font"><text:span text:style-name="T1">r</text:span></text:span>assiore membrana<text:line-break/>proficiscitur, ah illa totum nervum procedere autumabat;<text:line-break/>ac plurimi hujus libri pleni sunt; quibus dicat, nervos<text:line-break/>a membrana cerebrum ambiente p<text:span text:style-name="Default_20_Paragraph_20_Font"><text:span text:style-name="T1">r</text:span></text:span>oficisci: At quum<text:line-break/>fenex esset iam et vacaret solis artis speculationibus;<text:line-break/>exactiores moliebatur dissertiones. Noverat letiam veluti<text:line-break/>medullam nervorum a cerebro profectam. Habent autem<text:line-break/>ejus verba hunc. in modum. <text:span text:style-name="Default_20_Paragraph_20_Font"><text:span text:style-name="T1">speculabamur autem. et<text:line-break/>naturam cerebri; ac erat sane cerebrum b</text:span></text:span>i<text:span text:style-name="Default_20_Paragraph_20_Font"><text:span text:style-name="T1">partitum,</text:span></text:span></text:p>
      <text:p text:style-name="P3"><text:span text:style-name="Default_20_Paragraph_20_Font"><text:span text:style-name="T1">quemadmodum et reliquoru</text:span></text:span>m <text:span text:style-name="Default_20_Paragraph_20_Font"><text:span text:style-name="T1">animalium; et ventriculum<text:line-break/>juxta longitudinem setam habebat,- hi vero perfurati<text:line-break/>erant in unum juxta partium commisiuram. Rx hoc<text:line-break/>autem tendebat ad cerebellu</text:span></text:span>m <text:span text:style-name="Default_20_Paragraph_20_Font"><text:span text:style-name="T1">appellatum, illicque alter<text:line-break/>erat minor ventriculu</text:span></text:span>s, <text:span text:style-name="Default_20_Paragraph_20_Font"><text:span text:style-name="T1">oesepta autem membranis una-<text:line-break/>quaeque pars; nam cerebellum inteeseptu</text:span></text:span>m <text:span text:style-name="Default_20_Paragraph_20_Font"><text:span text:style-name="T1">est</text:span></text:span> i<text:span text:style-name="Default_20_Paragraph_20_Font"><text:span text:style-name="T1">psu</text:span></text:span>m <text:span text:style-name="Default_20_Paragraph_20_Font"><text:span text:style-name="T1">per<text:line-break/>se, et cerebrum, quod simile ese intestin</text:span></text:span>o <text:span text:style-name="Default_20_Paragraph_20_Font"><text:span text:style-name="T1">jejuno. et<text:line-break/>vehementer implicitum. M</text:span></text:span>il<text:span text:style-name="Default_20_Paragraph_20_Font"><text:span text:style-name="T1">ito adhuc magis hoc cere-<text:line-break/>bellum plerisque anfeactibus et diversas constructum<text:line-break/>ese; ut hinc liceat condiseere spectatore</text:span></text:span>m, <text:span text:style-name="Default_20_Paragraph_20_Font"><text:span text:style-name="T1">quod, secuti<text:line-break/>in reliquis animalibus; cervo, lepore; et si quod aliud<text:line-break/>in currend</text:span></text:span>o <text:span text:style-name="Default_20_Paragraph_20_Font"><text:span text:style-name="T1">mullum reliqua animantia superat , utilibus<text:line-break/>ad haec bene c</text:span></text:span>o<text:span text:style-name="Default_20_Paragraph_20_Font"><text:span text:style-name="T1">nstructis, tum musculis, tunt nervis,<text:line-break/>sec etiam h</text:span></text:span>o<text:span text:style-name="Default_20_Paragraph_20_Font"><text:span text:style-name="T1">mini, quoniam reliquis animantibus multum<text:line-break/>intelligendo praecellit, vehementer h</text:span></text:span>o<text:span text:style-name="Default_20_Paragraph_20_Font"><text:span text:style-name="T1">c ese implicitum.<text:line-break/>Erant autem et processe</text:span></text:span>i<text:span text:style-name="Default_20_Paragraph_20_Font"><text:span text:style-name="T1">s nervorum omne</text:span></text:span>s <text:span text:style-name="Default_20_Paragraph_20_Font"><text:span text:style-name="T1">a cerebro; ae,<text:line-break/>ut summatim. dicam, cerebrum initium esse apparet<text:line-break/>e</text:span></text:span>o<text:span text:style-name="Default_20_Paragraph_20_Font"><text:span text:style-name="T1">rum, qui in corpore sunt nervi; nam sensus, q,a</text:span></text:span></text:p>
      <text:p text:style-name="P3"><text:span text:style-name="Default_20_Paragraph_20_Font"><text:span text:style-name="T1">naribus proven</text:span></text:span>i?, <text:span text:style-name="Default_20_Paragraph_20_Font"><text:span text:style-name="T1">ad hoc saramen pertingit, item ab<text:line-break/>auribus veniente</text:span></text:span>s. <text:span text:style-name="Default_20_Paragraph_20_Font"><text:span text:style-name="T1">Terebantur etiam ad linguam et ad<text:line-break/>oculos pr</text:span></text:span>o<text:span text:style-name="Default_20_Paragraph_20_Font"><text:span text:style-name="T1">cest</text:span></text:span>iis .<text:span text:style-name="Default_20_Paragraph_20_Font"><text:span text:style-name="T1">a cerebr</text:span></text:span>o. Hic Erasistratus fatetur, quod<text:line-break/>prius ipsi erat incognitum, manifesto tunc vidisse nervos<text:line-break/>singulos ex cerebro procedentes. Exacte enim de qua-<text:line-break/>tuor ipsius ventriculis scripsit, quos ne ip<text:span text:style-name="Default_20_Paragraph_20_Font"><text:span text:style-name="T1">t</text:span></text:span>e quidem anuo<text:line-break/>priore .viderat. At si in viventibus etiam animantibus<text:line-break/>experimentum fecisset, quod nos non semel neque bis,<text:line-break/>fed admodum frequenter lecturus , .firmam habuisset durae<text:line-break/>et crassae membranae cognitionem, quod cerebri conte-<text:line-break/>gendi gratia procreata sit, mollis autem et tenuis etiam<text:line-break/>hujus ipsius gratia, praeterea ut omnia cerebri vasta, arte-<text:line-break/>riae nimirum et venae, colligarentur. Porro quaenam<text:line-break/>spectanda in dissectionibus ad hujusmodi dogmatum inven-<text:line-break/>tionem putem, uberius in admiuisseationibus anatomicis<text:line-break/>explicatur. Meminero etiam nunc. ipsorum, quantum ad<text:line-break/>praesentia potissimum conducat. Exosso capitis osse,</text:p>
      <text:p text:style-name="P3">vivente adhuc animali, et crassiore membrana denudata,<text:line-break/>si utrobique messio rectitudinis, qua cereb<text:span text:style-name="Default_20_Paragraph_20_Font"><text:span text:style-name="T1">r</text:span></text:span>o haec plexu<text:line-break/>duplici incumbit, per hamulos ipsam elevatam aut solam<text:line-break/>incideris, aut totam excideris, neque insensile, neque<text:line-break/>immobile animal evadit; quemadmodum neque si obto-<text:line-break/>gentem ipsius partem totum posterius cerebrum , aut<text:line-break/>tantum incideris, aut excindas; non tamen, etsi cerebrum<text:line-break/>ab ipfis quomodocunque excludas, sic quoque animans<text:line-break/>motus aut <text:span text:style-name="Default_20_Paragraph_20_Font"><text:span text:style-name="T1">t</text:span></text:span>en<text:span text:style-name="Default_20_Paragraph_20_Font"><text:span text:style-name="T1">t</text:span></text:span>us expers redditu<text:span text:style-name="Default_20_Paragraph_20_Font"><text:span text:style-name="T1">r</text:span></text:span>, priusquam ad aliquem<text:line-break/>ventriculum ipsius <text:span text:style-name="Default_20_Paragraph_20_Font"><text:span text:style-name="T1">t</text:span></text:span>ectio perveniat. Maxime igitur peste-<text:line-break/>rior ventriculus animal offendit, deinde medius; uterque<text:line-break/>autem prio<text:span text:style-name="Default_20_Paragraph_20_Font"><text:span text:style-name="T1">r</text:span></text:span> minorem laesionem perficit, ac magis sime lu<text:line-break/>animalibus aetate provectioribus , minus autem in junio-<text:line-break/>ribus. Contusiones quoque illud idem, quod sectiones ad<text:line-break/>ventriculos usque pervenientes, efficiunt, quas non de<text:line-break/>industria nostra , fed etiam nobis admodum caventibus,<text:line-break/>ridemus nonnunquam fieri in iis, qui perforantur, quum<text:line-break/>ossa capitis fracta fuerint. Ex his igitur apparentibus</text:p>
      <text:p text:style-name="P3">forsitan . aliquis suspicetur, spiritum in ventriculis cerebri<text:line-break/>contentum, duorum alterum, siquidem anima est incor-<text:line-break/>porea, primum ipsius, ut ita dicam, domicilium existe-<text:line-break/><text:span text:style-name="Default_20_Paragraph_20_Font"><text:span text:style-name="T12">rc, </text:span></text:span>sin autem corpus, hunc ipsum spiritum animam esse.<text:line-break/>Verum quum coniunctis ventriculis paulo post curium<text:line-break/>sentiat moveaturque animal, non amplius licet dicere<text:line-break/>praedicta , hunc esse spiritum. Praestat igitur existimare,<text:line-break/>in ipsio corpore cerebri animam habitare, cujulcunque<text:line-break/>tandem sit substantiae , (nondum enim de hoc venit con-<text:line-break/>sideratro,) primum autem ipsius organum tum ad universos<text:line-break/>animantis <text:span text:style-name="Default_20_Paragraph_20_Font"><text:span text:style-name="T1">t</text:span></text:span>ensus, tum etiam ad arbitrarios motus hunc esse<text:line-break/>spiritum. Quare et evacuatus, usque dum rursus recolliga-<text:line-break/>tur, vita non privat animal, <text:span text:style-name="Default_20_Paragraph_20_Font"><text:span text:style-name="T1">t</text:span></text:span>ed <text:span text:style-name="Default_20_Paragraph_20_Font"><text:span text:style-name="T1">t</text:span></text:span>ensus motusque reddit<text:line-break/>expers. Atqui si is esset animae substantia, simul cum<text:line-break/>eo, ubi evacuatur, animal protinus periret. Meritu igitur<text:line-break/>generatur ltic spiritus in cerebri ventriculo, ac ideo illuc<text:line-break/>defluit arteriarum venarumque copia non exigua, ex qua .</text:p>
      <text:p text:style-name="P3">plexus choroides, ut vocant, efformati stant, instrumen-<text:line-break/>tum vero, ut dixi, est primum ipsum animae, Praeterea<text:line-break/>magis speraveris, spiritum hunc fieri , vasis ipfum expiran-<text:line-break/>tibus et praesertim arteriis in cerebri ventriculos , plexum<text:line-break/>retiformcm ex arteriis in caput venientibus fleri conspi-<text:line-break/>catus, quando primum supergressae calvariam intro con-<text:line-break/>duutur juxta cerebri basim Ibi enim non exiguam<text:line-break/>regionem natu<text:span text:style-name="Default_20_Paragraph_20_Font"><text:span text:style-name="T1">r</text:span></text:span>a veluti thalamum quendam retiformi huic<text:line-break/>plexui praeparavit, qui a crassiore membrana continetur,<text:line-break/>in quam regionem ab arteriis carotidibus appellatis haud<text:line-break/>parva quaedam portio pervenit, utrobique singula ra<text:span text:style-name="Default_20_Paragraph_20_Font"><text:span text:style-name="T1">t</text:span></text:span>a,<text:line-break/>deinde multifariam p<text:span text:style-name="Default_20_Paragraph_20_Font"><text:span text:style-name="T1">r</text:span></text:span>opagatae non simplex efficiu<text:span text:style-name="Default_20_Paragraph_20_Font"><text:span text:style-name="T1">n</text:span></text:span>t rete,<text:line-break/>sed multa filii invicem superposita, eaque commissa con-<text:line-break/>nataque omnia. Ac rursus in plexum hunc lento pari<text:line-break/>arteriarum euascente, quantum ab initio erat, id, quod<text:line-break/>a carotidibus venit, in cerebrum effertur, tum alias par-<text:line-break/>tes multis ipsius ramis implicans, tum illas, quae yentri-</text:p>
      <text:p text:style-name="P3">culorum plexus efficiunt Itaque arteriarum spiritus. vita-<text:line-break/>lis est et appellatur, animalis autem in cerebro, non<text:line-break/>tanquam animae substantia sit, <text:span text:style-name="Default_20_Paragraph_20_Font"><text:span text:style-name="T1">t</text:span></text:span>est sicut organum prima-<text:line-break/>rium ipsius in cerebro habitantis, qualiscunque sit subflan-<text:line-break/>tiae. Quemadmodum autem vitalis spiritus in arteriis <text:span text:style-name="Default_20_Paragraph_20_Font"><text:span text:style-name="T12">et<text:line-break/></text:span></text:span>corde generatur, materiam generationis habens ex inspi-<text:line-break/>ratione et humorum vapore, ita animalis ex vitali magis<text:line-break/>elaboratu habet originem. Conveniebat enim nimirum<text:line-break/>omnium maxime hunc accuratam mutationem consequi.<text:line-break/>Si igitur et femen et lac, quamvis virtute ab animali<text:line-break/>spiritu absint, tamen natura exacte ea elaborare deside-<text:line-break/>rans fecit, ut ea diutius in concoquendi instrumentis<text:line-break/>immorarentur, ac propterea femini cireunrvoIutiouem<text:line-break/>anfractumque ante testiculos praepararit, lacti vero lon-<text:line-break/>gitudinem vastorum ad mammas tendentium, merito etiam<text:line-break/>id cerebro ex vitali spiritu animalem efficienti veluti<text:line-break/>labyrinthum quendam varium plexum retiformem prope</text:p>
      <text:p text:style-name="P3">cerebrum fabricata est. Atque hoc ipsum structura par-<text:line-break/>tium indicante docti fumus, quod animalis spiritus neque<text:line-break/>substantia animae fit, neque domicilium ipsius, sied<text:line-break/>instrumentum primarium, inde videlicet, quod, ipso per<text:line-break/>vuluera evacuato, statim veluti mortuum animal reddi-<text:line-break/>tur, collectu autem reviviscit; ac omnia summatim, quae<text:line-break/>dicta sunt dicentnrque, partim ex partium structura,<text:line-break/>partim ex symptomatis supervenientibus ob sectiones aut<text:line-break/>compressiones inventionem obtinenti Statim siquidem<text:line-break/>cerebri meatuum tuli per insundibulum lu palatum de-<text:line-break/>frendunt, alii in narium initium desinunt, alii in opti-<text:line-break/>cis nervis apparenti Et aliquis alius luserit fe primae<text:line-break/>spinalis medullae origini, qua parte potissimum, crassiore<text:line-break/>membrana vuluerata, totus meatus nudus redditus una<text:line-break/>cum extremo posterioris cerebri sinu; quod maxime<text:line-break/>Erafistrato imposuit, qui putaverit, per cerebri membranae<text:line-break/>vulnus statim immobile reddi animal: ridebat enim, in</text:p>
      <text:p text:style-name="P3">bobus circa primam vertebrato vulneratis fimus atque<text:line-break/>membrana cerebri divisa fuerit, immobile protinus aule<text:line-break/>mal fieri. Verum non membranae affectu, sed. quia<text:line-break/>posterior ventriculus nudatur, id accidit. Constat autem<text:line-break/>inde, quod in omnibus aliis partibus membrana vulnerata<text:line-break/>nihil hujusmodi efficiat. Itaque de tota cerebri natura<text:line-break/>in aliis operibus tractatur; quae ex dissectione apparent,<text:line-break/>lu administrationibus anatomicis; u<text:span text:style-name="Default_20_Paragraph_20_Font"><text:span text:style-name="T1">t</text:span></text:span>us structurae cujus-<text:line-break/>que membri in opere de usu partium expositus. Non<text:line-break/>pauca etiam in commentariis de Hippocratis anatome<text:line-break/>tractantur. In praesentiarum ea solum, quae ad praesens<text:line-break/>institutum utilia sunt, persequor; etenim quum nervi<text:line-break/>ex cerebro et membranis id ambientibus ortum habeant,<text:line-break/>per partem eam, quae ex cerebro prodit, et sensus omni-<text:line-break/>bus membris. et motus suppeditatur. Quae autem utrius-<text:line-break/>que membranae p<text:span text:style-name="Default_20_Paragraph_20_Font"><text:span text:style-name="T1">r</text:span></text:span>opago est, eundem ne<text:span text:style-name="Default_20_Paragraph_20_Font"><text:span text:style-name="T1">r</text:span></text:span>vis usum p<text:span text:style-name="Default_20_Paragraph_20_Font"><text:span text:style-name="T1">r</text:span></text:span>ae-<text:line-break/>bet, quem cerebro illae exhibebant. Quare si ambo<text:line-break/>exemeris, nihil laeditur pars, in quam nervus pertinet;</text:p>
      <text:p text:style-name="P3">quemadmodum neque si ipsi cerebro exteriores membra-<text:line-break/>nas absuderis, nihil enim ne ob has quidem animal in<text:line-break/>prae<text:span text:style-name="Default_20_Paragraph_20_Font"><text:span text:style-name="T1">t</text:span></text:span>enti quidem ostenditur; quod fi processu temporis<text:line-break/>postea ex affinitate cousensuque periculum sequitur, nihil<text:line-break/>hoc sarit ad id, quod quaeritur.</text:p>
      <text:h text:style-name="Heading_20_2" text:outline-level="2">Cap. IU </text:h>
      <text:p text:style-name="P29">Utrum igitur, quemadmodum in ventricu-.<text:line-break/>lis cerebri spiritu inanito totum .animal sensus expers<text:line-break/>evasit, et propterea dicimus, eum esse utilem tum lud<text:line-break/>partium sensus, tum ad motus, ile existimandum est,<text:line-break/>etiam in singulis nervis spiritum esse aliquem , ac utrum<text:line-break/>hic quasi intestinus et connatus ipsis fit, qui ab eo, qui<text:line-break/>a principio venit, tanquam nuncio quodam pulsatus exci-<text:line-break/>tatur, an connatus quidem .sit ipfis nullus, sed ex cere-<text:line-break/>bro infinit eo tempore, quo movere partem volumus,<text:line-break/>ego sane non possum promptu pronunciare. Proponantur<text:line-break/>autem vulgari ratione consideranda et haec umbo modo<text:line-break/>commemorata, et praeterea tertium, secundum qualita-<text:line-break/>tem continuorum alteratio; quod obscure mihi ridentur</text:p>
      <text:p text:style-name="P3">significare, qui fecundum facultatem influere quaedam<text:line-break/>sine substantia affirmant. Nam quae per alterationem in<text:line-break/>continua corpora qualitatum distributiones fiu<text:span text:style-name="Default_20_Paragraph_20_Font"><text:span text:style-name="T1">n</text:span></text:span>t, facultatis<text:line-break/>influxus ab ipsis dicuntur, quemadmodum quum in amb-<text:line-break/>lente aere ex solari splendore profecta quaestum quali-<text:line-break/>tas, in omnem ipsius partem distributio pervenit, ipsa<text:line-break/>fotis substantia in loco <text:span text:style-name="Default_20_Paragraph_20_Font"><text:span text:style-name="T1">t</text:span></text:span>uo permanente. Ostensum erum<text:line-break/>hoc nobis est in opere de demonstratione. Neque itaque<text:line-break/>prompte sic pronuntiari licet, utrum sic facultas ex cerebro<text:line-break/>partibus per nervos iusiuit, an spiritus substantia usque<text:line-break/>ad <text:span text:style-name="Default_20_Paragraph_20_Font"><text:span text:style-name="T1">s</text:span></text:span>ensibiles mobilesque partes proficiscente, aut aliquo<text:line-break/>usque nervis incidente, ut vehementer ipsus atteret,<text:line-break/>deinde sic alteratione usque ad membra mobilia distribu-<text:line-break/>ta. Hujusmodi etiam quippiam in sensu visorio fieri, in<text:line-break/>libris de demonstratione iirdicatum esu Quod enim in<text:line-break/>illis nervis splendidus fertur spiritus foramina. manifesta<text:line-break/>habentibus tum in superiori initio, tum qua in oculos</text:p>
      <text:p text:style-name="P3">iusorrmtm, lu grandimn animalium dissectionibus est<text:line-break/>conspicere. Inferiorem itaque partem et juxta oculos<text:line-break/>sitam plurimi dissectores cognoverunt. Superius autem<text:line-break/>initium horum nervorum prope omnibus ipsius ignoratum<text:line-break/>est, quod sit, qua priores ventriculi in obliquum distor-<text:line-break/>quentur. Quum enim uterque ipsorum arctum prolixum-<text:line-break/>que inferiorem finem habeat, ibi narium meatuum radix<text:line-break/>habetur. Superius autem extremum, quod ad medium<text:line-break/>pertingit vermiculum dilatatum, conversum quodam-<text:line-break/>ntodo inde lu obliquum porrigitur, paulatim ad iufernam<text:line-break/>regionem et basse tendens ; non tamen ad illam perve-<text:line-break/>niunt, led paulo post in angustum redacti desinunt cornu<text:line-break/>instar non admodum cito , led paulatim aversi. Itaque<text:line-break/>ad hoe ventriculorum extremum emergit opticorum ner-<text:line-break/>vorum principium, foramen vix visibile obtinens. Spe-<text:line-break/>ctabis autem ipsum haec tria considerans ; unum , ut<text:line-break/>magnum sit animal; fecundum, ut statim post mortem<text:line-break/>incidatur; et tertium, ut ambiens aer sit lucidus. . Si</text:p>
      <text:p text:style-name="P3">enim his sic praeparatis nudaveris, c<text:span text:style-name="Default_20_Paragraph_20_Font"><text:span text:style-name="T1">o</text:span></text:span>mmode extremo<text:line-break/>-ventriculo ablato, omnia quae ei incumbunt corpora, sic<text:line-break/>ut non divellas comprimasque nervi processum, videbis<text:line-break/>juxta initium ipsius foramen. Quod igitur spiritus aliquis<text:line-break/>per meatus hos ad oculos defertur, et structura te docet, et<text:line-break/>praeterea quod, uno ipsorum clauso, alterius pupilla dilatatur,<text:line-break/>aperto autem statim rursus in naturalem magnitudinem<text:line-break/>revertitur. Nam quod, cum tunica acini speciem reserens<text:line-break/>a substantia quadam distenditur, dum repletur interior<text:line-break/>ipsius regio , necessarium est pupillae soramen dilatari,<text:line-break/>et alioquin fieri nequit, item quod inauitionis repletio-<text:line-break/>nisque celeritas non humoris cujusdam influentis , sed<text:line-break/>solius spiritalis opus est substantiae, haud difficile est<text:line-break/>contueri. Quoniam vero in idem utrique meatus perve-<text:line-break/>niunt, (etenim et hoc evidenter apparet in dissectionibus,)<text:line-break/>verisimile est, communem regionem , ex utrisque meatibus<text:line-break/>spiritum recipientem, dum alter oculus clauditur, totum</text:p>
      <text:p text:style-name="P3">ipfum alteri transmittere. Porro maximum hujus rei<text:line-break/>testimonium est et quod suffusorum, quibus sane si fora-<text:line-break/>m en dilatetur, clauso altero oculo, facultas adhuc ul<text:span text:style-name="Default_20_Paragraph_20_Font"><text:span text:style-name="T1">t</text:span></text:span>oria<text:line-break/>servetur incolumis , quibus autem si hoc non eveniat, .<text:line-break/>omnino perierit, ac propterea, etsi p<text:span text:style-name="Default_20_Paragraph_20_Font"><text:span text:style-name="T1">r</text:span></text:span>obe <text:span text:style-name="Default_20_Paragraph_20_Font"><text:span text:style-name="T1">t</text:span></text:span>ussusio curata<text:line-break/>fuerit, ipsi non vident. Aliis vero quibusdam accidit,<text:line-break/>ut non videant, vel citra suffusionem, in quibus si alterius<text:line-break/>palpebra clausa fuerit, pupilla aequalem priori circulum<text:line-break/>habere videtur, tanquam non amplius spiritali substantia<text:line-break/>in oculum perveniente, unde distenditur repleta iutrin-<text:line-break/>siccus tunica rhagoidcs dicta. Merito igitur in his opti-<text:line-break/>corum nervorum meatus obstructi esse a multis praeda-<text:line-break/>ris medicis dicuntur; ac noni quendam itu affectum<text:line-break/>recensuisse nobis, quod, priusquam pateretur, per sum-<text:line-break/>uum apertis palpebris lumen copiosum ante oculos xide-<text:line-break/>bat, quod denique et mihi et multis aliis inest. Pau-<text:line-break/>fatim autem dicebat decrevisse lumen ipsius, usque dum<text:line-break/>nihil omnino appareret amplius, et visorium scu<text:span text:style-name="Default_20_Paragraph_20_Font"><text:span text:style-name="T1">t</text:span></text:span>um</text:p>
      <text:p text:style-name="P3">obscurari similiter, ita ut in totum interiret. Porro<text:line-break/>leonibus et pardalibus aliisque animalibus, quibus splendi-<text:line-break/>dus admodum est oculus, licet tibi noctu spectare, quum<text:line-break/>pupillam ad nares converterint, circulum splendoris in<text:line-break/>ipsa apparentem, ut colligas, tantum a pupilla interim<text:line-break/>visorium conum increvisse, quatenus suerit juxta inter-<text:line-break/>valli proportionem ipsius circulus. Etenim qui hunc<text:line-break/>natura majorem habent, in iis etiam splendoris circulus<text:line-break/>major apparet; iis, qui minorem, tanto ad portionem<text:line-break/>minor, quanto etiam ille. Utrum igitur, quemadmodum<text:line-break/>ad oculos spiritus aliquis per nervos opticos pervenit , ita<text:line-break/>etiam in aliis omnibus habet, ac quaedam via est in<text:line-break/><text:span text:style-name="Default_20_Paragraph_20_Font"><text:span text:style-name="T1">sin</text:span></text:span>gulis invisibilis propter parvitatem, an hoc esse non<text:line-break/>potest in sibris nervorum tenuissimis? oportebit enim<text:line-break/>nos cousiderare corpus aliquod nervi etiam araneis<text:line-break/>tenuius meatui orbiculatim circumdatum. Quapropter<text:line-break/>ipsum divelletur celerrime et meatus obstruetur qua-<text:line-break/>cumque <text:span text:style-name="Default_20_Paragraph_20_Font"><text:span text:style-name="T1">t</text:span></text:span>ere occasione. ldeo strue arbitror non omnibus</text:p>
      <text:p text:style-name="P3">nervis inesse meatus. Forsan igitur dicet aliquis, si<text:line-break/>omnino unus nervus membris inferioribus facultates a<text:line-break/>principio potest proferre sinus expers, poterunt et omnes.<text:line-break/>Cur igitur et meatus juxta spinalis medullae processum<text:line-break/>ita sensilis est, ut in visc<text:span text:style-name="Default_20_Paragraph_20_Font"><text:span text:style-name="T1">e</text:span></text:span>ris nervis? An quod conti-<text:line-break/>nuitate virtutum distiibutio redditur imbecillis, et prae-<text:line-break/>fertum quum vel majus, vel durius sit, quod recipit, aut<text:line-break/>vehementiorem allevationem desiderat, si autem tenuior<text:line-break/>substantia aliquatenus incidat cum violentia et ictu, auge-<text:line-break/>bitur alteratio? Dictum enim est, quod hoc fune, quod<text:line-break/><text:span text:style-name="Default_20_Paragraph_20_Font"><text:span text:style-name="T12">a </text:span></text:span>plerisque vocatur distiibutio facultatis, alterationis sit<text:line-break/>communicatio ; qualis etiam in .abre a solari splendore<text:line-break/>accidit. Sic utique consentaneum est, etiam spiritum, qui<text:line-break/>in oculos proficiscitur, primo illapsu uniri cum ambiente, .<text:line-break/>et simul ipsum in sinam ipsius naturam alterare, non<text:line-break/>tamen plurimum extendi.</text:p>
      <text:h text:style-name="P18" text:outline-level="2">Cap. U </text:h>
      <text:p text:style-name="P29">Praesertim autem credet hoc aliquis fieri<text:line-break/>doctus, quomodo conscntancunr sit nos ridere. Porro<text:line-break/>initium etiam hujus sermonis tale esu Corpus videns e<text:line-break/>duobus alterum efficit: aut mittens de fe aliquid ad nos<text:line-break/>cum illo etiam propriam indicat dign<text:span text:style-name="Default_20_Paragraph_20_Font"><text:span text:style-name="T1">a</text:span></text:span>tionem, aut, si<text:line-break/>ipsitm nihil mittit, expectat aliquam a nobis ad fe veni-<text:line-break/>re facultatem fentientem. Utrum igitur ipforum sit<text:line-break/>verius, hoc potissimum modo judicabitur. Per pupillae<text:line-break/>foramen videmus ; quod si expectasset portionem aliquam,<text:line-break/>aut facultatem, aut imaginem, aut qualitatem corporum<text:line-break/>extrinsecus submoturum ad se proficisci, non ejus, quod<text:line-break/>videtur, magnitudinem cognovissemus, montis verbi<text:line-break/>gratia maximi. Tanta enim imago ab eo oculis nostris<text:line-break/>incidisset, quanta ipsa est; quod omnino ratione caret;<text:line-break/>simul et eodem temporis momento ad singulos videntes,<text:line-break/>etlamsi mille fuerint, pervenirent, quum visorius etiam<text:line-break/>spiritus <text:span text:style-name="T23">i</text:span>nequeat fluore suo tantum extendi, ut toti<text:line-break/>corpori, quod videtur, circumsundatur. Hoc enim simile</text:p>
      <text:p text:style-name="P3">est Stoicorum guttae toti mari temperatae. Relinquitur<text:line-break/>itaque adhuc, ambientem aerem tale nobis instrumentum<text:line-break/>fieri, quo tempore videmus, quale . in corpore nervus<text:line-break/>perpetuo existit. Ejusmodi enim quippiam accidere vide-<text:line-break/>tm ambienti nos aeri a spicitu, quum excidit, cujus-<text:line-break/>modi etiam a salis splendore. Ille siquidem supernum<text:line-break/>ipsius extremum attingens in totam fe facultatem com-<text:line-break/>municat, et visus per nervos viforios apparens substan-<text:line-break/>tiam habet spiritalem. At incidens ambienti et primo<text:line-break/>incursu alle<text:span text:style-name="Default_20_Paragraph_20_Font"><text:span text:style-name="T1">v</text:span></text:span>ationem efficiens tradit ei quam . longissime,<text:line-break/>quod illi continuum est, scilicet ambiens corpus, ut in<text:line-break/>momento temporis allevationem in totum ipfum trans-<text:line-break/>mittat. Evidenter enim hujusmodi apparet in solis vir-<text:line-break/>tute; nam, posito quodam solido. corpore, in medio sub-<text:line-break/>sequentis aeris statim videmus splendorem perire, ceu<text:line-break/>qui, dum immutatur, lucidus evadat, non autem, quod<text:line-break/>permutatus ita permaneat. Firmum enim lumen in se<text:line-break/>diu teneret, etiamsi id, quod illuminat, fuerit ablatum.</text:p>
      <text:p text:style-name="P3">Ita vero et nervo secto, quantum sectio a continuitate<text:line-break/>cerebri separaverit, tantum is insensibilis sictim redditur.<text:line-break/>Apparet .itaque similis aliquis affectus utrisque accidere,<text:line-break/>et nervo., et ambienti aeri, secundum fuam naturam<text:line-break/>similitudinem quandam habentibus, dum exacte ad id,<text:line-break/>quod transmutat, assimilantur, quatenus co<text:span text:style-name="Default_20_Paragraph_20_Font"><text:span text:style-name="T1">n</text:span></text:span>tinui sunt, atque<text:line-break/>etiam ut semper afficiantur indigent, quemadmodum<text:line-break/>ambiens nos aer quum illuminatur, manifesto ipsius calor<text:line-break/>diu permanet, etiamsi id, quod calefacit, reparatum sit,<text:line-break/>similiter et refrigeratio, dum non amplius est, quod refri-<text:line-break/>gerat, splendor autem sictim cum eo, quod illuminat,<text:line-break/>discedit. Apparet etiam lu arteriis eadem natura, uti in<text:line-break/>nervis; et hae dissectus interceptaeque funiculo non<text:line-break/>pulsa<text:span text:style-name="Default_20_Paragraph_20_Font"><text:span text:style-name="T1">n</text:span></text:span>t, destitutae non, ut Erasistratus putat , eo qui a<text:line-break/>corde mittitur spiritu ; nam ostendimus hoc alibi fieri<text:line-break/>non posse, ossendetmque etiam nunc in subsequentibus,<text:line-break/>ne quicquam sermoni desit;. verum quia tunicae ipsarum</text:p>
      <text:p text:style-name="P2">continuae cordis corpori <text:span text:style-name="Default_20_Paragraph_20_Font"><text:span text:style-name="T1">t</text:span></text:span>uus, ab illo influentem faenile-<text:line-break/>tem semper obtinent. Commune igitur omnium est sien-<text:line-break/>fus facultatum, quae a cerebro originem ducunt, per ner-<text:line-break/>vos usque ad propria instrumenta deferri; item quod<text:line-break/>nervus substantia cerebro respondet, nisi quod quantum,<text:line-break/>i ne esset ad patiendum facilior, statim condensatus est,<text:line-break/>tantum a cerebri natura hoc ipsis recessit. Quo vero con..<text:line-break/>densatus obduruit, eo statim etiam propter id ap<text:span text:style-name="Default_20_Paragraph_20_Font"><text:span text:style-name="T1">t</text:span></text:span>um<text:line-break/>continenter illius praesidium requirit; nam si talis mane-<text:line-break/>ret, quale est cereb<text:span text:style-name="Default_20_Paragraph_20_Font"><text:span text:style-name="T1">r</text:span></text:span>um, <text:span text:style-name="Default_20_Paragraph_20_Font"><text:span text:style-name="T1">n</text:span></text:span>on desideraret ab illo auxi-<text:line-break/>lium. Etenim substantiarum proprietates sibi similes<text:line-break/>habent et facultatum proprietates. Quantum igitur singuli<text:line-break/>nervi sensorii proprie dicti a cerebri natura recesserunt,<text:line-break/>tantum etiam ab ipsius facultate. Vocantur autem pro-<text:line-break/>prie sensorii nervi, qui instrumentis sensoriis immittuntur,<text:line-break/>molliores aliis, qui partes movent, provide etiam hoc<text:line-break/>natura quum fecerit. Quoniam sensus non est absque</text:p>
      <text:p text:style-name="P3"><text:span text:style-name="Default_20_Paragraph_20_Font"><text:span text:style-name="T12">h</text:span></text:span><text:span text:style-name="Default_20_Paragraph_20_Font"><text:span text:style-name="T1">o</text:span></text:span>c, quod quoquo modo afficiantur nervi, motus autem<text:line-break/>in faciendo luio actionem obtinet, merito fenforius mol-<text:line-break/>Iior, durior autem motorius nervus factus esu Jam<text:line-break/>motorii omnes feri<text:span text:style-name="Default_20_Paragraph_20_Font"><text:span text:style-name="T1">t</text:span></text:span>us tactus participes sunt, quoniam<text:line-break/>hujus sensibile crassiorum est partium. E contrario visio-<text:line-break/>rius nervus non solum; quoniam sensibili forami<text:span text:style-name="Default_20_Paragraph_20_Font"><text:span text:style-name="T1">n</text:span></text:span>e per-<text:line-break/>yius est, excellentiam facultatis indicat, sed etiam mollitie<text:line-break/><text:span text:style-name="Default_20_Paragraph_20_Font"><text:span text:style-name="T12">et </text:span></text:span>magnitudine, et quod immergatur rursus in oculis,<text:line-break/>cerebroque per omnia respondeat. ldem vero nervus<text:line-break/>totus inter cerebrum et oculum medius consistit : luteris-<text:line-break/>rem ipsius partem molliorem habet, externam duriorem.<text:line-break/>opifex utrumque commentus est, tum ut inter ambulau-<text:line-break/>dum tutus esset , tum ut cerebri naturam, quatenus licet,<text:line-break/>conservaret. Merito igitur nervorum omnium, non<text:line-break/>fotum ex cerebro procedentium, sed etiam eorum, qui<text:line-break/>ex spinali medulla exoriuntur, qui ad visum spectat,<text:line-break/>maximus effectus est; quippe eximia conveniebant ipsi<text:line-break/>praeter alios adesse, tum ut soraminibus per linum pateat,</text:p>
      <text:p text:style-name="P3">tum ut mollis sit inibi, durus autem extrinsecus, et per<text:line-break/>ipsum multa ex cerebro spiritalis substantia in oculorum<text:line-break/>regiones perveniat. Itaque foramen omnino substantia<text:line-break/>quadam solida contineri oportebat, quae, nisi crassescere:<text:line-break/>nervus, non utique foret. Crassities ipsius duplicem<text:line-break/>habet formam, qui mollis intus, extrinsecus durus gene-<text:line-break/>ratus esu Quod vero et oculum non exiguae cerebri<text:line-break/>substantiae participem esse conveniebat, credideris mani-<text:line-break/>lesse , ubi ipsum disserueris. Invenies enim sub tunicis .<text:line-break/>intus humores orbiculares duplices, alium ita mollem,<text:line-break/>cujusmodi est vitrum mediocriter solutum, alium ita<text:line-break/>durum , cujusmodi est glacies modice concreta. Nomina-.<text:line-break/>tur autem a medicis mollior vitreus, durior crystallinus,<text:line-break/>a vitri et crystalli fimilitudine, quibus non solum sub-<text:line-break/>stantila, sed etiam coloribus respondent, fiquidem exacte<text:line-break/>purus est, pellucidus et splendidus. Prius igitur mea-<text:line-break/>tum ex cerebro in utrumque ipsorum descendentem<text:line-break/>vitreus excipit, post ipsum crystallinus, fimitis paulatim</text:p>
      <text:p text:style-name="P3">orbi dilatato. Quapropter meatus ipse una cum nervo<text:line-break/>ambiente exteriorem permeans tunicam in oculo ambo<text:line-break/>haec patitur: qua primum in regionem ipsius excidit,<text:line-break/>illic sa<text:span text:style-name="Default_20_Paragraph_20_Font"><text:span text:style-name="T1">n</text:span></text:span>e spiritus humoribus miscetur, ut substantia ipsu-<text:line-break/>rmn tuta fiat sensibilis; porro amplectitur rursus soluta<text:line-break/>dilatataque nervi substantia vitreum humorem ingre-<text:line-break/>silens juxta extremum ipsius maximum crystallini<text:line-break/>circulunr. Quapropter tibi figura videbitur nervi<text:line-break/>dilatati similis reti evasisse, ob idque etiam corpus hoc<text:line-break/>tunicam appellant retisormem. Quod si, toto eo adempto;<text:line-break/>coneris omnem simul partem coacervare, cerebrum tibi<text:line-break/>apparebit; ac si ostenderis alicui non speculato, unde col-<text:line-break/>lectum sit, dicet, partem esse cerebri corpus, quod osten-<text:line-break/>ditur, ac fidem non adhibebit, in oculis ipsum conti-<text:line-break/>neri. Tantam sime excellentiam structurae oculus prae-<text:line-break/>ter alia sensuum iustiumenta assecutus est; ac mirabile<text:line-break/>nihil, quanto ipsius primum sensibile exactius est et sub-</text:p>
      <text:p text:style-name="P3">filius quam alia, tanto etiam magis quam illa cerebri<text:line-break/>naturae esse particeps. Neque enim ipsam amplius cere-<text:line-break/><text:span text:style-name="Default_20_Paragraph_20_Font"><text:span text:style-name="T12">bri </text:span></text:span>substantiam in usio alio instrumento invenias, neque<text:line-break/>in ventriculis, ut in ipfo, spiritus animalis copiam per-<text:line-break/>mulsam. Merito autem, ut dixi, sic constructus est,<text:line-break/>lustr<text:span text:style-name="Default_20_Paragraph_20_Font"><text:span text:style-name="T1">a</text:span></text:span>mento ulmus aere circumfluo. Fit autem tale<text:line-break/>instrumentum ad propriam sensilium dignotionem, cu-<text:line-break/>jusmodi cerebro nervus esu Quocirca, quam habet ra-<text:line-break/>tionem cerebrum cum nervo, talem oculus habet cum<text:line-break/>aere. At proprium vi<text:span text:style-name="Default_20_Paragraph_20_Font"><text:span text:style-name="T1">tus t</text:span></text:span>ensile, quod et primum ipsius<text:line-break/><text:span text:style-name="Default_20_Paragraph_20_Font"><text:span text:style-name="T1">t</text:span></text:span>ensile nominavi, colorum genus est. Illud enim<text:line-break/>primum et per <text:span text:style-name="Default_20_Paragraph_20_Font"><text:span text:style-name="T1">t</text:span></text:span>e et salus inter alios <text:span text:style-name="Default_20_Paragraph_20_Font"><text:span text:style-name="T1">t</text:span></text:span>entis, quem-<text:line-break/>admodum gestus sapores. At coloratum corpus simul<text:line-break/>cum eo cognoscit, quemadmodum gestus , quod sapores<text:line-break/>obtinet. Verum gustus perinde atque alii <text:span text:style-name="Default_20_Paragraph_20_Font"><text:span text:style-name="T1">t</text:span></text:span>en<text:span text:style-name="Default_20_Paragraph_20_Font"><text:span text:style-name="T1">t</text:span></text:span>us ad ani-<text:line-break/>mantis corpus sensile p<text:span text:style-name="Default_20_Paragraph_20_Font"><text:span text:style-name="T1">r</text:span></text:span>oficisci expectat. Vi<text:span text:style-name="Default_20_Paragraph_20_Font"><text:span text:style-name="T1">t</text:span></text:span>us per me-<text:line-break/>dium aerem ad coloratum extenditur ;- unde ipse siclus</text:p>
      <text:p text:style-name="P3">una cum colore ejus quod ridetur cognoscit et magnitu-<text:line-break/>clinem ipsius et figuram, quum ne hoc quidem alius-<text:line-break/>fensirs possit percipere, nisi per accidens nonnunquam<text:line-break/>tactus. Itaque disputatio in quinto de demonstratione<text:line-break/>eatenus producta esu At risu praeter alia licet et situm .<text:line-break/>et intervallum pariter corporis colorati dignoscere, quum<text:line-break/>nullum aliorum sentire queat. Porro qui aggrediuntur<text:line-break/>et olsactu et auditu situm c<text:span text:style-name="Default_20_Paragraph_20_Font"><text:span text:style-name="T1">o</text:span></text:span>rporis, quod vaporem emittit,<text:line-break/>aut ferientis aerem dign<text:span text:style-name="Default_20_Paragraph_20_Font"><text:span text:style-name="T1">o</text:span></text:span>scere, quom<text:span text:style-name="Default_20_Paragraph_20_Font"><text:span text:style-name="T1">o</text:span></text:span>do errent, non est<text:line-break/>hujus loci dicere. Quippe fusissime de omnibus, quae ex .<text:line-break/>duobus lensibus apparent, in . quinto de demonstratione<text:line-break/>expositum est, quemadmodum diximus; in quo opere<text:line-break/>exercitatus aliquis promptius^ assequetur ea, quae nunc<text:line-break/>dicuntur. Nam in illis osten<text:span text:style-name="Default_20_Paragraph_20_Font"><text:span text:style-name="T1">t</text:span></text:span>a sunt omnia, quae testentur,<text:line-break/>corpus visibile , quocunque sit loco , videri ; id quod evi-<text:line-break/>dentur .etiam apparet ex ipsis <text:span text:style-name="Default_20_Paragraph_20_Font"><text:span text:style-name="T1">t</text:span></text:span>ens<text:span text:style-name="Default_20_Paragraph_20_Font"><text:span text:style-name="T1">o, </text:span></text:span>unde neque geome-<text:line-break/>rici cum demonstratione, fed per <text:span text:style-name="Default_20_Paragraph_20_Font"><text:span text:style-name="T1">t</text:span></text:span>e tanquam evidens</text:p>
      <text:p text:style-name="P3">ipfum ponunt, quanquam ejus, quod secundum rectas<text:line-break/>nos ridemus lineas; aut quod risus, ubi exacte laevi<text:line-break/>cuipiam et lucenti inciderit, secundum aequalem reflecta-<text:line-break/><text:span text:style-name="Default_20_Paragraph_20_Font"><text:span text:style-name="T12">tur </text:span></text:span>angulum cui occurrerit, demonstrationes nonnullae<text:line-break/>feruntur. Si igitur risus solus ex aliis sensibus percipit<text:line-break/>sensile, quod ipsum movet, per medium aerem, non ceu<text:line-break/>per baculum quendam , sed partem consimilem specie et<text:line-break/>cognatum ipsi, ac soli hoc ipsi eximium datum est, simul<text:line-break/>quod per reflexum ridet, merito opus habuit spiritu desuper<text:line-break/>influente pellucido , qui ambienti aeri incidens et veluti<text:line-break/>converberans ipsum sibi assimilabit Necessario igitur<text:line-break/>dicetur, visus instrumentum esse pellucidum splendidum-<text:line-break/>que, aruimus aereum, olfactus vaporosum, gestus liqui-<text:line-break/>dum, tactus ter<text:span text:style-name="Default_20_Paragraph_20_Font"><text:span text:style-name="T1">r</text:span></text:span>estre. Neque enim aliter liceret habere<text:line-break/>ea, ut quae alterationem ex similibus requirunt. Atque<text:line-break/>hoc utique erat, quod Empedocles his versibus voluit<text:line-break/>significare :</text:p>
      <text:p text:style-name="P6"><text:span text:style-name="Default_20_Paragraph_20_Font"><text:span text:style-name="T1">Terram equidem terra, sed aqua</text:span></text:span>m <text:span text:style-name="Default_20_Paragraph_20_Font"><text:span text:style-name="T1">spectamu</text:span></text:span>s <text:span text:style-name="Default_20_Paragraph_20_Font"><text:span text:style-name="T1">aqua,<text:line-break/>igne</text:span></text:span></text:p>
      <text:p text:style-name="P2"><text:span text:style-name="Default_20_Paragraph_20_Font"><text:span text:style-name="T1">Conspicuum ignem , sed aera cernimus aere clarum. .<text:line-break/></text:span></text:span>Percipimus enim sic, sensorio enim magis terrestri; qui<text:line-break/>est tactus, terrestrem in sensibilibus naturam, lucidissimo<text:line-break/>visus lucidam, quemadmodum et aerio .auditus scnsorio<text:line-break/>propri<text:span text:style-name="Default_20_Paragraph_20_Font"><text:span text:style-name="T1">or</text:span></text:span>um. aeris affectuum dignatio absolvitur. Quin<text:line-break/>etiam . humido gustatus sensorio et natura spongioso<text:line-break/>humores a nobis percipiuntur. Reliquum est olfactus<text:line-break/>insuumentum, non in narium meatibus, ut multi arsi;<text:line-break/>trantur, sed in priorum cerebri. ventriculorum extremis,<text:line-break/>t in quae narium meatus emergunt, si quidem. iubae<text:line-break/>parte vaporo fissi:: ros ipsius meatus esse contingit. Porro<text:line-break/>scriptus est, si quis cupiat, <text:span text:style-name="Default_20_Paragraph_20_Font"><text:span text:style-name="T16">etiam.de </text:span></text:span>hoc liber unus a<text:line-break/>nobis , cui titulum indidi De olfactus . instrumento.</text:p>
      <text:h text:style-name="Heading_20_2" text:outline-level="2">si . Cap. VI. </text:h>
      <text:p text:style-name="P29">Quintum enim hoc est .sensorium lufliu-<text:line-break/>mentum, quum non sint quinque elementa,; qu<text:span text:style-name="Default_20_Paragraph_20_Font"><text:span text:style-name="T1">o</text:span></text:span>niam<text:line-break/>odorum genuanatura medium est inter aerem et aquam;</text:p>
      <text:p text:style-name="P3">quemadmodum e t Plato dixit in Tim aeo post haec verba:<text:line-break/><text:span text:style-name="Default_20_Paragraph_20_Font"><text:span text:style-name="T1">Mutata enim aqua in acrem, vel^ aere in aquam, in<text:line-break/>medi</text:span></text:span>o isio<text:span text:style-name="Default_20_Paragraph_20_Font"><text:span text:style-name="T1">rum</text:span></text:span> o<text:span text:style-name="Default_20_Paragraph_20_Font"><text:span text:style-name="T1">d</text:span></text:span>o<text:span text:style-name="Default_20_Paragraph_20_Font"><text:span text:style-name="T1">re</text:span></text:span>s <text:span text:style-name="Default_20_Paragraph_20_Font"><text:span text:style-name="T1">fiunt unive</text:span></text:span>rsi. Dicit. et de vi<text:span text:style-name="Default_20_Paragraph_20_Font"><text:span text:style-name="T1">t</text:span></text:span>us<text:line-break/>instrumento, quod ignis sit purissimi,- quem ipse <text:span text:style-name="Default_20_Paragraph_20_Font"><text:span text:style-name="T1">t</text:span></text:span>plen-<text:line-break/>dorem et lumen nominat, a carbone et flamma varran-<text:line-break/>tem. Verba ejus haec sunt. <text:span text:style-name="Default_20_Paragraph_20_Font"><text:span text:style-name="T1">P</text:span></text:span>o<text:span text:style-name="Default_20_Paragraph_20_Font"><text:span text:style-name="T1">st haec se</text:span></text:span>r<text:span text:style-name="Default_20_Paragraph_20_Font"><text:span text:style-name="T1">endum ese<text:line-break/></text:span></text:span>m<text:span text:style-name="Default_20_Paragraph_20_Font"><text:span text:style-name="T1">usta esse</text:span></text:span> i<text:span text:style-name="Default_20_Paragraph_20_Font"><text:span text:style-name="T1">gni</text:span></text:span>s <text:span text:style-name="Default_20_Paragraph_20_Font"><text:span text:style-name="T1">genera, fiammam videlicet et quod a<text:line-break/>siamma pr</text:span></text:span>o<text:span text:style-name="Default_20_Paragraph_20_Font"><text:span text:style-name="T1">cedit, qu</text:span></text:span>o<text:span text:style-name="Default_20_Paragraph_20_Font"><text:span text:style-name="T1">d minime urit quidem, lumen<text:line-break/>a</text:span></text:span>u<text:span text:style-name="Default_20_Paragraph_20_Font"><text:span text:style-name="T1">tem</text:span></text:span> o<text:span text:style-name="Default_20_Paragraph_20_Font"><text:span text:style-name="T1">culi</text:span></text:span>s <text:span text:style-name="Default_20_Paragraph_20_Font"><text:span text:style-name="T1">a</text:span></text:span>n<text:span text:style-name="Default_20_Paragraph_20_Font"><text:span text:style-name="T1">ser</text:span></text:span>i, <text:span text:style-name="Default_20_Paragraph_20_Font"><text:span text:style-name="T1">qu</text:span></text:span>o<text:span text:style-name="Default_20_Paragraph_20_Font"><text:span text:style-name="T1">dque, extincta siamma,<text:line-break/>intra illa, quae accensu fueruat, remanet. </text:span></text:span>Ex his itaque -<text:line-break/>tribus generibus quod non urit quidem, ut ipse dicit,<text:line-break/>lumen autem oculis exhibet, in visus instrumento plu-<text:line-break/>rimum est. Qum etiam hoc ru<text:span text:style-name="Default_20_Paragraph_20_Font"><text:span text:style-name="T1">r</text:span></text:span>sus ru eodem libro Timaeo<text:line-break/>iudicavit ad hu<text:span text:style-name="Default_20_Paragraph_20_Font"><text:span text:style-name="T1">n</text:span></text:span>c modum. <text:span text:style-name="Default_20_Paragraph_20_Font"><text:span text:style-name="T1">sed ex instrumentis fumei<text:line-break/>primum lucifero</text:span></text:span>s <text:span text:style-name="Default_20_Paragraph_20_Font"><text:span text:style-name="T1">exp</text:span></text:span>o<text:span text:style-name="Default_20_Paragraph_20_Font"><text:span text:style-name="T1">rrexerunt</text:span></text:span> o<text:span text:style-name="Default_20_Paragraph_20_Font"><text:span text:style-name="T1">culoru</text:span></text:span>m o<text:span text:style-name="Default_20_Paragraph_20_Font"><text:span text:style-name="T1">rbes, hac<text:line-break/>causa</text:span></text:span> i<text:span text:style-name="Default_20_Paragraph_20_Font"><text:span text:style-name="T1">pso</text:span></text:span>s <text:span text:style-name="Default_20_Paragraph_20_Font"><text:span text:style-name="T1">ill</text:span></text:span>i<text:span text:style-name="Default_20_Paragraph_20_Font"><text:span text:style-name="T1">gante</text:span></text:span>s; <text:span text:style-name="Default_20_Paragraph_20_Font"><text:span text:style-name="T1">ex igne, qui non urit quidem, sed<text:line-break/>illuminand</text:span></text:span>o sim<text:span text:style-name="Default_20_Paragraph_20_Font"><text:span text:style-name="T1">u</text:span></text:span>l<text:span text:style-name="Default_20_Paragraph_20_Font"><text:span text:style-name="T1">ter, cuiu</text:span></text:span>s<text:span text:style-name="Default_20_Paragraph_20_Font"><text:span text:style-name="T1">que diei corpus fieri machi-<text:line-break/>na</text:span></text:span>l<text:span text:style-name="Default_20_Paragraph_20_Font"><text:span text:style-name="T1">i sunt. Jntimum siquidem n</text:span></text:span>o<text:span text:style-name="Default_20_Paragraph_20_Font"><text:span text:style-name="T1">stri corp</text:span></text:span>ori<text:span text:style-name="Default_20_Paragraph_20_Font"><text:span text:style-name="T1">s igne</text:span></text:span>m <text:span text:style-name="Default_20_Paragraph_20_Font"><text:span text:style-name="T1">huius</text:span></text:span></text:p>
      <text:p text:style-name="P3">i<text:span text:style-name="Default_20_Paragraph_20_Font"><text:span text:style-name="T1">gnis ger</text:span></text:span>m<text:span text:style-name="Default_20_Paragraph_20_Font"><text:span text:style-name="T1">anum sencerumque per oculos leviter emanare<text:line-break/>v</text:span></text:span>o<text:span text:style-name="Default_20_Paragraph_20_Font"><text:span text:style-name="T1">luerunt; t</text:span></text:span>o<text:span text:style-name="Default_20_Paragraph_20_Font"><text:span text:style-name="T1">t</text:span></text:span>o <text:span text:style-name="Default_20_Paragraph_20_Font"><text:span text:style-name="T1">nimirum c</text:span></text:span>o<text:span text:style-name="Default_20_Paragraph_20_Font"><text:span text:style-name="T1">rpore oculi, sed media in<text:line-break/>pr</text:span></text:span>i<text:span text:style-name="Default_20_Paragraph_20_Font"><text:span text:style-name="T1">mis ejus parte condensuta, ut</text:span></text:span> i<text:span text:style-name="Default_20_Paragraph_20_Font"><text:span text:style-name="T1">gnis hni</text:span></text:span>iis<text:span text:style-name="Default_20_Paragraph_20_Font"><text:span text:style-name="T1">modi, qui<text:line-break/>purior ese, transeat, crassi</text:span></text:span>o<text:span text:style-name="Default_20_Paragraph_20_Font"><text:span text:style-name="T1">r vero cohibeatur. </text:span></text:span>Quale igitur<text:line-break/>sit visus instrumentum, lu silice indicavit: quomodo autem<text:line-break/>videamus, deinceps praedictis coniungens sequentia ait.<text:line-break/>Q<text:span text:style-name="Default_20_Paragraph_20_Font"><text:span text:style-name="T1">uum itaque diurnum lumen vise</text:span></text:span>s <text:span text:style-name="Default_20_Paragraph_20_Font"><text:span text:style-name="T1">sut</text:span></text:span>o<text:span text:style-name="Default_20_Paragraph_20_Font"><text:span text:style-name="T1">ri radi</text:span></text:span>o<text:span text:style-name="Default_20_Paragraph_20_Font"><text:span text:style-name="T1">que se obsuit<text:line-break/>tunc simile cum simili c</text:span></text:span>o<text:span text:style-name="Default_20_Paragraph_20_Font"><text:span text:style-name="T1">mpactum unum efficitur c</text:span></text:span>o<text:span text:style-name="Default_20_Paragraph_20_Font"><text:span text:style-name="T1">rpus<text:line-break/>cognatum et affine, e directo ocul</text:span></text:span>o<text:span text:style-name="Default_20_Paragraph_20_Font"><text:span text:style-name="T1">rum suum, videlicet<text:line-break/>tam intimi quam externi lu</text:span></text:span>m<text:span text:style-name="Default_20_Paragraph_20_Font"><text:span text:style-name="T1">inis fit concursus. To</text:span></text:span>t<text:span text:style-name="Default_20_Paragraph_20_Font"><text:span text:style-name="T1">um<text:line-break/>igitur hoc pr</text:span></text:span>o<text:span text:style-name="Default_20_Paragraph_20_Font"><text:span text:style-name="T1">pter similitudinem simili asiectui obn</text:span></text:span>o<text:span text:style-name="Default_20_Paragraph_20_Font"><text:span text:style-name="T1">xiu</text:span></text:span>m,<text:line-break/><text:span text:style-name="Default_20_Paragraph_20_Font"><text:span text:style-name="T1">quum quid aliud tangit , vel</text:span></text:span> i<text:span text:style-name="Default_20_Paragraph_20_Font"><text:span text:style-name="T1">psu</text:span></text:span>m <text:span text:style-name="Default_20_Paragraph_20_Font"><text:span text:style-name="T1">ab alio tangitur,<text:line-break/>m</text:span></text:span>o<text:span text:style-name="Default_20_Paragraph_20_Font"><text:span text:style-name="T1">tum huiusm</text:span></text:span>o<text:span text:style-name="Default_20_Paragraph_20_Font"><text:span text:style-name="T1">di ad c</text:span></text:span>o<text:span text:style-name="Default_20_Paragraph_20_Font"><text:span text:style-name="T1">rpus</text:span></text:span> o<text:span text:style-name="Default_20_Paragraph_20_Font"><text:span text:style-name="T1">mne, perque id ad animam<text:line-break/>u</text:span></text:span>s<text:span text:style-name="Default_20_Paragraph_20_Font"><text:span text:style-name="T1">q</text:span></text:span>u<text:span text:style-name="Default_20_Paragraph_20_Font"><text:span text:style-name="T1">e disiundens, sensu</text:span></text:span>m a<text:span text:style-name="Default_20_Paragraph_20_Font"><text:span text:style-name="T1">fficit, qui vises v</text:span></text:span>o<text:span text:style-name="Default_20_Paragraph_20_Font"><text:span text:style-name="T1">catur.<text:line-break/></text:span></text:span>Haec sane Platonis verba splendidum visus instrumentum<text:line-break/>esse dicunt, senfiunque fieri per ipfum splendoris<text:line-break/>affectum, quemadmodum et aeris affectum per auditum.</text:p>
      <text:p text:style-name="P3">Nam fimile cum simili in affectuum communionem p erve-<text:line-break/>niti At quoniam tota hujusmodi dictio duo significat,<text:line-break/>qualem et Empedocles fecit inquiens,</text:p>
      <text:p text:style-name="Normal"><text:span text:style-name="Default_20_Paragraph_20_Font"><text:span text:style-name="T1">Terram equidem terra, sed aqua</text:span></text:span>m <text:span text:style-name="Default_20_Paragraph_20_Font"><text:span text:style-name="T1">spectamu</text:span></text:span>s <text:span text:style-name="Default_20_Paragraph_20_Font"><text:span text:style-name="T1">aqua<text:line-break/>ipsa</text:span></text:span></text:p>
      <text:p text:style-name="Normal">unum sane, quoniam per instrumentum hoc, alterum,<text:line-break/>quia per virtutem talem, quod sane per instrumentum,<text:line-break/>verum esse concedendum est, quod ceu per virtutem,<text:line-break/>non item. Etenim primum sensorium, quodcunque fuerit,<text:line-break/>commune omnium est partium sensuum, sicut et hoc Pla-<text:line-break/>to quum in aliis quibusdam, tum lu Theaeteto docet<text:line-break/>illa libri parte , ubi inquit : <text:span text:style-name="Default_20_Paragraph_20_Font"><text:span text:style-name="T1">Crave enim esset, o puer , si<text:line-break/>mulli in n</text:span></text:span>o<text:span text:style-name="Default_20_Paragraph_20_Font"><text:span text:style-name="T1">b</text:span></text:span>i<text:span text:style-name="Default_20_Paragraph_20_Font"><text:span text:style-name="T1">le sensu</text:span></text:span>s <text:span text:style-name="Default_20_Paragraph_20_Font"><text:span text:style-name="T1">quemadm</text:span></text:span>o<text:span text:style-name="Default_20_Paragraph_20_Font"><text:span text:style-name="T1">dum lignei</text:span></text:span>s <text:span text:style-name="Default_20_Paragraph_20_Font"><text:span text:style-name="T1">equis insi-<text:line-break/>derent, nec omnia haec in unam sive ideam, sive ani.<text:line-break/>mam,sive quocunque modo vocare libet, tenderent, qua<text:line-break/>per isia tanquam instrumenta, quaecunque sensibussulja-<text:line-break/>cen</text:span></text:span>i, <text:span text:style-name="Default_20_Paragraph_20_Font"><text:span text:style-name="T1">sentiamus. </text:span></text:span>Haec copiosius deinceps Plato astruens<text:line-break/>ile scribit; <text:span text:style-name="Default_20_Paragraph_20_Font"><text:span text:style-name="T1">Hic</text:span></text:span> i<text:span text:style-name="Default_20_Paragraph_20_Font"><text:span text:style-name="T1">gi</text:span></text:span>t<text:span text:style-name="Default_20_Paragraph_20_Font"><text:span text:style-name="T1">ur, ea, per quae sentis, calida et<text:line-break/>sicca, lenia atque. dulcia, n</text:span></text:span>o<text:span text:style-name="Default_20_Paragraph_20_Font"><text:span text:style-name="T1">nne corporis partes singula</text:span></text:span></text:p>
      <text:p text:style-name="P3"><text:span text:style-name="Default_20_Paragraph_20_Font"><text:span text:style-name="T1">ponis, an alterius cuiuspiam? Nullius alterius. An<text:line-break/>etiam voles fateri, quae per aliam facultatem scutis,<text:line-break/>per alia eadem non posse sentire? veluti quae per audi-<text:line-break/>tum, eadem per visom, vel quae per v</text:span></text:span>i<text:span text:style-name="Default_20_Paragraph_20_Font"><text:span text:style-name="T1">sum, eadem per<text:line-break/>auditum? Quidni hoc velim? Si quid ergo de utrisque<text:line-break/>cogitas, non utique per aliud</text:span></text:span> I<text:span text:style-name="Default_20_Paragraph_20_Font"><text:span text:style-name="T1">nstrumentum, neque etiam<text:line-break/>per aliud de ambobus id sentis. Non certe. De voce<text:line-break/>et colore primum quidem id cogitas, quod utraque funt.<text:line-break/></text:span></text:span>L<text:span text:style-name="Default_20_Paragraph_20_Font"><text:span text:style-name="T1">ltique. Rem quod alterutrum ab alterutro diversum est,<text:line-break/>et sibimet idem. .Et hoc sane. Quid</text:span></text:span> I<text:span text:style-name="Default_20_Paragraph_20_Font"><text:span text:style-name="T1">gitur? et quod<text:line-break/>ambo duo sunt, alterutrum vero unum? dd quoque.<text:line-break/>.igitur sive dissimilia, sive similia inter fe sint, potes<text:line-break/>inspicere ac fodicare ? Porte. Haec itaque omnia , per<text:line-break/>quod potissimum de ipsis ex st sonas, non per auditum,<text:line-break/>non per visom, commune de illis quicquam accipi potest.<text:line-break/>Praeterea et hoc indicium ejus est, de quo dicimus. Si<text:line-break/>enim de utroque licet considerare , fusc</text:span></text:span>i<text:span text:style-name="Default_20_Paragraph_20_Font"><text:span text:style-name="T1">ne sint , an non,<text:line-break/>ut</text:span></text:span>i<text:span text:style-name="Default_20_Paragraph_20_Font"><text:span text:style-name="T1">que p ossee dicere, quo c</text:span></text:span>o<text:span text:style-name="Default_20_Paragraph_20_Font"><text:span text:style-name="T1">nsiderares, iti neque vrsum,</text:span></text:span></text:p>
      <text:p text:style-name="P3"><text:span text:style-name="Default_20_Paragraph_20_Font"><text:span text:style-name="T1">neque auditum apparere, sed aliud qu</text:span></text:span>i<text:span text:style-name="Default_20_Paragraph_20_Font"><text:span text:style-name="T1">ppiam. cur<text:line-break/>non, se linguae vis id elsiciat? Probe dicis. dlla vero<text:line-break/>potent</text:span></text:span>i<text:span text:style-name="Default_20_Paragraph_20_Font"><text:span text:style-name="T1">a per quod tibi</text:span></text:span> o<text:span text:style-name="Default_20_Paragraph_20_Font"><text:span text:style-name="T1">stendit, quod singulis est<text:line-break/>commune, qu</text:span></text:span>o<text:span text:style-name="Default_20_Paragraph_20_Font"><text:span text:style-name="T1">dque super singula, quo esse et non esse<text:line-break/>nominas, et quae modo de ipsos percunctamur,<text:line-break/>omn</text:span></text:span>i<text:span text:style-name="Default_20_Paragraph_20_Font"><text:span text:style-name="T1">bus certa assignabis</text:span></text:span> i<text:span text:style-name="Default_20_Paragraph_20_Font"><text:span text:style-name="T1">nstrumenta, per quae id, quod<text:line-break/>sentit, in n</text:span></text:span>o<text:span text:style-name="Default_20_Paragraph_20_Font"><text:span text:style-name="T1">bis sengula sentiat. </text:span></text:span>ltaq<text:span text:style-name="Default_20_Paragraph_20_Font"><text:span text:style-name="T1">n</text:span></text:span>e in his Plato,<text:line-break/>quemadmodum in sub<text:span text:style-name="Default_20_Paragraph_20_Font"><text:span text:style-name="T1">s</text:span></text:span>equentibus, aliisque nonnullis dia-<text:line-break/>logis de communi nos facultate edocuit, quae ex cere-<text:line-break/>bro per nervos in singula <text:span text:style-name="Default_20_Paragraph_20_Font"><text:span text:style-name="T1">s</text:span></text:span>ensoria perveniens alteratio-<text:line-break/>nes, quae in ipsis sunt, scutis Nam si possibile esset pro-<text:line-break/>priis ipsius affectionibus diversum quippiam simul alterare<text:line-break/>praeter instrumentum lucem repraesentans, aut affectibus.<text:line-break/>vaporum diversum quiddam a vaporiscro, aut affectibus<text:line-break/>aeris aliud quiddam praeter quod aeris imaginem refert,<text:line-break/>aut hum<text:span text:style-name="Default_20_Paragraph_20_Font"><text:span text:style-name="T1">o</text:span></text:span>rum diversum aliquid ab eo , quod gustat ple-<text:line-break/>numque saporibus est, non factu essent <text:span text:style-name="Default_20_Paragraph_20_Font"><text:span text:style-name="T1">s</text:span></text:span>ensoriorum in-<text:line-break/>strumenta. At nunc non sic habet; etenim lu corporibus<text:line-break/>occurrentibus, quaecunque propria erant suae differentiae,</text:p>
      <text:p text:style-name="P3">omni parti nervorum participi licet sentire, eo quod ne<text:line-break/>pati quidem totum a terrestris corporis occursu idoneum est.<text:line-break/>Erat autem ipsorum primus fecundum acutiem et hebetudi-<text:line-break/>nem, fecundus caliditatis et frigiditatis, ex accidenti<text:line-break/>vero reliqui, magnitudo, figura, motus et numerus; qui<text:line-break/>etiam cum ratiocinati<text:span text:style-name="Default_20_Paragraph_20_Font"><text:span text:style-name="T1">o</text:span></text:span>ne et memoria non solum sensu<text:line-break/>fieri demonstrati sunt, tum tactus, tum vi<text:span text:style-name="Default_20_Paragraph_20_Font"><text:span text:style-name="T1">t</text:span></text:span>us, in opere<text:line-break/>de demonstratione, in quo primum exercitatum esse dest-<text:line-break/>dero eum, qui exacte assequi ea, quae nunc dicuntur,<text:line-break/>cupiat. Quemadmodum autem et tactilia <text:span text:style-name="Default_20_Paragraph_20_Font"><text:span text:style-name="T1">t</text:span></text:span>ensus sensilia per<text:line-break/>renixum , ita gestatorii sensus sensilia per humidilatem.<text:line-break/>et humores in cognitionem veniunt. Et si inarefaeta<text:line-break/>vehementer nonnunquam lingua fuerit, humorum dignotio<text:line-break/>corrumpitur, dum id, quod affectum est, nequeat dsscer-<text:line-break/>nere, quid acidum, quid amarum, aut acre, quid anile-<text:line-break/>tum, aut acerbum, aut in totum astringens, quemadmo-<text:line-break/>dum neque quid dulce, quid falsum existat. At narium<text:line-break/>meatibus obstructis, <text:span text:style-name="Default_20_Paragraph_20_Font"><text:span text:style-name="T1">t</text:span></text:span>ensus odorum aboletur, quemadmo-</text:p>
      <text:p text:style-name="P3">dum et vocum, si ames obstructae sint, propria altera-<text:line-break/>tione in utrumque instrumentum non perveniente, nempe<text:line-break/>in vaporificum ex odoribus, (vapor enim horum fubstan-<text:line-break/>tia est,) in aereum vero ex vo<text:span text:style-name="Default_20_Paragraph_20_Font"><text:span text:style-name="T1">c</text:span></text:span>ibus, quoniam et horum<text:line-break/>aer est substantia. Ejusmodi obstructionibus respondet et<text:line-break/>oculorum affectus; vocatur autem suffusio; in qua obstrui-<text:line-break/>tur solaris luminis meatus, qui in tunica rhagoide habe-<text:line-break/>tur, ut proprium visus instrumentum non amplius cum<text:line-break/>aere, qui totum extrinsecus oculum ambit, coniungatur.<text:line-break/>Hoc idem in illa oratione Plato significavit, ubi inquit:<text:line-break/><text:span text:style-name="Default_20_Paragraph_20_Font"><text:span text:style-name="T1">Corp</text:span></text:span>o<text:span text:style-name="Default_20_Paragraph_20_Font"><text:span text:style-name="T1">reum autem, v</text:span></text:span>i<text:span text:style-name="Default_20_Paragraph_20_Font"><text:span text:style-name="T1">sitem, </text:span></text:span>i<text:span text:style-name="Default_20_Paragraph_20_Font"><text:span text:style-name="T1">psum absolutum evasisse,<text:line-break/>separatum nate</text:span></text:span>m <text:span text:style-name="Default_20_Paragraph_20_Font"><text:span text:style-name="T1">ab</text:span></text:span> i<text:span text:style-name="Default_20_Paragraph_20_Font"><text:span text:style-name="T1">gne nihil unqua</text:span></text:span>m <text:span text:style-name="Default_20_Paragraph_20_Font"><text:span text:style-name="T1">videri potese,<text:line-break/>neque sene solido quicquam tangi. solidu</text:span></text:span>m <text:span text:style-name="Default_20_Paragraph_20_Font"><text:span text:style-name="T1">vero absque<text:line-break/>terra nihil ; ideo in</text:span></text:span> o<text:span text:style-name="Default_20_Paragraph_20_Font"><text:span text:style-name="T1">peri</text:span></text:span>s <text:span text:style-name="Default_20_Paragraph_20_Font"><text:span text:style-name="T1">hast</text:span></text:span>i<text:span text:style-name="Default_20_Paragraph_20_Font"><text:span text:style-name="T1">s ex</text:span></text:span>o<text:span text:style-name="Default_20_Paragraph_20_Font"><text:span text:style-name="T1">rdi</text:span></text:span>o <text:span text:style-name="Default_20_Paragraph_20_Font"><text:span text:style-name="T1">de</text:span></text:span>ti<text:span text:style-name="Default_20_Paragraph_20_Font"><text:span text:style-name="T1">s</text:span></text:span> i<text:span text:style-name="Default_20_Paragraph_20_Font"><text:span text:style-name="T1">gnem<text:line-break/>primo terramque creavit. </text:span></text:span>Ex igne enim et terra mundi<text:line-break/>corpus factum inquit, ut spectari contrectarique possit-<text:line-break/>Igitur etiam animantium corpora, tactus organum terre-</text:p>
      <text:p text:style-name="P3">Ure est, risus igneum, . quae alterari etiam potuissent<text:line-break/>sine sensu, nisi nervos haberent, alle<text:span text:style-name="Default_20_Paragraph_20_Font"><text:span text:style-name="T1">v</text:span></text:span>ationem autem per-.<text:line-break/>cipis nervorum perturbatio. . Non igitur se<text:span text:style-name="Default_20_Paragraph_20_Font"><text:span text:style-name="T1">n</text:span></text:span>sus est alte-<text:line-break/>ratio, ut nonnulli inquiunt, verum alterationis dignotio.<text:line-break/>Haud tamen sufficit levem aut - asperum in corpore fieri<text:line-break/>motum ad voluptatis aut laboris generationem, sed utri-<text:line-break/>que id genus motui sensum accidere c<text:span text:style-name="Default_20_Paragraph_20_Font"><text:span text:style-name="T1">o</text:span></text:span>nvenit At si<text:line-break/>etiam dispositionem ipsam voles nominare dolorem aut<text:line-break/>laborem , nihil interest Id enim solum meminisse . te<text:line-break/>velim,. dispositionem, in qua corpora naturae modum<text:line-break/>excedentia habentur, et. sensum ipsius invicem differre,<text:line-break/>quoniam nonnulli, quemadmodum Hippocrates aliquando.<text:line-break/>sensum <text:span text:style-name="Default_20_Paragraph_20_Font"><text:span text:style-name="T1">s</text:span></text:span>olum laborem vocat, ubi scribit: <text:span text:style-name="Default_20_Paragraph_20_Font"><text:span text:style-name="T1">Qui aliqua.<text:line-break/>parte corporis laborantes plerumque lab</text:span></text:span>o<text:span text:style-name="Default_20_Paragraph_20_Font"><text:span text:style-name="T1">re</text:span></text:span>m <text:span text:style-name="Default_20_Paragraph_20_Font"><text:span text:style-name="T1">non sa</text:span></text:span>ll<text:span text:style-name="Default_20_Paragraph_20_Font"><text:span text:style-name="T1">iunt,<text:line-break/>his mens aegrotat. </text:span></text:span>Nam . laesos quacunque parte tam<text:line-break/>vehementer, ut,. nisi desiperent, dolerent, nominarit<text:line-break/>laborantes. Quum itaque dicit, „dolor fit et propter calo-<text:line-break/>rem et frigiditatem, item propter plus. et propter</text:p>
      <text:p text:style-name="P3">minus; et in .peririgeratis quidem corporis partibus pro-.<text:line-break/>pter calorem sime, in excalefactis autem propter srigus;<text:line-break/>ac iis, quibus natura corrumpitur,. dolores oboriuntu<text:span text:style-name="Default_20_Paragraph_20_Font"><text:span text:style-name="T1">r si</text:span></text:span> ne<text:line-break/>putes , ip<text:span text:style-name="Default_20_Paragraph_20_Font"><text:span text:style-name="T1">t</text:span></text:span>um alle<text:span text:style-name="Default_20_Paragraph_20_Font"><text:span text:style-name="T1">v</text:span></text:span>ationem quandam exiguam indicare,<text:line-break/>fed vehementis alterationis sensum; qui, inquam, len<text:span text:style-name="Default_20_Paragraph_20_Font"><text:span text:style-name="T1">t</text:span></text:span>us<text:line-break/>non potest fieri, nisi corpus affectum in statum praeter.<text:line-break/>naturam transeat. At exigua corporum immutatio sensum<text:line-break/>quidem efficit, qui efficientis facultatem discernat, quum<text:line-break/>sensibile scilicet id, quod al teratur, existat, dolorem vero,<text:line-break/>nondum exhibet. Patiuntur autem singula prompte . exi-<text:line-break/>guas mutationes ex finitimis genere.</text:p>
      <text:h text:style-name="Heading_20_2" text:outline-level="2">Cap. VII. </text:h>
      <text:p text:style-name="P29">Jam vero <text:span text:style-name="Default_20_Paragraph_20_Font"><text:span text:style-name="T1">rit</text:span></text:span>us instrumentum, quoniam<text:line-break/>colo<text:span text:style-name="Default_20_Paragraph_20_Font"><text:span text:style-name="T1">r</text:span></text:span>ibus discernendis idoneum ip<text:span text:style-name="Default_20_Paragraph_20_Font"><text:span text:style-name="T1">t</text:span></text:span>um esse conveniebat,<text:line-break/>splendidum creatum est, quod sula hujusmodi corpora a<text:line-break/>coloribus alterari soleant; quemadmodum indicat etiam<text:line-break/>aer ambiens, qui, quum maxime purus est, tunc a c<text:span text:style-name="Default_20_Paragraph_20_Font"><text:span text:style-name="T1">o</text:span></text:span>lo--<text:line-break/>rlbus asseratur. Itaque ridere licet, quunr in aere ejus-.<text:line-break/>modi aliquis sub arbore decumbat, arboris colorem ipsum</text:p>
      <text:p text:style-name="P3">ambientem <text:span text:style-name="Default_20_Paragraph_20_Font"><text:span text:style-name="T10">, </text:span></text:span>et parietis colorem subinde aer splendidus<text:line-break/>ubi contigisset, suscepit in aliudque corpus transtulit,<text:line-break/>praesertim ubi color sit caeruleus aut flavus aut quo-<text:line-break/>cu<text:span text:style-name="Default_20_Paragraph_20_Font"><text:span text:style-name="T1">n</text:span></text:span>que alio modo floridus. Quin etiam, ut a solis splen-<text:line-break/>dore <text:span text:style-name="Default_20_Paragraph_20_Font"><text:span text:style-name="T1">t</text:span></text:span>olo tactu totus aer statim ei assimilatus, ita a colo-<text:line-break/>re protinus mutatur. Haec igitur etiam rectissime ab Ari-<text:line-break/>stotele dicta fiant, tum de subita eorum, quae sic alteran-<text:line-break/>tur, mutatione, ut periclitetur esse temporis expers; et<text:line-break/>circa hanc etiam, quia aer splendidus a coloribus alte-<text:line-break/>rari consuevit, usque ad ri<text:span text:style-name="Default_20_Paragraph_20_Font"><text:span text:style-name="T1">t</text:span></text:span>us instrumentum alle<text:span text:style-name="Default_20_Paragraph_20_Font"><text:span text:style-name="T1">v</text:span></text:span>ationem<text:line-break/>transmittens; non tamen, quomodo situm, aut magnitudini<text:line-break/>nem, aut intervallum cujusque sensibilis cognoscamus,<text:line-break/>Aristoteles exposuit. Verum ratiocinantes de placito<text:line-break/>multi quoque ipsius sectatores deliri redduntur, mentien-<text:line-break/>tes, quum neque odorum, neque vocum loci demon-<text:line-break/>Urentur, unde veniant, ut in opere de demonstratione<text:line-break/>ostensum est. Insuper quod per specula, aliaque lucida<text:line-break/>corpora interim nos ipsi spectamur, interim alii quidem</text:p>
      <text:p text:style-name="P3">ex obliquo aut retro, quemadmodum aliis omnibus,<text:line-break/>excepto Platone, sic etiam Aristoteli repugnat, quum<text:line-break/>solus color per repercussum ab iis, quae videntur, ad<text:line-break/>nostrum visum perveniat, forma autem aut magnitudo<text:line-break/>non item. Etenim formam quum efficiat figurarum circa<text:line-break/>partes varietas, neque cogitare licet, ip<text:span text:style-name="Default_20_Paragraph_20_Font"><text:span text:style-name="T1">s</text:span></text:span>as speculis occur-<text:line-break/>ree, neque, si occurrant, fine flexu ad nos repercussum<text:line-break/>pervenire; probabiliores namque sunt, quantum ad hoc<text:line-break/>pertinet, Epicuri imagines; magnitudinem vero minus<text:line-break/>adhuc possibile est pupillam ingredi. Hoc tamen omnium<text:line-break/>aliorum opiniones dejiciens tanquam aliquid parvum<text:line-break/>praetergrediuntur; de intervallo sane et situ conantur<text:line-break/>argumentari; magnitudo autem quomodo dignosci debeat,<text:line-break/>praetereunt, effi manifeste eorum opiniones pervertat.<text:line-break/>Nemo siquidem potest magnitudinem rerum visibilium<text:line-break/>sentire, nisi id, quod ridetur, contempletur, iri quocnn-<text:line-break/>que existat loco, elli de reflexione, quam a sensibilibus<text:line-break/>ad nos Aristoteles venire dicit, ratione ridetur mihi</text:p>
      <text:p text:style-name="P3">considerasse absurditatem <text:span text:style-name="Default_20_Paragraph_20_Font"><text:span text:style-name="T1">j</text:span></text:span> nusquam ea uti ausus, verum<text:line-break/>ceu improbabilem rem semper declinatu Quippe quomodo^<text:line-break/>iris fiat, et qua ratione areae vel circa solem vel lunam<text:line-break/>creentur, tum quae praecedunt, tum quae contra solem<text:line-break/>occurrunt, quae anthalii, et -quae prohelii dicuntur,<text:line-break/>item quae per specula videntur, enumerans, ad reflexio-<text:line-break/>nem vi<text:span text:style-name="Default_20_Paragraph_20_Font"><text:span text:style-name="T1">t</text:span></text:span>us omnia refert, nihil differre inquiens, vel si<text:line-break/>visum reflecti putes vel alterationes aeris nos ambientis<text:line-break/>ab iis, quae videntur, similiter omnino hac in re ac<text:line-break/>Asclepiades cavillatus, qui attractionis nomine vice latio-<text:line-break/>nis utitur, nam improbabilitatem lationis subveritus<text:line-break/>translatione nominis fiduciam sibi ascivit. Sic igitur et<text:line-break/>Aristoteles quum manifesto scivisset, fore, ut particulatim<text:line-break/>rmprobabiles ulceret viforias causas, si suam ipsius opi-<text:line-break/>nionem tueretur, ad alienam pervenit, nihil interesse<text:line-break/>pronuncians, quomodocunque interpreteris. Etsi optimo<text:line-break/>jure ad ipsum possis dicere:- Si nihil refert, hoc vel illo<text:line-break/>pacto .dicere, cur, relicta vera tuaque opinione, aliena</text:p>
      <text:p text:style-name="P3">uteris falsa? Nam c<text:span text:style-name="Default_20_Paragraph_20_Font"><text:span text:style-name="T1">o</text:span></text:span>ntra te s<text:span text:style-name="Default_20_Paragraph_20_Font"><text:span text:style-name="T1">o</text:span></text:span>phisma dirigetur, quum<text:line-break/>nullam caufam habeas, cur citra <text:span text:style-name="Default_20_Paragraph_20_Font"><text:span text:style-name="T1">r</text:span></text:span>ati<text:span text:style-name="Default_20_Paragraph_20_Font"><text:span text:style-name="T1">o</text:span></text:span>nem d<text:span text:style-name="Default_20_Paragraph_20_Font"><text:span text:style-name="T1">o</text:span></text:span>gmata trans-<text:line-break/>mutaveris, ut suspicionem p<text:span text:style-name="Default_20_Paragraph_20_Font"><text:span text:style-name="T1">o</text:span></text:span>tius quam fidem astruxeris.<text:line-break/>Atqui si, quod probabilius tibi dicere sit, ideo dicas<text:line-break/>alienis te uti dogmatis, interr<text:span text:style-name="Default_20_Paragraph_20_Font"><text:span text:style-name="T1">o</text:span></text:span>gabitur trusus ipsius pro-<text:line-break/>habilitatis causa. Si enim falsa opiuio universas partita-<text:line-break/>fares causas probabili<text:span text:style-name="Default_20_Paragraph_20_Font"><text:span text:style-name="T1">o</text:span></text:span>res quam vera obtinet, omnibus<text:line-break/>tuis problematum .libris fides derogabitur. Quapr<text:span text:style-name="Default_20_Paragraph_20_Font"><text:span text:style-name="T1">o</text:span></text:span>pter<text:line-break/>per medium aerem videre n<text:span text:style-name="Default_20_Paragraph_20_Font"><text:span text:style-name="T1">o</text:span></text:span>s evidens est et <text:span text:style-name="Default_20_Paragraph_20_Font"><text:span text:style-name="T1">o</text:span></text:span>mnibus<text:line-break/>in confesso. At quaestio <text:span text:style-name="Default_20_Paragraph_20_Font"><text:span text:style-name="T1">o</text:span></text:span>b h<text:span text:style-name="Default_20_Paragraph_20_Font"><text:span text:style-name="T1">o</text:span></text:span>c oboritur, utrum ceu<text:line-break/>per viam quandam mediam ab his, quae videntur, aliquid<text:line-break/>ad nos pervenit, au hujusm<text:span text:style-name="Default_20_Paragraph_20_Font"><text:span text:style-name="T1">o</text:span></text:span>di instrumentum aer est<text:line-break/>nobis ad visibilium dignoti<text:span text:style-name="Default_20_Paragraph_20_Font"><text:span text:style-name="T1">o</text:span></text:span>nem, cuiusmodi nervus digno-<text:line-break/>fcendis tactilibus. Putant igitur plerique, etiam per ner-<text:line-break/>vum alterati<text:span text:style-name="Default_20_Paragraph_20_Font"><text:span text:style-name="T1">o</text:span></text:span>nem ab iis, quae accidunt, distributam ad<text:line-break/>animae facultatem principem nos ad dignotionem ipfo-<text:line-break/>ntnt ducere, non c<text:span text:style-name="Default_20_Paragraph_20_Font"><text:span text:style-name="T1">o</text:span></text:span>nsiderantes, quod doloris scalas parti,</text:p>
      <text:p text:style-name="P3">quae dividitu<text:span text:style-name="Default_20_Paragraph_20_Font"><text:span text:style-name="T1">r</text:span></text:span>, vel contunditur, vel uritur, haud inesset,<text:line-break/>nisi- etiam sensus facultas in ipsis consisteret. Habet fe<text:line-break/>autem veritus secus quam illi opinantur; nam ne<text:span text:style-name="Default_20_Paragraph_20_Font"><text:span text:style-name="T1">r</text:span></text:span>vus<text:line-break/>ipse cerebri pars est, veluti surculus aut germen arboris,<text:line-break/>et pars, in quam inseritur, virtutem ipsius in sese exci.-<text:line-break/>piens totam discernit ea, quae ipsam contingunt. Persi-<text:line-break/>mile quid etiam in aere nos ambiente accidit; nam illu-<text:line-break/>minatus a sole tale jam est nobis visus instrumentum,<text:line-break/>qualis ex cerebro proficiscens spiritus. At prius, quam<text:line-break/>illuminatus fuerit, ex alteratione, quae a spiritu in ipsum<text:line-break/>emissione absolvitur, simile affectu instrumentum non effi-<text:line-break/>citor. Ne igitur per ambientem aerem tanquani per<text:line-break/>baculum videre nos Stoici dictitent. Nam ejusmodi<text:line-break/>dign<text:span text:style-name="Default_20_Paragraph_20_Font"><text:span text:style-name="T1">a</text:span></text:span>tio corporum est resistentium, atque magis etiam<text:line-break/>pe<text:span text:style-name="Default_20_Paragraph_20_Font"><text:span text:style-name="T1">r</text:span></text:span> ratiocinationem; oculorum vero sensus non densum<text:line-break/>c<text:span text:style-name="Default_20_Paragraph_20_Font"><text:span text:style-name="T1">o</text:span></text:span>rpus, aut duritiem; vel mollitiem fentit, sed colorem,<text:line-break/>magnitudinem, et situm, ex quibus nullum baculus potest<text:line-break/>dignosceres . Multo igitur melius, ut lu erratis Epicurea</text:p>
      <text:p text:style-name="P3">Stoico<text:span text:style-name="Default_20_Paragraph_20_Font"><text:span text:style-name="T1">r</text:span></text:span>um pronunciavit. Illi siquidem nullum visibile<text:line-break/>usque ad vim visorium tradiderunt, Epicurus autem,<text:line-break/>coque multo praestantius Aristoteles, non imaginem cor-<text:line-break/>poream , sed qualitatem pe<text:span text:style-name="Default_20_Paragraph_20_Font"><text:span text:style-name="T1">r</text:span></text:span> aeris ambientis alterationem<text:line-break/>a visibilibus ad usque visum traducit. Etenim veritus<text:line-break/>est omnino ambientem aerem sentiendi facultatis capacem<text:line-break/>efficere , quum tamen ca<text:span text:style-name="Default_20_Paragraph_20_Font"><text:span text:style-name="T1">r</text:span></text:span>nem manifesto saulus participem<text:line-break/>fieri conspiciat ex facultate , quae ab luitio in ipsam per-<text:line-break/>veniebat. Quid autem negotii est solis splendorem se<text:span text:style-name="Default_20_Paragraph_20_Font"><text:span text:style-name="T1">n-<text:line-break/></text:span></text:span>tiendi vim habere statuere, qualis maxime .spiritus in<text:line-break/>oculis manisesto conspicitur, qui ex cerebro descendit,<text:line-break/>quum lucidus sit? At si de animae substantia pronunciare<text:line-break/>operiet, alterutrum^ necessario dicetur, aut hanc esse veluti<text:line-break/>lucidum et aethereum corpus affirmandum; in quam sen-<text:line-break/>sentiam vel inviti ex consecutione Stoici et Aristoteles<text:line-break/>perveniunt; aut ipsam incorpoream esse substantiam, pri-<text:line-break/>namque ipsius vehiculum hoc corpus, quo ceu medio<text:line-break/>eum reliquis corporibus communionem suscipit. Hoc ita-</text:p>
      <text:p text:style-name="P3">que ipsum per totum cerebrum exporrectum esse dice-<text:line-break/>mus , communione vero ipsius spnitum, qui in visu ipso..<text:line-break/>rum habetur, lucidum evadere.</text:p>
      <text:h text:style-name="Heading_20_2" text:outline-level="2"><text:span text:style-name="Default_20_Paragraph_20_Font"><text:span text:style-name="T1">r</text:span></text:span> Cap. VIII. </text:h>
      <text:p text:style-name="P30">Jam vero de Aristotelis et Stoicorum<text:line-break/>.opinione dicere paululum disseram, sensum vero sensi-<text:line-break/>sinar corporum ex alteratione et dignotione fieri, ea, quae<text:line-break/>dixi, declarant. Atteratur itaque sensus rusirumentum;<text:line-break/>.dignetis autem ipsius alterationis fit ex una .facultate<text:line-break/>omnium sensoriorum communi, quae a principio influit.<text:line-break/>.Porro principium ipsorum sive communem sensum, sive<text:line-break/>.princeps sensorium .nuncupare voles, nihil intererit, atque<text:line-break/>hoc prior disputatio indicarit esse cerebrum, a quo omnes<text:line-break/>partes <text:span text:style-name="Default_20_Paragraph_20_Font"><text:span text:style-name="T1">t</text:span></text:span>ensum et motum obti<text:span text:style-name="Default_20_Paragraph_20_Font"><text:span text:style-name="T1">n</text:span></text:span>ent, descendentibus alus<text:line-break/>nervis in sensuum instrumenta, .ut sensilia dignoscantur,<text:line-break/>.aliis .moventibus ea, quae moveri desiderant, veluti ocu-<text:line-break/>los, linguam et aures. Quin etiam hae plurimis animan-<text:line-break/>tibus moventur, musculis,. qui in capite.snnt, eas com-</text:p>
      <text:p text:style-name="P3">p<text:span text:style-name="Default_20_Paragraph_20_Font"><text:span text:style-name="T1">r</text:span></text:span>ehendentibus <text:span text:style-name="Default_20_Paragraph_20_Font"><text:span text:style-name="T17">, </text:span></text:span>per qu<text:span text:style-name="Default_20_Paragraph_20_Font"><text:span text:style-name="T1">o</text:span></text:span>s omnis motus arbitrarius aui-<text:line-break/>malibus administratur. Quae omnia testimonia fiunt, con-.<text:line-break/>vementer dici, cerebrum esse principium partim totius<text:line-break/>animantium sensus, partim motus arbitrarii. At si non<text:line-break/>propter haec, cujusnam alterius causa factum est? aut<text:line-break/>cur membranas meningas dictas exterius ei natura cir-<text:line-break/>cumdedit, li in illis quidem animae origo est, frustra.<text:line-break/>autem cerebrum creatum est? Item cur singuli ipsius<text:line-break/>ventriculi vulnerati periculum acutissimum inferunt? Cur<text:line-break/>rursus ab eo omnes nervi prodierunt, et spinalis medul-<text:line-break/>la, quae quod cerebri substantiae subulas sit et propago,<text:line-break/>evidenter in dissectionibus apparet, ut ne coci quidem<text:line-break/>ignorent? Qualem vero facultatem obtineat, facile disces,<text:line-break/>si prius ad dissectionem digrediens nervos ab eo prod-<text:line-break/>cuntes numero sexaginta conspicias. Condisces autem<text:line-break/>uuiuscttjusque usum , structura ipsorum una cum affecti-<text:line-break/>bus, qui ob sectiones accidmrt, indicante.. Siquidem<text:line-break/>structura persimilis est iis, quae a cerebro nascuntur,</text:p>
      <text:p text:style-name="P3">dum veluti interior pars cujusque nervi ab ipsis spinali<text:line-break/>procedit, membranae autem o<text:span text:style-name="Default_20_Paragraph_20_Font"><text:span text:style-name="T1">r</text:span></text:span>biculatim ip<text:span text:style-name="Default_20_Paragraph_20_Font"><text:span text:style-name="T1">t</text:span></text:span>am compre-<text:line-break/>hendunt. Habet enim et spinalis medulla similiter cere-<text:line-break/>bro membranas ejusdem usus gratia; quas si etiam ade-<text:line-break/>meris, singulorum procedentium nervo<text:span text:style-name="Default_20_Paragraph_20_Font"><text:span text:style-name="T1">r</text:span></text:span>um nulla pars<text:line-break/>offenditur, lu quam nervus insinuatus, attestante et hoc<text:line-break/>evidentia, quod scilicet membranae tegumina sint et.<text:line-break/>cerebri, et spinalis medullae, <text:span text:style-name="Default_20_Paragraph_20_Font"><text:span text:style-name="T1">t</text:span></text:span>ensus autem et motus vis<text:line-break/>in iis, quae ab ipsis comprehenduntur, existat. Quum.<text:line-break/>igitur nervi partem nredullarenr disserueris, statim rnem-<text:line-break/>hrum , in quod nervus pervenit, <text:span text:style-name="Default_20_Paragraph_20_Font"><text:span text:style-name="T1">t</text:span></text:span>ensus motusque omni<text:span text:style-name="Default_20_Paragraph_20_Font"><text:span text:style-name="T1">r</text:span></text:span> o<text:line-break/>expers apparet. Quod autem et spinalis medulla ipsa a<text:line-break/>cerebro facultatum habeat originem, liquet ex eo, quod,<text:line-break/>dissecta ipfa quacunque in parte , quae regio supra<text:line-break/>sectionem habetur, farre conservatur, quae inferius est,<text:line-break/><text:span text:style-name="Default_20_Paragraph_20_Font"><text:span text:style-name="T1">t</text:span></text:span>ensum statim amittit et motum, dum omnes musculi, qui<text:line-break/>ab ipfa nervos mutuantur, insensiles nnmobilesque fiunt.<text:line-break/>Erasistratus igitur, effi non. antea, certo lu senectute</text:p>
      <text:p text:style-name="P3">verum nervorum principium consideravit At Aristoteles<text:line-break/>perpetuo ignorans merito usum cerebri nescit explicare.<text:line-break/>Porro quae sint illius dicta, et quomodo coarguantur,<text:line-break/>illicere tibi licet, perlecto octavo operis nostri de usia<text:line-break/>partium commentario; quemadmodum etiam, quod horum<text:line-break/>omnium dogmatum, quae percensui, Hippocrates princeps<text:line-break/>existit, tum in aliis quibusdam, tum in commentariis de<text:line-break/>dissectione Hippocratis ostensum esu Quare etiam nunc<text:line-break/>verba ipsius, quemadmodum Platonis, non ascripsi, ne<text:line-break/>bis de eisdem dicant. Platonis autem, quoniam in alio<text:line-break/>nullo opere mentionem feci, merito <text:span text:style-name="Default_20_Paragraph_20_Font"><text:span text:style-name="T1">i</text:span></text:span>n praesentiarum<text:line-break/>apposui.</text:p>
      <text:h text:style-name="P16" text:outline-level="1"><text:bookmark-start text:name="bookmark12"/>GALENI DE HIPPOCRATES ET PLATO<text:line-break/>NIS PLACITIS LIBER OCTAVVS.<text:bookmark-end text:name="bookmark12"/></text:h>
      <text:h text:style-name="Heading_20_2" text:outline-level="2">Cap. I. </text:h>
      <text:p text:style-name="P29">De Hippocrates et Platonis placitis tracta-<text:line-break/>re restituens primum sane docui, maxime necessarium<text:line-break/>esse tum medicinae, tum philosophiae, sive, plures sint<text:line-break/>facultates, quae hominem gubernant, sive una, firmiter<text:line-break/>adinvenire. . Deinde ad quaestionem ipsarum conversus<text:line-break/>lege demonstrativa notionem omnibus confessam animae<text:line-break/>partem principem esse diximus, id quod praeest sensui</text:p>
      <text:p text:style-name="P3">ruotuique voluntario ; nam ad praestans institutum ne quic-<text:line-break/>quam refert m<text:span text:style-name="Default_20_Paragraph_20_Font"><text:span text:style-name="T1">o</text:span></text:span>tum ex v<text:span text:style-name="Default_20_Paragraph_20_Font"><text:span text:style-name="T1">o</text:span></text:span>luntate vel ex appetitione<text:line-break/>dicere. Constat autem, qu<text:span text:style-name="Default_20_Paragraph_20_Font"><text:span text:style-name="T1">o</text:span></text:span>d alii m<text:span text:style-name="Default_20_Paragraph_20_Font"><text:span text:style-name="T1">o</text:span></text:span>tus fiunt, dum exten-<text:line-break/>dimus contrahimusque crura, imus et currimus, stamus<text:line-break/>et sedemus, aliaque id genus agimus, alli motus snnt,-<text:line-break/>qui in corde et arteriis non nostro arbitrio perficiuntur;<text:line-break/>sicuti et te<text:span text:style-name="Default_20_Paragraph_20_Font"><text:span text:style-name="T1">r</text:span></text:span>tium motuum genus, quod in alimenti dispeu-<text:line-break/>fatione versatur Verum a motibus arbitrariis exorsi, in<text:line-break/>quibus etiam proprie dictus animae principatus est, unam<text:line-break/>rationem ostendimus stolam ab ejus quod quaeritur fub-<text:line-break/>stautia scientifice interrogari, quae praepositiones habet<text:line-break/>in hunc modum; Ubi nervorum principium, ibi etiam<text:line-break/>animae principatus. Haec fune rationis principalissima<text:line-break/>propofitio omnibus et medicis et philosophis confesta<text:line-break/>esu Haec autem veluti assumptio illius vera sime est;<text:line-break/>Principium nervorum in cerebro; falsa autem, lustrum<text:line-break/>nervorum in corde est ; quum scribere sane hanc prope-</text:p>
      <text:p text:style-name="P3">sitionem aut etiam dicere anatomes imperitiis aliquis<text:line-break/>possit, non tamen <text:span text:style-name="Default_20_Paragraph_20_Font"><text:span text:style-name="T1">o</text:span></text:span>ffendere. Omnes siquidem in ani-<text:line-break/>mantibus partes nervorum compotes sunt, hae mani-<text:line-break/>festo ex cerebro in ipsas descendentium , illae per mediam<text:line-break/>spinae medullam. Primi igitur prolixitatis auctores exti-<text:line-break/>terunt, qui contra evidentia falsa attulere, non Hippo-<text:line-break/>crates, aut Erasistratus, aut Ludemus, aut Herophilua,<text:line-break/>aut Marinus, qui post veteres anatomicam speculationem<text:line-break/>interea temporis neglectam restituerunt. . Nam si, quod<text:line-break/>ex anatome apparet, dixissent, non utique prolixi esse-<text:line-break/>mus, eo, quod quaeritur, per demonstrationem unam<text:line-break/>invento. Longioribus itaque verbis statim in primo libro<text:line-break/>opus habuimus; nam propter eos,.. qui,. quae neutiquam<text:line-break/>sciebant, tanquam exacte scientes scribere aggressi furit,<text:line-break/>coacti sumus et nervorum et arteriarum dissectionem<text:line-break/>summatim .in eo percensere. At in fecundo libro ex .<text:line-break/>rationibus, quae de animae principatu interrogatae fue-<text:line-break/>re<text:span text:style-name="Default_20_Paragraph_20_Font"><text:span text:style-name="T1">n</text:span></text:span>t, probabilissima<text:span text:style-name="Default_20_Paragraph_20_Font"><text:span text:style-name="T1">e</text:span></text:span> oste<text:span text:style-name="Default_20_Paragraph_20_Font"><text:span text:style-name="T1">n</text:span></text:span>dimus, non fecundum ratio-</text:p>
      <text:p text:style-name="P3">nem demonstrativam ab ipsis compositas, sed alias quidem<text:line-break/>illis p<text:span text:style-name="Default_20_Paragraph_20_Font"><text:span text:style-name="T1">r</text:span></text:span>opinquas , quas dialecticas Aristoteles vocare eun-<text:line-break/>suerit, alias autem longius ab his recedentes, quas diri-<text:line-break/>diutus in rhetoricas et sophisticas. Feci autem hoc tum<text:line-break/>.rei ipsius fubjectae gratia, tum propter familiares, qui<text:line-break/>ex mutua collatione rationum habere differentias cupiunt,<text:line-break/>quum haec exercitatio in una quadam proposita quaestio-<text:line-break/>ne ad multa utilis futura siti Quoniam vero et hujus-<text:line-break/>modi orationem Chrysippus scripsit: Ubi animi affectus,<text:line-break/>ibi etiam principatus; affectus autem animi in corde; ibi<text:line-break/>igitur et principatus: ostendebam id, quod in quaestionem<text:line-break/>vertitur, ipsum in principalissima sumptione assumi. Nam<text:line-break/>quum Plato dixisset, in capite facultatem rationalem existere,<text:line-break/>lu corde irascibilem, lu jecore concupiscibilem, conveniebat<text:line-break/>ipfum prius reprehendere, quae Plato suum ipsius d<text:span text:style-name="Default_20_Paragraph_20_Font"><text:span text:style-name="T1">o</text:span></text:span>gma<text:line-break/>astruens percensuit, non simpliciter eloquamur suam<text:line-break/>ipsius enuncrationem side digniorem censere iis, quae <text:span text:style-name="Default_20_Paragraph_20_Font"><text:span text:style-name="T12">a<text:line-break/></text:span></text:span>Platone prolata tunc Porro ostendi etiam, quod <text:span text:style-name="Default_20_Paragraph_20_Font"><text:span text:style-name="T12">ne</text:span></text:span></text:p>
      <text:p text:style-name="P3">aggressus quidem sit Chryfippus in <text:span text:style-name="Default_20_Paragraph_20_Font"><text:span text:style-name="T1">t</text:span></text:span>uis commentariis Pla-<text:line-break/>tonis verbis refragari. Itaque omnes, qui nondum phi-<text:line-break/>losophiatn attigerunt, geometrae; arithmetici, calcula-<text:line-break/>tores,. astronomi, architectones, praeterea musici, guo-<text:line-break/>moniti, rhetorici, grammatici, summatim si quis in arte<text:line-break/>logica exercitatus sit, firmam fidem habuerint, aliorum<text:line-break/>sime rationes de animae principatu conscriptas scisse<text:line-break/>rejectas , Hippocratis autem et Platonis esse veras. At<text:line-break/>quia Chrysippi libri de affectibus extant, in quibus ejus<text:line-break/>sectatores affirmant, quod in istis ostendit vir, in ratio-<text:line-break/>uali animae parte esse affectus, iracundiam, metum, dolo-<text:line-break/>rem, aliaque ejus generis, coactus <text:span text:style-name="Default_20_Paragraph_20_Font"><text:span text:style-name="T1">t</text:span></text:span>um ostendere; non<text:line-break/>solum falsa multa in libris de affectibus Chrysippum<text:line-break/>dixisse, <text:span text:style-name="Default_20_Paragraph_20_Font"><text:span text:style-name="T1">t</text:span></text:span>est etiam sibi repugnantia, ac in hoc appositi<text:line-break/>duobus prioribus libris alios tres, iuelicans statim in sus,<text:line-break/>quod et Pofidonius Stoicorum scientissimus, quoniam in<text:line-break/>geometria fe exercuerit, a Chryfippoque descivit, et in</text:p>
      <text:p text:style-name="P3">ope<text:span text:style-name="Default_20_Paragraph_20_Font"><text:span text:style-name="T1">r</text:span></text:span>e de affectibus ostendit, a tribus corpus nostrum<text:line-break/>facultatibus, concupiscibili , irascibili et ratiocinatrice,<text:line-break/>gubernari. Cujus opinionis et Cleanthem esse Pofidonius<text:line-break/>indicat. Quin etiam sermonem de virtutibus principiis<text:line-break/>istis recte absolvi pronunciat, atque id ap<text:span text:style-name="Default_20_Paragraph_20_Font"><text:span text:style-name="T1">t</text:span></text:span>um magno opere<text:line-break/>seorfim ei conscripto monstrat. Quare non ego. disputa-<text:line-break/>tionis prolixae auctor <text:span text:style-name="Default_20_Paragraph_20_Font"><text:span text:style-name="T1">t</text:span></text:span>um, verum qui temere Chrysippi<text:line-break/>fcripta laudant tum de animae principatu, tum de<text:line-break/>affectibus; quae omnia statueram ego irreprehensa prae-<text:line-break/>teri<text:span text:style-name="Default_20_Paragraph_20_Font"><text:span text:style-name="T1">t</text:span></text:span>e. Deos autem omnes testes invoco , quod rationum<text:line-break/>impudentium refutationes afferre pudebat, p<text:span text:style-name="Default_20_Paragraph_20_Font"><text:span text:style-name="T1">r</text:span></text:span>aestare existi-<text:line-break/>mans , ut vulgus ipfas ignoret , ne offendatur conspiciens,<text:line-break/>viros philosophos ea, quae nunquam viderunt, tanquam<text:line-break/>videntes scribere; minus enim pudet etiam ipsimi vulgus,<text:line-break/>ubi in mendacio deprehenditur. Pudor autem est, illos<text:line-break/>viros, qui in philosophia consenuerint, ignorare, unam<text:line-break/><text:span text:style-name="Default_20_Paragraph_20_Font"><text:span text:style-name="T1">t</text:span></text:span>olam hanc rationem de animae principatu lege demon-<text:line-break/>suativa esse interrogatam, lu qua vera quidem assumptio</text:p>
      <text:p text:style-name="P3">est, nempe cerebrum nervorum esse originem, falsa<text:line-break/>autem, cor. Qua<text:span text:style-name="Default_20_Paragraph_20_Font"><text:span text:style-name="T1">r</text:span></text:span>e non susum in quinque libris non<text:line-break/>erat necessarium se<text:span text:style-name="Default_20_Paragraph_20_Font"><text:span text:style-name="T1">r</text:span></text:span>monem de animae principatu tradere,<text:line-break/>imo ne per unum quidem totum ad eos, qui didicerunt,<text:line-break/>qualis res sit demonstratio scientifica; quae sane, ut ego<text:line-break/>arbitror, philosophis magis convenit, quam geometris,<text:line-break/>arithmeticis, logicis, astronomis, et architectonibus, non<text:line-break/>tamen exercitatis ipsis, quemadmodum illis. Propterea<text:line-break/>igitur Euclides in theo<text:span text:style-name="Default_20_Paragraph_20_Font"><text:span text:style-name="T1">r</text:span></text:span>emate primo in . libro apparen-<text:line-break/>tium pannis versibus ostendit, terram mundi esse messiam,<text:line-break/><text:span text:style-name="Default_20_Paragraph_20_Font"><text:span text:style-name="T12">et </text:span></text:span>signi centrique rationem habe<text:span text:style-name="Default_20_Paragraph_20_Font"><text:span text:style-name="T1">r</text:span></text:span><text:span text:style-name="Default_20_Paragraph_20_Font"><text:span text:style-name="T12">e </text:span></text:span>illius collatione;<text:line-break/>quod qui didicerunt, conclusioni demonstrationis sic fidem<text:line-break/>adhibent, quemadmodum etiam bis duo esse quatuor.<text:line-break/>Porro nonnulli philosophi talia de magnitudine et terrae situ<text:line-break/>unguntur, ut sint, quos deinde totius <text:span text:style-name="Default_20_Paragraph_20_Font"><text:span text:style-name="T1">t</text:span></text:span>ui instituti pudeat.<text:line-break/>Quum enim, qur semper hortantur nihil vel face<text:span text:style-name="Default_20_Paragraph_20_Font"><text:span text:style-name="T1">r</text:span></text:span>e vel<text:line-break/>dicere p<text:span text:style-name="Default_20_Paragraph_20_Font"><text:span text:style-name="T1">r</text:span></text:span>aeposte<text:span text:style-name="Default_20_Paragraph_20_Font"><text:span text:style-name="T1">r</text:span></text:span>e, tales in ipfo ope<text:span text:style-name="Default_20_Paragraph_20_Font"><text:span text:style-name="T1">r</text:span></text:span>e apparent, dicto-<text:line-break/><text:span text:style-name="Default_20_Paragraph_20_Font"><text:span text:style-name="T12">tum vero </text:span></text:span>superius artificum nullus quidem fe ipstun</text:p>
      <text:p text:style-name="P3">sapientem,- quemadmodum illi, existimat, dem<text:span text:style-name="Default_20_Paragraph_20_Font"><text:span text:style-name="T1">o</text:span></text:span>nstratro.-<text:line-break/>nibus autem convenienter utuntur, nusquam repugnantes,<text:line-break/>neque dissentientes invicem, neque de incognitis impu-<text:line-break/>dentur pronunciantes, quomod<text:span text:style-name="Default_20_Paragraph_20_Font"><text:span text:style-name="T1">o</text:span></text:span> aliquem haud pudebit de<text:line-break/>toto philosophiae studio? Sic isaque vera ratio brevis est<text:line-break/>ut ego tibi ostendam, et paucis syllabis absolvitur, quae talis<text:line-break/>est Ubi nervorum initium, ibi animae principatus;<text:line-break/>initium vero nervorum i<text:span text:style-name="Default_20_Paragraph_20_Font"><text:span text:style-name="T1">n</text:span></text:span> cerebro ; ibi ergo principatus-<text:line-break/>Una quidem haec orati<text:span text:style-name="Default_20_Paragraph_20_Font"><text:span text:style-name="T1">o</text:span></text:span> novem et triginta syllabis con-<text:line-break/>stat, quod est duobus versibus hexametris cum dimidio;<text:line-break/>altera vero quinque in totum versibus. Ubi affectus<text:line-break/>animae evidentius corporis partes movent, inibi pars<text:line-break/>animae patibilis est; atqui c<text:span text:style-name="Default_20_Paragraph_20_Font"><text:span text:style-name="T1">o</text:span></text:span>r apparet magnam motus<text:line-break/>immutationem obtinere in iracundia et metu; inibi igitur<text:line-break/>patibilis animae pars existit. At si has duas orationes<text:line-break/>composueris, n<text:span text:style-name="Default_20_Paragraph_20_Font"><text:span text:style-name="T1">o</text:span></text:span>n plu<text:span text:style-name="Default_20_Paragraph_20_Font"><text:span text:style-name="T1">r</text:span></text:span>es hexametris <text:span text:style-name="Default_20_Paragraph_20_Font"><text:span text:style-name="T1">o</text:span></text:span>cto compositus ex<text:line-break/>ipsis numerus erili Qui igitur auct<text:span text:style-name="Default_20_Paragraph_20_Font"><text:span text:style-name="T1">o</text:span></text:span>res sunt, quod quin-</text:p>
      <text:p text:style-name="P3">que de his libri scripti sint, quae octo versibus heroicis<text:line-break/>demonstrationem habebant scientificam? Haud. nos nimi-<text:line-break/>rum, fed ii, qui linearibus uti demonstrationibus philo-<text:line-break/>sophi nolunt, quorum dixi me pudere. Nonnulli vero<text:line-break/>auctores sunt, cur <text:span text:style-name="Default_20_Paragraph_20_Font"><text:span text:style-name="T1">t</text:span></text:span>extus liber in ipsis de tertio princi-<text:line-break/>pio conscriptus sit, quod sane longiorem disputationem<text:line-break/>requirit, non tamen ut unus totus impleatur liber, neu-<text:line-break/>tiquam exercitati lineares demonstrationes audire, quoniam<text:line-break/>et haec consideratio paucis capitibus demonstratur.<text:line-break/>Quippe ostensirm est, in stirpibus crassissimas paries ex<text:line-break/>principio ipsarum procedere, et quum duo primordia<text:line-break/>nervorum arteriarumque prius suit indicata, haec veluti<text:line-break/>caudices ratione principiorum esse, illa respondere pro-<text:line-break/>portione ramis caudicum progressu genitis. Haec sime<text:line-break/>una sumptio mauisestis demonstrationibus indicata est;<text:line-break/>secunda .p<text:span text:style-name="Default_20_Paragraph_20_Font"><text:span text:style-name="T1">r</text:span></text:span>aeter hanc, vegetantis in nobis facultatis, quam<text:line-break/>communem cum stirpibus habemus, venas esse iustru-<text:line-break/>menta, dum exiles venae in ventrem et intestina, quem-</text:p>
      <text:p text:style-name="P3">admodum in terram arborum. radices descendunt, omnes<text:line-break/>quidem ab una vena juxta portas jecoris sita procedunt.<text:line-break/>Rursus ex jecore maxima vena prodit, quam cavam nun-<text:line-break/>cupant, cujus veluti rami quidam scinduntur venae aliae<text:line-break/>per totum corpus discurrentes. Ex quibus concludebatur,<text:line-break/>venarum principium esse jecur. . Quod rursus sequebatur<text:line-break/>etiam communis cum stirpibus facultatis principium. esse<text:line-break/>hoc riscus, quam sane facultatem Plato appetentem noni-<text:line-break/>nati Haec demonstratio una est ejus, quod jecur .origo<text:line-break/>sit facultatis concupiscibilis. et venarum; altera sumitur<text:line-break/>ex eo, quod nulla alia pars in anima<text:span text:style-name="Default_20_Paragraph_20_Font"><text:span text:style-name="T1">n</text:span></text:span>te reperiatur, cui<text:line-break/>omnes venae sint connatae. Quippe ex gibba jecinoris<text:line-break/>parte procedentem venam cavam nonnulli ex dextro cor-<text:line-break/>dis sinu prodiisse affirmant. Si igitur ab illa similiter<text:line-break/>ramis totius corporis venae propaganti<text:span text:style-name="Default_20_Paragraph_20_Font"><text:span text:style-name="T1">a:, </text:span></text:span>esset utique<text:line-break/>omnium ipsarum principium cor. Verum quae ex cava<text:line-break/>jecoris regione proficiscuntur, radicum modo in ven-<text:line-break/>trem , jejuuum intestinum, tenue, caecum, colum, rectum</text:p>
      <text:p text:style-name="P3">dictum <text:span text:style-name="Default_20_Paragraph_20_Font"><text:span text:style-name="T10">,- </text:span></text:span>lienem et omentum veniunt, non ab hac oriun.<text:line-break/>tur; <text:span text:style-name="Default_20_Paragraph_20_Font"><text:span text:style-name="T1">t</text:span></text:span>est est altera vena omnium harum origo juxta por-<text:line-break/>taa jecinoris sita. Quomodo igitur adhuc venarum prin-<text:line-break/>cipium dextri cordis sinus erit, quum neque commento-;<text:line-break/>ratae venae, neque praeter ipfas lu cava jecoris parte<text:line-break/>sitae -cordi committantur,- jecur autem his omnibus venis<text:line-break/>commissum sit, et illis, quae in totum corpus excurrunt;<text:line-break/>per illam, quae lex- gibba- ipsius parte procedit, quam<text:line-break/>plerique medicorum propter magnitudinem cavam nomi-<text:line-break/>nant? Hippocrates autem, et qui hujus scriptu prositcn-,<text:line-break/>tur, - jccorariam a viscere nuncupant, nude ipstr prodii t:<text:line-break/>Quapropter fecunda jam de jccore demonstratio habeatur,<text:line-break/>nempe quod universarum venarum sitsprincipium, eoque<text:line-break/>etiam facultatis nutritiac. -Alia porro- ex abundanti tertia<text:line-break/>hujusmodi esto. Si dextium cordis sinum cavae venae<text:line-break/>principium statuamus, -adversabitur ei, quod apparet et<text:line-break/>qiiod in piscium dissectionibus invenitur. Quippe nullius<text:line-break/>ipsorum cor dextrum habet ventriculum, quoniam neque</text:p>
      <text:p text:style-name="P3">pulmo illis animantibus inest Cur autem generetur<text:line-break/>simulque pereat cum pulmone cordis dexter sinus, ostia-<text:line-break/>sum a me est in opere de usu partium. Ex abundanti,<text:line-break/>ut dixi, non parva dogmati fides est etiam ex sermone,<text:line-break/>qui nunc expositus est. Porro accedit alia adhuc quae-<text:line-break/>piam huic similis, dum rectitudinem cavae venae nos<text:line-break/>inspicimus. Nam tota ipsius dextra pars a gibba jecoris<text:line-break/>regione usque ad jugulum linea una recta iusiexilem eam<text:line-break/>servare videtur; ex sinistris autem processum lu dextrum<text:line-break/>cordis sinum fleri; quam venam aliqui putant truncum<text:line-break/>ficu caudicem, ut ita dicam, esse tutius corporis vena-<text:line-break/>rum. Quod si verum esset, omnino scinderetur et ipfir<text:line-break/>post exortum magnae arteriae finaliter, quam sine con-<text:line-break/>troversia omnium in toto animante arteriarum principium<text:line-break/>videre licet, qua primum ex corde oritur, duplici pro-<text:line-break/>pagine discindi, ut partium ipsius altera furium, altera<text:line-break/>deorsum in corpore educatur. Quare etiam, si cava vena</text:p>
      <text:p text:style-name="P3">ex corde prodiisset, omnino haec quoque similiter a<text:span text:style-name="Default_20_Paragraph_20_Font"><text:span text:style-name="T1">r</text:span></text:span>teriae<text:line-break/>bifa<text:span text:style-name="Default_20_Paragraph_20_Font"><text:span text:style-name="T1">r</text:span></text:span>iam scissa , altera parte ad jugulum emergeret, altera<text:line-break/>ad jecu<text:span text:style-name="Default_20_Paragraph_20_Font"><text:span text:style-name="T1">r</text:span></text:span> deferretur. Quod quum non appareat, clarum<text:line-break/>est:, -neque ex corde ipsam originem ducere. Hae quatuor<text:line-break/>demonstrationes sunt in <text:span text:style-name="Default_20_Paragraph_20_Font"><text:span text:style-name="T1">t</text:span></text:span>exto propositi operis- libro<text:line-break/>abunde fatis explicatae iis, qui norunt, quid tandem fit<text:line-break/>demonstratio. Dicte fiunt et alia quaedam in lib<text:span text:style-name="Default_20_Paragraph_20_Font"><text:span text:style-name="T1">r</text:span></text:span>o ad<text:line-break/>fidem dogmatis approbandam , quae tamen scientificam<text:line-break/>demonstrationem non habent, quemadmodum primae duae<text:line-break/>rationes. Qu in etiam controve<text:span text:style-name="Default_20_Paragraph_20_Font"><text:span text:style-name="T1">r</text:span></text:span>sia quaedam ad ullorum<text:line-break/>opiniones declarata esu Quare, quantum ad me attinet,<text:line-break/>paucissimis jam id, quod institui, demonstratum esu Ac<text:line-break/>prolixitatis verborum non in nos, qui. reprehendamus,<text:line-break/>quas villosas illi prodiderunt rationes, <text:span text:style-name="Default_20_Paragraph_20_Font"><text:span text:style-name="T1">t</text:span></text:span>e d in ipsarum<text:line-break/>auctores culpa repetenda esu Quum - itaque . tres libri<text:line-break/>logici de affectibus a Cluysippo sint traditi, contradicere<text:line-break/>quum possem, et ea, quibus ab ipso dissentirem, protrahere,<text:line-break/>id facere non fustium, sicuti nec quae de virtutum dls-</text:p>
      <text:p text:style-name="P3">ferentia quatuor in libris prodidit, super quibus eum et<text:line-break/>Pofidouius criminatur. Verum de sus quoque ubi indi-<text:line-break/>cassem iis, qui scientificas demonstrationes possunt audire,<text:line-break/>cum otio rursus ostensurus hoc agere distuli, quae sibi<text:line-break/>etiam ipsis et veritati eorum, quae evidenter apparent,<text:line-break/>refragatus conscripsit. Illud itaque opus per fe elabo-<text:line-break/>ratum esu</text:p>
      <text:h text:style-name="Heading_20_2" text:outline-level="2">Cap. ll. </text:h>
      <text:p text:style-name="P29">Nunc vero, quum plerique amicorum reti-<text:line-break/>qua Hippocratis et Platonis dogmata jam habere deside-<text:line-break/>reut, illuc me convertam, a naturalibus elementis exor-<text:line-break/>sus. Nominatur itaque elementum, quodcunque minima<text:line-break/>fit pars illius rei, cujus fuerit elementum. Nam ex<text:line-break/>appellatione ad aliquid vox elementum capitur, quemad-<text:line-break/>modum et partis; nam et elementum alienius elemen-<text:line-break/>tum est, et pars alienius pars esu Sicut igitur linguae<text:line-break/>nostrae, qua utimur disserentes invicem, quatuor et<text:line-break/>viginti sunt elementa, eodem modo omnium, quae gene-<text:line-break/>rari corrumpique possunt, corporum minimae partes te<text:span text:style-name="Default_20_Paragraph_20_Font"><text:span text:style-name="T1">r</text:span></text:span>ra</text:p>
      <text:p text:style-name="P3">funi et acr et aqua et. ignis. Minimum autem dicitur,<text:line-break/>quod non amplius sectionem sustinet; etenim secundum<text:line-break/>magnitudinem sectio ejusmodi minimum nullum obtinet.<text:line-break/>Sola autem speciei divisio quandoque consistit, veluti in<text:line-break/>voce, quum aliqua composita talis existat:</text:p>
      <text:p text:style-name="P1"><text:span text:style-name="Default_20_Paragraph_20_Font"><text:span text:style-name="T1">Jram cane, dea, </text:span></text:span><text:span text:style-name="Default_20_Paragraph_20_Font"><text:span text:style-name="T19">Pei</text:span></text:span><text:span text:style-name="Default_20_Paragraph_20_Font"><text:span text:style-name="T21">l</text:span></text:span><text:span text:style-name="Default_20_Paragraph_20_Font"><text:span text:style-name="T19">dae</text:span></text:span><text:span text:style-name="Default_20_Paragraph_20_Font"><text:span text:style-name="T1"> Achilli</text:span></text:span>s.</text:p>
      <text:p text:style-name="Normal">Tota quidem haec est; partes autem iram, et cane,<text:line-break/>et dea, et Putidae, et Achillis. Singula haec ru<text:span text:style-name="Default_20_Paragraph_20_Font"><text:span text:style-name="T1">r</text:span></text:span>sus<text:line-break/><text:span text:style-name="Default_20_Paragraph_20_Font"><text:span text:style-name="T12">in </text:span></text:span>syllabas secantur, et syllabae iterum singulac divisio-<text:line-break/>nem in elementa <text:span text:style-name="Default_20_Paragraph_20_Font"><text:span text:style-name="T1">r</text:span></text:span>ecipiunt. ltaque primae syllabae <text:span text:style-name="Default_20_Paragraph_20_Font"><text:span text:style-name="T8">μη</text:span></text:span><text:span text:style-name="Default_20_Paragraph_20_Font"><text:span text:style-name="T10">,<text:line-break/></text:span></text:span>compositae ex duobus clementis, neutrum ipsorum in<text:line-break/>alias sui voces minores dividi potest. Ideo vocem <text:span text:style-name="Default_20_Paragraph_20_Font"><text:span text:style-name="T8">ιιη</text:span></text:span><text:span text:style-name="Default_20_Paragraph_20_Font"><text:span text:style-name="T17"><text:line-break/></text:span></text:span>minimam et indivisibilem esse. dicimus, .ut etiam Dionem<text:line-break/>vocare mos est philosophis substantiam individuam. Sic<text:line-break/>orationem brevissimam Plato dixit compositam cx nomi-<text:line-break/>ne et verbo, orationem videlicet, quatenus est oratio,<text:line-break/>brevissimam appellans. Singula enim, quaefecundum <text:span text:style-name="Default_20_Paragraph_20_Font"><text:span text:style-name="T1">t</text:span></text:span>pe-</text:p>
      <text:p text:style-name="P3">clam et dicuntur et intelliguntur, l quum non amplius<text:line-break/>sectionem in plures species concedunt, ejusmodi nomi-<text:line-break/>nibus appellamus, minimum, insectile, elementum; de.<text:line-break/>cujus nomine totum habes librum in medicinalium nonri-<text:line-break/>num opere conscriptum. At de sectione corporum <text:span text:style-name="Default_20_Paragraph_20_Font"><text:span text:style-name="T1">t</text:span></text:span>ector-<text:line-break/>dum magnitudinem geometrae vici ostenderunt, ceu illa<text:line-break/>nunquam consistere possit, verum semper id, quod fena-.<text:line-break/>tur, minorem quam prius magnitudinem habeat. Quum<text:line-break/>autem sula secundum speciem sectio tandem desinat, in<text:line-break/>consessio rursus de ea est, in unoqudque rerum genere<text:line-break/>ludividuam quandam speciem haberi talem, quale est in<text:line-break/>naturalibus corporibus elementum terra, aqua, aer et<text:line-break/>ignis. Horum vero demonstrationes non opus habeo huc<text:line-break/>afcribere, quum alias commentarium de elementis ex<text:line-break/>IIippocratis sententia ediderim, quem clarius mauifestius-<text:line-break/>que sane , quemadmodunr et alios complures, scripsissem,<text:line-break/>nisi illius tantum, qui illum. a me erat accepturus , .non<text:line-break/>imperitorum quoque, in .quorum manus .erat. venturus,</text:p>
      <text:p text:style-name="P3">rationem habuissem. Quum autem multi eum jam ha-<text:line-break/>beant, non amplius risum mihi est scribere alium, eo<text:line-break/>quod paucae quaedam in eo disputationes sint, quae lon-<text:line-break/>gius tracturi defiderent, ex quibus maxime et haec ipsa<text:line-break/>nunc comprehensa de elementi notione, plurimum qui-<text:line-break/>dem uno in libro elaborata, ut nixi; lu praesentia autem<text:line-break/>fummatim exposita <text:span text:style-name="Default_20_Paragraph_20_Font"><text:span text:style-name="T1">t</text:span></text:span>uus ea, quae magis utique de-<text:line-break/>clarata fuissent in libro de elementis fecundum Hippo-<text:line-break/>cratem , si ipsis syllabis elementum opus habuisset. Porro<text:line-break/>quum liber de natura hominis ab Hippocrate sit con-<text:line-break/>fcriptus, adjectus autem ei exiguus libellus de victu-<text:line-break/>ratione, et quaedam venarum dissectio interposita, quam<text:line-break/>auctor videtur mihi adfecisse opusculo de natura hominis<text:line-break/><text:span text:style-name="Default_20_Paragraph_20_Font"><text:span text:style-name="T14">et.de </text:span></text:span>victus ratione, noster de elementis secundum IIip-<text:line-break/>pocratem liber expositio est ejus, qui de natura humana<text:line-break/>proditus esu At expositionem non ita habet descriptam,<text:line-break/>ut consueverunt, qui interpretationes persequuntur, lu sin-<text:line-break/>gulis dictionibus factitare, fed de eorum duntaxat, quae<text:line-break/>dogma complectuntur, una cum propriis demonstrationi-</text:p>
      <text:p text:style-name="P3">bus; quas si voles disicere, ad illum librum te conferas.<text:line-break/>Ego autem non consuevi subinde eadem diversis in com-<text:line-break/>mentariis scribere, <text:span text:style-name="Default_20_Paragraph_20_Font"><text:span text:style-name="T1">t</text:span></text:span>ed hic solius Platonis verba <text:span text:style-name="Default_20_Paragraph_20_Font"><text:span text:style-name="T1">talliis<text:line-break/></text:span></text:span>clam, in quibus secutus est Hippocratem, corpora nostra<text:line-break/>inquiens ex terra , igne , aere et aqua constare. Quod<text:line-break/>ipsum quum in aliis quoque libris tradiderit, in praest<text:span text:style-name="Default_20_Paragraph_20_Font"><text:span text:style-name="T1">a-<text:line-break/></text:span></text:span>tia sufficiet verba ex Timaeo exponere, quae in eum<text:line-break/>modum habent. <text:span text:style-name="Default_20_Paragraph_20_Font"><text:span text:style-name="T1">N</text:span></text:span>i<text:span text:style-name="Default_20_Paragraph_20_Font"><text:span text:style-name="T1">tu</text:span></text:span>i <text:span text:style-name="Default_20_Paragraph_20_Font"><text:span text:style-name="T1">quu</text:span></text:span>m <text:span text:style-name="Default_20_Paragraph_20_Font"><text:span text:style-name="T1">quatuor illa sint, ex quibu</text:span></text:span>s<text:line-break/><text:span text:style-name="Default_20_Paragraph_20_Font"><text:span text:style-name="T1">c</text:span></text:span>o<text:span text:style-name="Default_20_Paragraph_20_Font"><text:span text:style-name="T1">mpactum est corpu</text:span></text:span>s; t<text:span text:style-name="Default_20_Paragraph_20_Font"><text:span text:style-name="T1">erra, igni</text:span></text:span>s, <text:span text:style-name="Default_20_Paragraph_20_Font"><text:span text:style-name="T1">aqua, aer, horam<text:line-break/>praeter naturam excesse</text:span></text:span>s <text:span text:style-name="Default_20_Paragraph_20_Font"><text:span text:style-name="T1">defectu</text:span></text:span>s<text:span text:style-name="Default_20_Paragraph_20_Font"><text:span text:style-name="T1">que, et ex l</text:span></text:span>o<text:span text:style-name="Default_20_Paragraph_20_Font"><text:span text:style-name="T1">c</text:span></text:span>o <text:span text:style-name="Default_20_Paragraph_20_Font"><text:span text:style-name="T1">pro-<text:line-break/>pri</text:span></text:span>o <text:span text:style-name="Default_20_Paragraph_20_Font"><text:span text:style-name="T1">in alienum tran</text:span></text:span>s<text:span text:style-name="Default_20_Paragraph_20_Font"><text:span text:style-name="T1">lati</text:span></text:span>o, <text:span text:style-name="Default_20_Paragraph_20_Font"><text:span text:style-name="T1">tum ign</text:span></text:span>is; <text:span text:style-name="Default_20_Paragraph_20_Font"><text:span text:style-name="T1">tum aliorum,<text:line-break/>quandoquidem plura un</text:span></text:span>o suat, <text:span text:style-name="Default_20_Paragraph_20_Font"><text:span text:style-name="T1">singula id, qu</text:span></text:span>o<text:span text:style-name="Default_20_Paragraph_20_Font"><text:span text:style-name="T1">d sebi con-<text:line-break/>venien</text:span></text:span>s <text:span text:style-name="Default_20_Paragraph_20_Font"><text:span text:style-name="T1">non est, affi</text:span></text:span>r<text:span text:style-name="Default_20_Paragraph_20_Font"><text:span text:style-name="T1">mant, ac</text:span></text:span> o<text:span text:style-name="Default_20_Paragraph_20_Font"><text:span text:style-name="T1">mnia eju</text:span></text:span>s<text:span text:style-name="Default_20_Paragraph_20_Font"><text:span text:style-name="T1">m</text:span></text:span>o<text:span text:style-name="Default_20_Paragraph_20_Font"><text:span text:style-name="T1">di seditiones<text:line-break/>et</text:span></text:span> m<text:span text:style-name="Default_20_Paragraph_20_Font"><text:span text:style-name="T1">orbos exhibent. </text:span></text:span>In hac oratione Plato palam indica-<text:line-break/>vrt, non salum ex terra, aqua, aere et igne corpora<text:line-break/>nostra esse procreata , verum etiam quod propter haec<text:line-break/>mensura quidem invicem temperata secundum naturam</text:p>
      <text:p text:style-name="P3">habemus, quod idem est ac si dicas, fimi sumus. Si<text:line-break/>autem aliquod deficiat, aut redundet, aut lu alium locum<text:line-break/>transgrediatur, aegrotamus. Quod igitur excessus de<text:span text:style-name="Default_20_Paragraph_20_Font"><text:span text:style-name="T1">t</text:span></text:span>e-<text:line-break/>otusque bonam temperiem corrumpit, lu qua primorum<text:line-break/>corporum simitas confidit, omnibus conspicuum est; item<text:line-break/>quod translatio, si confideremus, quomodo, simul atque<text:line-break/>thoracis et asperae arteriae instiumeutis fanguis aut<text:line-break/>alius quidam humor coincidit, inculpata ipsorum sanitas<text:line-break/>aboletur; ad haec in ventre, intestinis, venis et cami-<text:line-break/>bus aerea substantia coacervata. Sed ipsis Plato per ea,<text:line-break/>quae praedictae orationi continua furi, docebit te id<text:line-break/>huno in modum scribens. <text:span text:style-name="Default_20_Paragraph_20_Font"><text:span text:style-name="T1">Quando enim praeter naturam<text:line-break/>unumquodque sit, aut transfertur, calescunt utique,<text:line-break/>quae ante fu</text:span></text:span>l<text:span text:style-name="Default_20_Paragraph_20_Font"><text:span text:style-name="T1">gebant, arida madent, gravescunt levia,<text:line-break/>et caetera omnia sen</text:span></text:span>s<text:span text:style-name="Default_20_Paragraph_20_Font"><text:span text:style-name="T1">iliter permutantur. solummodo<text:line-break/>vero dicimu</text:span></text:span>s <text:span text:style-name="Default_20_Paragraph_20_Font"><text:span text:style-name="T1">idem .aliqu</text:span></text:span>i<text:span text:style-name="Default_20_Paragraph_20_Font"><text:span text:style-name="T1">d sebimet secundum idem, atque<text:line-break/>seniliter; et debita proportione servata, accedens vel<text:line-break/></text:span></text:span>inc<text:span text:style-name="Default_20_Paragraph_20_Font"><text:span text:style-name="T1">edens, permutet se idem sibi spse sospe</text:span></text:span>s <text:span text:style-name="Default_20_Paragraph_20_Font"><text:span text:style-name="T1">integrumque</text:span></text:span></text:p>
      <text:p text:style-name="P3"><text:span text:style-name="Default_20_Paragraph_20_Font"><text:span text:style-name="T1">manere. sedsc peccaverit aliquid, praeter haec accedens<text:line-break/>vel recedens, alterati</text:span></text:span>o<text:span text:style-name="Default_20_Paragraph_20_Font"><text:span text:style-name="T1">nes perquam varias et m</text:span></text:span>o<text:span text:style-name="Default_20_Paragraph_20_Font"><text:span text:style-name="T1">rb</text:span></text:span>o<text:span text:style-name="Default_20_Paragraph_20_Font"><text:span text:style-name="T1">s interi-<text:line-break/>tu</text:span></text:span>a<text:span text:style-name="Default_20_Paragraph_20_Font"><text:span text:style-name="T1">que innumerabiles inducet. </text:span></text:span>Quod igitur ex terra, igne,<text:line-break/>aere et aqua corpora nostra constant, item quod ob<text:line-break/>horum. desectum, aut redundantiam, aut transmutatio-<text:line-break/>ncm morbi oboriuntur, manifesto indicarit.</text:p>
      <text:h text:style-name="Heading_20_2" text:outline-level="2">Cap. HI. </text:h>
      <text:p text:style-name="P31">Videbitur autem ru eo, quod elementa ipsa<text:line-break/>non vocat, ab Hippocrate dissentire. Atqui neque. ille<text:line-break/>nominavit ca elementa, sed solum, quod his coeuntibus<text:line-break/>contcmpcratisquc naturalia creantur corpora, atque quod<text:line-break/>ultra haec procedere Hippocrates quidem nullam sane neces-<text:line-break/>sitatem esse dicit, practicam, non thcorcticam, artem per-<text:line-break/>fequcns. Piato autem, tanquam plulosophiam theoreticarn<text:line-break/>laudatissimam esse censeat, non con tentus fuit solis, quae<text:line-break/>apparent in elementis, facultatibus, sed otium causam gene-<text:line-break/>rationis ipsorum inquirit, speculationem medico inutilem.<text:line-break/>Cur enim humectet aqua, .urat ignis, aut cur fluat qtti-<text:line-break/>dem aqua,. furium autem ignis feratur, item cur stabilis-</text:p>
      <text:p text:style-name="P3">sima gravissimaque elementorum sit terra, ad morborum<text:line-break/>curationes nihil conducit. Solum enim sufficit sani-<text:line-break/>tatem servaturo curatu<text:span text:style-name="Default_20_Paragraph_20_Font"><text:span text:style-name="T1">r</text:span></text:span>oqttc morbos scire , p<text:span text:style-name="Default_20_Paragraph_20_Font"><text:span text:style-name="T1">r</text:span></text:span>opter bonam<text:line-break/>temperiem calidi; frigieli, sicci et humidi sanitatem<text:line-break/>animantibus consistere, ob intemperies autem horum<text:line-break/>morbos oboriri. Porro inquirere, an ignis ex partibus<text:line-break/>figurae py<text:span text:style-name="Default_20_Paragraph_20_Font"><text:span text:style-name="T1">r</text:span></text:span>amidalis compositus fit, sive alia quaedam<text:line-break/>cau<text:span text:style-name="Default_20_Paragraph_20_Font"><text:span text:style-name="T1">t</text:span></text:span>a existat, propter quam secet et proxima corpora<text:line-break/>dividat, theoreticae plnloscphiae opus est, quam Plato<text:line-break/>persequens ignis sane partes pyramidis speciem referre<text:line-break/>scribit, terrae cubicam. Figuram autem octonorum fel-<text:line-break/><text:span text:style-name="Default_20_Paragraph_20_Font"><text:span text:style-name="T1">t</text:span></text:span>uum aeris peculiarem esse censet ; quemadmodum eam,<text:line-break/>quae viginti ba<text:span text:style-name="Default_20_Paragraph_20_Font"><text:span text:style-name="T1">to</text:span></text:span>s obtinet, aquae. Num igitur recte, an sc-<text:line-break/>cus de his Plato opinatus sit, non ad disputationem nobis<text:line-break/>nunc propositam pertinet. Cur enim non nominet ele-<text:line-break/>menta terram, aquam, aerem et ignem, nos quaerebamus,<text:line-break/>ut expositum est, non, an falso singulas quas dixit figuras<text:line-break/>ipsis tribuerit. Caeterum sermonis processu eadem haec</text:p>
      <text:p text:style-name="P3">rursus dividit secundum considerationem et rationem in<text:line-break/>materiam et figuram; ac quoniam figura composite est,<text:line-break/>pyramidis sane ex quatuor aequilateribus triangulis, cubi<text:line-break/>sex bases sive sessus obtinens quadrangulis sex, octo<text:line-break/>bases continens figura octo triangulis. aequilateribus,<text:line-break/>quemadmodum et viginti bases habens viginti triangulis,<text:line-break/>iterum inspicit ordinem planorum solidas figuras circum-<text:line-break/>scribentium, ac ait, aequilaterum triangulum ex triangulis<text:line-break/>rectangulis duobus procreari, quadrangulum ex. quatuor.<text:line-break/>Quoniam vero non ulterius procedere poterat, tanquam<text:line-break/>in minimis his c<text:span text:style-name="Default_20_Paragraph_20_Font"><text:span text:style-name="T1">o</text:span></text:span>nsistit, atque propter h<text:span text:style-name="Default_20_Paragraph_20_Font"><text:span text:style-name="T1">o</text:span></text:span>c ipsum ele-<text:line-break/>menta nuncupat, alterum aequilateris trianguli, altermn<text:line-break/>quadranguli. Sed ascribam tibi etiam verba ipsius, primum<text:line-break/>quidem, quae de pyramide hunc in modum. ad verbum<text:line-break/>dicta <text:span text:style-name="Default_20_Paragraph_20_Font"><text:span text:style-name="T1">t</text:span></text:span>unc <text:span text:style-name="Default_20_Paragraph_20_Font"><text:span text:style-name="T1">Erit utique prima specie</text:span></text:span>s <text:span text:style-name="Default_20_Paragraph_20_Font"><text:span text:style-name="T1">et minima co</text:span></text:span>i<text:span text:style-name="Default_20_Paragraph_20_Font"><text:span text:style-name="T1">sti-<text:line-break/>tuta; elementum vero ipsiu</text:span></text:span>s, <text:span text:style-name="Default_20_Paragraph_20_Font"><text:span text:style-name="T1">quod latu</text:span></text:span>s <text:span text:style-name="Default_20_Paragraph_20_Font"><text:span text:style-name="T1">substr</text:span></text:span>a<text:span text:style-name="Default_20_Paragraph_20_Font"><text:span text:style-name="T1">tus; bre-<text:line-break/>vi</text:span></text:span>o<text:span text:style-name="Default_20_Paragraph_20_Font"><text:span text:style-name="T1">r</text:span></text:span>i <text:span text:style-name="Default_20_Paragraph_20_Font"><text:span text:style-name="T1">latere dupl</text:span></text:span>o <text:span text:style-name="Default_20_Paragraph_20_Font"><text:span text:style-name="T1">maius habet. secunda. ad haec, .quae<text:line-break/>in figura vig</text:span></text:span>i<text:span text:style-name="Default_20_Paragraph_20_Font"><text:span text:style-name="T1">nti basibus comp</text:span></text:span>osi<text:span text:style-name="Default_20_Paragraph_20_Font"><text:span text:style-name="T1">ta habetur, ipfumque</text:span></text:span></text:p>
      <text:p text:style-name="P3"><text:span text:style-name="Default_20_Paragraph_20_Font"><text:span text:style-name="T1">iisdem n</text:span></text:span>o<text:span text:style-name="Default_20_Paragraph_20_Font"><text:span text:style-name="T1">minibus sec se habentem. T</text:span></text:span>e<text:span text:style-name="Default_20_Paragraph_20_Font"><text:span text:style-name="T1">rtia ex elementis<text:line-break/>bis sexaginta copulati</text:span></text:span>s, <text:span text:style-name="Default_20_Paragraph_20_Font"><text:span text:style-name="T1">et anguli</text:span></text:span>s <text:span text:style-name="Default_20_Paragraph_20_Font"><text:span text:style-name="T1">solidi</text:span></text:span>s <text:span text:style-name="Default_20_Paragraph_20_Font"><text:span text:style-name="T1">duodecim,<text:line-break/>quorum quilibet quinque plani</text:span></text:span>s <text:span text:style-name="Default_20_Paragraph_20_Font"><text:span text:style-name="T1">trianguli</text:span></text:span>s <text:span text:style-name="Default_20_Paragraph_20_Font"><text:span text:style-name="T1">aequilateribu</text:span></text:span>s<text:line-break/><text:span text:style-name="Default_20_Paragraph_20_Font"><text:span text:style-name="T1">continetur, haben</text:span></text:span>s <text:span text:style-name="Default_20_Paragraph_20_Font"><text:span text:style-name="T1">v</text:span></text:span>i<text:span text:style-name="Default_20_Paragraph_20_Font"><text:span text:style-name="T1">ginti base</text:span></text:span>s <text:span text:style-name="Default_20_Paragraph_20_Font"><text:span text:style-name="T1">triangula</text:span></text:span>s <text:span text:style-name="Default_20_Paragraph_20_Font"><text:span text:style-name="T1">aeq</text:span></text:span>n<text:span text:style-name="Default_20_Paragraph_20_Font"><text:span text:style-name="T1">ilateres,<text:line-break/>nasci</text:span></text:span>t<text:span text:style-name="Default_20_Paragraph_20_Font"><text:span text:style-name="T1">ur. Nunc</text:span></text:span> a<text:span text:style-name="Default_20_Paragraph_20_Font"><text:span text:style-name="T1">gitur trianguli, qui c</text:span></text:span>o<text:span text:style-name="Default_20_Paragraph_20_Font"><text:span text:style-name="T1">nstituunt plan</text:span></text:span>os<text:line-break/><text:span text:style-name="Default_20_Paragraph_20_Font"><text:span text:style-name="T1">circumscribente</text:span></text:span>s <text:span text:style-name="Default_20_Paragraph_20_Font"><text:span text:style-name="T1">solida</text:span></text:span>s <text:span text:style-name="Default_20_Paragraph_20_Font"><text:span text:style-name="T1">figura</text:span></text:span>s, <text:span text:style-name="Default_20_Paragraph_20_Font"><text:span text:style-name="T1">elementa vocata sunt.<text:line-break/></text:span></text:span>Progressus etiam ipse, quae circumscribuntur corpora a<text:line-break/>praedictis planis angulis , elementa nominat his verbis.<text:line-break/>i<text:span text:style-name="Default_20_Paragraph_20_Font"><text:span text:style-name="T1">gitur esto secundum rectam probabilemque rati</text:span></text:span>o<text:span text:style-name="Default_20_Paragraph_20_Font"><text:span text:style-name="T1">n</text:span></text:span>e<text:span text:style-name="Default_20_Paragraph_20_Font"><text:span text:style-name="T1">m<text:line-break/>p</text:span></text:span>y<text:span text:style-name="Default_20_Paragraph_20_Font"><text:span text:style-name="T1">ramidi</text:span></text:span>s <text:span text:style-name="Default_20_Paragraph_20_Font"><text:span text:style-name="T1">specie</text:span></text:span>s <text:span text:style-name="Default_20_Paragraph_20_Font"><text:span text:style-name="T1">solida igni</text:span></text:span>s <text:span text:style-name="Default_20_Paragraph_20_Font"><text:span text:style-name="T1">elementum et semen, sen</text:span></text:span>a<text:line-break/><text:span text:style-name="Default_20_Paragraph_20_Font"><text:span text:style-name="T1">jibili</text:span></text:span>s<text:span text:style-name="Default_20_Paragraph_20_Font"><text:span text:style-name="T1">que hic</text:span></text:span> i<text:span text:style-name="Default_20_Paragraph_20_Font"><text:span text:style-name="T1">gn</text:span></text:span>ia <text:span text:style-name="Default_20_Paragraph_20_Font"><text:span text:style-name="T1">cumulata parvorum c</text:span></text:span>o<text:span text:style-name="Default_20_Paragraph_20_Font"><text:span text:style-name="T1">rporum c</text:span></text:span>o<text:span text:style-name="Default_20_Paragraph_20_Font"><text:span text:style-name="T1">accr-<text:line-break/>vati</text:span></text:span>o <text:span text:style-name="Default_20_Paragraph_20_Font"><text:span text:style-name="T1">censeatur, quae figuram p</text:span></text:span>y<text:span text:style-name="Default_20_Paragraph_20_Font"><text:span text:style-name="T1">ramidi</text:span></text:span>s o<text:span text:style-name="Default_20_Paragraph_20_Font"><text:span text:style-name="T1">mnia habeat.<text:line-break/></text:span></text:span>illa igitur singula ignis elementum esse affirmant, quemad-<text:line-break/>modum si etiam tritici ace<text:span text:style-name="Default_20_Paragraph_20_Font"><text:span text:style-name="T1">r</text:span></text:span>vi elementum unumquodque<text:line-break/>triticum aliquis esse diceret; eodemque ratione et vocis<text:line-break/>elementa generare primas syllabas, deinde ex ipsis gigni<text:line-break/>nomen, verbum, praepositionem, articulum et conjun-<text:line-break/>ctiouem, quae rursus Chrysippus appellat orationis ale-</text:p>
      <text:p text:style-name="P3">menta. Haec itaque tibi, etsi non fuerit necessitas, retuli,<text:line-break/>ne aliquis contentiosus sermoni nostro insultet, dissentire<text:line-break/>pronuncians in dogmate de elementis Platonem ab Hip-<text:line-break/>poc<text:span text:style-name="Default_20_Paragraph_20_Font"><text:span text:style-name="T1">r</text:span></text:span>ate, quum ne appellaverit quidem Hippocrates ele-<text:line-break/>menta terram, aquam, aerem et ignem; verum ex ipsis<text:line-break/>nos conflere ajebat, non amplius inquirens, propter quam<text:line-break/>causam singula ipsorum p<text:span text:style-name="Default_20_Paragraph_20_Font"><text:span text:style-name="T1">r</text:span></text:span>opriam habeant virtutem, quam<text:line-break/>evidente<text:span text:style-name="Default_20_Paragraph_20_Font"><text:span text:style-name="T1">r</text:span></text:span>- in ipsis esse conspicimus. Plato autem et hoc<text:line-break/>disquifivit, praeterquam quod omnia corpora, quae cor-<text:line-break/>mptioni et generationi subjectu. sinrt , ex quatuor illis<text:line-break/>conflata esse admittat.</text:p>
      <text:h text:style-name="Heading_20_2" text:outline-level="2">Cap. IV. </text:h>
      <text:p text:style-name="P31">Quin etiam, quomodo ex elementis cor-<text:line-break/>pora no<text:span text:style-name="Default_20_Paragraph_20_Font"><text:span text:style-name="T1">t</text:span></text:span>tra constituuntur, ita ambo affirmant, non scili-<text:line-break/>cet terra aqua conspersit, deinde in sole calcsacta, uni-<text:line-break/>malia procreari pronunciantes, Test mediis pluribus mu-<text:line-break/>tationibus. Etenim ex quatuor elementis et.stirpium gene-<text:line-break/>ratio est, et fructus ex ipsis et femina. Alimentum vero<text:line-break/>haec omnia ovibus, suibus, capris, bobus, aliisque .tui-</text:p>
      <text:p text:style-name="P3">mentibus, quae herbas, aut arb<text:span text:style-name="Default_20_Paragraph_20_Font"><text:span text:style-name="T1">o</text:span></text:span>rum fructus, aut .fure<text:span text:style-name="Default_20_Paragraph_20_Font"><text:span text:style-name="T1">o-:<text:line-break/></text:span></text:span>los , aut radices comedunt. Hominibus eadem haec ani-<text:line-break/>mantia alimenta funt, atque hinc ipsis generantur fan-<text:line-break/>guis , pituita et bilis utraque ; plurimus quidem sanguis,.<text:line-break/>quare etiam fotus in venis apparet ; modicum vero ex<text:line-break/>aliis singulis. Atque hic est ap<text:span text:style-name="Default_20_Paragraph_20_Font"><text:span text:style-name="T1">t</text:span></text:span>e sanguis generationis<text:line-break/>nostrae ceu materia, ex quatuor humoribus constans, ex<text:line-break/>dominio vero sic nuncupatus; nam ex eo procreamur in<text:line-break/>utero concepti, et primam lune conformationem accipimus,<text:line-break/>deinde partibus efformatis, articulationem ,. incrementum et<text:line-break/>absolutionem in lucem editi recipimus, ac primum lacte<text:line-break/>nutrimur, originem ex sanguine habentes,. deinde per-<text:line-break/>fectis ac solidis ipsis alimentis, unde rursus sanguis,<text:line-break/>pituita, bilis flava et atra proveniunt. Intersit autem<text:line-break/>nihil ad praesentem disputationem, flavam an pallidam<text:line-break/>bilem nomines. Verum haec omnia Hippocrates omnium<text:line-break/>primus, quorum memoria ad nos pervenit, tum medico-<text:line-break/>rum tum philosophorum accurate definivit , eoquo</text:p>
      <text:p text:style-name="P3">morbos primorum corpo<text:span text:style-name="Default_20_Paragraph_20_Font"><text:span text:style-name="T1">r</text:span></text:span>um ex intemperie fieri dicebat.<text:line-break/>Quae autem appellem prima corpora, prius indicabo, ne<text:line-break/>.quicquam in o<text:span text:style-name="Default_20_Paragraph_20_Font"><text:span text:style-name="T1">r</text:span></text:span>atione fit obscurum.. Etenim ipse Hippo-<text:line-break/>crates non appellavit corpus primum aut fecundum, quem-<text:line-break/>admodum Aristoteles: Plato autem secundam quandam<text:line-break/>corpo<text:span text:style-name="Default_20_Paragraph_20_Font"><text:span text:style-name="T1">r</text:span></text:span>um consistentiam esse dicebat; prima ve<text:span text:style-name="Default_20_Paragraph_20_Font"><text:span text:style-name="T1">r</text:span></text:span>o ne ipse<text:line-break/>quidem nominarit, sied ex eo, quod fecundam quandam<text:line-break/>dixerit, certum est ante eam po<text:span text:style-name="Default_20_Paragraph_20_Font"><text:span text:style-name="T1">t</text:span></text:span>uisse eum alteram, quam<text:line-break/>nomine similarium Aristoteles ita nuncupavit, ut qui<text:line-break/>plenius de animantium partibus et earum . generatione<text:line-break/>p attractaverit. Quanto enim quis exactius subtiliusque<text:line-break/>naturam rerum quamcunque elaborat, tanto .pluribus<text:line-break/>nominibus utatur necesse est Quae igitur in una defieri-<text:line-break/>plione corpora comprehenduntur, subinde quidem simi-<text:line-break/>saria vocantur, eo quod omnes ipsite partes et invi-<text:line-break/>cem et toti sint similes; subinde vero simplices et pri-<text:line-break/>mariae., utpote ex quibus compositae et iusirumentariae<text:line-break/>dictae constent, digiti, carpas totus, cubitus totus, bra-</text:p>
      <text:p text:style-name="P3">clliumque totum. Item quae respondent ipsis p<text:span text:style-name="Default_20_Paragraph_20_Font"><text:span text:style-name="T1">r</text:span></text:span>opor-<text:line-break/>tione, crurum partes, digiti, pes, tibia, famur; item<text:span text:style-name="Default_20_Paragraph_20_Font"><text:span text:style-name="T1">r<text:line-break/></text:span></text:span>oculus, lingua, cor, pulmo, omnisque viscera, et ven-<text:line-break/>ter, et intestina ex instrumentariis partibus sunt, ex quibus<text:line-break/>rursus totum corpus componitur. Prima itaque generatio<text:line-break/>nolui est ex sanguine, qui ex alimento, quod rutra cor-<text:line-break/>pus assumitur, fit; esset semen. Sanguinem vero nomino,<text:line-break/>qui ex dominio sic appellatur, qui etiam in venis conti -<text:line-break/>neri videtur. Ex his primariae partes generantur, car-<text:line-break/>tilago , os , nervus , membrana , ligamentum , aliaque<text:line-break/>ejusmodi. Deinde ex his oculus, lingua, caput, viscera,<text:line-break/>artus, atque ex his rursus totum corpus. Eoque Hippo-<text:line-break/>crales in libello de natura humana unionem ex elemen-<text:line-break/>tis omnium naturalium corporum communem esse pro-<text:line-break/>tulit, ex qua ad animantium unionem digressus est, atque<text:line-break/>horum non omnium, fed sanguineorum, inter quae et<text:line-break/>homo existit. Scribit itaque de eo hunc in modum.</text:p>
      <text:p text:style-name="P3"><text:span text:style-name="Default_20_Paragraph_20_Font"><text:span text:style-name="T1">C</text:span></text:span>o<text:span text:style-name="Default_20_Paragraph_20_Font"><text:span text:style-name="T1">rpus humanu</text:span></text:span>m <text:span text:style-name="Default_20_Paragraph_20_Font"><text:span text:style-name="T1">in se c</text:span></text:span>o<text:span text:style-name="Default_20_Paragraph_20_Font"><text:span text:style-name="T1">ntinet sanguine</text:span></text:span>m<text:span text:style-name="Default_20_Paragraph_20_Font"><text:span text:style-name="T1">, pituitam,<text:line-break/>siavam bilem et p</text:span></text:span>i<text:span text:style-name="Default_20_Paragraph_20_Font"><text:span text:style-name="T1">gram,. atque haec est</text:span></text:span> i<text:span text:style-name="Default_20_Paragraph_20_Font"><text:span text:style-name="T1">psius corporis<text:line-break/>natura, et propter ea dolet, et sanum est. sanum ita-.<text:line-break/>que p</text:span></text:span>o<text:span text:style-name="Default_20_Paragraph_20_Font"><text:span text:style-name="T1">tissimum. est, quum haec moderate habuerint inter<text:line-break/>se sacultate et copia, et</text:span></text:span> m<text:span text:style-name="Default_20_Paragraph_20_Font"><text:span text:style-name="T1">axime fuerint temperata.<text:line-break/>volet autem, quum aliquid horum</text:span></text:span> m<text:span text:style-name="Default_20_Paragraph_20_Font"><text:span text:style-name="T1">inus aut amplius<text:line-break/>separatum fuerit in c</text:span></text:span>o<text:span text:style-name="Default_20_Paragraph_20_Font"><text:span text:style-name="T1">rpore , et non sit</text:span></text:span> o<text:span text:style-name="Default_20_Paragraph_20_Font"><text:span text:style-name="T1">mnibus contem-<text:line-break/>peratum. Necesse enim, quum aliq</text:span></text:span>u<text:span text:style-name="Default_20_Paragraph_20_Font"><text:span text:style-name="T1">id h</text:span></text:span>o<text:span text:style-name="Default_20_Paragraph_20_Font"><text:span text:style-name="T1">ru</text:span></text:span>m <text:span text:style-name="Default_20_Paragraph_20_Font"><text:span text:style-name="T1">recesserit,<text:line-break/>et per se constiterit, non salum l</text:span></text:span>o<text:span text:style-name="Default_20_Paragraph_20_Font"><text:span text:style-name="T1">cum, ex quo recessit,<text:line-break/>morbidum evadere ,. sed eum etiam, ubi constiterit, reti-<text:line-break/>neaturque, nimis repletum, d</text:span></text:span>o<text:span text:style-name="Default_20_Paragraph_20_Font"><text:span text:style-name="T1">lorem laboremque exhibere.<text:line-break/>E</text:span></text:span>t<text:span text:style-name="Default_20_Paragraph_20_Font"><text:span text:style-name="T1">enim quum aliquid horum extra corpus effinxerit plus,<text:line-break/>quam sit id, quod superabundat, dolorem exhibet; si rursus<text:line-break/></text:span></text:span>int<text:span text:style-name="Default_20_Paragraph_20_Font"><text:span text:style-name="T1">ro agatur, transferatur, excernaturque ab aliis, necesse<text:line-break/>omnino est, ut duplicem in</text:span></text:span>l<text:span text:style-name="Default_20_Paragraph_20_Font"><text:span text:style-name="T1">praedictis dol</text:span></text:span>o<text:span text:style-name="Default_20_Paragraph_20_Font"><text:span text:style-name="T1">rem c</text:span></text:span>o<text:span text:style-name="Default_20_Paragraph_20_Font"><text:span text:style-name="T1">nciliet, et<text:line-break/></text:span></text:span>u<text:span text:style-name="Default_20_Paragraph_20_Font"><text:span text:style-name="T1">nde excessit , et ubi exuperat. </text:span></text:span>Haec sane IIipp<text:span text:style-name="Default_20_Paragraph_20_Font"><text:span text:style-name="T1">o</text:span></text:span>cratis<text:line-break/>oratio est, quam mihi ridetur Plato imitatus dicere illa,</text:p>
      <text:p text:style-name="P3">quae paulo superius de quatuor elementis nostri genera-<text:line-break/>tione, et de generali morborum modo comprehensa s<text:span text:style-name="Default_20_Paragraph_20_Font"><text:span text:style-name="T1">o</text:span></text:span>nti<text:line-break/>scitium orationis hoc esu Quum enim quatuor sint<text:line-break/>genera, ex quibus corpus compactum est, terra, ignis,<text:line-break/>aqua et aer, exactius videtur atque etiam utilius me-<text:line-break/>dico Hippoc<text:span text:style-name="Default_20_Paragraph_20_Font"><text:span text:style-name="T1">r</text:span></text:span>ates de his scripsisse. Etenim ex quatuor<text:line-break/>elementis corpus creatum - esse dictitat, vocans omnino<text:line-break/>ea ab efficientibus qualitatibus allud siccum, aliud humr-<text:line-break/>dum, aliud calidum, aliud frigidum. Non tamen fecun-<text:line-break/>dum illa sermonem de morbis habuit.. Potestate etenim<text:line-break/>sunt in corporibus, actu vero non sint, verum ex ipsis<text:line-break/>procreata alimentorum interventu, sanguis , pituita, flava<text:line-break/>nigraque bilis. lgni rane respondet .flava bilis, atra ter-<text:line-break/>rae, pituita aquae. Ideoque calida et sicca facultate est<text:line-break/>flava .bilis, quemadmodum ignis, frigida autem atra et<text:line-break/>sicca. terrae consimiliter, pituita vero .frigida et humida,<text:line-break/>quemadmodum aqua. At folum aereum instrumentum lu</text:p>
      <text:p text:style-name="P3">animantium corporibus propinquum <text:span text:style-name="Default_20_Paragraph_20_Font"><text:span text:style-name="T1">t</text:span></text:span>uae ipsius naturae<text:line-break/>videtur, et in respirationibus, al pulsibus; jam vero et<text:line-break/>in tremulis palpitantium modo- affectibus, inflationibus-<text:line-break/>que, et laxis .tumoribus , item. in flatibus appellatis. At<text:line-break/>moderata ex omnibus quatuor elementis temperies ex-<text:line-break/>actum sanguinem produxit; iatiusque est in humoribus<text:line-break/>dicere, quae Plato in elementis conscripsit Verum llip-<text:line-break/>pocrates praefatus, corpus hominis in fe continet sitngui-<text:line-break/>nem, pituitam, bilem flavam et nigram, deinde ait:<text:line-break/><text:span text:style-name="Default_20_Paragraph_20_Font"><text:span text:style-name="T1">et pr</text:span></text:span>o<text:span text:style-name="Default_20_Paragraph_20_Font"><text:span text:style-name="T1">pter haec d</text:span></text:span>o<text:span text:style-name="Default_20_Paragraph_20_Font"><text:span text:style-name="T1">let, et sanum est. </text:span></text:span>Dolet sane , per<text:line-break/>excellentiam magni morbi, omnibus praeter naturam<text:line-break/>ponitur; fanum est, per. oppositionem eorum, quae prae-<text:line-break/>ter naturam omnia existunt. Postea rursus, quomodo<text:line-break/><text:span text:style-name="Default_20_Paragraph_20_Font"><text:span text:style-name="T1">t</text:span></text:span>anum est, edocens inquit: <text:span text:style-name="Default_20_Paragraph_20_Font"><text:span text:style-name="T1">sanu</text:span></text:span>m <text:span text:style-name="Default_20_Paragraph_20_Font"><text:span text:style-name="T1">igitur est</text:span></text:span> m<text:span text:style-name="Default_20_Paragraph_20_Font"><text:span text:style-name="T1">axime,<text:line-break/>quum m</text:span></text:span>o<text:span text:style-name="Default_20_Paragraph_20_Font"><text:span text:style-name="T1">derate haec invicem fucultate et c</text:span></text:span>o<text:span text:style-name="Default_20_Paragraph_20_Font"><text:span text:style-name="T1">pia habue-<text:line-break/>rint, et praesertimse mixta sen</text:span></text:span>i. Quae haec? non ele-<text:line-break/>menta nimirum, sed etiam quae partes corporis continenter<text:line-break/>generant, fanguis, pituita, et utraque bilis. Dolet. autem,</text:p>
      <text:p text:style-name="P3">ait, quum aliquid horum parcius aut copiosius fuerit, aut<text:line-break/>in corpore separatum est, et n<text:span text:style-name="Default_20_Paragraph_20_Font"><text:span text:style-name="T1">o</text:span></text:span>n omnibus contempera-<text:line-break/>tum. Quod Plato circumloquens dixit, <text:span text:style-name="Default_20_Paragraph_20_Font"><text:span text:style-name="T1">et ex loco pro-<text:line-break/>prio in alienum translatio. </text:span></text:span>Verum hic, ut monui, aber-<text:line-break/>rat, qui appusuerit, ignis et aliorum, quoniam et genere<text:line-break/>plura uno existunt Quippe haec non transferuntur,<text:line-break/>locumque ru animantium corporibus mutant, fed pituita,<text:line-break/>bilis utraque, ipfeque fanguis; nam et hic subinde in<text:line-break/>alienam perveniens sedem lethalium morborum esus<text:line-break/>essicitur. Quatenus igitur ampliora aut minora singula,<text:line-break/>quae nos componunt, efficiantur, morbi constituuntur,<text:line-break/>communis ratio est tum iu humoribus, tum lu elemen-<text:line-break/>lis : in eo autem, quod secundum fe ipsum in uno corpo-<text:line-break/>ris loco constiterit, non item similiter in utrisque oratio<text:line-break/>vera esu Etenim humores munlsesto ridentur, quacunque<text:line-break/>in corporis parte exissent, morbos efficientes; erysipelata<text:line-break/>et herpetas . flava bilis ; cancros autem atra bilis ; oede-</text:p>
      <text:p text:style-name="P3">urata vero pituita; porro fanguis,. quum in pulmone et<text:line-break/>spatio inter thoracem et pulmonem ex propriis insim-.<text:line-break/>mentis essusus constiterit, putrescens tempore procedente<text:line-break/>labem efficit. Item in ventre et magnis vulneribus in<text:line-break/>grumum coalescens extrema affert pericula. Terram vero<text:line-break/>nullibi per se videre est solam in corpore coacervatam,<text:line-break/>quemadmodum neque ignem etiam per fe solum, neque<text:line-break/>aquam elementum, sed quasdam sanies, invicem permixtis<text:line-break/>tum aquoso elemento tum igneo, quae non modo non<text:line-break/>p rr- finceraque, sed etiam crassitiem faeculentam assum-<text:line-break/>pscrint. Ita vero et flatulentus spiritus in animantibus<text:line-break/>generatur, aerea substantia humidum madorem assumente.<text:line-break/>Recte igitur Hippocrates in humoribus scripfit, <text:span text:style-name="Default_20_Paragraph_20_Font"><text:span text:style-name="T1">s</text:span></text:span>eparatos<text:line-break/>ah aliis et in una quacunque parte subsistentes morbo-<text:line-break/>rutu fieri auctores. Non recte autem Plato in elementis<text:line-break/>idem dixit.</text:p>
      <text:h text:style-name="Heading_20_2" text:outline-level="2">Cap. v </text:h>
      <text:p text:style-name="P31">Sane, quomodo ex elementis .similarium<text:line-break/>et primorum corporum sanitas morbusque generetur,</text:p>
      <text:p text:style-name="P3">abunde et haec sunt. Digrediamur autem ad subsequen-<text:line-break/>tem orationem lu Timae<text:span text:style-name="Default_20_Paragraph_20_Font"><text:span text:style-name="T1">o</text:span></text:span> c<text:span text:style-name="Default_20_Paragraph_20_Font"><text:span text:style-name="T1">o</text:span></text:span>nscriptam , quam ante expo-<text:line-break/>fuimus, quae hoc pacto habet. <text:span text:style-name="Default_20_Paragraph_20_Font"><text:span text:style-name="T1">Ex secundi</text:span></text:span>s <text:span text:style-name="Default_20_Paragraph_20_Font"><text:span text:style-name="T1">qu</text:span></text:span>o<text:span text:style-name="Default_20_Paragraph_20_Font"><text:span text:style-name="T1">que com-<text:line-break/>positionibu</text:span></text:span>s <text:span text:style-name="Default_20_Paragraph_20_Font"><text:span text:style-name="T1">secundum naturam c</text:span></text:span>o<text:span text:style-name="Default_20_Paragraph_20_Font"><text:span text:style-name="T1">nstitutis secunda m</text:span></text:span>o<text:span text:style-name="Default_20_Paragraph_20_Font"><text:span text:style-name="T1">r-<text:line-break/>b</text:span></text:span>o<text:span text:style-name="Default_20_Paragraph_20_Font"><text:span text:style-name="T1">ra</text:span></text:span>m <text:span text:style-name="Default_20_Paragraph_20_Font"><text:span text:style-name="T1">c</text:span></text:span>o<text:span text:style-name="Default_20_Paragraph_20_Font"><text:span text:style-name="T1">nfederati</text:span></text:span>o <text:span text:style-name="Default_20_Paragraph_20_Font"><text:span text:style-name="T1">id v</text:span></text:span>o<text:span text:style-name="Default_20_Paragraph_20_Font"><text:span text:style-name="T1">lenti cuique datur. Quum enim<text:line-break/>medulla ex</text:span></text:span> i<text:span text:style-name="Default_20_Paragraph_20_Font"><text:span text:style-name="T1">llis, et os, et car</text:span></text:span>o, <text:span text:style-name="Default_20_Paragraph_20_Font"><text:span text:style-name="T1">et nervi c</text:span></text:span>o<text:span text:style-name="Default_20_Paragraph_20_Font"><text:span text:style-name="T1">nstit</text:span></text:span>e<text:span text:style-name="Default_20_Paragraph_20_Font"><text:span text:style-name="T1">r</text:span></text:span>int,<text:line-break/><text:span text:style-name="Default_20_Paragraph_20_Font"><text:span text:style-name="T1">praeterea sanguis ati</text:span></text:span>o <text:span text:style-name="Default_20_Paragraph_20_Font"><text:span text:style-name="T1">quidem modo , sed ex eisdem crea-<text:line-break/>tus set, caeteri .fune eventus plurim</text:span></text:span>i, <text:span text:style-name="Default_20_Paragraph_20_Font"><text:span text:style-name="T1">quemadmodum<text:line-break/></text:span></text:span>sei<text:span text:style-name="Default_20_Paragraph_20_Font"><text:span text:style-name="T1">periora , coatingunt, maximi ver</text:span></text:span>o <text:span text:style-name="Default_20_Paragraph_20_Font"><text:span text:style-name="T1">m</text:span></text:span>o<text:span text:style-name="Default_20_Paragraph_20_Font"><text:span text:style-name="T1">rbi ac gravisiimi<text:line-break/>h</text:span></text:span>o<text:span text:style-name="Default_20_Paragraph_20_Font"><text:span text:style-name="T1">c pact</text:span></text:span>o <text:span text:style-name="Default_20_Paragraph_20_Font"><text:span text:style-name="T1">c</text:span></text:span>o<text:span text:style-name="Default_20_Paragraph_20_Font"><text:span text:style-name="T1">incidunt.</text:span></text:span> His rursus Plato recte quidem<text:line-break/>dixit, secundam omnium elementorum esse constitutionem<text:line-break/>medullae, ossis, carnis et nervi, (haec enim ex humori-<text:line-break/>bus, qui primam habent generationem, procreantur,) haud<text:line-break/>recte autem cum ipsis enumeravit sanguinem, quum pii-<text:line-break/>ntaut, non secundam, constitutionem habeat. Itaque vide-<text:line-break/>tur missi et ipse ad notionem dissimilitudinis sanguinis ab<text:line-break/>his perveniens non simpliciter dice<text:span text:style-name="Default_20_Paragraph_20_Font"><text:span text:style-name="T1">r</text:span></text:span>e: Quum enim me-<text:line-break/>dulla ex illis, et os, et caro, et nervi constiterint, prae-<text:line-break/>te<text:span text:style-name="Default_20_Paragraph_20_Font"><text:span text:style-name="T1">r</text:span></text:span>ea sanguinis: adjicerc sermoni videtur: sed alio quidem</text:p>
      <text:p text:style-name="P3">modo, <text:span text:style-name="Default_20_Paragraph_20_Font"><text:span text:style-name="T1">t</text:span></text:span>ed ex eisdem creatus est, Natu fatetur in his,<text:line-break/>non ex eadem consistentia quatuor elementorum cum osse,<text:line-break/>medulla, carne et nervo sanguinem provenisse, ut qui<text:line-break/>prior ipfis existat, communem aliis humoribus genera-<text:line-break/>tionem obtinens, ex quibus prima corpora constituuntur,<text:line-break/>medulla, cero, nervus, os, aliaque multa. Liber enim<text:line-break/>totus a me de similarium corporum differentia conscriptus.<text:line-break/>esu At si quis Platonem interrogaverit, quisnam sit alius<text:line-break/>corporis generandi modus, quem obscure indicat, mira-<text:line-break/>rer, si alium quempiam praeter eum, qui ab Hippoc<text:span text:style-name="Default_20_Paragraph_20_Font"><text:span text:style-name="T1">r</text:span></text:span>ate<text:line-break/>traditus est, posset dicere. Plenissime enim vir hic esa-<text:line-break/>boravit ea, quae de humorum generatione, et differentia,<text:line-break/>et simultate disputantur, item qui in qualibet regione,<text:line-break/>aut anni tempore; aut aetate, aut corporis habitu excellit.<text:line-break/>Non tamen necessarium erat Platoni, haec similiter, ac<text:line-break/>Hippocrates, pertractare omnia, quemadmodum neque<text:line-break/>Hippocrati quaerere, cur albus quidem pituitae humor,</text:p>
      <text:p text:style-name="P3">ruber autem sanguinis, aut flavus amarae bilis, aut<text:line-break/>niger acidae. Etenim occasiones horum inventionis ipsis<text:line-break/>praestitit, sicuti quum ex linguae coloribus corporis dispo-<text:line-break/>sitiones cognoscit, nigras dicens ipfas ex adustione foli-<text:line-break/>ginofa fieri. Quemadmodum enim extrinsecus fuligo in<text:line-break/>lucernis, facibus aliisque plerisque pinguibus generari<text:line-break/>solet, ita etiam in animantium corporibus frequenter,<text:line-break/>humoribus supra modum adustis, et praese<text:span text:style-name="Default_20_Paragraph_20_Font"><text:span text:style-name="T1">r</text:span></text:span>tim pinguibus,<text:line-break/>simile quippiam fuligini. gignitur. Quod sime pituita alba<text:line-break/>appareat, eo quod in generatione ipsius exiguae multae<text:line-break/>bullae excitantur, Hippocrates dicere ausus non est, ceu<text:line-break/>majoris jam naturae contemplationis fit, quam ad artem<text:line-break/>medicam pertineat. Ve<text:span text:style-name="Default_20_Paragraph_20_Font"><text:span text:style-name="T1">r</text:span></text:span>um Plato et hoc exposuit, et de<text:line-break/>sanguinis colo<text:span text:style-name="Default_20_Paragraph_20_Font"><text:span text:style-name="T1">r</text:span></text:span>e iu eodem lib<text:span text:style-name="Default_20_Paragraph_20_Font"><text:span text:style-name="T1">r</text:span></text:span>o percensuit, quae nunc<text:line-break/>misti scribere non est necessarium. Praestat enim, ut<text:line-break/>nonn<text:span text:style-name="Default_20_Paragraph_20_Font"><text:span text:style-name="T11">ulli</text:span></text:span> amicorum censent, interpretationes medicina-<text:line-break/>lium,. quae in Timaeo comprehensa sunt, alio in loco<text:line-break/>aggredi. Quippe in usia multi commentarios scripserunt,</text:p>
      <text:p text:style-name="P3">ac nonnulli ipsorum prolixius, quam par est, in haec<text:line-break/>autem pauci, neque lu recte scripserunt. Abunde igitur<text:line-break/>in praesentia est tantum dicere, .quod Plato humoribus<text:line-break/>plurimos morbos, similiter ac Hippocrates, tanquam<text:line-break/>aucloribus tribuit, ac de singulis ipsis ad calcem libri<text:line-break/>conscripsit. Initia verborum tibi apponam; .quot in me-<text:line-break/>moriam revoces. Itaque de utriusque bilis differentia<text:line-break/>haec ascripsisse sufficiet. <text:span text:style-name="Default_20_Paragraph_20_Font"><text:span text:style-name="T1">P</text:span></text:span>o<text:span text:style-name="Default_20_Paragraph_20_Font"><text:span text:style-name="T1">rti</text:span></text:span>o <text:span text:style-name="Default_20_Paragraph_20_Font"><text:span text:style-name="T1">itaque carni</text:span></text:span>s <text:span text:style-name="Default_20_Paragraph_20_Font"><text:span text:style-name="T1">vetnstisiima<text:line-break/>ubi c</text:span></text:span>o<text:span text:style-name="Default_20_Paragraph_20_Font"><text:span text:style-name="T1">lliquescit, ad c</text:span></text:span>o<text:span text:style-name="Default_20_Paragraph_20_Font"><text:span text:style-name="T1">nc</text:span></text:span>o<text:span text:style-name="Default_20_Paragraph_20_Font"><text:span text:style-name="T1">cti</text:span></text:span>o<text:span text:style-name="Default_20_Paragraph_20_Font"><text:span text:style-name="T1">nem contumax, nigrescit prae<text:line-break/>multa adustione. Quae ver</text:span></text:span>o <text:span text:style-name="Default_20_Paragraph_20_Font"><text:span text:style-name="T1">undequaque er</text:span></text:span>osa <text:span text:style-name="Default_20_Paragraph_20_Font"><text:span text:style-name="T1">est,<text:line-break/>penitu</text:span></text:span>s<text:span text:style-name="Default_20_Paragraph_20_Font"><text:span text:style-name="T1">que exesa, quum amara existat, omnibus corp</text:span></text:span>o-<text:line-break/><text:span text:style-name="Default_20_Paragraph_20_Font"><text:span text:style-name="T1">ris part</text:span></text:span>i<text:span text:style-name="Default_20_Paragraph_20_Font"><text:span text:style-name="T1">bu</text:span></text:span>s <text:span text:style-name="Default_20_Paragraph_20_Font"><text:span text:style-name="T1">nondum c</text:span></text:span>orr<text:span text:style-name="Default_20_Paragraph_20_Font"><text:span text:style-name="T1">uptis, molesta gravisque incidit,<text:line-break/>et tunc quidem loc</text:span></text:span>o <text:span text:style-name="Default_20_Paragraph_20_Font"><text:span text:style-name="T1">amaritudinis maxime acidum<text:line-break/>nigrum c</text:span></text:span>o<text:span text:style-name="Default_20_Paragraph_20_Font"><text:span text:style-name="T1">lorem</text:span></text:span> o<text:span text:style-name="Default_20_Paragraph_20_Font"><text:span text:style-name="T1">btinet, eo, qu</text:span></text:span>o<text:span text:style-name="Default_20_Paragraph_20_Font"><text:span text:style-name="T1">d amarum fuit, magi</text:span></text:span>s<text:line-break/><text:span text:style-name="Default_20_Paragraph_20_Font"><text:span text:style-name="T1">extenuato. Tunc vero amaritud</text:span></text:span>o <text:span text:style-name="Default_20_Paragraph_20_Font"><text:span text:style-name="T1">rursus sunguine tincta<text:line-break/>col</text:span></text:span>o<text:span text:style-name="Default_20_Paragraph_20_Font"><text:span text:style-name="T1">rem habet rubrum magis, nigro autem huic contem—<text:line-break/>perato viridem. Praeterea se</text:span></text:span>r<text:span text:style-name="Default_20_Paragraph_20_Font"><text:span text:style-name="T1">vus c</text:span></text:span>o<text:span text:style-name="Default_20_Paragraph_20_Font"><text:span text:style-name="T1">lor cum amar</text:span></text:span>ini-<text:line-break/><text:span text:style-name="Default_20_Paragraph_20_Font"><text:span text:style-name="T1">dine nuscetur quando nova caro ab</text:span></text:span> i<text:span text:style-name="Default_20_Paragraph_20_Font"><text:span text:style-name="T1">gne, qui circa</text:span></text:span></text:p>
      <text:p text:style-name="P3"><text:span text:style-name="Default_20_Paragraph_20_Font"><text:span text:style-name="T1">fiammamest, c</text:span></text:span>o<text:span text:style-name="Default_20_Paragraph_20_Font"><text:span text:style-name="T1">lliquescit. Et n</text:span></text:span>o<text:span text:style-name="Default_20_Paragraph_20_Font"><text:span text:style-name="T1">men quidem</text:span></text:span> o<text:span text:style-name="Default_20_Paragraph_20_Font"><text:span text:style-name="T1">mnibus his com-<text:line-break/>mune, quam n</text:span></text:span>o<text:span text:style-name="Default_20_Paragraph_20_Font"><text:span text:style-name="T1">nnulli medic</text:span></text:span>o<text:span text:style-name="Default_20_Paragraph_20_Font"><text:span text:style-name="T1">rum bilem nuncuparunt, vel<text:line-break/>etiam aliquis, qui multa et d</text:span></text:span>i<text:span text:style-name="Default_20_Paragraph_20_Font"><text:span text:style-name="T1">ssimilia possit dispicere, ac genue<text:line-break/>unum in ipsee videre, qu</text:span></text:span>o<text:span text:style-name="Default_20_Paragraph_20_Font"><text:span text:style-name="T1">d omnibus c</text:span></text:span>o<text:span text:style-name="Default_20_Paragraph_20_Font"><text:span text:style-name="T1">gno</text:span></text:span>m<text:span text:style-name="Default_20_Paragraph_20_Font"><text:span text:style-name="T1">ent</text:span></text:span>o <text:span text:style-name="Default_20_Paragraph_20_Font"><text:span text:style-name="T1">dignum set.<text:line-break/>Quae vero aliae bilis specte</text:span></text:span>s<text:span text:style-name="Default_20_Paragraph_20_Font"><text:span text:style-name="T1">. dicuntur, praeter c</text:span></text:span>o<text:span text:style-name="Default_20_Paragraph_20_Font"><text:span text:style-name="T1">l</text:span></text:span>o<text:span text:style-name="Default_20_Paragraph_20_Font"><text:span text:style-name="T1">rem<text:line-break/>rationem singulis ipsorum pr</text:span></text:span>o<text:span text:style-name="Default_20_Paragraph_20_Font"><text:span text:style-name="T1">priam</text:span></text:span> o<text:span text:style-name="Default_20_Paragraph_20_Font"><text:span text:style-name="T1">btinent. </text:span></text:span>Haec igitur<text:line-break/>a Platone scripta sunt de utriusque bilis differentia, qui<text:line-break/>omnes easdem generari velit, quemadmodum Hippocrates<text:line-break/>dixit, ex caloris excessu. At de morbis, qui ex bile<text:line-break/>fiunt, Plato sermonem instituens hoc pacto orditur.<text:line-break/><text:span text:style-name="Default_20_Paragraph_20_Font"><text:span text:style-name="T1">Quae autem insiammari dicuntur in corpore, propter<text:line-break/>usti</text:span></text:span>o<text:span text:style-name="Default_20_Paragraph_20_Font"><text:span text:style-name="T1">ne</text:span></text:span>m <text:span text:style-name="Default_20_Paragraph_20_Font"><text:span text:style-name="T1">incendiumque bili</text:span></text:span>s <text:span text:style-name="Default_20_Paragraph_20_Font"><text:span text:style-name="T1">omnia sinat. </text:span></text:span>Quin etiam<text:line-break/>de pituita hoc modo incipit. <text:span text:style-name="Default_20_Paragraph_20_Font"><text:span text:style-name="T1">Pituita acida atque suise<text:line-break/>sen</text:span></text:span>s <text:span text:style-name="Default_20_Paragraph_20_Font"><text:span text:style-name="T1">omnium morborum ese, qui deseillatione creantur.<text:line-break/></text:span></text:span>Ac de atra bile tum alia quaedam, tum haec tradit. <text:span text:style-name="Default_20_Paragraph_20_Font"><text:span text:style-name="T1">sanies<text:line-break/>quidem, sanguinis serum, miti</text:span></text:span>s ese, <text:span text:style-name="Default_20_Paragraph_20_Font"><text:span text:style-name="T1">atrae vero bilis<text:line-break/>acida et sera. </text:span></text:span>Verum non fotus Plato, sied etiam Aristo-<text:line-break/>teles et Tlreophrastus , aliique Platonis et Aristotclis</text:p>
      <text:p text:style-name="P3">discipuli, qui sermonem Hippocratis de humoribus imi-<text:line-break/>tali simt ; quemadmodum et veterum medicorum proba-<text:line-break/>tissimi, Dioales, Pllllonicus, Mnesitheus, Praxagoras,<text:line-break/>Philotimus, Herophilus. Erasistratus autem cum Cois<text:line-break/>contendere notus est, ut alibi .ostendimus, non veri<text:line-break/>studiosus, coque veritus pronunciare calidum, aut frigi-<text:line-break/>dum, aut humidum, aut siccum aliquem humorem. At<text:line-break/>Hippocrates jin j libro de natura humana praeter alia<text:line-break/>etiam ordinem disciplinae melius Platone effecit. Quod<text:line-break/>enim quatuor humores secundum naturam sint, demon-<text:line-break/>stravit, id quod Plato facere ne aggressus quidem est;<text:line-break/>item quod in anni temporibus alius in alio redundat.<text:line-break/>Apponam autem tibi etiam de hoc pauca ipsius verba.<text:line-break/><text:span text:style-name="Default_20_Paragraph_20_Font"><text:span text:style-name="T1">Asirmo, quaecunque h</text:span></text:span>o<text:span text:style-name="Default_20_Paragraph_20_Font"><text:span text:style-name="T1">minem esse dixerim, haec semper<text:line-break/>eadem esse me ostensarum, et secundum legem, et secut</text:span></text:span>i-<text:line-break/><text:span text:style-name="Default_20_Paragraph_20_Font"><text:span text:style-name="T1">dum naturam;. dico natem, esse sanguinem, pituitam,<text:line-break/>bilem fiavam et nigram. Horum primum secundum</text:span></text:span></text:p>
      <text:p text:style-name="P3"><text:span text:style-name="Default_20_Paragraph_20_Font"><text:span text:style-name="T1">legent n</text:span></text:span>o<text:span text:style-name="Default_20_Paragraph_20_Font"><text:span text:style-name="T1">mina disiingui. pr</text:span></text:span>o<text:span text:style-name="Default_20_Paragraph_20_Font"><text:span text:style-name="T1">nunci</text:span></text:span>o, <text:span text:style-name="Default_20_Paragraph_20_Font"><text:span text:style-name="T1">et nulli ipsoru</text:span></text:span>m <text:span text:style-name="Default_20_Paragraph_20_Font"><text:span text:style-name="T1">ide</text:span></text:span>m<text:line-break/><text:span text:style-name="Default_20_Paragraph_20_Font"><text:span text:style-name="T1">n</text:span></text:span>o<text:span text:style-name="Default_20_Paragraph_20_Font"><text:span text:style-name="T1">men. Deinde secundum naturam species separari, st<text:line-break/>neque pituitam ullum similem esse sanguini, neque san-<text:line-break/>guinem bili, neque bilem pituitae. Qu</text:span></text:span>o<text:span text:style-name="Default_20_Paragraph_20_Font"><text:span text:style-name="T1">modo enim simi-<text:line-break/>lia haec essent invicem, quae nec c</text:span></text:span>o<text:span text:style-name="Default_20_Paragraph_20_Font"><text:span text:style-name="T1">l</text:span></text:span>o<text:span text:style-name="Default_20_Paragraph_20_Font"><text:span text:style-name="T1">re ad visi</text:span></text:span>i<text:span text:style-name="Default_20_Paragraph_20_Font"><text:span text:style-name="T1">m, nec<text:line-break/>substantia ad tactu</text:span></text:span>m <text:span text:style-name="Default_20_Paragraph_20_Font"><text:span text:style-name="T1">similia esse videntur? neque enim<text:line-break/>calida similiter sunt, neque su</text:span></text:span>c<text:span text:style-name="Default_20_Paragraph_20_Font"><text:span text:style-name="T1">ida, neque sicca, neque<text:line-break/>humida. Quare necesse est, qu</text:span></text:span>o<text:span text:style-name="Default_20_Paragraph_20_Font"><text:span text:style-name="T1">niam tantum inter te<text:line-break/>deserunt, specie et facultate non unum</text:span></text:span> i<text:span text:style-name="Default_20_Paragraph_20_Font"><text:span text:style-name="T1">psa esse,. siqui—<text:line-break/>dem non ignis et aqua idem suat. C</text:span></text:span>o<text:span text:style-name="Default_20_Paragraph_20_Font"><text:span text:style-name="T1">gnosces autem,<text:line-break/>qu</text:span></text:span>o<text:span text:style-name="Default_20_Paragraph_20_Font"><text:span text:style-name="T1">d n</text:span></text:span>o<text:span text:style-name="Default_20_Paragraph_20_Font"><text:span text:style-name="T1">n unum omnia haec sint, .sed singula vim<text:line-break/>beant et naturam propriam, hac ratione. si enim aticui<text:line-break/>homini dederi</text:span></text:span>s <text:span text:style-name="Default_20_Paragraph_20_Font"><text:span text:style-name="T1">medicamentum, quod pituitam educit eva-<text:line-break/>met tibi pituitam,. et se exhibeas medicamentum, quod<text:line-break/>bilem purgat, evo</text:span></text:span>m<text:span text:style-name="Default_20_Paragraph_20_Font"><text:span text:style-name="T1">et tibi bilem. Pari modo e</text:span></text:span>r <text:span text:style-name="Default_20_Paragraph_20_Font"><text:span text:style-name="T1">atram<text:line-break/>b</text:span></text:span>i<text:span text:style-name="Default_20_Paragraph_20_Font"><text:span text:style-name="T1">lem purgat, se dederi</text:span></text:span>s <text:span text:style-name="Default_20_Paragraph_20_Font"><text:span text:style-name="T1">medicamentum, quod atram<text:line-break/>bilem elicit. Ac se vulneraveri</text:span></text:span>s <text:span text:style-name="Default_20_Paragraph_20_Font"><text:span text:style-name="T1">rursu</text:span></text:span>s <text:span text:style-name="Default_20_Paragraph_20_Font"><text:span text:style-name="T1">corp</text:span></text:span>o<text:span text:style-name="Default_20_Paragraph_20_Font"><text:span text:style-name="T1">ris partem<text:line-break/>aliquam, at vulnus fiat, pr</text:span></text:span>osili<text:span text:style-name="Default_20_Paragraph_20_Font"><text:span text:style-name="T1">et inde sanguis. Atque</text:span></text:span></text:p>
      <text:p text:style-name="P3"><text:span text:style-name="Default_20_Paragraph_20_Font"><text:span text:style-name="T1">haec omnia fient. qu</text:span></text:span>o<text:span text:style-name="Default_20_Paragraph_20_Font"><text:span text:style-name="T1">vis die ac n</text:span></text:span>o<text:span text:style-name="Default_20_Paragraph_20_Font"><text:span text:style-name="T1">cte, h</text:span></text:span>y<text:span text:style-name="Default_20_Paragraph_20_Font"><text:span text:style-name="T1">e</text:span></text:span>m<text:span text:style-name="Default_20_Paragraph_20_Font"><text:span text:style-name="T1">e et vere,<text:line-break/>u</text:span></text:span>s<text:span text:style-name="Default_20_Paragraph_20_Font"><text:span text:style-name="T1">que dum possit spiritum ad se attrahere et rursu</text:span></text:span>s<text:line-break/><text:span text:style-name="Default_20_Paragraph_20_Font"><text:span text:style-name="T1">emittere, donec aliqu</text:span></text:span>o <text:span text:style-name="Default_20_Paragraph_20_Font"><text:span text:style-name="T1">horum connatorum destituatur.<text:line-break/>Connata autem sunt haec pr</text:span></text:span>a<text:span text:style-name="Default_20_Paragraph_20_Font"><text:span text:style-name="T1">edicta. </text:span></text:span>Q<text:span text:style-name="Default_20_Paragraph_20_Font"><text:span text:style-name="T1">uomod</text:span></text:span>o <text:span text:style-name="Default_20_Paragraph_20_Font"><text:span text:style-name="T1">enim non<text:line-break/>connata sen</text:span></text:span>i <text:span text:style-name="Default_20_Paragraph_20_Font"><text:span text:style-name="T1">? Primumsiquidem homo haec</text:span></text:span> o<text:span text:style-name="Default_20_Paragraph_20_Font"><text:span text:style-name="T1">mnia semper,<text:line-break/>quoad vita fuuitur, in se continet. Deinde saeta sunt et<text:line-break/>h</text:span></text:span>o<text:span text:style-name="Default_20_Paragraph_20_Font"><text:span text:style-name="T1">mine omnia haec p</text:span></text:span>o<text:span text:style-name="Default_20_Paragraph_20_Font"><text:span text:style-name="T1">ssidente. Post nutrita sunt in<text:line-break/>homine</text:span></text:span> o<text:span text:style-name="Default_20_Paragraph_20_Font"><text:span text:style-name="T1">mnia baec obtinente, quae esa et d</text:span></text:span>i<text:span text:style-name="Default_20_Paragraph_20_Font"><text:span text:style-name="T1">c</text:span></text:span>o <text:span text:style-name="Default_20_Paragraph_20_Font"><text:span text:style-name="T1">et<text:line-break/>demonstr</text:span></text:span>o. His Hippocrates quatuor humores secundum<text:line-break/>naturam in nobis esse demonstravit, et non, sicut non-<text:line-break/>nulli putant, solum sanguinem. Item ex abundanti rur-<text:line-break/>sus corripit in subsequentibus eos, qui unum aliquod<text:line-break/>horum hominem esse tuentur, ut etiam superius com-<text:line-break/>prehensis coarguit eos, qui unum elementum generationi<text:line-break/>et corruptioni fubjacentium esse dictitabant; .de^ quorum<text:line-break/>demonstratione, ut diri, tractatum a me in illo libro<text:line-break/>est, qui de elementis secundum Hippocratem inscriptus<text:line-break/>est Atque hunc totum sermonem Plato omisit, Hippo-</text:p>
      <text:p text:style-name="P3">crates autem, ut praedixi, infis, quae superius comp<text:span text:style-name="Default_20_Paragraph_20_Font"><text:span text:style-name="T1">t</text:span></text:span>e-<text:line-break/>siculam orationem sequuntur, percensuit. Sufficiet autem<text:line-break/>mihi sidum ipsius initium ascribere, quod hunc i<text:span text:style-name="Default_20_Paragraph_20_Font"><text:span text:style-name="T1">n</text:span></text:span> me-<text:line-break/>dum habet. <text:span text:style-name="Default_20_Paragraph_20_Font"><text:span text:style-name="T1">Qui h</text:span></text:span>o<text:span text:style-name="Default_20_Paragraph_20_Font"><text:span text:style-name="T1">minem unum esse ducunt, videntur<text:line-break/>m</text:span></text:span>i<text:span text:style-name="Default_20_Paragraph_20_Font"><text:span text:style-name="T1">hi ita sentire, quod ex ii</text:span></text:span>s, <text:span text:style-name="Default_20_Paragraph_20_Font"><text:span text:style-name="T1">qui asumpti</text:span></text:span>s <text:span text:style-name="Default_20_Paragraph_20_Font"><text:span text:style-name="T1">medicamenti</text:span></text:span>s<text:line-break/><text:span text:style-name="Default_20_Paragraph_20_Font"><text:span text:style-name="T1">in purgati</text:span></text:span>o<text:span text:style-name="Default_20_Paragraph_20_Font"><text:span text:style-name="T1">nibu</text:span></text:span>s <text:span text:style-name="Default_20_Paragraph_20_Font"><text:span text:style-name="T1">per</text:span></text:span>i<text:span text:style-name="Default_20_Paragraph_20_Font"><text:span text:style-name="T1">erint , ali</text:span></text:span>os <text:span text:style-name="Default_20_Paragraph_20_Font"><text:span text:style-name="T1">bilem vomere , alio</text:span></text:span>s<text:line-break/><text:span text:style-name="Default_20_Paragraph_20_Font"><text:span text:style-name="T1">pituitam, c</text:span></text:span>o<text:span text:style-name="Default_20_Paragraph_20_Font"><text:span text:style-name="T1">nspicati, putaver</text:span></text:span>int, <text:span text:style-name="Default_20_Paragraph_20_Font"><text:span text:style-name="T1">unumquodque id esse<text:line-break/>h</text:span></text:span>o<text:span text:style-name="Default_20_Paragraph_20_Font"><text:span text:style-name="T1">minem, qu</text:span></text:span>o<text:span text:style-name="Default_20_Paragraph_20_Font"><text:span text:style-name="T1">d eum, qui purgaretur, m</text:span></text:span>o<text:span text:style-name="Default_20_Paragraph_20_Font"><text:span text:style-name="T1">rientem rese</text:span></text:span>d<text:span text:style-name="Default_20_Paragraph_20_Font"><text:span text:style-name="T1">ere<text:line-break/>viderent. Rem qui sanguinem esse h</text:span></text:span>o<text:span text:style-name="Default_20_Paragraph_20_Font"><text:span text:style-name="T1">minem pr</text:span></text:span>o<text:span text:style-name="Default_20_Paragraph_20_Font"><text:span text:style-name="T1">nuncia-<text:line-break/>ruat, eju</text:span></text:span>s<text:span text:style-name="Default_20_Paragraph_20_Font"><text:span text:style-name="T1">dem sunt sententiae; nam c</text:span></text:span>o<text:span text:style-name="Default_20_Paragraph_20_Font"><text:span text:style-name="T1">nspiciente</text:span></text:span>s, <text:span text:style-name="Default_20_Paragraph_20_Font"><text:span text:style-name="T1">in<text:line-break/>h</text:span></text:span>o<text:span text:style-name="Default_20_Paragraph_20_Font"><text:span text:style-name="T1">minibu</text:span></text:span>s, <text:span text:style-name="Default_20_Paragraph_20_Font"><text:span text:style-name="T1">qui</text:span></text:span> i<text:span text:style-name="Default_20_Paragraph_20_Font"><text:span text:style-name="T1">ugulantur, sanguinem ex corpore effiuere,<text:line-break/>hunc animam esse censent, ac testimoni</text:span></text:span>is <text:span text:style-name="Default_20_Paragraph_20_Font"><text:span text:style-name="T1">hi</text:span></text:span>s <text:span text:style-name="Default_20_Paragraph_20_Font"><text:span text:style-name="T1">utuntur<text:line-break/>inter desputandum. </text:span></text:span>Haec praesatus Hippocrates deinde<text:line-break/>opinionem ita existimantium reprehendit; quae si quis<text:line-break/>omnia volet legere, in libro de natura hominis ei lice-<text:line-break/>bit. Nam commentarius in omnium hominum manibus<text:line-break/>ver<text:span text:style-name="Default_20_Paragraph_20_Font"><text:span text:style-name="T1">t</text:span></text:span>atur.</text:p>
      <text:h text:style-name="P18" text:outline-level="2">Cap. VI. </text:h>
      <text:p text:style-name="P31">Ego ver<text:span text:style-name="Default_20_Paragraph_20_Font"><text:span text:style-name="T1">o</text:span></text:span> pr<text:span text:style-name="Default_20_Paragraph_20_Font"><text:span text:style-name="T1">o</text:span></text:span>lixitati parcens ad ea, quae<text:line-break/>disputationi pr<text:span text:style-name="Default_20_Paragraph_20_Font"><text:span text:style-name="T1">o</text:span></text:span>pria sunt, me convertam. Nam quum<text:line-break/>astruxisset, quatuor humores nobis esse secundum natu-<text:line-break/>ram, excedentes autem quantitate et alteratos qualitate<text:line-break/>m<text:span text:style-name="Default_20_Paragraph_20_Font"><text:span text:style-name="T1">o</text:span></text:span>rb<text:span text:style-name="Default_20_Paragraph_20_Font"><text:span text:style-name="T1">o</text:span></text:span>rum fieri auctores, p<text:span text:style-name="Default_20_Paragraph_20_Font"><text:span text:style-name="T1">o</text:span></text:span>stea ostendit, hyeme pituitam<text:line-break/>redundare, vere sanguinem, aestate flavam bilem, autum-<text:line-break/>no nigram. Satius autem est totam ipsius seriem fusi-<text:line-break/>jungere, quae ita ad ve<text:span text:style-name="Default_20_Paragraph_20_Font"><text:span text:style-name="T1">r</text:span></text:span>bum habet. <text:span text:style-name="Default_20_Paragraph_20_Font"><text:span text:style-name="T1">Augescit in homine<text:line-break/></text:span></text:span>p<text:span text:style-name="Default_20_Paragraph_20_Font"><text:span text:style-name="T1">ituita per t</text:span></text:span>iy<text:span text:style-name="Default_20_Paragraph_20_Font"><text:span text:style-name="T1">e</text:span></text:span>m<text:span text:style-name="Default_20_Paragraph_20_Font"><text:span text:style-name="T1">em; haec enim h</text:span></text:span>y<text:span text:style-name="Default_20_Paragraph_20_Font"><text:span text:style-name="T1">eme secundum natu-<text:line-break/>ram praesertim e</text:span></text:span>o<text:span text:style-name="Default_20_Paragraph_20_Font"><text:span text:style-name="T1">ru</text:span></text:span>m, <text:span text:style-name="Default_20_Paragraph_20_Font"><text:span text:style-name="T1">quae in corpore sunt , sc</text:span></text:span>i<text:span text:style-name="Default_20_Paragraph_20_Font"><text:span text:style-name="T1">gidisiima<text:line-break/>est. Jndima horum sunt, nempe pituitae scigidisiimae,<text:line-break/>quod, se pituita</text:span></text:span>m, <text:span text:style-name="Default_20_Paragraph_20_Font"><text:span text:style-name="T1">bilem et sanguinem vole</text:span></text:span>s <text:span text:style-name="Default_20_Paragraph_20_Font"><text:span text:style-name="T1">attingere,<text:line-break/>pituitam reperies sc</text:span></text:span>i<text:span text:style-name="Default_20_Paragraph_20_Font"><text:span text:style-name="T1">gidisi</text:span></text:span>i<text:span text:style-name="Default_20_Paragraph_20_Font"><text:span text:style-name="T1">mam, esc</text:span></text:span>i <text:span text:style-name="Default_20_Paragraph_20_Font"><text:span text:style-name="T1">viseojisi</text:span></text:span>i<text:span text:style-name="Default_20_Paragraph_20_Font"><text:span text:style-name="T1">ma set, ct<text:line-break/>vi potisilmum post atram bilem agatur. Quae a</text:span></text:span>n<text:span text:style-name="Default_20_Paragraph_20_Font"><text:span text:style-name="T1">t</text:span></text:span>ia<text:span text:style-name="Default_20_Paragraph_20_Font"><text:span text:style-name="T1">m vi<text:line-break/>enat, calidi</text:span></text:span>o<text:span text:style-name="Default_20_Paragraph_20_Font"><text:span text:style-name="T1">ra redduntur a vi coacta. Attamen etiam<text:line-break/>ad haec omnia fulgid</text:span></text:span>i<text:span text:style-name="Default_20_Paragraph_20_Font"><text:span text:style-name="T1">ssima ex sua natura esse pituita<text:line-break/>apparet. P</text:span></text:span>o<text:span text:style-name="Default_20_Paragraph_20_Font"><text:span text:style-name="T1">rr</text:span></text:span>o <text:span text:style-name="Default_20_Paragraph_20_Font"><text:span text:style-name="T1">quod st</text:span></text:span>r<text:span text:style-name="Default_20_Paragraph_20_Font"><text:span text:style-name="T1">en</text:span></text:span>i<text:span text:style-name="Default_20_Paragraph_20_Font"><text:span text:style-name="T1">s p</text:span></text:span>i<text:span text:style-name="Default_20_Paragraph_20_Font"><text:span text:style-name="T1">tu</text:span></text:span>i<text:span text:style-name="Default_20_Paragraph_20_Font"><text:span text:style-name="T1">ta corpus replet, hinc</text:span></text:span></text:p>
      <text:p text:style-name="P3"><text:span text:style-name="Default_20_Paragraph_20_Font"><text:span text:style-name="T1">cognoveris: ho</text:span></text:span>m<text:span text:style-name="Default_20_Paragraph_20_Font"><text:span text:style-name="T1">ine</text:span></text:span>s <text:span text:style-name="Default_20_Paragraph_20_Font"><text:span text:style-name="T1">spuunt reseciuntquc per nares pitui-<text:line-break/>t</text:span></text:span>o<text:span text:style-name="Default_20_Paragraph_20_Font"><text:span text:style-name="T1">scssema l</text:span></text:span>iy<text:span text:style-name="Default_20_Paragraph_20_Font"><text:span text:style-name="T1">eme. Rem alba oedemata p</text:span></text:span>o<text:span text:style-name="Default_20_Paragraph_20_Font"><text:span text:style-name="T1">t</text:span></text:span>isci<text:span text:style-name="Default_20_Paragraph_20_Font"><text:span text:style-name="T1">mum in hoc<text:line-break/>anni temp</text:span></text:span>o<text:span text:style-name="Default_20_Paragraph_20_Font"><text:span text:style-name="T1">re pr</text:span></text:span>o<text:span text:style-name="Default_20_Paragraph_20_Font"><text:span text:style-name="T1">veniunt, aliique morbi pituitese. Vore<text:line-break/>autem adhuc valida quidem pituita in c</text:span></text:span>o<text:span text:style-name="Default_20_Paragraph_20_Font"><text:span text:style-name="T1">rpore exisiit, et<text:line-break/>sanguis augetur; nam fu</text:span></text:span>l<text:span text:style-name="Default_20_Paragraph_20_Font"><text:span text:style-name="T1">g</text:span></text:span>u<text:span text:style-name="Default_20_Paragraph_20_Font"><text:span text:style-name="T1">ra remittunt, et aquae super-<text:line-break/>veniunt; sanguis aute</text:span></text:span>m <text:span text:style-name="Default_20_Paragraph_20_Font"><text:span text:style-name="T1">augescit a pluviis et diebu</text:span></text:span>s<text:line-break/><text:span text:style-name="Default_20_Paragraph_20_Font"><text:span text:style-name="T1">calidis; nam secundu</text:span></text:span>m <text:span text:style-name="Default_20_Paragraph_20_Font"><text:span text:style-name="T1">naturam</text:span></text:span> i<text:span text:style-name="Default_20_Paragraph_20_Font"><text:span text:style-name="T1">pse haec anni pars est<text:line-break/>potissimum, quippe humida est et calida, id qu</text:span></text:span>o<text:span text:style-name="Default_20_Paragraph_20_Font"><text:span text:style-name="T1">d so</text:span></text:span>n <text:span text:style-name="Default_20_Paragraph_20_Font"><text:span text:style-name="T1">c</text:span></text:span>o-<text:line-break/><text:span text:style-name="Default_20_Paragraph_20_Font"><text:span text:style-name="T1">gnofees. Vore homin</text:span></text:span>e<text:span text:style-name="Default_20_Paragraph_20_Font"><text:span text:style-name="T1">s et aestate p</text:span></text:span>o<text:span text:style-name="Default_20_Paragraph_20_Font"><text:span text:style-name="T1">tissimum a dise uteru</text:span></text:span>s<text:line-break/><text:span text:style-name="Default_20_Paragraph_20_Font"><text:span text:style-name="T1">corripiuntur, ex naribus sanguis pr</text:span></text:span>o<text:span text:style-name="Default_20_Paragraph_20_Font"><text:span text:style-name="T1">siuu; calidiseimi<text:line-break/>ipso sani</text:span></text:span> a<text:span text:style-name="Default_20_Paragraph_20_Font"><text:span text:style-name="T1">t. rubicundi; aestate sunguis</text:span></text:span> i<text:span text:style-name="Default_20_Paragraph_20_Font"><text:span text:style-name="T1">nvalescit adhuc,<text:line-break/>et bitis in corp</text:span></text:span>o<text:span text:style-name="Default_20_Paragraph_20_Font"><text:span text:style-name="T1">re att</text:span></text:span>o<text:span text:style-name="Default_20_Paragraph_20_Font"><text:span text:style-name="T1">ll</text:span></text:span>i<text:span text:style-name="Default_20_Paragraph_20_Font"><text:span text:style-name="T1">tur , produciturque in autumnum.<text:line-break/>At in e</text:span></text:span>o <text:span text:style-name="Default_20_Paragraph_20_Font"><text:span text:style-name="T1">sanguis quidem paucus generatur; c</text:span></text:span>o<text:span text:style-name="Default_20_Paragraph_20_Font"><text:span text:style-name="T1">ntrarius<text:line-break/>enim</text:span></text:span> i<text:span text:style-name="Default_20_Paragraph_20_Font"><text:span text:style-name="T1">psiu</text:span></text:span>s <text:span text:style-name="Default_20_Paragraph_20_Font"><text:span text:style-name="T1">naturae autum</text:span></text:span>n<text:span text:style-name="Default_20_Paragraph_20_Font"><text:span text:style-name="T1">us est; bilis autem a</text:span></text:span>q<text:span text:style-name="Default_20_Paragraph_20_Font"><text:span text:style-name="T1">siate et<text:line-break/>a</text:span></text:span>u<text:span text:style-name="Default_20_Paragraph_20_Font"><text:span text:style-name="T1">tumno corpus occupat;- id qu</text:span></text:span>o<text:span text:style-name="Default_20_Paragraph_20_Font"><text:span text:style-name="T1">d hinc diseere lices.<text:line-break/>Homines sua sponte hoc. anni tempore bilem vomunt, et<text:line-break/>in medicamentorum purgati</text:span></text:span>o<text:span text:style-name="Default_20_Paragraph_20_Font"><text:span text:style-name="T1">nibus. bili</text:span></text:span>q<text:span text:style-name="Default_20_Paragraph_20_Font"><text:span text:style-name="T1">sissema purgantur.</text:span></text:span></text:p>
      <text:p text:style-name="P3"><text:span text:style-name="Default_20_Paragraph_20_Font"><text:span text:style-name="T1">C</text:span></text:span>o<text:span text:style-name="Default_20_Paragraph_20_Font"><text:span text:style-name="T1">nstat autem et scbr</text:span></text:span>i<text:span text:style-name="Default_20_Paragraph_20_Font"><text:span text:style-name="T1">bus et h</text:span></text:span>o<text:span text:style-name="Default_20_Paragraph_20_Font"><text:span text:style-name="T1">minum col</text:span></text:span>o<text:span text:style-name="Default_20_Paragraph_20_Font"><text:span text:style-name="T1">ribus. Pitui-<text:line-break/>ta vero aestate imbecillima ese</text:span></text:span> i<text:span text:style-name="Default_20_Paragraph_20_Font"><text:span text:style-name="T1">psa sui ratione. C</text:span></text:span>o<text:span text:style-name="Default_20_Paragraph_20_Font"><text:span text:style-name="T1">n-<text:line-break/></text:span></text:span>I<text:span text:style-name="Default_20_Paragraph_20_Font"><text:span text:style-name="T1">carium enim</text:span></text:span> ip<text:span text:style-name="Default_20_Paragraph_20_Font"><text:span text:style-name="T1">sius naturae anni tempus ese siccum et<text:line-break/>calidum. sanguis porro per a</text:span></text:span>u<text:span text:style-name="Default_20_Paragraph_20_Font"><text:span text:style-name="T1">tumnum pauci</text:span></text:span>s<text:span text:style-name="Default_20_Paragraph_20_Font"><text:span text:style-name="T1">simu</text:span></text:span>s ese<text:line-break/><text:span text:style-name="Default_20_Paragraph_20_Font"><text:span text:style-name="T1">in homine, qu</text:span></text:span>o<text:span text:style-name="Default_20_Paragraph_20_Font"><text:span text:style-name="T1">niam siccus est autumnus, et relrigerare<text:line-break/>jam hominem inc</text:span></text:span>i<text:span text:style-name="Default_20_Paragraph_20_Font"><text:span text:style-name="T1">pit. </text:span></text:span>A<text:span text:style-name="Default_20_Paragraph_20_Font"><text:span text:style-name="T1">t atra bilis in autumn</text:span></text:span>o <text:span text:style-name="Default_20_Paragraph_20_Font"><text:span text:style-name="T1">plurima<text:line-break/>valent</text:span></text:span>i<text:span text:style-name="Default_20_Paragraph_20_Font"><text:span text:style-name="T1">ssem aque ese. Quum vero h</text:span></text:span>y<text:span text:style-name="Default_20_Paragraph_20_Font"><text:span text:style-name="T1">ems invadit, bilis<text:line-break/>rese</text:span></text:span>q<text:span text:style-name="Default_20_Paragraph_20_Font"><text:span text:style-name="T1">gerata pauca g</text:span></text:span>i<text:span text:style-name="Default_20_Paragraph_20_Font"><text:span text:style-name="T1">g</text:span></text:span>n<text:span text:style-name="Default_20_Paragraph_20_Font"><text:span text:style-name="T1">itur, et pitu</text:span></text:span>i<text:span text:style-name="Default_20_Paragraph_20_Font"><text:span text:style-name="T1">ta rursus augescit<text:line-break/>tum a pluviarum copia, tum a n</text:span></text:span>o<text:span text:style-name="Default_20_Paragraph_20_Font"><text:span text:style-name="T1">ctium pr</text:span></text:span>o<text:span text:style-name="Default_20_Paragraph_20_Font"><text:span text:style-name="T1">lix</text:span></text:span>i<text:span text:style-name="Default_20_Paragraph_20_Font"><text:span text:style-name="T1">tate.<text:line-break/>Haec igitur omnia semper c</text:span></text:span>o<text:span text:style-name="Default_20_Paragraph_20_Font"><text:span text:style-name="T1">rpus humanum occupant.<text:line-break/>At ab anni temp</text:span></text:span>o<text:span text:style-name="Default_20_Paragraph_20_Font"><text:span text:style-name="T1">re c</text:span></text:span>o<text:span text:style-name="Default_20_Paragraph_20_Font"><text:span text:style-name="T1">nsistente interdum plura ipso<text:line-break/>quam prius gignuntur, interdum pauci</text:span></text:span>o<text:span text:style-name="Default_20_Paragraph_20_Font"><text:span text:style-name="T1">ra singula parti-<text:line-break/>culatim et secundam naturam. sic enim annus parti-<text:line-break/>ceps</text:span></text:span> o<text:span text:style-name="Default_20_Paragraph_20_Font"><text:span text:style-name="T1">si omnium, et calidorum, et fu</text:span></text:span>l<text:span text:style-name="Default_20_Paragraph_20_Font"><text:span text:style-name="T1">gidorum, et sico</text:span></text:span>o-<text:line-break/><text:span text:style-name="Default_20_Paragraph_20_Font"><text:span text:style-name="T1">rum, et humidorum, quia nullum ex his ullo temp</text:span></text:span>o<text:span text:style-name="Default_20_Paragraph_20_Font"><text:span text:style-name="T1">re<text:line-break/>manserit sine omnibus , quae hoc in mund</text:span></text:span>o suat. <text:span text:style-name="Default_20_Paragraph_20_Font"><text:span text:style-name="T1">At si<text:line-break/>un</text:span></text:span>u<text:span text:style-name="Default_20_Paragraph_20_Font"><text:span text:style-name="T1">m aliquod deficiat, omnia vanefeent. </text:span></text:span>E<text:span text:style-name="Default_20_Paragraph_20_Font"><text:span text:style-name="T1">ten</text:span></text:span>i<text:span text:style-name="Default_20_Paragraph_20_Font"><text:span text:style-name="T1">m ut.</text:span></text:span></text:p>
      <text:p text:style-name="P3"><text:span text:style-name="Default_20_Paragraph_20_Font"><text:span text:style-name="T1">eade</text:span></text:span>m <text:span text:style-name="Default_20_Paragraph_20_Font"><text:span text:style-name="T1">necestitate</text:span></text:span> o<text:span text:style-name="Default_20_Paragraph_20_Font"><text:span text:style-name="T1">mnia c</text:span></text:span>o<text:span text:style-name="Default_20_Paragraph_20_Font"><text:span text:style-name="T1">nstituta sunt, et nutriuntur<text:line-break/>a .sese invicem. si autem etia</text:span></text:span>m <text:span text:style-name="Default_20_Paragraph_20_Font"><text:span text:style-name="T1">aliqu</text:span></text:span>i<text:span text:style-name="Default_20_Paragraph_20_Font"><text:span text:style-name="T1">d ex h</text:span></text:span>o<text:span text:style-name="Default_20_Paragraph_20_Font"><text:span text:style-name="T1">mine difi-<text:line-break/>ciat h</text:span></text:span>o<text:span text:style-name="Default_20_Paragraph_20_Font"><text:span text:style-name="T1">rum c</text:span></text:span>o<text:span text:style-name="Default_20_Paragraph_20_Font"><text:span text:style-name="T1">nnatoru</text:span></text:span>m, <text:span text:style-name="Default_20_Paragraph_20_Font"><text:span text:style-name="T1">homo non poterit vivere. P</text:span></text:span>o<text:span text:style-name="Default_20_Paragraph_20_Font"><text:span text:style-name="T1">rr</text:span></text:span>o<text:line-break/><text:span text:style-name="Default_20_Paragraph_20_Font"><text:span text:style-name="T1">in ann</text:span></text:span>o <text:span text:style-name="Default_20_Paragraph_20_Font"><text:span text:style-name="T1">tunc quidem h</text:span></text:span>y<text:span text:style-name="Default_20_Paragraph_20_Font"><text:span text:style-name="T1">ems invalescit maxime, tunc<text:line-break/>autem ver, tunc aestas, tunc autumnus. Jta etiam in<text:line-break/>h</text:span></text:span>o<text:span text:style-name="Default_20_Paragraph_20_Font"><text:span text:style-name="T1">mine tunc sane pituita invalescit, tunc autem sanguis,<text:line-break/>tunc bilis, pri</text:span></text:span>m<text:span text:style-name="Default_20_Paragraph_20_Font"><text:span text:style-name="T1">um quide</text:span></text:span>m <text:span text:style-name="Default_20_Paragraph_20_Font"><text:span text:style-name="T1">seva, deinde nigra dicta.<text:line-break/>Testimoniu</text:span></text:span>m <text:span text:style-name="Default_20_Paragraph_20_Font"><text:span text:style-name="T1">huiu</text:span></text:span>s <text:span text:style-name="Default_20_Paragraph_20_Font"><text:span text:style-name="T1">manifesti</text:span></text:span>s<text:span text:style-name="Default_20_Paragraph_20_Font"><text:span text:style-name="T1">simum est : si vole</text:span></text:span>s <text:span text:style-name="Default_20_Paragraph_20_Font"><text:span text:style-name="T1">eidem<text:line-break/>h</text:span></text:span>o<text:span text:style-name="Default_20_Paragraph_20_Font"><text:span text:style-name="T1">mini idem</text:span></text:span> m<text:span text:style-name="Default_20_Paragraph_20_Font"><text:span text:style-name="T1">edicamentu</text:span></text:span>m <text:span text:style-name="Default_20_Paragraph_20_Font"><text:span text:style-name="T1">quater in ann</text:span></text:span>o <text:span text:style-name="Default_20_Paragraph_20_Font"><text:span text:style-name="T1">exhibere,<text:line-break/>ev</text:span></text:span>o<text:span text:style-name="Default_20_Paragraph_20_Font"><text:span text:style-name="T1">met quidem h</text:span></text:span>y<text:span text:style-name="Default_20_Paragraph_20_Font"><text:span text:style-name="T1">eme pitui</text:span></text:span>m<text:span text:style-name="Default_20_Paragraph_20_Font"><text:span text:style-name="T1">scora, vere humidi</text:span></text:span>o<text:span text:style-name="Default_20_Paragraph_20_Font"><text:span text:style-name="T1">ra, aesta-<text:line-break/>te bili</text:span></text:span>o<text:span text:style-name="Default_20_Paragraph_20_Font"><text:span text:style-name="T1">scssema, autumn</text:span></text:span>o <text:span text:style-name="Default_20_Paragraph_20_Font"><text:span text:style-name="T1">nigerrima. </text:span></text:span>Haec de tempesta-<text:line-break/>tum differentia l<text:span text:style-name="Default_20_Paragraph_20_Font"><text:span text:style-name="T1">o</text:span></text:span>cutus Hippocrates docuit in ipsis facule<text:line-break/>tale etiam de aetatibus et regionibus; semper enim in<text:line-break/>omnibus, quibus sermonem quemcunque recenset, jubet<text:line-break/>inspicere anni tempus, regionem, aetatem; et quod in<text:line-break/>uno horum intelligis, id vult te etiam ad reliqua du<text:span text:style-name="Default_20_Paragraph_20_Font"><text:span text:style-name="T1">o<text:line-break/></text:span></text:span>juxta similitudinem transferre; eandem siquidem rati<text:span text:style-name="Default_20_Paragraph_20_Font"><text:span text:style-name="T1">o-</text:span></text:span></text:p>
      <text:p text:style-name="P3">nem in aetatibus habet puer, quam in quatuor tempori-<text:line-break/>bus ver habet; eandem juvenis, quam aestas; eandem<text:line-break/>senex, quam autumnus; eandem decrepitus, quam Inpetus.<text:line-break/>Similite<text:span text:style-name="Default_20_Paragraph_20_Font"><text:span text:style-name="T1">r</text:span></text:span> etiam ex <text:span text:style-name="Default_20_Paragraph_20_Font"><text:span text:style-name="T1">r</text:span></text:span>egionibus temperata veri respondet;<text:line-break/>calida aestati; inaequalis calore et frigiditate, sed redun-<text:line-break/>dans tamen frigiditate et siccitate autumno; humida et<text:line-break/>frigida hyemi. Haec itaque quum docuisset, et praeter-<text:line-break/>ea, quod contraria contrariorum sunt remedia, artis tue-<text:line-break/>tbodi elementa tradidit; postea, ubi ea, quae in aplanis-<text:line-break/>mis funt, pertractasset de exuperantibus in unoquoque<text:line-break/>auni tempore et aetate morbis, veluti syllabas his ale-<text:line-break/>mentis adj unxit. Ascribam tibi etiam orationem ipsius,<text:line-break/>quae ad verbum sic habet. <text:span text:style-name="Default_20_Paragraph_20_Font"><text:span text:style-name="T1">M</text:span></text:span>o<text:span text:style-name="Default_20_Paragraph_20_Font"><text:span text:style-name="T1">rbi</text:span></text:span> o<text:span text:style-name="Default_20_Paragraph_20_Font"><text:span text:style-name="T1">mnes quidem omn</text:span></text:span>ia<text:line-break/><text:span text:style-name="Default_20_Paragraph_20_Font"><text:span text:style-name="T1">bu</text:span></text:span>s t<text:span text:style-name="Default_20_Paragraph_20_Font"><text:span text:style-name="T1">emp</text:span></text:span>o<text:span text:style-name="Default_20_Paragraph_20_Font"><text:span text:style-name="T1">ribu</text:span></text:span>s <text:span text:style-name="Default_20_Paragraph_20_Font"><text:span text:style-name="T1">anni accidunt; sed n</text:span></text:span>o<text:span text:style-name="Default_20_Paragraph_20_Font"><text:span text:style-name="T1">nnulli magis certis<text:line-break/>quibusdam et</text:span></text:span> o<text:span text:style-name="Default_20_Paragraph_20_Font"><text:span text:style-name="T1">riuntur et exacerbantur. rere quidem<text:line-break/>melanchol</text:span></text:span>i<text:span text:style-name="Default_20_Paragraph_20_Font"><text:span text:style-name="T1">ae , maniae , epilepfeae , setnguinis pr</text:span></text:span>q<text:span text:style-name="Default_20_Paragraph_20_Font"><text:span text:style-name="T1">stuvia,<text:line-break/>anginae, grdvedines, raucedines, tusses, lepra, impeti-</text:span></text:span></text:p>
      <text:p text:style-name="P3"><text:span text:style-name="Default_20_Paragraph_20_Font"><text:span text:style-name="T1">gines, vitihgines, pustulae ulcerosae pluri</text:span></text:span>m<text:span text:style-name="Default_20_Paragraph_20_Font"><text:span text:style-name="T1">ae, ph</text:span></text:span>y<text:span text:style-name="Default_20_Paragraph_20_Font"><text:span text:style-name="T1">ma-<text:line-break/>ta , ar</text:span></text:span>ti<text:span text:style-name="Default_20_Paragraph_20_Font"><text:span text:style-name="T1">cul</text:span></text:span>o<text:span text:style-name="Default_20_Paragraph_20_Font"><text:span text:style-name="T1">rum dolore</text:span></text:span>s. <text:span text:style-name="Default_20_Paragraph_20_Font"><text:span text:style-name="T1">Aeseate nonnulli ex his, fubres<text:line-break/>continuae et ardentes, tertianae et quartanae, v</text:span></text:span>o<text:span text:style-name="Default_20_Paragraph_20_Font"><text:span text:style-name="T1">m</text:span></text:span>i<text:span text:style-name="Default_20_Paragraph_20_Font"><text:span text:style-name="T1">ti</text:span></text:span>o-<text:line-break/><text:span text:style-name="Default_20_Paragraph_20_Font"><text:span text:style-name="T1">nes, alvi prostuvia, lippitudines , aurium dolores, </text:span></text:span>o<text:span text:style-name="Default_20_Paragraph_20_Font"><text:span text:style-name="T1">ris<text:line-break/>ulcera, genitalium putredines et sudationes. Autumno<text:line-break/>magna pars aestiv</text:span></text:span>o<text:span text:style-name="Default_20_Paragraph_20_Font"><text:span text:style-name="T1">rum, atque etiam febres quartanae<text:line-break/>et erraticae, lienes, aquae subter cutem, tabe</text:span></text:span>s<text:span text:style-name="Default_20_Paragraph_20_Font"><text:span text:style-name="T1">, seillici-<text:line-break/>dia urinae, levitates inteseinorum et tormina, anginae,<text:line-break/>asthmata, ilei cruciatus, insania et melancb</text:span></text:span>o<text:span text:style-name="Default_20_Paragraph_20_Font"><text:span text:style-name="T1">lia. H</text:span></text:span>y<text:span text:style-name="Default_20_Paragraph_20_Font"><text:span text:style-name="T1">e-<text:line-break/>me pleurllides, per</text:span></text:span>i<text:span text:style-name="Default_20_Paragraph_20_Font"><text:span text:style-name="T1">pneu</text:span></text:span>m<text:span text:style-name="Default_20_Paragraph_20_Font"><text:span text:style-name="T1">oniae , gravedines, lethargi,<text:line-break/>rauced</text:span></text:span>in<text:span text:style-name="Default_20_Paragraph_20_Font"><text:span text:style-name="T1">es, tusses, dol</text:span></text:span>o<text:span text:style-name="Default_20_Paragraph_20_Font"><text:span text:style-name="T1">res pect</text:span></text:span>o<text:span text:style-name="Default_20_Paragraph_20_Font"><text:span text:style-name="T1">rum, lateru</text:span></text:span>m, <text:span text:style-name="Default_20_Paragraph_20_Font"><text:span text:style-name="T1">lumb</text:span></text:span>o-<text:line-break/><text:span text:style-name="Default_20_Paragraph_20_Font"><text:span text:style-name="T1">rum, dolores capitis, vertigines, apoplexiae. </text:span></text:span>Haec de<text:line-break/>anni temp<text:span text:style-name="Default_20_Paragraph_20_Font"><text:span text:style-name="T1">o</text:span></text:span>ribus Hippocrates persecutus, deinceps de aeta-<text:line-break/>tibus ita scribit. <text:span text:style-name="Default_20_Paragraph_20_Font"><text:span text:style-name="T1">Per aetate</text:span></text:span>s <text:span text:style-name="Default_20_Paragraph_20_Font"><text:span text:style-name="T1">haec acc</text:span></text:span>i<text:span text:style-name="Default_20_Paragraph_20_Font"><text:span text:style-name="T1">dunt parvi</text:span></text:span>s <text:span text:style-name="Default_20_Paragraph_20_Font"><text:span text:style-name="T1">et<text:line-break/>recen</text:span></text:span>s <text:span text:style-name="Default_20_Paragraph_20_Font"><text:span text:style-name="T1">nati</text:span></text:span>s <text:span text:style-name="Default_20_Paragraph_20_Font"><text:span text:style-name="T1">pueruli</text:span></text:span>s, <text:span text:style-name="Default_20_Paragraph_20_Font"><text:span text:style-name="T1">ulcera ori</text:span></text:span>s, <text:span text:style-name="Default_20_Paragraph_20_Font"><text:span text:style-name="T1">vomitu</text:span></text:span>s, <text:span text:style-name="Default_20_Paragraph_20_Font"><text:span text:style-name="T1">tusse</text:span></text:span>s<text:span text:style-name="Default_20_Paragraph_20_Font"><text:span text:style-name="T1">, vigi-<text:line-break/>line, pavore</text:span></text:span>s<text:span text:style-name="Default_20_Paragraph_20_Font"><text:span text:style-name="T1">, instammati</text:span></text:span>o<text:span text:style-name="Default_20_Paragraph_20_Font"><text:span text:style-name="T1">nes umbilici, aurium humidi-<text:line-break/></text:span></text:span>l<text:span text:style-name="Default_20_Paragraph_20_Font"><text:span text:style-name="T1">ate</text:span></text:span>s. <text:span text:style-name="Default_20_Paragraph_20_Font"><text:span text:style-name="T1">Paulo aetate progredientibus , quum dentire iaci-</text:span></text:span></text:p>
      <text:p text:style-name="P3"><text:span text:style-name="Default_20_Paragraph_20_Font"><text:span text:style-name="T1">pl</text:span></text:span>uat, <text:span text:style-name="Default_20_Paragraph_20_Font"><text:span text:style-name="T1">gingivarum prurigines, fabres-, convulsiones, alvi<text:line-break/>satores, maxime quum canino</text:span></text:span>s <text:span text:style-name="Default_20_Paragraph_20_Font"><text:span text:style-name="T1">edunt, et iis potisiimum<text:line-break/>pueri</text:span></text:span>s, <text:span text:style-name="Default_20_Paragraph_20_Font"><text:span text:style-name="T1">qui c</text:span></text:span>o<text:span text:style-name="Default_20_Paragraph_20_Font"><text:span text:style-name="T1">rpulentisilmi sunt, et alvos habent astrictas.<text:line-break/>Adultioribus jam t</text:span></text:span>o<text:span text:style-name="Default_20_Paragraph_20_Font"><text:span text:style-name="T1">nsillae, vertebrae in occ</text:span></text:span>i<text:span text:style-name="Default_20_Paragraph_20_Font"><text:span text:style-name="T1">piti</text:span></text:span>o <text:span text:style-name="Default_20_Paragraph_20_Font"><text:span text:style-name="T1">sitae<text:line-break/>laxatio in partem interiore</text:span></text:span>m, <text:span text:style-name="Default_20_Paragraph_20_Font"><text:span text:style-name="T1">asthmata, calculi, luat-<text:line-break/>briei terete</text:span></text:span>s, <text:span text:style-name="Default_20_Paragraph_20_Font"><text:span text:style-name="T1">nscarides, verrucae, satrrinsis, strumae,<text:line-break/>urinae siillicidia, aliaque . tubercula. Provecti</text:span></text:span>o<text:span text:style-name="Default_20_Paragraph_20_Font"><text:span text:style-name="T1">ribus adhuc<text:line-break/>et jam puberibus magna horum pars accidit, atque etia</text:span></text:span>m<text:line-break/><text:span text:style-name="Default_20_Paragraph_20_Font"><text:span text:style-name="T1">fabres d</text:span></text:span>i<text:span text:style-name="Default_20_Paragraph_20_Font"><text:span text:style-name="T1">uturnae potiu</text:span></text:span>s, <text:span text:style-name="Default_20_Paragraph_20_Font"><text:span text:style-name="T1">et semguinis e naribus profusiones.<text:line-break/>Plurimi vero assectus puerorum judicantur aut intra qua-<text:line-break/>dragesimum diem, aut intra septimum mensem, aut intra<text:line-break/>septimum annum, aut quum ad pubertate</text:span></text:span>m <text:span text:style-name="Default_20_Paragraph_20_Font"><text:span text:style-name="T1">itur. Qui<text:line-break/>autem perdurarint, nec salvi p</text:span></text:span>o<text:span text:style-name="Default_20_Paragraph_20_Font"><text:span text:style-name="T1">tuerint pubescenti, autsae-<text:line-break/>minae, quum m</text:span></text:span>e<text:span text:style-name="Default_20_Paragraph_20_Font"><text:span text:style-name="T1">nstrua erumpunt, eis consenescere asselent.<text:line-break/>Adolescentibus sanguinis exor</text:span></text:span>n<text:span text:style-name="Default_20_Paragraph_20_Font"><text:span text:style-name="T1">ationes , tabes, fabre</text:span></text:span>s <text:span text:style-name="Default_20_Paragraph_20_Font"><text:span text:style-name="T1">acu-<text:line-break/>tae, comitiales et reliqui morbi ,. sed praec</text:span></text:span>i<text:span text:style-name="Default_20_Paragraph_20_Font"><text:span text:style-name="T1">pue quos<text:line-break/>enumeravi. Qui hanc aetatem excesserunt, pleuritides,<text:line-break/>per</text:span></text:span>i<text:span text:style-name="Default_20_Paragraph_20_Font"><text:span text:style-name="T1">pne</text:span></text:span>n<text:span text:style-name="Default_20_Paragraph_20_Font"><text:span text:style-name="T1">moniae, lethargi, phrenitides, ardores , al</text:span></text:span>i<text:span text:style-name="Default_20_Paragraph_20_Font"><text:span text:style-name="T1">i</text:span></text:span></text:p>
      <text:p text:style-name="P3"><text:span text:style-name="Default_20_Paragraph_20_Font"><text:span text:style-name="T1">sat</text:span></text:span>o<text:span text:style-name="Default_20_Paragraph_20_Font"><text:span text:style-name="T1">res, cholerae, d</text:span></text:span>i<text:span text:style-name="Default_20_Paragraph_20_Font"><text:span text:style-name="T1">fficultates intestinorum, haemorrho</text:span></text:span>is<text:line-break/><text:span text:style-name="Default_20_Paragraph_20_Font"><text:span text:style-name="T1">des. Maior</text:span></text:span>i<text:span text:style-name="Default_20_Paragraph_20_Font"><text:span text:style-name="T1">bus natu d</text:span></text:span>i<text:span text:style-name="Default_20_Paragraph_20_Font"><text:span text:style-name="T1">fficultates spirandi, destillationes<text:line-break/>cum tussi, stillicidia urinae, difiicultates urinae, articu-<text:line-break/>lorum d</text:span></text:span>o<text:span text:style-name="Default_20_Paragraph_20_Font"><text:span text:style-name="T1">lores, nephritides, vert</text:span></text:span>i<text:span text:style-name="Default_20_Paragraph_20_Font"><text:span text:style-name="T1">gine</text:span></text:span>s<text:span text:style-name="Default_20_Paragraph_20_Font"><text:span text:style-name="T1">, apoplexiae, ca—<text:line-break/>chexiae,. aspredines totiu</text:span></text:span>s <text:span text:style-name="Default_20_Paragraph_20_Font"><text:span text:style-name="T1">corporis, vigiliae, alvi,</text:span></text:span> o<text:span text:style-name="Default_20_Paragraph_20_Font"><text:span text:style-name="T1">cu-<text:line-break/>l</text:span></text:span>o<text:span text:style-name="Default_20_Paragraph_20_Font"><text:span text:style-name="T1">rum et nariu</text:span></text:span>m <text:span text:style-name="Default_20_Paragraph_20_Font"><text:span text:style-name="T1">humiditates, l</text:span></text:span>l<text:span text:style-name="Default_20_Paragraph_20_Font"><text:span text:style-name="T1">ppitudines</text:span></text:span> o<text:span text:style-name="Default_20_Paragraph_20_Font"><text:span text:style-name="T1">cul</text:span></text:span>o<text:span text:style-name="Default_20_Paragraph_20_Font"><text:span text:style-name="T1">rum,<text:line-break/>glauc</text:span></text:span>o<text:span text:style-name="Default_20_Paragraph_20_Font"><text:span text:style-name="T1">mata , aurium gravitates. </text:span></text:span>Hunc ordinem difcipli-<text:line-break/>nae Platonem fecisse oportebat potius, siquidem plrilo-<text:line-break/>fopho convenit et methodo et disciplina etiam magis<text:line-break/>quam medicis uti; sed forte non potuit de ejusmodi,<text:line-break/>quae experientiam requirunt, exacte tractare, ut qui<text:line-break/>non ver latus fit in medicinae operibus: atque hoc nomi-<text:line-break/>ne laudare ipsum oportet, quod ne aggressus quidem fit<text:line-break/>dicere de iis, quae exacte non permoverat: verum illa<text:line-break/>poterat ab ipfa rerum natura didicisse, quae in Aphoris-<text:line-break/>mis lu hunc modum dicta sunt. <text:span text:style-name="Default_20_Paragraph_20_Font"><text:span text:style-name="T1">Per temp</text:span></text:span>o<text:span text:style-name="Default_20_Paragraph_20_Font"><text:span text:style-name="T1">ra anni pueri,<text:line-break/>ct qui aetate hi</text:span></text:span>s <text:span text:style-name="Default_20_Paragraph_20_Font"><text:span text:style-name="T1">pr</text:span></text:span>o<text:span text:style-name="Default_20_Paragraph_20_Font"><text:span text:style-name="T1">ximi sunt, vere atque prima aestate<text:line-break/>optime degunt; sene</text:span></text:span>s <text:span text:style-name="Default_20_Paragraph_20_Font"><text:span text:style-name="T1">aestate et autumn</text:span></text:span>o <text:span text:style-name="Default_20_Paragraph_20_Font"><text:span text:style-name="T1">aliquamdiu, resi-</text:span></text:span></text:p>
      <text:p text:style-name="P3"><text:span text:style-name="Default_20_Paragraph_20_Font"><text:span text:style-name="T1">qu</text:span></text:span>o <text:span text:style-name="Default_20_Paragraph_20_Font"><text:span text:style-name="T1">autumni temp</text:span></text:span>o<text:span text:style-name="Default_20_Paragraph_20_Font"><text:span text:style-name="T1">re et l</text:span></text:span>iy<text:span text:style-name="Default_20_Paragraph_20_Font"><text:span text:style-name="T1">eme, qui media sunt aetate,<text:line-break/>mel</text:span></text:span>i<text:span text:style-name="Default_20_Paragraph_20_Font"><text:span text:style-name="T1">us valent. </text:span></text:span>Proinde haec de commemoratis aetatibus<text:line-break/>in <text:span text:style-name="Default_20_Paragraph_20_Font"><text:span text:style-name="T1">t</text:span></text:span>e ip<text:span text:style-name="Default_20_Paragraph_20_Font"><text:span text:style-name="T1">t</text:span></text:span>o et coaetaneis et convictoribus aliquis potest<text:line-break/>exquirere aetate jam provectior, ut consentaneum erat<text:line-break/>Platonem provectiorem esse, quum Timaeum conscribe-<text:line-break/>reti Itaque de his ipsis disquisitionem neglexit, magis-<text:line-break/>que adhuc eorum, quae Hippocrates conscripsit de mrobis,<text:line-break/>quibus singulae et aetates et anui tempora abundanti<text:line-break/><text:span text:style-name="Default_20_Paragraph_20_Font"><text:span text:style-name="T1">Jtaque corpu</text:span></text:span>s <text:span text:style-name="Default_20_Paragraph_20_Font"><text:span text:style-name="T1">ignis excesset p</text:span></text:span>o<text:span text:style-name="Default_20_Paragraph_20_Font"><text:span text:style-name="T1">ti</text:span></text:span>s<text:span text:style-name="Default_20_Paragraph_20_Font"><text:span text:style-name="T1">sumum laborans conti-<text:line-break/>nuos aestus et fabres efficit; quod aeris excessit, quoti—<text:line-break/>dianas; aquae, tertianas, e</text:span></text:span>o <text:span text:style-name="Default_20_Paragraph_20_Font"><text:span text:style-name="T1">quod aqua segnior sit, qua</text:span></text:span>m<text:line-break/><text:span text:style-name="Default_20_Paragraph_20_Font"><text:span text:style-name="T1">ignis et aer; terrae autem elementu</text:span></text:span>m <text:span text:style-name="Default_20_Paragraph_20_Font"><text:span text:style-name="T1">quartu</text:span></text:span>m, <text:span text:style-name="Default_20_Paragraph_20_Font"><text:span text:style-name="T1">quum sit<text:line-break/>horum tardissimum, quadruplici te</text:span></text:span>m<text:span text:style-name="Default_20_Paragraph_20_Font"><text:span text:style-name="T1">poris circuitu p</text:span></text:span>a<text:span text:style-name="Default_20_Paragraph_20_Font"><text:span text:style-name="T1">r-<text:line-break/>gatum , quartanas fabr</text:span></text:span>e<text:span text:style-name="Default_20_Paragraph_20_Font"><text:span text:style-name="T1">s m</text:span></text:span>o<text:span text:style-name="Default_20_Paragraph_20_Font"><text:span text:style-name="T1">litum , vix diseedu. </text:span></text:span>In hac<text:line-break/>oratione primum quidem erravit, quod in communia<text:line-break/>omnium corporum, non in sanguineorum animantium<text:line-break/>elementa, subrium circuitu redeuntium causam retulit.<text:line-break/>Satius enim erat, quae etiam ostendere possumus in cor-</text:p>
      <text:p text:style-name="P3">pore redundare, his mederi; deinde, quoniam ad veram<text:line-break/>quotidianarum tertianarumque febrium caulam ne prope<text:line-break/>quidem accessit. Apparet enim evidenter in quotidianis<text:line-break/>pituitosus superare hum<text:span text:style-name="Default_20_Paragraph_20_Font"><text:span text:style-name="T1">o</text:span></text:span>r, qui humidus est et frigidus;<text:line-break/>iu tertianis flavae bilis, et hic ru<text:span text:style-name="Default_20_Paragraph_20_Font"><text:span text:style-name="T1">r</text:span></text:span>sus calidus et siccus.<text:line-break/>Quare in hac dicendum erat ignis elementum superare,.<text:line-break/>in quotidiana aquae, quemadmodum in quartanis humo-<text:line-break/>rem quidem atram bilem, elementum ver<text:span text:style-name="Default_20_Paragraph_20_Font"><text:span text:style-name="T1">o</text:span></text:span> terram. Porro<text:line-break/>qui singul<text:span text:style-name="Default_20_Paragraph_20_Font"><text:span text:style-name="T1">o</text:span></text:span>rum, quae dicta sunt, naturam exacte v<text:span text:style-name="Default_20_Paragraph_20_Font"><text:span text:style-name="T1">o</text:span></text:span>let con-<text:line-break/>discere, in c<text:span text:style-name="Default_20_Paragraph_20_Font"><text:span text:style-name="T1">o</text:span></text:span>mmentariis tum de crisibus tum de fe-<text:line-break/>brium differentiis elaboratam disputationem habet Ego<text:line-break/>autem non consuevi frequenter de eisdem eadem scribere,<text:line-break/>verum semel vel etiam bis n<text:span text:style-name="Default_20_Paragraph_20_Font"><text:span text:style-name="T1">o</text:span></text:span>nnunquam demonstratio-<text:line-break/>nem interpretatus, in aliis libris conclusione demonstra-<text:line-break/>lienis ut<text:span text:style-name="Default_20_Paragraph_20_Font"><text:span text:style-name="T1">o</text:span></text:span>r; quemadmodum etiam de eo, quod tria sint<text:line-break/>principia lacu statum corpus nostrmn regentium, quum<text:line-break/>semel in primis hujus operis libris demonstrassem, in</text:p>
      <text:p text:style-name="P3">aliis omnibus ex parato fumo, solum in memoriam redu-<text:line-break/>cens nonnullis, quod id monstratum esu Atque in praesentia<text:line-break/>abunde est tantum repetere de iis, quae illic ostensa sunt,<text:line-break/>nempe febres acutissimas ardentissimasque ex flava hile ge-<text:line-break/>nerari , et ex genere ardentium febrium tertianam quoque<text:line-break/>cristere. Porro explicata in illis causa est, cur non fit<text:line-break/>continua, quemadmodum ardens, fed intermittens fiat.<text:line-break/>Haec igitur Plato non accurate novit ex Hippocratis arte,<text:line-break/>etsi conaretur virum loqui, ac de pituita praeterea alba.<text:line-break/>Quod enim ampullae assumptae, quae sigillatim propter<text:line-break/>parvitatem videri non possunt, ut inquit, junctae autem<text:line-break/>simul, et in molem excitatae, visibilem genera<text:span text:style-name="Default_20_Paragraph_20_Font"><text:span text:style-name="T1">n</text:span></text:span>t hujus-<text:line-break/>modi humorem, rationi consenta<text:span text:style-name="Default_20_Paragraph_20_Font"><text:span text:style-name="T1">n</text:span></text:span>eum simul est et pro-<text:line-break/>babile ; quod autem ex colliquata molli carne pituita<text:line-break/>no<text:span text:style-name="Default_20_Paragraph_20_Font"><text:span text:style-name="T1">n</text:span></text:span>nunquam fiat, absurdissimum, nisi quis . Prodiens no-<text:line-break/>men immutans amaram bilem pituitam nuncupet , eo<text:line-break/>quod sentiat, appellationem ei inditam esse a verbo <text:span text:style-name="Default_20_Paragraph_20_Font"><text:span text:style-name="T8">πε</text:span></text:span><text:span text:style-name="Default_20_Paragraph_20_Font"><text:span text:style-name="T10">-<text:line-break/></text:span></text:span><text:span text:style-name="Default_20_Paragraph_20_Font"><text:span text:style-name="T8">φλεχθαι</text:span></text:span><text:span text:style-name="Default_20_Paragraph_20_Font"><text:span text:style-name="T10">, </text:span></text:span>quod est incensum esse. Verum Plato ipse</text:p>
      <text:p text:style-name="P3">hujusmodi bilem humorem calidissimum esse pernovit,<text:line-break/>in quibus ait: <text:span text:style-name="Default_20_Paragraph_20_Font"><text:span text:style-name="T1">Quae aatem corp</text:span></text:span>o<text:span text:style-name="Default_20_Paragraph_20_Font"><text:span text:style-name="T1">ri</text:span></text:span>s <text:span text:style-name="Default_20_Paragraph_20_Font"><text:span text:style-name="T1">parte</text:span></text:span>s <text:span text:style-name="Default_20_Paragraph_20_Font"><text:span text:style-name="T1">incendi dicun-<text:line-break/>tur, a b</text:span></text:span>i<text:span text:style-name="Default_20_Paragraph_20_Font"><text:span text:style-name="T1">t</text:span></text:span>ia <text:span text:style-name="Default_20_Paragraph_20_Font"><text:span text:style-name="T1">aestu et siamma omne</text:span></text:span>s <text:span text:style-name="Default_20_Paragraph_20_Font"><text:span text:style-name="T1">infestantur. </text:span></text:span>Et post<text:line-break/>haec deinceps: <text:span text:style-name="Default_20_Paragraph_20_Font"><text:span text:style-name="T1">Quae quum respirat extrinsecu</text:span></text:span>s, o<text:span text:style-name="Default_20_Paragraph_20_Font"><text:span text:style-name="T1">mn</text:span></text:span>i-<text:line-break/><text:span text:style-name="Default_20_Paragraph_20_Font"><text:span text:style-name="T1">gena</text:span></text:span>s <text:span text:style-name="Default_20_Paragraph_20_Font"><text:span text:style-name="T1">tubercul</text:span></text:span>o<text:span text:style-name="Default_20_Paragraph_20_Font"><text:span text:style-name="T1">ru</text:span></text:span>m <text:span text:style-name="Default_20_Paragraph_20_Font"><text:span text:style-name="T1">specie</text:span></text:span>s <text:span text:style-name="Default_20_Paragraph_20_Font"><text:span text:style-name="T1">ser ven</text:span></text:span>a <text:span text:style-name="Default_20_Paragraph_20_Font"><text:span text:style-name="T1">emittit; intu</text:span></text:span>s <text:span text:style-name="Default_20_Paragraph_20_Font"><text:span text:style-name="T1">aatem<text:line-break/>cohibita , igneo</text:span></text:span>s <text:span text:style-name="Default_20_Paragraph_20_Font"><text:span text:style-name="T1">m</text:span></text:span>o<text:span text:style-name="Default_20_Paragraph_20_Font"><text:span text:style-name="T1">rbo</text:span></text:span>s <text:span text:style-name="Default_20_Paragraph_20_Font"><text:span text:style-name="T1">plurim</text:span></text:span>os <text:span text:style-name="Default_20_Paragraph_20_Font"><text:span text:style-name="T1">procreat. </text:span></text:span>Constat ita-<text:line-break/>que, Platonem consueta amarae bilis appellatione uti,<text:line-break/>quae in totum flava colore est, pallida autem nonnun-<text:line-break/>quam efficitur, ubi copiofam humiditatem scrofam assum-<text:line-break/>pferit. Quin etiam ex eo ipfo, quod apposuerit, iuflam-<text:line-break/>mari ob bilem, certum est, non lu appellatione errasse<text:line-break/>ipsum, sicuti Prodicunt, fed in naturae humoris cogni-<text:line-break/>tione. Dicit autem de eo in hunc modunr. <text:span text:style-name="Default_20_Paragraph_20_Font"><text:span text:style-name="T1">Rursu</text:span></text:span>s<text:line-break/><text:span text:style-name="Default_20_Paragraph_20_Font"><text:span text:style-name="T1">molli</text:span></text:span>s <text:span text:style-name="Default_20_Paragraph_20_Font"><text:span text:style-name="T1">recenti</text:span></text:span>s<text:span text:style-name="Default_20_Paragraph_20_Font"><text:span text:style-name="T1">que carni</text:span></text:span>s <text:span text:style-name="Default_20_Paragraph_20_Font"><text:span text:style-name="T1">p</text:span></text:span>o<text:span text:style-name="Default_20_Paragraph_20_Font"><text:span text:style-name="T1">rtio quaedam cum aere colli-<text:line-break/>quefeit; haec autem ubi ventum conceperit, et circum-<text:line-break/>prehenso ab humiditate, et ampullae ex hoc assec</text:span></text:span>l<text:span text:style-name="Default_20_Paragraph_20_Font"><text:span text:style-name="T1">a con-<text:line-break/>scitu</text:span></text:span>l<text:span text:style-name="Default_20_Paragraph_20_Font"><text:span text:style-name="T1">ae sigillatim propter parvitatem invisibiles, universus<text:line-break/>aatem in m</text:span></text:span>o<text:span text:style-name="Default_20_Paragraph_20_Font"><text:span text:style-name="T1">lem c</text:span></text:span>o<text:span text:style-name="Default_20_Paragraph_20_Font"><text:span text:style-name="T1">euntes; visibilem c</text:span></text:span>o<text:span text:style-name="Default_20_Paragraph_20_Font"><text:span text:style-name="T1">lorem habeant, </text:span></text:span>o<text:span text:style-name="Default_20_Paragraph_20_Font"><text:span text:style-name="T1">b</text:span></text:span></text:p>
      <text:p text:style-name="P3"><text:span text:style-name="Default_20_Paragraph_20_Font"><text:span text:style-name="T1">spumae generatione</text:span></text:span>m <text:span text:style-name="Default_20_Paragraph_20_Font"><text:span text:style-name="T1">aspectu album, hanc</text:span></text:span> o<text:span text:style-name="Default_20_Paragraph_20_Font"><text:span text:style-name="T1">mnem carnis<text:line-break/>moll</text:span></text:span>ia <text:span text:style-name="Default_20_Paragraph_20_Font"><text:span text:style-name="T1">colliquationem cum spiritu implicatam albam<text:line-break/>esse pituitam dicimu</text:span></text:span>s. Ac non multo post <text:span text:style-name="Default_20_Paragraph_20_Font"><text:span text:style-name="T1">r</text:span></text:span>ursus sic de<text:line-break/>eadem scribit.- <text:span text:style-name="Default_20_Paragraph_20_Font"><text:span text:style-name="T1">Alba ver</text:span></text:span>o <text:span text:style-name="Default_20_Paragraph_20_Font"><text:span text:style-name="T1">pituita pr</text:span></text:span>o<text:span text:style-name="Default_20_Paragraph_20_Font"><text:span text:style-name="T1">pter ampullaru</text:span></text:span>m<text:line-break/><text:span text:style-name="Default_20_Paragraph_20_Font"><text:span text:style-name="T1">spir</text:span></text:span>i<text:span text:style-name="Default_20_Paragraph_20_Font"><text:span text:style-name="T1">tu</text:span></text:span>m <text:span text:style-name="Default_20_Paragraph_20_Font"><text:span text:style-name="T1">d</text:span></text:span>i<text:span text:style-name="Default_20_Paragraph_20_Font"><text:span text:style-name="T1">fficilis intus incluse, ad exteriore</text:span></text:span>m <text:span text:style-name="Default_20_Paragraph_20_Font"><text:span text:style-name="T1">cute</text:span></text:span>m<text:line-break/><text:span text:style-name="Default_20_Paragraph_20_Font"><text:span text:style-name="T1">respirans, mitior quidem, sed co</text:span></text:span>i<text:span text:style-name="Default_20_Paragraph_20_Font"><text:span text:style-name="T1">pus albis vitillginibus<text:line-break/>inficit, et harum vicino</text:span></text:span>s <text:span text:style-name="Default_20_Paragraph_20_Font"><text:span text:style-name="T1">morbos procreat. </text:span></text:span>In hac sane<text:line-break/>oratione probe de affectibus pronunciavit, qui a pituita<text:line-break/>oriuntur; quum autem scriberet prius, omnem tenerae.<text:line-break/>carnis colliquationem cum spiritu juuctam albam esse<text:line-break/>pituitam dicimus, non recte. Quippe ostensum est, quo-<text:line-break/>modo pituita ex alimento natura frigidiore, minus, quam<text:line-break/>par est, ab insito calore elaborato, generetur. Caro vero<text:line-break/>colliquata similem facit colore colliquationem pallidae<text:line-break/>bilis in albedinem magis ve<text:span text:style-name="Default_20_Paragraph_20_Font"><text:span text:style-name="T1">r</text:span></text:span>gens, ut is color sit, qui fub-<text:line-break/>pallidus fulvus appellatur; est autem crassior haec colli-<text:line-break/>quatio, .quam sit pallida bilis, et pejus olet, nonnullam-<text:line-break/>que vifcositatem subinde et pinguedinem lu fe continet.</text:p>
      <text:p text:style-name="P3">Haec sane abunde ad p<text:span text:style-name="Default_20_Paragraph_20_Font"><text:span text:style-name="T1">r</text:span></text:span>aestans institutum de humoribus<text:line-break/>cognita sunt , si interpretaturi firmus, ut nonnulli ami-<text:line-break/>corum censent, ea, quae in Timaco modice dicta funi.</text:p>
      <text:h text:style-name="Heading_20_2" text:outline-level="2">Cap. VII. </text:h>
      <text:p text:style-name="P31">Ac reliquae Iane libri rationes summatim<text:line-break/>compendii gratus explicabuntur, in quibus inter <text:span text:style-name="Default_20_Paragraph_20_Font"><text:span text:style-name="T1">t</text:span></text:span>e viri<text:line-break/>consentiunt, eta n quibus dissentiunt, uberiusque in futura<text:line-break/>expolitione iterum dicetur. Quum itaque Hippocrates<text:line-break/>dicat <text:span text:style-name="Default_20_Paragraph_20_Font"><text:span text:style-name="T1">t</text:span></text:span>emperi inlitum calorem omnium naturae operum<text:line-break/>esse quammaxime caulam , Plato non calorem, fed ignem<text:line-break/>nummati Videamus autem, quomodo animantium corpora<text:line-break/>ab eo gubernari pronunciet. omne animal in sanguine<text:line-break/>et venis calorem suum prorsus obtinet, ceu in fe ipfo<text:line-break/>fontem quendam ignis ; itaque omnia probe dixit Non<text:line-break/>enim ex attritu arteriarum spiritus calor in animantium<text:line-break/>corporibus generatur, sicuti foris in lapidibus et lignis,<text:line-break/>sed contra ab innato calore motus ipsorum fiunt Quum<text:line-break/>igitur corpus peririgeratum est algore, aut medicamento,-</text:p>
      <text:p text:style-name="P3">aut nullo aliorum, quae lu ip<text:span text:style-name="Default_20_Paragraph_20_Font"><text:span text:style-name="T1">t</text:span></text:span>o funt, alterato, cessant qui-<text:line-break/>dem protinus arteriarum motus, item in nervis et mulcu-<text:line-break/>liis. Non igitur ignis sontem, steti potius insiti caloris<text:line-break/>praestiterat dixisse in corporibus nostris, quemadmodum<text:line-break/>Hippocrates semper nominati Si enim ab igne ciborum<text:line-break/>fit concoctio, distributio, sauguisicatio et nutritio, melius<text:line-break/>utique in sebricitantibus acute haec pe<text:span text:style-name="Default_20_Paragraph_20_Font"><text:span text:style-name="T1">r</text:span></text:span>sici viderentur.<text:line-break/>Sed insitus calor temperatus est, substantia quidem in<text:line-break/>sanguine et pituita consistens potissimum, qualitate autem<text:line-break/>mixtus temperate ex caliditate et frigiditate. .Tutius<text:line-break/>igitur Hippocrates dixit: <text:span text:style-name="Default_20_Paragraph_20_Font"><text:span text:style-name="T1">Qui creseant, plurimum innati<text:line-break/>calori</text:span></text:span>s <text:span text:style-name="Default_20_Paragraph_20_Font"><text:span text:style-name="T1">obtineat; itaque plurim</text:span></text:span>o <text:span text:style-name="Default_20_Paragraph_20_Font"><text:span text:style-name="T1">cib</text:span></text:span>o <text:span text:style-name="Default_20_Paragraph_20_Font"><text:span text:style-name="T1">ind</text:span></text:span>i<text:span text:style-name="Default_20_Paragraph_20_Font"><text:span text:style-name="T1">gent; alioqui<text:line-break/>c</text:span></text:span>o<text:span text:style-name="Default_20_Paragraph_20_Font"><text:span text:style-name="T1">rpu</text:span></text:span><text:span text:style-name="Default_20_Paragraph_20_Font"><text:span text:style-name="T12">s </text:span></text:span><text:span text:style-name="Default_20_Paragraph_20_Font"><text:span text:style-name="T1">a</text:span></text:span>b<text:span text:style-name="Default_20_Paragraph_20_Font"><text:span text:style-name="T1">sumitur. senibu</text:span></text:span>s <text:span text:style-name="Default_20_Paragraph_20_Font"><text:span text:style-name="T1">ver</text:span></text:span>o <text:span text:style-name="Default_20_Paragraph_20_Font"><text:span text:style-name="T1">parum calori</text:span></text:span>s <text:span text:style-name="Default_20_Paragraph_20_Font"><text:span text:style-name="T1">inest, et<text:line-break/>ob eam rem pauci</text:span></text:span>s <text:span text:style-name="Default_20_Paragraph_20_Font"><text:span text:style-name="T1">egent scmitibus, qu</text:span></text:span>i<text:span text:style-name="Default_20_Paragraph_20_Font"><text:span text:style-name="T1">pp</text:span></text:span>e <text:span text:style-name="Default_20_Paragraph_20_Font"><text:span text:style-name="T1">quia mult</text:span></text:span>i<text:span text:style-name="Default_20_Paragraph_20_Font"><text:span text:style-name="T1">s<text:line-break/></text:span></text:span>o<text:span text:style-name="Default_20_Paragraph_20_Font"><text:span text:style-name="T1">ppressi extinguantur. Hinc e</text:span></text:span>t<text:span text:style-name="Default_20_Paragraph_20_Font"><text:span text:style-name="T1">iam sebres n</text:span></text:span>o<text:span text:style-name="Default_20_Paragraph_20_Font"><text:span text:style-name="T1">n aeque<text:line-break/>acutae senibu</text:span></text:span>s <text:span text:style-name="Default_20_Paragraph_20_Font"><text:span text:style-name="T1">accidunt, c</text:span></text:span>o<text:span text:style-name="Default_20_Paragraph_20_Font"><text:span text:style-name="T1">rpus enim eorum fu</text:span></text:span>l<text:span text:style-name="Default_20_Paragraph_20_Font"><text:span text:style-name="T1">gidum est.<text:line-break/></text:span></text:span>Hac igitur ratione etiam in libro de natura honnnis</text:p>
      <text:p text:style-name="P3">prima aetate hominem calidissimum esse fe ipso retulit,<text:line-break/>sicuti frigidissimum in extrema senecta, non simpliciter<text:line-break/>calidissimum, quemadmodum in ardentibus febribus, fed<text:line-break/>insito calore calidissimum esse diximus substantia puerum<text:line-break/>nuper natum. Propterea igitur in Aphorismis primum<text:line-break/>quidem scripfit: Qui crescunt, plurimum habent caloris<text:line-break/>innati. Sed jam prius citavi Aphorismum. Alia vero,<text:line-break/>quae ipfi consentiunt, ad verbum sic traditi <text:span text:style-name="Default_20_Paragraph_20_Font"><text:span text:style-name="T1">Vontre</text:span></text:span>s<text:line-break/><text:span text:style-name="Default_20_Paragraph_20_Font"><text:span text:style-name="T1">h</text:span></text:span>y<text:span text:style-name="Default_20_Paragraph_20_Font"><text:span text:style-name="T1">eme et vere natura calid</text:span></text:span>i<text:span text:style-name="Default_20_Paragraph_20_Font"><text:span text:style-name="T1">ssimi sunt , et somni lon-<text:line-break/>gisiimi. .itaque per ea tempora cibi liberaliu</text:span></text:span>s <text:span text:style-name="Default_20_Paragraph_20_Font"><text:span text:style-name="T1">dari debeat.<text:line-break/>Calori</text:span></text:span>s <text:span text:style-name="Default_20_Paragraph_20_Font"><text:span text:style-name="T1">enim nativi copia magna inest , ut cibus proinde<text:line-break/>plenior requiratur. Argumento aetates sunt et athletae.<text:line-break/></text:span></text:span>luscum calorem hyeme esse copiosissimum tradidit, cujus<text:line-break/>ascititius aestate abundat. Verum in sententia hoc fer-<text:line-break/>mone explicanda immorari diutius non oportet, quum<text:line-break/>Aphorismos commentariis septem exposuerim, alium vero<text:line-break/>librum adversus Quluti discipulum Lycuru conscripserim,</text:p>
      <text:p text:style-name="P3">qui quum non intelligeret, cuiusmodi insitum calorem<text:line-break/>vellet, Aphorismis nuper citatis contradixit In praesentia<text:line-break/>igitur sufficiet Platonis ve<text:span text:style-name="Default_20_Paragraph_20_Font"><text:span text:style-name="T1">r</text:span></text:span>ba apponere, quae in Timaeo<text:line-break/>de alimenti distiibutione disputans conscripsit. Orditur<text:line-break/>ea hoc pacto. <text:span text:style-name="Default_20_Paragraph_20_Font"><text:span text:style-name="T1">Hinc vero aquaeductum h</text:span></text:span>o<text:span text:style-name="Default_20_Paragraph_20_Font"><text:span text:style-name="T1">c modo de-<text:line-break/>duxerunt, quem sacilius perspiciemus , si hoc inter nos<text:line-break/>primum conveniat, nempe quod, quaecunque ex minuti</text:span></text:span>o-<text:line-break/><text:span text:style-name="Default_20_Paragraph_20_Font"><text:span text:style-name="T1">ribus componuntur , ea maiora continent , quae ver</text:span></text:span>o <text:span text:style-name="Default_20_Paragraph_20_Font"><text:span text:style-name="T1">ex<text:line-break/>grandi</text:span></text:span>o<text:span text:style-name="Default_20_Paragraph_20_Font"><text:span text:style-name="T1">ribus, minuti</text:span></text:span>o<text:span text:style-name="Default_20_Paragraph_20_Font"><text:span text:style-name="T1">ra n</text:span></text:span>o<text:span text:style-name="Default_20_Paragraph_20_Font"><text:span text:style-name="T1">n p</text:span></text:span>o<text:span text:style-name="Default_20_Paragraph_20_Font"><text:span text:style-name="T1">ssent. funis autem prae<text:line-break/>caeteris omnibus minuti</text:span></text:span>s<text:span text:style-name="Default_20_Paragraph_20_Font"><text:span text:style-name="T1">simis constat particulis; ideoque<text:line-break/>aquam , aerem , terram, et quae ex his comp</text:span></text:span>o<text:span text:style-name="Default_20_Paragraph_20_Font"><text:span text:style-name="T1">nuntur<text:line-break/>omnia , penetrat , usque adeo ut nihil</text:span></text:span> i<text:span text:style-name="Default_20_Paragraph_20_Font"><text:span text:style-name="T1">psum valeat cohi—<text:line-break/>bere. Jdem quoque de neser</text:span></text:span>o <text:span text:style-name="Default_20_Paragraph_20_Font"><text:span text:style-name="T1">ventre cogitandum ese;<text:line-break/>qu</text:span></text:span>i<text:span text:style-name="Default_20_Paragraph_20_Font"><text:span text:style-name="T1">ppe cibos e</text:span></text:span>t <text:span text:style-name="Default_20_Paragraph_20_Font"><text:span text:style-name="T1">potus ingestos retinet, spiritum ver</text:span></text:span>o <text:span text:style-name="Default_20_Paragraph_20_Font"><text:span text:style-name="T1">et<text:line-break/>ignem, quum ii conlisi entia tenuissimi sint, c</text:span></text:span>o<text:span text:style-name="Default_20_Paragraph_20_Font"><text:span text:style-name="T1">hibere non<text:line-break/>potest. His</text:span></text:span> i<text:span text:style-name="Default_20_Paragraph_20_Font"><text:span text:style-name="T1">gitur</text:span></text:span> ri<text:span text:style-name="Default_20_Paragraph_20_Font"><text:span text:style-name="T1">sus ese dens ad irrigationem ex ventre<text:line-break/>in venas pe</text:span></text:span>i<text:span text:style-name="Default_20_Paragraph_20_Font"><text:span text:style-name="T1">ficiendam; quare reticulum ex. aere et</text:span></text:span> i<text:span text:style-name="Default_20_Paragraph_20_Font"><text:span text:style-name="T1">gne<text:line-break/>instar gibbosae la</text:span></text:span>g<text:span text:style-name="Default_20_Paragraph_20_Font"><text:span text:style-name="T1">enae contexuit. </text:span></text:span>ldeo aere et igne uti</text:p>
      <text:p text:style-name="P3">naturam ad uibi concoctionem, sanguisicati<text:span text:style-name="Default_20_Paragraph_20_Font"><text:span text:style-name="T1">o</text:span></text:span>nem et distri-<text:line-break/>butionem recte dictum est Rete autem ex ipsis factum<text:line-break/>esse, et uonper tota temperamentum, minus laudo, sicuti<text:line-break/>nec quod ignem nominet ipse, quum liceat, ut Hippocra-<text:line-break/>tes ait, insitum calorem; sed videtur ita appellere, ut<text:line-break/>nos admoneat, propte<text:span text:style-name="Default_20_Paragraph_20_Font"><text:span text:style-name="T1">r</text:span></text:span> ignis mixtionem cum aliis ele.<text:line-break/>mentis . calorem corporis foras ex alto efferri. Videtur<text:line-break/>autem nonnunquam etiam ignis nomen ad calidi appel-<text:line-break/>lationem transferre, veluti et in hac oratione. <text:span text:style-name="Default_20_Paragraph_20_Font"><text:span text:style-name="T1">Calorem<text:line-break/>sane secundum naturam putandum ese in reg</text:span></text:span>io<text:span text:style-name="Default_20_Paragraph_20_Font"><text:span text:style-name="T1">nem suam<text:line-break/>extra ad id, quod sibi c</text:span></text:span>o<text:span text:style-name="Default_20_Paragraph_20_Font"><text:span text:style-name="T1">nnatum ese, emanare. </text:span></text:span>His con-<text:line-break/>sentiunt haec quoque : <text:span text:style-name="Default_20_Paragraph_20_Font"><text:span text:style-name="T1">Et ob hanc rationem per t</text:span></text:span>o<text:span text:style-name="Default_20_Paragraph_20_Font"><text:span text:style-name="T1">tum<text:line-break/>omniu</text:span></text:span>m <text:span text:style-name="Default_20_Paragraph_20_Font"><text:span text:style-name="T1">animalium c</text:span></text:span>o<text:span text:style-name="Default_20_Paragraph_20_Font"><text:span text:style-name="T1">rpus alimenti liqu</text:span></text:span>o<text:span text:style-name="Default_20_Paragraph_20_Font"><text:span text:style-name="T1">res ita fiuxiles<text:line-break/>evaserunt, recenter autem incisi, et a c</text:span></text:span>o<text:span text:style-name="Default_20_Paragraph_20_Font"><text:span text:style-name="T1">gnati</text:span></text:span>s <text:span text:style-name="Default_20_Paragraph_20_Font"><text:span text:style-name="T1">suis ac-<text:line-break/>cepti, partim senatibus, parti</text:span></text:span>m <text:span text:style-name="Default_20_Paragraph_20_Font"><text:span text:style-name="T1">germinibus, quae deus<text:line-break/>al</text:span></text:span>i<text:span text:style-name="Default_20_Paragraph_20_Font"><text:span text:style-name="T1">moniam c</text:span></text:span>o<text:span text:style-name="Default_20_Paragraph_20_Font"><text:span text:style-name="T1">rporis n</text:span></text:span>o<text:span text:style-name="Default_20_Paragraph_20_Font"><text:span text:style-name="T1">stri pr</text:span></text:span>o<text:span text:style-name="Default_20_Paragraph_20_Font"><text:span text:style-name="T1">duxit. Colores quidem<text:line-break/>propter comm</text:span></text:span>i<text:span text:style-name="Default_20_Paragraph_20_Font"><text:span text:style-name="T1">stionem</text:span></text:span> o<text:span text:style-name="Default_20_Paragraph_20_Font"><text:span text:style-name="T1">mn</text:span></text:span>i<text:span text:style-name="Default_20_Paragraph_20_Font"><text:span text:style-name="T1">genos obtineat, sed rubens color<text:line-break/>plurimus in his praevalet, c</text:span></text:span>i<text:span text:style-name="Default_20_Paragraph_20_Font"><text:span text:style-name="T1">ti</text:span></text:span>u<text:span text:style-name="Default_20_Paragraph_20_Font"><text:span text:style-name="T1">s natura ex</text:span></text:span> i<text:span text:style-name="Default_20_Paragraph_20_Font"><text:span text:style-name="T1">gnis porti</text:span></text:span>o<text:span text:style-name="Default_20_Paragraph_20_Font"><text:span text:style-name="T1">ne</text:span></text:span></text:p>
      <text:p text:style-name="P3"><text:span text:style-name="Default_20_Paragraph_20_Font"><text:span text:style-name="T1">et abstersi</text:span></text:span>o<text:span text:style-name="Default_20_Paragraph_20_Font"><text:span text:style-name="T1">ne in humid</text:span></text:span>o <text:span text:style-name="Default_20_Paragraph_20_Font"><text:span text:style-name="T1">stacta pr</text:span></text:span>o<text:span text:style-name="Default_20_Paragraph_20_Font"><text:span text:style-name="T1">venit. Pr</text:span></text:span>o<text:span text:style-name="Default_20_Paragraph_20_Font"><text:span text:style-name="T1">pterea ejus,<text:line-break/>quod in totum corpus permanet, c</text:span></text:span>o<text:span text:style-name="Default_20_Paragraph_20_Font"><text:span text:style-name="T1">l</text:span></text:span>o<text:span text:style-name="Default_20_Paragraph_20_Font"><text:span text:style-name="T1">r talis aspectus ese,<text:line-break/>qualem diximu</text:span></text:span>s, <text:span text:style-name="Default_20_Paragraph_20_Font"><text:span text:style-name="T1">qu</text:span></text:span>o<text:span text:style-name="Default_20_Paragraph_20_Font"><text:span text:style-name="T1">d etiam sanguinem appellamus. </text:span></text:span>Ru-<text:line-break/>brum colorem generari dicit in sanguine propter ignis<text:line-break/>abstersionem, quod est veluti depositio <text:span text:style-name="Default_20_Paragraph_20_Font"><text:span text:style-name="T1">t</text:span></text:span>uae qualitatis fa-<text:line-break/>cultatisque. Quare ex ignei elementi et humiditatis fufci-<text:line-break/>pientis id temperamento generari sanguinem affirmati<text:line-break/>Quum autem humiditas non exacta aquae sit, fied terrestre<text:line-break/>etiam aliquid obtineat, ut crassities ejus innuit, ex om-<text:line-break/>nibus fanguis procreatus est, assumens necessario snbstau-<text:line-break/>tiac aereae quoque nonnihil, ut alibi ostensum est Ap-<text:line-break/>paret autem et in his Plato Hippocratem loqui, nam<text:line-break/>insitum calorem auctorem esse pronunciat ciborum in<text:line-break/>ventriculo concoctionis, et inde in jecur venasque distiti-<text:line-break/>buti<text:span text:style-name="Default_20_Paragraph_20_Font"><text:span text:style-name="T1">o</text:span></text:span> nis, praeterea ut fanguis fiat, et in totum corpus<text:line-break/>feratur concoquaturque.</text:p>
      <text:h text:style-name="Heading_20_2" text:outline-level="2">Cap. VIII.</text:h>
      <text:p text:style-name="P31"><text:s/>Sed in opinione de respiratione ipsis<text:line-break/>ab eo non mediocriter dissentit, primuni fana quod per-</text:p>
      <text:p text:style-name="P3">spicationis potius causam .dicat, quam respirationis, deinde<text:line-break/>neque hujus inculpate, tollit enim attractionem, qua ad<text:line-break/>multa naturae opera Hippocrates utitur, eoque. coactus est<text:line-break/>actionum nonnullas, quae non citra attractionem fiunt,<text:line-break/>ad circuitum <text:span text:style-name="Default_20_Paragraph_20_Font"><text:span text:style-name="T1">r</text:span></text:span>eferre. Qualis igitur attractio sit, licet<text:line-break/>tibi condiscere, fistulae altero orificio in aquam demisso,<text:line-break/>altero labris^ comprehe<text:span text:style-name="Default_20_Paragraph_20_Font"><text:span text:style-name="T1">n</text:span></text:span>so. Trahentem namque et sngeu-<text:line-break/>tem labris aerem ex fistula aqua subsequetur. Itu etiam<text:line-break/>infantes labris imp<text:span text:style-name="Default_20_Paragraph_20_Font"><text:span text:style-name="T1">o</text:span></text:span>sitis ex papillis lac extrahunt, et<text:line-break/>vasculis angusti oris, bombyliis dictis, liquorem in ipsis<text:line-break/>comprehensum; imo etiam fabr<text:span text:style-name="Default_20_Paragraph_20_Font"><text:span text:style-name="T1">o</text:span></text:span>rum solies quum attole<text:line-break/>luatur, -exteriorem aerem per fistulas ipsis annexas tra-<text:line-break/>hunt, elevationem expleturum. Similiter et animantibus<text:line-break/>thorax elevatus per asperam arteriam necessario externum<text:line-break/>aerem in os attrahit , paulo post contractus in expiratio-<text:line-break/>albus extundit Hoc fiane opus in fecundo de musculo-<text:line-break/>rum motu ostensum est arbitrarium; alterum vero, quod</text:p>
      <text:p text:style-name="P3">vocatur pulsus, :a corde. et arteriis. fit, dilatatione quidem<text:line-break/>per arteriarum ora in cutem pertinentia, quae externum<text:line-break/>aerem in co<text:span text:style-name="Default_20_Paragraph_20_Font"><text:span text:style-name="T1">r</text:span></text:span>pus trahunt triplicis usus gratia, refrigerii,<text:line-break/>eventilationis et spiritus animalis generationis; contractio-<text:line-break/>ne vero. a<text:span text:style-name="Default_20_Paragraph_20_Font"><text:span text:style-name="T1">r</text:span></text:span>teriae extrudunt, quicquid fuliginosum fumo-<text:line-break/>sumve ex humoribus in .ipsis p<text:span text:style-name="Default_20_Paragraph_20_Font"><text:span text:style-name="T1">r</text:span></text:span>oc<text:span text:style-name="Default_20_Paragraph_20_Font"><text:span text:style-name="T1">r</text:span></text:span>eatum esu Verum de<text:line-break/>respiratione in commentario de usu respirationis demoti-<text:line-break/>stratum est, de pussibus autem in commentario de usu<text:line-break/>pulsuum. Quod autem tho<text:span text:style-name="Default_20_Paragraph_20_Font"><text:span text:style-name="T1">r</text:span></text:span>ax .elevatus externum ae<text:span text:style-name="Default_20_Paragraph_20_Font"><text:span text:style-name="T1">r</text:span></text:span>em<text:line-break/>trahat, i<text:span text:style-name="Default_20_Paragraph_20_Font"><text:span text:style-name="T1">d</text:span></text:span> commentariis de thoracis et pulmonis motu<text:line-break/>agitatum est. .Qur rursus ipsius attollunt musculi, aut qui<text:line-break/>contrahant, lu libris de <text:span text:style-name="Default_20_Paragraph_20_Font"><text:span text:style-name="T1">r</text:span></text:span>espirationis causis ostendi. Cae-<text:line-break/>torum nervi singulos hos musculos moventes . omnes ex<text:line-break/>spinali medulla processe<text:span text:style-name="Default_20_Paragraph_20_Font"><text:span text:style-name="T1">r</text:span></text:span>unt, non me aucto<text:span text:style-name="Default_20_Paragraph_20_Font"><text:span text:style-name="T1">r</text:span></text:span>e solum, fed<text:line-break/>etiam omnibus anatomicis. Ipsa vero splualis medulla<text:line-break/>ex cerebro uritur; quare illius per messiam spinalem<text:line-break/>medullam nervi. arbitrarium motum thoracis musculis<text:line-break/>communicant, a. quibus elevatus externum aerem per</text:p>
      <text:p text:style-name="P3">fauces et asperam arteriam in pulmonem attrahit, con-<text:line-break/>tractus autem per eadem exprimit. Itaque Plato pecca-<text:line-break/>vit, qui Hippocratem loqui noluerit lu libro de natura<text:line-break/>hominis ita scribentem. <text:span text:style-name="Default_20_Paragraph_20_Font"><text:span text:style-name="T1">Atque haec sient tibi</text:span></text:span> o<text:span text:style-name="Default_20_Paragraph_20_Font"><text:span text:style-name="T1">mnia<text:line-break/>omni die et nocte, h</text:span></text:span>Y<text:span text:style-name="Default_20_Paragraph_20_Font"><text:span text:style-name="T1">eme et aestate, qu</text:span></text:span>o<text:span text:style-name="Default_20_Paragraph_20_Font"><text:span text:style-name="T1">usque spiritum<text:line-break/>in te</text:span></text:span> i<text:span text:style-name="Default_20_Paragraph_20_Font"><text:span text:style-name="T1">psa possi</text:span></text:span>s <text:span text:style-name="Default_20_Paragraph_20_Font"><text:span text:style-name="T1">attrahere et rursu</text:span></text:span>s <text:span text:style-name="Default_20_Paragraph_20_Font"><text:span text:style-name="T1">emittere. </text:span></text:span>Trahit<text:line-break/>itaque in fe externum aerem homo per os in pulmonem,<text:line-break/>per cutim in arterias. Remittit autem rursus, per quas<text:line-break/>vias accepit; quaproptur altera actionum respiratio voca-<text:line-break/>tus, peripiratio altera, quae per cutem fit., Quas utras-<text:line-break/>que quum in unum Plato congregasset, neque commissas<text:line-break/>invicem, neque ab una facultate factas, ut ostensum est<text:line-break/>commentariis, quos nuper citari, sermonemd<text:span text:style-name="Default_20_Paragraph_20_Font"><text:span text:style-name="T1">d</text:span></text:span>respiratioue<text:line-break/>in Timaeo composuit, qui ad verbum ita habet. S<text:span text:style-name="Default_20_Paragraph_20_Font"><text:span text:style-name="T1">ed<text:line-break/>videamu</text:span></text:span>s <text:span text:style-name="Default_20_Paragraph_20_Font"><text:span text:style-name="T1">iterum, qu</text:span></text:span>i<text:span text:style-name="Default_20_Paragraph_20_Font"><text:span text:style-name="T1">bu</text:span></text:span>s <text:span text:style-name="Default_20_Paragraph_20_Font"><text:span text:style-name="T1">causi</text:span></text:span><text:span text:style-name="Default_20_Paragraph_20_Font"><text:span text:style-name="T12">s </text:span></text:span><text:span text:style-name="Default_20_Paragraph_20_Font"><text:span text:style-name="T1">respiratio hunc in mo-<text:line-break/>dum, quem nunc cernimus, fuerit instituta: c</text:span></text:span>i<text:span text:style-name="Default_20_Paragraph_20_Font"><text:span text:style-name="T1">tius qui-<text:line-break/>dem rei talis er</text:span></text:span>i<text:span text:style-name="Default_20_Paragraph_20_Font"><text:span text:style-name="T1">t considerati</text:span></text:span>o. <text:span text:style-name="Default_20_Paragraph_20_Font"><text:span text:style-name="T1">Cum vacuu</text:span></text:span>m <text:span text:style-name="Default_20_Paragraph_20_Font"><text:span text:style-name="T1">nusquam sit,<text:line-break/>quo quicquam e</text:span></text:span>o<text:span text:style-name="Default_20_Paragraph_20_Font"><text:span text:style-name="T1">rum, quae perferuntur, ingredi queat;</text:span></text:span></text:p>
      <text:p text:style-name="P3"><text:span text:style-name="Default_20_Paragraph_20_Font"><text:span text:style-name="T1">spiritus natem s nobis extra essertur; mox autem</text:span></text:span> o<text:span text:style-name="Default_20_Paragraph_20_Font"><text:span text:style-name="T1">mni-<text:line-break/>bus constat, non in vacuum quidem hunc spiritum ev</text:span></text:span>o<text:span text:style-name="Default_20_Paragraph_20_Font"><text:span text:style-name="T1">lare,<text:line-break/>sed pr</text:span></text:span>o<text:span text:style-name="Default_20_Paragraph_20_Font"><text:span text:style-name="T1">ximum sibi e sua sede depellere, depulsum rursus<text:line-break/>illum pr</text:span></text:span>o<text:span text:style-name="Default_20_Paragraph_20_Font"><text:span text:style-name="T1">x</text:span></text:span>i<text:span text:style-name="Default_20_Paragraph_20_Font"><text:span text:style-name="T1">mum sibi semper extrudere , ac secundum<text:line-break/>necessitate</text:span></text:span>m <text:span text:style-name="Default_20_Paragraph_20_Font"><text:span text:style-name="T1">huiusmod</text:span></text:span>i, <text:span text:style-name="Default_20_Paragraph_20_Font"><text:span text:style-name="T1">quicquid .in sede</text:span></text:span>m <text:span text:style-name="Default_20_Paragraph_20_Font"><text:span text:style-name="T1">illam reper-<text:line-break/>cutllur atque impellitur, unde exclusus ese spiritus, in-.<text:line-break/>gressi</text:span></text:span>i<text:span text:style-name="Default_20_Paragraph_20_Font"><text:span text:style-name="T1">m illuc,. replensque ipfum, spiritum c</text:span></text:span>o<text:span text:style-name="Default_20_Paragraph_20_Font"><text:span text:style-name="T1">mitatur,<text:line-break/>idque totum simul rev</text:span></text:span>o<text:span text:style-name="Default_20_Paragraph_20_Font"><text:span text:style-name="T1">luti</text:span></text:span>o<text:span text:style-name="Default_20_Paragraph_20_Font"><text:span text:style-name="T1">ne quadam quasi circumacta<text:line-break/>rota, quia nusquam set vacuum, efficitur. Quamobrem,;<text:line-break/>quum pec</text:span></text:span>t<text:span text:style-name="Default_20_Paragraph_20_Font"><text:span text:style-name="T1">us pulmonesque spiritum effinverint, mox acre<text:line-break/>corp</text:span></text:span>o<text:span text:style-name="Default_20_Paragraph_20_Font"><text:span text:style-name="T1">ri circumjusc ,</text:span></text:span> .i<text:span text:style-name="Default_20_Paragraph_20_Font"><text:span text:style-name="T1">ntro per .rar</text:span></text:span>io<text:span text:style-name="Default_20_Paragraph_20_Font"><text:span text:style-name="T1">res carnes subeunte<text:line-break/>circumact</text:span></text:span>o<text:span text:style-name="Default_20_Paragraph_20_Font"><text:span text:style-name="T1">que l</text:span></text:span>o<text:span text:style-name="Default_20_Paragraph_20_Font"><text:span text:style-name="T1">cus repletur. Rursus autem aversus aer<text:line-break/>et per c</text:span></text:span>o<text:span text:style-name="Default_20_Paragraph_20_Font"><text:span text:style-name="T1">rpus furas emanans respirationem intro . retr</text:span></text:span>o-,<text:line-break/><text:span text:style-name="Default_20_Paragraph_20_Font"><text:span text:style-name="T1">hi</text:span></text:span>i <text:span text:style-name="Default_20_Paragraph_20_Font"><text:span text:style-name="T1">per or</text:span></text:span>i<text:span text:style-name="Default_20_Paragraph_20_Font"><text:span text:style-name="T1">s nariumque transitum</text:span></text:span>. Rotae circumvolutioucm :<text:line-break/>non fimplicem intelligere convenit, fed ex contrariis<text:line-break/>compositum motibus, quando sane ad cutem nativus calor<text:line-break/>eruperit, externo abre in co<text:span text:style-name="Default_20_Paragraph_20_Font"><text:span text:style-name="T1">r</text:span></text:span>pus per os impulso adacto-<text:line-break/>que, qua<text:span text:style-name="Default_20_Paragraph_20_Font"><text:span text:style-name="T1">n</text:span></text:span>do autem rursus per os foras eruperit, aere</text:p>
      <text:p text:style-name="P3">nobis circumfluo per cutem .in corpus impulsio, ut actio<text:line-break/>quidem sit per naturam nostram expiratio et perspiratio,<text:line-break/>affectus autem inspiratio, non suium quae per os fit, fed<text:line-break/>etiam quae per cutem. Neque in altera ipsarum Plato<text:line-break/>utitur arbitrio nostro , etsi manifesto in nobis sit citius,<text:line-break/>tardius, minus, magis et frequentius inspirare et expirare.<text:line-break/>Praeterea ferum Platonis coarguitur, et quod post arte-<text:line-break/>riarunr contractionem oportebat statim inspirationem fieri,<text:line-break/>post-. expirationem protinus arteriarum elevationem.<text:line-break/>Verum hoc ita accidere non ridetur. . At .si velimus lon-<text:line-break/>giori tempore respirationem cohibere, statim arteriae cum<text:line-break/>corde moventur. Quin etiam elevantur insperantibus<text:line-break/>nonnunquam, contrahu<text:span text:style-name="Default_20_Paragraph_20_Font"><text:span text:style-name="T1">n</text:span></text:span>tur expirantibus, et in unius<text:line-break/>respirationis tempo<text:span text:style-name="Default_20_Paragraph_20_Font"><text:span text:style-name="T1">r</text:span></text:span>e septies aut octies aut etiam decies<text:line-break/>cor cum arteriis apparet elevari contrahique. Verum et<text:line-break/>circumvolutionis ratio absurda est, nam ab expiratione<text:line-break/>aerem . intro rursus per cutem compulsum ferri non</text:p>
      <text:p text:style-name="P3">necessarium esu Quippe quum expiratio contractionem<text:line-break/>respirat<text:span text:style-name="Default_20_Paragraph_20_Font"><text:span text:style-name="T1">o</text:span></text:span>riorum instrumentorum sequatur, illam con-<text:line-break/>tractionem subsequens aer nobis circumfusas locum<text:line-break/>praebet ei, quod expiratur. Porro quod et alia, quae<text:line-break/>tractionem e medio tollens Plato dixerit, absurde sit<text:line-break/>aggressus, in expositione ipsorum dicetur.</text:p>
      <text:h text:style-name="Heading_20_2" text:outline-level="2">Cap. IX. </text:h>
      <text:p text:style-name="P31">Nunc enim abunde est ostendisse stilum,<text:line-break/>in quibus consentiat disseutiatque cum Hippocrate. Ap-<text:line-break/>ponamus igitur ei et reliqua; nam in sermone de usu<text:line-break/>respirationis Plato videtur Hippocratem imitari, qui<text:line-break/>inspirationem vult nativi caloris refrigerandi gratia fieri,<text:line-break/>expirationem vero, ut fuliginosi recrementa <text:span text:style-name="Default_20_Paragraph_20_Font"><text:span text:style-name="T1">o</text:span></text:span>ffendantur<text:line-break/>perspirentque. In qua autem oratione haec docet, etiam<text:line-break/>percensuit, quomodo potus in pulmonem feratur. Verba<text:line-break/>ipfius haec fune Q<text:span text:style-name="Default_20_Paragraph_20_Font"><text:span text:style-name="T1">uum vero c</text:span></text:span>o<text:span text:style-name="Default_20_Paragraph_20_Font"><text:span text:style-name="T1">gn</text:span></text:span>o<text:span text:style-name="Default_20_Paragraph_20_Font"><text:span text:style-name="T1">scerent c</text:span></text:span>o<text:span text:style-name="Default_20_Paragraph_20_Font"><text:span text:style-name="T1">rdi</text:span></text:span>s <text:span text:style-name="Default_20_Paragraph_20_Font"><text:span text:style-name="T1">saltu<text:line-break/>in malorum expectatione et iracundiae aestu, qu</text:span></text:span>o<text:span text:style-name="Default_20_Paragraph_20_Font"><text:span text:style-name="T1">d ejus-<text:line-break/>m</text:span></text:span>o<text:span text:style-name="Default_20_Paragraph_20_Font"><text:span text:style-name="T1">di omn</text:span></text:span>ia <text:span text:style-name="Default_20_Paragraph_20_Font"><text:span text:style-name="T1">disp</text:span></text:span>o<text:span text:style-name="Default_20_Paragraph_20_Font"><text:span text:style-name="T1">sitio irascentium per ignem futura sit,<text:line-break/>subsidium</text:span></text:span> i<text:span text:style-name="Default_20_Paragraph_20_Font"><text:span text:style-name="T1">psi molientes pulm</text:span></text:span>o<text:span text:style-name="Default_20_Paragraph_20_Font"><text:span text:style-name="T1">n</text:span></text:span>i<text:span text:style-name="Default_20_Paragraph_20_Font"><text:span text:style-name="T1">s speciem c</text:span></text:span>o<text:span text:style-name="Default_20_Paragraph_20_Font"><text:span text:style-name="T1">nstruxerunt,</text:span></text:span></text:p>
      <text:p text:style-name="P3"><text:span text:style-name="Default_20_Paragraph_20_Font"><text:span text:style-name="T1">primu</text:span></text:span>m <text:span text:style-name="Default_20_Paragraph_20_Font"><text:span text:style-name="T1">quidem mollem et exangue</text:span></text:span>m , <text:span text:style-name="Default_20_Paragraph_20_Font"><text:span text:style-name="T1">deind</text:span></text:span>e <text:span text:style-name="Default_20_Paragraph_20_Font"><text:span text:style-name="T1">autem fistu-<text:line-break/>la</text:span></text:span>s <text:span text:style-name="Default_20_Paragraph_20_Font"><text:span text:style-name="T1">intu</text:span></text:span>s <text:span text:style-name="Default_20_Paragraph_20_Font"><text:span text:style-name="T1">spongiae mod</text:span></text:span>o <text:span text:style-name="Default_20_Paragraph_20_Font"><text:span text:style-name="T1">perfurata</text:span></text:span>s <text:span text:style-name="Default_20_Paragraph_20_Font"><text:span text:style-name="T1">habent</text:span></text:span>e<text:span text:style-name="Default_20_Paragraph_20_Font"><text:span text:style-name="T1">m, ut spi</text:span></text:span>c<text:span text:style-name="Default_20_Paragraph_20_Font"><text:span text:style-name="T1">i-.<text:line-break/>tum poturnque exc</text:span></text:span>i<text:span text:style-name="Default_20_Paragraph_20_Font"><text:span text:style-name="T1">pien</text:span></text:span>s <text:span text:style-name="Default_20_Paragraph_20_Font"><text:span text:style-name="T1">refeigerium respiratione et rese-<text:line-break/>cillatione</text:span></text:span>m <text:span text:style-name="Default_20_Paragraph_20_Font"><text:span text:style-name="T1">in aestu exhibeat. </text:span></text:span>Si igitur Plato autumat,.<text:line-break/>omnem nos potum in pulmonem haurire, jure damna-.<text:line-break/>tur manifestissimae rei inscius. Si autem partem aliquam.<text:line-break/>potus per asperam arteriam adactam in . pulmonem de-<text:line-break/>ferrr censet, dicit aliquid eorum, quae fieri possunt, fimi-<text:line-break/>li torque aliorum dogmatum, de quibus inter <text:span text:style-name="Default_20_Paragraph_20_Font"><text:span text:style-name="T1">t</text:span></text:span>e .et medici<text:line-break/>et phllofophi dissentiunt. Non idem autem est menda-<text:line-break/>ciunr aliquod dicere, aut ridiculum , quoniam erep<text:span text:style-name="Default_20_Paragraph_20_Font"><text:span text:style-name="T1">t</text:span></text:span>um<text:line-break/>Erafistratum ostendimus tum in libro de usu respiratio-.<text:line-break/>nis, tum de pulsuum usu simul et generatione, praeter-<text:line-break/>ea deglutitionis concocti utrisque, errasse, sied non ip<text:span text:style-name="Default_20_Paragraph_20_Font"><text:span text:style-name="T1">t</text:span></text:span>um<text:line-break/>derisimus, quoniam non quodlibet mendacium statim est.<text:line-break/>etiam ridiculum ; item nec quia de iusiammationis gene-<text:line-break/>ratione et febris dignotioue lu libris de missione langui-.<text:line-break/>nis per venas aliisque nonnullis curatores disputationibus</text:p>
      <text:p text:style-name="P3">aberrasse oste<text:span text:style-name="Default_20_Paragraph_20_Font"><text:span text:style-name="T1">n</text:span></text:span>sus esu Quin etiam ipsius sensatorum aliquis.<text:line-break/>sermonem invertens nos inquit ru his, non E<text:span text:style-name="Default_20_Paragraph_20_Font"><text:span text:style-name="T1">r</text:span></text:span>afistratum,<text:line-break/>falsum esse, non tamen neque nos illum derisimus, neque ille.<text:line-break/>nos. Nam quum dogmata obscura sunt, et fide, quae ratio-<text:line-break/>nibus fit, aliis probabilia, aliis improbabilia videntur, ut<text:line-break/>opinantibus, verum esse, assentiri culpa vacat, ita etiam<text:line-break/>concedere aliis, ut ipsis contradicant. At conviciari et<text:line-break/>deridere tanquam stultum, de quo dogmatice ambigitur,<text:line-break/>temerarium; cuiusmodi est, et nonnihil potus in pulmo-<text:line-break/>nem confluere, et per Iaryngem, et per nsperam arte-<text:line-break/>riam, non confe<text:span text:style-name="Default_20_Paragraph_20_Font"><text:span text:style-name="T1">r</text:span></text:span>tim, neque pe<text:span text:style-name="Default_20_Paragraph_20_Font"><text:span text:style-name="T1">r</text:span></text:span> mediam spatii laxitatem<text:line-break/>instrumenti delatum, sed circa tunicam roris modo de-<text:line-break/>fluens. Hoc igitur verumne sit an falsum, paulo post<text:line-break/>conside<text:span text:style-name="Default_20_Paragraph_20_Font"><text:span text:style-name="T1">r</text:span></text:span>abimus. At ridiculum revera sermonem, quod.<text:line-break/>non in ventrem per stomachum potus tendat, sed in<text:line-break/>pulmonem per arteriam tutus, nusquam Plato dixit;<text:line-break/>nam lu ipso hoc libro, quo commemoratam de potu ora-..</text:p>
      <text:p text:style-name="P3">tionem scripsit, potum ; quemadmodum albos, in ventrem<text:line-break/>deserti pronunciavit, idque non semel, sed admodum<text:line-break/>frequenter, ut licet ex verbis ipsius tibi condiscere, pri-<text:line-break/>mis quidem his post quatuor primos verius comprehensae<text:line-break/>ab eo sententiae conscriptis. <text:span text:style-name="Default_20_Paragraph_20_Font"><text:span text:style-name="T1">E.am animae fucullatem,<text:line-break/>quae cibum et p</text:span></text:span>o<text:span text:style-name="Default_20_Paragraph_20_Font"><text:span text:style-name="T1">tum c</text:span></text:span>o<text:span text:style-name="Default_20_Paragraph_20_Font"><text:span text:style-name="T1">ncupiseit, et reliqua, quibu</text:span></text:span>s.<text:line-break/><text:span text:style-name="Default_20_Paragraph_20_Font"><text:span text:style-name="T1">propter corpori</text:span></text:span>s <text:span text:style-name="Default_20_Paragraph_20_Font"><text:span text:style-name="T1">naturam ind</text:span></text:span>i<text:span text:style-name="Default_20_Paragraph_20_Font"><text:span text:style-name="T1">get, mediae inter phrena</text:span></text:span>s<text:line-break/><text:span text:style-name="Default_20_Paragraph_20_Font"><text:span text:style-name="T1">et umbilici terminum regione c</text:span></text:span>o<text:span text:style-name="Default_20_Paragraph_20_Font"><text:span text:style-name="T1">ll</text:span></text:span>o<text:span text:style-name="Default_20_Paragraph_20_Font"><text:span text:style-name="T1">carunt. </text:span></text:span>Non in corde<text:line-break/>et pulmone cibi potusque appetitoria, sed infra septum<text:line-break/>transversum esse tuetur. Phrenas enim non hic solus,<text:line-break/>scd etiam alii veteres septum transversum appellarunt<text:line-break/>Caeterum .infra has phrenas et venter situs est, et inte-<text:line-break/>stina, et jecur ipfum, de quo nunc est mentio. .Quin<text:line-break/>etiam paulo post rurfus inquit: <text:span text:style-name="Default_20_Paragraph_20_Font"><text:span text:style-name="T1">Cogn</text:span></text:span>o<text:span text:style-name="Default_20_Paragraph_20_Font"><text:span text:style-name="T1">scebant pr</text:span></text:span>o<text:span text:style-name="Default_20_Paragraph_20_Font"><text:span text:style-name="T1">fect</text:span></text:span>o<text:line-break/><text:span text:style-name="Default_20_Paragraph_20_Font"><text:span text:style-name="T1">generi</text:span></text:span>s <text:span text:style-name="Default_20_Paragraph_20_Font"><text:span text:style-name="T1">neseri fub</text:span></text:span>r<text:span text:style-name="Default_20_Paragraph_20_Font"><text:span text:style-name="T1">icat</text:span></text:span>o<text:span text:style-name="Default_20_Paragraph_20_Font"><text:span text:style-name="T1">re</text:span></text:span>s, <text:span text:style-name="Default_20_Paragraph_20_Font"><text:span text:style-name="T1">no</text:span></text:span>s <text:span text:style-name="Default_20_Paragraph_20_Font"><text:span text:style-name="T1">ad cibum p</text:span></text:span>o<text:span text:style-name="Default_20_Paragraph_20_Font"><text:span text:style-name="T1">tumque sare<text:line-break/>intemperat</text:span></text:span>os, <text:span text:style-name="Default_20_Paragraph_20_Font"><text:span text:style-name="T1">ac pr</text:span></text:span>o<text:span text:style-name="Default_20_Paragraph_20_Font"><text:span text:style-name="T1">pter ingluvie</text:span></text:span>m <text:span text:style-name="Default_20_Paragraph_20_Font"><text:span text:style-name="T1">plu</text:span></text:span>s, <text:span text:style-name="Default_20_Paragraph_20_Font"><text:span text:style-name="T1">quam m</text:span></text:span>o<text:span text:style-name="Default_20_Paragraph_20_Font"><text:span text:style-name="T1">du</text:span></text:span>s <text:span text:style-name="Default_20_Paragraph_20_Font"><text:span text:style-name="T1">et<text:line-break/>neceiseta</text:span></text:span>s <text:span text:style-name="Default_20_Paragraph_20_Font"><text:span text:style-name="T1">p</text:span></text:span>o<text:span text:style-name="Default_20_Paragraph_20_Font"><text:span text:style-name="T1">stularet, ex hi</text:span></text:span>s <text:span text:style-name="Default_20_Paragraph_20_Font"><text:span text:style-name="T1">sumpturos. . igitur ne inter-</text:span></text:span></text:p>
      <text:p text:style-name="P3"><text:span text:style-name="Default_20_Paragraph_20_Font"><text:span text:style-name="T1">itus propter m</text:span></text:span>o<text:span text:style-name="Default_20_Paragraph_20_Font"><text:span text:style-name="T1">rb</text:span></text:span>o<text:span text:style-name="Default_20_Paragraph_20_Font"><text:span text:style-name="T1">s acutos</text:span></text:span> o<text:span text:style-name="Default_20_Paragraph_20_Font"><text:span text:style-name="T1">boriretur, et imperfectum<text:line-break/>mox genu</text:span></text:span>s <text:span text:style-name="Default_20_Paragraph_20_Font"><text:span text:style-name="T1">desineret, haec praevidentes inferi</text:span></text:span>o<text:span text:style-name="Default_20_Paragraph_20_Font"><text:span text:style-name="T1">rem ven-<text:line-break/>trem appellata</text:span></text:span>m <text:span text:style-name="Default_20_Paragraph_20_Font"><text:span text:style-name="T1">fubricati suat, qui potum cibumque<text:line-break/></text:span></text:span>susci<text:span text:style-name="Default_20_Paragraph_20_Font"><text:span text:style-name="T1">p</text:span></text:span>i<text:span text:style-name="Default_20_Paragraph_20_Font"><text:span text:style-name="T1">at. </text:span></text:span>Rursus autem paulo in<text:span text:style-name="Default_20_Paragraph_20_Font"><text:span text:style-name="T1">t</text:span></text:span>erius eodem in libro<text:line-break/>haec scribit. <text:span text:style-name="Default_20_Paragraph_20_Font"><text:span text:style-name="T1">Jdem porro de n</text:span></text:span>o<text:span text:style-name="Default_20_Paragraph_20_Font"><text:span text:style-name="T1">stro ventre considerandu</text:span></text:span>m<text:line-break/><text:span text:style-name="Default_20_Paragraph_20_Font"><text:span text:style-name="T1">ese, quod cib</text:span></text:span>os <text:span text:style-name="Default_20_Paragraph_20_Font"><text:span text:style-name="T1">et potus ingeseos potese retinere, spiritum<text:line-break/>autem et ignem, quae consistentia ejus longe sunt tenuiora,<text:line-break/>non potese.</text:span></text:span> Rursus igitur et hic manifeste dixit, cibum<text:line-break/>potumque in ventriculum nostrum venire, ac humoris,<text:line-break/>qui in ipsis ex horum mixtione factus est, in ve<text:span text:style-name="Default_20_Paragraph_20_Font"><text:span text:style-name="T1">n</text:span></text:span>as<text:line-break/>distributionem irrigationem nominarit propter humidi-<text:line-break/>salem , post superius comprehensa in eum modum scribens.<text:line-break/><text:span text:style-name="Default_20_Paragraph_20_Font"><text:span text:style-name="T1">Hi</text:span></text:span>s <text:span text:style-name="Default_20_Paragraph_20_Font"><text:span text:style-name="T1">itaque usa</text:span></text:span>s <text:span text:style-name="Default_20_Paragraph_20_Font"><text:span text:style-name="T1">ese deus ad irr</text:span></text:span>i<text:span text:style-name="Default_20_Paragraph_20_Font"><text:span text:style-name="T1">gationem ex ventriculo<text:line-break/>in vena</text:span></text:span>s. Ac deinde iterum non multo post commemo-<text:line-break/>rata hoc pacto inquit: <text:span text:style-name="Default_20_Paragraph_20_Font"><text:span text:style-name="T1">Quand</text:span></text:span>o <text:span text:style-name="Default_20_Paragraph_20_Font"><text:span text:style-name="T1">eni</text:span></text:span>m, <text:span text:style-name="Default_20_Paragraph_20_Font"><text:span text:style-name="T1">intr</text:span></text:span>o <text:span text:style-name="Default_20_Paragraph_20_Font"><text:span text:style-name="T1">et furas<text:line-break/>respiratione meante, </text:span></text:span>i<text:span text:style-name="Default_20_Paragraph_20_Font"><text:span text:style-name="T1">gnis interior coniunctu</text:span></text:span>s <text:span text:style-name="Default_20_Paragraph_20_Font"><text:span text:style-name="T1">sequitur,<text:line-break/>divisus .semper per ventrem ingressi</text:span></text:span>i<text:span text:style-name="Default_20_Paragraph_20_Font"><text:span text:style-name="T1">s cibum p</text:span></text:span>o<text:span text:style-name="Default_20_Paragraph_20_Font"><text:span text:style-name="T1">tumque</text:span></text:span></text:p>
      <text:p text:style-name="P3"><text:span text:style-name="Default_20_Paragraph_20_Font"><text:span text:style-name="T1">capit, liquefacit sane, et minutim dividens tanquam<text:line-break/>ex sante quodam educit ad riv</text:span></text:span>o<text:span text:style-name="Default_20_Paragraph_20_Font"><text:span text:style-name="T1">s videlicet venarum,<text:line-break/>quaecunque exhausit , atque. p</text:span></text:span>e<text:span text:style-name="Default_20_Paragraph_20_Font"><text:span text:style-name="T1">r corpus quasi convallem<text:line-break/>venarum quaedam fiuenta fucit. </text:span></text:span>Porro subsequentibus<text:line-break/>tueri ridetur eandem opinionem, tum in sermonibus de<text:line-break/>respiratione et concoctione universis. Quare a stolida<text:line-break/>opinione recellit; ac oportet eos potius, qui putarunt,<text:line-break/>ipsum tam esse imperitum rudemque, ut existimaverit,<text:line-break/>potum omnem in pulmones deferri, criminari, quod<text:line-break/>mentiantur. Por<text:span text:style-name="Default_20_Paragraph_20_Font"><text:span text:style-name="T1">r</text:span></text:span>o, si quis, an potus aliquid in pulmonem<text:line-break/>fecundum interiorem tunicam laryngis et afperae arte-<text:line-break/>riae feratur, ipsis in fe volet experiri, potest, accepte,<text:line-break/>dum stat, copiosa aqua in os, deinde decumbens lupi-<text:line-break/>nus, aperiensque modice laryngis orificium; penes nos<text:line-break/>enim est id tum aperire, tum claudere. Siquidem, quum<text:line-break/>aliquid ex ore in ipsum praeterfluit, statim <text:span text:style-name="Default_20_Paragraph_20_Font"><text:span text:style-name="T1">s</text:span></text:span>entietur, quod<text:line-break/>fan<text:span text:style-name="Default_20_Paragraph_20_Font"><text:span text:style-name="T1">o</text:span></text:span> et strangulat , et exc<text:span text:style-name="Default_20_Paragraph_20_Font"><text:span text:style-name="T1">r</text:span></text:span>uciat amplius effectum. Quin</text:p>
      <text:p text:style-name="P3">et ipfam tussim irritantem tolerando aliquis potest colli-<text:line-break/>bere, ut statim exiguum, quod strangulat, cesset; non-<text:line-break/>nunquam et tussicula oborta id; quod angit, discussit, ne<text:line-break/>una quidem spuitione facte ; quo etiam constat , cumula-<text:line-break/>tam potionem multam, tantamque, ut spiritus rias inter-<text:line-break/>cipist, anium ad tussim irritare, at modicam adeo,<text:line-break/>ut circa interiorem tunicam laryngis et asperae arteriae<text:line-break/>roris modo effundatur, neque levitare, neque omnino<text:line-break/>sensitm <text:span text:style-name="Default_20_Paragraph_20_Font"><text:span text:style-name="T1">t</text:span></text:span>ui, quum per arteriam defertur, praebere. Ve-<text:line-break/>rum, si etiam animal, quodcunque volueris, sitire facias,<text:line-break/>ut coloratam aquam bibere sustineat, ac dederis vel cae-<text:line-break/>rttleo colore infectam, vel minio, deinde statim jugulatum<text:line-break/>dissecueri<text:span text:style-name="Default_20_Paragraph_20_Font"><text:span text:style-name="T1">t</text:span></text:span>, pulmo<text:span text:style-name="Default_20_Paragraph_20_Font"><text:span text:style-name="T1">n</text:span></text:span>em coloratum offendes. Liquet igitur<text:line-break/>manifesto , aliquid ex potu lu ipsum deferri.</text:p>
      <text:h text:style-name="P16" text:outline-level="1"><text:bookmark-start text:name="bookmark14"/>GALENI DE IIIPPOCRATIS ET PLATO-<text:line-break/>NIS PLACITIS LIBER NONVS<text:line-break/><text:bookmark-end text:name="bookmark14"/></text:h>
      <text:h text:style-name="Heading_20_2" text:outline-level="2">cap. I. </text:h>
      <text:p text:style-name="P31">Quoniam de omnibus, quae utrique, IIip-<text:line-break/>poenales et Plato, tradunt, considerare erat institutum,<text:line-break/>tractatumque a me jam est de iis, quae plurimum possunt<text:line-break/>tum ad medicinam tum ad philosophiam, tempestivum<text:line-break/>fuerit, ut ad alia me conversam. Porro videtur in ipsis<text:line-break/>non parum valere, similitudinem^ rerum invicem posse<text:line-break/>discernere. Non siclum enim, quomodo luter fe con ve-</text:p>
      <text:p text:style-name="P3">niant, scire conducit, sed multo magis in quibus dissen-<text:line-break/>tiant. Itaque initium ab his sumemus, ostendentes, tum<text:line-break/>quod universim illi de ipsis similiter pronuncia<text:span text:style-name="Default_20_Paragraph_20_Font"><text:span text:style-name="T1">r</text:span></text:span>unt, tum<text:line-break/>quod exemplis specialibus hic artis medicae, ille philo-<text:line-break/>sophia<text:span text:style-name="Default_20_Paragraph_20_Font"><text:span text:style-name="T1">e</text:span></text:span> nos exercuit, ac tertium, quod per ea ipsa,<text:line-break/>quae proposuerunt nobis loco exercitii; viam ostende<text:span text:style-name="Default_20_Paragraph_20_Font"><text:span text:style-name="T1">r</text:span></text:span>e,<text:line-break/>qua p<text:span text:style-name="Default_20_Paragraph_20_Font"><text:span text:style-name="T1">r</text:span></text:span>ocedentes ad institutum perveniemus.. Generatim<text:line-break/>itaque Hippocrates p<text:span text:style-name="Default_20_Paragraph_20_Font"><text:span text:style-name="T1">r</text:span></text:span>otulit ea, de quibus dubitandi erran-<text:line-break/>dique occasionem vel optimis medicis praebet, Plato<text:line-break/>autem hunc in modum. <text:span text:style-name="Default_20_Paragraph_20_Font"><text:span text:style-name="T1">Convenit igitur primum, ut i</text:span></text:span>s,<text:line-break/><text:span text:style-name="Default_20_Paragraph_20_Font"><text:span text:style-name="T1">qui decepturu</text:span></text:span>s <text:span text:style-name="Default_20_Paragraph_20_Font"><text:span text:style-name="T1">alium ese, ipfe autem non dec</text:span></text:span>i<text:span text:style-name="Default_20_Paragraph_20_Font"><text:span text:style-name="T1">piatur,<text:line-break/>similitudinem rerum et diisemiliu</text:span></text:span>i<text:span text:style-name="Default_20_Paragraph_20_Font"><text:span text:style-name="T1">dinem exacte cogno-<text:line-break/></text:span></text:span>scat. Quomodo autem aliquis assequatur id, Plato te do-<text:line-break/>cebit inquiens: <text:span text:style-name="Default_20_Paragraph_20_Font"><text:span text:style-name="T1">Numquid</text:span></text:span> i<text:span text:style-name="Default_20_Paragraph_20_Font"><text:span text:style-name="T1">gitur singulorum veritati</text:span></text:span>s<text:line-break/><text:span text:style-name="Default_20_Paragraph_20_Font"><text:span text:style-name="T1">insciu</text:span></text:span>s <text:span text:style-name="Default_20_Paragraph_20_Font"><text:span text:style-name="T1">poterit eju</text:span></text:span>s, <text:span text:style-name="Default_20_Paragraph_20_Font"><text:span text:style-name="T1">quod</text:span></text:span> i<text:span text:style-name="Default_20_Paragraph_20_Font"><text:span text:style-name="T1">gnoratur, similitudinem in<text:line-break/>universis parvam aut magnam diiudicare? Nullu</text:span></text:span>s <text:span text:style-name="Default_20_Paragraph_20_Font"><text:span text:style-name="T1">potest.<text:line-break/></text:span></text:span>Quomodo autem uniuscuj usque, quod inquiritur, veritatem<text:line-break/>invenias, prius me audito et manifesto et compendiose<text:line-break/>disserentem; ea vero, quae audis, memoriae reconde;</text:p>
      <text:p text:style-name="P3">ita ad illorum orationes perpendendus te <text:span text:style-name="Default_20_Paragraph_20_Font"><text:span text:style-name="T1">c</text:span></text:span>onseras. Ego<text:line-break/>te veritatem eorum, quae inquiris, inventurum affirmo, si<text:line-break/>primum initium viae, quae ad ea ducit, cognoveris; a<text:line-break/>qua aberrans, in permagnam^ verborum captionem erro-<text:line-break/>remqne decides. Caeterum pe<text:span text:style-name="Default_20_Paragraph_20_Font"><text:span text:style-name="T1">r</text:span></text:span> eadem judicii insti.umenta,<text:line-break/>quibus principiuminvenisti, etiam id, quod initium sequi-<text:line-break/>tur, reperies, deinde similiter tertium, et unumquodque<text:line-break/>postea. Quomodo igitur initium licet invenire? quando-<text:line-break/>quidem et Plato, laudata paroemia, qua dicimus prin-<text:line-break/>cipium .dimidium totius, ipsie apposuit maximum, prin-<text:line-break/>cipium, inquiens, totius operis antimum, qnemadmo-<text:line-break/>dum et alii nonnulli non solum dimidium totius priu-<text:line-break/>cipium esse dixerunt, fed etiam amplius quam dimidium,<text:line-break/>aliscvero et totum potentia. ostendemus igitur jam, quo-<text:line-break/>modo initium inventionis eo<text:span text:style-name="Default_20_Paragraph_20_Font"><text:span text:style-name="T1">r</text:span></text:span>um, quae disquiruntur, inve-<text:line-break/>mas, iis in memoriam <text:span text:style-name="Default_20_Paragraph_20_Font"><text:span text:style-name="T1">r</text:span></text:span>evocatis, quae prolixe tum in<text:line-break/>opere de demonstrationibus, tum in aliis quibusdam<text:line-break/>comprehensa sunt. Si igitur nullum nolula inest naturale<text:line-break/>jndicii instrumentum, neque artificiosum, nihil poterimus</text:p>
      <text:p text:style-name="P3">invenire. At quum naturalia habeamus; invenerimus<text:line-break/>etiam aliquod artificiosum. lgitur habemus omnes homi-<text:line-break/>nes quaedam naturalia judicii instrumenta communia,<text:line-break/>neque enim licet naturalia dicere ea, quae non sunt<text:line-break/>omnibus communia; nam oportet nimirum naturalia,<text:line-break/>praeter quod omnibus sunt communia, etiam naturam<text:line-break/>habere communem. Ego fune pronuncio, nos omnes<text:line-break/>naturalia judicii instiumenta habere, idque in memoriam<text:line-break/>revocans, non docens, neque demonstrans, neque, tan-<text:line-break/>quam ipse dixerim, adduco. Quae autem sunt haec?<text:line-break/>Oculi secundum naturam habentes, qui visibilia conspi-<text:line-break/>ciunt ; aures naturali modo habentes , quae audibilia per-<text:line-break/>cipiunt; lingua humorum gustatrix, nares odorum, et tota<text:line-break/>cutis tactuum. Ad haec intellectus, vel notio, vel quomo-<text:line-break/>docuuque voles appella<text:span text:style-name="Default_20_Paragraph_20_Font"><text:span text:style-name="T1">r</text:span></text:span>e, quo consequentiam repugnan-<text:line-break/>tiamque internoscimus, ac alia, quae his incidunt, in quibus<text:line-break/>est et divisio et compositio, fimilitudo et dissimilitudo, a<text:line-break/>quibus p<text:span text:style-name="Default_20_Paragraph_20_Font"><text:span text:style-name="T1">r</text:span></text:span>aesens disputatio exorsa est. Itaque Hippocrates de<text:line-break/>ipsis hoc pacto scripsit. <text:span text:style-name="Default_20_Paragraph_20_Font"><text:span text:style-name="T1">similiane an di</text:span></text:span>s<text:span text:style-name="Default_20_Paragraph_20_Font"><text:span text:style-name="T1">similia seat, ab</text:span></text:span></text:p>
      <text:p text:style-name="P3"><text:span text:style-name="Default_20_Paragraph_20_Font"><text:span text:style-name="T1">initi</text:span></text:span>o <text:span text:style-name="Default_20_Paragraph_20_Font"><text:span text:style-name="T1">a maximis fucilli</text:span></text:span>m<text:span text:style-name="Default_20_Paragraph_20_Font"><text:span text:style-name="T1">isque, quae ab</text:span></text:span> o<text:span text:style-name="Default_20_Paragraph_20_Font"><text:span text:style-name="T1">mnibu</text:span></text:span>s <text:span text:style-name="Default_20_Paragraph_20_Font"><text:span text:style-name="T1">ubique<text:line-break/>c</text:span></text:span>o<text:span text:style-name="Default_20_Paragraph_20_Font"><text:span text:style-name="T1">gnoscuntur , diseimus , quae et videre et audire ese,<text:line-break/>quae etiam visit , . naso , lingua et intellectu licet sentire,<text:line-break/>quae et quibus c</text:span></text:span>o<text:span text:style-name="Default_20_Paragraph_20_Font"><text:span text:style-name="T1">gnita omnibus licet scire. </text:span></text:span>Hanc ora-<text:line-break/>tionem interpretatus primo commentariorum in opere sse<text:line-break/>re medica, nihil etiam nunc opus habeo persequi, fed<text:line-break/>abunde erit capita ipsius fotum explicasse, quoniam ad<text:line-break/>exactam similium. dissimiliumque dign<text:span text:style-name="Default_20_Paragraph_20_Font"><text:span text:style-name="T1">a</text:span></text:span>tionem pervenire<text:line-break/>convenit, principio inventionis ipsorum a natu<text:span text:style-name="Default_20_Paragraph_20_Font"><text:span text:style-name="T1">r</text:span></text:span>alibus.<text:line-break/>naturae judiciis desumpto, qui <text:span text:style-name="Default_20_Paragraph_20_Font"><text:span text:style-name="T1">t</text:span></text:span>ensus sunt et intellectus.<text:line-break/>Licet autem tibi appellere, ut a me subinde dictum est<text:line-break/>variis in locis, et intellectum , et mentem , et rationem;<text:line-break/>vel utcunque velis, modo notionem ferves, ut vult Hip-<text:line-break/>poc<text:span text:style-name="Default_20_Paragraph_20_Font"><text:span text:style-name="T1">r</text:span></text:span>ates. Ut enim sensibilium judex est sec<text:span text:style-name="Default_20_Paragraph_20_Font"><text:span text:style-name="T1">t</text:span></text:span>us, ita rntel-.<text:line-break/>Unibilium alia quaedam facultas, quam ut appellare ali-.<text:line-break/>quis volet, ei concedimus, ne nobis accessorium ipfo<text:line-break/>ope<text:span text:style-name="Default_20_Paragraph_20_Font"><text:span text:style-name="T1">r</text:span></text:span>e fiat majus. Utimu<text:span text:style-name="Default_20_Paragraph_20_Font"><text:span text:style-name="T1">r</text:span></text:span> enim nominibus et summa-<text:line-break/>tim usitata luter nos linguae proprietate, qua animi opi-.</text:p>
      <text:p text:style-name="P3">itiones significentur, quas ex rerum naturae contempla-<text:line-break/>tione conquisivimus. Ridiculum igitur est, hac relicta, de<text:line-break/>nominibus contendere. Quomodo autem Hippocrates in-<text:line-break/>quit rerum naturam inveniri? si a maximis et facillimis<text:line-break/>inceperimus; maximis . quidem nfu, facillimis autem<text:line-break/>nostra cognitione. Etenim natura ambo nobis haec dedit,<text:line-break/>et ipsis judicii instrumenta, et quod ipsis a nullo docti<text:line-break/>praeceptore credimus. Eadem initur, quibus judicanms,<text:line-break/>et instiumenta sensuum sunt, et facultates instrumentis<text:line-break/>utentes. At fides ipsa<text:span text:style-name="Default_20_Paragraph_20_Font"><text:span text:style-name="T1">r</text:span></text:span>um citra disciplinam et natura<text:line-break/>non .hominibus tantum, sed assis etiam animantibus inest.<text:line-break/>Etenim , dum conspiciunt accedentem, audiuutque<text:line-break/>strepitum aliquem aut vocem, subterfugiunt quidem pro-<text:line-break/>tinus, majore vi<text:span text:style-name="Default_20_Paragraph_20_Font"><text:span text:style-name="T1">t</text:span></text:span>o animali, manent autem in loco, si<text:line-break/>minus imbecilliusque accedere sentiant. Quare, si fidem<text:line-break/>aliquis derogat iis, quae sensu aut intellectu manifesto<text:line-break/>apparent, eum ne aggredi quidem ullius constitutionem<text:line-break/>artis oportet. At, fi apparent artium opera vitae humi-</text:p>
      <text:p text:style-name="P3">num conducibilia, omnino fere naturalibus judicris fidem<text:line-break/>accommodantes homines de ipsis judicarunt, ac nos illis<text:line-break/>tanto feliciores fumus, quod utilia longo tempore cum<text:line-break/>laboribus et curis inventa antiquis ipsi pauco tempore<text:line-break/>condiscimus. Si igitur reliquo vitae sipario non perfun-<text:line-break/>ctorie artes exerceamus, fed siniilium dissimilium que<text:line-break/>dignotioni semper sollerte insistamus , nilul prohibet nos<text:line-break/>prioribus evadere praestantiores. Quomodo igitur exer-<text:line-break/>cessimus nos ipsus? si a cognitu facillimis, quemadmo-<text:line-break/>dum Hippocrates praecipit, fuerimus auspicati. Haec<text:line-break/>enim sunt, quae magnum ad totam vitam habent usum<text:line-break/>et ad differentiam inter fe.</text:p>
      <text:h text:style-name="Heading_20_2" text:outline-level="2">Cap. II. </text:h>
      <text:p text:style-name="P31">Apponam autem tibi exemplum ex utro-<text:line-break/>que viro , quo cognoscatur res evidentius. Itaque Hippo-<text:line-break/>crates hoc pacto in praesagiis scriptum reliquit. <text:span text:style-name="Default_20_Paragraph_20_Font"><text:span text:style-name="T1">Co</text:span></text:span>iise-<text:line-break/><text:span text:style-name="Default_20_Paragraph_20_Font"><text:span text:style-name="T1">derand</text:span></text:span>ii<text:span text:style-name="Default_20_Paragraph_20_Font"><text:span text:style-name="T1">m est ita in morbi</text:span></text:span>s <text:span text:style-name="Default_20_Paragraph_20_Font"><text:span text:style-name="T1">acu</text:span></text:span>t<text:span text:style-name="Default_20_Paragraph_20_Font"><text:span text:style-name="T1">is , primum an aegro—<text:line-break/>tantis sa</text:span></text:span>n<text:span text:style-name="Default_20_Paragraph_20_Font"><text:span text:style-name="T1">ie</text:span></text:span>s <text:span text:style-name="Default_20_Paragraph_20_Font"><text:span text:style-name="T1">sani</text:span></text:span>s <text:span text:style-name="Default_20_Paragraph_20_Font"><text:span text:style-name="T1">simili</text:span></text:span>s <text:span text:style-name="Default_20_Paragraph_20_Font"><text:span text:style-name="T1">set , praesertim vero se</text:span></text:span> i<text:span text:style-name="Default_20_Paragraph_20_Font"><text:span text:style-name="T1">psu<text:line-break/>sebi, sec enim optime sperandu</text:span></text:span>m <text:span text:style-name="Default_20_Paragraph_20_Font"><text:span text:style-name="T1">ese; se autem contraria</text:span></text:span></text:p>
      <text:p text:style-name="P3"><text:span text:style-name="Default_20_Paragraph_20_Font"><text:span text:style-name="T1">simili permultum , pessi</text:span></text:span>m<text:span text:style-name="Default_20_Paragraph_20_Font"><text:span text:style-name="T1">e. Erit autem hui</text:span></text:span>u<text:span text:style-name="Default_20_Paragraph_20_Font"><text:span text:style-name="T1">sm</text:span></text:span>o<text:span text:style-name="Default_20_Paragraph_20_Font"><text:span text:style-name="T1">di,<text:line-break/>nares acutae, oculi c</text:span></text:span>o<text:span text:style-name="Default_20_Paragraph_20_Font"><text:span text:style-name="T1">ncav</text:span></text:span>i, <text:span text:style-name="Default_20_Paragraph_20_Font"><text:span text:style-name="T1">aliaque deincep</text:span></text:span>s <text:span text:style-name="Default_20_Paragraph_20_Font"><text:span text:style-name="T1">c</text:span></text:span>o<text:span text:style-name="Default_20_Paragraph_20_Font"><text:span text:style-name="T1">mpte- .<text:line-break/></text:span></text:span>d<text:span text:style-name="Default_20_Paragraph_20_Font"><text:span text:style-name="T1">ensa. </text:span></text:span>Videtur enim in his initium dignotionis pransa-<text:line-break/>gientium locorum ab his fecisse, quae maxime naturaliter<text:line-break/>habentibus furit contraria, quae etiam maxime sunt et<text:line-break/>omnibus cognitu facilia. Porro haec ubi quis praedidr-<text:line-break/>cerit, aliquando poterit transiens paulatim ad vicina inter<text:line-break/>fe pervenire, quemadmodum Hippoc<text:span text:style-name="Default_20_Paragraph_20_Font"><text:span text:style-name="T1">r</text:span></text:span>atem in Praesagio-<text:line-break/>rum libro factitasse ostendimus ; imo etiam Plato de ipsis<text:line-break/>disputavit, quum in libro de Republica introduxit Socra-<text:line-break/>tem a Glaucone et Adamanti, interpellari, al ipsis totum<text:line-break/>.de justitia sermonem distingueret. Quoniam enim sciverat<text:line-break/>rogaturum ipfum, quo propositum ostenderet, nempe non<text:line-break/>unam esse totius animae nostrae substantiam, ideo prius<text:line-break/>de. civitate verba face<text:span text:style-name="Default_20_Paragraph_20_Font"><text:span text:style-name="T1">r</text:span></text:span>e mavult, quae hoc pacto habent.<text:line-break/><text:span text:style-name="Default_20_Paragraph_20_Font"><text:span text:style-name="T1">Dixi igitur, ut mea erat</text:span></text:span> o<text:span text:style-name="Default_20_Paragraph_20_Font"><text:span text:style-name="T1">pinio, quaeseionem hanc.<text:line-break/>quam aggredimur, n</text:span></text:span>o<text:span text:style-name="Default_20_Paragraph_20_Font"><text:span text:style-name="T1">n esse contemnendam , sed h</text:span></text:span>o<text:span text:style-name="Default_20_Paragraph_20_Font"><text:span text:style-name="T1">minis<text:line-break/>.ac</text:span></text:span>ul<text:span text:style-name="Default_20_Paragraph_20_Font"><text:span text:style-name="T1">e cern</text:span></text:span>e<text:span text:style-name="Default_20_Paragraph_20_Font"><text:span text:style-name="T1">nti</text:span></text:span>s . <text:span text:style-name="Default_20_Paragraph_20_Font"><text:span text:style-name="T1">opu</text:span></text:span>s , . <text:span text:style-name="Default_20_Paragraph_20_Font"><text:span text:style-name="T1">ut mihi videtur. Quoniam</text:span></text:span> i<text:span text:style-name="Default_20_Paragraph_20_Font"><text:span text:style-name="T1">gitur</text:span></text:span></text:p>
      <text:p text:style-name="P3"><text:span text:style-name="Default_20_Paragraph_20_Font"><text:span text:style-name="T1">nos non periti sumus, perinde inveseigandam esse justi-<text:line-break/>tiam, ac se quis non acute cernentibus literas . parvas<text:line-break/>pr</text:span></text:span>o<text:span text:style-name="Default_20_Paragraph_20_Font"><text:span text:style-name="T1">culque positas legendas mandasset, deinde animad-<text:line-break/>vertisset aliquis, ea</text:span></text:span>s<text:span text:style-name="Default_20_Paragraph_20_Font"><text:span text:style-name="T1">dem literas esse alibi in</text:span></text:span> m<text:span text:style-name="Default_20_Paragraph_20_Font"><text:span text:style-name="T1">aiori qu</text:span></text:span>o-<text:line-break/><text:span text:style-name="Default_20_Paragraph_20_Font"><text:span text:style-name="T1">que loco maiores , atque inde operae pretium cenfuisiet,<text:line-break/>ut ea</text:span></text:span>s <text:span text:style-name="Default_20_Paragraph_20_Font"><text:span text:style-name="T1">primo legentes ita demum minores, an eaedem<text:line-break/>sunt, c</text:span></text:span>o<text:span text:style-name="Default_20_Paragraph_20_Font"><text:span text:style-name="T1">nsiderarent. dta prorsus, Adimantu</text:span></text:span>r <text:span text:style-name="Default_20_Paragraph_20_Font"><text:span text:style-name="T1">inquit. sed<text:line-break/>quid</text:span></text:span> I<text:span text:style-name="Default_20_Paragraph_20_Font"><text:span text:style-name="T1">t</text:span></text:span>i <text:span text:style-name="Default_20_Paragraph_20_Font"><text:span text:style-name="T1">sumite in hac de jusoitia inquisitione vides, o<text:line-break/>s</text:span></text:span>o<text:span text:style-name="Default_20_Paragraph_20_Font"><text:span text:style-name="T1">crat</text:span></text:span>a<text:span text:style-name="Default_20_Paragraph_20_Font"><text:span text:style-name="T1">s? Dicam, inquam. Hicimusne,</text:span></text:span> i<text:span text:style-name="Default_20_Paragraph_20_Font"><text:span text:style-name="T1">ustitiam homini</text:span></text:span>s<text:line-break/><text:span text:style-name="Default_20_Paragraph_20_Font"><text:span text:style-name="T1">unius esse, et dicimusne, etiam totius civitatis? Plane,<text:line-break/>inquit ille. Atque civitas n</text:span></text:span>o<text:span text:style-name="Default_20_Paragraph_20_Font"><text:span text:style-name="T1">nne maior uno viro ? Maior,<text:line-break/>inquit. Portasse autem jnstitia amplior in</text:span></text:span> m<text:span text:style-name="Default_20_Paragraph_20_Font"><text:span text:style-name="T1">ai</text:span></text:span>o<text:span text:style-name="Default_20_Paragraph_20_Font"><text:span text:style-name="T1">ri inest,<text:line-break/>fucil</text:span></text:span>io<text:span text:style-name="Default_20_Paragraph_20_Font"><text:span text:style-name="T1">rque c</text:span></text:span>o<text:span text:style-name="Default_20_Paragraph_20_Font"><text:span text:style-name="T1">gnitu. Quare , se vultis , pr</text:span></text:span>i<text:span text:style-name="Default_20_Paragraph_20_Font"><text:span text:style-name="T1">mum in civi-<text:line-break/>ta</text:span></text:span>l<text:span text:style-name="Default_20_Paragraph_20_Font"><text:span text:style-name="T1">ibus inquiramu</text:span></text:span>s<text:span text:style-name="Default_20_Paragraph_20_Font"><text:span text:style-name="T1">, qualisnam set. Deinde sec</text:span></text:span> i<text:span text:style-name="Default_20_Paragraph_20_Font"><text:span text:style-name="T1">n sen-<text:line-break/>gulis c</text:span></text:span>o<text:span text:style-name="Default_20_Paragraph_20_Font"><text:span text:style-name="T1">nsiderabimu</text:span></text:span>s; <text:span text:style-name="Default_20_Paragraph_20_Font"><text:span text:style-name="T1">maioris</text:span></text:span> i<text:span text:style-name="Default_20_Paragraph_20_Font"><text:span text:style-name="T1">pscus simili</text:span></text:span>t<text:span text:style-name="Default_20_Paragraph_20_Font"><text:span text:style-name="T1">udinem in<text:line-break/>minoris idea contemplantes. </text:span></text:span>Itaque Plato, quum prius<text:line-break/>nos in civitate -exercuisset, indicassetque , aliam populi<text:line-break/>partem dominari, aliam propugnare, tertiam aliam opi-</text:p>
      <text:p text:style-name="P3">licent esse in ea, digressus ad animam, etiam in ea<text:line-break/>ostendit aliam partem esse, quae dominetur, quum bene<text:line-break/>habet, alteram, quae ipsi ministret, quemadmodum in<text:line-break/>urbibus ministrat mililaris, reliquam vero tertiam, quam<text:line-break/>alendi corporis gratia opisices nostri apposuerunt, etsi<text:line-break/>discernendo fimilitudines inter se imperiti unam esse -sen-<text:line-break/>Haut, non tres commemoratas animae partes. Quomodo<text:line-break/>igitur in discretione ipsarum exerceri conveniat, Plato<text:line-break/>docuit et in civitate per totum fere opus de Republica,<text:line-break/>et in anima sane principalissimam mentis partem in<text:line-break/>quarto libro, quae vero eam sequitur, in aliis, oppor-<text:line-break/>tununr ilaque jam est ea, quae lu Phaedro complexus est,<text:line-break/>audire. <text:span text:style-name="Default_20_Paragraph_20_Font"><text:span text:style-name="T1">An deceptio in hi</text:span></text:span>s, <text:span text:style-name="Default_20_Paragraph_20_Font"><text:span text:style-name="T1">quae multum, an quae<text:line-break/>paru</text:span></text:span>m <text:span text:style-name="Default_20_Paragraph_20_Font"><text:span text:style-name="T1">disierunt, accidit? Jn hi</text:span></text:span>s<text:span text:style-name="Default_20_Paragraph_20_Font"><text:span text:style-name="T1">, quae parum. Atqui, se<text:line-break/>paulatim transier</text:span></text:span>is , <text:span text:style-name="Default_20_Paragraph_20_Font"><text:span text:style-name="T1">inscius magi</text:span></text:span>s <text:span text:style-name="Default_20_Paragraph_20_Font"><text:span text:style-name="T1">ac imprudens ad c</text:span></text:span>o<text:span text:style-name="Default_20_Paragraph_20_Font"><text:span text:style-name="T1">n—<text:line-break/>trarium venies, quam se mullum transclier</text:span></text:span>i<text:span text:style-name="Default_20_Paragraph_20_Font"><text:span text:style-name="T1">s. Quidni?<text:line-break/></text:span></text:span>o<text:span text:style-name="Default_20_Paragraph_20_Font"><text:span text:style-name="T1">p</text:span></text:span>o<text:span text:style-name="Default_20_Paragraph_20_Font"><text:span text:style-name="T1">rtet</text:span></text:span> i<text:span text:style-name="Default_20_Paragraph_20_Font"><text:span text:style-name="T1">gitur eum, quicunque decep</text:span></text:span>t<text:span text:style-name="Default_20_Paragraph_20_Font"><text:span text:style-name="T1">uru</text:span></text:span>s <text:span text:style-name="Default_20_Paragraph_20_Font"><text:span text:style-name="T1">odium est,<text:line-break/>ipse minime dec</text:span></text:span>i<text:span text:style-name="Default_20_Paragraph_20_Font"><text:span text:style-name="T1">piendus, similitudinem et</text:span></text:span>j <text:span text:style-name="Default_20_Paragraph_20_Font"><text:span text:style-name="T1">d</text:span></text:span>i<text:span text:style-name="Default_20_Paragraph_20_Font"><text:span text:style-name="T1">ssimilitudinem</text:span></text:span></text:p>
      <text:p text:style-name="P3"><text:span text:style-name="Default_20_Paragraph_20_Font"><text:span text:style-name="T1">rerum exqu</text:span></text:span>i<text:span text:style-name="Default_20_Paragraph_20_Font"><text:span text:style-name="T1">site d</text:span></text:span>i<text:span text:style-name="Default_20_Paragraph_20_Font"><text:span text:style-name="T1">gn</text:span></text:span>o<text:span text:style-name="Default_20_Paragraph_20_Font"><text:span text:style-name="T1">scat. Necesarsum ese. Numquid<text:line-break/></text:span></text:span>i<text:span text:style-name="Default_20_Paragraph_20_Font"><text:span text:style-name="T1">gitur uniu</text:span></text:span>s<text:span text:style-name="Default_20_Paragraph_20_Font"><text:span text:style-name="T1">cnsusque veritatis inscius poterit ejus, qu</text:span></text:span>o<text:span text:style-name="Default_20_Paragraph_20_Font"><text:span text:style-name="T1">d<text:line-break/>ignorat, similitudinem in universi</text:span></text:span>s <text:span text:style-name="Default_20_Paragraph_20_Font"><text:span text:style-name="T1">parvam aut magnam<text:line-break/>diiudicare? Nequaquam. Erg</text:span></text:span>o <text:span text:style-name="Default_20_Paragraph_20_Font"><text:span text:style-name="T1">illos, qui praeter rerum<text:line-break/>naturam opinantur , fuiseque sunt, constat propter semi-<text:line-break/>litudines aliquas sec esse assect</text:span></text:span>u<text:span text:style-name="Default_20_Paragraph_20_Font"><text:span text:style-name="T1">s. sic accid</text:span></text:span>i<text:span text:style-name="Default_20_Paragraph_20_Font"><text:span text:style-name="T1">t. N</text:span></text:span>o<text:span text:style-name="Default_20_Paragraph_20_Font"><text:span text:style-name="T1">n igi-<text:line-break/>tur p</text:span></text:span>o<text:span text:style-name="Default_20_Paragraph_20_Font"><text:span text:style-name="T1">terit qui</text:span></text:span>s<text:span text:style-name="Default_20_Paragraph_20_Font"><text:span text:style-name="T1">quam, se rem quamcunque ignoraver</text:span></text:span>i<text:span text:style-name="Default_20_Paragraph_20_Font"><text:span text:style-name="T1">t,<text:line-break/>artifici</text:span></text:span>o<text:span text:style-name="Default_20_Paragraph_20_Font"><text:span text:style-name="T1">se aliquem senscmque a vero in c</text:span></text:span>o<text:span text:style-name="Default_20_Paragraph_20_Font"><text:span text:style-name="T1">ntrarium per<text:line-break/>similitudines aliquas sigillatim traducere , aut err</text:span></text:span>o<text:span text:style-name="Default_20_Paragraph_20_Font"><text:span text:style-name="T1">rem<text:line-break/>hunc in se ipso vitare ? Nunquam. </text:span></text:span>i<text:span text:style-name="Default_20_Paragraph_20_Font"><text:span text:style-name="T1">gitur quicunque<text:line-break/>veritatem ign</text:span></text:span>o<text:span text:style-name="Default_20_Paragraph_20_Font"><text:span text:style-name="T1">rat et</text:span></text:span> o<text:span text:style-name="Default_20_Paragraph_20_Font"><text:span text:style-name="T1">pini</text:span></text:span>o<text:span text:style-name="Default_20_Paragraph_20_Font"><text:span text:style-name="T1">nibu</text:span></text:span>s <text:span text:style-name="Default_20_Paragraph_20_Font"><text:span text:style-name="T1">d</text:span></text:span>is<text:span text:style-name="Default_20_Paragraph_20_Font"><text:span text:style-name="T1">citur, dicendi quo-<text:line-break/>que facultatem, ut videtur, inertem exhibet et ridicu-<text:line-break/>lam. </text:span></text:span>Caeterum, ut Hippocrates dixit, alia esse cognitu<text:line-break/>facillima, aliqua non esse, initium a facillimis faciendum<text:line-break/>est, quae etiam omnibus hominibus .propter evidentiam<text:line-break/>in confesso sunt. Ita etiam Plato sensit, id quod ex<text:line-break/>ipsius. verbis condiscas. <text:span text:style-name="Default_20_Paragraph_20_Font"><text:span text:style-name="T1">An n</text:span></text:span>o<text:span text:style-name="Default_20_Paragraph_20_Font"><text:span text:style-name="T1">n c</text:span></text:span>o<text:span text:style-name="Default_20_Paragraph_20_Font"><text:span text:style-name="T1">nstat</text:span></text:span> c<text:span text:style-name="Default_20_Paragraph_20_Font"><text:span text:style-name="T1">uiqu</text:span></text:span>e<text:span text:style-name="Default_20_Paragraph_20_Font"><text:span text:style-name="T1">, quod in<text:line-break/>alii</text:span></text:span>s, <text:span text:style-name="Default_20_Paragraph_20_Font"><text:span text:style-name="T1">dum loquimur, idem sentimu</text:span></text:span>s <text:span text:style-name="Default_20_Paragraph_20_Font"><text:span text:style-name="T1">omne</text:span></text:span>s, <text:span text:style-name="Default_20_Paragraph_20_Font"><text:span text:style-name="T1">in alii</text:span></text:span>s <text:span text:style-name="Default_20_Paragraph_20_Font"><text:span text:style-name="T1">vero</text:span></text:span></text:p>
      <text:p text:style-name="P3"><text:span text:style-name="Default_20_Paragraph_20_Font"><text:span text:style-name="T1">non idem? Quamvis, quod ai</text:span></text:span>s, <text:span text:style-name="Default_20_Paragraph_20_Font"><text:span text:style-name="T1">intelligere videor, pla-<text:line-break/>nius tamen ut dicas cupio. Quando qui</text:span></text:span>s <text:span text:style-name="Default_20_Paragraph_20_Font"><text:span text:style-name="T1">scrri nomen<text:line-break/>aut argenti pronunciat, id</text:span></text:span> o<text:span text:style-name="Default_20_Paragraph_20_Font"><text:span text:style-name="T1">mnes protinus intelligimus?<text:line-break/>Prorsus. Quid, cum jnsti vel boni nomen? nonne alius<text:line-break/>alio sertur , atque cum aliis , atque n</text:span></text:span>o<text:span text:style-name="Default_20_Paragraph_20_Font"><text:span text:style-name="T1">biscum</text:span></text:span> i<text:span text:style-name="Default_20_Paragraph_20_Font"><text:span text:style-name="T1">psi ambi-<text:line-break/>gimus? Magnopere. Jn aliis ergo consentimu</text:span></text:span>s, <text:span text:style-name="Default_20_Paragraph_20_Font"><text:span text:style-name="T1">in ahis<text:line-break/>dissentimus. sic ese. Ubinam jacih</text:span></text:span>n<text:span text:style-name="Default_20_Paragraph_20_Font"><text:span text:style-name="T1">s scdli p</text:span></text:span>o<text:span text:style-name="Default_20_Paragraph_20_Font"><text:span text:style-name="T1">ssemus, et<text:line-break/>in quibus horum rhetorica plus valet</text:span></text:span> 7 <text:span text:style-name="Default_20_Paragraph_20_Font"><text:span text:style-name="T1">Nimirum in qui-<text:line-break/>bus ambigimus. oportet</text:span></text:span> i<text:span text:style-name="Default_20_Paragraph_20_Font"><text:span text:style-name="T1">gitur eum, qui rhetoricam sit<text:line-break/>assecuturus , primum haec via adinvenisse , . et qu</text:span></text:span>e<text:span text:style-name="Default_20_Paragraph_20_Font"><text:span text:style-name="T1">ndam<text:line-break/>characterem utriusque speciei percepisse, et ubi necesse<text:line-break/>est multitudin</text:span></text:span>e<text:span text:style-name="Default_20_Paragraph_20_Font"><text:span text:style-name="T1">m su</text:span></text:span>i<text:span text:style-name="Default_20_Paragraph_20_Font"><text:span text:style-name="T1">lli , et ubi n</text:span></text:span>o<text:span text:style-name="Default_20_Paragraph_20_Font"><text:span text:style-name="T1">n. Praeclaram quan-<text:line-break/>dam, o s</text:span></text:span>o<text:span text:style-name="Default_20_Paragraph_20_Font"><text:span text:style-name="T1">crat</text:span></text:span>a<text:span text:style-name="Default_20_Paragraph_20_Font"><text:span text:style-name="T1">s, agn</text:span></text:span>o<text:span text:style-name="Default_20_Paragraph_20_Font"><text:span text:style-name="T1">sceret speciem, qui c</text:span></text:span>o<text:span text:style-name="Default_20_Paragraph_20_Font"><text:span text:style-name="T1">gitatione id,<text:line-break/>caperet. Deinde arbitr</text:span></text:span>o<text:span text:style-name="Default_20_Paragraph_20_Font"><text:span text:style-name="T1">r</text:span></text:span> o<text:span text:style-name="Default_20_Paragraph_20_Font"><text:span text:style-name="T1">p</text:span></text:span>o<text:span text:style-name="Default_20_Paragraph_20_Font"><text:span text:style-name="T1">rtere nihil eum subterfu-<text:line-break/>gere , quum ad singula venerit , sed acute persentire id,<text:line-break/>de quo dicturus sit, utrius sit generis. tsur non? Quid<text:line-break/>porro amorem ? atrum ex iis, de qu</text:span></text:span>i<text:span text:style-name="Default_20_Paragraph_20_Font"><text:span text:style-name="T1">bus amb</text:span></text:span>i<text:span text:style-name="Default_20_Paragraph_20_Font"><text:span text:style-name="T1">gitur, an<text:line-break/>ex i</text:span></text:span>i<text:span text:style-name="Default_20_Paragraph_20_Font"><text:span text:style-name="T1">s, de quibus non ambigitur, esse dicimus? Lx iis, de<text:line-break/>quibus amb</text:span></text:span>i<text:span text:style-name="Default_20_Paragraph_20_Font"><text:span text:style-name="T1">gitur, .n</text:span></text:span>i<text:span text:style-name="Default_20_Paragraph_20_Font"><text:span text:style-name="T1">mirum. An putas eum tibi illa de</text:span></text:span></text:p>
      <text:p text:style-name="P3"><text:span text:style-name="Default_20_Paragraph_20_Font"><text:span text:style-name="T1">se dicere c</text:span></text:span>o<text:span text:style-name="Default_20_Paragraph_20_Font"><text:span text:style-name="T1">ncessera</text:span></text:span>m, <text:span text:style-name="Default_20_Paragraph_20_Font"><text:span text:style-name="T1">quae supra dicebas, qu</text:span></text:span>o<text:span text:style-name="Default_20_Paragraph_20_Font"><text:span text:style-name="T1">d videli-<text:line-break/>cet amato simul atque amanti pernici</text:span></text:span>o<text:span text:style-name="Default_20_Paragraph_20_Font"><text:span text:style-name="T1">sum est, ac rursus<text:line-break/>quod</text:span></text:span> o<text:span text:style-name="Default_20_Paragraph_20_Font"><text:span text:style-name="T1">mnium maximum est bonorum ? optime dicis.<text:line-break/></text:span></text:span>Haec verba in Phaedro scripta sunt, ubi docet ipso, ne<text:line-break/>unam quidem dubitationem habere , quae naturalibus<text:line-break/>judicii instrumentis manifesto fubjiciuntur ; in quibus vero<text:line-break/>neutiquam his instrumentis fubjiciuntur, aut obscure sim-<text:line-break/>jicluntur, ambiguitatem fieri; ac convenit esse exercita-<text:line-break/>tum eum, qui in his rerum similitudines discernat Non-<text:line-break/>nulla enim secundum similitudines veI immutationem<text:line-break/>eorum, quae ipsis insunt, ita sibi invicem respondent, ut<text:line-break/>in aliquo sint similia, in aliquo dissimilia; oportetque<text:line-break/>talia internosicentem esse artificem, ut accurate simul et<text:line-break/>celeriter queat deprehendere, an inter <text:span text:style-name="Default_20_Paragraph_20_Font"><text:span text:style-name="T1">t</text:span></text:span>e similia sint, au<text:line-break/>dissimilia. Quod igitur semper et dicentem me et leri-<text:line-break/>fientem audis, id in praesentia etiam omnino auditurus<text:line-break/>es. Generalis rnethodus citra multorum particularium<text:line-break/>exercitationem bonum efficere artificem non potest: id<text:line-break/>quod in omnibus ejusmodi licet couspicias, in nonnullis</text:p>
      <text:p text:style-name="P3">tamen adeo validam obtinet vim, ut universalem messio-<text:line-break/>dum uno anno solo absolutissime queas difcere, exercr-<text:line-break/>titionem vero, <text:span text:style-name="Default_20_Paragraph_20_Font"><text:span text:style-name="T1">n</text:span></text:span>ili per telam vitam fiat, ad artis opera<text:line-break/>parum proficere. Atque apparet manifesto esse talis ars<text:line-break/>ratiocinatrix et <text:span text:style-name="Default_20_Paragraph_20_Font"><text:span text:style-name="T1">r</text:span></text:span>hetorica, item quae per instrumenta ope-<text:line-break/>ralur musica. Tanta igitur exercilatione demonstrativa<text:line-break/>mctliodus <text:span text:style-name="Default_20_Paragraph_20_Font"><text:span text:style-name="T1">n</text:span></text:span>on indiget, effi ipsis quoque haud exiguam<text:line-break/>requirat. Itaque laborandum est in uuaquaque artis<text:line-break/>exercitatione circa materias, quarum actiones vitae utiles<text:line-break/>expetimus. Quamvis enim naturam aliquis vel multo<text:line-break/>praestantissimam ad quodcunque opus habeat, exercitatio-<text:line-break/>nem vero negligat, nullo eorum, qui natura destituuntur,<text:line-break/>exercitationis autem cura ac sedulilate vincunt, praestan-<text:line-break/>tior esu Considera igitur quendam erorum structura et<text:line-break/>totius corporis robore optime dispositum, sed qui natu-<text:line-break/>ram adeo neglexerit , ut , praeter quod nunquam currat,<text:line-break/>etiam luter ambulandum semper vacillet, nullo modo hic</text:p>
      <text:p text:style-name="P3">in olympicis victor evadere poterit, nisi, priore segnitie<text:line-break/>deposita, ad naturalium. exercitationum consuetudinem<text:line-break/>fe ipsi1m transferat, nequa harum quarumlibet, <text:span text:style-name="Default_20_Paragraph_20_Font"><text:span text:style-name="T1">t</text:span></text:span>est<text:line-break/>maxime qualis est cruribus propria. Nam si quis hoc<text:line-break/>pacto natum accipiens per funiculum tenuem ambulare<text:line-break/>doceat, ad lignum autem rectum ascendere, quemadmo-<text:line-break/>dum <text:span text:style-name="Default_20_Paragraph_20_Font"><text:span text:style-name="T1">r</text:span></text:span>erum mirabilium gestores illi discipulos docent,<text:line-break/>non modo non Olympiorum victoriam retulerit, sed ne<text:line-break/>vulgaribus quidem hominibus velocior unquam videbitur.<text:line-break/>Hoc itaque Platoni et Hippocrati proditum est, qui<text:line-break/>exempla artibus et omnibus vitae actionibus utilia con-<text:line-break/>scripserunt. Apponam autem pauca. ut species ipsorum<text:line-break/>inspiciatur; non tamen sufficere haec existimo iis, qui<text:line-break/>artifices volunt fieri illarum artium, quascunque ipfi co-<text:line-break/>sunt, verum ut exercitentur perpetuo, quemadmodum<text:line-break/>rhetorici, qui argume<text:span text:style-name="Default_20_Paragraph_20_Font"><text:span text:style-name="T1">n</text:span></text:span>ta quotidie proposito instituto ido-.<text:line-break/>nea inveniunt. i .</text:p>
      <text:h text:style-name="P18" text:outline-level="2">Cap. HI. </text:h>
      <text:p text:style-name="P31">Sumatur jam a Platone primum, quod in<text:line-break/>quinto de Republica docuit, ubi de natura mulierum<text:line-break/>incipit, eadem ipsis cum viris studia tractare praeripiens;<text:line-break/>deinde ipfe sermonem aggreditur estque, non concessu-<text:line-break/><text:span text:style-name="Default_20_Paragraph_20_Font"><text:span text:style-name="T1">r</text:span></text:span>um fore aliquem, eandem esse naturam et ma<text:span text:style-name="Default_20_Paragraph_20_Font"><text:span text:style-name="T1">r</text:span></text:span>is et sue-<text:line-break/>minae corporis, ac ostendit, in quo eandem dixerit; tota<text:line-break/>vero ipsius oratio sic habet. <text:span text:style-name="Default_20_Paragraph_20_Font"><text:span text:style-name="T1">Utrum inter cane</text:span></text:span>s <text:span text:style-name="Default_20_Paragraph_20_Font"><text:span text:style-name="T1">gregi</text:span></text:span>s<text:line-break/><text:span text:style-name="Default_20_Paragraph_20_Font"><text:span text:style-name="T1">cust</text:span></text:span>o<text:span text:style-name="Default_20_Paragraph_20_Font"><text:span text:style-name="T1">des saeminas ipsa</text:span></text:span>s <text:span text:style-name="Default_20_Paragraph_20_Font"><text:span text:style-name="T1">censemu</text:span></text:span>s <text:span text:style-name="Default_20_Paragraph_20_Font"><text:span text:style-name="T1">una eadem custod</text:span></text:span>i<text:span text:style-name="Default_20_Paragraph_20_Font"><text:span text:style-name="T1">re<text:line-break/>debere, et una venari, ac caetera</text:span></text:span> o<text:span text:style-name="Default_20_Paragraph_20_Font"><text:span text:style-name="T1">mnia c</text:span></text:span>o<text:span text:style-name="Default_20_Paragraph_20_Font"><text:span text:style-name="T1">mmuniter^<text:line-break/>facere? An saeminas quidem intus quasi d</text:span></text:span>o<text:span text:style-name="Default_20_Paragraph_20_Font"><text:span text:style-name="T1">mestica asser-<text:line-break/>vare opera, ut quas nequeant alia obire propter ipsum<text:line-break/>catulorum partum et nutrimentum, masculos autem<text:line-break/>lab</text:span></text:span>o<text:span text:style-name="Default_20_Paragraph_20_Font"><text:span text:style-name="T1">res subire , </text:span></text:span>o<text:span text:style-name="Default_20_Paragraph_20_Font"><text:span text:style-name="T1">mnemque armenti curam gerere ?<text:line-break/>Communiter his, inquit, </text:span></text:span>o<text:span text:style-name="Default_20_Paragraph_20_Font"><text:span text:style-name="T1">mnia tribuimus, nisi qu</text:span></text:span>o<text:span text:style-name="Default_20_Paragraph_20_Font"><text:span text:style-name="T1">d<text:line-break/>saeminis ut imbecilli</text:span></text:span>o<text:span text:style-name="Default_20_Paragraph_20_Font"><text:span text:style-name="T1">ribus, maribus ut r</text:span></text:span>o<text:span text:style-name="Default_20_Paragraph_20_Font"><text:span text:style-name="T1">busti</text:span></text:span>o<text:span text:style-name="Default_20_Paragraph_20_Font"><text:span text:style-name="T1">ribus<text:line-break/>utimur. Plerine p</text:span></text:span>olisi, <text:span text:style-name="Default_20_Paragraph_20_Font"><text:span text:style-name="T1">ut . animati </text:span></text:span>ati<text:span text:style-name="Default_20_Paragraph_20_Font"><text:span text:style-name="T1">quo ad eadem<text:line-break/></text:span></text:span>u<text:span text:style-name="Default_20_Paragraph_20_Font"><text:span text:style-name="T1">taris, nisi eadem rati</text:span></text:span>o<text:span text:style-name="Default_20_Paragraph_20_Font"><text:span text:style-name="T1">ne nutriveri</text:span></text:span><text:span text:style-name="Default_20_Paragraph_20_Font"><text:span text:style-name="T12">t </text:span></text:span><text:span text:style-name="Default_20_Paragraph_20_Font"><text:span text:style-name="T1">erudierisque ?<text:line-break/>N</text:span></text:span>o<text:span text:style-name="Default_20_Paragraph_20_Font"><text:span text:style-name="T1">n pr</text:span></text:span>o<text:span text:style-name="Default_20_Paragraph_20_Font"><text:span text:style-name="T1">fecto. si erg</text:span></text:span>o <text:span text:style-name="Default_20_Paragraph_20_Font"><text:span text:style-name="T1">saeminis ad eadem utemur a</text:span></text:span>u</text:p>
      <text:p text:style-name="P3"><text:span text:style-name="Default_20_Paragraph_20_Font"><text:span text:style-name="T1">viris, in eisdem erudire decet. Certe. Musica autem et<text:line-break/>gymnastica illis concessa est. Sane. Mulieribus igitur<text:line-break/>artes hae similiter et res bellicae tribuendae sunt, ad<text:line-break/>eademque his uti decet. </text:span></text:span>In his generatim Plato praefa-<text:line-break/>tus , quod omnia eadem muliebri generi distribuenda sunt,<text:line-break/>postea etiam de exercitiis, quae nudi obimus, et de equi-<text:line-break/>tatu, quaeque bellorum causa docentur exercenturque,<text:line-break/>cenIet etiam mulieres aggredi. Porro de ipsis sermonem<text:line-break/>occipiens, haec ait. <text:span text:style-name="Default_20_Paragraph_20_Font"><text:span text:style-name="T1">Vis ergo, ut nos aliorum causa no-<text:line-break/>nis ipsts adveescmur dubitando, num sine dpsepsione, quae<text:line-break/>funt rationis alterius, oppugnentur? Nihil prohibet. Dicam<text:line-break/>igitur sub eorum peescna hunc in modum : Nihil opus est,<text:line-break/>o Socrates atque</text:span></text:span> G<text:span text:style-name="Default_20_Paragraph_20_Font"><text:span text:style-name="T1">lauco, ut alii vobis repugnent; nam<text:line-break/>inter vos statim a principio condendae civitatis corestitits<text:line-break/>oportere secundum naturam unumquemque unum quippiam,<text:line-break/>qu</text:span></text:span>o<text:span text:style-name="Default_20_Paragraph_20_Font"><text:span text:style-name="T1">d suum esset, peragere. Constitit, quidni? .lstne<text:line-break/>igitur ubi non longe mulier ipsa natura a viro d</text:span></text:span>i<text:span text:style-name="Default_20_Paragraph_20_Font"><text:span text:style-name="T1">ffert<text:line-break/>Cur non differat? Ergo nonne opus utrique aliud Pr</text:span></text:span>o</text:p>
      <text:p text:style-name="P3"><text:span text:style-name="Default_20_Paragraph_20_Font"><text:span text:style-name="T1">tura utriusque est tribuendum ? Procul dubio. Quomodo<text:line-break/>igitur aberratis nunc vobisque ipsi contradicitis, quat</text:span></text:span>i-<text:line-break/><text:span text:style-name="Default_20_Paragraph_20_Font"><text:span text:style-name="T1">doquidem assumatis, viros et mulieres oportere eadem<text:line-break/></text:span></text:span>o<text:span text:style-name="Default_20_Paragraph_20_Font"><text:span text:style-name="T1">perari, cum tamen natura valde inter se disorepent?<text:line-break/>Llabebisne, o vir mir</text:span></text:span>i<text:span text:style-name="Default_20_Paragraph_20_Font"><text:span text:style-name="T1">fice, quid ad haec rescondeas?</text:span></text:span> Quum<text:line-break/>is quaedam de facultate c<text:span text:style-name="Default_20_Paragraph_20_Font"><text:span text:style-name="T1">o</text:span></text:span>ntradictoria dixisset, deinceps<text:line-break/>fubjungit verba contradictionis hunc in modum. <text:span text:style-name="Default_20_Paragraph_20_Font"><text:span text:style-name="T1">Addu-<text:line-break/>cimur sane inviti contradictionem attingere. Qua ra-<text:line-break/>tione ? quod natura eadem opera eadem tractare non debeat,<text:line-break/>sort</text:span></text:span>ir<text:span text:style-name="Default_20_Paragraph_20_Font"><text:span text:style-name="T1">er admodum et contentiose, si verba inspicias, con-<text:line-break/>tendimus. Consideravimus autem null</text:span></text:span>o <text:span text:style-name="Default_20_Paragraph_20_Font"><text:span text:style-name="T1">pacto, quae spe-<text:line-break/>cies alterius ejusdem ve naturae sit, et quorsum rejspicien-,<text:line-break/>tes tunc descripserimus , quando diversae naturae<text:line-break/>studia diversu, eidem vero eadem attribuebamus.</text:span></text:span></text:p>
      <text:p text:style-name="Normal"><text:span text:style-name="Default_20_Paragraph_20_Font"><text:span text:style-name="T1">Certe nequaquam id cogitavimus. Caeterum licet nobis,<text:line-break/>ut videtur, a nobis ipsis exquirere, numquid eadem na-<text:line-break/>tura- calvorum sit et contutorum, an contraria potius;<text:line-break/>ac postquam concesserimus , esse contrariam, se calvi<text:line-break/>coria incidant, calceosque consi</text:span></text:span>d<text:span text:style-name="Default_20_Paragraph_20_Font"><text:span text:style-name="T1">ant, haudquaquam</text:span></text:span></text:p>
      <text:p text:style-name="P2"><text:span text:style-name="Default_20_Paragraph_20_Font"><text:span text:style-name="T1">sinere comat</text:span></text:span>o<text:span text:style-name="Default_20_Paragraph_20_Font"><text:span text:style-name="T1">s homines eadem facere, sin autem comati,<text:line-break/>calvos nequaquam permittere. At ridiculum id esset, inquit.<text:line-break/>An ob aliud ridendum estud, quam quod tunc non omnin</text:span></text:span>o<text:line-break/><text:span text:style-name="Default_20_Paragraph_20_Font"><text:span text:style-name="T1">eandem et diversum naturam posuimus, sed illam duntaxat<text:line-break/>dissimilitudinis et similitudinis speciem opservavimus, quae<text:line-break/>ad ipsa eadem studia pertinebat? quemadmodum medi-<text:line-break/>cum et hominem habentem animum idoneum medicinae<text:line-break/>studiis naturam eandem habere d</text:span></text:span>i<text:span text:style-name="Default_20_Paragraph_20_Font"><text:span text:style-name="T1">ximus. An non censis?<text:line-break/>Equidem. M</text:span></text:span>e<text:span text:style-name="Default_20_Paragraph_20_Font"><text:span text:style-name="T1">dicum vero et architectum aliam?</text:span></text:span> O<text:span text:style-name="Default_20_Paragraph_20_Font"><text:span text:style-name="T1">mnino.<text:line-break/>Quale virorum mullerumque genus si ad artem aliquam<text:line-break/>aut studium aliud inter se in aliquo d</text:span></text:span>i<text:span text:style-name="Default_20_Paragraph_20_Font"><text:span text:style-name="T1">fferre videantur,<text:line-break/>hoc utrique assignandum esse dicemus ; sin autem hoc</text:span></text:span> I<text:span text:style-name="Default_20_Paragraph_20_Font"><text:span text:style-name="T1">pso<text:line-break/>duntaxat disorepare invicem videantur, quod foemina<text:line-break/>quidem concipit, vir gignit, nihilo magis admittemus<text:line-break/>ostensum fassi, quantum ad id. de quo nunc nos loqui-<text:line-break/>mur, spectat, quod a vire foemina desserat, sed adhuc<text:line-break/>censebimus, tam custodes nostros quam muliere</text:span></text:span>s <text:span text:style-name="Default_20_Paragraph_20_Font"><text:span text:style-name="T1">ipsarum<text:line-break/>eadem apud nos exercere debere. Recte nimirum. Nonne</text:span></text:span></text:p>
      <text:p text:style-name="P14"><text:span text:style-name="Default_20_Paragraph_20_Font"><text:span text:style-name="T1">post haec jubemus eum, qui contraria dicit, hoc ipsum<text:line-break/>nobis ostendere, ad quam artem quodve ostiolum ex iis,<text:line-break/>quae instituendae civitati conducunt,<text:tab/>non eadem sit,</text:span></text:span></text:p>
      <text:p text:style-name="Normal"><text:span text:style-name="Default_20_Paragraph_20_Font"><text:span text:style-name="T1">sed diversa viri mulierisve natura? Sic utique decet.<text:line-break/>Porte, quod tu paulo ante dicebas, alius quoque dicere<text:line-break/>poterit, subito quidem, quantum sutis sit, dicere non<text:line-break/>facile esse, sen autem cogitetur, haud multum di/stcile.<text:line-break/>Diceret utique. Vis ergo eremus eum, qui haec nobis<text:line-break/>opponit, ut aures nobis praebeat, attendatque, si qua<text:line-break/>ratione ostendere queamus, nullum esse studium ad guber-<text:line-break/>nandam civitatem mulieri proprium?</text:span></text:span> O<text:span text:style-name="Default_20_Paragraph_20_Font"><text:span text:style-name="T1">mnino. Age ita-<text:line-break/>que, dicamus ad eum, responde, numquid ita dicebas,<text:line-break/>ad aliquod opus aliquem dextro frustraque ingenio prae-<text:line-break/>ditum esse, ex eo intelligi, quod ille facile quippiam<text:line-break/>addisoit, ille dissicile, et hic, si exiguum quid ab aliquo<text:line-break/>didicerit, ex eo ipse plurimum inveniat, ille</text:span></text:span> P<text:span text:style-name="Default_20_Paragraph_20_Font"><text:span text:style-name="T1">ero, cum<text:line-break/>plura didicerit meditatusque sit, paulo post obliv</text:span></text:span>i<text:span text:style-name="Default_20_Paragraph_20_Font"><text:span text:style-name="T1">scitur,<text:line-break/>atque alteri corporis membra abunde menti sulserviunt,<text:line-break/>alteri contra. An alia praeter haec sunt, quibus homi-</text:span></text:span></text:p>
      <text:p text:style-name="P3"><text:span text:style-name="Default_20_Paragraph_20_Font"><text:span text:style-name="T1">nem aliqua indole bona praeditum a mala praedita<text:line-break/>disiinguis ? Nullus alia dixerit. Hostiae, aliquid ab h</text:span></text:span>o-<text:line-break/><text:span text:style-name="Default_20_Paragraph_20_Font"><text:span text:style-name="T1">mini</text:span></text:span>mi<text:span text:style-name="Default_20_Paragraph_20_Font"><text:span text:style-name="T1">s exerceri; in quo non omnia eadem virorum<text:line-break/>genus et excellentiu</text:span></text:span>s <text:span text:style-name="Default_20_Paragraph_20_Font"><text:span text:style-name="T1">habeat, quam mulierum gent</text:span></text:span>i<text:span text:style-name="Default_20_Paragraph_20_Font"><text:span text:style-name="T1">s? An<text:line-break/>late verbis vagabimur,. texendi artificiu</text:span></text:span>m <text:span text:style-name="Default_20_Paragraph_20_Font"><text:span text:style-name="T1">commemorat</text:span></text:span>i-<text:line-break/>I<text:span text:style-name="Default_20_Paragraph_20_Font"><text:span text:style-name="T1">es , pla centarum que et obsoniorum confecti</text:span></text:span>o<text:span text:style-name="Default_20_Paragraph_20_Font"><text:span text:style-name="T1">nem, in qui—<text:line-break/>bus aliquid esse genus mulierum videtur-, ubi</text:span></text:span> m<text:span text:style-name="Default_20_Paragraph_20_Font"><text:span text:style-name="T1">axime .<text:line-break/>ridiculum fune apparet, quu</text:span></text:span>m <text:span text:style-name="Default_20_Paragraph_20_Font"><text:span text:style-name="T1">vincitur? Vora loqueris,<text:line-break/>quia longe in omnibus</text:span></text:span> .(ii<text:span text:style-name="Default_20_Paragraph_20_Font"><text:span text:style-name="T1">t sec dixerim] genus a genere<text:line-break/>superatur. Mulieres autem multae mullis viris ad</text:span></text:span> m<text:span text:style-name="Default_20_Paragraph_20_Font"><text:span text:style-name="T1">ulta<text:line-break/>praestanti</text:span></text:span>o<text:span text:style-name="Default_20_Paragraph_20_Font"><text:span text:style-name="T1">res. T</text:span></text:span>o<text:span text:style-name="Default_20_Paragraph_20_Font"><text:span text:style-name="T1">tum ita habet, ut dicis. Nullu</text:span></text:span>m i<text:span text:style-name="Default_20_Paragraph_20_Font"><text:span text:style-name="T1">gitur<text:line-break/>ese, o amice, inter e</text:span></text:span>os, <text:span text:style-name="Default_20_Paragraph_20_Font"><text:span text:style-name="T1">qui civitatem gubernant, studium<text:line-break/></text:span></text:span>m<text:span text:style-name="Default_20_Paragraph_20_Font"><text:span text:style-name="T1">ul</text:span></text:span>i<text:span text:style-name="Default_20_Paragraph_20_Font"><text:span text:style-name="T1">eris pr</text:span></text:span>o<text:span text:style-name="Default_20_Paragraph_20_Font"><text:span text:style-name="T1">prium, qua mulier ese, aut viri pr</text:span></text:span>o<text:span text:style-name="Default_20_Paragraph_20_Font"><text:span text:style-name="T1">prium,<text:line-break/>qua vir , sed aeque dispersae in animantibu</text:span></text:span>s <text:span text:style-name="Default_20_Paragraph_20_Font"><text:span text:style-name="T1">utriusque<text:line-break/>naturae, et omnium siudi</text:span></text:span>o<text:span text:style-name="Default_20_Paragraph_20_Font"><text:span text:style-name="T1">ru</text:span></text:span>m <text:span text:style-name="Default_20_Paragraph_20_Font"><text:span text:style-name="T1">natura compos est mulier;<text:line-break/>item et vir ; in omnibus autem fuemina imbecilli</text:span></text:span>o<text:span text:style-name="Default_20_Paragraph_20_Font"><text:span text:style-name="T1">r vir</text:span></text:span>o.<text:line-break/><text:span text:style-name="Default_20_Paragraph_20_Font"><text:span text:style-name="T1">sic ese pr</text:span></text:span>o<text:span text:style-name="Default_20_Paragraph_20_Font"><text:span text:style-name="T1">rsus. Qu</text:span></text:span>i<text:span text:style-name="Default_20_Paragraph_20_Font"><text:span text:style-name="T1">d igitur ? viris</text:span></text:span> o<text:span text:style-name="Default_20_Paragraph_20_Font"><text:span text:style-name="T1">mnia praec</text:span></text:span>i<text:span text:style-name="Default_20_Paragraph_20_Font"><text:span text:style-name="T1">pis-<text:line-break/>mus, mulieri autem nihil? At quomodo? sist utique,<text:line-break/>ut nos offirmamus, inter mulieres quoque al</text:span></text:span>i<text:span text:style-name="Default_20_Paragraph_20_Font"><text:span text:style-name="T1">a medicinae</text:span></text:span></text:p>
      <text:p text:style-name="P3"><text:span text:style-name="Default_20_Paragraph_20_Font"><text:span text:style-name="T1">apta, alia minime, alia musicae, al</text:span></text:span>i<text:span text:style-name="Default_20_Paragraph_20_Font"><text:span text:style-name="T1">a a M</text:span></text:span>i<text:span text:style-name="Default_20_Paragraph_20_Font"><text:span text:style-name="T1">ssos natura<text:line-break/>abhorret. Quidni ?</text:span></text:span> E<text:span text:style-name="Default_20_Paragraph_20_Font"><text:span text:style-name="T1">t alia quidem ad exercitat</text:span></text:span>io<text:span text:style-name="Default_20_Paragraph_20_Font"><text:span text:style-name="T1">nes<text:line-break/>g</text:span></text:span>y<text:span text:style-name="Default_20_Paragraph_20_Font"><text:span text:style-name="T1">mnasticas et . rem militarem prompta, alia- ver</text:span></text:span>o <text:span text:style-name="Default_20_Paragraph_20_Font"><text:span text:style-name="T1">ad<text:line-break/>haec inepta. sic arbitr</text:span></text:span>o<text:span text:style-name="Default_20_Paragraph_20_Font"><text:span text:style-name="T1">r. An non una quidem supien-<text:line-break/>tiae siudi</text:span></text:span>osu ese, <text:span text:style-name="Default_20_Paragraph_20_Font"><text:span text:style-name="T1">altera supieatiam spernit? et una elato<text:line-break/>animo, altera demisse? Et his assenti</text:span></text:span>o<text:span text:style-name="Default_20_Paragraph_20_Font"><text:span text:style-name="T1">r. qise ergo et<text:line-break/>inter fueminas quaedam ad custodiendum id</text:span></text:span>o<text:span text:style-name="Default_20_Paragraph_20_Font"><text:span text:style-name="T1">nea , quae-<text:line-break/>dam minime. An non naturam quandam huiu</text:span></text:span>s<text:span text:style-name="Default_20_Paragraph_20_Font"><text:span text:style-name="T1">modi<text:line-break/>civitatem custodientium virorum elegimus ?</text:span></text:span> a<text:span text:style-name="Default_20_Paragraph_20_Font"><text:span text:style-name="T1">l</text:span></text:span>i<text:span text:style-name="Default_20_Paragraph_20_Font"><text:span text:style-name="T1">usm</text:span></text:span>o<text:span text:style-name="Default_20_Paragraph_20_Font"><text:span text:style-name="T1">di<text:line-break/>certe. M</text:span></text:span>u<text:span text:style-name="Default_20_Paragraph_20_Font"><text:span text:style-name="T1">lier</text:span></text:span>i<text:span text:style-name="Default_20_Paragraph_20_Font"><text:span text:style-name="T1">s itaque et viri eadem ad cust</text:span></text:span>o<text:span text:style-name="Default_20_Paragraph_20_Font"><text:span text:style-name="T1">diendam<text:line-break/>civitatem natura, nise quod haec imb</text:span></text:span>e<text:span text:style-name="Default_20_Paragraph_20_Font"><text:span text:style-name="T1">cilli</text:span></text:span>o<text:span text:style-name="Default_20_Paragraph_20_Font"><text:span text:style-name="T1">r, illa robu-<text:line-break/>seior exisiat. - Jta apparet. Mulieres itaque</text:span></text:span> l<text:span text:style-name="Default_20_Paragraph_20_Font"><text:span text:style-name="T1">ates eligen-<text:line-break/>dae sunt, ut una- cum viris et c</text:span></text:span>o<text:span text:style-name="Default_20_Paragraph_20_Font"><text:span text:style-name="T1">lant et cust</text:span></text:span>o<text:span text:style-name="Default_20_Paragraph_20_Font"><text:span text:style-name="T1">diant civi-<text:line-break/>tatem, p</text:span></text:span>q<text:span text:style-name="Default_20_Paragraph_20_Font"><text:span text:style-name="T1">stqua</text:span></text:span>m <text:span text:style-name="Default_20_Paragraph_20_Font"><text:span text:style-name="T1">id</text:span></text:span>o<text:span text:style-name="Default_20_Paragraph_20_Font"><text:span text:style-name="T1">neae suat et natura</text:span></text:span> i<text:span text:style-name="Default_20_Paragraph_20_Font"><text:span text:style-name="T1">psis cognatae.<text:line-break/>omnino.. studia ver</text:span></text:span>o <text:span text:style-name="Default_20_Paragraph_20_Font"><text:span text:style-name="T1">nonne eadem eisdem naturis- sunt<text:line-break/>tribuenda ? Eadem. poni</text:span></text:span>m<text:span text:style-name="Default_20_Paragraph_20_Font"><text:span text:style-name="T1">us igitur ad priora illa l</text:span></text:span>o<text:span text:style-name="Default_20_Paragraph_20_Font"><text:span text:style-name="T1">ngo<text:line-break/>circuitu, satemurque, non esse c</text:span></text:span>o<text:span text:style-name="Default_20_Paragraph_20_Font"><text:span text:style-name="T1">ntra naturam, ut cust</text:span></text:span>o.-<text:line-break/><text:span text:style-name="Default_20_Paragraph_20_Font"><text:span text:style-name="T1">dum mulieres</text:span></text:span> unific<text:span text:style-name="Default_20_Paragraph_20_Font"><text:span text:style-name="T1">am et g</text:span></text:span>y<text:span text:style-name="Default_20_Paragraph_20_Font"><text:span text:style-name="T1">mnasticam exerceantur.<text:line-break/>Prorsus. </text:span></text:span>ln his omnibus uno. exemplo mulierum exer-</text:p>
      <text:p text:style-name="P3">cuit nos, quomodo invenire ac disce<text:span text:style-name="Default_20_Paragraph_20_Font"><text:span text:style-name="T1">r</text:span></text:span>nere possimus, in que<text:line-break/>quidem similia naturis, in quo dissimilia ea, quae confe-<text:line-break/>runtur, existant. Nam mulieres viris similes quidem fiunt,<text:line-break/>quatenus et hae animalia existunt rationalia , hoc est<text:line-break/>scientiae capacia; quatenus autem virorum genus fortius<text:line-break/>est, et ad omne opus et disciplinam praestantius, multe-<text:line-break/>res autem imbecilllores deterioresque, dissimiles in hoc<text:line-break/>existunt; quemadmodum rursus e contrario habent, qua-<text:line-break/>tenus hae quidem funi sueminae, coque ad concipiendum<text:line-break/>idoneae; mulieribus autem certae quaedam sunt corporis<text:line-break/>pa<text:span text:style-name="Default_20_Paragraph_20_Font"><text:span text:style-name="T1">r</text:span></text:span>tes a natura constructae, musculis autem non sunt.<text:line-break/>Quere vere aliquis dixerit, in aliquo mulieres viris re-<text:line-break/><text:span text:style-name="Default_20_Paragraph_20_Font"><text:span text:style-name="T1">t</text:span></text:span>pondere structura simili,, in aliquo contra. Quum igitur<text:line-break/>aliquis fecundum similitudinem ab alio ad aliud trans-<text:line-break/>graditur, vera dicet. Ubi autem fecundum dissimilitudi-<text:line-break/>nem, mentietur, et multo magis fecundum contrarieta-<text:line-break/>tetn. Ut enim Hippocrates in opere de re melica pro-<text:line-break/>didit, praecipiens nos ab instio, an similia veI dissimilia</text:p>
      <text:p text:style-name="P3">sint, contemplari, app<text:span text:style-name="Default_20_Paragraph_20_Font"><text:span text:style-name="T1">o</text:span></text:span>suit in opere Prognostico etiam<text:line-break/>contrarium iis, quae in facie enumeravit i Quod maxime<text:line-break/>contrarium est simili, pessimum est. Sic et Plato videtur<text:line-break/>demonstrationem lu oratione superius comprehensa fecisse.</text:p>
      <text:h text:style-name="Heading_20_2" text:outline-level="2">Cap. IV. </text:h>
      <text:p text:style-name="P31">Adiungamus igitur et aliud adhuc ex<text:line-break/>Hippocratis scriptis exempli gratia, ut discernamus, quid<text:line-break/>simile et quid dissimile existat. Verba. ipsius ex commen-<text:line-break/>tario de articulis haec stanti <text:span text:style-name="Default_20_Paragraph_20_Font"><text:span text:style-name="T1">An bra</text:span></text:span>c<text:span text:style-name="Default_20_Paragraph_20_Font"><text:span text:style-name="T1">hium exciderit,<text:line-break/>hi</text:span></text:span>s <text:span text:style-name="Default_20_Paragraph_20_Font"><text:span text:style-name="T1">noti</text:span></text:span>s <text:span text:style-name="Default_20_Paragraph_20_Font"><text:span text:style-name="T1">cogneseendum est. Hoc sane, quum dextrum<text:line-break/>habent corpu</text:span></text:span>s <text:span text:style-name="Default_20_Paragraph_20_Font"><text:span text:style-name="T1">h</text:span></text:span>om<text:span text:style-name="Default_20_Paragraph_20_Font"><text:span text:style-name="T1">ine</text:span></text:span>s, <text:span text:style-name="Default_20_Paragraph_20_Font"><text:span text:style-name="T1">mant</text:span></text:span>is <text:span text:style-name="Default_20_Paragraph_20_Font"><text:span text:style-name="T1">et crura, exemplo con ve-<text:line-break/>pit uti sano ad n</text:span></text:span>o<text:span text:style-name="Default_20_Paragraph_20_Font"><text:span text:style-name="T1">n sanum, n</text:span></text:span>o<text:span text:style-name="Default_20_Paragraph_20_Font"><text:span text:style-name="T1">n al</text:span></text:span>i<text:span text:style-name="Default_20_Paragraph_20_Font"><text:span text:style-name="T1">en</text:span></text:span>os <text:span text:style-name="Default_20_Paragraph_20_Font"><text:span text:style-name="T1">articulos inspi-<text:line-break/>ciendo, salii siquidem alii</text:span></text:span>s <text:span text:style-name="Default_20_Paragraph_20_Font"><text:span text:style-name="T1">magis sunt exarticulati,] sed<text:line-break/></text:span></text:span>i<text:span text:style-name="Default_20_Paragraph_20_Font"><text:span text:style-name="T1">psiu</text:span></text:span>s <text:span text:style-name="Default_20_Paragraph_20_Font"><text:span text:style-name="T1">aegr</text:span></text:span>o<text:span text:style-name="Default_20_Paragraph_20_Font"><text:span text:style-name="T1">tanti</text:span></text:span>s, <text:span text:style-name="Default_20_Paragraph_20_Font"><text:span text:style-name="T1">an funum laboranti sit d</text:span></text:span>i<text:span text:style-name="Default_20_Paragraph_20_Font"><text:span text:style-name="T1">ssimile. Atque<text:line-break/>hoc. sane dictum est recte. Vorum deceptionem non<text:line-break/>ex</text:span></text:span>i<text:span text:style-name="Default_20_Paragraph_20_Font"><text:span text:style-name="T1">guam pr</text:span></text:span>o<text:span text:style-name="Default_20_Paragraph_20_Font"><text:span text:style-name="T1">pter talia coatinet. Ac n</text:span></text:span>o<text:span text:style-name="Default_20_Paragraph_20_Font"><text:span text:style-name="T1">n sati</text:span></text:span>s <text:span text:style-name="Default_20_Paragraph_20_Font"><text:span text:style-name="T1">est ser-<text:line-break/>mone tantum peesequi hanc artem, verum et ,ise</text:span></text:span> I<text:span text:style-name="Default_20_Paragraph_20_Font"><text:span text:style-name="T1">ra-<text:line-break/></text:span></text:span>.d<text:span text:style-name="Default_20_Paragraph_20_Font"><text:span text:style-name="T1">are oportet. Nam multi prae dolore vel attu etiam</text:span></text:span></text:p>
      <text:p text:style-name="P3"><text:span text:style-name="Default_20_Paragraph_20_Font"><text:span text:style-name="T1">occasione, art</text:span></text:span>i<text:span text:style-name="Default_20_Paragraph_20_Font"><text:span text:style-name="T1">culi quamvis non excesser</text:span></text:span>i<text:span text:style-name="Default_20_Paragraph_20_Font"><text:span text:style-name="T1">nt ipsis l</text:span></text:span>o<text:span text:style-name="Default_20_Paragraph_20_Font"><text:span text:style-name="T1">c</text:span></text:span>o, <text:span text:style-name="Default_20_Paragraph_20_Font"><text:span text:style-name="T1">nequeunt<text:line-break/>tamen in similes ipsissiguras reverti, ac su</text:span></text:span>b<text:span text:style-name="Default_20_Paragraph_20_Font"><text:span text:style-name="T1">sistere, quom</text:span></text:span>o<text:span text:style-name="Default_20_Paragraph_20_Font"><text:span text:style-name="T1">do<text:line-break/>sanum c</text:span></text:span>o<text:span text:style-name="Default_20_Paragraph_20_Font"><text:span text:style-name="T1">n</text:span></text:span>t<text:span text:style-name="Default_20_Paragraph_20_Font"><text:span text:style-name="T1">u</text:span></text:span>s <text:span text:style-name="Default_20_Paragraph_20_Font"><text:span text:style-name="T1">figuratur. Jtaque perpendere prius et c</text:span></text:span>o<text:span text:style-name="Default_20_Paragraph_20_Font"><text:span text:style-name="T1">nsi-<text:line-break/>derare etiam talem figuram</text:span></text:span> o<text:span text:style-name="Default_20_Paragraph_20_Font"><text:span text:style-name="T1">p</text:span></text:span>o<text:span text:style-name="Default_20_Paragraph_20_Font"><text:span text:style-name="T1">rtet. sed in scapulis caput<text:line-break/>brachii insitum sertur multo magis elapsi, qua</text:span></text:span>m <text:span text:style-name="Default_20_Paragraph_20_Font"><text:span text:style-name="T1">sani. Hic<text:line-break/>aute</text:span></text:span>m <text:span text:style-name="Default_20_Paragraph_20_Font"><text:span text:style-name="T1">superiori parte in clavicula cava apparet regio, e</text:span></text:span>tiu<text:span text:style-name="Default_20_Paragraph_20_Font"><text:span text:style-name="T1">s<text:line-break/>summi humeri excedere videtur, tanquam articulo jam in<text:line-break/>interna</text:span></text:span>m <text:span text:style-name="Default_20_Paragraph_20_Font"><text:span text:style-name="T1">partem submerso; decepti</text:span></text:span>o<text:span text:style-name="Default_20_Paragraph_20_Font"><text:span text:style-name="T1">nem tamen etiam in<text:line-break/>hoc aliquam habet. Vorum de h</text:span></text:span>o<text:span text:style-name="Default_20_Paragraph_20_Font"><text:span text:style-name="T1">c p</text:span></text:span>o<text:span text:style-name="Default_20_Paragraph_20_Font"><text:span text:style-name="T1">stea seribetur,<text:line-break/>dignum enim est, cuius fiat menti</text:span></text:span>o. <text:span text:style-name="Default_20_Paragraph_20_Font"><text:span text:style-name="T1">.Hoc elapso, inte-<text:line-break/>ri</text:span></text:span>o<text:span text:style-name="Default_20_Paragraph_20_Font"><text:span text:style-name="T1">r cubitus apparet recedere mag</text:span></text:span>is <text:span text:style-name="Default_20_Paragraph_20_Font"><text:span text:style-name="T1">a costis, quam<text:line-break/>ab alter</text:span></text:span>o. <text:span text:style-name="Default_20_Paragraph_20_Font"><text:span text:style-name="T1">si ver</text:span></text:span>o <text:span text:style-name="Default_20_Paragraph_20_Font"><text:span text:style-name="T1">aliquis. adigat, adducitur quidem,<text:line-break/>sed laboriosa Jn hoc aute</text:span></text:span>m <text:span text:style-name="Default_20_Paragraph_20_Font"><text:span text:style-name="T1">manum recta ad . aurem<text:line-break/>cubit</text:span></text:span>o <text:span text:style-name="Default_20_Paragraph_20_Font"><text:span text:style-name="T1">extersa att</text:span></text:span>o<text:span text:style-name="Default_20_Paragraph_20_Font"><text:span text:style-name="T1">llere non magis pessi</text:span></text:span>m<text:span text:style-name="Default_20_Paragraph_20_Font"><text:span text:style-name="T1">i, quam q</text:span></text:span>h<text:span text:style-name="Default_20_Paragraph_20_Font"><text:span text:style-name="T1">na</text:span></text:span>m,<text:line-break/><text:span text:style-name="Default_20_Paragraph_20_Font"><text:span text:style-name="T1">neque circumducere huc et</text:span></text:span> i<text:span text:style-name="Default_20_Paragraph_20_Font"><text:span text:style-name="T1">lluc similiter. </text:span></text:span>Haec sane<text:line-break/>Hippocratis verba sunt similia iis, quae lu opere Pro-<text:line-break/>gnostico tradit. Quemadmodum enim illic famem nos<text:line-break/>aegrotantis julsit inspicere, utrum similis sit an dissimi-</text:p>
      <text:p text:style-name="P3">lis <text:span text:style-name="Default_20_Paragraph_20_Font"><text:span text:style-name="T1">t</text:span></text:span>anis, praefertim an ipfa sibi respondeat, ita nunc<text:line-break/>elapsum articulum sano comparat, comparatione in ipso<text:line-break/>affecto homine facta. Deceptio enim, quam falsam no-<text:line-break/>titiam vocant, frequenter accidit, si alienis articulis<text:line-break/>ipfum conferas. Quin etiam ex particularibus, an similis<text:line-break/>sit naturaliter habenti affectus, <text:span text:style-name="Default_20_Paragraph_20_Font"><text:span text:style-name="T1">M</text:span></text:span>icet dignoscere ; quem-<text:line-break/>admodum in opere Prognostico percensuit, ita et hic,<text:line-break/>alia quidem recte scribens; in quo autem quis non-<text:line-break/>nihil aberraret pr<text:span text:style-name="Default_20_Paragraph_20_Font"><text:span text:style-name="T1">o</text:span></text:span>pter similitudinem - ad luxatum, id<text:line-break/>significans, quomodo et ap<text:span text:style-name="Default_20_Paragraph_20_Font"><text:span text:style-name="T1">t</text:span></text:span>um deceptionem habeat. Hu-<text:line-break/>milis enim clavicula non solum in luxatis est, sed etiam<text:line-break/>qui divulsio<text:span text:style-name="Default_20_Paragraph_20_Font"><text:span text:style-name="T1">n</text:span></text:span>em in <text:span text:style-name="Default_20_Paragraph_20_Font"><text:span text:style-name="T1">t</text:span></text:span>ummo humero sustinent, ut in hoc<text:line-break/>confundatur dign<text:span text:style-name="Default_20_Paragraph_20_Font"><text:span text:style-name="T1">a</text:span></text:span>tio luxatiouunr, quae signum commune<text:line-break/>fortitur iis, qui summum humerum habent avulsum. Sed<text:line-break/>hic quoque rursus, quod generatim in opere de re me-<text:line-break/>dica pronunciavit, id nunc unius speciei fecit, osten-<text:line-break/>dens non solum quatenus similia duorum affectuum sunt,</text:p>
      <text:p text:style-name="P3">fed etiam quatenus dissimilia. Cava igitur - clavicula in<text:line-break/>utrisque. apparet. Ex aliis autem symptomatis, quae eun-<text:line-break/>mutavit in luxatis articulis, nullum in summorum hume-<text:line-break/>rorum avulsionibus accidit, de quibus ad praescripta.<text:line-break/>verba ita ait. <text:span text:style-name="Default_20_Paragraph_20_Font"><text:span text:style-name="T1">Hoc elapsa,. interior cubitus recedere ma-<text:line-break/>gis a c</text:span></text:span>o<text:span text:style-name="Default_20_Paragraph_20_Font"><text:span text:style-name="T1">stis quam ab altero videtur. si ver</text:span></text:span>o <text:span text:style-name="Default_20_Paragraph_20_Font"><text:span text:style-name="T1">quis com—<text:line-break/>pellat, adducitur quidem, sed cum d</text:span></text:span>o<text:span text:style-name="Default_20_Paragraph_20_Font"><text:span text:style-name="T1">lore. Jn hoc sur-<text:line-break/>fum manum tollere recta ad aurem cubito extenso non<text:line-break/>adm</text:span></text:span>o<text:span text:style-name="Default_20_Paragraph_20_Font"><text:span text:style-name="T1">dum p</text:span></text:span>o<text:span text:style-name="Default_20_Paragraph_20_Font"><text:span text:style-name="T1">test, quemadmodum et sanam ne adducere<text:line-break/>quidem huc et illuc similiter. </text:span></text:span>Haec in luxatis fieri<text:line-break/>apparent, quum nihil ejusmodi accidat iis, quibus sum-<text:line-break/>mus humerus avulsus esu Quippe solis ipsis commune<text:line-break/>est claviculam apparere concavam. Est autem et in hoc<text:line-break/>commune non modo similitudo, sid etiam dissimilitudo.<text:line-break/>Nam locus videtur esse humilior, cum tamen re vera<text:line-break/>non fit hunrilior, quam suerit affectus, ut in luxatis hu-<text:line-break/>meris. In illis enim, capito brachii in scapulas delapso,<text:line-break/>tumor primum clavicularum loco eminens vere evanuit;</text:p>
      <text:p text:style-name="P3">in avulsionibus autem hic quidem ipsis . permanet, fed<text:line-break/>humero summo in altum traductu, fassa loui depressionis<text:line-break/>imaginatio oboritur. Forsitan praestiterit etiam aliam<text:line-break/>unam adhuc <text:span text:style-name="Default_20_Paragraph_20_Font"><text:span text:style-name="T1">s</text:span></text:span>ententiam nscribere ex commentario de<text:line-break/>articulis, ubi in uno affectu Hippoc<text:span text:style-name="Default_20_Paragraph_20_Font"><text:span text:style-name="T1">r</text:span></text:span>ates ostendit simili-<text:line-break/>tudinem et dissimilitudinem plerosque medicos fallere.<text:line-break/>Quum aliqua ve<text:span text:style-name="Default_20_Paragraph_20_Font"><text:span text:style-name="T1">r</text:span></text:span>tebra luxata fuerit in anterio<text:span text:style-name="Default_20_Paragraph_20_Font"><text:span text:style-name="T1">r</text:span></text:span>a, juxta<text:line-break/>eam spinae locus humilis efficitur; nonnunquam et poste-<text:line-break/>rioribus vertebrarum p<text:span text:style-name="Default_20_Paragraph_20_Font"><text:span text:style-name="T1">r</text:span></text:span>ocessibus refractis, unde spinae<text:line-break/>elevatio fit, mancus.et depressus locus apparet, quem-<text:line-break/>admodum in vertebris in ante<text:span text:style-name="Default_20_Paragraph_20_Font"><text:span text:style-name="T1">r</text:span></text:span>iora luxatis. Est. autem<text:line-break/>hic assectus curatu facillimus, alter vero perniciofissi-<text:line-break/>mus:. quorum differentiam ignorantes nonnullos medicos<text:line-break/>Hippocrates ait putare vertebrarum in anteriora prola-<text:line-break/>psum curasse ex facili. Nominat porro hunc in priora<text:line-break/>transitum, non ita scium, fed etiam ad interiora, intra<text:line-break/>rane profunditatem corporis, extra autem superficiem</text:p>
      <text:p text:style-name="P3">ante et post. oratio ipsius est haec, qua illa tradidit.-<text:line-break/><text:span text:style-name="Default_20_Paragraph_20_Font"><text:span text:style-name="T1">Ex p</text:span></text:span>q<text:span text:style-name="Default_20_Paragraph_20_Font"><text:span text:style-name="T1">steriori parte non facile ese huiu</text:span></text:span>s<text:span text:style-name="Default_20_Paragraph_20_Font"><text:span text:style-name="T1">modi luxationem.<text:line-break/>in anteriora fieri , nisi pergrave aliqu</text:span></text:span>o<text:span text:style-name="Default_20_Paragraph_20_Font"><text:span text:style-name="T1">d pondus incidat.<text:line-break/>Nam ex ossibus extrinsecus enatis unumquodque tale est,<text:line-break/>ut anterius</text:span></text:span> i<text:span text:style-name="Default_20_Paragraph_20_Font"><text:span text:style-name="T1">psu</text:span></text:span>m <text:span text:style-name="Default_20_Paragraph_20_Font"><text:span text:style-name="T1">feangatur, priusquam mullum intro<text:line-break/>declinaverit, et ligamenta violenter ad</text:span></text:span>i<text:span text:style-name="Default_20_Paragraph_20_Font"><text:span text:style-name="T1">gens, et artica-<text:line-break/>los e sede sua in attam motos. Rem spinalis medulla<text:line-break/>lab</text:span></text:span>o<text:span text:style-name="Default_20_Paragraph_20_Font"><text:span text:style-name="T1">rat, si m</text:span></text:span>o<text:span text:style-name="Default_20_Paragraph_20_Font"><text:span text:style-name="T1">d</text:span></text:span>ia<text:span text:style-name="Default_20_Paragraph_20_Font"><text:span text:style-name="T1">e e loco insectatur, vertebra in eu</text:span></text:span>m<text:line-break/><text:span text:style-name="Default_20_Paragraph_20_Font"><text:span text:style-name="T1">m</text:span></text:span>o<text:span text:style-name="Default_20_Paragraph_20_Font"><text:span text:style-name="T1">dum exiliente; item vertebra luxata comprimit spina-<text:line-break/>lem medullam, nisi etiam abruperit, presa vero et gra-<text:line-break/>vata hac, mull</text:span></text:span>o<text:span text:style-name="Default_20_Paragraph_20_Font"><text:span text:style-name="T1">ru</text:span></text:span>m <text:span text:style-name="Default_20_Paragraph_20_Font"><text:span text:style-name="T1">magnorum et insig</text:span></text:span>n<text:span text:style-name="Default_20_Paragraph_20_Font"><text:span text:style-name="T1">ium membrorum<text:line-break/>stupore</text:span></text:span>m <text:span text:style-name="Default_20_Paragraph_20_Font"><text:span text:style-name="T1">efficeret. Quare non poterit medicus, qu</text:span></text:span>o<text:span text:style-name="Default_20_Paragraph_20_Font"><text:span text:style-name="T1">mod</text:span></text:span>o<text:line-break/><text:span text:style-name="Default_20_Paragraph_20_Font"><text:span text:style-name="T1">oportet, vertebra</text:span></text:span>m <text:span text:style-name="Default_20_Paragraph_20_Font"><text:span text:style-name="T1">dirigere, mullis vi</text:span></text:span>o<text:span text:style-name="Default_20_Paragraph_20_Font"><text:span text:style-name="T1">lentisque aliis ,na-<text:line-break/>lis instantibus, ac ideo qu</text:span></text:span>o<text:span text:style-name="Default_20_Paragraph_20_Font"><text:span text:style-name="T1">d ne inserere quidem liceat,.<text:line-break/>neque conquassere, neque atio ull</text:span></text:span>o <text:span text:style-name="Default_20_Paragraph_20_Font"><text:span text:style-name="T1">modo, constat, nisi<text:line-break/>quis, disiecto h</text:span></text:span>o<text:span text:style-name="Default_20_Paragraph_20_Font"><text:span text:style-name="T1">mine , deinde</text:span></text:span> i<text:span text:style-name="Default_20_Paragraph_20_Font"><text:span text:style-name="T1">niecta in cavitatem ab<text:line-break/>interi</text:span></text:span>o<text:span text:style-name="Default_20_Paragraph_20_Font"><text:span text:style-name="T1">ri parte manu, furas repellat. </text:span></text:span>A<text:span text:style-name="Default_20_Paragraph_20_Font"><text:span text:style-name="T1">tque haec m</text:span></text:span>o<text:span text:style-name="Default_20_Paragraph_20_Font"><text:span text:style-name="T1">r-</text:span></text:span></text:p>
      <text:p text:style-name="P3"><text:span text:style-name="Default_20_Paragraph_20_Font"><text:span text:style-name="T1">tu</text:span></text:span>o <text:span text:style-name="Default_20_Paragraph_20_Font"><text:span text:style-name="T1">licet facere , vivo non admodu</text:span></text:span>m. <text:span text:style-name="Default_20_Paragraph_20_Font"><text:span text:style-name="T1">cur autem haec<text:line-break/>scribo? qu</text:span></text:span>o<text:span text:style-name="Default_20_Paragraph_20_Font"><text:span text:style-name="T1">niam putant nonnulli, homines se sanasse,<text:line-break/>quibus ab interi</text:span></text:span>o<text:span text:style-name="Default_20_Paragraph_20_Font"><text:span text:style-name="T1">re parte vertebrae inciderant, </text:span></text:span>o<text:span text:style-name="Default_20_Paragraph_20_Font"><text:span text:style-name="T1">mnino<text:line-break/>articul</text:span></text:span>o<text:span text:style-name="Default_20_Paragraph_20_Font"><text:span text:style-name="T1">s praetergressi. Atqui facillimam curatu disior-<text:line-break/>tionem hanc quidam putant, ac nihil ind</text:span></text:span>i<text:span text:style-name="Default_20_Paragraph_20_Font"><text:span text:style-name="T1">gere infecti</text:span></text:span>o<text:span text:style-name="Default_20_Paragraph_20_Font"><text:span text:style-name="T1">ne,<text:line-break/>sed sponte sua ejusm</text:span></text:span>o<text:span text:style-name="Default_20_Paragraph_20_Font"><text:span text:style-name="T1">di sanos fieri. ignorant autem<text:line-break/>mullum, et hoc lucrantur, quod ignorant. Nam proxim<text:line-break/>mi</text:span></text:span>s <text:span text:style-name="Default_20_Paragraph_20_Font"><text:span text:style-name="T1">suadent , sed propter h</text:span></text:span>o<text:span text:style-name="Default_20_Paragraph_20_Font"><text:span text:style-name="T1">c dec</text:span></text:span>i<text:span text:style-name="Default_20_Paragraph_20_Font"><text:span text:style-name="T1">piuntur. Putant, .sui-<text:line-break/>nam excedentem in d</text:span></text:span>o<text:span text:style-name="Default_20_Paragraph_20_Font"><text:span text:style-name="T1">rso h</text:span></text:span>o<text:span text:style-name="Default_20_Paragraph_20_Font"><text:span text:style-name="T1">c vertebra</text:span></text:span>s <text:span text:style-name="Default_20_Paragraph_20_Font"><text:span text:style-name="T1">ipsa</text:span></text:span>s <text:span text:style-name="Default_20_Paragraph_20_Font"><text:span text:style-name="T1">esse, quoP<text:line-break/>aiam singulae rotundae ad tactum apparent, ignorante</text:span></text:span>s,<text:line-break/><text:span text:style-name="Default_20_Paragraph_20_Font"><text:span text:style-name="T1">quod</text:span></text:span> q<text:span text:style-name="Default_20_Paragraph_20_Font"><text:span text:style-name="T1">sse haec sint a vertebris prosecta , de quibus paulo<text:line-break/>ante dictum est , at quibus vertebrae</text:span></text:span> m<text:span text:style-name="Default_20_Paragraph_20_Font"><text:span text:style-name="T1">ultae in aateriora<text:line-break/>recedunt, arctisiimum enim inter omnia animantia homo -<text:line-break/>senum habet, quantum ad magnitudinem attinet , a p</text:span></text:span>o<text:span text:style-name="Default_20_Paragraph_20_Font"><text:span text:style-name="T1">ste-<text:line-break/>rictibu</text:span></text:span>s <text:span text:style-name="Default_20_Paragraph_20_Font"><text:span text:style-name="T1">in anter</text:span></text:span>io<text:span text:style-name="Default_20_Paragraph_20_Font"><text:span text:style-name="T1">ra, aliquand</text:span></text:span>o <text:span text:style-name="Default_20_Paragraph_20_Font"><text:span text:style-name="T1">etiam in pectore. </text:span></text:span>Q<text:span text:style-name="Default_20_Paragraph_20_Font"><text:span text:style-name="T1">uum<text:line-break/>igitur aliqu</text:span></text:span>o<text:span text:style-name="Default_20_Paragraph_20_Font"><text:span text:style-name="T1">d ex his</text:span></text:span> o<text:span text:style-name="Default_20_Paragraph_20_Font"><text:span text:style-name="T1">ssibu</text:span></text:span>s <text:span text:style-name="Default_20_Paragraph_20_Font"><text:span text:style-name="T1">e</text:span></text:span>m<text:span text:style-name="Default_20_Paragraph_20_Font"><text:span text:style-name="T1">inentibus valide confea-<text:line-break/></text:span></text:span>t<text:span text:style-name="Default_20_Paragraph_20_Font"><text:span text:style-name="T1">uu</text:span></text:span>m <text:span text:style-name="Default_20_Paragraph_20_Font"><text:span text:style-name="T1">suerit, seve unum, seve plura, hac deprisil</text:span></text:span>o<text:span text:style-name="Default_20_Paragraph_20_Font"><text:span text:style-name="T1">r locus<text:line-break/>efficitur, vel hinc, vel inde; prop</text:span></text:span>t<text:span text:style-name="Default_20_Paragraph_20_Font"><text:span text:style-name="T1">erea dec</text:span></text:span>i<text:span text:style-name="Default_20_Paragraph_20_Font"><text:span text:style-name="T1">piuntur, dum</text:span></text:span></text:p>
      <text:p text:style-name="P3"><text:span text:style-name="Default_20_Paragraph_20_Font"><text:span text:style-name="T1">putant, vertebras intr</text:span></text:span>o <text:span text:style-name="Default_20_Paragraph_20_Font"><text:span text:style-name="T1">prolabi</text:span></text:span>. .Porro quod maximam<text:line-break/>vjm habet similium et dissimilium dign<text:span text:style-name="Default_20_Paragraph_20_Font"><text:span text:style-name="T1">a</text:span></text:span>tio, omnisque<text:line-break/>artifex desiderat discernere, similesne a<text:span text:style-name="Default_20_Paragraph_20_Font"><text:span text:style-name="T1">n</text:span></text:span> dissimiles res<text:line-break/>sint, circa quas versatur, ex hoc exemplo licet colligere.<text:line-break/>Quum enim in exercitatione magna pars propofitae co-<text:line-break/>glut<text:span text:style-name="Default_20_Paragraph_20_Font"><text:span text:style-name="T1">t</text:span></text:span>onis consistat, non in ge<text:span text:style-name="Default_20_Paragraph_20_Font"><text:span text:style-name="T1">n</text:span></text:span>eralibus exemplis videre<text:line-break/>convenit, fed in multis variisque exercitari, et praefer- -<text:line-break/>tim quae ab his petita sunt, qui optime horum artem<text:line-break/>elaboraverunt, qualis est Hippocrates et Plato.</text:p>
      <text:h text:style-name="Heading_20_2" text:outline-level="2">Cap. U </text:h>
      <text:p text:style-name="P31">Quum igitur Plato primo libro de Repu-<text:line-break/>blica ostendisset variis exemplis, ex quorum numero est,<text:line-break/>et civitatis gubernatores et medicos artificibus, quibus<text:line-break/>praesunt imperantque, quosque regunt, illis utilitatem,<text:line-break/>non sibi suppeditare, deridens Thrasymachus pastorum<text:line-break/>et bubulcorum meminit, qui sibi ipsis commodum, non<text:line-break/>ovibus et bobus, exhibenti Verum Socrates ostendit, ipso-<text:line-break/>tum scopum et finem esse, alium sane iis, qui in pasto-<text:line-break/>vitia et bucolica arte nihil praeter ovium et boum utili-</text:p>
      <text:p text:style-name="P3">talem respiciunt, alium vero, qui animaliauid epulas et<text:line-break/>venditionem alunt. Itaque constat, quod at medicus,<text:line-break/>quatenus medicus est, eatenus corporis sanitati prospicit;<text:line-break/>quatenus autem aliud quid agit, inde appellationem quo-<text:line-break/>que habebit. Nonnulli etiam divitiarum gratia artem<text:line-break/>medicam tractant; nonnulli propter mulclam ex legibus<text:line-break/>ipsis impositam; quidam vero propter humanitatem,<text:line-break/>quemadmodum assi ob gloriam inde aut honorem compa-<text:line-break/>randum. Nominabuntur igitur, quatenus sanitatis sunt<text:line-break/>opifices, communiter omnes medici ; quatenus autem<text:line-break/>ob diversa consilia actiones aggrediuntur , hic humanus,<text:line-break/>ille honoris studiosus, alius gloriae, alius divitiarum<text:line-break/>affectator. Non igitur medicis finis est tanquam medicis,<text:line-break/>ut gloriam aut fructum percipiant, sicut Menodotus.<text:line-break/>empiricus scriptum reliquit, id quod curae fuit Meno-<text:line-break/>doto, Diocli vero minime, quemadmodum nec Hippo-<text:line-break/>crati et Empedocli, neque aliis veterum permultis, qui<text:line-break/>ob humanitatem benignitatemque naturae aegrotis mede-.</text:p>
      <text:p text:style-name="P3">bantur. Qui igitur in hujusmodi exemplis fle exercuerit,<text:line-break/>cujusm<text:span text:style-name="Default_20_Paragraph_20_Font"><text:span text:style-name="T1">o</text:span></text:span>di valde multa apud Hippocratem et Platonem<text:line-break/>reperiuntur, facile inspiciet et pr<text:span text:style-name="Default_20_Paragraph_20_Font"><text:span text:style-name="T1">o</text:span></text:span>pria cujusque artis,<text:line-break/>et communia. Etenim S<text:span text:style-name="Default_20_Paragraph_20_Font"><text:span text:style-name="T1">o</text:span></text:span>crates cum Thrafymach<text:span text:style-name="Default_20_Paragraph_20_Font"><text:span text:style-name="T1">o</text:span></text:span> in<text:line-break/>primo de Republica disserens <text:span text:style-name="Default_20_Paragraph_20_Font"><text:span text:style-name="T1">o</text:span></text:span>stendit, <text:span text:style-name="Default_20_Paragraph_20_Font"><text:span text:style-name="T1">o</text:span></text:span>pili<text:span text:style-name="Default_20_Paragraph_20_Font"><text:span text:style-name="T1">o</text:span></text:span>nes et bu-<text:line-break/>hulc<text:span text:style-name="Default_20_Paragraph_20_Font"><text:span text:style-name="T1">o</text:span></text:span>s c<text:span text:style-name="Default_20_Paragraph_20_Font"><text:span text:style-name="T1">o</text:span></text:span>mmunicare inter fe, quatenus funi opili<text:span text:style-name="Default_20_Paragraph_20_Font"><text:span text:style-name="T1">o</text:span></text:span>nes et<text:line-break/>bubulci, differre autem quatenus hic tanquam divitiis<text:line-break/>inhians, ille ad epulas animalia reddit pinguia. Quin<text:line-break/>etiam Hippocrates de fracturis plenius d<text:span text:style-name="Default_20_Paragraph_20_Font"><text:span text:style-name="T1">o</text:span></text:span>cuit discernere<text:line-break/>ut communia et propria. In artibus autem hoc est,<text:line-break/>similiane sint, an dissimilia. Unum enim sunt tres hae<text:line-break/>c<text:span text:style-name="Default_20_Paragraph_20_Font"><text:span text:style-name="T1">o</text:span></text:span>nsiderati<text:span text:style-name="Default_20_Paragraph_20_Font"><text:span text:style-name="T1">o</text:span></text:span>nes, tum quae de c<text:span text:style-name="Default_20_Paragraph_20_Font"><text:span text:style-name="T1">o</text:span></text:span>mmunibus et propriis,<text:line-break/>tum quae discernimus, num similes an dissimiles res, quae<text:line-break/>comparantur, existant, tertia ad haec, qua speculamu<text:span text:style-name="Default_20_Paragraph_20_Font"><text:span text:style-name="T1">r,<text:line-break/></text:span></text:span>quid idem in ipsis sit, et quid diversum. Consueverunt<text:line-break/>enim Graeci similia n<text:span text:style-name="Default_20_Paragraph_20_Font"><text:span text:style-name="T1">o</text:span></text:span>nnunquam v<text:span text:style-name="Default_20_Paragraph_20_Font"><text:span text:style-name="T1">o</text:span></text:span>care, quae idem ali-<text:line-break/>quid <text:span text:style-name="Default_20_Paragraph_20_Font"><text:span text:style-name="T1">o</text:span></text:span>bti<text:span text:style-name="Default_20_Paragraph_20_Font"><text:span text:style-name="T1">n</text:span></text:span>ent. Item exempla secundum idem in iis, quae<text:line-break/>c<text:span text:style-name="Default_20_Paragraph_20_Font"><text:span text:style-name="T1">o</text:span></text:span>nferuntur, Plato n<text:span text:style-name="Default_20_Paragraph_20_Font"><text:span text:style-name="T1">o</text:span></text:span>s facere praecepit. Viclua est huic</text:p>
      <text:p text:style-name="P3">contemplationi et ea, quae dividendi constat methodo,<text:line-break/>cujus exercitium Plato in Sophista et Politico tracta-<text:line-break/>vit, usum vero ipsius non in his modo,. verum clarissime<text:line-break/>simul et absolutissime in Philebo et Phaedro, quin etiam<text:line-break/>in commentario de Republica aliisque multis ostendit.<text:line-break/>In Sophista igitur et Politico docet, quomodo aliquis loco<text:line-break/>appellationis sermone interpretatur claro pariter et com-<text:line-break/>pendiofo ipfius significatum, quem sermonem finem et<text:line-break/>definiti<text:span text:style-name="Default_20_Paragraph_20_Font"><text:span text:style-name="T1">o</text:span></text:span>nem eximie Platonis sectatores vocarunt. In<text:line-break/>Philebo autem et Phaedro divisoriam compofitoriamque<text:line-break/>speculationem maxime necessariam esse ad artium conisi-<text:line-break/>lotionem ostendit, qui duplici modo in ea exercitari<text:line-break/>praecipit, a primo sime et gene<text:span text:style-name="Default_20_Paragraph_20_Font"><text:span text:style-name="T1">r</text:span></text:span>alissimo descendentes ad<text:line-break/>ea, quae non amplius dividi queunt, per differentias in<text:line-break/>medio consistentes, quibus et definitiones specierum<text:line-break/>constitui in Sophista et Politico monstraverat, contra<text:line-break/>vero a specialissimis, quae multa sunt, ad primum genus</text:p>
      <text:p text:style-name="P3">per comp<text:span text:style-name="Default_20_Paragraph_20_Font"><text:span text:style-name="T1">o</text:span></text:span>sitionem ascendentes; viam enim esse utrius-<text:line-break/>que unam, fed iter duplex ab . altero primorum ad<text:line-break/>alterum vicissim eunti. Dicit itaque de ipsis in Phaedro<text:line-break/>ad hunc modum. <text:span text:style-name="Default_20_Paragraph_20_Font"><text:span text:style-name="T1">Mil</text:span></text:span>i<text:span text:style-name="Default_20_Paragraph_20_Font"><text:span text:style-name="T1">i quidem videmur caetera revera<text:line-break/>lusisse. At si qui</text:span></text:span>s <text:span text:style-name="Default_20_Paragraph_20_Font"><text:span text:style-name="T1">duarum specierum, in quas m</text:span></text:span>o<text:span text:style-name="Default_20_Paragraph_20_Font"><text:span text:style-name="T1">d</text:span></text:span>o <text:span text:style-name="Default_20_Paragraph_20_Font"><text:span text:style-name="T1">scr-<text:line-break/>tuna incidimus, vim arte comprehender</text:span></text:span>i<text:span text:style-name="Default_20_Paragraph_20_Font"><text:span text:style-name="T1">t, opus non<text:line-break/>ingratum fuerit consecutus. Quas species dicis? Ut in<text:line-break/>unam ideam conspiciens possem diseersu d</text:span></text:span>u<text:span text:style-name="Default_20_Paragraph_20_Font"><text:span text:style-name="T1">cat, qu</text:span></text:span>o <text:span text:style-name="Default_20_Paragraph_20_Font"><text:span text:style-name="T1">sen..<text:line-break/>gula despuens manifestum reddat semper id, de qu</text:span></text:span>o <text:span text:style-name="Default_20_Paragraph_20_Font"><text:span text:style-name="T1">osi-<text:line-break/>tur ; quemadmodum n</text:span></text:span>o<text:span text:style-name="Default_20_Paragraph_20_Font"><text:span text:style-name="T1">s in praesent</text:span></text:span>i<text:span text:style-name="Default_20_Paragraph_20_Font"><text:span text:style-name="T1">a, quid am</text:span></text:span>o<text:span text:style-name="Default_20_Paragraph_20_Font"><text:span text:style-name="T1">r sit, disi.<text:line-break/>nivimus, seve bene, seve male id suctum set. Certe hinc<text:line-break/>d</text:span></text:span>isput<text:span text:style-name="Default_20_Paragraph_20_Font"><text:span text:style-name="T1">atio n</text:span></text:span>o<text:span text:style-name="Default_20_Paragraph_20_Font"><text:span text:style-name="T1">stra claritatem in se habuit c</text:span></text:span>o<text:span text:style-name="Default_20_Paragraph_20_Font"><text:span text:style-name="T1">nstantemque<text:line-break/>sebi ipso concordiam. Alteram vero .speciem quam dici</text:span></text:span>t,<text:line-break/><text:span text:style-name="Default_20_Paragraph_20_Font"><text:span text:style-name="T1">o socrat</text:span></text:span>a<text:span text:style-name="Default_20_Paragraph_20_Font"><text:span text:style-name="T1">s ? Ut rursu</text:span></text:span>s <text:span text:style-name="Default_20_Paragraph_20_Font"><text:span text:style-name="T1">secundum species articulatim pro<text:line-break/>rerum natura incidat, neque imperiti coqui ritu ni;,<text:line-break/>me</text:span></text:span>m<text:span text:style-name="Default_20_Paragraph_20_Font"><text:span text:style-name="T1">bra constringere aggrediatur. </text:span></text:span>Haec igitur generatim<text:line-break/>de dividendi componendique metlrodo a Platone fiunt<text:line-break/>comprehensa. Digressus autem ad artem rhetoricam,</text:p>
      <text:p text:style-name="P3">(erit nobis unum aliquod totius operis exemplum,^ haec<text:line-break/>feribit. <text:span text:style-name="Default_20_Paragraph_20_Font"><text:span text:style-name="T1">Quand</text:span></text:span>o<text:span text:style-name="Default_20_Paragraph_20_Font"><text:span text:style-name="T1">quidem dicendi fuculla</text:span></text:span>s <text:span text:style-name="Default_20_Paragraph_20_Font"><text:span text:style-name="T1">quaedam animi-<text:line-break/>ev</text:span></text:span>o<text:span text:style-name="Default_20_Paragraph_20_Font"><text:span text:style-name="T1">cati</text:span></text:span>o <text:span text:style-name="Default_20_Paragraph_20_Font"><text:span text:style-name="T1">et</text:span></text:span> o<text:span text:style-name="Default_20_Paragraph_20_Font"><text:span text:style-name="T1">blectati</text:span></text:span>o <text:span text:style-name="Default_20_Paragraph_20_Font"><text:span text:style-name="T1">est, futurum oratorem necesse est,<text:line-break/>quot specie</text:span></text:span>s <text:span text:style-name="Default_20_Paragraph_20_Font"><text:span text:style-name="T1">anima habeat, cogn</text:span></text:span>o<text:span text:style-name="Default_20_Paragraph_20_Font"><text:span text:style-name="T1">scere. sunt itaque to</text:span></text:span>t<text:line-break/><text:span text:style-name="Default_20_Paragraph_20_Font"><text:span text:style-name="T1">talesque , unde hi tales , illi tales</text:span></text:span> e<text:span text:style-name="Default_20_Paragraph_20_Font"><text:span text:style-name="T1">fficiuntur. fuis ita<text:line-break/>disiincti</text:span></text:span>s, <text:span text:style-name="Default_20_Paragraph_20_Font"><text:span text:style-name="T1">orationum quoque tot tale</text:span></text:span>s<text:span text:style-name="Default_20_Paragraph_20_Font"><text:span text:style-name="T1">que sunt species,<text:line-break/>ejusmodi vero singulae.- Tales igi</text:span></text:span>t<text:span text:style-name="Default_20_Paragraph_20_Font"><text:span text:style-name="T1">ur</text:span></text:span> I<text:span text:style-name="Default_20_Paragraph_20_Font"><text:span text:style-name="T1">ntibus quibu</text:span></text:span>s<text:span text:style-name="Default_20_Paragraph_20_Font"><text:span text:style-name="T1">da</text:span></text:span>m<text:line-break/><text:span text:style-name="Default_20_Paragraph_20_Font"><text:span text:style-name="T1">orationibus certa quadam de causa ad ejusmodi res<text:line-break/>facile pe</text:span></text:span>r<text:span text:style-name="Default_20_Paragraph_20_Font"><text:span text:style-name="T1">suadentur; aliter autem asse</text:span></text:span>d<text:span text:style-name="Default_20_Paragraph_20_Font"><text:span text:style-name="T1">i</text:span></text:span> o<text:span text:style-name="Default_20_Paragraph_20_Font"><text:span text:style-name="T1">b aliqua</text:span></text:span>m<text:line-break/><text:span text:style-name="Default_20_Paragraph_20_Font"><text:span text:style-name="T1">c</text:span></text:span>o<text:span text:style-name="Default_20_Paragraph_20_Font"><text:span text:style-name="T1">nsum minime. oportet itaque eum, qui haec satis<text:line-break/>perspexerit, p</text:span></text:span>o<text:span text:style-name="Default_20_Paragraph_20_Font"><text:span text:style-name="T1">stea in ipsos negotiis , quae suat agnn-<text:line-break/>turque, animadverso .acute posse sensa assequi, aut nihil<text:line-break/>amplius quam verba, quae audivit, habet. At quum<text:line-break/>abunde p</text:span></text:span>o<text:span text:style-name="Default_20_Paragraph_20_Font"><text:span text:style-name="T1">test dicere, quis quibus orati</text:span></text:span>o<text:span text:style-name="Default_20_Paragraph_20_Font"><text:span text:style-name="T1">nibus capiatur,<text:line-break/>praesen</text:span></text:span>t<text:span text:style-name="Default_20_Paragraph_20_Font"><text:span text:style-name="T1">emque hominem acute percipit eo inge</text:span></text:span>m<text:span text:style-name="Default_20_Paragraph_20_Font"><text:span text:style-name="T1">o praedi-<text:line-break/>tum, de quo antea fuerit disputatum, sec</text:span></text:span> i<text:span text:style-name="Default_20_Paragraph_20_Font"><text:span text:style-name="T1">psum effi<text:line-break/>talibus orationibus ad talia compellandum, .se</text:span></text:span>m<text:span text:style-name="Default_20_Paragraph_20_Font"><text:span text:style-name="T1">ita instra-<text:line-break/>ctus .tum demum perfecte artem hanc erit c</text:span></text:span>o<text:span text:style-name="Default_20_Paragraph_20_Font"><text:span text:style-name="T1">nsecutus,</text:span></text:span></text:p>
      <text:p text:style-name="P3"><text:span text:style-name="Default_20_Paragraph_20_Font"><text:span text:style-name="T1">quum ad superi</text:span></text:span>o<text:span text:style-name="Default_20_Paragraph_20_Font"><text:span text:style-name="T1">ra haec agiunxerit , ut opportunitatem<text:line-break/>loquendi tacendique</text:span></text:span> I<text:span text:style-name="Default_20_Paragraph_20_Font"><text:span text:style-name="T1">calleat; ite</text:span></text:span>m <text:span text:style-name="Default_20_Paragraph_20_Font"><text:span text:style-name="T1">quando conveniat uti<text:line-break/>et quand</text:span></text:span>o <text:span text:style-name="Default_20_Paragraph_20_Font"><text:span text:style-name="T1">non brev</text:span></text:span>i<text:span text:style-name="Default_20_Paragraph_20_Font"><text:span text:style-name="T1">doquentia, c</text:span></text:span>o<text:span text:style-name="Default_20_Paragraph_20_Font"><text:span text:style-name="T1">mmiserati</text:span></text:span>o<text:span text:style-name="Default_20_Paragraph_20_Font"><text:span text:style-name="T1">ne, vehemen-<text:line-break/>tia a</text:span></text:span>c<text:span text:style-name="Default_20_Paragraph_20_Font"><text:span text:style-name="T1">ri</text:span></text:span>o<text:span text:style-name="Default_20_Paragraph_20_Font"><text:span text:style-name="T1">ri amplificationeque ; caeterum partium</text:span></text:span> o<text:span text:style-name="Default_20_Paragraph_20_Font"><text:span text:style-name="T1">ra.<text:line-break/>t</text:span></text:span>in<text:span text:style-name="Default_20_Paragraph_20_Font"><text:span text:style-name="T1">ni</text:span></text:span>s, <text:span text:style-name="Default_20_Paragraph_20_Font"><text:span text:style-name="T1">qua</text:span></text:span>s <text:span text:style-name="Default_20_Paragraph_20_Font"><text:span text:style-name="T1">didicerit, usum tempestivum vel intempejti-<text:line-break/>vum c</text:span></text:span>o<text:span text:style-name="Default_20_Paragraph_20_Font"><text:span text:style-name="T1">gnoverit, absolute hanc era artem executu</text:span></text:span>s, <text:span text:style-name="Default_20_Paragraph_20_Font"><text:span text:style-name="T1">prius<text:line-break/>verq minime; in qu</text:span></text:span>o<text:span text:style-name="Default_20_Paragraph_20_Font"><text:span text:style-name="T1">cunque vero horum defecerit vel<text:line-break/>dicendo, vel seribendo , licet ex arte verba fuc</text:span></text:span>a<text:span text:style-name="Default_20_Paragraph_20_Font"><text:span text:style-name="T1">re se<text:line-break/>dicat; ipse; cui. n</text:span></text:span>o<text:span text:style-name="Default_20_Paragraph_20_Font"><text:span text:style-name="T1">n persuadetur, vincit. </text:span></text:span>.Haec protulit<text:line-break/>de rhetorica, docens inibi, quomodo aliquis optime ipsam<text:line-break/>constituat methodo usus, non, quemadmodum vulgus,<text:line-break/>experientia et conve<text:span text:style-name="Default_20_Paragraph_20_Font"><text:span text:style-name="T1">r</text:span></text:span>satione. Ad haec quum inferius<text:line-break/>multa interim utilia commemorasset, in caput ipsa redi-.<text:line-break/>gens ad verbum sic dixit. <text:span text:style-name="Default_20_Paragraph_20_Font"><text:span text:style-name="T1">Quapropter, si aliud qutp-.<text:line-break/>piam de arte dixeris, auscultabimus quidem; sin minus,<text:line-break/>his, quae paulo ante recensuimus, fidem adhibebimus,<text:line-break/>quod videlicet, nisi quis audit</text:span></text:span>o<text:span text:style-name="Default_20_Paragraph_20_Font"><text:span text:style-name="T1">rum ingenia noverit. difiin-<text:line-break/>xeritque, atque re</text:span></text:span>s i<text:span text:style-name="Default_20_Paragraph_20_Font"><text:span text:style-name="T1">psa</text:span></text:span>s <text:span text:style-name="Default_20_Paragraph_20_Font"><text:span text:style-name="T1">in specie</text:span></text:span>s <text:span text:style-name="Default_20_Paragraph_20_Font"><text:span text:style-name="T1">sua</text:span></text:span>s <text:span text:style-name="Default_20_Paragraph_20_Font"><text:span text:style-name="T1">disereverit,<text:line-break/>rursu</text:span></text:span>s<text:span text:style-name="Default_20_Paragraph_20_Font"><text:span text:style-name="T1">que singula specie una comprehenderit, nunquam</text:span></text:span></text:p>
      <text:p text:style-name="P3"><text:span text:style-name="Default_20_Paragraph_20_Font"><text:span text:style-name="T1">dicendi ar</text:span></text:span>t<text:span text:style-name="Default_20_Paragraph_20_Font"><text:span text:style-name="T1">em, qu</text:span></text:span>o<text:span text:style-name="Default_20_Paragraph_20_Font"><text:span text:style-name="T1">ad b</text:span></text:span>o<text:span text:style-name="Default_20_Paragraph_20_Font"><text:span text:style-name="T1">mini licet, ad</text:span></text:span>i<text:span text:style-name="Default_20_Paragraph_20_Font"><text:span text:style-name="T1">piseetur.</text:span></text:span> In hoc<text:line-break/>libro succincte egit de generali omnium artium constitu-<text:line-break/>tione, et de rhetorica; exactissime vero totum sermonem<text:line-break/>in Philebo persecutus esu Ego a principalissimis exor-<text:line-break/>diar, prima hac ipsius oratione afcripta. <text:span text:style-name="Default_20_Paragraph_20_Font"><text:span text:style-name="T1">Vox, inquam,<text:line-break/>ex</text:span></text:span> o<text:span text:style-name="Default_20_Paragraph_20_Font"><text:span text:style-name="T1">re nobi</text:span></text:span>s <text:span text:style-name="Default_20_Paragraph_20_Font"><text:span text:style-name="T1">erumpen</text:span></text:span>s <text:span text:style-name="Default_20_Paragraph_20_Font"><text:span text:style-name="T1">una</text:span></text:span> est, <text:span text:style-name="Default_20_Paragraph_20_Font"><text:span text:style-name="T1">et i</text:span></text:span>i<text:span text:style-name="Default_20_Paragraph_20_Font"><text:span text:style-name="T1">ifinitae rursu</text:span></text:span>s <text:span text:style-name="Default_20_Paragraph_20_Font"><text:span text:style-name="T1">v</text:span></text:span>o<text:span text:style-name="Default_20_Paragraph_20_Font"><text:span text:style-name="T1">ces<text:line-break/>num</text:span></text:span>e<text:span text:style-name="Default_20_Paragraph_20_Font"><text:span text:style-name="T1">r</text:span></text:span>o <text:span text:style-name="Default_20_Paragraph_20_Font"><text:span text:style-name="T1">et cunctorum parit</text:span></text:span>e<text:span text:style-name="Default_20_Paragraph_20_Font"><text:span text:style-name="T1">r</text:span></text:span> e<text:span text:style-name="Default_20_Paragraph_20_Font"><text:span text:style-name="T1">t cuiusque. Quidni?<text:line-break/>Neutro tamen horum d</text:span></text:span>o<text:span text:style-name="Default_20_Paragraph_20_Font"><text:span text:style-name="T1">cti efficimur sapient</text:span></text:span>e<text:span text:style-name="Default_20_Paragraph_20_Font"><text:span text:style-name="T1">sque, nec<text:line-break/>quod ejus inso</text:span></text:span>li<text:span text:style-name="Default_20_Paragraph_20_Font"><text:span text:style-name="T1">tum, neo iterum qu</text:span></text:span>o<text:span text:style-name="Default_20_Paragraph_20_Font"><text:span text:style-name="T1">d ejus unum aliud<text:line-break/>eogneseimu</text:span></text:span>s, <text:span text:style-name="Default_20_Paragraph_20_Font"><text:span text:style-name="T1">item qu</text:span></text:span>o<text:span text:style-name="Default_20_Paragraph_20_Font"><text:span text:style-name="T1">d et quale</text:span></text:span>s <text:span text:style-name="Default_20_Paragraph_20_Font"><text:span text:style-name="T1">siunt, tenemu</text:span></text:span>s<text:span text:style-name="Default_20_Paragraph_20_Font"><text:span text:style-name="T1">; h</text:span></text:span>o<text:span text:style-name="Default_20_Paragraph_20_Font"><text:span text:style-name="T1">c<text:line-break/>enim un</text:span></text:span>ii<text:span text:style-name="Default_20_Paragraph_20_Font"><text:span text:style-name="T1">mquemque n</text:span></text:span>o<text:span text:style-name="Default_20_Paragraph_20_Font"><text:span text:style-name="T1">strum grammaticum reddit. Vo-<text:line-break/>risilma l</text:span></text:span>o<text:span text:style-name="Default_20_Paragraph_20_Font"><text:span text:style-name="T1">queri</text:span></text:span>s. <text:span text:style-name="Default_20_Paragraph_20_Font"><text:span text:style-name="T1">Quin etiam id, qu</text:span></text:span>o<text:span text:style-name="Default_20_Paragraph_20_Font"><text:span text:style-name="T1">d musicum n</text:span></text:span>o<text:span text:style-name="Default_20_Paragraph_20_Font"><text:span text:style-name="T1">n<text:line-break/>efficit, h</text:span></text:span>o<text:span text:style-name="Default_20_Paragraph_20_Font"><text:span text:style-name="T1">c est idem. Qua ratione? Una qu</text:span></text:span>o<text:span text:style-name="Default_20_Paragraph_20_Font"><text:span text:style-name="T1">dammodo<text:line-break/>et in hac arte v</text:span></text:span>o<text:span text:style-name="Default_20_Paragraph_20_Font"><text:span text:style-name="T1">x ese.</text:span></text:span> Q<text:span text:style-name="Default_20_Paragraph_20_Font"><text:span text:style-name="T1">uidni? Duo item ponenda<text:line-break/>sunt, grave et acutum, ac tertium, tonus aequivalens.<text:line-break/>Nonne</text:span></text:span> i<text:span text:style-name="Default_20_Paragraph_20_Font"><text:span text:style-name="T1">ta? Jta. rerum tamen n</text:span></text:span>o<text:span text:style-name="Default_20_Paragraph_20_Font"><text:span text:style-name="T1">ndum musicae peri-<text:line-break/>tus er</text:span></text:span>is, <text:span text:style-name="Default_20_Paragraph_20_Font"><text:span text:style-name="T1">si haec sala cognoveris, et isia ignorans, ut<text:line-break/>ita l</text:span></text:span>o<text:span text:style-name="Default_20_Paragraph_20_Font"><text:span text:style-name="T1">nuar, nulliu</text:span></text:span>s <text:span text:style-name="Default_20_Paragraph_20_Font"><text:span text:style-name="T1">eris in musica</text:span></text:span> n<text:span text:style-name="Default_20_Paragraph_20_Font"><text:span text:style-name="T1">retri. Nullius. sed</text:span></text:span></text:p>
      <text:p text:style-name="P2"><text:span text:style-name="Default_20_Paragraph_20_Font"><text:span text:style-name="T1">postquam, </text:span></text:span>o <text:span text:style-name="Default_20_Paragraph_20_Font"><text:span text:style-name="T1">amice;. acceperi</text:span></text:span>s, <text:span text:style-name="Default_20_Paragraph_20_Font"><text:span text:style-name="T1">quot interdalli</text:span></text:span>T <text:span text:style-name="Default_20_Paragraph_20_Font"><text:span text:style-name="T1">v</text:span></text:span>o<text:span text:style-name="Default_20_Paragraph_20_Font"><text:span text:style-name="T1">ci</text:span></text:span>s <text:span text:style-name="Default_20_Paragraph_20_Font"><text:span text:style-name="T1">nu-<text:line-break/>mer</text:span></text:span>o <text:span text:style-name="Default_20_Paragraph_20_Font"><text:span text:style-name="T1">suat circa grave atque acutu</text:span></text:span>m, <text:span text:style-name="Default_20_Paragraph_20_Font"><text:span text:style-name="T1">et qualia, nec<text:line-break/>non intervall</text:span></text:span>o<text:span text:style-name="Default_20_Paragraph_20_Font"><text:span text:style-name="T1">rum termini, et quotcunque ex his compo-<text:line-break/>siti</text:span></text:span>o<text:span text:style-name="Default_20_Paragraph_20_Font"><text:span text:style-name="T1">nes proveniunt. Quae</text:span></text:span> m<text:span text:style-name="Default_20_Paragraph_20_Font"><text:span text:style-name="T1">aiores n</text:span></text:span>q<text:span text:style-name="Default_20_Paragraph_20_Font"><text:span text:style-name="T1">stri conspicientes<text:line-break/>nobis eorum sectatoribus , ut huiu</text:span></text:span>smo<text:span text:style-name="Default_20_Paragraph_20_Font"><text:span text:style-name="T1">di quaedam har-<text:line-break/>m</text:span></text:span>u<text:span text:style-name="Default_20_Paragraph_20_Font"><text:span text:style-name="T1">nias appellaremus, tradiderunt. Jn motibus prae-<text:line-break/>terea c</text:span></text:span>o<text:span text:style-name="Default_20_Paragraph_20_Font"><text:span text:style-name="T1">rporis alios qu</text:span></text:span>o<text:span text:style-name="Default_20_Paragraph_20_Font"><text:span text:style-name="T1">sdam tales inesse assectus monstra-<text:line-break/>ruat, quos numeri</text:span></text:span>s <text:span text:style-name="Default_20_Paragraph_20_Font"><text:span text:style-name="T1">dimensis rh</text:span></text:span>y<text:span text:style-name="Default_20_Paragraph_20_Font"><text:span text:style-name="T1">th</text:span></text:span>m<text:span text:style-name="Default_20_Paragraph_20_Font"><text:span text:style-name="T1">os atque mensuras<text:line-break/>vocari jnssere ; cogitare praeterea, quod eadem ratione de<text:line-break/>.. omni, qu</text:span></text:span>o<text:span text:style-name="Default_20_Paragraph_20_Font"><text:span text:style-name="T1">d unum</text:span></text:span> e<text:span text:style-name="Default_20_Paragraph_20_Font"><text:span text:style-name="T1">st et multa , co</text:span></text:span>i<text:span text:style-name="Default_20_Paragraph_20_Font"><text:span text:style-name="T1">isiderare debemus.</text:span></text:span></text:p>
      <text:p text:style-name="P1"><text:span text:style-name="Default_20_Paragraph_20_Font"><text:span text:style-name="T1">Nam quand</text:span></text:span>o <text:span text:style-name="Default_20_Paragraph_20_Font"><text:span text:style-name="T1">isia sic acc</text:span></text:span>i<text:span text:style-name="Default_20_Paragraph_20_Font"><text:span text:style-name="T1">pis, sapiens tunc evadis.<text:line-break/></text:span></text:span>Q<text:span text:style-name="Default_20_Paragraph_20_Font"><text:span text:style-name="T1">uum vero sat aliud quicquam ita considerans cap</text:span></text:span>i<text:span text:style-name="Default_20_Paragraph_20_Font"><text:span text:style-name="T1">s,<text:line-break/>sapiens ru</text:span></text:span>r<text:span text:style-name="Default_20_Paragraph_20_Font"><text:span text:style-name="T1">sus circa illud efficer</text:span></text:span>i<text:span text:style-name="Default_20_Paragraph_20_Font"><text:span text:style-name="T1">s. d</text:span></text:span>i<text:span text:style-name="Default_20_Paragraph_20_Font"><text:span text:style-name="T1">ffinita autem sin-<text:line-break/>gul</text:span></text:span>o<text:span text:style-name="Default_20_Paragraph_20_Font"><text:span text:style-name="T1">rum et in singulis multitudo vagum te incertum-<text:line-break/>que et rationis ac numeri reddit experte</text:span></text:span>m, <text:span text:style-name="Default_20_Paragraph_20_Font"><text:span text:style-name="T1">utpote in<text:line-break/>nullu</text:span></text:span>m <text:span text:style-name="Default_20_Paragraph_20_Font"><text:span text:style-name="T1">cuiusque numerum respicientem. Praeclare haec,<text:line-break/></text:span></text:span>0 <text:span text:style-name="Default_20_Paragraph_20_Font"><text:span text:style-name="T1">Philebe, socrates mihi dixisse videtur. Mil</text:span></text:span>i<text:span text:style-name="Default_20_Paragraph_20_Font"><text:span text:style-name="T1">i quoque:<text:line-break/>sed</text:span></text:span> q<text:span text:style-name="Default_20_Paragraph_20_Font"><text:span text:style-name="T1">uid ad rem hic sermo, quidve sibi vult? Recte id,</text:span></text:span></text:p>
      <text:p text:style-name="P3"><text:span text:style-name="Default_20_Paragraph_20_Font"><text:span text:style-name="T17">0 </text:span></text:span><text:span text:style-name="Default_20_Paragraph_20_Font"><text:span text:style-name="T1">Protarche, Philebu</text:span></text:span>s <text:span text:style-name="Default_20_Paragraph_20_Font"><text:span text:style-name="T1">isie quaesivit. Prorsu</text:span></text:span>s. <text:span text:style-name="Default_20_Paragraph_20_Font"><text:span text:style-name="T1">Resp</text:span></text:span>o<text:span text:style-name="Default_20_Paragraph_20_Font"><text:span text:style-name="T1">nde<text:line-break/>igitur ipso. Pactam quod vulti</text:span></text:span>s, <text:span text:style-name="Default_20_Paragraph_20_Font"><text:span text:style-name="T1">ubi de hi</text:span></text:span>s i<text:span text:style-name="Default_20_Paragraph_20_Font"><text:span text:style-name="T1">psi</text:span></text:span>s <text:span text:style-name="Default_20_Paragraph_20_Font"><text:span text:style-name="T1">pauli</text:span></text:span>s-<text:line-break/><text:span text:style-name="Default_20_Paragraph_20_Font"><text:span text:style-name="T1">per etiam adhuc disputaver</text:span></text:span>e. <text:span text:style-name="Default_20_Paragraph_20_Font"><text:span text:style-name="T1">Ut en</text:span></text:span>im, <text:span text:style-name="Default_20_Paragraph_20_Font"><text:span text:style-name="T1">se qui</text:span></text:span>s <text:span text:style-name="Default_20_Paragraph_20_Font"><text:span text:style-name="T1">unum<text:line-break/>aliquid acc</text:span></text:span>i<text:span text:style-name="Default_20_Paragraph_20_Font"><text:span text:style-name="T1">pit, is, ut diximus, haud m</text:span></text:span>o<text:span text:style-name="Default_20_Paragraph_20_Font"><text:span text:style-name="T1">x in insiniti<text:line-break/>naturam, sed in aliquem numerum descendere debet,<text:line-break/>ita vic</text:span></text:span>i<text:span text:style-name="Default_20_Paragraph_20_Font"><text:span text:style-name="T1">ssim, se quis insinitum primo sumere cogitur, ne-<text:line-break/>quaquam in unum continuo, sed in numerum quendam,<text:line-break/>qui multitud</text:span></text:span>i<text:span text:style-name="Default_20_Paragraph_20_Font"><text:span text:style-name="T1">nem aliquam habeat, debet intendere, ex<text:line-break/>omnibusque tandem in unum desinere. </text:span></text:span>Q<text:span text:style-name="Default_20_Paragraph_20_Font"><text:span text:style-name="T1">uod vero nunc<text:line-break/>diximus, rursu</text:span></text:span>s <text:span text:style-name="Default_20_Paragraph_20_Font"><text:span text:style-name="T1">in literis consectari licet. Quomodo?<text:line-break/>Postquam infinitam vocem cogitavit seve dea</text:span></text:span>s <text:span text:style-name="Default_20_Paragraph_20_Font"><text:span text:style-name="T1">aliqui</text:span></text:span>s,<text:line-break/><text:span text:style-name="Default_20_Paragraph_20_Font"><text:span text:style-name="T1">seve homo divinus, quali</text:span></text:span>s <text:span text:style-name="Default_20_Paragraph_20_Font"><text:span text:style-name="T1">apud Aeg</text:span></text:span>y<text:span text:style-name="Default_20_Paragraph_20_Font"><text:span text:style-name="T1">ptio</text:span></text:span>s <text:span text:style-name="Default_20_Paragraph_20_Font"><text:span text:style-name="T1">Theuth fuisse<text:line-break/>fertur , primo in</text:span></text:span> i<text:span text:style-name="Default_20_Paragraph_20_Font"><text:span text:style-name="T1">pso v</text:span></text:span>o<text:span text:style-name="Default_20_Paragraph_20_Font"><text:span text:style-name="T1">cis insinuate vocales literas con-<text:line-break/>sideravit, quae n</text:span></text:span>o<text:span text:style-name="Default_20_Paragraph_20_Font"><text:span text:style-name="T1">n una, sed plures sunt, rursusque<text:line-break/>alias, quae non vocis, sed seni participes essent, atque<text:line-break/>harum numerum certum similiter destnivit. Tertiam<text:line-break/>deinde specie</text:span></text:span>m <text:span text:style-name="Default_20_Paragraph_20_Font"><text:span text:style-name="T1">literarum disiinxit earum, quas nunc<text:line-break/>mutas vocamu</text:span></text:span>s. <text:span text:style-name="Default_20_Paragraph_20_Font"><text:span text:style-name="T1">Postrem</text:span></text:span>o <text:span text:style-name="Default_20_Paragraph_20_Font"><text:span text:style-name="T1">liquidas mutasque diserevit,</text:span></text:span></text:p>
      <text:p text:style-name="P3"><text:span text:style-name="Default_20_Paragraph_20_Font"><text:span text:style-name="T1">usque si</text:span></text:span>n<text:span text:style-name="Default_20_Paragraph_20_Font"><text:span text:style-name="T1">gula quaedam, vocalesque et media</text:span></text:span>s <text:span text:style-name="Default_20_Paragraph_20_Font"><text:span text:style-name="T1">eodem mo-<text:line-break/>do, donec, earu</text:span></text:span>m <text:span text:style-name="Default_20_Paragraph_20_Font"><text:span text:style-name="T1">numero in singulis speciebus et in uni-<text:line-break/>verses repert</text:span></text:span>o , <text:span text:style-name="Default_20_Paragraph_20_Font"><text:span text:style-name="T1">elementum vocavit. Quumque videret<text:line-break/>neminem n</text:span></text:span>o<text:span text:style-name="Default_20_Paragraph_20_Font"><text:span text:style-name="T1">strum h</text:span></text:span>o<text:span text:style-name="Default_20_Paragraph_20_Font"><text:span text:style-name="T1">rum quicqua</text:span></text:span>m seorsum <text:span text:style-name="Default_20_Paragraph_20_Font"><text:span text:style-name="T1">perceptu-<text:line-break/>ru</text:span></text:span>at<text:span text:style-name="Default_20_Paragraph_20_Font"><text:span text:style-name="T1">, nise omnia isosu percepisie</text:span></text:span>t, <text:span text:style-name="Default_20_Paragraph_20_Font"><text:span text:style-name="T1">hoc vinculum velati<text:line-break/>unum quiddam exisiens , - et haec - omnia unum fucere<text:line-break/>meditatus, quam una</text:span></text:span>m <text:span text:style-name="Default_20_Paragraph_20_Font"><text:span text:style-name="T1">in his esse artem grammaticam<text:line-break/>animadvertit , e</text:span></text:span>o <text:span text:style-name="Default_20_Paragraph_20_Font"><text:span text:style-name="T1">n</text:span></text:span>o<text:span text:style-name="Default_20_Paragraph_20_Font"><text:span text:style-name="T1">mine appellavit. </text:span></text:span>Haec quidem Plato<text:line-break/>de artium constitutione in Philebo tradidit , quae juxta<text:line-break/>methodum scilicet rationalem, non quae ex diutina in-<text:line-break/>quisitione, fed pa<text:span text:style-name="Default_20_Paragraph_20_Font"><text:span text:style-name="T1">r</text:span></text:span>ticularium experientia colligitur. Quod<text:line-break/>autem, nisi in divisione et compositione exerritatio acces-<text:line-break/>serit, nequeat rationalis artium constitutio fieri, palam<text:line-break/>est ex iis , quae hucusque a me sunt comprehensa. Quin<text:line-break/>etiam in toto libro Philebo deinceps -opere methodum in<text:line-break/>voluptate ostendit, universas ipsius differentias persecutus.</text:p>
      <text:p text:style-name="Normal">Cap. VI. S1O autem et Hippocrates factitavit in<text:line-break/>opere de victus ratione acutorum, accusans medicos</text:p>
      <text:p text:style-name="P3">Cnidios tanquam speciales generalesque morborum disserenti-<text:line-break/>as ignorantes. Ip<text:span text:style-name="Default_20_Paragraph_20_Font"><text:span text:style-name="T1">t</text:span></text:span>e autem indicat distinctiones, secundum quas<text:line-break/>id, quod unum ridetur esse, multa fiant, cum dividitur,<text:line-break/>non in morbis tantum, <text:span text:style-name="Default_20_Paragraph_20_Font"><text:span text:style-name="T1">t</text:span></text:span>est etiam in aliis omnibus; in<text:line-break/>quo plurimos ex clarissimis medicis in errorem lapsos<text:line-break/>invenire licet; adeoque in ipsis remediis. Nounulli siqui-<text:line-break/>dem ad particulares ipsorum u<text:span text:style-name="Default_20_Paragraph_20_Font"><text:span text:style-name="T1">t</text:span></text:span>us p<text:span text:style-name="Default_20_Paragraph_20_Font"><text:span text:style-name="T1">r</text:span></text:span>o<text:span text:style-name="Default_20_Paragraph_20_Font"><text:span text:style-name="T1">t</text:span></text:span>ecti disciplinam<text:line-break/>fecerunt ordine carentem. Quidam communissimum lo-<text:line-break/>quuti usque ad promptum imaginationem <text:span text:style-name="Default_20_Paragraph_20_Font"><text:span text:style-name="T1">s</text:span></text:span>ermonem<text:line-break/>fecerunt maxime methodicum , re vera autem vitiofissi-<text:line-break/>mum; inde inter fe dissenserunt, alii quidem, ut qui<text:line-break/>in remedio certi cujusdam affectus, exempli gratia pleu-<text:line-break/>ritidis, sanguinis missionem pronunciarem, alii pu<text:span text:style-name="Default_20_Paragraph_20_Font"><text:span text:style-name="T1">r</text:span></text:span>gatio-<text:line-break/>nem, quemadmodum et fomentum, hi pes spongias, illi,<text:line-break/>per sacculos a medicis dictos, aut per aliud quoddam.<text:line-break/>lnibi etiam de balneis et balnei abstinentia dissentiunt,<text:line-break/>oxymel, veI hydromel, aquam, vinum, ptlsanam, veI<text:line-break/>percolatum succum duntaxat exhibentes, vel hordeaceum</text:p>
      <text:p text:style-name="P3">fidum; alii et cibos; aliter alio distinguente differentias<text:line-break/>et aegrotantium, et praedicturum, iirdicavit, quid pleuri-<text:line-break/>fidis assectus requireret. Quomodo igitur spfe enumera-<text:line-break/>vcrit inordinatius primus inveniens, commentariis in opere<text:line-break/>de rictus ratione acutorum expono , quod aliqui inferi-<text:line-break/>bunt ad Cnidias sententias, quidam de ptisana, utrique<text:line-break/>male. At ego, ut hujus quoque sermonis manifestam<text:line-break/>disciplinam studiosi compendiose habeant, non pigebit<text:line-break/>capita significare. Etenim in pleuriticis nuper incipientibus<text:line-break/>latus dolere, tanquam dispositione nondum manifesta,<text:line-break/>tentare jubet fomenta, fotibusque calidis; ac ipsis mate-<text:line-break/>riam recensuit: deinde, si non salvatur, considerandum,<text:line-break/>ne paulo antea ribum assump<text:span text:style-name="Default_20_Paragraph_20_Font"><text:span text:style-name="T1">s</text:span></text:span>erit, an alvum dejecerrt,<text:line-break/>vel non, ac, quid faciendum sit, docet. At si his non<text:line-break/>cesserit, distinctiones scribit eorum, qui sanguinis missione<text:line-break/>indigent, et qui purgatione; porro in quibus mul<text:span text:style-name="Default_20_Paragraph_20_Font"><text:span text:style-name="T1">t</text:span></text:span>ae<text:line-break/>potu utendum est, aut oxymelite, aut aqua usque ad .</text:p>
      <text:p text:style-name="P3">judicationem, nullum dando cibum, in quibus succum<text:line-break/>ptisanae, aut h<text:span text:style-name="Default_20_Paragraph_20_Font"><text:span text:style-name="T1">o</text:span></text:span>rdeo utendum, tunc et cibi da<text:span text:style-name="Default_20_Paragraph_20_Font"><text:span text:style-name="T1">n</text:span></text:span>di sunt.<text:line-break/>Pari modo etiam de vini exhibitione distinguit, quibus<text:line-break/>da<text:span text:style-name="Default_20_Paragraph_20_Font"><text:span text:style-name="T1">n</text:span></text:span>dum sit, et quibus non , et quando , et quale. Simis<text:line-break/>Uter de balucis aliisque id genus. Porro, quum duplex<text:line-break/>sit error in divisionibus, quod alii minus, ac conveniat,<text:line-break/>dividant , alii exuperent secundum multitudinem, quae<text:line-break/>ad id, quod siccatur, propria non est, utrosque Hippocra- -<text:line-break/>tes accusans initio quidem libri haec traditi <text:span text:style-name="Default_20_Paragraph_20_Font"><text:span text:style-name="T1">Parietate</text:span></text:span>s<text:line-break/><text:span text:style-name="Default_20_Paragraph_20_Font"><text:span text:style-name="T1">m</text:span></text:span>o<text:span text:style-name="Default_20_Paragraph_20_Font"><text:span text:style-name="T1">rb</text:span></text:span>o<text:span text:style-name="Default_20_Paragraph_20_Font"><text:span text:style-name="T1">rum et divisionem multiiugam aliqui non ignora-<text:line-break/>runt, numero</text:span></text:span>s <text:span text:style-name="Default_20_Paragraph_20_Font"><text:span text:style-name="T1">autem singulorum morboru</text:span></text:span>m <text:span text:style-name="Default_20_Paragraph_20_Font"><text:span text:style-name="T1">dum mani-<text:line-break/>sesto vellent explicare, haud recte sumpserunt, ut qui<text:line-break/>d</text:span></text:span>i<text:span text:style-name="Default_20_Paragraph_20_Font"><text:span text:style-name="T1">fficile comprehendi possint: se hoc aliquis laborantium<text:line-break/>aegritudinem atteram ab altera nonnihil disierre significa-<text:line-break/>bit , non solum idem morbus esse videbitur, se neque idem<text:line-break/>nomen habeat. Porr</text:span></text:span>o <text:span text:style-name="Default_20_Paragraph_20_Font"><text:span text:style-name="T1">in re</text:span></text:span>m<text:span text:style-name="Default_20_Paragraph_20_Font"><text:span text:style-name="T1">ediis contra, quum ipso<text:line-break/>minus, quam par est , con</text:span></text:span>p<text:span text:style-name="Default_20_Paragraph_20_Font"><text:span text:style-name="T1">lectantur, in hunc modum ait.<text:line-break/>Ac non salum ob id non laudo, sed quoniam etiam pau-</text:span></text:span></text:p>
      <text:p text:style-name="P3"><text:span text:style-name="Default_20_Paragraph_20_Font"><text:span text:style-name="T1">ci</text:span></text:span>s <text:span text:style-name="Default_20_Paragraph_20_Font"><text:span text:style-name="T1">numer</text:span></text:span>o <text:span text:style-name="Default_20_Paragraph_20_Font"><text:span text:style-name="T1">remediis utuntur. </text:span></text:span>Postea, ubi praesumpsisset<text:line-break/>id, quod problemati utilissimum est, non manifesto ipsius<text:line-break/>solutionem conscripsit, atque ideo plerisque medicis tota<text:line-break/>problematis vis ignoratur. Proinde totum hunc sermo-<text:line-break/>nenr in primo de rictus ratione acutorum commentario<text:line-break/>sum interpretatus. Nunc autem compendiose exponere<text:line-break/>vim necessarium esu Ipsum sane problema sic ad ver-<text:line-break/>bum scripsit Hippocrates. <text:span text:style-name="Default_20_Paragraph_20_Font"><text:span text:style-name="T1">rideatur autem d</text:span></text:span>i<text:span text:style-name="Default_20_Paragraph_20_Font"><text:span text:style-name="T1">gna</text:span></text:span> m<text:span text:style-name="Default_20_Paragraph_20_Font"><text:span text:style-name="T1">ihi<text:line-break/>esse, quae seribantur, et praesertim impercepta medici</text:span></text:span>s,<text:line-break/><text:span text:style-name="Default_20_Paragraph_20_Font"><text:span text:style-name="T1">quum sint tamen saitu utilia, item quae magnam utili-<text:line-break/>ta</text:span></text:span>l<text:span text:style-name="Default_20_Paragraph_20_Font"><text:span text:style-name="T1">em aut n</text:span></text:span>o<text:span text:style-name="Default_20_Paragraph_20_Font"><text:span text:style-name="T1">xam</text:span></text:span> m<text:span text:style-name="Default_20_Paragraph_20_Font"><text:span text:style-name="T1">iserunt. Jmpercepta autem suat e</text:span></text:span>t<text:line-break/><text:span text:style-name="Default_20_Paragraph_20_Font"><text:span text:style-name="T1">haec, cur in morbi</text:span></text:span>s <text:span text:style-name="Default_20_Paragraph_20_Font"><text:span text:style-name="T1">acuti</text:span></text:span>s <text:span text:style-name="Default_20_Paragraph_20_Font"><text:span text:style-name="T1">alii medici in</text:span></text:span> o<text:span text:style-name="Default_20_Paragraph_20_Font"><text:span text:style-name="T1">mnem vitam<text:line-break/>p</text:span></text:span>i<text:span text:style-name="Default_20_Paragraph_20_Font"><text:span text:style-name="T1">sanam non percolatum exhibent, putantque rec</text:span></text:span>t<text:span text:style-name="Default_20_Paragraph_20_Font"><text:span text:style-name="T1">e se me-<text:line-break/>dicari, alii ver</text:span></text:span>o <text:span text:style-name="Default_20_Paragraph_20_Font"><text:span text:style-name="T1">magni su</text:span></text:span><text:span text:style-name="Default_20_Paragraph_20_Font"><text:span text:style-name="T12">m</text:span></text:span><text:span text:style-name="Default_20_Paragraph_20_Font"><text:span text:style-name="T1">unt, c</text:span></text:span>o<text:span text:style-name="Default_20_Paragraph_20_Font"><text:span text:style-name="T1">nanturque, ut nullum<text:line-break/>hordeum aeger devoret, (magnam enim ostensi</text:span></text:span>o<text:span text:style-name="Default_20_Paragraph_20_Font"><text:span text:style-name="T1">nem esse<text:line-break/>arbitrantur,) sed succum linte</text:span></text:span>o <text:span text:style-name="Default_20_Paragraph_20_Font"><text:span text:style-name="T1">percolatumpraebeat. Q</text:span></text:span>u<text:span text:style-name="Default_20_Paragraph_20_Font"><text:span text:style-name="T1">i-<text:line-break/>.dam</text:span></text:span> i<text:span text:style-name="Default_20_Paragraph_20_Font"><text:span text:style-name="T1">psorum neque p</text:span></text:span>i<text:span text:style-name="Default_20_Paragraph_20_Font"><text:span text:style-name="T1">sanam crassem neque succum</text:span></text:span></text:p>
      <text:p text:style-name="P3"><text:span text:style-name="Default_20_Paragraph_20_Font"><text:span text:style-name="T1">exhibent; alii, usque dum septimanus aeger fuerit, alii<text:line-break/>etiam in sine, quoad m</text:span></text:span>o<text:span text:style-name="Default_20_Paragraph_20_Font"><text:span text:style-name="T1">rbus fuerit judicatu</text:span></text:span>s. <text:span text:style-name="Default_20_Paragraph_20_Font"><text:span text:style-name="T1">Hast</text:span></text:span>i<text:span text:style-name="Default_20_Paragraph_20_Font"><text:span text:style-name="T1">s-<text:line-break/>m</text:span></text:span>o<text:span text:style-name="Default_20_Paragraph_20_Font"><text:span text:style-name="T1">di igitur quaesti</text:span></text:span>o<text:span text:style-name="Default_20_Paragraph_20_Font"><text:span text:style-name="T1">nes ne proponere quidem m</text:span></text:span>e<text:span text:style-name="Default_20_Paragraph_20_Font"><text:span text:style-name="T1">dici con-<text:line-break/>sueverunt, scrsun neque si proponantur, inven</text:span></text:span>i<text:span text:style-name="Default_20_Paragraph_20_Font"><text:span text:style-name="T1">unt.<text:line-break/>Atqui magnam a vulgaribus calumniam tota ars gasti-<text:line-break/>net , ne videatur quidem omnin</text:span></text:span>o <text:span text:style-name="Default_20_Paragraph_20_Font"><text:span text:style-name="T1">medicina esse , qu</text:span></text:span>o<text:span text:style-name="Default_20_Paragraph_20_Font"><text:span text:style-name="T1">d in<text:line-break/>morbi</text:span></text:span>s. <text:span text:style-name="Default_20_Paragraph_20_Font"><text:span text:style-name="T1">acutisiimis tantum inter se artifice</text:span></text:span>s <text:span text:style-name="Default_20_Paragraph_20_Font"><text:span text:style-name="T1">disierunt, ut,<text:line-break/>quae alter adhibet optima esse putans, ea jam aster mala<text:line-break/>esse censeat. </text:span></text:span>Ac paulo post: <text:span text:style-name="Default_20_Paragraph_20_Font"><text:span text:style-name="T1">Dico autem, p</text:span></text:span>e<text:span text:style-name="Default_20_Paragraph_20_Font"><text:span text:style-name="T1">rpulchram<text:line-break/>effi hanc speculat</text:span></text:span>io<text:span text:style-name="Default_20_Paragraph_20_Font"><text:span text:style-name="T1">nem, plurimis et princ</text:span></text:span>i<text:span text:style-name="Default_20_Paragraph_20_Font"><text:span text:style-name="T1">palisiimis<text:line-break/>eorum, quae in arte suat, affinitate</text:span></text:span> f<text:span text:style-name="Default_20_Paragraph_20_Font"><text:span text:style-name="T1">uncta</text:span></text:span>m<text:span text:style-name="Default_20_Paragraph_20_Font"><text:span text:style-name="T1">; na</text:span></text:span>m <text:span text:style-name="Default_20_Paragraph_20_Font"><text:span text:style-name="T1">aegro-<text:line-break/>tantibus</text:span></text:span> o<text:span text:style-name="Default_20_Paragraph_20_Font"><text:span text:style-name="T1">mn</text:span></text:span>i<text:span text:style-name="Default_20_Paragraph_20_Font"><text:span text:style-name="T1">bus ad sanitatem aliquid magnum potest,<text:line-break/>et jan</text:span></text:span>i<text:span text:style-name="Default_20_Paragraph_20_Font"><text:span text:style-name="T1">s ad secur</text:span></text:span>i<text:span text:style-name="Default_20_Paragraph_20_Font"><text:span text:style-name="T1">tatem, exercentibus ad b</text:span></text:span>o<text:span text:style-name="Default_20_Paragraph_20_Font"><text:span text:style-name="T1">nam habitudi-<text:line-break/>nem, et ad quodcunque unusquisque velit. speculati</text:span></text:span>o<text:line-break/>(inquit) <text:span text:style-name="Default_20_Paragraph_20_Font"><text:span text:style-name="T1">de artificum diseordia</text:span></text:span> m<text:span text:style-name="Default_20_Paragraph_20_Font"><text:span text:style-name="T1">agnam vim obtinet<text:line-break/>non salis lab</text:span></text:span>o<text:span text:style-name="Default_20_Paragraph_20_Font"><text:span text:style-name="T1">rantibus ad sanitatem conciliandam, sed<text:line-break/>etiam sunis ad eam tuendam sailicet, exercentibus ad<text:line-break/>corporis d</text:span></text:span>i<text:span text:style-name="Default_20_Paragraph_20_Font"><text:span text:style-name="T1">gnitatem tum c</text:span></text:span>o<text:span text:style-name="Default_20_Paragraph_20_Font"><text:span text:style-name="T1">mparandam , . tum retinendam.</text:span></text:span></text:p>
      <text:p text:style-name="P3">Postea adjecit, et ad quod unusquisque velit, . indicans,<text:line-break/>non modo ad medicinam, sed etiam alias artes, specu-<text:line-break/>lationem , ipsius solutionem extendere. Nam mi-.<text:line-break/>rari licet, cur artem medici pertractantes , in qua<text:line-break/>remedia, quae offeruntur, usu possint j udi care, utrum<text:line-break/>prosint, an noceant, tamen maxime contraria de iis,<text:line-break/>quae prosunt et nocent, pronuuciarint. Siquidem m<text:line-break/>philosophia non sedatas esse plurimas dissensiones nihil<text:line-break/>miri est; quippe quum res experientia judicari evidenter<text:line-break/>nequeant, ac ideo n<text:span text:style-name="Default_20_Paragraph_20_Font"><text:span text:style-name="T1">o</text:span></text:span>nnulli pronuncient. mu<text:span text:style-name="Default_20_Paragraph_20_Font"><text:span text:style-name="T1">n</text:span></text:span>dum esse<text:line-break/>non genitum, nonnulli genitum; quemadmodum alii nihil<text:line-break/>extra ipsius ambitum este, alii esse dicunt, atque hi ipsi<text:line-break/>aliquid conti<text:span text:style-name="Default_20_Paragraph_20_Font"><text:span text:style-name="T1">n</text:span></text:span>eri affirmant, quidam vacuum h<text:span text:style-name="Default_20_Paragraph_20_Font"><text:span text:style-name="T1">o</text:span></text:span>c esse<text:line-break/>nullam in se continens substantiam dictitant, aliqui ver<text:span text:style-name="Default_20_Paragraph_20_Font"><text:span text:style-name="T1">o<text:line-break/></text:span></text:span>mundos alios numero incomprehensibiles, ut i<text:span text:style-name="Default_20_Paragraph_20_Font"><text:span text:style-name="T1">n</text:span></text:span> infinitum<text:line-break/>multitudo extendatur; nam ejusmodi discordiam sensu<text:line-break/>evidenti non licet dij usti care. At secus habet, quod me-</text:p>
      <text:p text:style-name="P2">dici de remediorum, quae corpori applicantur, auxilio ct<text:line-break/>noxa inter se dissentiunt, quum ipsi possint utile et nocuum<text:line-break/>usu experiri ac jndicare. Hujus igitur quaestionis solutio<text:line-break/>non admodum manifesto ab Hippocrate est explicatu, ac<text:line-break/>- ideo prope universus libri interpretes latuit Est autem<text:line-break/>talis. Nonnulli sane aegrotantium inediam requirunt,<text:line-break/>usque dum morbus fuerit judicatus, nonnulli vero cibum,<text:line-break/>atque ex his alii hordeaceam ptifanam, alii succum<text:line-break/>fotum, quemadmodum et <text:span text:style-name="Default_20_Paragraph_20_Font"><text:span text:style-name="T1">s</text:span></text:span>olidiorem aliqui, quin etiam<text:line-break/>oxymel quidam aut mulsam, quidam vero aquam et<text:line-break/>vinum. Idcirco medicis, qui experientia sola artem con-<text:line-break/>stituerunt, illud solum visum est utile, quod forte for-<text:line-break/>tuna ipsis frequenter profuisse apparuit. Neque etiam ad<text:line-break/>contrariam speciem victus rationis pervenire audent, ut<text:line-break/>illam quoque experiantur, improsperum veriti successum;<text:line-break/>Proinde solus, qui naturam aegrotantis norit, et morbi<text:line-break/>dispositionem, et vim auxilii, quod adhibebitur, p<text:span text:style-name="Default_20_Paragraph_20_Font"><text:span text:style-name="T1">r</text:span></text:span>aeterea<text:line-break/>tempus, quo utendum ipso est, audere poterit, usus</text:p>
      <text:p text:style-name="P3">auxilio .ratione considerato , fpem experientia confirmare.<text:line-break/>Quare solus inveniet dissidii causam et distinctiones,<text:line-break/>quibus. animum adhibens ad id, quod aegrotanti condu-<text:line-break/>cit, perveniet, aliorum vero nullus hoc cognoscit. Nam<text:line-break/>qui cognitis per experientiam adhaerent immoranturque,<text:line-break/>illa sola assumunt , causantes naturam , aut artem , aut<text:line-break/>hujusmodi aliquid offensae cau<text:span text:style-name="Default_20_Paragraph_20_Font"><text:span text:style-name="T1">t</text:span></text:span>am extitisse; id quod<text:line-break/>etiam in ope<text:span text:style-name="Default_20_Paragraph_20_Font"><text:span text:style-name="T1">r</text:span></text:span>e de fracturis Hippocrates ostendit, nempe<text:line-break/>in fracturis, quae cum ulce<text:span text:style-name="Default_20_Paragraph_20_Font"><text:span text:style-name="T1">r</text:span></text:span>e fiunt, hisce verbis. <text:span text:style-name="Default_20_Paragraph_20_Font"><text:span text:style-name="T1">At alii<text:line-break/>quidam suat, qui linte</text:span></text:span>is <text:span text:style-name="Default_20_Paragraph_20_Font"><text:span text:style-name="T1">eju</text:span></text:span>s<text:span text:style-name="Default_20_Paragraph_20_Font"><text:span text:style-name="T1">modi siatim medicantur,<text:line-break/>atque hinc et illinc linte</text:span></text:span>o<text:span text:style-name="Default_20_Paragraph_20_Font"><text:span text:style-name="T1">lis deligant. super ulcus<text:line-break/>autem ipsum desinunt ac sent</text:span></text:span>i<text:span text:style-name="Default_20_Paragraph_20_Font"><text:span text:style-name="T1">at re</text:span></text:span>f<text:span text:style-name="Default_20_Paragraph_20_Font"><text:span text:style-name="T1">r</text:span></text:span>i<text:span text:style-name="Default_20_Paragraph_20_Font"><text:span text:style-name="T1">gerari; deinde ipsi<text:line-break/>imponunt purgat</text:span></text:span>o<text:span text:style-name="Default_20_Paragraph_20_Font"><text:span text:style-name="T1">rium aliqu</text:span></text:span>o<text:span text:style-name="Default_20_Paragraph_20_Font"><text:span text:style-name="T1">d medicamentum, et scien</text:span></text:span>t<text:span text:style-name="Default_20_Paragraph_20_Font"><text:span text:style-name="T1">is<text:line-break/>vin</text:span></text:span>o <text:span text:style-name="Default_20_Paragraph_20_Font"><text:span text:style-name="T1">madidis, aut lanis succidis curant; qui modus<text:line-break/>med</text:span></text:span>i<text:span text:style-name="Default_20_Paragraph_20_Font"><text:span text:style-name="T1">candi malus ese, ac verisimile ese i</text:span></text:span>t<text:span text:style-name="Default_20_Paragraph_20_Font"><text:span text:style-name="T1">a medentes ma-<text:line-break/>alma n</text:span></text:span>o<text:span text:style-name="Default_20_Paragraph_20_Font"><text:span text:style-name="T1">n intelligere, tu</text:span></text:span>m <text:span text:style-name="Default_20_Paragraph_20_Font"><text:span text:style-name="T1">in aliis fuacturis, tum in<text:line-break/>huiusm</text:span></text:span>o<text:span text:style-name="Default_20_Paragraph_20_Font"><text:span text:style-name="T1">di Maximum enim ese cogn</text:span></text:span>o<text:span text:style-name="Default_20_Paragraph_20_Font"><text:span text:style-name="T1">scere , qu</text:span></text:span>o<text:span text:style-name="Default_20_Paragraph_20_Font"><text:span text:style-name="T1">modo</text:span></text:span></text:p>
      <text:p text:style-name="P3"><text:span text:style-name="Default_20_Paragraph_20_Font"><text:span text:style-name="T1">oporteat lintei princ</text:span></text:span>i<text:span text:style-name="Default_20_Paragraph_20_Font"><text:span text:style-name="T1">piu</text:span></text:span>m <text:span text:style-name="Default_20_Paragraph_20_Font"><text:span text:style-name="T1">iniicere ;</text:span></text:span> e<text:span text:style-name="Default_20_Paragraph_20_Font"><text:span text:style-name="T1">t qu</text:span></text:span>o<text:span text:style-name="Default_20_Paragraph_20_Font"><text:span text:style-name="T1">modo p</text:span></text:span>o<text:span text:style-name="Default_20_Paragraph_20_Font"><text:span text:style-name="T1">tisii-<text:line-break/>mu</text:span></text:span>m <text:span text:style-name="Default_20_Paragraph_20_Font"><text:span text:style-name="T1">comprimere. Rem qua</text:span></text:span>n<text:span text:style-name="Default_20_Paragraph_20_Font"><text:span text:style-name="T1">tum auxilii adferat, si<text:line-break/>recte qui</text:span></text:span>s <text:span text:style-name="Default_20_Paragraph_20_Font"><text:span text:style-name="T1">initium accommodet, ac premat, qu</text:span></text:span>o <text:span text:style-name="Default_20_Paragraph_20_Font"><text:span text:style-name="T1">p</text:span></text:span>o<text:span text:style-name="Default_20_Paragraph_20_Font"><text:span text:style-name="T1">tisii-<text:line-break/></text:span></text:span>m<text:span text:style-name="Default_20_Paragraph_20_Font"><text:span text:style-name="T1">un</text:span></text:span>i <text:span text:style-name="Default_20_Paragraph_20_Font"><text:span text:style-name="T1">convenit. Rursus quomodo noceant, nisi recte quis<text:line-break/>iniiciat, neque premat, sed hinc et illinc. Quare dictum<text:line-break/>a me ese etiam in h</text:span></text:span>ia, <text:span text:style-name="Default_20_Paragraph_20_Font"><text:span text:style-name="T1">quae scr</text:span></text:span>i<text:span text:style-name="Default_20_Paragraph_20_Font"><text:span text:style-name="T1">psimus antea, cuiusmodi<text:line-break/>in utroque eveniant; testatur hoc etia</text:span></text:span>m <text:span text:style-name="Default_20_Paragraph_20_Font"><text:span text:style-name="T1">ipsa medicina.<text:line-break/>Necesse enim ese, ut ei, qui sic del</text:span></text:span>i<text:span text:style-name="Default_20_Paragraph_20_Font"><text:span text:style-name="T1">gatur, tumor in ipsa<text:line-break/>ulcere attollatur; etenim si cuti</text:span></text:span>s <text:span text:style-name="Default_20_Paragraph_20_Font"><text:span text:style-name="T1">sana hinc quidem et<text:line-break/>illinc del</text:span></text:span>i<text:span text:style-name="Default_20_Paragraph_20_Font"><text:span text:style-name="T1">gatur , in medi</text:span></text:span>o <text:span text:style-name="Default_20_Paragraph_20_Font"><text:span text:style-name="T1">autem intermittatur spat</text:span></text:span>i<text:span text:style-name="Default_20_Paragraph_20_Font"><text:span text:style-name="T1">u</text:span></text:span>m,<text:line-break/><text:span text:style-name="Default_20_Paragraph_20_Font"><text:span text:style-name="T1">in eo potisilmum tumebit et decolora</text:span></text:span>n<text:span text:style-name="Default_20_Paragraph_20_Font"><text:span text:style-name="T1">tur. Quomod</text:span></text:span>o<text:line-break/><text:span text:style-name="Default_20_Paragraph_20_Font"><text:span text:style-name="T1">igitur non ulcus haec patietur? Nccesserio enim ulcus<text:line-break/>decolor erit et expressi</text:span></text:span>i<text:span text:style-name="Default_20_Paragraph_20_Font"><text:span text:style-name="T1">m, </text:span></text:span>mo<text:span text:style-name="Default_20_Paragraph_20_Font"><text:span text:style-name="T1">rdax et sine pure;</text:span></text:span> osa<text:line-break/><text:span text:style-name="Default_20_Paragraph_20_Font"><text:span text:style-name="T1">autem aut artus, quae non eruat absce</text:span></text:span>s<text:span text:style-name="Default_20_Paragraph_20_Font"><text:span text:style-name="T1">su laboratura,<text:line-break/>illo infestabuntur, et ulcus pagati</text:span></text:span>m <text:span text:style-name="Default_20_Paragraph_20_Font"><text:span text:style-name="T1">et igneum erit. </text:span></text:span>Ce-<text:line-break/><text:span text:style-name="Default_20_Paragraph_20_Font"><text:span text:style-name="T1">guntur autem pr</text:span></text:span>o<text:span text:style-name="Default_20_Paragraph_20_Font"><text:span text:style-name="T1">pter tumorem cataplasma inducere; sed<text:line-break/>illud qu</text:span></text:span>o<text:span text:style-name="Default_20_Paragraph_20_Font"><text:span text:style-name="T1">que hi</text:span></text:span>s <text:span text:style-name="Default_20_Paragraph_20_Font"><text:span text:style-name="T1">hinc et illinc del</text:span></text:span>i<text:span text:style-name="Default_20_Paragraph_20_Font"><text:span text:style-name="T1">gatis ese inutile, nam<text:line-break/>pondus incomm</text:span></text:span>o<text:span text:style-name="Default_20_Paragraph_20_Font"><text:span text:style-name="T1">dum praeter altu</text:span></text:span>m <text:span text:style-name="Default_20_Paragraph_20_Font"><text:span text:style-name="T1">pusu</text:span></text:span>m o<text:span text:style-name="Default_20_Paragraph_20_Font"><text:span text:style-name="T1">boritur: de-</text:span></text:span></text:p>
      <text:p text:style-name="P3"><text:span text:style-name="Default_20_Paragraph_20_Font"><text:span text:style-name="T1">sinentes autem vincula diseolvunt, quum ipsis ru</text:span></text:span>r<text:span text:style-name="Default_20_Paragraph_20_Font"><text:span text:style-name="T1">sus<text:line-break/>fucespunt negotium, et reliquum sene deligatu</text:span></text:span>m m<text:span text:style-name="Default_20_Paragraph_20_Font"><text:span text:style-name="T1">edi-<text:line-break/>caatur; nihilo autem minus, eise aliud quoddam ejusmodi<text:line-break/>acceper</text:span></text:span>int, <text:span text:style-name="Default_20_Paragraph_20_Font"><text:span text:style-name="T1">eodem</text:span></text:span> mo<text:span text:style-name="Default_20_Paragraph_20_Font"><text:span text:style-name="T1">d</text:span></text:span>o <text:span text:style-name="Default_20_Paragraph_20_Font"><text:span text:style-name="T1">curantur. N</text:span></text:span>o<text:span text:style-name="Default_20_Paragraph_20_Font"><text:span text:style-name="T1">n enim putant,.<text:line-break/>deligaturam, quae hinc et illinc fit, et refeigerationem<text:line-break/>c</text:span></text:span>o<text:span text:style-name="Default_20_Paragraph_20_Font"><text:span text:style-name="T1">nsu</text:span></text:span>m <text:span text:style-name="Default_20_Paragraph_20_Font"><text:span text:style-name="T1">esce ulceris, sed aliam quandam infelici</text:span></text:span>t<text:span text:style-name="Default_20_Paragraph_20_Font"><text:span text:style-name="T1">atem.<text:line-break/></text:span></text:span>Non a<text:span text:style-name="Default_20_Paragraph_20_Font"><text:span text:style-name="T1">r</text:span></text:span>bitrantur, inquit, malam deligaturam laefionis esse<text:line-break/>cau<text:span text:style-name="Default_20_Paragraph_20_Font"><text:span text:style-name="T1">t</text:span></text:span>am, fed aliam quandam infelicitatem; ob quam<text:line-break/>rem neque recedunt a consueta ipsis traductione , <text:span text:style-name="Default_20_Paragraph_20_Font"><text:span text:style-name="T1">t</text:span></text:span>est<text:line-break/>male cognitis immorantur. Haec milli problematis solu-<text:line-break/>tio est, in quo cau<text:span text:style-name="Default_20_Paragraph_20_Font"><text:span text:style-name="T1">t</text:span></text:span>am discordiae in remediis considerare<text:line-break/>oportet, quam generatim comprehensam dixerit aliquis<text:line-break/>esse differentiam rei, quae gene<text:span text:style-name="Default_20_Paragraph_20_Font"><text:span text:style-name="T1">r</text:span></text:span>atim intelligitur, dicitur<text:line-break/>et proponitur , sive assectus , sive auxilii aliqua sit mate-<text:line-break/>ria. Dico autem affectum exempli gratia pleuritidem;<text:line-break/>de qua velut lu exemplari sermonem instituit; materiam<text:line-break/>vero mul<text:span text:style-name="Default_20_Paragraph_20_Font"><text:span text:style-name="T1">t</text:span></text:span>um, aut vinum, aut aquam, aut pu<text:span text:style-name="Default_20_Paragraph_20_Font"><text:span text:style-name="T1">t</text:span></text:span>eant; nam<text:line-break/>in his singulis propriae quaedam sunt differentiae, de</text:p>
      <text:p text:style-name="P3">quibus omnibus Hippocrates non solum compendiose,<text:line-break/>fed etiam manisesto distinctiones edocuit, quemadmodum<text:line-break/>differentias dividere conveniebat. At mihi exempli cu-<text:line-break/>jusdam ex ipsis gratia abunde erit meminisse sermonis<text:line-break/>de rino ad haec ve<text:span text:style-name="Default_20_Paragraph_20_Font"><text:span text:style-name="T1">r</text:span></text:span>ba conscripti. <text:span text:style-name="Default_20_Paragraph_20_Font"><text:span text:style-name="T1">Hulce vinum, vino-<text:line-break/>sam, album et n</text:span></text:span>i<text:span text:style-name="Default_20_Paragraph_20_Font"><text:span text:style-name="T1">grum, musam, aquam et ox</text:span></text:span>y<text:span text:style-name="Default_20_Paragraph_20_Font"><text:span text:style-name="T1">mel.<text:line-break/>Hi</text:span></text:span>s <text:span text:style-name="Default_20_Paragraph_20_Font"><text:span text:style-name="T1">autem significatum in morbi</text:span></text:span>s <text:span text:style-name="Default_20_Paragraph_20_Font"><text:span text:style-name="T1">acutis difiinguendum<text:line-break/>ese. Dulce minus quam vinosu</text:span></text:span>m <text:span text:style-name="Default_20_Paragraph_20_Font"><text:span text:style-name="T1">caput tentat aggra-<text:line-break/>vatque , minu</text:span></text:span>s<text:span text:style-name="Default_20_Paragraph_20_Font"><text:span text:style-name="T1">que me</text:span></text:span>n<text:span text:style-name="Default_20_Paragraph_20_Font"><text:span text:style-name="T1">tem attingit , et facilius quam cd-<text:line-break/>teru</text:span></text:span>i<text:span text:style-name="Default_20_Paragraph_20_Font"><text:span text:style-name="T1">n per inteseinum descendit. sed lienem et jecur<text:line-break/>auget, bili</text:span></text:span>o<text:span text:style-name="Default_20_Paragraph_20_Font"><text:span text:style-name="T1">sis etiam inc</text:span></text:span>o<text:span text:style-name="Default_20_Paragraph_20_Font"><text:span text:style-name="T1">mmodum, qu</text:span></text:span>i<text:span text:style-name="Default_20_Paragraph_20_Font"><text:span text:style-name="T1">ppe talibu</text:span></text:span>s <text:span text:style-name="Default_20_Paragraph_20_Font"><text:span text:style-name="T1">sitim<text:line-break/>excitat; imo etiam superius inteseinu</text:span></text:span>m <text:span text:style-name="Default_20_Paragraph_20_Font"><text:span text:style-name="T1">insint, n</text:span></text:span>o<text:span text:style-name="Default_20_Paragraph_20_Font"><text:span text:style-name="T1">n tamen<text:line-break/>infer</text:span></text:span>i<text:span text:style-name="Default_20_Paragraph_20_Font"><text:span text:style-name="T1">ori intestin</text:span></text:span>o <text:span text:style-name="Default_20_Paragraph_20_Font"><text:span text:style-name="T1">inimicu</text:span></text:span>m <text:span text:style-name="Default_20_Paragraph_20_Font"><text:span text:style-name="T1">fiatus rati</text:span></text:span>o<text:span text:style-name="Default_20_Paragraph_20_Font"><text:span text:style-name="T1">ne, eise non ad-<text:line-break/>modum fiatus a vino dulci profectus facile penetrabilis<text:line-break/>set, sed circa praecordia immoretur. Etenim minu</text:span></text:span>s<text:line-break/><text:span text:style-name="Default_20_Paragraph_20_Font"><text:span text:style-name="T1">urinam hoc ciet omnino, quam vinosum album. Dulce<text:line-break/>natem spata</text:span></text:span>m <text:span text:style-name="Default_20_Paragraph_20_Font"><text:span text:style-name="T1">magis educit quam alteru</text:span></text:span>m<text:span text:style-name="Default_20_Paragraph_20_Font"><text:span text:style-name="T1">; at qu</text:span></text:span>i<text:span text:style-name="Default_20_Paragraph_20_Font"><text:span text:style-name="T1">bus se-</text:span></text:span></text:p>
      <text:p text:style-name="P3"><text:span text:style-name="Default_20_Paragraph_20_Font"><text:span text:style-name="T1">tim conciliat potum, his minu</text:span></text:span>s <text:span text:style-name="Default_20_Paragraph_20_Font"><text:span text:style-name="T1">quam alterum vinum<text:line-break/>educit, quibus autem non sitim sa</text:span></text:span>r<text:span text:style-name="Default_20_Paragraph_20_Font"><text:span text:style-name="T1">cit, magis quam al-<text:line-break/>telum educit. At vinum album vinosum laudatur qui-<text:line-break/>dem et deprehenditur et saepe et multum in vini dulcis<text:line-break/>exp</text:span></text:span>o<text:span text:style-name="Default_20_Paragraph_20_Font"><text:span text:style-name="T1">sitione. Verum quum ad</text:span></text:span> V<text:span text:style-name="Default_20_Paragraph_20_Font"><text:span text:style-name="T1">esicul</text:span></text:span>a <text:span text:style-name="Default_20_Paragraph_20_Font"><text:span text:style-name="T1">magis quam al-<text:line-break/>lerum transient, urinamque cieat et destillationem, scm-<text:line-break/>per multa ad praesidium in his morbis confert. Siqui-<text:line-break/>dem, se ad alia minus ideoneum est quam alterum, atta-<text:line-break/>men in vescca purgatio ab eo facta demittit aut promo-<text:line-break/>vet , qualia convenit. Caeterum bona haec funt indicia<text:line-break/>auxilii et lapsionis a vino prostcisoentia, quae incognita<text:line-break/>erant iis , qui me praecesserunt. Porr</text:span></text:span>o <text:span text:style-name="Default_20_Paragraph_20_Font"><text:span text:style-name="T1">rufo vino et ni-<text:line-break/>gro austero in his morbis ad haec uteris, se capitis<text:line-break/>gravitas non acisot , neque praecordia attingantur, neque<text:line-break/>sputum a sua prohibeatur, neque urina retineatur, ve-<text:line-break/>rum, quod deficitur, lubricum set et ramentosam. Cae-<text:line-break/>terum in his convenit potissimum mutari ex albo , et<text:line-break/>quae his sunt similia. Rem intell</text:span></text:span>i<text:span text:style-name="Default_20_Paragraph_20_Font"><text:span text:style-name="T1">gendum est praeterea,<text:line-break/>quod omnia superiora et vesicae loca minus ostendet , se</text:span></text:span></text:p>
      <text:p text:style-name="P3"><text:span text:style-name="Default_20_Paragraph_20_Font"><text:span text:style-name="T1">aquosum magi</text:span></text:span>s <text:span text:style-name="Default_20_Paragraph_20_Font"><text:span text:style-name="T1">set. Jntestinum vero etiam magis asc</text:span></text:span>ii-<text:line-break/><text:span text:style-name="Default_20_Paragraph_20_Font"><text:span text:style-name="T1">vabit, si meracius sit. </text:span></text:span>Hic inquit, quae de vinorum disi-<text:line-break/>ferentia et usu exposui, incognita me senioribus fuerunt.;<text:line-break/>ego autem haec distinctionibus. <text:span text:style-name="Default_20_Paragraph_20_Font"><text:span text:style-name="T1">s</text:span></text:span>egregans artem i<text:span text:style-name="Default_20_Paragraph_20_Font"><text:span text:style-name="T1">n</text:span></text:span> ipsis<text:line-break/>comprehensam constitui. Itu etiam de mulso, melle,<text:line-break/>aqua, oxymelitc, et ptisana, et balucis distinctiones con-<text:line-break/>scripsit, accusans eos, qui in omnibus acute laborantibus<text:line-break/>veI jubeut, vel prohibent singulis commemoratis uti.<text:line-break/>Nam interroganti, an vinum febricitantibus sit exiribcndmn,<text:line-break/>responderi debet, quod huic quidem alicui dandum sit.<text:line-break/>l dent vero hoc de voluptate Plato factitavit, quasdam<text:line-break/>ipsarum fugere nos praecipiens, quasdam vero appetere.<text:line-break/>Nam disciplinarum utilium honestarumque , et lu tutum<text:line-break/>omnium honestarum actionum voluptates affectare conve-<text:line-break/>nit; ebrietatis autem, aut gulae, aut veneris vitare; quae<text:line-break/>vero nihil ab his <text:span text:style-name="Default_20_Paragraph_20_Font"><text:span text:style-name="T1">s</text:span></text:span>ecretum obtinent, illas neque fugere,<text:line-break/>neque persequi. Porro inveniuntur nimirum generis vo-<text:line-break/>luptatum differentiae ex methodo divisoria, ut in toto</text:p>
      <text:p text:style-name="P3">Philebo Plato ostendit, diffe<text:span text:style-name="Default_20_Paragraph_20_Font"><text:span text:style-name="T1">r</text:span></text:span>entias omnes ipsarum eun-<text:line-break/>merans. .Propterea dixi, affinis esse et communia, .quae<text:line-break/>ex divisoria via inveniuntur, iis, quae ex similis cogni-<text:line-break/>tione intelligi solent. Etenim similitudinem voluptates<text:line-break/>inter se obtinent, .communitatem .sane generatim. Unum<text:line-break/>namque commune est in ipsis, ex quo communem sorti-<text:line-break/>untur appellationem. Aliae vero facundum peculiarium<text:line-break/>differentiarum speciem ; quandoquidem simplices simpli-<text:line-break/>cibus, praeter communem voluptatis speciem etiam eam,<text:line-break/>quae simplicitate constat, consecutae, majorem fimilitu-<text:line-break/>clinem assumunt; quemadmodum in compositis cornposi-<text:line-break/>tae, corporeae corporeis, animales animalibus, utiles<text:line-break/>utilibus, noxiae noxiis; quemadmodum etiam quae in<text:line-break/>honestis actionibus versantur, et quae in malis invicem<text:line-break/>utraeque respondent. Consimiliter etiam, quae in ratio-<text:line-break/>nali animae -specie sunt, invicem consentiunt. Item quae<text:line-break/>lu irascibili aut concupiscibili consistunt, pariter et hae<text:line-break/>eodem modo. invicem respondent. At nisi unumquodque</text:p>
      <text:p text:style-name="P3">genus in peculiares differentias secent, pronunciantes ali-<text:line-break/>quid generatim et indistincte tum medici tum philosophi,<text:line-break/>multa, quae evidenter apparent, quotidie iis ipsis, quae<text:line-break/>tuentur affirmantque, repugnantia tenenti Nam distin-<text:line-break/>ctio ab omnibus artibus claris viris laudata exercitatione<text:line-break/>harum duarum speculationum, de quibus hoc libro trans-<text:line-break/>egi, absolvititr. Dico autem duas speculationes, et eam,<text:line-break/>quae discretione similium et dissimilium conflet, et eam,<text:line-break/>quae via juxta divisionem generum usque ad individua<text:line-break/>tenuit, et reciproco hoc modo,- scilicet ex particularibus<text:line-break/>ad primum genus reditu per differentias intercedentes.<text:line-break/>Atque has utrasque mcthodos optime atque elegantissime<text:line-break/>inter priores titm medicos tum philosophos Hippocrates<text:line-break/>et Plato invenerunt, ostendetuntquc multos commentarios<text:line-break/>falso conscriptos ab iis, qui communia a propriis neque-<text:line-break/>unt distinguere. Quin etiam dissensiones prius indicavi<text:line-break/>illinc tales obortas , quales sane apud medicos extiterunt</text:p>
      <text:p text:style-name="P3">de ptisanae usu ac aliis, quae aegr<text:span text:style-name="Default_20_Paragraph_20_Font"><text:span text:style-name="T1">o</text:span></text:span>tantibus offeruntur;<text:line-break/>apud philosophos autem de animae virtutibus, dum non-<text:line-break/>nulli putant ipsas esse dociles, nonnulli ver<text:span text:style-name="Default_20_Paragraph_20_Font"><text:span text:style-name="T1">o</text:span></text:span> naturales,<text:line-break/>vel . moribus et exercitatione acquisitas. Si enim animae<text:line-break/>species divisissent, manifesto etiam cognovissent, alteram<text:line-break/>esse rationalem, alteram vero irrationalem, quae et ipfa<text:line-break/>duplicem habet sectionem ; neque scientiam a rationali<text:line-break/>sustulissent, neque irrationalibus eam concessissent. Qua-<text:line-break/>propter et illa orati<text:span text:style-name="Default_20_Paragraph_20_Font"><text:span text:style-name="T1">o</text:span></text:span>, in qua Plato dicit, Uniuscujusque<text:line-break/>rei existentis, circa quam artem aliquam constituere cogi-<text:line-break/>tamus, naturam substantiae exacte cognitam habere opor-<text:line-break/>let, conjuncta est . communisque meth<text:span text:style-name="Default_20_Paragraph_20_Font"><text:span text:style-name="T1">o</text:span></text:span>dis nuper compre-<text:line-break/>hensis. Nam qui norit, non simplicem unam animae in<text:line-break/>nobis speciem esse, sicuti in stirpibus appetentem, in diis<text:line-break/>rationalem , in homine autem ambas esse , ct tertiam prae-<text:line-break/>turea irascibilem, novit cum hac virtutum numerum, vim<text:line-break/>et p<text:span text:style-name="Default_20_Paragraph_20_Font"><text:span text:style-name="T1">o</text:span></text:span>ssessionem, quemadmodum qui naturalem corporis<text:line-break/>nostri structuram . habet perspectam, lu similaribus quidem</text:p>
      <text:p text:style-name="P3">elementorum commoderationem , in instmmentariis ex si-<text:line-break/><text:span text:style-name="Default_20_Paragraph_20_Font"><text:span text:style-name="T1">t</text:span></text:span>nilarium quantitate et qualitate, item uuiuscujusque con-<text:line-break/>formatione et situ naturalem habitum effici, in unoquoque<text:line-break/>animantis corpore symmetria videlicet singulorum prae-<text:line-break/>dictorum per unamquamque vitae substantiam conservata,<text:line-break/>ipsi, morborum curationis cuique convenientis^ et prae-<text:line-break/>servationis copiam habebit.</text:p>
      <text:h text:style-name="Heading_20_2" text:outline-level="2">Cap. VII. </text:h>
      <text:p text:style-name="P31">Merito igitur nonnulli exactam similium<text:line-break/>et dissimilium cognitionem sufficere ad methodicam cujus-<text:line-break/>libet artis constitutionum arbitrantur, siquidem etiam ad<text:line-break/>i<text:span text:style-name="Default_20_Paragraph_20_Font"><text:span text:style-name="T1">n</text:span></text:span>dicandum de iis, quae in ambiguo sunt, dux haec est<text:line-break/>abunde faciens. Nam quum mulsa fit similitudo quibus-<text:line-break/>dam probabilibus , . non autem veris, cum sermonibus^<text:line-break/>omni<text:span text:style-name="Default_20_Paragraph_20_Font"><text:span text:style-name="T1">n</text:span></text:span>o veris, qui eos discernere invicem est exercitatus,<text:line-break/>manisesto sciet, quantum dogmatis tanquam veris creden-<text:line-break/>dum fit, quantumque derogandum tanquam falsis, et<text:line-break/>quantum probabile, haud fero quam incertum, improba-<text:line-break/>hili respondeat; quemadmodum etiam iis, quae aequaliter</text:p>
      <text:p text:style-name="P3">invicem respondent , sive in duobus , sive in tribus , sive<text:line-break/>in pluribus fiat extensio, nihil putandum fide dignius.<text:line-break/>At horum judicium ad imaginationem reducitur, ut re-<text:line-break/>centiores Academici dicunt, non solum probabilem, sed<text:line-break/>etiam cfrcumeuntem et immobilem, ut autem Chryfippi<text:line-break/>sectatores ajunt, ad comprehensoriam , ut communiter<text:line-break/>omnes homlues crediderunt, ad sensum intellectumque<text:line-break/>evidentern. Itaque verba praedicta differre i<text:span text:style-name="Default_20_Paragraph_20_Font"><text:span text:style-name="T1">n</text:span></text:span>ter se vi-<text:line-break/>de<text:span text:style-name="Default_20_Paragraph_20_Font"><text:span text:style-name="T1">n</text:span></text:span>tur. Si autem accuratius quis inspiciat, eandem vim<text:line-break/>obtinent, veluti etiam quum quis censet a communibus<text:line-break/>notionibus incipere, atque has primum omnium judicium<text:line-break/>ex se ipso fide dignum constituere.. Quod enim primum<text:line-break/>judicii locum citra demonstrationem fide dignum esse<text:line-break/>convenit, omnibus lu consessu est, non tamen, quod na-<text:line-break/>furate hoc esse oporteat et omnium homluum commune,<text:line-break/>universi intelligunt, et plerique nonnunquam prae eo,<text:line-break/>quod omnibus ex aequo hominibus evidenter apparet,<text:line-break/>malunt suae ipsurum adhaerere opinioni, et simulant</text:p>
      <text:p text:style-name="P3">sumam <text:span text:style-name="Default_20_Paragraph_20_Font"><text:span text:style-name="T1">t</text:span></text:span>e fidem addidisse iis, quae ipsi dicunt verisimilia,<text:line-break/>ut dogma aliquod <text:span text:style-name="Default_20_Paragraph_20_Font"><text:span text:style-name="T1">t</text:span></text:span>ectae ipsorum approbent astruantque ;<text:line-break/>quemadmodum rursus alii nonnulli , ut aliquid siccus<text:line-break/>opinantium calumnientur, sponte <text:span text:style-name="Default_20_Paragraph_20_Font"><text:span text:style-name="T1">t</text:span></text:span>ua mentiri sustinent.<text:line-break/>Nam iis, qui sie a quadam <text:span text:style-name="Default_20_Paragraph_20_Font"><text:span text:style-name="T1">t</text:span></text:span>ecta appellant, contendere<text:line-break/>propositum est de omnibus, quae in <text:span text:style-name="Default_20_Paragraph_20_Font"><text:span text:style-name="T1">t</text:span></text:span>ecta habentur, etsi<text:line-break/>nullam necessariam ad principii elementa habeant con-<text:line-break/>sequentiam, quemadmodum sane in dogmate de animae<text:line-break/>principatu. Hoc enim medicis scire exusit est, ut, ratione<text:line-break/>laesa, loco affecto auxilia adhibeant, philosophis autem<text:line-break/>neque ad inveniendam virtutum differentiam , neque ad<text:line-break/>exercitationem ipsarum est utile. Sive enim lu corde<text:line-break/>princeps animae pera existat, sive in cerebro, poterimus<text:line-break/>et prudentiam et temperantiam , jusiitiam et fortitudinem<text:line-break/>consequi,l ex <text:span text:style-name="Default_20_Paragraph_20_Font"><text:span text:style-name="T11">aliis</text:span></text:span> placitis et exercitationibus ad ipsa-<text:line-break/>rum possessionem pervenientes. Isaque solis philosophis<text:line-break/>etiam id, quod nihil ad mores civilesque actiones con-<text:line-break/>ducit, inquirere consequens est, qui speculatoriam pluto-</text:p>
      <text:p text:style-name="P2">suplnam delegerunt, quemadmodum et an post mundum<text:line-break/>hunc fit aliquid , et, si est, quale hoc tundent. .Item num<text:line-break/>mundus lue in fe contineatur, et a<text:span text:style-name="Default_20_Paragraph_20_Font"><text:span text:style-name="T1">n</text:span></text:span> plures uno, et an<text:line-break/>copiosa quaedam multitudo. Similiter generatusne an<text:line-break/>ingenitus mundus lue existat. Sicut etiam an geniti ipsius<text:line-break/>dens aliquis opiscx fuerit, an de<text:span text:style-name="Default_20_Paragraph_20_Font"><text:span text:style-name="T1">n</text:span></text:span>s nullus quidem, sed<text:line-break/>causa quaedam irrationalis et inartificiosa fortuito ipsum<text:line-break/>adeo pulchrum effecerit. Sic an etiam dens praesit sim-<text:line-break/>cturae mundi sapientissimus simul et potentissimus. Verum<text:line-break/>hujusmodi quaestiones nihil conferunt ad domum. pro-<text:line-break/>. priam honeste administrandam , aut ciri talis rebus cou-<text:line-break/>venienler prospiciendum, vel cognatis et civibus et<text:line-break/>hospitibus juste et communicaturie impartiendum. .Pro-<text:line-break/>resserunt autem ad quaestionem ipsorum nonnulli, qui<text:line-break/>practici statuuntur, tandem ex iis, quae utiliter disqui-<text:line-break/>runtur, paulatim tanquam ad similia progressi. Non<text:line-break/>enim, sicut mundum generatum esse, aut non generatum^<text:line-break/>esse, quaerere inutile est, ita etiam de providentia et</text:p>
      <text:p text:style-name="P3">diis. Quod enim fit aliquid homine praestantius virtute<text:line-break/>et sapientia in mundo ^omnibus nobis disquirere praestat;<text:line-break/>non tamen, quales dii sint substantia, utrum incorporei<text:line-break/>omnino, an, quemadmodum nos, ita ipsi cum corporibus<text:line-break/>existant, necessarium est considerare. Etenim haec alia-<text:line-break/>que multa p<text:span text:style-name="Default_20_Paragraph_20_Font"><text:span text:style-name="T1">r</text:span></text:span>orsus nihil conducunt ad virtutes actionesque<text:line-break/>morales et civiles appellatas, quemadmodum etiam ad<text:line-break/>animi affectuum remedia. Scripsit de iis Xenophon<text:line-break/>optime, qui non solum inutilitatem ipsorum damnaverit,<text:line-break/>sed etiam Socratem ita sentire pronunciet. Consentiunt<text:line-break/>ipsi et alii Socratis sodales, et Plato ipse, qui naturalem<text:line-break/>speculationem philosophiae adjungens Timaeo disputa-<text:line-break/>tionem de ea defert, non Socrati, sicut etiam dialecticam<text:line-break/>longius exporrectum ad Parmenidem et sodalem ipsius<text:line-break/>zeno<text:span text:style-name="Default_20_Paragraph_20_Font"><text:span text:style-name="T1">n</text:span></text:span>em. Sane propter similitudinem aliquam utilibus<text:line-break/>rationalium naturaliumquc speculationum etiam inutilium<text:line-break/>quaestio apposita esu Neutiquam enim licet veI attingere</text:p>
      <text:p text:style-name="P2">in morali et civili speculatione sive naturalem; sive ratio-<text:line-break/>curatricem, scd haec quoque inutilibus adscribuntur.<text:line-break/>Caeterum multa fitlia veris furit similia et in demonstra-<text:line-break/>tionum initiis et omnibus subsequentibus ; item fiophlsma-<text:line-break/>ta ex similitudine , quam cum veris sermonibus habent,<text:line-break/>componuntur; fed internoscere. ea et invicem discernere<text:line-break/>noverunt in illa materia, circa quam ars ver<text:span text:style-name="Default_20_Paragraph_20_Font"><text:span text:style-name="T1">t</text:span></text:span>atur, exor-<text:line-break/>citati nimirum et naturali industria praediti, quam<text:line-break/>oportebat potissimum in puerili aetate a cujusque civitatis<text:line-break/>senioribus prudentissimis indicari, ac ununrquemque artem<text:line-break/>. naturae congruam ediscere, ut nunc multos videmus artes<text:line-break/>rationales exercentes, qui ne ea sime, quae ipsi dicunt,<text:line-break/>assequuntur.</text:p>
      <text:h text:style-name="Heading_20_2" text:outline-level="2">Cap. VIII. </text:h>
      <text:p text:style-name="P31">Porro quod ad logica principia cujus-<text:line-break/>libet dogmatis demonstratio reducatur, in omnibus fiere<text:line-break/>operibus a me ostensioni esu Sed et nunc , quoniam; ut<text:line-break/>res invicem discernere possis, et similitudines dissimilitu-</text:p>
      <text:p text:style-name="P3">dinesque singulorum exacte speculari, ab initio considerare<text:line-break/>institui, apponam exemplum aliquod exercitationis gratia.<text:line-break/>Quippe . non convenit esse contentum, eo , quod ostentum<text:line-break/>est, nos in particularibus exercitari oportere, fed etiam<text:line-break/>ita facere. Neque enim Plato ipfe neque Hippocrates<text:line-break/>fatis habuerunt universim hoc consuluisse, sed exemplis<text:line-break/>quoque particularibus plerisque nos exercitarunti Pro-<text:line-break/>matur autem quaedam materia speculationis, quae tractat,<text:line-break/>an opifex nostri habeat providentiam, principio a stm-<text:line-break/>ctura corporis desumpto. Nonnulli enim fortuna quadam<text:line-break/>artis et rationis experte , non providentia sapientis opificis<text:line-break/>conformari pronunciant, obscura ad fidem eorum, quae<text:line-break/>dicunt, fimilitudine utentes, quemadmodum aliqua in<text:line-break/>vita a fortuna similia redduntur iis, quae juxta artes fiunt.<text:line-break/>Quum namque aliquis no<text:span text:style-name="Default_20_Paragraph_20_Font"><text:span text:style-name="T1">n</text:span></text:span>nullorum descriptionem aut<text:line-break/>figuram leonis aspectui esse perfimilem conspicit, sicuti<text:line-break/>quorumdam draconis, aut alterius cujusdam animantis,<text:line-break/>ut inquiunt, ac ubi quis forsan petram feriens, tantum</text:p>
      <text:p text:style-name="P2">ab ea confregit, ut rcliqua pars respondeat leonis su<text:span text:style-name="Default_20_Paragraph_20_Font"><text:span text:style-name="T1">t</text:span></text:span>urae;<text:line-break/>utraque hujusmodi dicunt, quae vel semel longo tempore<text:line-break/>in universo siunt, artium vero naturae, quam universi<text:line-break/>homines natura moliuntur, et consormationis nostri ipsis<text:line-break/>simillimae prorsus obliviscuntur; at qui vident, multos<text:line-break/>circa mate<text:span text:style-name="Default_20_Paragraph_20_Font"><text:span text:style-name="T1">r</text:span></text:span>ias operari, qui ncque coriarii, neque fabri,<text:line-break/>neque figuli dicuntur, nisi appareant utilis cujusdam<text:line-break/>gratia esse, quae illi fabricati sunt, quippe quod nulla<text:line-break/>alia artis nota sit praeter usum utilitatemque uuiuscujus-<text:line-break/>que partis lu re fabricata. Si igitur, qui ligna secat,<text:line-break/>urit et compingit, lecticam essiciet omnes continentem<text:line-break/>partes conveni entes usui, propter quem factae comptu-<text:line-break/>guntur, ejusmodi esse artificem dictitant; si vero dextros<text:line-break/>pedes sinistris effecerit longitudine, aut crassitie, aut<text:line-break/>sigma differentes, aut tale quippiam in lecto, aut lignis<text:line-break/>pertingcntibus longitudine superiores partes ad infernas<text:line-break/>aberrasse videatur, imperitum esse dicunt. Ac multo magis,</text:p>
      <text:p text:style-name="P3">si id, quod apparatur, ex multis cousiet partibus., deinde<text:line-break/>si nihil lu ipsis, qui compingit, erroris commiserit, artifi-<text:line-break/>rem esse constructorem ajunt, quemadmodum in. curru<text:line-break/>Hefiodus scripsit: .</text:p>
      <text:p text:style-name="P1"><text:span text:style-name="Default_20_Paragraph_20_Font"><text:span text:style-name="T1">—-. — centu</text:span></text:span>m <text:span text:style-name="Default_20_Paragraph_20_Font"><text:span text:style-name="T1">l</text:span></text:span>i<text:span text:style-name="Default_20_Paragraph_20_Font"><text:span text:style-name="T1">gnaque plaustri.</text:span></text:span></text:p>
      <text:p text:style-name="Normal">Sive enim re vera centum , sive loco multorum tot elixe-<text:line-break/>rit, sicuti Homerus:</text:p>
      <text:p text:style-name="Normal"><text:span text:style-name="Default_20_Paragraph_20_Font"><text:span text:style-name="T1">Coutu</text:span></text:span>m <text:span text:style-name="Default_20_Paragraph_20_Font"><text:span text:style-name="T1">pendebant ex auro fimbriae.</text:span></text:span></text:p>
      <text:p text:style-name="Normal">Eoque grammatici dicunt Ioco multorum centum posuisse,<text:line-break/>ne in aliqua pa<text:span text:style-name="Default_20_Paragraph_20_Font"><text:span text:style-name="T1">r</text:span></text:span>te aberraret, sed etiam magnitudinem<text:line-break/>ipsis figuramque decentem circumposueris, collocaritque.<text:line-break/>in regione congrua, et compositionem cum propinquis<text:line-break/>tutam et s<text:span text:style-name="Default_20_Paragraph_20_Font"><text:span text:style-name="T1">o</text:span></text:span>lutu difficilem effecerit; artis indicia omnes<text:line-break/>arbitrantur, non ab homine docti ita judicare, sed na-<text:line-break/>tura habentes artis notionem a fortuna secretam. Quod<text:line-break/>etenim in omnibus recte fit, ad artum reserant, quod in<text:line-break/>uno aut duobus, fortunae, non artis, opus esse credidimus.</text:p>
      <text:p text:style-name="P2">Eadem itaque notione anatomici medici admirati sunt<text:line-break/>omnes artem naturue. Neque enim, tanquam extrinsecus<text:line-break/>videtur corpus compositum ex partibus decem et duode-<text:line-break/>cim , aut, si libet, etiam viginti, sic etiam revera habet.<text:line-break/>Constat enim ex ossibus pluribus quam ducentis, quemad-<text:line-break/>modum etiam musculis paulo pluribus quam ducentis; ad<text:line-break/>singula vero ossa pervenit vas nutriens, quod homines<text:line-break/>vocant venam, at ad musculos non hoc solum, sed<text:line-break/>etiam arteria et nervi. Pariaque omnia funt ad amussim<text:line-break/>in dextra animantis parte sita iis, quae in altera sunt,<text:line-break/>os ossi, musculus musculo, vena venae, nervus nervo,<text:line-break/>arteriis arteriae. Quapropter etiam micifice Hippocrates<text:line-break/>dixit hoc quidem, quum homines justuni obtinent cor-.<text:line-break/>pus; maximum enim indicium ,est justitiae in partibus<text:line-break/>figurae similitudo et lori, in quo haec tria instrumenta<text:line-break/>inseruntur, venam dico, et arteriam, et nervum in sin-<text:line-break/>gulis musculis; item dispositionis in ipsis contrarietas non</text:p>
      <text:p text:style-name="P3">justitiam modo in corporis structura manifeste ostendit,<text:line-break/>fed etiam vim summam ejus, qui corpus ap<text:span text:style-name="Default_20_Paragraph_20_Font"><text:span text:style-name="T1">t</text:span></text:span>um construxe-<text:line-break/>rit; nam fcopos structurae si numeres, deinde unum-.<text:line-break/>quodque ipsorum recte factum invenias, evidenter tibi<text:line-break/>magnitudo, ipsius opificis dico, apparebit. Neque enim<text:line-break/>simpliciter ita, veluti si quis negligenter confideret, osi..<text:line-break/>fium musculommque multitudo par est numero ossibus<text:line-break/>et musculis, fed etiam eorum, quae ipsis infiunt, .pala<text:line-break/>magnitudinis, situs, compositionis, numeri, figurae to-<text:line-break/>tiusque conformationis:, quae et in arteriis, et venis, et<text:line-break/>nervis (ervari videntur. . Etenim quale unumquodque ip-<text:line-break/>forum esse convenit, et quantum, et ubi pars musculi in-<text:line-break/>scrta, et quomodo etiam in ramos divaricata, exacte in<text:line-break/>singulis ap<text:span text:style-name="Default_20_Paragraph_20_Font"><text:span text:style-name="T1">t</text:span></text:span>orum conservatur, praeterea omnium paritas<text:line-break/>sinistrorum cum dextris, tot et ipsis. particulares scopes<text:line-break/>obtinens, quot etiam partes. Atque. haec tibi dico non-<text:line-break/>dum mentionem faciens singulorum viscerum, aut aliarum</text:p>
      <text:p text:style-name="P3">partium, quae particulari descriptione ridentur. Nam ap-<text:line-break/>paret in his quoque non paucis numerus scop<text:span text:style-name="Default_20_Paragraph_20_Font"><text:span text:style-name="T1">a</text:span></text:span>rum cuique<text:line-break/>conveniens. Quum igitur duo nobis insint oculi, parturi-<text:line-break/>que multitudo partium est, neque figura dive<text:span text:style-name="Default_20_Paragraph_20_Font"><text:span text:style-name="T1">r</text:span></text:span>sa, neque<text:line-break/>magnitudine, aut situ,. aut conformatione, aut compoti-<text:line-break/>tione connexuque cum propinquis , fed etiam humor cry-<text:line-break/>hastinus aequalis ad amussim in utroque est, item vitreus<text:line-break/>similitudine et coloris et figurae et consistentiae. Voco<text:line-break/>autem confistentiam paritum in mollitie duritieque diver-<text:line-break/>sitatem. Non tamen membranarum et tunicarum ulla simus<text:line-break/>habens in utroque oculo existit, sed exacte aequalis lon-<text:line-break/>gitudo, aequalis latitudo, vel tenuitate, sicut et colore et<text:line-break/>consistentia ne paululum quidem varians. Ita etiam mu-<text:line-break/>sculorum numerus par; item in unoquoque ipsorum ruo-<text:line-break/>les corporis respondet una cum figura, colore et confi-<text:line-break/>stentia, Jam eandem invenies justitiam in omnibus cor-<text:line-break/>poris organicis patribus. Non enim solum quae duplices,</text:p>
      <text:p text:style-name="P3">quemadm<text:span text:style-name="Default_20_Paragraph_20_Font"><text:span text:style-name="T1">o</text:span></text:span>dum oculi, aures, maxillae, renes, testiculi,<text:line-break/>manus totae et crura, structuram exacte habent eandem<text:line-break/>dextrae cum sinistris, fed etiam ex iis, quae simplices esse<text:line-break/>videntur, duplices tamen revera sunt, exempli gratia ce-<text:line-break/>rebrum, lingua, marilla, pulm<text:span text:style-name="Default_20_Paragraph_20_Font"><text:span text:style-name="T1">o</text:span></text:span>, thorax, uteri foemina-<text:line-break/>rum aliaq<text:span text:style-name="Default_20_Paragraph_20_Font"><text:span text:style-name="T1">n</text:span></text:span>e id genus. Nam in singulis ipsis dextra sini-<text:line-break/>suis parem numerum partium obtinent pariter cum ma-<text:line-break/>gnitudine, crassitie, tenuitate, colore, et consistentia, et<text:line-break/>natura omnino immutabilem. Sic etiam arteriarum, ve-<text:line-break/>narum nervorumque genus dextras partes aequales habent<text:line-break/>fiuisuis et omnino immutabiles secundum substantiarum<text:line-break/>similitudines. Quemadmodum igitur de humanis affectibus<text:line-break/>faci tuus judicium, ita. etiam de divinis facere convenit,<text:line-break/>ac corporis nostri opificem admirari, quicunque tandem<text:line-break/>deort<text:span text:style-name="Default_20_Paragraph_20_Font"><text:span text:style-name="T1">a</text:span></text:span>m existat. Si autem, quod non videmus ipfum, ideo<text:line-break/>neque esse dicamus, non adhuc similitudinem judicii ad<text:line-break/>artes servabimus, lu quibus non speculando compactam</text:p>
      <text:p text:style-name="P3">navim, aut lecticam artis judicium faciebamus, omittentes<text:line-break/>considerare nuiuscuiusque partis usum, fed in hoc sum-<text:line-break/>mam ipsius posuimus. Ridiculum enim, si quis in specu-<text:line-break/>lando eum, qui horum aliquod construit, artificem esse<text:line-break/>censeat, etsi quasdam partes male constructas inveniat.<text:line-break/>Ridiculum vero, etsi optime constructa <text:span text:style-name="Default_20_Paragraph_20_Font"><text:span text:style-name="T1">n</text:span></text:span>ari, aut domo,<text:line-break/>aut lecto, incognito autem opifice, putere eiusmodi citra<text:line-break/>artem esse facta, vel fortuitu, iudicantibus omnibus, hanc<text:line-break/>quidem raro a scopo errare , illam ve<text:span text:style-name="Default_20_Paragraph_20_Font"><text:span text:style-name="T1">r</text:span></text:span>o assequi raro , situ-<text:line-break/>tilem autem et non artificiosum corporis nostri structurae<text:line-break/>caulam esse opinari, <text:span text:style-name="Default_20_Paragraph_20_Font"><text:span text:style-name="T1">s</text:span></text:span>e<text:span text:style-name="Default_20_Paragraph_20_Font"><text:span text:style-name="T1">r</text:span></text:span>vando judicii similitudinem in a<text:span text:style-name="Default_20_Paragraph_20_Font"><text:span text:style-name="T1">r-<text:line-break/></text:span></text:span>tificibus, qui videntur, ad eos, qui non ridentur. Non enim<text:line-break/>extrinsecus adducere judicium oportet ad eorum conside-<text:line-break/>rationem , quae omnes natura habemus. His judicii locis<text:line-break/>Hippocrates utens tradidit haec verba; <text:span text:style-name="Default_20_Paragraph_20_Font"><text:span text:style-name="T1">Natura quum<text:line-break/>fuciie erud</text:span></text:span>i<text:span text:style-name="Default_20_Paragraph_20_Font"><text:span text:style-name="T1">atur, n</text:span></text:span>o<text:span text:style-name="Default_20_Paragraph_20_Font"><text:span text:style-name="T1">n didicit, quae oportet facere. </text:span></text:span>Si-<text:line-break/>utiliter habet et hoc ; - <text:span text:style-name="Default_20_Paragraph_20_Font"><text:span text:style-name="T1">Naturae morborum medic</text:span></text:span>i? Nec</text:p>
      <text:p text:style-name="P3">non et hoc: <text:span text:style-name="Default_20_Paragraph_20_Font"><text:span text:style-name="T1">Natura sufficiet omnin</text:span></text:span>o. Vocat autem ipsam<text:line-break/>et justam interim, et medicum ministrum imitatoremque<text:line-break/>ipfius esse dicit, ac perpetuo in particularibus <text:span text:style-name="Default_20_Paragraph_20_Font"><text:span text:style-name="T1">s</text:span></text:span>ermonibus<text:line-break/>celebrat miraturque ipsius virtutem, quae sane substantia<text:line-break/>existat naturae confornrantis nos et regentis, non austra<text:line-break/>pronunciare, opificem vero nostri causam, ut omnibus mos<text:line-break/>est hominibus, naturam nominans.</text:p>
      <text:h text:style-name="Heading_20_2" text:outline-level="2">Cap. IX. </text:h>
      <text:p text:style-name="P31">Verum Plato etiam causam, quae nos con-<text:line-break/>suuxit, mundi opificem deum pronunciavit, qui suis filiis<text:line-break/>jusserit humanum genus conformare, acceptu ab eo im-<text:line-break/>mortalis auimae substantia, appositu autem in ea, quod ge-<text:line-break/>neratur. At illud nos sitire convenit, non esse similem<text:line-break/><text:span text:style-name="Default_20_Paragraph_20_Font"><text:span text:style-name="T1">t</text:span></text:span>peciem demonstrationis et positionis eius, quod nos ad<text:line-break/>providentiam alicuius der aut deorum compositi simus, et<text:line-break/>istius, quod opificis substantiam cognoscamus, quemadmo-<text:line-break/>dum neque animae nostrae. Quod sime corporis nostri<text:line-break/>structura summae sit sapientiae et virtutis, paulo ante com-</text:p>
      <text:p text:style-name="P3">prehensis ostenditur. Porro quae de animae substantia ct<text:line-break/>diis, qui nos consormarunt, praeterea quae de tolo nostro<text:line-break/>corpore dicuntur a Platone divinissimo, usque ad proba-<text:line-break/>bile ac verisimile protenduntur, ut ipse in Timaeo indi-<text:line-break/>canit, primum exorturus a physiologis, deinde etiam in-<text:line-break/>ter narrandum sententiam interpo<text:span text:style-name="Default_20_Paragraph_20_Font"><text:span text:style-name="T1">n</text:span></text:span>ens. Incepturus itaque<text:line-break/>Timaeus ( is enim statuitur de natura . munus totam dispu-<text:line-break/>talionem pertractare) hoc modo inquit. <text:span text:style-name="Default_20_Paragraph_20_Font"><text:span text:style-name="T1">Quum ergo, so-<text:line-break/>crate</text:span></text:span>s, <text:span text:style-name="Default_20_Paragraph_20_Font"><text:span text:style-name="T1">multa de dii</text:span></text:span>s <text:span text:style-name="Default_20_Paragraph_20_Font"><text:span text:style-name="T1">mundique generation</text:span></text:span>e <text:span text:style-name="Default_20_Paragraph_20_Font"><text:span text:style-name="T1">a mullis di-<text:line-break/>cta sunt, ne mireris</text:span></text:span> o<text:span text:style-name="Default_20_Paragraph_20_Font"><text:span text:style-name="T1">esecro, se rationes de his probatisii-<text:line-break/>mas exactissemasque asserre non p</text:span></text:span>o<text:span text:style-name="Default_20_Paragraph_20_Font"><text:span text:style-name="T1">ssem. satis enim suctum<text:line-break/>putare debebis, sii n</text:span></text:span>o<text:span text:style-name="Default_20_Paragraph_20_Font"><text:span text:style-name="T1">n minus probabile</text:span></text:span>s, <text:span text:style-name="Default_20_Paragraph_20_Font"><text:span text:style-name="T1">quam quivis alius,<text:line-break/>rationes attul</text:span></text:span>e<text:span text:style-name="Default_20_Paragraph_20_Font"><text:span text:style-name="T1">rim. Aequum est meminisse, et me, qui dii-<text:line-break/>seram, </text:span></text:span>e<text:span text:style-name="Default_20_Paragraph_20_Font"><text:span text:style-name="T1">t vos, qui jtidicabitis, n</text:span></text:span>o<text:span text:style-name="Default_20_Paragraph_20_Font"><text:span text:style-name="T1">s homines esse, at, sc pro-<text:line-break/>bub</text:span></text:span>i<text:span text:style-name="Default_20_Paragraph_20_Font"><text:span text:style-name="T1">lia dicantur, nihil ulterius requiratis. </text:span></text:span>Sic etiam de<text:line-break/>anima ab eo conscripta probabile et verisimile haberi di-<text:line-break/>cisi hunc in modum scribens. <text:span text:style-name="Default_20_Paragraph_20_Font"><text:span text:style-name="T1">He anima igitur, qu</text:span></text:span>o<text:span text:style-name="Default_20_Paragraph_20_Font"><text:span text:style-name="T1">d</text:span></text:span></text:p>
      <text:p text:style-name="P3"><text:span text:style-name="Default_20_Paragraph_20_Font"><text:span text:style-name="T1">mortale habet, et qnod divinu</text:span></text:span>m, <text:span text:style-name="Default_20_Paragraph_20_Font"><text:span text:style-name="T1">et quomod</text:span></text:span>o, <text:span text:style-name="Default_20_Paragraph_20_Font"><text:span text:style-name="T1">et cum<text:line-break/>quibus, et pr</text:span></text:span>o<text:span text:style-name="Default_20_Paragraph_20_Font"><text:span text:style-name="T1">pter quae se</text:span></text:span>o<text:span text:style-name="Default_20_Paragraph_20_Font"><text:span text:style-name="T1">esim collocata est, re vera, ut<text:line-break/>dictum est, de</text:span></text:span>o <text:span text:style-name="Default_20_Paragraph_20_Font"><text:span text:style-name="T1">consentiente, tunc quidem sic susum c</text:span></text:span>o<text:span text:style-name="Default_20_Paragraph_20_Font"><text:span text:style-name="T1">n-<text:line-break/>sirmamur. At quod probabile a n</text:span></text:span>o<text:span text:style-name="Default_20_Paragraph_20_Font"><text:span text:style-name="T1">bis dictum est, etiam<text:line-break/>nunc et p</text:span></text:span>o<text:span text:style-name="Default_20_Paragraph_20_Font"><text:span text:style-name="T1">stea adhuc magis c</text:span></text:span>oi<text:span text:style-name="Default_20_Paragraph_20_Font"><text:span text:style-name="T1">isiderantibus affirmare ten-<text:line-break/>tunda</text:span></text:span>m <text:span text:style-name="Default_20_Paragraph_20_Font"><text:span text:style-name="T1">est. Jtaque ita nunc dictum sit. </text:span></text:span>Quemadmodum<text:line-break/>igitur haec de anima protulit, quousque probabilia et ve-<text:line-break/>risimilia sunt, a nobis cognoscuntur; ac ideo audacter de<text:line-break/>ipsis pronunciare quomodo possim , non video. Contra<text:line-break/>autem, quod plures animae sint species, quod triplici sede<text:line-break/>collocatae sint, item quod divina ex ipsis sit, qua rationi-<text:line-break/>namur, reliquae autem duae affectibus obnoxiae, haec, qua<text:line-break/>irnscimur, illa, qua corporis voluptates appetimus, quae<text:line-break/>etiam in stirpibus existit, demonstrationes habere me ns—<text:line-break/>firmo, qui<text:span text:style-name="Default_20_Paragraph_20_Font"><text:span text:style-name="T1">n</text:span></text:span> etiam quod alia in cerebro, alia in corde,.<text:line-break/>alia in jecinore sedem obtineat. Etenim horum demon-<text:line-break/>strutiones sunt scientificae, et de ipsis contendi in primis<text:line-break/>scx operis huius commentariis , neque de substantia trium</text:p>
      <text:p text:style-name="P3">animae specierum elocutus quicquam, neque de immorta-<text:line-break/>litate, neque omnino disquirens,- utrum proprio vocabulo<text:line-break/>duas animae partes mortales in Timaeo dixerit, an hanc<text:line-break/>ipsis appellationem indiderit, immortalibus alioqui, <text:span text:style-name="Default_20_Paragraph_20_Font"><text:span text:style-name="T12">sed<text:line-break/></text:span></text:span>tanquam pejoribus ratiocinatrice , et in mortalibus tantum<text:line-break/>animalibus operantibus. Nam quod triplicem sedem uni-<text:line-break/>mae species occupent, item quod tot vices singulae ha-<text:line-break/>beant et tales, medicae a<text:span text:style-name="Default_20_Paragraph_20_Font"><text:span text:style-name="T1">r</text:span></text:span>ti quum utile sit, morali quo-<text:line-break/>que et civili dictae philosophiae, meritu ab Hippocrate et<text:line-break/>nobis quaeritur. Utrum vero irascibilis et appetitoria im-<text:line-break/>mortales sint, quemadmodum multi Platonici opinantur,<text:line-break/>an mortales, proprie in Timaeo dictum est, qunm non<text:line-break/>admodum conducat aut medicinae , aut morali civilique<text:line-break/>philosophiae dictae, meritu a medicis et plerisque pbi-<text:line-break/>Iosophorum omissum est, ut quod theoreticae philosophiae<text:line-break/>proprium magis sit, quam practicae. Sed quod firmae de<text:line-break/>his demonstrationes non. habeantur , ipsum indicavi Pla-</text:p>
      <text:p text:style-name="P3">tonem adductis verbis in Timaeo faleri : non tamen de<text:line-break/>iis, quae in quarto de Republica prodidit, dicere licet,<text:line-break/>quod solum ad probabile procedant. Sed mihi videntur<text:line-break/>scientificae demonsseationes esse, quum ipfie ostendat, aliud<text:line-break/>esse rationale, aliud irascibile, aliud appetitorium. Quo<text:line-break/>etiam constat, quod ab initio dixi, difficillimum esse si-<text:line-break/>militudines discernere. Quum enim ipsorum Platonicorum<text:line-break/>plerique contrario modo iis, quae Plato pronunciavit, opi-<text:line-break/>nati sunt, quomodo quis in aliis philosophis mirabitur,<text:line-break/>quod probabile quidem, non autem verum, ignorent a fir-<text:line-break/>miter vero distinguere: quod non evenisset, si nulla esset<text:line-break/>similitudo salsis et probabilibus cum iis, quae cum scien-<text:line-break/>tia ostenduntur: id quod evidenter ex quarto de Repu-<text:line-break/>blica didiceris. Nam axiomate ad demonst<text:span text:style-name="Default_20_Paragraph_20_Font"><text:span text:style-name="T1">r</text:span></text:span>ationem usurus,<text:line-break/>quod plures animae nostrae sint partes , animum diligenter<text:line-break/>ei auendere praecipit, cognoscens quosdam contradictus</text:p>
      <text:p text:style-name="P3">ros , ceu non veris , eo quod nequeant a veris probabilia<text:line-break/>quidem, sed non vera discernere, quod multa ipsis i<text:span text:style-name="Default_20_Paragraph_20_Font"><text:span text:style-name="T1">n</text:span></text:span>sit<text:line-break/>similitudo. lude enim et dogmatum multitudo oborta est<text:line-break/>tum in medicina , tum philosophia , quod omnes nequeant<text:line-break/>ab iis, quae necessario quibusdam insunt, aut sequuntur,<text:line-break/>aut pugnant, aut aliam quandam dispositionem inter fe<text:line-break/>obtinent, distinguere illa, quae possibile dumtaxat sortiun-<text:line-break/>tur. Similitudo enim et hic est plerisque necessariis cum<text:line-break/>iis, quae possibilia quidem funi, quantum ad intellectum<text:line-break/>pertinent, non autem re vera insunt; imo etiam horum<text:line-break/>hic quoque <text:span text:style-name="Default_20_Paragraph_20_Font"><text:span text:style-name="T1">t</text:span></text:span>oli exercitati in eis pulchre dignotionem fa-<text:line-break/>cere putantur, ac fiala satis erit eis, qui volunt demonstra-<text:line-break/>torti evadere, ubi simul natura perspicaces ac ingeniosi<text:line-break/>fueri<text:span text:style-name="Default_20_Paragraph_20_Font"><text:span text:style-name="T1">n</text:span></text:span>t. Mirari igitur justum est deinde Platonem, qui<text:line-break/>non solum methodos compendiose exposuerit, sied etiam<text:line-break/>in singulis nos exercuerit. Sunt etenim tria capitus pri-<text:line-break/>mum, quod divisione et compositione constat; secundum,</text:p>
      <text:p text:style-name="P3">quod sequentium pugnantrumque cognitione; postea ter-<text:line-break/>tium rerum inter <text:span text:style-name="Default_20_Paragraph_20_Font"><text:span text:style-name="T1">t</text:span></text:span>e mutatione in maioris et mi<text:span text:style-name="Default_20_Paragraph_20_Font"><text:span text:style-name="T1">n</text:span></text:span>oris,<text:line-break/>aequalis et similis ratione. Respondet etiam huic tum<text:line-break/>eiusdem, tum alterius cognitio ; quibus communia^ omni-<text:line-break/>hus accidunt, in quibus exercere convenit possibile et ue-<text:line-break/>cessarium, et in lus similitudinem et dissimilitudinem Ita-<text:line-break/>que ficopi, secundum quos singula haec recte aliquis agg<text:span text:style-name="Default_20_Paragraph_20_Font"><text:span text:style-name="T1">r</text:span></text:span>e-<text:line-break/>diatur, omnino pauci sunt, nempe in ipsis exercitatio,<text:line-break/>quae non parum temporis requirit... ostendit hoc etiam<text:line-break/>quarto de Republica Plato, ubi conatur animamnostram .<text:line-break/>no<text:span text:style-name="Default_20_Paragraph_20_Font"><text:span text:style-name="T1">n</text:span></text:span> simplicem, neque uniformem substantia, sed- ex tribuo<text:line-break/>partibus compositam ostendere, quae singulae propriam<text:line-break/>habent speciem, non unam autem vim, sied plures. .Nam<text:line-break/>ad demonstrationem ipsius quodam intellectu evidenti hoc<text:line-break/>fiermone utitur. <text:span text:style-name="Default_20_Paragraph_20_Font"><text:span text:style-name="T1">Constat plane, ide</text:span></text:span>m <text:span text:style-name="Default_20_Paragraph_20_Font"><text:span text:style-name="T1">contraria facere seu<text:line-break/>pati secundum idem et ad idem simul non posse. </text:span></text:span>Hoc<text:line-break/>igitur axioma, quo demonstrationem facere aggreditur.</text:p>
      <text:p text:style-name="P3">Cognoscens autem, non cuivis praedictum sermonem esse<text:line-break/>manifestum, inducit: <text:span text:style-name="Default_20_Paragraph_20_Font"><text:span text:style-name="T1">stare simul atque moveri secundum<text:line-break/>idem nunquam potest.. </text:span></text:span>At quum non satis haberet, hoc<text:line-break/>compendiose et breviter esse dictum, longiorem rursus.<text:line-break/>eundem sermonem percenset, hoc pacto scribens. <text:span text:style-name="Default_20_Paragraph_20_Font"><text:span text:style-name="T1">Hae-<text:line-break/>ter</text:span></text:span>s<text:span text:style-name="Default_20_Paragraph_20_Font"><text:span text:style-name="T1">a haec diligentiu</text:span></text:span>s <text:span text:style-name="Default_20_Paragraph_20_Font"><text:span text:style-name="T1">consumemu</text:span></text:span>s, <text:span text:style-name="Default_20_Paragraph_20_Font"><text:span text:style-name="T1">ne qua procedentibu</text:span></text:span>s<text:line-break/><text:span text:style-name="Default_20_Paragraph_20_Font"><text:span text:style-name="T1">n</text:span></text:span>o<text:span text:style-name="Default_20_Paragraph_20_Font"><text:span text:style-name="T1">bi</text:span></text:span>s <text:span text:style-name="Default_20_Paragraph_20_Font"><text:span text:style-name="T1">ambiguita</text:span></text:span>s <text:span text:style-name="Default_20_Paragraph_20_Font"><text:span text:style-name="T1">sarte sub</text:span></text:span>o<text:span text:style-name="Default_20_Paragraph_20_Font"><text:span text:style-name="T1">riatur. si quis enim dixerit,<text:line-break/>hominem siantem quidem, moventem v</text:span></text:span>e<text:span text:style-name="Default_20_Paragraph_20_Font"><text:span text:style-name="T1">r</text:span></text:span>o <text:span text:style-name="Default_20_Paragraph_20_Font"><text:span text:style-name="T1">manus et ca-<text:line-break/>put eundem scare simul atque</text:span></text:span> m<text:span text:style-name="Default_20_Paragraph_20_Font"><text:span text:style-name="T1">overi, haudquaquam ita<text:line-break/>dicendum censebimus, sed partem qu</text:span></text:span>i<text:span text:style-name="Default_20_Paragraph_20_Font"><text:span text:style-name="T1">d</text:span></text:span>e<text:span text:style-name="Default_20_Paragraph_20_Font"><text:span text:style-name="T1">m eius manere,<text:line-break/>parte</text:span></text:span>m <text:span text:style-name="Default_20_Paragraph_20_Font"><text:span text:style-name="T1">vero m</text:span></text:span>o<text:span text:style-name="Default_20_Paragraph_20_Font"><text:span text:style-name="T1">veri. An n</text:span></text:span>o<text:span text:style-name="Default_20_Paragraph_20_Font"><text:span text:style-name="T1">n ita? Jta. </text:span></text:span>Post boo exem-<text:line-break/>plum utilius alterum ad propositi axiomatis contradictio-<text:line-break/>nem inferens hoc modo traditi <text:span text:style-name="Default_20_Paragraph_20_Font"><text:span text:style-name="T1">Qu</text:span></text:span>o<text:span text:style-name="Default_20_Paragraph_20_Font"><text:span text:style-name="T1">d si artifici</text:span></text:span>osi<text:span text:style-name="Default_20_Paragraph_20_Font"><text:span text:style-name="T1">us isie<text:line-break/>luserit asserens, t</text:span></text:span>u<text:span text:style-name="Default_20_Paragraph_20_Font"><text:span text:style-name="T1">rbinem tr</text:span></text:span>o<text:span text:style-name="Default_20_Paragraph_20_Font"><text:span text:style-name="T1">chumque t</text:span></text:span>o<text:span text:style-name="Default_20_Paragraph_20_Font"><text:span text:style-name="T1">tum simul moveri,<text:line-break/>et simul stare , quando in eodem puncto centrum acu-<text:line-break/>leumque fig</text:span></text:span>e<text:span text:style-name="Default_20_Paragraph_20_Font"><text:span text:style-name="T1">n</text:span></text:span>s <text:span text:style-name="Default_20_Paragraph_20_Font"><text:span text:style-name="T1">revolvitur, vel aliud quicquam dicens<text:line-break/>idem agere, quum eidem affixu</text:span></text:span>m <text:span text:style-name="Default_20_Paragraph_20_Font"><text:span text:style-name="T1">cardini^ circumfertur,</text:span></text:span></text:p>
      <text:p text:style-name="P3"><text:span text:style-name="Default_20_Paragraph_20_Font"><text:span text:style-name="T1">nequaquam assenti</text:span></text:span>a<text:span text:style-name="Default_20_Paragraph_20_Font"><text:span text:style-name="T1">mur, qu</text:span></text:span>o<text:span text:style-name="Default_20_Paragraph_20_Font"><text:span text:style-name="T1">d n</text:span></text:span>o<text:span text:style-name="Default_20_Paragraph_20_Font"><text:span text:style-name="T1">n secundum eadem sui<text:line-break/>haec tunc m</text:span></text:span>o<text:span text:style-name="Default_20_Paragraph_20_Font"><text:span text:style-name="T1">veantur et maneant. Dicendum qu</text:span></text:span>i<text:span text:style-name="Default_20_Paragraph_20_Font"><text:span text:style-name="T1">ppe, ha-<text:line-break/>bere</text:span></text:span> i<text:span text:style-name="Default_20_Paragraph_20_Font"><text:span text:style-name="T1">psa rectum in se atque r</text:span></text:span>o<text:span text:style-name="Default_20_Paragraph_20_Font"><text:span text:style-name="T1">tundu</text:span></text:span>m, <text:span text:style-name="Default_20_Paragraph_20_Font"><text:span text:style-name="T1">et secundum re-.<text:line-break/>c</text:span></text:span>i<text:span text:style-name="Default_20_Paragraph_20_Font"><text:span text:style-name="T1">um quidem stare, quum nulla ex parte declinet, se-<text:line-break/>cundum ver</text:span></text:span>o <text:span text:style-name="Default_20_Paragraph_20_Font"><text:span text:style-name="T1">r</text:span></text:span>o<text:span text:style-name="Default_20_Paragraph_20_Font"><text:span text:style-name="T1">tundum cireumm</text:span></text:span>o <text:span text:style-name="Default_20_Paragraph_20_Font"><text:span text:style-name="T1">versi Qu</text:span></text:span>o<text:span text:style-name="Default_20_Paragraph_20_Font"><text:span text:style-name="T1">tie</text:span></text:span>s <text:span text:style-name="Default_20_Paragraph_20_Font"><text:span text:style-name="T1">autem,<text:line-break/>dum quid revolvitur, in rectum qu</text:span></text:span>o<text:span text:style-name="Default_20_Paragraph_20_Font"><text:span text:style-name="T1">que devehitur, sive<text:line-break/>ad dextram, sive ad senseram, vel ante, vel retr</text:span></text:span>o, <text:span text:style-name="Default_20_Paragraph_20_Font"><text:span text:style-name="T1">tunc<text:line-break/>nu</text:span></text:span>s<text:span text:style-name="Default_20_Paragraph_20_Font"><text:span text:style-name="T1">quam permanet. </text:span></text:span>Haec praefatus Plato manifestissime<text:line-break/>connectens ipsis sequentia scribit. <text:span text:style-name="Default_20_Paragraph_20_Font"><text:span text:style-name="T1">Quare nulla ex his ob-<text:line-break/></text:span></text:span>s<text:span text:style-name="Default_20_Paragraph_20_Font"><text:span text:style-name="T1">ecti</text:span></text:span>o<text:span text:style-name="Default_20_Paragraph_20_Font"><text:span text:style-name="T1">nibus perturbabit persuadebitque , qu</text:span></text:span>o<text:span text:style-name="Default_20_Paragraph_20_Font"><text:span text:style-name="T1">d idem quan-<text:line-break/>d</text:span></text:span>o<text:span text:style-name="Default_20_Paragraph_20_Font"><text:span text:style-name="T1">que se</text:span></text:span>m<text:span text:style-name="Default_20_Paragraph_20_Font"><text:span text:style-name="T1">t</text:span></text:span>i<text:span text:style-name="Default_20_Paragraph_20_Font"><text:span text:style-name="T1">l secundum idem atque ad idem c</text:span></text:span>o<text:span text:style-name="Default_20_Paragraph_20_Font"><text:span text:style-name="T1">ntraria<text:line-break/>sec vel agat, .vel patiatur. </text:span></text:span>lu bis . praedictarum rerum.<text:line-break/>magnitudines distinguit indicans, quomodo possit aliquis,<text:line-break/>qui non accurate ipsas inspexerit, putare, sermonem ge-<text:line-break/>neratim ab eo. pronunciatum non esse perpetuo . neque in<text:line-break/>omnibus verum; posse enim contraria eodem tempore ad,<text:line-break/>idem facere aut pati , rationem ad particulas referendo,</text:p>
      <text:p text:style-name="P3">sicuti in homine, qui movetur quidem hisce particulis;<text:line-break/>illis autem conquiescit. Manifestum nempe est idem era-<text:line-break/>etc in talibus non servari; verum siquis ostendere queat, -<text:line-break/>digitum quiescere fimus et moveri, hic utique praedictum<text:line-break/>axioma calumniatus erit subverteritque. Proinde, quum<text:line-break/>Plato hic quoque monstrasset similitudinem eius, qui velis<text:line-break/>in comprehenso sermone refragari ad alteram objectionem<text:line-break/>probabiliorem progressus , ostendit illam quoque suturam<text:line-break/>ex eo, quod nequeant similitudinem a dissimilitudine dis-<text:line-break/>cernere. Nam in turbine contraria aliquis dixerit, quae<text:line-break/>non lu ipso corpore eveniunt, quum uno modo figens<text:line-break/>centrum circumfertur. Quin etiam lu hoc exemplo Plato<text:line-break/>dicit aliam turbinis partem esse, quae stat , aliam vero, quae<text:line-break/>circumfertur , quem circulum ipse appellarit. In hoc toto<text:line-break/>sermone scopum <text:span text:style-name="Default_20_Paragraph_20_Font"><text:span text:style-name="T1">no</text:span></text:span>s docuit discretionis eorum, quae sic<text:line-break/>dicuntur, lu differentia moveri, et eius, quod exacte idem<text:line-break/>dicitur, et crasse latique, et non exacte. Siquidem idem</text:p>
      <text:p text:style-name="P3">equus non potest eodem simul tempore Athenas et Corin-<text:line-break/>thuur adire, quemadmodum ne esse quidem eodem simul<text:line-break/>tempore Athenis et Corinthi, neque niger et albus tum<text:line-break/>esse tum dici uno eodemque tempore, nisi dimidia cor-<text:line-break/>poris ipsius pars alba fuerit, altera vero nigra; imo quod<text:line-break/>neque alba pars simul nigra et alba esse potest, neque ni-<text:line-break/>gra pariter nigra et alba. Juxta hunc igitur scopum in<text:line-break/>subsequentibus nos exercitans -discernit idem ia diverso,<text:line-break/>simile a dissimili. Et quum haec ipfe fecisset, ita ad ver-<text:line-break/>bum deinde conscribit. <text:span text:style-name="Default_20_Paragraph_20_Font"><text:span text:style-name="T1">Cavendum autem est, ne qui</text:span></text:span>s <text:span text:style-name="Default_20_Paragraph_20_Font"><text:span text:style-name="T1">n</text:span></text:span>os<text:line-break/><text:span text:style-name="Default_20_Paragraph_20_Font"><text:span text:style-name="T1">improvido</text:span></text:span>s <text:span text:style-name="Default_20_Paragraph_20_Font"><text:span text:style-name="T1">turbet,- inferen</text:span></text:span>s <text:span text:style-name="Default_20_Paragraph_20_Font"><text:span text:style-name="T1">neminem potum cupere, sed<text:line-break/>potu</text:span></text:span>m <text:span text:style-name="Default_20_Paragraph_20_Font"><text:span text:style-name="T1">b</text:span></text:span>o<text:span text:style-name="Default_20_Paragraph_20_Font"><text:span text:style-name="T1">num, vel cibum, sed b</text:span></text:span>o<text:span text:style-name="Default_20_Paragraph_20_Font"><text:span text:style-name="T1">num cibum; nempe b</text:span></text:span>o<text:span text:style-name="Default_20_Paragraph_20_Font"><text:span text:style-name="T1">na<text:line-break/>omne</text:span></text:span>s <text:span text:style-name="Default_20_Paragraph_20_Font"><text:span text:style-name="T1">expetunt. </text:span></text:span>Cousiat igitur, quod, ubi statim per ini-<text:line-break/>tia in serm<text:span text:style-name="Default_20_Paragraph_20_Font"><text:span text:style-name="T1">o</text:span></text:span>ne posuisset, -ne quis nos improvidos turbet,<text:line-break/>ideo adjecit improvidos, sciens, versatum exerritatumque<text:line-break/>multifariam de fingulis his considerasse oportere. Talis</text:p>
      <text:p text:style-name="P3">enim circumspecta imaginatio ab Academicis post eum no-<text:line-break/>minata est; ac nurum <text:span text:style-name="Default_20_Paragraph_20_Font"><text:span text:style-name="T1">n</text:span></text:span>ihil, ex multa circa rem proposse<text:line-break/>tam consideratione exactum magis cognitio<text:span text:style-name="Default_20_Paragraph_20_Font"><text:span text:style-name="T1">n</text:span></text:span>em ipsius fieri,<text:line-break/>quandoquidem et ea, quae sensibus pernoscuntur, accura-<text:line-break/>tins ab iis, qui continue ipsa vident,. cognoscuntur, veluti<text:line-break/>in multis gemellis apparet, qui videntur inconsuetis qui-<text:line-break/>dem in nullo esse diversi, consuetis autem facile admodum<text:line-break/>discernuntur. . Quemadmodum in axiomatis similitudines<text:line-break/>dissimilitudinesque inexercitatis improvidisque impo<text:span text:style-name="Default_20_Paragraph_20_Font"><text:span text:style-name="T1">n</text:span></text:span>unt,<text:line-break/>sic etiam res, quae inquiruntur, faece decipiunt plurimum<text:line-break/>propter aequivocationes, quae duplices sunt, una ex simi-<text:line-break/>lis linguae consuetudine, altera ex ipsis linguae proprie-<text:line-break/>tatibus, quemadmodum utique de animae pa<text:span text:style-name="Default_20_Paragraph_20_Font"><text:span text:style-name="T1">r</text:span></text:span>tibus quaestio<text:line-break/>oborta est, ostendente quidem Platone, idem non posse<text:line-break/>contraria facere aut pati in idem et ad idem. Nam in<text:line-break/>iis, quae ab eo palam inseruntur, hoc percensuit, eandem<text:line-break/>animae tum speciem tum partem nominans. Nonnulli</text:p>
      <text:p text:style-name="P3">vero idem de virtute dictum esse affirmant, et, ut ipse<text:line-break/>dixit, eandem vim uno tempore ad unam quandam rem<text:line-break/>non posse contraria facere aut pati, ne hoc quidcm in-<text:line-break/>telligentes , quod facere quidem de virtute inaudite licet,<text:line-break/>pati vero non licet. Nam in verbo facere Plato sem-<text:line-break/>per nomen virtutis adferre ridetur, non in verbo pati.<text:line-break/>Singula enim, quae sunt , facere aliquid virtute , quam ha-<text:line-break/>bent, posse arbitratur, non tamen et pati virtute, sedim-<text:line-break/>becillitale potius, quum id, quod contingit, ipso validius<text:line-break/>existat, clarumque ex toto sermone evasit, quatenus a me<text:line-break/>ostensum est etiam hoc opere, ubi animae specierum me-<text:line-break/>mini iuxta Platonis sententiam se<text:span text:style-name="Default_20_Paragraph_20_Font"><text:span text:style-name="T1">r</text:span></text:span>monem instituens, unum<text:line-break/>quidem ipsum dicere, quodcunque subjectum sit in quae-<text:line-break/>silone, peculiarem obtinens substantiam, aut accidens. Sub-<text:line-break/>stantia vero, quae non potest contraria circa idem eodem<text:line-break/>tempore pariter facere et pati, sed et divisionis vocabu-<text:line-break/>lum dicitur sarte pr<text:span text:style-name="Default_20_Paragraph_20_Font"><text:span text:style-name="T1">o</text:span></text:span>prie, quum tutum aliquod continuum</text:p>
      <text:p text:style-name="P3">in pa<text:span text:style-name="Default_20_Paragraph_20_Font"><text:span text:style-name="T1">r</text:span></text:span>tes secatur. Dicitur etiam fecundum translationem<text:line-break/>ab eo firmplam, quum in differentias aut species disseca-<text:line-break/>tur. At nonnulli in hujusmodi divisionibus confunduntur,<text:line-break/>quod nequeant substantiae in partes divisionem a ge<text:span text:style-name="Default_20_Paragraph_20_Font"><text:span text:style-name="T1">n</text:span></text:span>e-<text:line-break/>rum, differentiarum et specierum distinctione sepa<text:span text:style-name="Default_20_Paragraph_20_Font"><text:span text:style-name="T1">r</text:span></text:span>are.<text:line-break/>Praeterea magis, quum iuxta tertium significatum dialectici<text:line-break/>divisionem. nominant, quae vocum est in significata. ltem<text:line-break/>secundum aliam , quum naturales substantias ex materia et<text:line-break/>lpecie qualitatis expertes componi dicunt, quemadmodum<text:line-break/>fiane etiam, quum ex subsecta substantia .citra qualitatem et<text:line-break/>ipsius accidentibus. Dicunt e<text:span text:style-name="Default_20_Paragraph_20_Font"><text:span text:style-name="T1">n</text:span></text:span>im quidam philosophi etiam<text:line-break/>talem divisionem, quemadmodum etiam resolutionem : non<text:line-break/>tamen substantias in ipsarum facultates dividi ajunt, fed<text:line-break/>unamquamque iusectilem secundum ipsius facultates ali-<text:line-break/>quid efficere. Neque enim absolute dicunt facultatem ha-<text:line-break/>here aliquam substantiam, sed opponunt interim calefit-<text:line-break/>ciendi, aut refrigerandi, aut siccandi, aut humectandi,<text:line-break/>interim imaginandi, ratiocinandi et movendi fc ipsam,</text:p>
      <text:p text:style-name="P3">aut aliud eiusmodi, quae in ratiocinatrice anima per-<text:line-break/>ficimus; quae, inquam, anima, quum una sit, multas<text:line-break/>habet facultates, quas universas lu praedicto opere com-<text:line-break/>memorav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3:21:00Z</meta:creation-date>
    <dc:date>2023-01-09T15:00:03.288000000</dc:date>
    <meta:editing-cycles>6</meta:editing-cycles>
    <meta:editing-duration>PT17M5S</meta:editing-duration>
    <meta:document-statistic meta:table-count="0" meta:image-count="0" meta:object-count="0" meta:page-count="625" meta:paragraph-count="930" meta:word-count="86069" meta:character-count="590367" meta:non-whitespace-character-count="505151"/>
    <meta:template xlink:type="simple" xlink:actuate="onRequest" xlink:title="" xlink:href="Normal.dotm"/>
  </office:meta>
</office:document-meta>
</file>